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fo:margin-top="3.9368in"/>
    </style:style>
    <style:style style:name="T4" style:parent-style-name="Policepardéfaut" style:family="text">
      <style:text-properties fo:font-weight="bold" style:font-weight-asian="bold" style:font-weight-complex="bold" fo:font-size="32pt" style:font-size-asian="32pt" style:font-size-complex="32pt"/>
    </style:style>
    <style:style style:name="P5" style:parent-style-name="Standard" style:family="paragraph">
      <style:paragraph-properties fo:text-align="center" fo:margin-top="0.5902in"/>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fo:margin-top="0.5902in"/>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fo:margin-top="0.5902in"/>
      <style:text-properties fo:font-weight="bold" style:font-weight-asian="bold" style:font-weight-complex="bold" fo:font-size="24pt" style:font-size-asian="24pt" style:font-size-complex="24pt"/>
    </style:style>
    <style:style style:name="P8" style:parent-style-name="Standard" style:family="paragraph">
      <style:paragraph-properties fo:text-align="center" fo:margin-top="0.5902in"/>
      <style:text-properties fo:font-weight="bold" style:font-weight-asian="bold" style:font-weight-complex="bold" fo:font-size="24pt" style:font-size-asian="24pt" style:font-size-complex="24pt"/>
    </style:style>
    <style:style style:name="P9" style:parent-style-name="Standard" style:family="paragraph">
      <style:paragraph-properties fo:text-align="center" fo:margin-top="0.5902in"/>
      <style:text-properties fo:font-weight="bold" style:font-weight-asian="bold" style:font-weight-complex="bold" fo:font-size="24pt" style:font-size-asian="24pt" style:font-size-complex="24pt"/>
    </style:style>
    <style:style style:name="P10" style:parent-style-name="Standard" style:family="paragraph">
      <style:paragraph-properties fo:text-align="justify" fo:margin-top="0.118in"/>
      <style:text-properties fo:font-size="11pt" style:font-size-asian="11pt" style:font-size-complex="11pt"/>
    </style:style>
    <style:style style:name="P11" style:parent-style-name="Standard" style:family="paragraph">
      <style:paragraph-properties fo:text-align="justify" fo:margin-top="0.118in"/>
      <style:text-properties fo:font-size="11pt" style:font-size-asian="11pt" style:font-size-complex="11pt"/>
    </style:style>
    <style:style style:name="P12" style:parent-style-name="Standard" style:family="paragraph">
      <style:paragraph-properties fo:text-align="justify" fo:margin-top="0.118in"/>
    </style:style>
    <style:style style:name="T13" style:parent-style-name="Policepardéfaut" style:family="text">
      <style:text-properties fo:font-size="11pt" style:font-size-asian="11pt" style:font-size-complex="11pt"/>
    </style:style>
    <style:style style:name="T14" style:parent-style-name="Policepardéfaut" style:family="text">
      <style:text-properties fo:font-size="11pt" style:font-size-asian="11pt" style:font-size-complex="11pt"/>
    </style:style>
    <style:style style:name="T15" style:parent-style-name="Policepardéfaut" style:family="text">
      <style:text-properties fo:font-size="11pt" style:font-size-asian="11pt" style:font-size-complex="11pt"/>
    </style:style>
    <style:style style:name="T16" style:parent-style-name="Policepardéfaut" style:family="text">
      <style:text-properties fo:font-size="11pt" style:font-size-asian="11pt" style:font-size-complex="11pt"/>
    </style:style>
    <style:style style:name="T17" style:parent-style-name="Policepardéfaut" style:family="text">
      <style:text-properties fo:font-size="11pt" style:font-size-asian="11pt" style:font-size-complex="11pt"/>
    </style:style>
    <style:style style:name="T18" style:parent-style-name="Policepardéfaut" style:family="text">
      <style:text-properties fo:font-size="11pt" style:font-size-asian="11pt" style:font-size-complex="11pt"/>
    </style:style>
    <style:style style:name="T19" style:parent-style-name="Policepardéfaut" style:family="text">
      <style:text-properties fo:font-size="11pt" style:font-size-asian="11pt" style:font-size-complex="11pt"/>
    </style:style>
    <style:style style:name="T20" style:parent-style-name="Policepardéfaut" style:family="text">
      <style:text-properties fo:font-size="11pt" style:font-size-asian="11pt" style:font-size-complex="11pt"/>
    </style:style>
    <style:style style:name="P21" style:parent-style-name="Standard" style:family="paragraph">
      <style:paragraph-properties fo:text-align="justify" fo:margin-top="0.118in"/>
      <style:text-properties fo:font-size="11pt" style:font-size-asian="11pt" style:font-size-complex="11pt"/>
    </style:style>
    <style:style style:name="P22" style:parent-style-name="Standard" style:family="paragraph">
      <style:paragraph-properties fo:text-align="justify" fo:margin-top="0.118in"/>
    </style:style>
    <style:style style:name="T23" style:parent-style-name="Policepardéfaut" style:family="text">
      <style:text-properties fo:font-weight="bold" style:font-weight-asian="bold" style:font-weight-complex="bold" fo:font-size="11pt" style:font-size-asian="11pt" style:font-size-complex="11pt"/>
    </style:style>
    <style:style style:name="T24" style:parent-style-name="Policepardéfaut" style:family="text">
      <style:text-properties fo:font-size="11pt" style:font-size-asian="11pt" style:font-size-complex="11pt"/>
    </style:style>
    <style:style style:name="T25" style:parent-style-name="Policepardéfaut" style:family="text">
      <style:text-properties fo:font-size="11pt" style:font-size-asian="11pt" style:font-size-complex="11pt"/>
    </style:style>
    <style:style style:name="P26" style:parent-style-name="Standard" style:family="paragraph">
      <style:paragraph-properties fo:text-align="justify" fo:margin-top="0.118in"/>
    </style:style>
    <style:style style:name="T27" style:parent-style-name="Policepardéfaut" style:family="text">
      <style:text-properties fo:font-weight="bold" style:font-weight-asian="bold" style:font-weight-complex="bold" fo:font-size="11pt" style:font-size-asian="11pt" style:font-size-complex="11pt"/>
    </style:style>
    <style:style style:name="T28" style:parent-style-name="Policepardéfaut" style:family="text">
      <style:text-properties fo:font-size="11pt" style:font-size-asian="11pt" style:font-size-complex="11pt"/>
    </style:style>
    <style:style style:name="T29" style:parent-style-name="Policepardéfaut" style:family="text">
      <style:text-properties fo:font-size="11pt" style:font-size-asian="11pt" style:font-size-complex="11pt"/>
    </style:style>
    <style:style style:name="T30" style:parent-style-name="Policepardéfaut" style:family="text">
      <style:text-properties fo:font-style="italic" style:font-style-asian="italic" style:font-style-complex="italic" fo:font-size="11pt" style:font-size-asian="11pt" style:font-size-complex="11pt"/>
    </style:style>
    <style:style style:name="T31" style:parent-style-name="Policepardéfaut" style:family="text">
      <style:text-properties fo:font-size="11pt" style:font-size-asian="11pt" style:font-size-complex="11pt"/>
    </style:style>
    <style:style style:name="T32" style:parent-style-name="Policepardéfaut" style:family="text">
      <style:text-properties fo:font-style="italic" style:font-style-asian="italic" style:font-style-complex="italic" fo:font-size="11pt" style:font-size-asian="11pt" style:font-size-complex="11pt"/>
    </style:style>
    <style:style style:name="T33" style:parent-style-name="Policepardéfaut" style:family="text">
      <style:text-properties fo:font-size="11pt" style:font-size-asian="11pt" style:font-size-complex="11pt"/>
    </style:style>
    <style:style style:name="T34" style:parent-style-name="Policepardéfaut" style:family="text">
      <style:text-properties fo:font-size="11pt" style:font-size-asian="11pt" style:font-size-complex="11pt"/>
    </style:style>
    <style:style style:name="P35" style:parent-style-name="Standard" style:family="paragraph">
      <style:paragraph-properties fo:text-align="justify" fo:margin-top="0.118in"/>
    </style:style>
    <style:style style:name="T36" style:parent-style-name="Policepardéfaut" style:family="text">
      <style:text-properties fo:font-weight="bold" style:font-weight-asian="bold" style:font-weight-complex="bold" fo:font-size="11pt" style:font-size-asian="11pt" style:font-size-complex="11pt"/>
    </style:style>
    <style:style style:name="T37" style:parent-style-name="Policepardéfaut" style:family="text">
      <style:text-properties fo:font-size="11pt" style:font-size-asian="11pt" style:font-size-complex="11pt"/>
    </style:style>
    <style:style style:name="T38" style:parent-style-name="Policepardéfaut" style:family="text">
      <style:text-properties fo:font-size="11pt" style:font-size-asian="11pt" style:font-size-complex="11pt"/>
    </style:style>
    <style:style style:name="P39" style:parent-style-name="Textbody" style:family="paragraph">
      <style:paragraph-properties fo:text-align="justify" fo:margin-top="0.1652in" fo:margin-bottom="0in"/>
      <style:text-properties fo:font-size="11pt" style:font-size-asian="11pt" style:font-size-complex="11pt"/>
    </style:style>
    <style:style style:name="P40" style:parent-style-name="Textbody" style:family="paragraph">
      <style:paragraph-properties fo:text-align="justify" fo:margin-top="0.1652in" fo:margin-bottom="0.0784in"/>
      <style:text-properties fo:font-size="11pt" style:font-size-asian="11pt" style:font-size-complex="11pt"/>
    </style:style>
    <style:style style:name="TableColumn42" style:family="table-column">
      <style:table-column-properties style:column-width="1.0305in" style:use-optimal-column-width="false"/>
    </style:style>
    <style:style style:name="TableColumn43" style:family="table-column">
      <style:table-column-properties style:column-width="1.0305in" style:use-optimal-column-width="false"/>
    </style:style>
    <style:style style:name="TableColumn44" style:family="table-column">
      <style:table-column-properties style:column-width="1.0666in" style:use-optimal-column-width="false"/>
    </style:style>
    <style:style style:name="TableColumn45" style:family="table-column">
      <style:table-column-properties style:column-width="0.8993in" style:use-optimal-column-width="false"/>
    </style:style>
    <style:style style:name="TableColumn46" style:family="table-column">
      <style:table-column-properties style:column-width="1.1986in" style:use-optimal-column-width="false"/>
    </style:style>
    <style:style style:name="TableColumn47" style:family="table-column">
      <style:table-column-properties style:column-width="1.0312in" style:use-optimal-column-width="false"/>
    </style:style>
    <style:style style:name="TableColumn48" style:family="table-column">
      <style:table-column-properties style:column-width="0.4409in" style:use-optimal-column-width="false"/>
    </style:style>
    <style:style style:name="Table41" style:family="table">
      <style:table-properties style:width="6.6979in" fo:margin-left="0in" table:align="left"/>
    </style:style>
    <style:style style:name="TableRow49" style:family="table-row">
      <style:table-row-properties style:use-optimal-row-height="false" fo:keep-together="always"/>
    </style:style>
    <style:style style:name="TableCell50"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5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52"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5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54"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5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5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5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5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5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60"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6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62" style:family="table-cell">
      <style:table-cell-properties fo:border="0.0034in solid #B2B2B2" fo:background-color="#DDDDDD" style:writing-mode="lr-tb" fo:padding-top="0.0381in" fo:padding-left="0.0381in" fo:padding-bottom="0.0381in" fo:padding-right="0.0381in"/>
    </style:style>
    <style:style style:name="P6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64" style:family="table-row">
      <style:table-row-properties style:use-optimal-row-height="false" fo:keep-together="always"/>
    </style:style>
    <style:style style:name="TableCell6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6" style:parent-style-name="TableContents" style:family="paragraph">
      <style:paragraph-properties fo:text-align="center"/>
      <style:text-properties fo:font-size="11pt" style:font-size-asian="11pt" style:font-size-complex="11pt"/>
    </style:style>
    <style:style style:name="TableCell6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8" style:parent-style-name="TableContents" style:family="paragraph">
      <style:paragraph-properties fo:text-align="center"/>
      <style:text-properties fo:font-size="11pt" style:font-size-asian="11pt" style:font-size-complex="11pt"/>
    </style:style>
    <style:style style:name="TableCell6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font-size="11pt" style:font-size-asian="11pt" style:font-size-complex="11pt"/>
    </style:style>
    <style:style style:name="TableCell7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2" style:parent-style-name="TableContents" style:family="paragraph">
      <style:paragraph-properties fo:text-align="center"/>
      <style:text-properties fo:font-size="11pt" style:font-size-asian="11pt" style:font-size-complex="11pt"/>
    </style:style>
    <style:style style:name="TableCell7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4" style:parent-style-name="TableContents" style:family="paragraph">
      <style:paragraph-properties fo:text-align="center"/>
      <style:text-properties fo:font-size="11pt" style:font-size-asian="11pt" style:font-size-complex="11pt"/>
    </style:style>
    <style:style style:name="TableCell7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6" style:parent-style-name="TableContents" style:family="paragraph">
      <style:paragraph-properties fo:text-align="center"/>
      <style:text-properties fo:font-size="11pt" style:font-size-asian="11pt" style:font-size-complex="11pt"/>
    </style:style>
    <style:style style:name="TableCell7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8" style:parent-style-name="TableContents" style:family="paragraph">
      <style:paragraph-properties fo:text-align="center"/>
      <style:text-properties fo:font-size="11pt" style:font-size-asian="11pt" style:font-size-complex="11pt"/>
    </style:style>
    <style:style style:name="P79" style:parent-style-name="Textbody" style:family="paragraph">
      <style:paragraph-properties fo:text-align="justify" fo:margin-top="0.1652in" fo:margin-bottom="0in"/>
    </style:style>
    <style:style style:name="T80" style:parent-style-name="Policepardéfaut" style:family="text">
      <style:text-properties fo:font-size="11pt" style:font-size-asian="11pt" style:font-size-complex="11pt"/>
    </style:style>
    <style:style style:name="T81" style:parent-style-name="Policepardéfaut" style:family="text">
      <style:text-properties fo:font-style="italic" style:font-style-asian="italic" style:font-style-complex="italic" fo:font-size="11pt" style:font-size-asian="11pt" style:font-size-complex="11pt"/>
    </style:style>
    <style:style style:name="T82" style:parent-style-name="Policepardéfaut" style:family="text">
      <style:text-properties fo:font-size="11pt" style:font-size-asian="11pt" style:font-size-complex="11pt"/>
    </style:style>
    <style:style style:name="P83" style:parent-style-name="Textbody" style:family="paragraph">
      <style:paragraph-properties fo:text-align="justify" fo:margin-top="0.1652in" fo:margin-bottom="0.0784in"/>
    </style:style>
    <style:style style:name="T84" style:parent-style-name="Policepardéfaut" style:family="text">
      <style:text-properties fo:font-size="11pt" style:font-size-asian="11pt" style:font-size-complex="11pt"/>
    </style:style>
    <style:style style:name="T85" style:parent-style-name="Policepardéfaut" style:family="text">
      <style:text-properties fo:font-size="11pt" style:font-size-asian="11pt" style:font-size-complex="11pt"/>
    </style:style>
    <style:style style:name="T86" style:parent-style-name="Policepardéfaut" style:family="text">
      <style:text-properties style:font-name="FreeMono" fo:font-size="11pt" style:font-size-asian="11pt" style:font-size-complex="11pt"/>
    </style:style>
    <style:style style:name="T87" style:parent-style-name="Policepardéfaut" style:family="text">
      <style:text-properties fo:font-size="11pt" style:font-size-asian="11pt" style:font-size-complex="11pt"/>
    </style:style>
    <style:style style:name="T88" style:parent-style-name="Policepardéfaut" style:family="text">
      <style:text-properties style:font-name="FreeMono" fo:font-size="11pt" style:font-size-asian="11pt" style:font-size-complex="11pt"/>
    </style:style>
    <style:style style:name="T89" style:parent-style-name="Policepardéfaut" style:family="text">
      <style:text-properties fo:font-size="11pt" style:font-size-asian="11pt" style:font-size-complex="11pt"/>
    </style:style>
    <style:style style:name="T90" style:parent-style-name="Policepardéfaut" style:family="text">
      <style:text-properties fo:font-size="11pt" style:font-size-asian="11pt" style:font-size-complex="11pt"/>
    </style:style>
    <style:style style:name="T91" style:parent-style-name="Policepardéfaut" style:family="text">
      <style:text-properties fo:font-style="italic" style:font-style-asian="italic" style:font-style-complex="italic" fo:font-size="11pt" style:font-size-asian="11pt" style:font-size-complex="11pt"/>
    </style:style>
    <style:style style:name="T92" style:parent-style-name="Policepardéfaut" style:family="text">
      <style:text-properties fo:font-size="11pt" style:font-size-asian="11pt" style:font-size-complex="11pt"/>
    </style:style>
    <style:style style:name="T93" style:parent-style-name="Policepardéfaut" style:family="text">
      <style:text-properties style:font-name="FreeMono" fo:font-size="11pt" style:font-size-asian="11pt" style:font-size-complex="11pt"/>
    </style:style>
    <style:style style:name="T94" style:parent-style-name="Policepardéfaut" style:family="text">
      <style:text-properties fo:font-size="11pt" style:font-size-asian="11pt" style:font-size-complex="11pt"/>
    </style:style>
    <style:style style:name="T95" style:parent-style-name="Policepardéfaut" style:family="text">
      <style:text-properties fo:font-style="italic" style:font-style-asian="italic" style:font-style-complex="italic" fo:font-size="11pt" style:font-size-asian="11pt" style:font-size-complex="11pt"/>
    </style:style>
    <style:style style:name="T96" style:parent-style-name="Policepardéfaut" style:family="text">
      <style:text-properties fo:font-size="11pt" style:font-size-asian="11pt" style:font-size-complex="11pt"/>
    </style:style>
    <style:style style:name="T97" style:parent-style-name="Policepardéfaut" style:family="text">
      <style:text-properties fo:font-size="11pt" style:font-size-asian="11pt" style:font-size-complex="11pt"/>
    </style:style>
    <style:style style:name="T98" style:parent-style-name="Policepardéfaut" style:family="text">
      <style:text-properties style:font-name="FreeMono" fo:font-size="11pt" style:font-size-asian="11pt" style:font-size-complex="11pt"/>
    </style:style>
    <style:style style:name="T99" style:parent-style-name="Policepardéfaut" style:family="text">
      <style:text-properties fo:font-size="11pt" style:font-size-asian="11pt" style:font-size-complex="11pt"/>
    </style:style>
    <style:style style:name="T100" style:parent-style-name="Policepardéfaut" style:family="text">
      <style:text-properties style:font-name="FreeMono" fo:font-size="11pt" style:font-size-asian="11pt" style:font-size-complex="11pt"/>
    </style:style>
    <style:style style:name="T101" style:parent-style-name="Policepardéfaut" style:family="text">
      <style:text-properties fo:font-size="11pt" style:font-size-asian="11pt" style:font-size-complex="11pt"/>
    </style:style>
    <style:style style:name="T102" style:parent-style-name="Policepardéfaut" style:family="text">
      <style:text-properties style:font-name="FreeMono" fo:font-size="11pt" style:font-size-asian="11pt" style:font-size-complex="11pt"/>
    </style:style>
    <style:style style:name="T103" style:parent-style-name="Policepardéfaut" style:family="text">
      <style:text-properties fo:font-size="11pt" style:font-size-asian="11pt" style:font-size-complex="11pt"/>
    </style:style>
    <style:style style:name="T104" style:parent-style-name="Policepardéfaut" style:family="text">
      <style:text-properties style:font-name="FreeMono" fo:font-size="11pt" style:font-size-asian="11pt" style:font-size-complex="11pt"/>
    </style:style>
    <style:style style:name="T105" style:parent-style-name="Policepardéfaut" style:family="text">
      <style:text-properties fo:font-size="11pt" style:font-size-asian="11pt" style:font-size-complex="11pt"/>
    </style:style>
    <style:style style:name="T106" style:parent-style-name="Policepardéfaut" style:family="text">
      <style:text-properties style:font-name="FreeMono" fo:font-size="11pt" style:font-size-asian="11pt" style:font-size-complex="11pt"/>
    </style:style>
    <style:style style:name="T107" style:parent-style-name="Policepardéfaut" style:family="text">
      <style:text-properties fo:font-size="11pt" style:font-size-asian="11pt" style:font-size-complex="11pt"/>
    </style:style>
    <style:style style:name="T108" style:parent-style-name="Policepardéfaut" style:family="text">
      <style:text-properties fo:font-size="11pt" style:font-size-asian="11pt" style:font-size-complex="11pt"/>
    </style:style>
    <style:style style:name="TableColumn110" style:family="table-column">
      <style:table-column-properties style:column-width="0.743in" style:use-optimal-column-width="false"/>
    </style:style>
    <style:style style:name="TableColumn111" style:family="table-column">
      <style:table-column-properties style:column-width="0.743in" style:use-optimal-column-width="false"/>
    </style:style>
    <style:style style:name="TableColumn112" style:family="table-column">
      <style:table-column-properties style:column-width="0.7437in" style:use-optimal-column-width="false"/>
    </style:style>
    <style:style style:name="TableColumn113" style:family="table-column">
      <style:table-column-properties style:column-width="0.7437in" style:use-optimal-column-width="false"/>
    </style:style>
    <style:style style:name="TableColumn114" style:family="table-column">
      <style:table-column-properties style:column-width="0.7444in" style:use-optimal-column-width="false"/>
    </style:style>
    <style:style style:name="TableColumn115" style:family="table-column">
      <style:table-column-properties style:column-width="0.743in" style:use-optimal-column-width="false"/>
    </style:style>
    <style:style style:name="TableColumn116" style:family="table-column">
      <style:table-column-properties style:column-width="0.7437in" style:use-optimal-column-width="false"/>
    </style:style>
    <style:style style:name="TableColumn117" style:family="table-column">
      <style:table-column-properties style:column-width="0.7437in" style:use-optimal-column-width="false"/>
    </style:style>
    <style:style style:name="TableColumn118" style:family="table-column">
      <style:table-column-properties style:column-width="0.7444in" style:use-optimal-column-width="false"/>
    </style:style>
    <style:style style:name="Table109" style:family="table">
      <style:table-properties style:width="6.693in" fo:margin-left="0in" table:align="center"/>
    </style:style>
    <style:style style:name="TableRow119" style:family="table-row">
      <style:table-row-properties style:use-optimal-row-height="false"/>
    </style:style>
    <style:style style:name="TableCell120"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22"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2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24"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2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26"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2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28"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2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30"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32"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34" style:family="table-cell">
      <style:table-cell-properties fo:border-top="0.0034in solid #B2B2B2" fo:border-left="0.0034in solid #B2B2B2" fo:border-bottom="0.0034in solid #B2B2B2" fo:border-right="none" fo:background-color="#DDDDDD" style:writing-mode="lr-tb" style:vertical-align="middle" fo:padding-top="0.0381in" fo:padding-left="0.0381in" fo:padding-bottom="0.0381in" fo:padding-right="0.0381in"/>
    </style:style>
    <style:style style:name="P13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36" style:family="table-cell">
      <style:table-cell-properties fo:border="0.0034in solid #B2B2B2" fo:background-color="#DDDDDD" style:writing-mode="lr-tb" style:vertical-align="middle" fo:padding-top="0.0381in" fo:padding-left="0.0381in" fo:padding-bottom="0.0381in" fo:padding-right="0.0381in"/>
    </style:style>
    <style:style style:name="P13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38" style:family="table-row">
      <style:table-row-properties style:use-optimal-row-height="false"/>
    </style:style>
    <style:style style:name="TableCell139"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40" style:parent-style-name="Textbody" style:family="paragraph">
      <style:paragraph-properties fo:text-align="center" fo:margin-top="0.1652in" fo:margin-bottom="0in"/>
      <style:text-properties style:font-name="FreeMono" fo:font-size="11pt" style:font-size-asian="11pt" style:font-size-complex="11pt"/>
    </style:style>
    <style:style style:name="TableCell141"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42" style:parent-style-name="Textbody" style:family="paragraph">
      <style:paragraph-properties fo:text-align="center" fo:margin-top="0.1652in" fo:margin-bottom="0in"/>
      <style:text-properties style:font-name="FreeMono" fo:font-size="11pt" style:font-size-asian="11pt" style:font-size-complex="11pt"/>
    </style:style>
    <style:style style:name="TableCell143"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44" style:parent-style-name="Textbody" style:family="paragraph">
      <style:paragraph-properties fo:text-align="center" fo:margin-top="0.1652in" fo:margin-bottom="0in"/>
      <style:text-properties style:font-name="FreeMono" fo:font-size="11pt" style:font-size-asian="11pt" style:font-size-complex="11pt"/>
    </style:style>
    <style:style style:name="TableCell145"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46" style:parent-style-name="TableContents" style:family="paragraph">
      <style:paragraph-properties fo:text-align="center"/>
      <style:text-properties fo:font-size="11pt" style:font-size-asian="11pt" style:font-size-complex="11pt"/>
    </style:style>
    <style:style style:name="TableCell147"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48" style:parent-style-name="Textbody" style:family="paragraph">
      <style:paragraph-properties fo:text-align="center" fo:margin-top="0.1652in" fo:margin-bottom="0in"/>
      <style:text-properties style:font-name="FreeMono" fo:font-size="11pt" style:font-size-asian="11pt" style:font-size-complex="11pt"/>
    </style:style>
    <style:style style:name="TableCell149"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50" style:parent-style-name="TableContents" style:family="paragraph">
      <style:paragraph-properties fo:text-align="center"/>
      <style:text-properties fo:font-size="11pt" style:font-size-asian="11pt" style:font-size-complex="11pt"/>
    </style:style>
    <style:style style:name="TableCell151"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52" style:parent-style-name="Textbody" style:family="paragraph">
      <style:paragraph-properties fo:text-align="center" fo:margin-top="0.1652in" fo:margin-bottom="0in"/>
      <style:text-properties style:font-name="FreeMono" fo:font-size="11pt" style:font-size-asian="11pt" style:font-size-complex="11pt"/>
    </style:style>
    <style:style style:name="TableCell153"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154" style:parent-style-name="Textbody" style:family="paragraph">
      <style:paragraph-properties fo:text-align="center" fo:margin-top="0.1652in" fo:margin-bottom="0in"/>
      <style:text-properties style:font-name="FreeMono" fo:font-size="11pt" style:font-size-asian="11pt" style:font-size-complex="11pt"/>
    </style:style>
    <style:style style:name="TableCell155" style:family="table-cell">
      <style:table-cell-properties fo:border-top="none" fo:border-left="0.0034in solid #B2B2B2" fo:border-bottom="0.0034in solid #B2B2B2" fo:border-right="0.0034in solid #B2B2B2" style:writing-mode="lr-tb" style:vertical-align="middle" fo:padding-top="0.0381in" fo:padding-left="0.0381in" fo:padding-bottom="0.0381in" fo:padding-right="0.0381in"/>
    </style:style>
    <style:style style:name="P156" style:parent-style-name="TableContents" style:family="paragraph">
      <style:paragraph-properties fo:text-align="center"/>
      <style:text-properties fo:font-size="11pt" style:font-size-asian="11pt" style:font-size-complex="11pt"/>
    </style:style>
    <style:style style:name="P157" style:parent-style-name="Textbody" style:family="paragraph">
      <style:paragraph-properties fo:text-align="justify" fo:margin-top="0.1652in" fo:margin-bottom="0in"/>
    </style:style>
    <style:style style:name="T158" style:parent-style-name="Policepardéfaut" style:family="text">
      <style:text-properties fo:font-size="11pt" style:font-size-asian="11pt" style:font-size-complex="11pt"/>
    </style:style>
    <style:style style:name="T159" style:parent-style-name="Policepardéfaut" style:family="text">
      <style:text-properties fo:font-style="italic" style:font-style-asian="italic" style:font-style-complex="italic" fo:font-size="11pt" style:font-size-asian="11pt" style:font-size-complex="11pt"/>
    </style:style>
    <style:style style:name="T160" style:parent-style-name="Policepardéfaut" style:family="text">
      <style:text-properties fo:font-style="italic" style:font-style-asian="italic" style:font-style-complex="italic" fo:font-size="11pt" style:font-size-asian="11pt" style:font-size-complex="11pt"/>
    </style:style>
    <style:style style:name="T161" style:parent-style-name="Policepardéfaut" style:family="text">
      <style:text-properties fo:font-size="11pt" style:font-size-asian="11pt" style:font-size-complex="11pt"/>
    </style:style>
    <style:style style:name="T162" style:parent-style-name="Policepardéfaut" style:family="text">
      <style:text-properties fo:font-style="italic" style:font-style-asian="italic" style:font-style-complex="italic" fo:font-size="11pt" style:font-size-asian="11pt" style:font-size-complex="11pt"/>
    </style:style>
    <style:style style:name="T163" style:parent-style-name="Policepardéfaut" style:family="text">
      <style:text-properties fo:font-size="11pt" style:font-size-asian="11pt" style:font-size-complex="11pt"/>
    </style:style>
    <style:style style:name="T164" style:parent-style-name="Policepardéfaut" style:family="text">
      <style:text-properties fo:font-style="italic" style:font-style-asian="italic" style:font-style-complex="italic" fo:font-size="11pt" style:font-size-asian="11pt" style:font-size-complex="11pt"/>
    </style:style>
    <style:style style:name="T165" style:parent-style-name="Policepardéfaut" style:family="text">
      <style:text-properties fo:font-size="11pt" style:font-size-asian="11pt" style:font-size-complex="11pt"/>
    </style:style>
    <style:style style:name="T166" style:parent-style-name="Policepardéfaut" style:family="text">
      <style:text-properties fo:font-style="italic" style:font-style-asian="italic" style:font-style-complex="italic" fo:font-size="11pt" style:font-size-asian="11pt" style:font-size-complex="11pt"/>
    </style:style>
    <style:style style:name="T167" style:parent-style-name="Policepardéfaut" style:family="text">
      <style:text-properties fo:font-size="11pt" style:font-size-asian="11pt" style:font-size-complex="11pt"/>
    </style:style>
    <style:style style:name="P168" style:parent-style-name="Textbody" style:family="paragraph">
      <style:paragraph-properties fo:text-align="justify" fo:margin-top="0.1652in" fo:margin-bottom="0.0784in"/>
      <style:text-properties fo:font-size="11pt" style:font-size-asian="11pt" style:font-size-complex="11pt"/>
    </style:style>
    <style:style style:name="TableColumn170" style:family="table-column">
      <style:table-column-properties style:column-width="0.8361in" style:use-optimal-column-width="false"/>
    </style:style>
    <style:style style:name="TableColumn171" style:family="table-column">
      <style:table-column-properties style:column-width="0.8361in" style:use-optimal-column-width="false"/>
    </style:style>
    <style:style style:name="TableColumn172" style:family="table-column">
      <style:table-column-properties style:column-width="0.8361in" style:use-optimal-column-width="false"/>
    </style:style>
    <style:style style:name="TableColumn173" style:family="table-column">
      <style:table-column-properties style:column-width="0.8368in" style:use-optimal-column-width="false"/>
    </style:style>
    <style:style style:name="TableColumn174" style:family="table-column">
      <style:table-column-properties style:column-width="0.8368in" style:use-optimal-column-width="false"/>
    </style:style>
    <style:style style:name="TableColumn175" style:family="table-column">
      <style:table-column-properties style:column-width="0.8368in" style:use-optimal-column-width="false"/>
    </style:style>
    <style:style style:name="TableColumn176" style:family="table-column">
      <style:table-column-properties style:column-width="0.8368in" style:use-optimal-column-width="false"/>
    </style:style>
    <style:style style:name="TableColumn177" style:family="table-column">
      <style:table-column-properties style:column-width="0.8375in" style:use-optimal-column-width="false"/>
    </style:style>
    <style:style style:name="Table169" style:family="table">
      <style:table-properties style:width="6.693in" fo:margin-left="0in" table:align="left"/>
    </style:style>
    <style:style style:name="TableRow178" style:family="table-row">
      <style:table-row-properties style:use-optimal-row-height="false" fo:keep-together="always"/>
    </style:style>
    <style:style style:name="TableCell179" style:family="table-cell">
      <style:table-cell-properties fo:border="0.0034in solid #B2B2B2" fo:background-color="#DDDDDD" style:writing-mode="lr-tb" fo:padding-top="0.0381in" fo:padding-left="0.0381in" fo:padding-bottom="0.0381in" fo:padding-right="0.0381in"/>
    </style:style>
    <style:style style:name="P180" style:parent-style-name="TableContents"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style>
    <style:style style:name="TableRow181" style:family="table-row">
      <style:table-row-properties style:use-optimal-row-height="false" fo:keep-together="always"/>
    </style:style>
    <style:style style:name="TableCell18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8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8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8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9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9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9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96"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9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98" style:family="table-row">
      <style:table-row-properties style:use-optimal-row-height="false" fo:keep-together="always"/>
    </style:style>
    <style:style style:name="TableCell19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style:font-name="FreeMono" fo:font-size="11pt" style:font-size-asian="11pt" style:font-size-complex="11pt"/>
    </style:style>
    <style:style style:name="TableCell20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2" style:parent-style-name="TableContents" style:family="paragraph">
      <style:paragraph-properties fo:text-align="center"/>
      <style:text-properties style:font-name="FreeMono" fo:font-size="11pt" style:font-size-asian="11pt" style:font-size-complex="11pt"/>
    </style:style>
    <style:style style:name="P203" style:parent-style-name="Textbody" style:family="paragraph">
      <style:paragraph-properties fo:margin-top="0.1652in" fo:margin-bottom="0in"/>
    </style:style>
    <style:style style:name="T204" style:parent-style-name="Policepardéfaut" style:family="text">
      <style:text-properties style:font-name="FreeMono"/>
    </style:style>
    <style:style style:name="T205" style:parent-style-name="Policepardéfaut" style:family="text">
      <style:text-properties style:font-name="FreeMono"/>
    </style:style>
    <style:style style:name="P206" style:parent-style-name="Textbody" style:family="paragraph">
      <style:paragraph-properties fo:text-align="justify" fo:margin-top="0.1652in" fo:margin-bottom="0.0784in"/>
    </style:style>
    <style:style style:name="T207" style:parent-style-name="Policepardéfaut" style:family="text">
      <style:text-properties fo:font-size="11pt" style:font-size-asian="11pt" style:font-size-complex="11pt"/>
    </style:style>
    <style:style style:name="T208" style:parent-style-name="Policepardéfaut" style:family="text">
      <style:text-properties fo:font-style="italic" style:font-style-asian="italic" style:font-style-complex="italic" fo:font-size="11pt" style:font-size-asian="11pt" style:font-size-complex="11pt"/>
    </style:style>
    <style:style style:name="T209" style:parent-style-name="Policepardéfaut" style:family="text">
      <style:text-properties fo:font-size="11pt" style:font-size-asian="11pt" style:font-size-complex="11pt"/>
    </style:style>
    <style:style style:name="T210" style:parent-style-name="Policepardéfaut" style:family="text">
      <style:text-properties fo:font-style="italic" style:font-style-asian="italic" style:font-style-complex="italic" fo:font-size="11pt" style:font-size-asian="11pt" style:font-size-complex="11pt"/>
    </style:style>
    <style:style style:name="T211" style:parent-style-name="Policepardéfaut" style:family="text">
      <style:text-properties fo:font-size="11pt" style:font-size-asian="11pt" style:font-size-complex="11pt"/>
    </style:style>
    <style:style style:name="TableColumn213" style:family="table-column">
      <style:table-column-properties style:column-width="1.3395in" style:use-optimal-column-width="false"/>
    </style:style>
    <style:style style:name="TableColumn214" style:family="table-column">
      <style:table-column-properties style:column-width="0.8277in" style:use-optimal-column-width="false"/>
    </style:style>
    <style:style style:name="TableColumn215" style:family="table-column">
      <style:table-column-properties style:column-width="0.7826in" style:use-optimal-column-width="false"/>
    </style:style>
    <style:style style:name="TableColumn216" style:family="table-column">
      <style:table-column-properties style:column-width="0.7895in" style:use-optimal-column-width="false"/>
    </style:style>
    <style:style style:name="TableColumn217" style:family="table-column">
      <style:table-column-properties style:column-width="0.7506in" style:use-optimal-column-width="false"/>
    </style:style>
    <style:style style:name="TableColumn218" style:family="table-column">
      <style:table-column-properties style:column-width="0.7437in" style:use-optimal-column-width="false"/>
    </style:style>
    <style:style style:name="TableColumn219" style:family="table-column">
      <style:table-column-properties style:column-width="0.7506in" style:use-optimal-column-width="false"/>
    </style:style>
    <style:style style:name="TableColumn220" style:family="table-column">
      <style:table-column-properties style:column-width="0.7083in" style:use-optimal-column-width="false"/>
    </style:style>
    <style:style style:name="Table212" style:family="table">
      <style:table-properties style:width="6.693in" fo:margin-left="0in" table:align="left"/>
    </style:style>
    <style:style style:name="TableRow221" style:family="table-row">
      <style:table-row-properties style:use-optimal-row-height="false" fo:keep-together="always"/>
    </style:style>
    <style:style style:name="TableCell222" style:family="table-cell">
      <style:table-cell-properties fo:border="0.0034in solid #B2B2B2" fo:background-color="#DDDDDD" style:writing-mode="lr-tb" style:vertical-align="middle" fo:padding-top="0.0381in" fo:padding-left="0.0381in" fo:padding-bottom="0.0381in" fo:padding-right="0.0381in"/>
    </style:style>
    <style:style style:name="P223" style:parent-style-name="TableContents" style:family="paragraph">
      <style:paragraph-properties fo:text-align="center"/>
      <style:text-properties fo:font-weight="bold" style:font-weight-asian="bold" style:font-weight-complex="bold" fo:font-style="italic" style:font-style-asian="italic" style:font-style-complex="italic" fo:font-size="11pt" style:font-size-asian="11pt" style:font-size-complex="11pt"/>
    </style:style>
    <style:style style:name="TableRow224" style:family="table-row">
      <style:table-row-properties style:use-optimal-row-height="false" fo:keep-together="always"/>
    </style:style>
    <style:style style:name="TableCell225"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2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27"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2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29"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3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1"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3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3"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3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5"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7"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39" style:family="table-cell">
      <style:table-cell-properties fo:border-top="none" fo:border-left="0.0034in solid #B2B2B2" fo:border-bottom="0.0034in solid #B2B2B2" fo:border-right="0.0034in solid #B2B2B2" fo:background-color="#DDDDDD" style:writing-mode="lr-tb" style:vertical-align="middle"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41" style:family="table-row">
      <style:table-row-properties style:use-optimal-row-height="false" fo:keep-together="always"/>
    </style:style>
    <style:style style:name="TableCell242"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243" style:parent-style-name="TableContents" style:family="paragraph">
      <style:paragraph-properties fo:text-align="center"/>
      <style:text-properties style:font-name="FreeMono" fo:font-size="11pt" style:font-size-asian="11pt" style:font-size-complex="11pt"/>
    </style:style>
    <style:style style:name="TableCell244" style:family="table-cell">
      <style:table-cell-properties fo:border-top="none" fo:border-left="0.0034in solid #B2B2B2" fo:border-bottom="0.0034in solid #B2B2B2" fo:border-right="none" style:writing-mode="lr-tb" style:vertical-align="middle" fo:padding-top="0.0381in" fo:padding-left="0.0381in" fo:padding-bottom="0.0381in" fo:padding-right="0.0381in"/>
    </style:style>
    <style:style style:name="P245" style:parent-style-name="TableContents" style:family="paragraph">
      <style:paragraph-properties fo:text-align="center"/>
      <style:text-properties style:font-name="FreeMono" fo:font-size="11pt" style:font-size-asian="11pt" style:font-size-complex="11pt"/>
    </style:style>
    <style:style style:name="TableCell246" style:family="table-cell">
      <style:table-cell-properties fo:border-top="none" fo:border-left="0.0034in solid #B2B2B2" fo:border-bottom="0.0034in solid #B2B2B2" fo:border-right="0.0034in solid #B2B2B2" style:writing-mode="lr-tb" style:vertical-align="middle" fo:padding-top="0.0381in" fo:padding-left="0.0381in" fo:padding-bottom="0.0381in" fo:padding-right="0.0381in"/>
    </style:style>
    <style:style style:name="P247" style:parent-style-name="TableContents" style:family="paragraph">
      <style:paragraph-properties fo:text-align="center"/>
      <style:text-properties style:font-name="FreeMono" fo:font-size="11pt" style:font-size-asian="11pt" style:font-size-complex="11pt"/>
    </style:style>
    <style:style style:name="P248" style:parent-style-name="Textbody" style:family="paragraph">
      <style:paragraph-properties fo:text-align="justify" fo:margin-top="0.1652in" fo:margin-bottom="0in"/>
    </style:style>
    <style:style style:name="T249" style:parent-style-name="Policepardéfaut" style:family="text">
      <style:text-properties style:font-name="FreeMono" fo:font-size="11pt" style:font-size-asian="11pt" style:font-size-complex="11pt"/>
    </style:style>
    <style:style style:name="T250" style:parent-style-name="Policepardéfaut" style:family="text">
      <style:text-properties fo:font-size="11pt" style:font-size-asian="11pt" style:font-size-complex="11pt"/>
    </style:style>
    <style:style style:name="T251" style:parent-style-name="Policepardéfaut" style:family="text">
      <style:text-properties fo:font-size="11pt" style:font-size-asian="11pt" style:font-size-complex="11pt"/>
    </style:style>
    <style:style style:name="P252" style:parent-style-name="Textbody" style:family="paragraph">
      <style:paragraph-properties fo:text-align="justify" fo:margin-top="0.1652in" fo:margin-bottom="0in"/>
    </style:style>
    <style:style style:name="T253" style:parent-style-name="Policepardéfaut" style:family="text">
      <style:text-properties style:font-name="FreeMono" fo:font-size="11pt" style:font-size-asian="11pt" style:font-size-complex="11pt"/>
    </style:style>
    <style:style style:name="T254" style:parent-style-name="Policepardéfaut" style:family="text">
      <style:text-properties fo:font-size="11pt" style:font-size-asian="11pt" style:font-size-complex="11pt"/>
    </style:style>
    <style:style style:name="T255" style:parent-style-name="Policepardéfaut" style:family="text">
      <style:text-properties fo:font-style="italic" style:font-style-asian="italic" style:font-style-complex="italic" fo:font-size="11pt" style:font-size-asian="11pt" style:font-size-complex="11pt"/>
    </style:style>
    <style:style style:name="T256" style:parent-style-name="Policepardéfaut" style:family="text">
      <style:text-properties fo:font-size="11pt" style:font-size-asian="11pt" style:font-size-complex="11pt"/>
    </style:style>
    <style:style style:name="T257" style:parent-style-name="Policepardéfaut" style:family="text">
      <style:text-properties fo:font-size="11pt" style:font-size-asian="11pt" style:font-size-complex="11pt"/>
    </style:style>
    <style:style style:name="P258" style:parent-style-name="Textbody" style:family="paragraph">
      <style:paragraph-properties fo:text-align="justify" fo:margin-top="0.1652in" fo:margin-bottom="0in"/>
    </style:style>
    <style:style style:name="T259" style:parent-style-name="Policepardéfaut" style:family="text">
      <style:text-properties style:font-name="FreeMono" fo:font-size="11pt" style:font-size-asian="11pt" style:font-size-complex="11pt"/>
    </style:style>
    <style:style style:name="T260" style:parent-style-name="Policepardéfaut" style:family="text">
      <style:text-properties fo:font-size="11pt" style:font-size-asian="11pt" style:font-size-complex="11pt"/>
    </style:style>
    <style:style style:name="T261" style:parent-style-name="Policepardéfaut" style:family="text">
      <style:text-properties style:font-name="FreeMono" fo:font-size="11pt" style:font-size-asian="11pt" style:font-size-complex="11pt"/>
    </style:style>
    <style:style style:name="T262" style:parent-style-name="Policepardéfaut" style:family="text">
      <style:text-properties fo:font-size="11pt" style:font-size-asian="11pt" style:font-size-complex="11pt"/>
    </style:style>
    <style:style style:name="T263" style:parent-style-name="Policepardéfaut" style:family="text">
      <style:text-properties fo:font-size="11pt" style:font-size-asian="11pt" style:font-size-complex="11pt"/>
    </style:style>
    <style:style style:name="T264" style:parent-style-name="Policepardéfaut" style:family="text">
      <style:text-properties style:font-name="FreeMono" fo:font-size="11pt" style:font-size-asian="11pt" style:font-size-complex="11pt"/>
    </style:style>
    <style:style style:name="T265" style:parent-style-name="Policepardéfaut" style:family="text">
      <style:text-properties fo:font-size="11pt" style:font-size-asian="11pt" style:font-size-complex="11pt"/>
    </style:style>
    <style:style style:name="T266" style:parent-style-name="Policepardéfaut" style:family="text">
      <style:text-properties fo:font-style="italic" style:font-style-asian="italic" style:font-style-complex="italic"/>
    </style:style>
    <style:style style:name="P267" style:parent-style-name="Textbody" style:family="paragraph">
      <style:paragraph-properties fo:text-align="justify" fo:margin-top="0.1652in" fo:margin-bottom="0.0784in"/>
      <style:text-properties fo:font-size="11pt" style:font-size-asian="11pt" style:font-size-complex="11pt"/>
    </style:style>
    <style:style style:name="TableColumn269" style:family="table-column">
      <style:table-column-properties style:column-width="0.8361in" style:use-optimal-column-width="false"/>
    </style:style>
    <style:style style:name="TableColumn270" style:family="table-column">
      <style:table-column-properties style:column-width="0.8361in" style:use-optimal-column-width="false"/>
    </style:style>
    <style:style style:name="TableColumn271" style:family="table-column">
      <style:table-column-properties style:column-width="0.8361in" style:use-optimal-column-width="false"/>
    </style:style>
    <style:style style:name="TableColumn272" style:family="table-column">
      <style:table-column-properties style:column-width="0.8368in" style:use-optimal-column-width="false"/>
    </style:style>
    <style:style style:name="TableColumn273" style:family="table-column">
      <style:table-column-properties style:column-width="0.8368in" style:use-optimal-column-width="false"/>
    </style:style>
    <style:style style:name="TableColumn274" style:family="table-column">
      <style:table-column-properties style:column-width="0.8368in" style:use-optimal-column-width="false"/>
    </style:style>
    <style:style style:name="TableColumn275" style:family="table-column">
      <style:table-column-properties style:column-width="0.8368in" style:use-optimal-column-width="false"/>
    </style:style>
    <style:style style:name="TableColumn276" style:family="table-column">
      <style:table-column-properties style:column-width="0.8375in" style:use-optimal-column-width="false"/>
    </style:style>
    <style:style style:name="Table268" style:family="table">
      <style:table-properties style:width="6.693in" fo:margin-left="0in" table:align="left"/>
    </style:style>
    <style:style style:name="TableRow277" style:family="table-row">
      <style:table-row-properties style:use-optimal-row-height="false" fo:keep-together="always"/>
    </style:style>
    <style:style style:name="TableCell278" style:family="table-cell">
      <style:table-cell-properties fo:border="0.0034in solid #B2B2B2" fo:background-color="#DDDDDD" style:writing-mode="lr-tb" style:vertical-align="middle" fo:padding-top="0.0381in" fo:padding-left="0.0381in" fo:padding-bottom="0.0381in" fo:padding-right="0.0381in"/>
    </style:style>
    <style:style style:name="P279" style:parent-style-name="TableContents" style:family="paragraph">
      <style:paragraph-properties fo:text-align="center"/>
    </style:style>
    <style:style style:name="T280" style:parent-style-name="Policepardéfaut" style:family="text">
      <style:text-properties fo:font-weight="bold" style:font-weight-asian="bold" style:font-weight-complex="bold" fo:font-style="italic" style:font-style-asian="italic" style:font-style-complex="italic" fo:font-size="11pt" style:font-size-asian="11pt" style:font-size-complex="11pt"/>
    </style:style>
    <style:style style:name="T281" style:parent-style-name="Policepardéfaut" style:family="text">
      <style:text-properties fo:font-weight="bold" style:font-weight-asian="bold" style:font-weight-complex="bold" fo:font-size="11pt" style:font-size-asian="11pt" style:font-size-complex="11pt"/>
    </style:style>
    <style:style style:name="TableRow282" style:family="table-row">
      <style:table-row-properties style:use-optimal-row-height="false" fo:keep-together="always"/>
    </style:style>
    <style:style style:name="TableCell283"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8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85"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8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87"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8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89"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9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91"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9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93"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9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95" style:family="table-cell">
      <style:table-cell-properties fo:border-top="none" fo:border-left="0.0034in solid #B2B2B2" fo:border-bottom="0.0034in solid #B2B2B2" fo:border-right="none" fo:background-color="#DDDDDD" style:writing-mode="lr-tb" style:vertical-align="middle" fo:padding-top="0.0381in" fo:padding-left="0.0381in" fo:padding-bottom="0.0381in" fo:padding-right="0.0381in"/>
    </style:style>
    <style:style style:name="P29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97" style:family="table-cell">
      <style:table-cell-properties fo:border-top="none" fo:border-left="0.0034in solid #B2B2B2" fo:border-bottom="0.0034in solid #B2B2B2" fo:border-right="0.0034in solid #B2B2B2" fo:background-color="#DDDDDD" style:writing-mode="lr-tb" style:vertical-align="middle" fo:padding-top="0.0381in" fo:padding-left="0.0381in" fo:padding-bottom="0.0381in" fo:padding-right="0.0381in"/>
    </style:style>
    <style:style style:name="P29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99" style:family="table-row">
      <style:table-row-properties style:use-optimal-row-height="false" fo:keep-together="always"/>
    </style:style>
    <style:style style:name="TableCell300" style:family="table-cell">
      <style:table-cell-properties fo:border-top="none" fo:border-left="0.0034in solid #B2B2B2" fo:border-bottom="0.0034in solid #B2B2B2" fo:border-right="none" fo:background-color="#FFFFFF" style:writing-mode="lr-tb" style:vertical-align="middle" fo:padding-top="0.0381in" fo:padding-left="0.0381in" fo:padding-bottom="0.0381in" fo:padding-right="0.0381in"/>
    </style:style>
    <style:style style:name="P301" style:parent-style-name="TableContents" style:family="paragraph">
      <style:paragraph-properties fo:text-align="center"/>
      <style:text-properties style:font-name="FreeMono" fo:font-size="11pt" style:font-size-asian="11pt" style:font-size-complex="11pt"/>
    </style:style>
    <style:style style:name="TableCell302" style:family="table-cell">
      <style:table-cell-properties fo:border-top="none" fo:border-left="0.0034in solid #B2B2B2" fo:border-bottom="0.0034in solid #B2B2B2" fo:border-right="0.0034in solid #B2B2B2" fo:background-color="#FFFFFF" style:writing-mode="lr-tb" style:vertical-align="middle" fo:padding-top="0.0381in" fo:padding-left="0.0381in" fo:padding-bottom="0.0381in" fo:padding-right="0.0381in"/>
    </style:style>
    <style:style style:name="P303" style:parent-style-name="TableContents" style:family="paragraph">
      <style:paragraph-properties fo:text-align="center"/>
      <style:text-properties style:font-name="FreeMono" fo:font-size="11pt" style:font-size-asian="11pt" style:font-size-complex="11pt"/>
    </style:style>
    <style:style style:name="P304" style:parent-style-name="Textbody" style:family="paragraph">
      <style:paragraph-properties fo:text-align="justify" fo:margin-top="0.1652in" fo:margin-bottom="0in"/>
    </style:style>
    <style:style style:name="T305" style:parent-style-name="Policepardéfaut" style:family="text">
      <style:text-properties style:font-name="FreeMono" fo:font-size="11pt" style:font-size-asian="11pt" style:font-size-complex="11pt"/>
    </style:style>
    <style:style style:name="T306" style:parent-style-name="Policepardéfaut" style:family="text">
      <style:text-properties fo:font-size="11pt" style:font-size-asian="11pt" style:font-size-complex="11pt"/>
    </style:style>
    <style:style style:name="T307" style:parent-style-name="Policepardéfaut" style:family="text">
      <style:text-properties fo:font-size="11pt" style:font-size-asian="11pt" style:font-size-complex="11pt"/>
    </style:style>
    <style:style style:name="T308" style:parent-style-name="Policepardéfaut" style:family="text">
      <style:text-properties fo:font-style="italic" style:font-style-asian="italic" style:font-style-complex="italic" fo:font-size="11pt" style:font-size-asian="11pt" style:font-size-complex="11pt"/>
    </style:style>
    <style:style style:name="T309" style:parent-style-name="Policepardéfaut" style:family="text">
      <style:text-properties fo:font-size="11pt" style:font-size-asian="11pt" style:font-size-complex="11pt"/>
    </style:style>
    <style:style style:name="T310" style:parent-style-name="Policepardéfaut" style:family="text">
      <style:text-properties style:font-name="FreeMono" fo:font-size="11pt" style:font-size-asian="11pt" style:font-size-complex="11pt"/>
    </style:style>
    <style:style style:name="T311" style:parent-style-name="Policepardéfaut" style:family="text">
      <style:text-properties fo:font-size="11pt" style:font-size-asian="11pt" style:font-size-complex="11pt"/>
    </style:style>
    <style:style style:name="T312" style:parent-style-name="Policepardéfaut" style:family="text">
      <style:text-properties style:font-name="FreeMono" fo:font-size="11pt" style:font-size-asian="11pt" style:font-size-complex="11pt"/>
    </style:style>
    <style:style style:name="T313" style:parent-style-name="Policepardéfaut" style:family="text">
      <style:text-properties fo:font-size="11pt" style:font-size-asian="11pt" style:font-size-complex="11pt"/>
    </style:style>
    <style:style style:name="T314" style:parent-style-name="Policepardéfaut" style:family="text">
      <style:text-properties fo:font-style="italic" style:font-style-asian="italic" style:font-style-complex="italic" fo:font-size="11pt" style:font-size-asian="11pt" style:font-size-complex="11pt"/>
    </style:style>
    <style:style style:name="T315" style:parent-style-name="Policepardéfaut" style:family="text">
      <style:text-properties fo:font-size="11pt" style:font-size-asian="11pt" style:font-size-complex="11pt"/>
    </style:style>
    <style:style style:name="T316" style:parent-style-name="Policepardéfaut" style:family="text">
      <style:text-properties style:font-name="FreeMono" fo:font-size="11pt" style:font-size-asian="11pt" style:font-size-complex="11pt"/>
    </style:style>
    <style:style style:name="T317" style:parent-style-name="Policepardéfaut" style:family="text">
      <style:text-properties fo:font-size="11pt" style:font-size-asian="11pt" style:font-size-complex="11pt"/>
    </style:style>
    <style:style style:name="P318" style:parent-style-name="Textbody" style:family="paragraph">
      <style:paragraph-properties fo:text-align="justify" fo:margin-top="0.1652in" fo:margin-bottom="0in"/>
    </style:style>
    <style:style style:name="T319" style:parent-style-name="Policepardéfaut" style:family="text">
      <style:text-properties style:font-name="FreeMono" fo:font-size="11pt" style:font-size-asian="11pt" style:font-size-complex="11pt"/>
    </style:style>
    <style:style style:name="T320" style:parent-style-name="Policepardéfaut" style:family="text">
      <style:text-properties fo:font-size="11pt" style:font-size-asian="11pt" style:font-size-complex="11pt"/>
    </style:style>
    <style:style style:name="T321" style:parent-style-name="Policepardéfaut" style:family="text">
      <style:text-properties fo:font-style="italic" style:font-style-asian="italic" style:font-style-complex="italic" fo:font-size="11pt" style:font-size-asian="11pt" style:font-size-complex="11pt"/>
    </style:style>
    <style:style style:name="T322" style:parent-style-name="Policepardéfaut" style:family="text">
      <style:text-properties fo:font-size="11pt" style:font-size-asian="11pt" style:font-size-complex="11pt"/>
    </style:style>
    <style:style style:name="P323" style:parent-style-name="Textbody" style:family="paragraph">
      <style:paragraph-properties fo:text-align="justify"/>
    </style:style>
    <style:style style:name="T324" style:parent-style-name="Policepardéfaut" style:family="text">
      <style:text-properties fo:font-style="italic" style:font-style-asian="italic" style:font-style-complex="italic"/>
    </style:style>
    <style:style style:name="T325" style:parent-style-name="Policepardéfaut" style:family="text">
      <style:text-properties fo:font-style="italic" style:font-style-asian="italic" style:font-style-complex="italic"/>
    </style:style>
    <style:style style:name="T326" style:parent-style-name="Policepardéfaut" style:family="text">
      <style:text-properties fo:font-style="italic" style:font-style-asian="italic" style:font-style-complex="italic"/>
    </style:style>
    <style:style style:name="P327" style:parent-style-name="Textbody" style:family="paragraph">
      <style:paragraph-properties fo:text-align="justify" fo:margin-top="0.1652in" fo:margin-bottom="0in"/>
    </style:style>
    <style:style style:name="T328" style:parent-style-name="Policepardéfaut" style:family="text">
      <style:text-properties fo:font-style="italic" style:font-style-asian="italic" style:font-style-complex="italic"/>
    </style:style>
    <style:style style:name="TableColumn330" style:family="table-column">
      <style:table-column-properties style:column-width="1.5312in" style:use-optimal-column-width="false"/>
    </style:style>
    <style:style style:name="TableColumn331" style:family="table-column">
      <style:table-column-properties style:column-width="5.1666in" style:use-optimal-column-width="false"/>
    </style:style>
    <style:style style:name="Table329" style:family="table">
      <style:table-properties style:width="6.6979in" fo:margin-left="0in" table:align="left"/>
    </style:style>
    <style:style style:name="TableRow332" style:family="table-row">
      <style:table-row-properties style:use-optimal-row-height="false" fo:keep-together="always"/>
    </style:style>
    <style:style style:name="TableCell333" style:family="table-cell">
      <style:table-cell-properties fo:border="0.0034in solid #B2B2B2" fo:background-color="#DDDDDD" style:writing-mode="lr-tb" fo:padding-top="0.0381in" fo:padding-left="0.0381in" fo:padding-bottom="0.0381in" fo:padding-right="0.0381in"/>
    </style:style>
    <style:style style:name="P334" style:parent-style-name="TableContents" style:family="paragraph">
      <style:paragraph-properties fo:text-align="center"/>
      <style:text-properties fo:font-weight="bold" style:font-weight-asian="bold" style:font-weight-complex="bold"/>
    </style:style>
    <style:style style:name="TableRow335" style:family="table-row">
      <style:table-row-properties style:use-optimal-row-height="false" fo:keep-together="always"/>
    </style:style>
    <style:style style:name="TableCell33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37" style:parent-style-name="Textbody" style:family="paragraph">
      <style:paragraph-properties fo:margin-bottom="0in"/>
      <style:text-properties fo:font-size="11pt" style:font-size-asian="11pt" style:font-size-complex="11pt"/>
    </style:style>
    <style:style style:name="T338" style:parent-style-name="Policepardéfaut" style:family="text">
      <style:text-properties fo:font-size="11pt" style:font-size-asian="11pt" style:font-size-complex="11pt"/>
    </style:style>
    <style:style style:name="T339" style:parent-style-name="Policepardéfaut" style:family="text">
      <style:text-properties fo:font-size="11pt" style:font-size-asian="11pt" style:font-size-complex="11pt"/>
    </style:style>
    <style:style style:name="T340" style:parent-style-name="Policepardéfaut" style:family="text">
      <style:text-properties style:text-position="super 63.6%" fo:font-size="11pt" style:font-size-asian="11pt" style:font-size-complex="11pt"/>
    </style:style>
    <style:style style:name="T341" style:parent-style-name="Policepardéfaut" style:family="text">
      <style:text-properties fo:font-size="11pt" style:font-size-asian="11pt" style:font-size-complex="11pt"/>
    </style:style>
    <style:style style:name="TableRow342" style:family="table-row">
      <style:table-row-properties style:use-optimal-row-height="false" fo:keep-together="always"/>
    </style:style>
    <style:style style:name="TableCell34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44" style:parent-style-name="Policepardéfaut" style:family="text">
      <style:text-properties style:font-name="FreeMono" fo:font-size="11pt" style:font-size-asian="11pt" style:font-size-complex="11pt"/>
    </style:style>
    <style:style style:name="T345" style:parent-style-name="Policepardéfaut" style:family="text">
      <style:text-properties fo:font-size="11pt" style:font-size-asian="11pt" style:font-size-complex="11pt"/>
    </style:style>
    <style:style style:name="TableCell34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7" style:parent-style-name="TableContents" style:family="paragraph">
      <style:text-properties fo:font-size="11pt" style:font-size-asian="11pt" style:font-size-complex="11pt"/>
    </style:style>
    <style:style style:name="TableRow348" style:family="table-row">
      <style:table-row-properties style:use-optimal-row-height="false" fo:keep-together="always"/>
    </style:style>
    <style:style style:name="TableCell34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50" style:parent-style-name="TableContents" style:family="paragraph">
      <style:text-properties fo:font-size="11pt" style:font-size-asian="11pt" style:font-size-complex="11pt"/>
    </style:style>
    <style:style style:name="TableCell35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T352" style:parent-style-name="Policepardéfaut" style:family="text">
      <style:text-properties fo:font-size="11pt" style:font-size-asian="11pt" style:font-size-complex="11pt"/>
    </style:style>
    <style:style style:name="T353" style:parent-style-name="Policepardéfaut" style:family="text">
      <style:text-properties fo:font-style="italic" style:font-style-asian="italic" style:font-style-complex="italic" fo:font-size="11pt" style:font-size-asian="11pt" style:font-size-complex="11pt"/>
    </style:style>
    <style:style style:name="T354" style:parent-style-name="Policepardéfaut" style:family="text">
      <style:text-properties fo:font-size="11pt" style:font-size-asian="11pt" style:font-size-complex="11pt"/>
    </style:style>
    <style:style style:name="TableRow355" style:family="table-row">
      <style:table-row-properties style:use-optimal-row-height="false" fo:keep-together="always"/>
    </style:style>
    <style:style style:name="TableCell35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57" style:parent-style-name="Policepardéfaut" style:family="text">
      <style:text-properties fo:font-size="11pt" style:font-size-asian="11pt" style:font-size-complex="11pt"/>
    </style:style>
    <style:style style:name="T358" style:parent-style-name="Policepardéfaut" style:family="text">
      <style:text-properties fo:font-style="italic" style:font-style-asian="italic" style:font-style-complex="italic" fo:font-size="11pt" style:font-size-asian="11pt" style:font-size-complex="11pt"/>
    </style:style>
    <style:style style:name="T359" style:parent-style-name="Policepardéfaut" style:family="text">
      <style:text-properties fo:font-size="11pt" style:font-size-asian="11pt" style:font-size-complex="11pt"/>
    </style:style>
    <style:style style:name="TableCell3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1" style:parent-style-name="TableContents" style:family="paragraph">
      <style:text-properties fo:font-size="11pt" style:font-size-asian="11pt" style:font-size-complex="11pt"/>
    </style:style>
    <style:style style:name="TableRow362" style:family="table-row">
      <style:table-row-properties style:use-optimal-row-height="false" fo:keep-together="always"/>
    </style:style>
    <style:style style:name="TableCell36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4" style:parent-style-name="TableContents" style:family="paragraph">
      <style:text-properties fo:font-size="11pt" style:font-size-asian="11pt" style:font-size-complex="11pt"/>
    </style:style>
    <style:style style:name="TableCell36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6" style:parent-style-name="TableContents" style:family="paragraph">
      <style:text-properties fo:font-size="11pt" style:font-size-asian="11pt" style:font-size-complex="11pt"/>
    </style:style>
    <style:style style:name="TableColumn368" style:family="table-column">
      <style:table-column-properties style:column-width="1.5312in" style:use-optimal-column-width="false"/>
    </style:style>
    <style:style style:name="TableColumn369" style:family="table-column">
      <style:table-column-properties style:column-width="5.1666in" style:use-optimal-column-width="false"/>
    </style:style>
    <style:style style:name="Table367" style:family="table">
      <style:table-properties style:width="6.6979in" fo:margin-left="0in" table:align="left"/>
    </style:style>
    <style:style style:name="TableRow370" style:family="table-row">
      <style:table-row-properties style:use-optimal-row-height="false" fo:keep-together="always"/>
    </style:style>
    <style:style style:name="TableCell371" style:family="table-cell">
      <style:table-cell-properties fo:border="0.0034in solid #B2B2B2" fo:background-color="#DDDDDD" style:writing-mode="lr-tb" fo:padding-top="0.0381in" fo:padding-left="0.0381in" fo:padding-bottom="0.0381in" fo:padding-right="0.0381in"/>
    </style:style>
    <style:style style:name="P372" style:parent-style-name="TableContents" style:family="paragraph">
      <style:paragraph-properties fo:text-align="center"/>
      <style:text-properties fo:font-weight="bold" style:font-weight-asian="bold" style:font-weight-complex="bold"/>
    </style:style>
    <style:style style:name="TableRow373" style:family="table-row">
      <style:table-row-properties style:use-optimal-row-height="false" fo:keep-together="always"/>
    </style:style>
    <style:style style:name="TableCell37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5" style:parent-style-name="Textbody" style:family="paragraph">
      <style:paragraph-properties fo:margin-bottom="0in"/>
      <style:text-properties fo:font-size="11pt" style:font-size-asian="11pt" style:font-size-complex="11pt"/>
    </style:style>
    <style:style style:name="P376" style:parent-style-name="Textbody" style:family="paragraph">
      <style:paragraph-properties fo:margin-bottom="0in"/>
      <style:text-properties fo:font-size="11pt" style:font-size-asian="11pt" style:font-size-complex="11pt"/>
    </style:style>
    <style:style style:name="TableRow377" style:family="table-row">
      <style:table-row-properties style:use-optimal-row-height="false" fo:keep-together="always"/>
    </style:style>
    <style:style style:name="TableCell37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79" style:parent-style-name="Policepardéfaut" style:family="text">
      <style:text-properties style:font-name="FreeMono" fo:font-size="11pt" style:font-size-asian="11pt" style:font-size-complex="11pt"/>
    </style:style>
    <style:style style:name="T380" style:parent-style-name="Policepardéfaut" style:family="text">
      <style:text-properties fo:font-size="11pt" style:font-size-asian="11pt" style:font-size-complex="11pt"/>
    </style:style>
    <style:style style:name="TableCell38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2" style:parent-style-name="TableContents" style:family="paragraph">
      <style:text-properties fo:font-size="11pt" style:font-size-asian="11pt" style:font-size-complex="11pt"/>
    </style:style>
    <style:style style:name="TableRow383" style:family="table-row">
      <style:table-row-properties style:use-optimal-row-height="false" fo:keep-together="always"/>
    </style:style>
    <style:style style:name="TableCell38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5" style:parent-style-name="TableContents" style:family="paragraph">
      <style:text-properties fo:font-size="11pt" style:font-size-asian="11pt" style:font-size-complex="11pt"/>
    </style:style>
    <style:style style:name="TableCell38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T387" style:parent-style-name="Policepardéfaut" style:family="text">
      <style:text-properties fo:font-size="11pt" style:font-size-asian="11pt" style:font-size-complex="11pt"/>
    </style:style>
    <style:style style:name="T388" style:parent-style-name="Policepardéfaut" style:family="text">
      <style:text-properties fo:font-style="italic" style:font-style-asian="italic" style:font-style-complex="italic" fo:font-size="11pt" style:font-size-asian="11pt" style:font-size-complex="11pt"/>
    </style:style>
    <style:style style:name="T389" style:parent-style-name="Policepardéfaut" style:family="text">
      <style:text-properties fo:font-size="11pt" style:font-size-asian="11pt" style:font-size-complex="11pt"/>
    </style:style>
    <style:style style:name="TableRow390" style:family="table-row">
      <style:table-row-properties style:use-optimal-row-height="false" fo:keep-together="always"/>
    </style:style>
    <style:style style:name="TableCell39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92" style:parent-style-name="Policepardéfaut" style:family="text">
      <style:text-properties fo:font-size="11pt" style:font-size-asian="11pt" style:font-size-complex="11pt"/>
    </style:style>
    <style:style style:name="T393" style:parent-style-name="Policepardéfaut" style:family="text">
      <style:text-properties fo:font-style="italic" style:font-style-asian="italic" style:font-style-complex="italic" fo:font-size="11pt" style:font-size-asian="11pt" style:font-size-complex="11pt"/>
    </style:style>
    <style:style style:name="T394" style:parent-style-name="Policepardéfaut" style:family="text">
      <style:text-properties fo:font-size="11pt" style:font-size-asian="11pt" style:font-size-complex="11pt"/>
    </style:style>
    <style:style style:name="TableCell39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6" style:parent-style-name="TableContents" style:family="paragraph">
      <style:text-properties fo:font-size="11pt" style:font-size-asian="11pt" style:font-size-complex="11pt"/>
    </style:style>
    <style:style style:name="TableRow397" style:family="table-row">
      <style:table-row-properties style:use-optimal-row-height="false" fo:keep-together="always"/>
    </style:style>
    <style:style style:name="TableCell39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99" style:parent-style-name="TableContents" style:family="paragraph">
      <style:text-properties fo:font-size="11pt" style:font-size-asian="11pt" style:font-size-complex="11pt"/>
    </style:style>
    <style:style style:name="TableCell40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1" style:parent-style-name="TableContents" style:family="paragraph">
      <style:text-properties fo:font-size="11pt" style:font-size-asian="11pt" style:font-size-complex="11pt"/>
    </style:style>
    <style:style style:name="TableColumn403" style:family="table-column">
      <style:table-column-properties style:column-width="1.5312in" style:use-optimal-column-width="false"/>
    </style:style>
    <style:style style:name="TableColumn404" style:family="table-column">
      <style:table-column-properties style:column-width="5.1666in" style:use-optimal-column-width="false"/>
    </style:style>
    <style:style style:name="Table402" style:family="table">
      <style:table-properties style:width="6.6979in" fo:margin-left="0in" table:align="left"/>
    </style:style>
    <style:style style:name="TableRow405" style:family="table-row">
      <style:table-row-properties style:use-optimal-row-height="false" fo:keep-together="always"/>
    </style:style>
    <style:style style:name="TableCell406" style:family="table-cell">
      <style:table-cell-properties fo:border="0.0034in solid #B2B2B2" fo:background-color="#DDDDDD" style:writing-mode="lr-tb" fo:padding-top="0.0381in" fo:padding-left="0.0381in" fo:padding-bottom="0.0381in" fo:padding-right="0.0381in"/>
    </style:style>
    <style:style style:name="P407" style:parent-style-name="TableContents" style:family="paragraph">
      <style:paragraph-properties fo:text-align="center"/>
      <style:text-properties fo:font-weight="bold" style:font-weight-asian="bold" style:font-weight-complex="bold"/>
    </style:style>
    <style:style style:name="TableRow408" style:family="table-row">
      <style:table-row-properties style:use-optimal-row-height="false" fo:keep-together="always"/>
    </style:style>
    <style:style style:name="TableCell40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10" style:parent-style-name="Textbody" style:family="paragraph">
      <style:paragraph-properties fo:text-align="justify" fo:margin-bottom="0in"/>
      <style:text-properties fo:font-size="11pt" style:font-size-asian="11pt" style:font-size-complex="11pt"/>
    </style:style>
    <style:style style:name="P411" style:parent-style-name="Textbody" style:family="paragraph">
      <style:paragraph-properties fo:text-align="justify" fo:margin-bottom="0.0784in"/>
      <style:text-properties fo:font-size="11pt" style:font-size-asian="11pt" style:font-size-complex="11pt"/>
    </style:style>
    <style:style style:name="TableColumn413" style:family="table-column">
      <style:table-column-properties style:column-width="2.2833in" style:use-optimal-column-width="false"/>
    </style:style>
    <style:style style:name="TableColumn414" style:family="table-column">
      <style:table-column-properties style:column-width="1.0611in" style:use-optimal-column-width="false"/>
    </style:style>
    <style:style style:name="TableColumn415" style:family="table-column">
      <style:table-column-properties style:column-width="1.0673in" style:use-optimal-column-width="false"/>
    </style:style>
    <style:style style:name="TableColumn416" style:family="table-column">
      <style:table-column-properties style:column-width="0.3881in" style:use-optimal-column-width="false"/>
    </style:style>
    <style:style style:name="TableColumn417" style:family="table-column">
      <style:table-column-properties style:column-width="0.3944in" style:use-optimal-column-width="false"/>
    </style:style>
    <style:style style:name="TableColumn418" style:family="table-column">
      <style:table-column-properties style:column-width="0.3562in" style:use-optimal-column-width="false"/>
    </style:style>
    <style:style style:name="TableColumn419" style:family="table-column">
      <style:table-column-properties style:column-width="0.3555in" style:use-optimal-column-width="false"/>
    </style:style>
    <style:style style:name="TableColumn420" style:family="table-column">
      <style:table-column-properties style:column-width="0.3562in" style:use-optimal-column-width="false"/>
    </style:style>
    <style:style style:name="TableColumn421" style:family="table-column">
      <style:table-column-properties style:column-width="0.359in" style:use-optimal-column-width="false"/>
    </style:style>
    <style:style style:name="Table412" style:family="table">
      <style:table-properties style:width="6.6215in" fo:margin-left="0in" table:align="left"/>
    </style:style>
    <style:style style:name="TableRow422" style:family="table-row">
      <style:table-row-properties style:use-optimal-row-height="false" fo:keep-together="always"/>
    </style:style>
    <style:style style:name="TableCell423"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42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425" style:family="table-cell">
      <style:table-cell-properties fo:border="0.0034in solid #B2B2B2" fo:background-color="#DDDDDD" style:writing-mode="lr-tb" fo:padding-top="0.0381in" fo:padding-left="0.0381in" fo:padding-bottom="0.0381in" fo:padding-right="0.0381in"/>
    </style:style>
    <style:style style:name="P42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427" style:family="table-row">
      <style:table-row-properties style:use-optimal-row-height="false" fo:keep-together="always"/>
    </style:style>
    <style:style style:name="TableCell42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29" style:parent-style-name="TableContents" style:family="paragraph">
      <style:paragraph-properties fo:text-align="center"/>
      <style:text-properties fo:font-size="11pt" style:font-size-asian="11pt" style:font-size-complex="11pt"/>
    </style:style>
    <style:style style:name="TableCell43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31" style:parent-style-name="TableContents" style:family="paragraph">
      <style:paragraph-properties fo:text-align="center"/>
      <style:text-properties fo:font-size="11pt" style:font-size-asian="11pt" style:font-size-complex="11pt"/>
    </style:style>
    <style:style style:name="TableCell43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33" style:parent-style-name="TableContents" style:family="paragraph">
      <style:paragraph-properties fo:text-align="center"/>
      <style:text-properties fo:font-size="11pt" style:font-size-asian="11pt" style:font-size-complex="11pt"/>
    </style:style>
    <style:style style:name="TableCell43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35" style:parent-style-name="TableContents" style:family="paragraph">
      <style:paragraph-properties fo:text-align="center"/>
      <style:text-properties fo:font-size="11pt" style:font-size-asian="11pt" style:font-size-complex="11pt"/>
    </style:style>
    <style:style style:name="TableCell43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37" style:parent-style-name="TableContents" style:family="paragraph">
      <style:paragraph-properties fo:text-align="center"/>
      <style:text-properties fo:font-size="11pt" style:font-size-asian="11pt" style:font-size-complex="11pt"/>
    </style:style>
    <style:style style:name="TableCell43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39" style:parent-style-name="TableContents" style:family="paragraph">
      <style:paragraph-properties fo:text-align="center"/>
      <style:text-properties fo:font-size="11pt" style:font-size-asian="11pt" style:font-size-complex="11pt"/>
    </style:style>
    <style:style style:name="TableCell44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41" style:parent-style-name="TableContents" style:family="paragraph">
      <style:paragraph-properties fo:text-align="center"/>
      <style:text-properties fo:font-size="11pt" style:font-size-asian="11pt" style:font-size-complex="11pt"/>
    </style:style>
    <style:style style:name="TableCell44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443" style:parent-style-name="TableContents" style:family="paragraph">
      <style:paragraph-properties fo:text-align="center"/>
      <style:text-properties fo:font-size="11pt" style:font-size-asian="11pt" style:font-size-complex="11pt"/>
    </style:style>
    <style:style style:name="TableCell444"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445" style:parent-style-name="TableContents" style:family="paragraph">
      <style:paragraph-properties fo:text-align="center"/>
      <style:text-properties fo:font-size="11pt" style:font-size-asian="11pt" style:font-size-complex="11pt"/>
    </style:style>
    <style:style style:name="TableRow446" style:family="table-row">
      <style:table-row-properties style:min-row-height="0.275in" style:use-optimal-row-height="false"/>
    </style:style>
    <style:style style:name="TableCell44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48" style:parent-style-name="TableContents" style:family="paragraph">
      <style:paragraph-properties fo:text-align="center"/>
      <style:text-properties style:font-name="FreeMono" fo:font-size="11pt" style:font-size-asian="11pt" style:font-size-complex="11pt"/>
    </style:style>
    <style:style style:name="TableCell44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50" style:parent-style-name="TableContents" style:family="paragraph">
      <style:paragraph-properties fo:text-align="center"/>
      <style:text-properties style:font-name="FreeMono" fo:font-size="11pt" style:font-size-asian="11pt" style:font-size-complex="11pt"/>
    </style:style>
    <style:style style:name="TableCell45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52" style:parent-style-name="TableContents" style:family="paragraph">
      <style:paragraph-properties fo:text-align="center"/>
      <style:text-properties style:font-name="FreeMono" fo:font-size="11pt" style:font-size-asian="11pt" style:font-size-complex="11pt"/>
    </style:style>
    <style:style style:name="TableCell45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54" style:parent-style-name="TableContents" style:family="paragraph">
      <style:paragraph-properties fo:text-align="center"/>
      <style:text-properties style:font-name="FreeMono" fo:font-size="11pt" style:font-size-asian="11pt" style:font-size-complex="11pt"/>
    </style:style>
    <style:style style:name="P455" style:parent-style-name="Textbody" style:family="paragraph">
      <style:paragraph-properties fo:margin-top="0.0784in" fo:margin-bottom="0in"/>
      <style:text-properties fo:font-size="11pt" style:font-size-asian="11pt" style:font-size-complex="11pt"/>
    </style:style>
    <style:style style:name="P456" style:parent-style-name="Textbody" style:family="paragraph">
      <style:paragraph-properties fo:margin-bottom="0in"/>
    </style:style>
    <style:style style:name="T457" style:parent-style-name="Policepardéfaut" style:family="text">
      <style:text-properties fo:font-size="11pt" style:font-size-asian="11pt" style:font-size-complex="11pt"/>
    </style:style>
    <style:style style:name="T458" style:parent-style-name="Policepardéfaut" style:family="text">
      <style:text-properties style:font-name="FreeMono" fo:font-size="11pt" style:font-size-asian="11pt" style:font-size-complex="11pt"/>
    </style:style>
    <style:style style:name="P459" style:parent-style-name="Textbody" style:family="paragraph">
      <style:paragraph-properties fo:margin-bottom="0in"/>
    </style:style>
    <style:style style:name="T460" style:parent-style-name="Policepardéfaut" style:family="text">
      <style:text-properties style:font-name="FreeMono" fo:font-size="11pt" style:font-size-asian="11pt" style:font-size-complex="11pt"/>
    </style:style>
    <style:style style:name="T461" style:parent-style-name="Policepardéfaut" style:family="text">
      <style:text-properties fo:font-size="11pt" style:font-size-asian="11pt" style:font-size-complex="11pt"/>
    </style:style>
    <style:style style:name="T462" style:parent-style-name="Policepardéfaut" style:family="text">
      <style:text-properties style:font-name="FreeMono" fo:font-size="11pt" style:font-size-asian="11pt" style:font-size-complex="11pt"/>
    </style:style>
    <style:style style:name="T463" style:parent-style-name="Policepardéfaut" style:family="text">
      <style:text-properties fo:font-size="11pt" style:font-size-asian="11pt" style:font-size-complex="11pt"/>
    </style:style>
    <style:style style:name="T464" style:parent-style-name="Policepardéfaut" style:family="text">
      <style:text-properties style:font-name="FreeMono" fo:font-size="11pt" style:font-size-asian="11pt" style:font-size-complex="11pt"/>
    </style:style>
    <style:style style:name="T465" style:parent-style-name="Policepardéfaut" style:family="text">
      <style:text-properties fo:font-size="11pt" style:font-size-asian="11pt" style:font-size-complex="11pt"/>
    </style:style>
    <style:style style:name="P466" style:parent-style-name="Textbody" style:family="paragraph">
      <style:paragraph-properties fo:margin-bottom="0in"/>
    </style:style>
    <style:style style:name="T467" style:parent-style-name="Policepardéfaut" style:family="text">
      <style:text-properties style:font-name="FreeMono" fo:font-size="11pt" style:font-size-asian="11pt" style:font-size-complex="11pt"/>
    </style:style>
    <style:style style:name="T468" style:parent-style-name="Policepardéfaut" style:family="text">
      <style:text-properties fo:font-size="11pt" style:font-size-asian="11pt" style:font-size-complex="11pt"/>
    </style:style>
    <style:style style:name="T469" style:parent-style-name="Policepardéfaut" style:family="text">
      <style:text-properties style:font-name="FreeMono" fo:font-size="11pt" style:font-size-asian="11pt" style:font-size-complex="11pt"/>
    </style:style>
    <style:style style:name="T470" style:parent-style-name="Policepardéfaut" style:family="text">
      <style:text-properties fo:font-size="11pt" style:font-size-asian="11pt" style:font-size-complex="11pt"/>
    </style:style>
    <style:style style:name="T471" style:parent-style-name="Policepardéfaut" style:family="text">
      <style:text-properties style:font-name="FreeMono" fo:font-size="11pt" style:font-size-asian="11pt" style:font-size-complex="11pt"/>
    </style:style>
    <style:style style:name="T472" style:parent-style-name="Policepardéfaut" style:family="text">
      <style:text-properties fo:font-size="11pt" style:font-size-asian="11pt" style:font-size-complex="11pt"/>
    </style:style>
    <style:style style:name="P473" style:parent-style-name="Textbody" style:family="paragraph">
      <style:paragraph-properties fo:margin-bottom="0in"/>
      <style:text-properties fo:font-size="11pt" style:font-size-asian="11pt" style:font-size-complex="11pt"/>
    </style:style>
    <style:style style:name="TableRow474" style:family="table-row">
      <style:table-row-properties style:use-optimal-row-height="false" fo:keep-together="always"/>
    </style:style>
    <style:style style:name="TableCell47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76" style:parent-style-name="Policepardéfaut" style:family="text">
      <style:text-properties style:font-name="FreeMono" fo:font-size="11pt" style:font-size-asian="11pt" style:font-size-complex="11pt"/>
    </style:style>
    <style:style style:name="T477" style:parent-style-name="Policepardéfaut" style:family="text">
      <style:text-properties fo:font-size="11pt" style:font-size-asian="11pt" style:font-size-complex="11pt"/>
    </style:style>
    <style:style style:name="TableCell47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79" style:parent-style-name="TableContents" style:family="paragraph">
      <style:text-properties fo:font-size="11pt" style:font-size-asian="11pt" style:font-size-complex="11pt"/>
    </style:style>
    <style:style style:name="TableRow480" style:family="table-row">
      <style:table-row-properties style:use-optimal-row-height="false" fo:keep-together="always"/>
    </style:style>
    <style:style style:name="TableCell48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82" style:parent-style-name="TableContents" style:family="paragraph">
      <style:text-properties fo:font-size="11pt" style:font-size-asian="11pt" style:font-size-complex="11pt"/>
    </style:style>
    <style:style style:name="TableCell48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84" style:parent-style-name="TableContents" style:family="paragraph">
      <style:text-properties fo:font-size="11pt" style:font-size-asian="11pt" style:font-size-complex="11pt"/>
    </style:style>
    <style:style style:name="TableRow485" style:family="table-row">
      <style:table-row-properties style:use-optimal-row-height="false" fo:keep-together="always"/>
    </style:style>
    <style:style style:name="TableCell48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87" style:parent-style-name="Policepardéfaut" style:family="text">
      <style:text-properties fo:font-size="11pt" style:font-size-asian="11pt" style:font-size-complex="11pt"/>
    </style:style>
    <style:style style:name="T488" style:parent-style-name="Policepardéfaut" style:family="text">
      <style:text-properties fo:font-style="italic" style:font-style-asian="italic" style:font-style-complex="italic" fo:font-size="11pt" style:font-size-asian="11pt" style:font-size-complex="11pt"/>
    </style:style>
    <style:style style:name="T489" style:parent-style-name="Policepardéfaut" style:family="text">
      <style:text-properties fo:font-size="11pt" style:font-size-asian="11pt" style:font-size-complex="11pt"/>
    </style:style>
    <style:style style:name="TableCell49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91" style:parent-style-name="TableContents" style:family="paragraph">
      <style:text-properties fo:font-size="11pt" style:font-size-asian="11pt" style:font-size-complex="11pt"/>
    </style:style>
    <style:style style:name="TableRow492" style:family="table-row">
      <style:table-row-properties style:use-optimal-row-height="false" fo:keep-together="always"/>
    </style:style>
    <style:style style:name="TableCell49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94" style:parent-style-name="TableContents" style:family="paragraph">
      <style:text-properties fo:font-size="11pt" style:font-size-asian="11pt" style:font-size-complex="11pt"/>
    </style:style>
    <style:style style:name="TableCell49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96" style:parent-style-name="TableContents" style:family="paragraph">
      <style:text-properties fo:font-size="11pt" style:font-size-asian="11pt" style:font-size-complex="11pt"/>
    </style:style>
    <style:style style:name="TableColumn498" style:family="table-column">
      <style:table-column-properties style:column-width="1.5312in" style:use-optimal-column-width="false"/>
    </style:style>
    <style:style style:name="TableColumn499" style:family="table-column">
      <style:table-column-properties style:column-width="5.1666in" style:use-optimal-column-width="false"/>
    </style:style>
    <style:style style:name="Table497" style:family="table">
      <style:table-properties style:width="6.6979in" fo:margin-left="0in" table:align="left"/>
    </style:style>
    <style:style style:name="TableRow500" style:family="table-row">
      <style:table-row-properties style:use-optimal-row-height="false" fo:keep-together="always"/>
    </style:style>
    <style:style style:name="TableCell501" style:family="table-cell">
      <style:table-cell-properties fo:border="0.0034in solid #B2B2B2" fo:background-color="#DDDDDD" style:writing-mode="lr-tb" fo:padding-top="0.0381in" fo:padding-left="0.0381in" fo:padding-bottom="0.0381in" fo:padding-right="0.0381in"/>
    </style:style>
    <style:style style:name="P502" style:parent-style-name="TableContents" style:family="paragraph">
      <style:paragraph-properties fo:text-align="center"/>
      <style:text-properties fo:font-weight="bold" style:font-weight-asian="bold" style:font-weight-complex="bold"/>
    </style:style>
    <style:style style:name="TableRow503" style:family="table-row">
      <style:table-row-properties style:use-optimal-row-height="false" fo:keep-together="always"/>
    </style:style>
    <style:style style:name="TableCell50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05" style:parent-style-name="Textbody" style:family="paragraph">
      <style:paragraph-properties fo:text-align="justify" fo:margin-bottom="0in"/>
      <style:text-properties fo:font-size="11pt" style:font-size-asian="11pt" style:font-size-complex="11pt"/>
    </style:style>
    <style:style style:name="P506" style:parent-style-name="Textbody" style:family="paragraph">
      <style:paragraph-properties fo:margin-bottom="0in"/>
      <style:text-properties fo:font-size="11pt" style:font-size-asian="11pt" style:font-size-complex="11pt"/>
    </style:style>
    <style:style style:name="TableRow507" style:family="table-row">
      <style:table-row-properties style:use-optimal-row-height="false" fo:keep-together="always"/>
    </style:style>
    <style:style style:name="TableCell50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509" style:parent-style-name="Policepardéfaut" style:family="text">
      <style:text-properties style:font-name="FreeMono" fo:font-size="11pt" style:font-size-asian="11pt" style:font-size-complex="11pt"/>
    </style:style>
    <style:style style:name="T510" style:parent-style-name="Policepardéfaut" style:family="text">
      <style:text-properties fo:font-size="11pt" style:font-size-asian="11pt" style:font-size-complex="11pt"/>
    </style:style>
    <style:style style:name="TableCell51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12" style:parent-style-name="TableContents" style:family="paragraph">
      <style:text-properties fo:font-size="11pt" style:font-size-asian="11pt" style:font-size-complex="11pt"/>
    </style:style>
    <style:style style:name="TableRow513" style:family="table-row">
      <style:table-row-properties style:use-optimal-row-height="false" fo:keep-together="always"/>
    </style:style>
    <style:style style:name="TableCell51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515" style:parent-style-name="TableContents" style:family="paragraph">
      <style:text-properties fo:font-size="11pt" style:font-size-asian="11pt" style:font-size-complex="11pt"/>
    </style:style>
    <style:style style:name="TableCell51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17" style:parent-style-name="TableContents" style:family="paragraph">
      <style:text-properties fo:font-size="11pt" style:font-size-asian="11pt" style:font-size-complex="11pt"/>
    </style:style>
    <style:style style:name="TableRow518" style:family="table-row">
      <style:table-row-properties style:use-optimal-row-height="false" fo:keep-together="always"/>
    </style:style>
    <style:style style:name="TableCell51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520" style:parent-style-name="Policepardéfaut" style:family="text">
      <style:text-properties fo:font-size="11pt" style:font-size-asian="11pt" style:font-size-complex="11pt"/>
    </style:style>
    <style:style style:name="T521" style:parent-style-name="Policepardéfaut" style:family="text">
      <style:text-properties fo:font-style="italic" style:font-style-asian="italic" style:font-style-complex="italic" fo:font-size="11pt" style:font-size-asian="11pt" style:font-size-complex="11pt"/>
    </style:style>
    <style:style style:name="T522" style:parent-style-name="Policepardéfaut" style:family="text">
      <style:text-properties fo:font-size="11pt" style:font-size-asian="11pt" style:font-size-complex="11pt"/>
    </style:style>
    <style:style style:name="TableCell52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24" style:parent-style-name="TableContents" style:family="paragraph">
      <style:text-properties fo:font-size="11pt" style:font-size-asian="11pt" style:font-size-complex="11pt"/>
    </style:style>
    <style:style style:name="TableRow525" style:family="table-row">
      <style:table-row-properties style:use-optimal-row-height="false" fo:keep-together="always"/>
    </style:style>
    <style:style style:name="TableCell52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527" style:parent-style-name="TableContents" style:family="paragraph">
      <style:text-properties fo:font-size="11pt" style:font-size-asian="11pt" style:font-size-complex="11pt"/>
    </style:style>
    <style:style style:name="TableCell52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29" style:parent-style-name="TableContents" style:family="paragraph">
      <style:text-properties fo:font-size="11pt" style:font-size-asian="11pt" style:font-size-complex="11pt"/>
    </style:style>
    <style:style style:name="TableColumn531" style:family="table-column">
      <style:table-column-properties style:column-width="1.5312in" style:use-optimal-column-width="false"/>
    </style:style>
    <style:style style:name="TableColumn532" style:family="table-column">
      <style:table-column-properties style:column-width="5.1666in" style:use-optimal-column-width="false"/>
    </style:style>
    <style:style style:name="Table530" style:family="table">
      <style:table-properties style:width="6.6979in" fo:margin-left="0in" table:align="left"/>
    </style:style>
    <style:style style:name="TableRow533" style:family="table-row">
      <style:table-row-properties style:use-optimal-row-height="false" fo:keep-together="always"/>
    </style:style>
    <style:style style:name="TableCell534" style:family="table-cell">
      <style:table-cell-properties fo:border="0.0034in solid #B2B2B2" fo:background-color="#DDDDDD" style:writing-mode="lr-tb" fo:padding-top="0.0381in" fo:padding-left="0.0381in" fo:padding-bottom="0.0381in" fo:padding-right="0.0381in"/>
    </style:style>
    <style:style style:name="P535" style:parent-style-name="TableContents" style:family="paragraph">
      <style:paragraph-properties fo:text-align="center"/>
      <style:text-properties fo:font-weight="bold" style:font-weight-asian="bold" style:font-weight-complex="bold"/>
    </style:style>
    <style:style style:name="TableRow536" style:family="table-row">
      <style:table-row-properties style:use-optimal-row-height="false" fo:keep-together="always"/>
    </style:style>
    <style:style style:name="TableCell53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38" style:parent-style-name="Textbody" style:family="paragraph">
      <style:paragraph-properties fo:text-align="justify" fo:margin-bottom="0in"/>
      <style:text-properties fo:font-size="11pt" style:font-size-asian="11pt" style:font-size-complex="11pt"/>
    </style:style>
    <style:style style:name="P539" style:parent-style-name="Textbody" style:family="paragraph">
      <style:paragraph-properties fo:margin-bottom="0in"/>
      <style:text-properties fo:font-size="11pt" style:font-size-asian="11pt" style:font-size-complex="11pt"/>
    </style:style>
    <style:style style:name="TableRow540" style:family="table-row">
      <style:table-row-properties style:use-optimal-row-height="false" fo:keep-together="always"/>
    </style:style>
    <style:style style:name="TableCell5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542" style:parent-style-name="Policepardéfaut" style:family="text">
      <style:text-properties style:font-name="FreeMono" fo:font-size="11pt" style:font-size-asian="11pt" style:font-size-complex="11pt"/>
    </style:style>
    <style:style style:name="T543" style:parent-style-name="Policepardéfaut" style:family="text">
      <style:text-properties fo:font-size="11pt" style:font-size-asian="11pt" style:font-size-complex="11pt"/>
    </style:style>
    <style:style style:name="TableCell54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45" style:parent-style-name="TableContents" style:family="paragraph">
      <style:text-properties fo:font-size="11pt" style:font-size-asian="11pt" style:font-size-complex="11pt"/>
    </style:style>
    <style:style style:name="TableRow546" style:family="table-row">
      <style:table-row-properties style:use-optimal-row-height="false" fo:keep-together="always"/>
    </style:style>
    <style:style style:name="TableCell54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548" style:parent-style-name="TableContents" style:family="paragraph">
      <style:text-properties fo:font-size="11pt" style:font-size-asian="11pt" style:font-size-complex="11pt"/>
    </style:style>
    <style:style style:name="TableCell54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50" style:parent-style-name="TableContents" style:family="paragraph">
      <style:text-properties fo:font-size="11pt" style:font-size-asian="11pt" style:font-size-complex="11pt"/>
    </style:style>
    <style:style style:name="TableRow551" style:family="table-row">
      <style:table-row-properties style:use-optimal-row-height="false" fo:keep-together="always"/>
    </style:style>
    <style:style style:name="TableCell55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553" style:parent-style-name="Policepardéfaut" style:family="text">
      <style:text-properties fo:font-size="11pt" style:font-size-asian="11pt" style:font-size-complex="11pt"/>
    </style:style>
    <style:style style:name="T554" style:parent-style-name="Policepardéfaut" style:family="text">
      <style:text-properties fo:font-style="italic" style:font-style-asian="italic" style:font-style-complex="italic" fo:font-size="11pt" style:font-size-asian="11pt" style:font-size-complex="11pt"/>
    </style:style>
    <style:style style:name="T555" style:parent-style-name="Policepardéfaut" style:family="text">
      <style:text-properties fo:font-size="11pt" style:font-size-asian="11pt" style:font-size-complex="11pt"/>
    </style:style>
    <style:style style:name="TableCell55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57" style:parent-style-name="TableContents" style:family="paragraph">
      <style:text-properties fo:font-size="11pt" style:font-size-asian="11pt" style:font-size-complex="11pt"/>
    </style:style>
    <style:style style:name="TableRow558" style:family="table-row">
      <style:table-row-properties style:use-optimal-row-height="false" fo:keep-together="always"/>
    </style:style>
    <style:style style:name="TableCell55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560" style:parent-style-name="TableContents" style:family="paragraph">
      <style:text-properties fo:font-size="11pt" style:font-size-asian="11pt" style:font-size-complex="11pt"/>
    </style:style>
    <style:style style:name="TableCell56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62" style:parent-style-name="TableContents" style:family="paragraph">
      <style:text-properties fo:font-size="11pt" style:font-size-asian="11pt" style:font-size-complex="11pt"/>
    </style:style>
    <style:style style:name="TableColumn564" style:family="table-column">
      <style:table-column-properties style:column-width="1.5312in" style:use-optimal-column-width="false"/>
    </style:style>
    <style:style style:name="TableColumn565" style:family="table-column">
      <style:table-column-properties style:column-width="5.1666in" style:use-optimal-column-width="false"/>
    </style:style>
    <style:style style:name="Table563" style:family="table">
      <style:table-properties style:width="6.6979in" fo:margin-left="0in" table:align="left"/>
    </style:style>
    <style:style style:name="TableRow566" style:family="table-row">
      <style:table-row-properties style:use-optimal-row-height="false" fo:keep-together="always"/>
    </style:style>
    <style:style style:name="TableCell567" style:family="table-cell">
      <style:table-cell-properties fo:border="0.0034in solid #B2B2B2" fo:background-color="#DDDDDD" style:writing-mode="lr-tb" fo:padding-top="0.0381in" fo:padding-left="0.0381in" fo:padding-bottom="0.0381in" fo:padding-right="0.0381in"/>
    </style:style>
    <style:style style:name="P568" style:parent-style-name="TableContents" style:family="paragraph">
      <style:paragraph-properties fo:text-align="center"/>
      <style:text-properties fo:font-weight="bold" style:font-weight-asian="bold" style:font-weight-complex="bold"/>
    </style:style>
    <style:style style:name="TableRow569" style:family="table-row">
      <style:table-row-properties style:use-optimal-row-height="false" fo:keep-together="always"/>
    </style:style>
    <style:style style:name="TableCell57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71" style:parent-style-name="Textbody" style:family="paragraph">
      <style:paragraph-properties fo:margin-bottom="0in"/>
      <style:text-properties fo:font-size="11pt" style:font-size-asian="11pt" style:font-size-complex="11pt"/>
    </style:style>
    <style:style style:name="P572" style:parent-style-name="Textbody" style:family="paragraph">
      <style:paragraph-properties fo:margin-bottom="0in"/>
      <style:text-properties fo:font-size="11pt" style:font-size-asian="11pt" style:font-size-complex="11pt"/>
    </style:style>
    <style:style style:name="TableRow573" style:family="table-row">
      <style:table-row-properties style:use-optimal-row-height="false" fo:keep-together="always"/>
    </style:style>
    <style:style style:name="TableCell57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575" style:parent-style-name="Policepardéfaut" style:family="text">
      <style:text-properties style:font-name="FreeMono" fo:font-size="11pt" style:font-size-asian="11pt" style:font-size-complex="11pt"/>
    </style:style>
    <style:style style:name="T576" style:parent-style-name="Policepardéfaut" style:family="text">
      <style:text-properties fo:font-size="11pt" style:font-size-asian="11pt" style:font-size-complex="11pt"/>
    </style:style>
    <style:style style:name="TableCell57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78" style:parent-style-name="TableContents" style:family="paragraph">
      <style:text-properties fo:font-size="11pt" style:font-size-asian="11pt" style:font-size-complex="11pt"/>
    </style:style>
    <style:style style:name="TableRow579" style:family="table-row">
      <style:table-row-properties style:use-optimal-row-height="false" fo:keep-together="always"/>
    </style:style>
    <style:style style:name="TableCell58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581" style:parent-style-name="TableContents" style:family="paragraph">
      <style:text-properties fo:font-size="11pt" style:font-size-asian="11pt" style:font-size-complex="11pt"/>
    </style:style>
    <style:style style:name="TableCell58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83" style:parent-style-name="TableContents" style:family="paragraph">
      <style:text-properties fo:font-size="11pt" style:font-size-asian="11pt" style:font-size-complex="11pt"/>
    </style:style>
    <style:style style:name="TableRow584" style:family="table-row">
      <style:table-row-properties style:use-optimal-row-height="false" fo:keep-together="always"/>
    </style:style>
    <style:style style:name="TableCell58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586" style:parent-style-name="Policepardéfaut" style:family="text">
      <style:text-properties fo:font-size="11pt" style:font-size-asian="11pt" style:font-size-complex="11pt"/>
    </style:style>
    <style:style style:name="T587" style:parent-style-name="Policepardéfaut" style:family="text">
      <style:text-properties fo:font-style="italic" style:font-style-asian="italic" style:font-style-complex="italic" fo:font-size="11pt" style:font-size-asian="11pt" style:font-size-complex="11pt"/>
    </style:style>
    <style:style style:name="T588" style:parent-style-name="Policepardéfaut" style:family="text">
      <style:text-properties fo:font-size="11pt" style:font-size-asian="11pt" style:font-size-complex="11pt"/>
    </style:style>
    <style:style style:name="TableCell58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90" style:parent-style-name="TableContents" style:family="paragraph">
      <style:text-properties fo:font-size="11pt" style:font-size-asian="11pt" style:font-size-complex="11pt"/>
    </style:style>
    <style:style style:name="TableRow591" style:family="table-row">
      <style:table-row-properties style:use-optimal-row-height="false" fo:keep-together="always"/>
    </style:style>
    <style:style style:name="TableCell59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593" style:parent-style-name="TableContents" style:family="paragraph">
      <style:text-properties fo:font-size="11pt" style:font-size-asian="11pt" style:font-size-complex="11pt"/>
    </style:style>
    <style:style style:name="TableCell59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595" style:parent-style-name="TableContents" style:family="paragraph">
      <style:text-properties fo:font-size="11pt" style:font-size-asian="11pt" style:font-size-complex="11pt"/>
    </style:style>
    <style:style style:name="TableColumn597" style:family="table-column">
      <style:table-column-properties style:column-width="1.5312in" style:use-optimal-column-width="false"/>
    </style:style>
    <style:style style:name="TableColumn598" style:family="table-column">
      <style:table-column-properties style:column-width="5.1666in" style:use-optimal-column-width="false"/>
    </style:style>
    <style:style style:name="Table596" style:family="table">
      <style:table-properties style:width="6.6979in" fo:margin-left="0in" table:align="left"/>
    </style:style>
    <style:style style:name="TableRow599" style:family="table-row">
      <style:table-row-properties style:use-optimal-row-height="false" fo:keep-together="always"/>
    </style:style>
    <style:style style:name="TableCell600" style:family="table-cell">
      <style:table-cell-properties fo:border="0.0034in solid #B2B2B2" fo:background-color="#DDDDDD" style:writing-mode="lr-tb" fo:padding-top="0.0381in" fo:padding-left="0.0381in" fo:padding-bottom="0.0381in" fo:padding-right="0.0381in"/>
    </style:style>
    <style:style style:name="P601" style:parent-style-name="TableContents" style:family="paragraph">
      <style:paragraph-properties fo:text-align="center"/>
      <style:text-properties fo:font-weight="bold" style:font-weight-asian="bold" style:font-weight-complex="bold"/>
    </style:style>
    <style:style style:name="TableRow602" style:family="table-row">
      <style:table-row-properties style:use-optimal-row-height="false" fo:keep-together="always"/>
    </style:style>
    <style:style style:name="TableCell6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04" style:parent-style-name="Textbody" style:family="paragraph">
      <style:paragraph-properties fo:text-align="justify" fo:margin-bottom="0in"/>
      <style:text-properties fo:font-size="11pt" style:font-size-asian="11pt" style:font-size-complex="11pt"/>
    </style:style>
    <style:style style:name="P605" style:parent-style-name="Textbody" style:family="paragraph">
      <style:paragraph-properties fo:margin-bottom="0in"/>
      <style:text-properties fo:font-size="11pt" style:font-size-asian="11pt" style:font-size-complex="11pt"/>
    </style:style>
    <style:style style:name="P606" style:parent-style-name="Textbody" style:family="paragraph">
      <style:paragraph-properties fo:margin-bottom="0in"/>
      <style:text-properties fo:font-size="11pt" style:font-size-asian="11pt" style:font-size-complex="11pt"/>
    </style:style>
    <style:style style:name="P607" style:parent-style-name="Textbody" style:family="paragraph">
      <style:paragraph-properties fo:margin-bottom="0in"/>
      <style:text-properties fo:font-size="11pt" style:font-size-asian="11pt" style:font-size-complex="11pt"/>
    </style:style>
    <style:style style:name="TableRow608" style:family="table-row">
      <style:table-row-properties style:use-optimal-row-height="false" fo:keep-together="always"/>
    </style:style>
    <style:style style:name="TableCell60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610" style:parent-style-name="Policepardéfaut" style:family="text">
      <style:text-properties style:font-name="FreeMono" fo:font-size="11pt" style:font-size-asian="11pt" style:font-size-complex="11pt"/>
    </style:style>
    <style:style style:name="T611" style:parent-style-name="Policepardéfaut" style:family="text">
      <style:text-properties fo:font-size="11pt" style:font-size-asian="11pt" style:font-size-complex="11pt"/>
    </style:style>
    <style:style style:name="TableCell61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13" style:parent-style-name="TableContents" style:family="paragraph">
      <style:text-properties fo:font-size="11pt" style:font-size-asian="11pt" style:font-size-complex="11pt"/>
    </style:style>
    <style:style style:name="TableRow614" style:family="table-row">
      <style:table-row-properties style:use-optimal-row-height="false" fo:keep-together="always"/>
    </style:style>
    <style:style style:name="TableCell61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16" style:parent-style-name="TableContents" style:family="paragraph">
      <style:text-properties fo:font-size="11pt" style:font-size-asian="11pt" style:font-size-complex="11pt"/>
    </style:style>
    <style:style style:name="TableCell61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T618" style:parent-style-name="Policepardéfaut" style:family="text">
      <style:text-properties fo:font-size="11pt" style:font-size-asian="11pt" style:font-size-complex="11pt"/>
    </style:style>
    <style:style style:name="T619" style:parent-style-name="Policepardéfaut" style:family="text">
      <style:text-properties fo:font-style="italic" style:font-style-asian="italic" style:font-style-complex="italic" fo:font-size="11pt" style:font-size-asian="11pt" style:font-size-complex="11pt"/>
    </style:style>
    <style:style style:name="T620" style:parent-style-name="Policepardéfaut" style:family="text">
      <style:text-properties fo:font-size="11pt" style:font-size-asian="11pt" style:font-size-complex="11pt"/>
    </style:style>
    <style:style style:name="TableRow621" style:family="table-row">
      <style:table-row-properties style:use-optimal-row-height="false" fo:keep-together="always"/>
    </style:style>
    <style:style style:name="TableCell62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623" style:parent-style-name="Policepardéfaut" style:family="text">
      <style:text-properties fo:font-size="11pt" style:font-size-asian="11pt" style:font-size-complex="11pt"/>
    </style:style>
    <style:style style:name="T624" style:parent-style-name="Policepardéfaut" style:family="text">
      <style:text-properties fo:font-style="italic" style:font-style-asian="italic" style:font-style-complex="italic" fo:font-size="11pt" style:font-size-asian="11pt" style:font-size-complex="11pt"/>
    </style:style>
    <style:style style:name="T625" style:parent-style-name="Policepardéfaut" style:family="text">
      <style:text-properties fo:font-size="11pt" style:font-size-asian="11pt" style:font-size-complex="11pt"/>
    </style:style>
    <style:style style:name="TableCell62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27" style:parent-style-name="TableContents" style:family="paragraph">
      <style:text-properties fo:font-size="11pt" style:font-size-asian="11pt" style:font-size-complex="11pt"/>
    </style:style>
    <style:style style:name="TableRow628" style:family="table-row">
      <style:table-row-properties style:use-optimal-row-height="false" fo:keep-together="always"/>
    </style:style>
    <style:style style:name="TableCell62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30" style:parent-style-name="TableContents" style:family="paragraph">
      <style:text-properties fo:font-size="11pt" style:font-size-asian="11pt" style:font-size-complex="11pt"/>
    </style:style>
    <style:style style:name="TableCell63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32" style:parent-style-name="TableContents" style:family="paragraph">
      <style:text-properties fo:font-size="11pt" style:font-size-asian="11pt" style:font-size-complex="11pt"/>
    </style:style>
    <style:style style:name="TableColumn634" style:family="table-column">
      <style:table-column-properties style:column-width="1.5312in" style:use-optimal-column-width="false"/>
    </style:style>
    <style:style style:name="TableColumn635" style:family="table-column">
      <style:table-column-properties style:column-width="5.1666in" style:use-optimal-column-width="false"/>
    </style:style>
    <style:style style:name="Table633" style:family="table">
      <style:table-properties style:width="6.6979in" fo:margin-left="0in" table:align="left"/>
    </style:style>
    <style:style style:name="TableRow636" style:family="table-row">
      <style:table-row-properties style:use-optimal-row-height="false" fo:keep-together="always"/>
    </style:style>
    <style:style style:name="TableCell637" style:family="table-cell">
      <style:table-cell-properties fo:border="0.0034in solid #B2B2B2" fo:background-color="#DDDDDD" style:writing-mode="lr-tb" fo:padding-top="0.0381in" fo:padding-left="0.0381in" fo:padding-bottom="0.0381in" fo:padding-right="0.0381in"/>
    </style:style>
    <style:style style:name="P638" style:parent-style-name="TableContents" style:family="paragraph">
      <style:paragraph-properties fo:text-align="center"/>
      <style:text-properties fo:font-weight="bold" style:font-weight-asian="bold" style:font-weight-complex="bold"/>
    </style:style>
    <style:style style:name="TableRow639" style:family="table-row">
      <style:table-row-properties style:use-optimal-row-height="false" fo:keep-together="always"/>
    </style:style>
    <style:style style:name="TableCell64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41" style:parent-style-name="Textbody" style:family="paragraph">
      <style:paragraph-properties fo:text-align="justify" fo:margin-bottom="0in"/>
      <style:text-properties fo:font-size="11pt" style:font-size-asian="11pt" style:font-size-complex="11pt"/>
    </style:style>
    <style:style style:name="P642" style:parent-style-name="Textbody" style:family="paragraph">
      <style:paragraph-properties fo:margin-bottom="0in"/>
      <style:text-properties fo:font-size="11pt" style:font-size-asian="11pt" style:font-size-complex="11pt"/>
    </style:style>
    <style:style style:name="P643" style:parent-style-name="Textbody" style:family="paragraph">
      <style:paragraph-properties fo:margin-bottom="0in"/>
      <style:text-properties fo:font-size="11pt" style:font-size-asian="11pt" style:font-size-complex="11pt"/>
    </style:style>
    <style:style style:name="TableRow644" style:family="table-row">
      <style:table-row-properties style:use-optimal-row-height="false" fo:keep-together="always"/>
    </style:style>
    <style:style style:name="TableCell64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646" style:parent-style-name="Policepardéfaut" style:family="text">
      <style:text-properties style:font-name="FreeMono" fo:font-size="11pt" style:font-size-asian="11pt" style:font-size-complex="11pt"/>
    </style:style>
    <style:style style:name="T647" style:parent-style-name="Policepardéfaut" style:family="text">
      <style:text-properties fo:font-size="11pt" style:font-size-asian="11pt" style:font-size-complex="11pt"/>
    </style:style>
    <style:style style:name="TableCell64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49" style:parent-style-name="TableContents" style:family="paragraph">
      <style:text-properties fo:font-size="11pt" style:font-size-asian="11pt" style:font-size-complex="11pt"/>
    </style:style>
    <style:style style:name="TableRow650" style:family="table-row">
      <style:table-row-properties style:use-optimal-row-height="false" fo:keep-together="always"/>
    </style:style>
    <style:style style:name="TableCell65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52" style:parent-style-name="TableContents" style:family="paragraph">
      <style:text-properties fo:font-size="11pt" style:font-size-asian="11pt" style:font-size-complex="11pt"/>
    </style:style>
    <style:style style:name="TableCell65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T654" style:parent-style-name="Policepardéfaut" style:family="text">
      <style:text-properties fo:font-size="11pt" style:font-size-asian="11pt" style:font-size-complex="11pt"/>
    </style:style>
    <style:style style:name="T655" style:parent-style-name="Policepardéfaut" style:family="text">
      <style:text-properties fo:font-size="11pt" style:font-size-asian="11pt" style:font-size-complex="11pt"/>
    </style:style>
    <style:style style:name="T656" style:parent-style-name="Policepardéfaut" style:family="text">
      <style:text-properties fo:font-style="italic" style:font-style-asian="italic" style:font-style-complex="italic" fo:font-size="11pt" style:font-size-asian="11pt" style:font-size-complex="11pt"/>
    </style:style>
    <style:style style:name="T657" style:parent-style-name="Policepardéfaut" style:family="text">
      <style:text-properties fo:font-size="11pt" style:font-size-asian="11pt" style:font-size-complex="11pt"/>
    </style:style>
    <style:style style:name="TableRow658" style:family="table-row">
      <style:table-row-properties style:use-optimal-row-height="false" fo:keep-together="always"/>
    </style:style>
    <style:style style:name="TableCell65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660" style:parent-style-name="Policepardéfaut" style:family="text">
      <style:text-properties fo:font-size="11pt" style:font-size-asian="11pt" style:font-size-complex="11pt"/>
    </style:style>
    <style:style style:name="T661" style:parent-style-name="Policepardéfaut" style:family="text">
      <style:text-properties fo:font-style="italic" style:font-style-asian="italic" style:font-style-complex="italic" fo:font-size="11pt" style:font-size-asian="11pt" style:font-size-complex="11pt"/>
    </style:style>
    <style:style style:name="T662" style:parent-style-name="Policepardéfaut" style:family="text">
      <style:text-properties fo:font-size="11pt" style:font-size-asian="11pt" style:font-size-complex="11pt"/>
    </style:style>
    <style:style style:name="TableCell66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64" style:parent-style-name="TableContents" style:family="paragraph">
      <style:text-properties fo:font-size="11pt" style:font-size-asian="11pt" style:font-size-complex="11pt"/>
    </style:style>
    <style:style style:name="TableRow665" style:family="table-row">
      <style:table-row-properties style:use-optimal-row-height="false" fo:keep-together="always"/>
    </style:style>
    <style:style style:name="TableCell66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67" style:parent-style-name="TableContents" style:family="paragraph">
      <style:text-properties fo:font-size="11pt" style:font-size-asian="11pt" style:font-size-complex="11pt"/>
    </style:style>
    <style:style style:name="TableCell66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69" style:parent-style-name="TableContents" style:family="paragraph">
      <style:text-properties fo:font-size="11pt" style:font-size-asian="11pt" style:font-size-complex="11pt"/>
    </style:style>
    <style:style style:name="TableColumn671" style:family="table-column">
      <style:table-column-properties style:column-width="1.5312in" style:use-optimal-column-width="false"/>
    </style:style>
    <style:style style:name="TableColumn672" style:family="table-column">
      <style:table-column-properties style:column-width="5.1666in" style:use-optimal-column-width="false"/>
    </style:style>
    <style:style style:name="Table670" style:family="table">
      <style:table-properties style:width="6.6979in" fo:margin-left="0in" table:align="left"/>
    </style:style>
    <style:style style:name="TableRow673" style:family="table-row">
      <style:table-row-properties style:use-optimal-row-height="false" fo:keep-together="always"/>
    </style:style>
    <style:style style:name="TableCell674" style:family="table-cell">
      <style:table-cell-properties fo:border="0.0034in solid #B2B2B2" fo:background-color="#DDDDDD" style:writing-mode="lr-tb" fo:padding-top="0.0381in" fo:padding-left="0.0381in" fo:padding-bottom="0.0381in" fo:padding-right="0.0381in"/>
    </style:style>
    <style:style style:name="P675" style:parent-style-name="TableContents" style:family="paragraph">
      <style:paragraph-properties fo:text-align="center"/>
      <style:text-properties fo:font-weight="bold" style:font-weight-asian="bold" style:font-weight-complex="bold"/>
    </style:style>
    <style:style style:name="TableRow676" style:family="table-row">
      <style:table-row-properties style:use-optimal-row-height="false" fo:keep-together="always"/>
    </style:style>
    <style:style style:name="TableCell67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78" style:parent-style-name="Textbody" style:family="paragraph">
      <style:paragraph-properties fo:margin-bottom="0in"/>
      <style:text-properties fo:font-size="11pt" style:font-size-asian="11pt" style:font-size-complex="11pt"/>
    </style:style>
    <style:style style:name="P679" style:parent-style-name="Textbody" style:family="paragraph">
      <style:paragraph-properties fo:margin-bottom="0in"/>
      <style:text-properties fo:font-size="11pt" style:font-size-asian="11pt" style:font-size-complex="11pt"/>
    </style:style>
    <style:style style:name="TableRow680" style:family="table-row">
      <style:table-row-properties style:use-optimal-row-height="false" fo:keep-together="always"/>
    </style:style>
    <style:style style:name="TableCell68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682" style:parent-style-name="Policepardéfaut" style:family="text">
      <style:text-properties style:font-name="FreeMono" fo:font-size="11pt" style:font-size-asian="11pt" style:font-size-complex="11pt"/>
    </style:style>
    <style:style style:name="T683" style:parent-style-name="Policepardéfaut" style:family="text">
      <style:text-properties fo:font-size="11pt" style:font-size-asian="11pt" style:font-size-complex="11pt"/>
    </style:style>
    <style:style style:name="TableCell68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85" style:parent-style-name="TableContents" style:family="paragraph">
      <style:text-properties fo:font-size="11pt" style:font-size-asian="11pt" style:font-size-complex="11pt"/>
    </style:style>
    <style:style style:name="TableRow686" style:family="table-row">
      <style:table-row-properties style:use-optimal-row-height="false" fo:keep-together="always"/>
    </style:style>
    <style:style style:name="TableCell68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688" style:parent-style-name="TableContents" style:family="paragraph">
      <style:text-properties fo:font-size="11pt" style:font-size-asian="11pt" style:font-size-complex="11pt"/>
    </style:style>
    <style:style style:name="TableCell68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90" style:parent-style-name="TableContents" style:family="paragraph">
      <style:text-properties fo:font-size="11pt" style:font-size-asian="11pt" style:font-size-complex="11pt"/>
    </style:style>
    <style:style style:name="TableRow691" style:family="table-row">
      <style:table-row-properties style:use-optimal-row-height="false" fo:keep-together="always"/>
    </style:style>
    <style:style style:name="TableCell69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693" style:parent-style-name="Policepardéfaut" style:family="text">
      <style:text-properties fo:font-size="11pt" style:font-size-asian="11pt" style:font-size-complex="11pt"/>
    </style:style>
    <style:style style:name="T694" style:parent-style-name="Policepardéfaut" style:family="text">
      <style:text-properties fo:font-style="italic" style:font-style-asian="italic" style:font-style-complex="italic" fo:font-size="11pt" style:font-size-asian="11pt" style:font-size-complex="11pt"/>
    </style:style>
    <style:style style:name="T695" style:parent-style-name="Policepardéfaut" style:family="text">
      <style:text-properties fo:font-size="11pt" style:font-size-asian="11pt" style:font-size-complex="11pt"/>
    </style:style>
    <style:style style:name="TableCell69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697" style:parent-style-name="TableContents" style:family="paragraph">
      <style:text-properties fo:font-size="11pt" style:font-size-asian="11pt" style:font-size-complex="11pt"/>
    </style:style>
    <style:style style:name="TableRow698" style:family="table-row">
      <style:table-row-properties style:use-optimal-row-height="false" fo:keep-together="always"/>
    </style:style>
    <style:style style:name="TableCell69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00" style:parent-style-name="TableContents" style:family="paragraph">
      <style:text-properties fo:font-size="11pt" style:font-size-asian="11pt" style:font-size-complex="11pt"/>
    </style:style>
    <style:style style:name="TableCell70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02" style:parent-style-name="TableContents" style:family="paragraph">
      <style:text-properties fo:font-size="11pt" style:font-size-asian="11pt" style:font-size-complex="11pt"/>
    </style:style>
    <style:style style:name="TableColumn704" style:family="table-column">
      <style:table-column-properties style:column-width="1.5312in" style:use-optimal-column-width="false"/>
    </style:style>
    <style:style style:name="TableColumn705" style:family="table-column">
      <style:table-column-properties style:column-width="5.1666in" style:use-optimal-column-width="false"/>
    </style:style>
    <style:style style:name="Table703" style:family="table">
      <style:table-properties style:width="6.6979in" fo:margin-left="0in" table:align="left"/>
    </style:style>
    <style:style style:name="TableRow706" style:family="table-row">
      <style:table-row-properties style:use-optimal-row-height="false" fo:keep-together="always"/>
    </style:style>
    <style:style style:name="TableCell707" style:family="table-cell">
      <style:table-cell-properties fo:border="0.0034in solid #B2B2B2" fo:background-color="#DDDDDD" style:writing-mode="lr-tb" fo:padding-top="0.0381in" fo:padding-left="0.0381in" fo:padding-bottom="0.0381in" fo:padding-right="0.0381in"/>
    </style:style>
    <style:style style:name="P708" style:parent-style-name="TableContents" style:family="paragraph">
      <style:paragraph-properties fo:text-align="center"/>
      <style:text-properties fo:font-weight="bold" style:font-weight-asian="bold" style:font-weight-complex="bold"/>
    </style:style>
    <style:style style:name="TableRow709" style:family="table-row">
      <style:table-row-properties style:use-optimal-row-height="false" fo:keep-together="always"/>
    </style:style>
    <style:style style:name="TableCell71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11" style:parent-style-name="Textbody" style:family="paragraph">
      <style:paragraph-properties fo:text-align="justify" fo:margin-bottom="0in"/>
      <style:text-properties fo:font-size="11pt" style:font-size-asian="11pt" style:font-size-complex="11pt"/>
    </style:style>
    <style:style style:name="P712" style:parent-style-name="Textbody" style:family="paragraph">
      <style:paragraph-properties fo:text-align="justify" fo:margin-bottom="0in"/>
      <style:text-properties fo:font-size="11pt" style:font-size-asian="11pt" style:font-size-complex="11pt"/>
    </style:style>
    <style:style style:name="TableRow713" style:family="table-row">
      <style:table-row-properties style:use-optimal-row-height="false" fo:keep-together="always"/>
    </style:style>
    <style:style style:name="TableCell71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715" style:parent-style-name="Policepardéfaut" style:family="text">
      <style:text-properties style:font-name="FreeMono" fo:font-size="11pt" style:font-size-asian="11pt" style:font-size-complex="11pt"/>
    </style:style>
    <style:style style:name="T716" style:parent-style-name="Policepardéfaut" style:family="text">
      <style:text-properties fo:font-size="11pt" style:font-size-asian="11pt" style:font-size-complex="11pt"/>
    </style:style>
    <style:style style:name="TableCell71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18" style:parent-style-name="TableContents" style:family="paragraph">
      <style:text-properties fo:font-size="11pt" style:font-size-asian="11pt" style:font-size-complex="11pt"/>
    </style:style>
    <style:style style:name="TableRow719" style:family="table-row">
      <style:table-row-properties style:use-optimal-row-height="false" fo:keep-together="always"/>
    </style:style>
    <style:style style:name="TableCell72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21" style:parent-style-name="TableContents" style:family="paragraph">
      <style:text-properties fo:font-size="11pt" style:font-size-asian="11pt" style:font-size-complex="11pt"/>
    </style:style>
    <style:style style:name="TableCell72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23" style:parent-style-name="TableContents" style:family="paragraph">
      <style:text-properties fo:font-size="11pt" style:font-size-asian="11pt" style:font-size-complex="11pt"/>
    </style:style>
    <style:style style:name="TableRow724" style:family="table-row">
      <style:table-row-properties style:use-optimal-row-height="false" fo:keep-together="always"/>
    </style:style>
    <style:style style:name="TableCell72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726" style:parent-style-name="Policepardéfaut" style:family="text">
      <style:text-properties fo:font-size="11pt" style:font-size-asian="11pt" style:font-size-complex="11pt"/>
    </style:style>
    <style:style style:name="T727" style:parent-style-name="Policepardéfaut" style:family="text">
      <style:text-properties fo:font-style="italic" style:font-style-asian="italic" style:font-style-complex="italic" fo:font-size="11pt" style:font-size-asian="11pt" style:font-size-complex="11pt"/>
    </style:style>
    <style:style style:name="T728" style:parent-style-name="Policepardéfaut" style:family="text">
      <style:text-properties fo:font-size="11pt" style:font-size-asian="11pt" style:font-size-complex="11pt"/>
    </style:style>
    <style:style style:name="TableCell72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30" style:parent-style-name="TableContents" style:family="paragraph">
      <style:text-properties fo:font-size="11pt" style:font-size-asian="11pt" style:font-size-complex="11pt"/>
    </style:style>
    <style:style style:name="TableRow731" style:family="table-row">
      <style:table-row-properties style:use-optimal-row-height="false" fo:keep-together="always"/>
    </style:style>
    <style:style style:name="TableCell73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33" style:parent-style-name="TableContents" style:family="paragraph">
      <style:text-properties fo:font-size="11pt" style:font-size-asian="11pt" style:font-size-complex="11pt"/>
    </style:style>
    <style:style style:name="TableCell73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35" style:parent-style-name="TableContents" style:family="paragraph">
      <style:text-properties fo:font-size="11pt" style:font-size-asian="11pt" style:font-size-complex="11pt"/>
    </style:style>
    <style:style style:name="TableColumn737" style:family="table-column">
      <style:table-column-properties style:column-width="1.5312in" style:use-optimal-column-width="false"/>
    </style:style>
    <style:style style:name="TableColumn738" style:family="table-column">
      <style:table-column-properties style:column-width="5.1666in" style:use-optimal-column-width="false"/>
    </style:style>
    <style:style style:name="Table736" style:family="table">
      <style:table-properties style:width="6.6979in" fo:margin-left="0in" table:align="left"/>
    </style:style>
    <style:style style:name="TableRow739" style:family="table-row">
      <style:table-row-properties style:use-optimal-row-height="false" fo:keep-together="always"/>
    </style:style>
    <style:style style:name="TableCell740" style:family="table-cell">
      <style:table-cell-properties fo:border="0.0034in solid #B2B2B2" fo:background-color="#DDDDDD" style:writing-mode="lr-tb" fo:padding-top="0.0381in" fo:padding-left="0.0381in" fo:padding-bottom="0.0381in" fo:padding-right="0.0381in"/>
    </style:style>
    <style:style style:name="P741" style:parent-style-name="TableContents" style:family="paragraph">
      <style:paragraph-properties fo:text-align="center"/>
      <style:text-properties fo:font-weight="bold" style:font-weight-asian="bold" style:font-weight-complex="bold"/>
    </style:style>
    <style:style style:name="TableRow742" style:family="table-row">
      <style:table-row-properties style:use-optimal-row-height="false" fo:keep-together="always"/>
    </style:style>
    <style:style style:name="TableCell7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44" style:parent-style-name="Textbody" style:family="paragraph">
      <style:paragraph-properties fo:text-align="justify" fo:margin-bottom="0in"/>
    </style:style>
    <style:style style:name="T745" style:parent-style-name="Policepardéfaut" style:family="text">
      <style:text-properties fo:font-size="11pt" style:font-size-asian="11pt" style:font-size-complex="11pt"/>
    </style:style>
    <style:style style:name="T746" style:parent-style-name="Policepardéfaut" style:family="text">
      <style:text-properties style:text-position="super 63.6%" fo:font-size="11pt" style:font-size-asian="11pt" style:font-size-complex="11pt"/>
    </style:style>
    <style:style style:name="T747" style:parent-style-name="Policepardéfaut" style:family="text">
      <style:text-properties fo:font-size="11pt" style:font-size-asian="11pt" style:font-size-complex="11pt"/>
    </style:style>
    <style:style style:name="T748" style:parent-style-name="Policepardéfaut" style:family="text">
      <style:text-properties style:text-position="super 63.6%" fo:font-size="11pt" style:font-size-asian="11pt" style:font-size-complex="11pt"/>
    </style:style>
    <style:style style:name="T749" style:parent-style-name="Policepardéfaut" style:family="text">
      <style:text-properties fo:font-size="11pt" style:font-size-asian="11pt" style:font-size-complex="11pt"/>
    </style:style>
    <style:style style:name="P750" style:parent-style-name="Textbody" style:family="paragraph">
      <style:paragraph-properties fo:text-align="justify" fo:margin-bottom="0in"/>
      <style:text-properties fo:font-size="11pt" style:font-size-asian="11pt" style:font-size-complex="11pt"/>
    </style:style>
    <style:style style:name="TableRow751" style:family="table-row">
      <style:table-row-properties style:use-optimal-row-height="false" fo:keep-together="always"/>
    </style:style>
    <style:style style:name="TableCell75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753" style:parent-style-name="Policepardéfaut" style:family="text">
      <style:text-properties style:font-name="FreeMono" fo:font-size="11pt" style:font-size-asian="11pt" style:font-size-complex="11pt"/>
    </style:style>
    <style:style style:name="T754" style:parent-style-name="Policepardéfaut" style:family="text">
      <style:text-properties fo:font-size="11pt" style:font-size-asian="11pt" style:font-size-complex="11pt"/>
    </style:style>
    <style:style style:name="TableCell75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56" style:parent-style-name="TableContents" style:family="paragraph">
      <style:text-properties fo:font-size="11pt" style:font-size-asian="11pt" style:font-size-complex="11pt"/>
    </style:style>
    <style:style style:name="TableRow757" style:family="table-row">
      <style:table-row-properties style:use-optimal-row-height="false" fo:keep-together="always"/>
    </style:style>
    <style:style style:name="TableCell75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59" style:parent-style-name="TableContents" style:family="paragraph">
      <style:text-properties fo:font-size="11pt" style:font-size-asian="11pt" style:font-size-complex="11pt"/>
    </style:style>
    <style:style style:name="TableCell7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61" style:parent-style-name="TableContents" style:family="paragraph">
      <style:text-properties fo:font-size="11pt" style:font-size-asian="11pt" style:font-size-complex="11pt"/>
    </style:style>
    <style:style style:name="TableRow762" style:family="table-row">
      <style:table-row-properties style:use-optimal-row-height="false" fo:keep-together="always"/>
    </style:style>
    <style:style style:name="TableCell76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764" style:parent-style-name="Policepardéfaut" style:family="text">
      <style:text-properties fo:font-size="11pt" style:font-size-asian="11pt" style:font-size-complex="11pt"/>
    </style:style>
    <style:style style:name="T765" style:parent-style-name="Policepardéfaut" style:family="text">
      <style:text-properties fo:font-style="italic" style:font-style-asian="italic" style:font-style-complex="italic" fo:font-size="11pt" style:font-size-asian="11pt" style:font-size-complex="11pt"/>
    </style:style>
    <style:style style:name="T766" style:parent-style-name="Policepardéfaut" style:family="text">
      <style:text-properties fo:font-size="11pt" style:font-size-asian="11pt" style:font-size-complex="11pt"/>
    </style:style>
    <style:style style:name="TableCell76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68" style:parent-style-name="TableContents" style:family="paragraph">
      <style:text-properties fo:font-size="11pt" style:font-size-asian="11pt" style:font-size-complex="11pt"/>
    </style:style>
    <style:style style:name="TableRow769" style:family="table-row">
      <style:table-row-properties style:use-optimal-row-height="false" fo:keep-together="always"/>
    </style:style>
    <style:style style:name="TableCell77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771" style:parent-style-name="TableContents" style:family="paragraph">
      <style:text-properties fo:font-size="11pt" style:font-size-asian="11pt" style:font-size-complex="11pt"/>
    </style:style>
    <style:style style:name="TableCell77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73" style:parent-style-name="TableContents" style:family="paragraph">
      <style:text-properties fo:font-size="11pt" style:font-size-asian="11pt" style:font-size-complex="11pt"/>
    </style:style>
    <style:style style:name="TableColumn775" style:family="table-column">
      <style:table-column-properties style:column-width="1.5312in" style:use-optimal-column-width="false"/>
    </style:style>
    <style:style style:name="TableColumn776" style:family="table-column">
      <style:table-column-properties style:column-width="5.1666in" style:use-optimal-column-width="false"/>
    </style:style>
    <style:style style:name="Table774" style:family="table">
      <style:table-properties style:width="6.6979in" fo:margin-left="0in" table:align="left"/>
    </style:style>
    <style:style style:name="TableRow777" style:family="table-row">
      <style:table-row-properties style:use-optimal-row-height="false" fo:keep-together="always"/>
    </style:style>
    <style:style style:name="TableCell778" style:family="table-cell">
      <style:table-cell-properties fo:border="0.0034in solid #B2B2B2" fo:background-color="#DDDDDD" style:writing-mode="lr-tb" fo:padding-top="0.0381in" fo:padding-left="0.0381in" fo:padding-bottom="0.0381in" fo:padding-right="0.0381in"/>
    </style:style>
    <style:style style:name="P779" style:parent-style-name="TableContents" style:family="paragraph">
      <style:paragraph-properties fo:text-align="center"/>
      <style:text-properties fo:font-weight="bold" style:font-weight-asian="bold" style:font-weight-complex="bold"/>
    </style:style>
    <style:style style:name="TableRow780" style:family="table-row">
      <style:table-row-properties style:use-optimal-row-height="false" fo:keep-together="always"/>
    </style:style>
    <style:style style:name="TableCell78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782" style:parent-style-name="Textbody" style:family="paragraph">
      <style:paragraph-properties fo:margin-bottom="0in"/>
      <style:text-properties fo:font-size="11pt" style:font-size-asian="11pt" style:font-size-complex="11pt"/>
    </style:style>
    <style:style style:name="P783" style:parent-style-name="Textbody" style:family="paragraph">
      <style:paragraph-properties fo:margin-bottom="0.0784in"/>
      <style:text-properties fo:font-size="11pt" style:font-size-asian="11pt" style:font-size-complex="11pt"/>
    </style:style>
    <style:style style:name="TableColumn785" style:family="table-column">
      <style:table-column-properties style:column-width="0.827in" style:use-optimal-column-width="false"/>
    </style:style>
    <style:style style:name="TableColumn786" style:family="table-column">
      <style:table-column-properties style:column-width="0.827in" style:use-optimal-column-width="false"/>
    </style:style>
    <style:style style:name="TableColumn787" style:family="table-column">
      <style:table-column-properties style:column-width="0.8277in" style:use-optimal-column-width="false"/>
    </style:style>
    <style:style style:name="TableColumn788" style:family="table-column">
      <style:table-column-properties style:column-width="0.8277in" style:use-optimal-column-width="false"/>
    </style:style>
    <style:style style:name="TableColumn789" style:family="table-column">
      <style:table-column-properties style:column-width="0.8277in" style:use-optimal-column-width="false"/>
    </style:style>
    <style:style style:name="TableColumn790" style:family="table-column">
      <style:table-column-properties style:column-width="0.8277in" style:use-optimal-column-width="false"/>
    </style:style>
    <style:style style:name="TableColumn791" style:family="table-column">
      <style:table-column-properties style:column-width="0.8277in" style:use-optimal-column-width="false"/>
    </style:style>
    <style:style style:name="TableColumn792" style:family="table-column">
      <style:table-column-properties style:column-width="0.8284in" style:use-optimal-column-width="false"/>
    </style:style>
    <style:style style:name="Table784" style:family="table">
      <style:table-properties style:width="6.6215in" fo:margin-left="0in" table:align="left"/>
    </style:style>
    <style:style style:name="TableRow793" style:family="table-row">
      <style:table-row-properties style:use-optimal-row-height="false" fo:keep-together="always"/>
    </style:style>
    <style:style style:name="TableCell794" style:family="table-cell">
      <style:table-cell-properties fo:border="0.0034in solid #B2B2B2" fo:background-color="#DDDDDD" style:writing-mode="lr-tb" fo:padding-top="0.0381in" fo:padding-left="0.0381in" fo:padding-bottom="0.0381in" fo:padding-right="0.0381in"/>
    </style:style>
    <style:style style:name="P79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796" style:family="table-row">
      <style:table-row-properties style:use-optimal-row-height="false" fo:keep-together="always"/>
    </style:style>
    <style:style style:name="TableCell79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798" style:parent-style-name="TableContents" style:family="paragraph">
      <style:paragraph-properties fo:text-align="center"/>
      <style:text-properties fo:font-size="11pt" style:font-size-asian="11pt" style:font-size-complex="11pt"/>
    </style:style>
    <style:style style:name="TableCell79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800" style:parent-style-name="TableContents" style:family="paragraph">
      <style:paragraph-properties fo:text-align="center"/>
      <style:text-properties fo:font-size="11pt" style:font-size-asian="11pt" style:font-size-complex="11pt"/>
    </style:style>
    <style:style style:name="TableCell80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802" style:parent-style-name="TableContents" style:family="paragraph">
      <style:paragraph-properties fo:text-align="center"/>
      <style:text-properties fo:font-size="11pt" style:font-size-asian="11pt" style:font-size-complex="11pt"/>
    </style:style>
    <style:style style:name="TableCell80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804" style:parent-style-name="TableContents" style:family="paragraph">
      <style:paragraph-properties fo:text-align="center"/>
      <style:text-properties fo:font-size="11pt" style:font-size-asian="11pt" style:font-size-complex="11pt"/>
    </style:style>
    <style:style style:name="TableCell80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806" style:parent-style-name="TableContents" style:family="paragraph">
      <style:paragraph-properties fo:text-align="center"/>
      <style:text-properties fo:font-size="11pt" style:font-size-asian="11pt" style:font-size-complex="11pt"/>
    </style:style>
    <style:style style:name="TableCell80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808" style:parent-style-name="TableContents" style:family="paragraph">
      <style:paragraph-properties fo:text-align="center"/>
      <style:text-properties fo:font-size="11pt" style:font-size-asian="11pt" style:font-size-complex="11pt"/>
    </style:style>
    <style:style style:name="TableCell80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810" style:parent-style-name="TableContents" style:family="paragraph">
      <style:paragraph-properties fo:text-align="center"/>
      <style:text-properties fo:font-size="11pt" style:font-size-asian="11pt" style:font-size-complex="11pt"/>
    </style:style>
    <style:style style:name="TableCell811"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812" style:parent-style-name="TableContents" style:family="paragraph">
      <style:paragraph-properties fo:text-align="center"/>
      <style:text-properties fo:font-size="11pt" style:font-size-asian="11pt" style:font-size-complex="11pt"/>
    </style:style>
    <style:style style:name="TableRow813" style:family="table-row">
      <style:table-row-properties style:use-optimal-row-height="false" fo:keep-together="always"/>
    </style:style>
    <style:style style:name="TableCell81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815" style:parent-style-name="TableContents" style:family="paragraph">
      <style:paragraph-properties fo:text-align="center"/>
      <style:text-properties style:font-name="FreeMono" fo:font-size="11pt" style:font-size-asian="11pt" style:font-size-complex="11pt"/>
    </style:style>
    <style:style style:name="TableCell81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17" style:parent-style-name="TableContents" style:family="paragraph">
      <style:paragraph-properties fo:text-align="center"/>
      <style:text-properties style:font-name="FreeMono" fo:font-size="11pt" style:font-size-asian="11pt" style:font-size-complex="11pt"/>
    </style:style>
    <style:style style:name="P818" style:parent-style-name="Textbody" style:family="paragraph">
      <style:paragraph-properties fo:margin-top="0.0784in" fo:margin-bottom="0in"/>
      <style:text-properties fo:font-size="11pt" style:font-size-asian="11pt" style:font-size-complex="11pt"/>
    </style:style>
    <style:style style:name="P819" style:parent-style-name="Textbody" style:family="paragraph">
      <style:paragraph-properties fo:margin-bottom="0in"/>
    </style:style>
    <style:style style:name="T820" style:parent-style-name="Policepardéfaut" style:family="text">
      <style:text-properties style:font-name="FreeMono" fo:font-size="11pt" style:font-size-asian="11pt" style:font-size-complex="11pt"/>
    </style:style>
    <style:style style:name="T821" style:parent-style-name="Policepardéfaut" style:family="text">
      <style:text-properties fo:font-size="11pt" style:font-size-asian="11pt" style:font-size-complex="11pt"/>
    </style:style>
    <style:style style:name="P822" style:parent-style-name="Textbody" style:family="paragraph">
      <style:paragraph-properties fo:margin-bottom="0in"/>
    </style:style>
    <style:style style:name="T823" style:parent-style-name="Policepardéfaut" style:family="text">
      <style:text-properties style:font-name="FreeMono" fo:font-size="11pt" style:font-size-asian="11pt" style:font-size-complex="11pt"/>
    </style:style>
    <style:style style:name="T824" style:parent-style-name="Policepardéfaut" style:family="text">
      <style:text-properties fo:font-size="11pt" style:font-size-asian="11pt" style:font-size-complex="11pt"/>
    </style:style>
    <style:style style:name="TableRow825" style:family="table-row">
      <style:table-row-properties style:use-optimal-row-height="false" fo:keep-together="always"/>
    </style:style>
    <style:style style:name="TableCell82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827" style:parent-style-name="Policepardéfaut" style:family="text">
      <style:text-properties style:font-name="FreeMono" fo:font-size="11pt" style:font-size-asian="11pt" style:font-size-complex="11pt"/>
    </style:style>
    <style:style style:name="T828" style:parent-style-name="Policepardéfaut" style:family="text">
      <style:text-properties fo:font-size="11pt" style:font-size-asian="11pt" style:font-size-complex="11pt"/>
    </style:style>
    <style:style style:name="TableCell82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30" style:parent-style-name="TableContents" style:family="paragraph">
      <style:text-properties fo:font-size="11pt" style:font-size-asian="11pt" style:font-size-complex="11pt"/>
    </style:style>
    <style:style style:name="TableRow831" style:family="table-row">
      <style:table-row-properties style:use-optimal-row-height="false" fo:keep-together="always"/>
    </style:style>
    <style:style style:name="TableCell83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833" style:parent-style-name="TableContents" style:family="paragraph">
      <style:text-properties fo:font-size="11pt" style:font-size-asian="11pt" style:font-size-complex="11pt"/>
    </style:style>
    <style:style style:name="TableCell83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35" style:parent-style-name="TableContents" style:family="paragraph">
      <style:text-properties fo:font-size="11pt" style:font-size-asian="11pt" style:font-size-complex="11pt"/>
    </style:style>
    <style:style style:name="TableRow836" style:family="table-row">
      <style:table-row-properties style:use-optimal-row-height="false" fo:keep-together="always"/>
    </style:style>
    <style:style style:name="TableCell83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838" style:parent-style-name="Policepardéfaut" style:family="text">
      <style:text-properties fo:font-size="11pt" style:font-size-asian="11pt" style:font-size-complex="11pt"/>
    </style:style>
    <style:style style:name="T839" style:parent-style-name="Policepardéfaut" style:family="text">
      <style:text-properties fo:font-style="italic" style:font-style-asian="italic" style:font-style-complex="italic" fo:font-size="11pt" style:font-size-asian="11pt" style:font-size-complex="11pt"/>
    </style:style>
    <style:style style:name="T840" style:parent-style-name="Policepardéfaut" style:family="text">
      <style:text-properties fo:font-size="11pt" style:font-size-asian="11pt" style:font-size-complex="11pt"/>
    </style:style>
    <style:style style:name="TableCell84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42" style:parent-style-name="TableContents" style:family="paragraph">
      <style:text-properties fo:font-size="11pt" style:font-size-asian="11pt" style:font-size-complex="11pt"/>
    </style:style>
    <style:style style:name="TableRow843" style:family="table-row">
      <style:table-row-properties style:use-optimal-row-height="false" fo:keep-together="always"/>
    </style:style>
    <style:style style:name="TableCell84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845" style:parent-style-name="TableContents" style:family="paragraph">
      <style:text-properties fo:font-size="11pt" style:font-size-asian="11pt" style:font-size-complex="11pt"/>
    </style:style>
    <style:style style:name="TableCell84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47" style:parent-style-name="TableContents" style:family="paragraph">
      <style:text-properties fo:font-size="11pt" style:font-size-asian="11pt" style:font-size-complex="11pt"/>
    </style:style>
    <style:style style:name="TableColumn849" style:family="table-column">
      <style:table-column-properties style:column-width="1.5312in" style:use-optimal-column-width="false"/>
    </style:style>
    <style:style style:name="TableColumn850" style:family="table-column">
      <style:table-column-properties style:column-width="5.1666in" style:use-optimal-column-width="false"/>
    </style:style>
    <style:style style:name="Table848" style:family="table">
      <style:table-properties style:width="6.6979in" fo:margin-left="0in" table:align="left"/>
    </style:style>
    <style:style style:name="TableRow851" style:family="table-row">
      <style:table-row-properties style:use-optimal-row-height="false" fo:keep-together="always"/>
    </style:style>
    <style:style style:name="TableCell852" style:family="table-cell">
      <style:table-cell-properties fo:border="0.0034in solid #B2B2B2" fo:background-color="#DDDDDD" style:writing-mode="lr-tb" fo:padding-top="0.0381in" fo:padding-left="0.0381in" fo:padding-bottom="0.0381in" fo:padding-right="0.0381in"/>
    </style:style>
    <style:style style:name="P853" style:parent-style-name="TableContents" style:family="paragraph">
      <style:paragraph-properties fo:text-align="center"/>
      <style:text-properties fo:font-weight="bold" style:font-weight-asian="bold" style:font-weight-complex="bold"/>
    </style:style>
    <style:style style:name="TableRow854" style:family="table-row">
      <style:table-row-properties style:use-optimal-row-height="false" fo:keep-together="always"/>
    </style:style>
    <style:style style:name="TableCell85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56" style:parent-style-name="Textbody" style:family="paragraph">
      <style:paragraph-properties fo:text-align="justify" fo:margin-bottom="0in"/>
      <style:text-properties fo:font-size="11pt" style:font-size-asian="11pt" style:font-size-complex="11pt"/>
    </style:style>
    <style:style style:name="P857" style:parent-style-name="Textbody" style:family="paragraph">
      <style:paragraph-properties fo:text-align="justify" fo:margin-bottom="0in"/>
      <style:text-properties fo:font-size="11pt" style:font-size-asian="11pt" style:font-size-complex="11pt"/>
    </style:style>
    <style:style style:name="TableRow858" style:family="table-row">
      <style:table-row-properties style:use-optimal-row-height="false" fo:keep-together="always"/>
    </style:style>
    <style:style style:name="TableCell85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860" style:parent-style-name="Policepardéfaut" style:family="text">
      <style:text-properties style:font-name="FreeMono" fo:font-size="11pt" style:font-size-asian="11pt" style:font-size-complex="11pt"/>
    </style:style>
    <style:style style:name="T861" style:parent-style-name="Policepardéfaut" style:family="text">
      <style:text-properties fo:font-size="11pt" style:font-size-asian="11pt" style:font-size-complex="11pt"/>
    </style:style>
    <style:style style:name="TableCell86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63" style:parent-style-name="TableContents" style:family="paragraph">
      <style:text-properties fo:font-size="11pt" style:font-size-asian="11pt" style:font-size-complex="11pt"/>
    </style:style>
    <style:style style:name="TableRow864" style:family="table-row">
      <style:table-row-properties style:use-optimal-row-height="false" fo:keep-together="always"/>
    </style:style>
    <style:style style:name="TableCell86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866" style:parent-style-name="TableContents" style:family="paragraph">
      <style:text-properties fo:font-size="11pt" style:font-size-asian="11pt" style:font-size-complex="11pt"/>
    </style:style>
    <style:style style:name="TableCell86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68" style:parent-style-name="TableContents" style:family="paragraph">
      <style:text-properties fo:font-size="11pt" style:font-size-asian="11pt" style:font-size-complex="11pt"/>
    </style:style>
    <style:style style:name="TableRow869" style:family="table-row">
      <style:table-row-properties style:use-optimal-row-height="false" fo:keep-together="always"/>
    </style:style>
    <style:style style:name="TableCell87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871" style:parent-style-name="Policepardéfaut" style:family="text">
      <style:text-properties fo:font-size="11pt" style:font-size-asian="11pt" style:font-size-complex="11pt"/>
    </style:style>
    <style:style style:name="T872" style:parent-style-name="Policepardéfaut" style:family="text">
      <style:text-properties fo:font-style="italic" style:font-style-asian="italic" style:font-style-complex="italic" fo:font-size="11pt" style:font-size-asian="11pt" style:font-size-complex="11pt"/>
    </style:style>
    <style:style style:name="T873" style:parent-style-name="Policepardéfaut" style:family="text">
      <style:text-properties fo:font-size="11pt" style:font-size-asian="11pt" style:font-size-complex="11pt"/>
    </style:style>
    <style:style style:name="TableCell87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75" style:parent-style-name="TableContents" style:family="paragraph">
      <style:text-properties fo:font-size="11pt" style:font-size-asian="11pt" style:font-size-complex="11pt"/>
    </style:style>
    <style:style style:name="TableRow876" style:family="table-row">
      <style:table-row-properties style:use-optimal-row-height="false" fo:keep-together="always"/>
    </style:style>
    <style:style style:name="TableCell87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878" style:parent-style-name="TableContents" style:family="paragraph">
      <style:text-properties fo:font-size="11pt" style:font-size-asian="11pt" style:font-size-complex="11pt"/>
    </style:style>
    <style:style style:name="TableCell87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80" style:parent-style-name="TableContents" style:family="paragraph">
      <style:text-properties fo:font-size="11pt" style:font-size-asian="11pt" style:font-size-complex="11pt"/>
    </style:style>
    <style:style style:name="TableColumn882" style:family="table-column">
      <style:table-column-properties style:column-width="1.5312in" style:use-optimal-column-width="false"/>
    </style:style>
    <style:style style:name="TableColumn883" style:family="table-column">
      <style:table-column-properties style:column-width="5.1666in" style:use-optimal-column-width="false"/>
    </style:style>
    <style:style style:name="Table881" style:family="table">
      <style:table-properties style:width="6.6979in" fo:margin-left="0in" table:align="left"/>
    </style:style>
    <style:style style:name="TableRow884" style:family="table-row">
      <style:table-row-properties style:use-optimal-row-height="false" fo:keep-together="always"/>
    </style:style>
    <style:style style:name="TableCell885" style:family="table-cell">
      <style:table-cell-properties fo:border="0.0034in solid #B2B2B2" fo:background-color="#DDDDDD" style:writing-mode="lr-tb" fo:padding-top="0.0381in" fo:padding-left="0.0381in" fo:padding-bottom="0.0381in" fo:padding-right="0.0381in"/>
    </style:style>
    <style:style style:name="P886" style:parent-style-name="TableContents" style:family="paragraph">
      <style:paragraph-properties fo:text-align="center"/>
      <style:text-properties fo:font-weight="bold" style:font-weight-asian="bold" style:font-weight-complex="bold"/>
    </style:style>
    <style:style style:name="TableRow887" style:family="table-row">
      <style:table-row-properties style:use-optimal-row-height="false" fo:keep-together="always"/>
    </style:style>
    <style:style style:name="TableCell88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89" style:parent-style-name="Textbody" style:family="paragraph">
      <style:paragraph-properties fo:margin-bottom="0in"/>
      <style:text-properties fo:font-size="11pt" style:font-size-asian="11pt" style:font-size-complex="11pt"/>
    </style:style>
    <style:style style:name="P890" style:parent-style-name="Textbody" style:family="paragraph">
      <style:paragraph-properties fo:margin-bottom="0in"/>
      <style:text-properties fo:font-size="11pt" style:font-size-asian="11pt" style:font-size-complex="11pt"/>
    </style:style>
    <style:style style:name="TableRow891" style:family="table-row">
      <style:table-row-properties style:use-optimal-row-height="false" fo:keep-together="always"/>
    </style:style>
    <style:style style:name="TableCell89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893" style:parent-style-name="Policepardéfaut" style:family="text">
      <style:text-properties style:font-name="FreeMono" fo:font-size="11pt" style:font-size-asian="11pt" style:font-size-complex="11pt"/>
    </style:style>
    <style:style style:name="T894" style:parent-style-name="Policepardéfaut" style:family="text">
      <style:text-properties fo:font-size="11pt" style:font-size-asian="11pt" style:font-size-complex="11pt"/>
    </style:style>
    <style:style style:name="TableCell89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896" style:parent-style-name="TableContents" style:family="paragraph">
      <style:text-properties fo:font-size="11pt" style:font-size-asian="11pt" style:font-size-complex="11pt"/>
    </style:style>
    <style:style style:name="TableRow897" style:family="table-row">
      <style:table-row-properties style:use-optimal-row-height="false" fo:keep-together="always"/>
    </style:style>
    <style:style style:name="TableCell89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899" style:parent-style-name="TableContents" style:family="paragraph">
      <style:text-properties fo:font-size="11pt" style:font-size-asian="11pt" style:font-size-complex="11pt"/>
    </style:style>
    <style:style style:name="TableCell90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901" style:parent-style-name="TableContents" style:family="paragraph">
      <style:text-properties fo:font-size="11pt" style:font-size-asian="11pt" style:font-size-complex="11pt"/>
    </style:style>
    <style:style style:name="TableRow902" style:family="table-row">
      <style:table-row-properties style:use-optimal-row-height="false" fo:keep-together="always"/>
    </style:style>
    <style:style style:name="TableCell90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904" style:parent-style-name="Policepardéfaut" style:family="text">
      <style:text-properties fo:font-size="11pt" style:font-size-asian="11pt" style:font-size-complex="11pt"/>
    </style:style>
    <style:style style:name="T905" style:parent-style-name="Policepardéfaut" style:family="text">
      <style:text-properties fo:font-style="italic" style:font-style-asian="italic" style:font-style-complex="italic" fo:font-size="11pt" style:font-size-asian="11pt" style:font-size-complex="11pt"/>
    </style:style>
    <style:style style:name="T906" style:parent-style-name="Policepardéfaut" style:family="text">
      <style:text-properties fo:font-size="11pt" style:font-size-asian="11pt" style:font-size-complex="11pt"/>
    </style:style>
    <style:style style:name="TableCell90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908" style:parent-style-name="TableContents" style:family="paragraph">
      <style:text-properties fo:font-size="11pt" style:font-size-asian="11pt" style:font-size-complex="11pt"/>
    </style:style>
    <style:style style:name="TableRow909" style:family="table-row">
      <style:table-row-properties style:use-optimal-row-height="false" fo:keep-together="always"/>
    </style:style>
    <style:style style:name="TableCell91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911" style:parent-style-name="TableContents" style:family="paragraph">
      <style:text-properties fo:font-size="11pt" style:font-size-asian="11pt" style:font-size-complex="11pt"/>
    </style:style>
    <style:style style:name="TableCell91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913" style:parent-style-name="TableContents" style:family="paragraph">
      <style:text-properties fo:font-size="11pt" style:font-size-asian="11pt" style:font-size-complex="11pt"/>
    </style:style>
    <style:style style:name="TableColumn915" style:family="table-column">
      <style:table-column-properties style:column-width="1.5312in" style:use-optimal-column-width="false"/>
    </style:style>
    <style:style style:name="TableColumn916" style:family="table-column">
      <style:table-column-properties style:column-width="5.1666in" style:use-optimal-column-width="false"/>
    </style:style>
    <style:style style:name="Table914" style:family="table">
      <style:table-properties style:width="6.6979in" fo:margin-left="0in" table:align="left"/>
    </style:style>
    <style:style style:name="TableRow917" style:family="table-row">
      <style:table-row-properties style:use-optimal-row-height="false" fo:keep-together="always"/>
    </style:style>
    <style:style style:name="TableCell918" style:family="table-cell">
      <style:table-cell-properties fo:border="0.0034in solid #B2B2B2" fo:background-color="#DDDDDD" style:writing-mode="lr-tb" fo:padding-top="0.0381in" fo:padding-left="0.0381in" fo:padding-bottom="0.0381in" fo:padding-right="0.0381in"/>
    </style:style>
    <style:style style:name="P919" style:parent-style-name="TableContents" style:family="paragraph">
      <style:paragraph-properties fo:text-align="center"/>
      <style:text-properties fo:font-weight="bold" style:font-weight-asian="bold" style:font-weight-complex="bold"/>
    </style:style>
    <style:style style:name="TableRow920" style:family="table-row">
      <style:table-row-properties style:use-optimal-row-height="false" fo:keep-together="always"/>
    </style:style>
    <style:style style:name="TableCell92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922" style:parent-style-name="Textbody" style:family="paragraph">
      <style:paragraph-properties fo:text-align="justify" fo:margin-bottom="0in"/>
      <style:text-properties fo:font-size="11pt" style:font-size-asian="11pt" style:font-size-complex="11pt"/>
    </style:style>
    <style:style style:name="P923" style:parent-style-name="Textbody" style:family="paragraph">
      <style:paragraph-properties fo:text-align="justify" fo:margin-bottom="0in"/>
      <style:text-properties fo:font-size="11pt" style:font-size-asian="11pt" style:font-size-complex="11pt"/>
    </style:style>
    <style:style style:name="P924" style:parent-style-name="Textbody" style:family="paragraph">
      <style:paragraph-properties fo:text-align="justify" fo:margin-bottom="0.0784in"/>
      <style:text-properties fo:font-size="11pt" style:font-size-asian="11pt" style:font-size-complex="11pt"/>
    </style:style>
    <style:style style:name="TableColumn926" style:family="table-column">
      <style:table-column-properties style:column-width="0.4125in" style:use-optimal-column-width="false"/>
    </style:style>
    <style:style style:name="TableColumn927" style:family="table-column">
      <style:table-column-properties style:column-width="0.4138in" style:use-optimal-column-width="false"/>
    </style:style>
    <style:style style:name="TableColumn928" style:family="table-column">
      <style:table-column-properties style:column-width="0.4138in" style:use-optimal-column-width="false"/>
    </style:style>
    <style:style style:name="TableColumn929" style:family="table-column">
      <style:table-column-properties style:column-width="0.4138in" style:use-optimal-column-width="false"/>
    </style:style>
    <style:style style:name="TableColumn930" style:family="table-column">
      <style:table-column-properties style:column-width="0.4138in" style:use-optimal-column-width="false"/>
    </style:style>
    <style:style style:name="TableColumn931" style:family="table-column">
      <style:table-column-properties style:column-width="0.4138in" style:use-optimal-column-width="false"/>
    </style:style>
    <style:style style:name="TableColumn932" style:family="table-column">
      <style:table-column-properties style:column-width="0.4138in" style:use-optimal-column-width="false"/>
    </style:style>
    <style:style style:name="TableColumn933" style:family="table-column">
      <style:table-column-properties style:column-width="0.4138in" style:use-optimal-column-width="false"/>
    </style:style>
    <style:style style:name="TableColumn934" style:family="table-column">
      <style:table-column-properties style:column-width="0.4138in" style:use-optimal-column-width="false"/>
    </style:style>
    <style:style style:name="TableColumn935" style:family="table-column">
      <style:table-column-properties style:column-width="0.4138in" style:use-optimal-column-width="false"/>
    </style:style>
    <style:style style:name="TableColumn936" style:family="table-column">
      <style:table-column-properties style:column-width="0.4138in" style:use-optimal-column-width="false"/>
    </style:style>
    <style:style style:name="TableColumn937" style:family="table-column">
      <style:table-column-properties style:column-width="0.4138in" style:use-optimal-column-width="false"/>
    </style:style>
    <style:style style:name="TableColumn938" style:family="table-column">
      <style:table-column-properties style:column-width="0.4138in" style:use-optimal-column-width="false"/>
    </style:style>
    <style:style style:name="TableColumn939" style:family="table-column">
      <style:table-column-properties style:column-width="0.4138in" style:use-optimal-column-width="false"/>
    </style:style>
    <style:style style:name="TableColumn940" style:family="table-column">
      <style:table-column-properties style:column-width="0.4138in" style:use-optimal-column-width="false"/>
    </style:style>
    <style:style style:name="TableColumn941" style:family="table-column">
      <style:table-column-properties style:column-width="0.4145in" style:use-optimal-column-width="false"/>
    </style:style>
    <style:style style:name="Table925" style:family="table">
      <style:table-properties style:width="6.6215in" fo:margin-left="0in" table:align="left"/>
    </style:style>
    <style:style style:name="TableRow942" style:family="table-row">
      <style:table-row-properties style:use-optimal-row-height="false" fo:keep-together="always"/>
    </style:style>
    <style:style style:name="TableCell943" style:family="table-cell">
      <style:table-cell-properties fo:border="0.0034in solid #B2B2B2" fo:background-color="#DDDDDD" style:writing-mode="lr-tb" fo:padding-top="0.0381in" fo:padding-left="0.0381in" fo:padding-bottom="0.0381in" fo:padding-right="0.0381in"/>
    </style:style>
    <style:style style:name="P94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945" style:family="table-row">
      <style:table-row-properties style:use-optimal-row-height="false" fo:keep-together="always"/>
    </style:style>
    <style:style style:name="TableCell94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47" style:parent-style-name="TableContents" style:family="paragraph">
      <style:paragraph-properties fo:text-align="center"/>
      <style:text-properties fo:font-size="11pt" style:font-size-asian="11pt" style:font-size-complex="11pt"/>
    </style:style>
    <style:style style:name="TableCell94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49" style:parent-style-name="TableContents" style:family="paragraph">
      <style:paragraph-properties fo:text-align="center"/>
      <style:text-properties fo:font-size="11pt" style:font-size-asian="11pt" style:font-size-complex="11pt"/>
    </style:style>
    <style:style style:name="TableCell95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51" style:parent-style-name="TableContents" style:family="paragraph">
      <style:paragraph-properties fo:text-align="center"/>
      <style:text-properties fo:font-size="11pt" style:font-size-asian="11pt" style:font-size-complex="11pt"/>
    </style:style>
    <style:style style:name="TableCell95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53" style:parent-style-name="TableContents" style:family="paragraph">
      <style:paragraph-properties fo:text-align="center"/>
      <style:text-properties fo:font-size="11pt" style:font-size-asian="11pt" style:font-size-complex="11pt"/>
    </style:style>
    <style:style style:name="TableCell95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55" style:parent-style-name="TableContents" style:family="paragraph">
      <style:paragraph-properties fo:text-align="center"/>
      <style:text-properties fo:font-size="11pt" style:font-size-asian="11pt" style:font-size-complex="11pt"/>
    </style:style>
    <style:style style:name="TableCell95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57" style:parent-style-name="TableContents" style:family="paragraph">
      <style:paragraph-properties fo:text-align="center"/>
      <style:text-properties fo:font-size="11pt" style:font-size-asian="11pt" style:font-size-complex="11pt"/>
    </style:style>
    <style:style style:name="TableCell95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59" style:parent-style-name="TableContents" style:family="paragraph">
      <style:paragraph-properties fo:text-align="center"/>
      <style:text-properties fo:font-size="11pt" style:font-size-asian="11pt" style:font-size-complex="11pt"/>
    </style:style>
    <style:style style:name="TableCell96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61" style:parent-style-name="TableContents" style:family="paragraph">
      <style:paragraph-properties fo:text-align="center"/>
      <style:text-properties fo:font-size="11pt" style:font-size-asian="11pt" style:font-size-complex="11pt"/>
    </style:style>
    <style:style style:name="TableCell96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63" style:parent-style-name="TableContents" style:family="paragraph">
      <style:paragraph-properties fo:text-align="center"/>
      <style:text-properties fo:font-size="11pt" style:font-size-asian="11pt" style:font-size-complex="11pt"/>
    </style:style>
    <style:style style:name="TableCell96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65" style:parent-style-name="TableContents" style:family="paragraph">
      <style:paragraph-properties fo:text-align="center"/>
      <style:text-properties fo:font-size="11pt" style:font-size-asian="11pt" style:font-size-complex="11pt"/>
    </style:style>
    <style:style style:name="TableCell96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67" style:parent-style-name="TableContents" style:family="paragraph">
      <style:paragraph-properties fo:text-align="center"/>
      <style:text-properties fo:font-size="11pt" style:font-size-asian="11pt" style:font-size-complex="11pt"/>
    </style:style>
    <style:style style:name="TableCell96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69" style:parent-style-name="TableContents" style:family="paragraph">
      <style:paragraph-properties fo:text-align="center"/>
      <style:text-properties fo:font-size="11pt" style:font-size-asian="11pt" style:font-size-complex="11pt"/>
    </style:style>
    <style:style style:name="TableCell97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71" style:parent-style-name="TableContents" style:family="paragraph">
      <style:paragraph-properties fo:text-align="center"/>
      <style:text-properties fo:font-size="11pt" style:font-size-asian="11pt" style:font-size-complex="11pt"/>
    </style:style>
    <style:style style:name="TableCell97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73" style:parent-style-name="TableContents" style:family="paragraph">
      <style:paragraph-properties fo:text-align="center"/>
      <style:text-properties fo:font-size="11pt" style:font-size-asian="11pt" style:font-size-complex="11pt"/>
    </style:style>
    <style:style style:name="TableCell97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975" style:parent-style-name="TableContents" style:family="paragraph">
      <style:paragraph-properties fo:text-align="center"/>
      <style:text-properties fo:font-size="11pt" style:font-size-asian="11pt" style:font-size-complex="11pt"/>
    </style:style>
    <style:style style:name="TableCell976"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977" style:parent-style-name="TableContents" style:family="paragraph">
      <style:paragraph-properties fo:text-align="center"/>
      <style:text-properties fo:font-size="11pt" style:font-size-asian="11pt" style:font-size-complex="11pt"/>
    </style:style>
    <style:style style:name="TableRow978" style:family="table-row">
      <style:table-row-properties style:use-optimal-row-height="false" fo:keep-together="always"/>
    </style:style>
    <style:style style:name="TableCell979"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980" style:parent-style-name="TableContents" style:family="paragraph">
      <style:paragraph-properties fo:text-align="center"/>
      <style:text-properties style:font-name="FreeMono" fo:font-size="10pt" style:font-size-asian="10pt" style:font-size-complex="10pt"/>
    </style:style>
    <style:style style:name="TableCell981"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982" style:parent-style-name="TableContents" style:family="paragraph">
      <style:paragraph-properties fo:text-align="center"/>
      <style:text-properties style:font-name="FreeMono" fo:font-size="10pt" style:font-size-asian="10pt" style:font-size-complex="10pt"/>
    </style:style>
    <style:style style:name="TableCell983"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984" style:parent-style-name="TableContents" style:family="paragraph">
      <style:paragraph-properties fo:text-align="center"/>
      <style:text-properties style:font-name="FreeMono" fo:font-size="10pt" style:font-size-asian="10pt" style:font-size-complex="10pt"/>
    </style:style>
    <style:style style:name="TableCell985" style:family="table-cell">
      <style:table-cell-properties fo:border-top="none" fo:border-left="0.0034in solid #B2B2B2" fo:border-bottom="0.0034in solid #B2B2B2" fo:border-right="0.0034in solid #B2B2B2" fo:background-color="#FFFFFF" style:writing-mode="lr-tb" fo:padding-top="0.0381in" fo:padding-left="0.0381in" fo:padding-bottom="0.0381in" fo:padding-right="0.0381in"/>
    </style:style>
    <style:style style:name="P986" style:parent-style-name="TableContents" style:family="paragraph">
      <style:paragraph-properties fo:text-align="center"/>
      <style:text-properties style:font-name="FreeMono" fo:font-size="10pt" style:font-size-asian="10pt" style:font-size-complex="10pt"/>
    </style:style>
    <style:style style:name="P987" style:parent-style-name="Textbody" style:family="paragraph">
      <style:paragraph-properties fo:margin-top="0.0784in" fo:margin-bottom="0in"/>
      <style:text-properties fo:font-size="11pt" style:font-size-asian="11pt" style:font-size-complex="11pt"/>
    </style:style>
    <style:style style:name="P988" style:parent-style-name="Textbody" style:family="paragraph">
      <style:paragraph-properties fo:margin-bottom="0in"/>
    </style:style>
    <style:style style:name="T989" style:parent-style-name="Policepardéfaut" style:family="text">
      <style:text-properties fo:font-size="11pt" style:font-size-asian="11pt" style:font-size-complex="11pt"/>
    </style:style>
    <style:style style:name="T990" style:parent-style-name="Policepardéfaut" style:family="text">
      <style:text-properties style:font-name="FreeMono" fo:font-size="11pt" style:font-size-asian="11pt" style:font-size-complex="11pt"/>
    </style:style>
    <style:style style:name="T991" style:parent-style-name="Policepardéfaut" style:family="text">
      <style:text-properties style:font-name="FreeMono" fo:font-size="10pt" style:font-size-asian="10pt" style:font-size-complex="10pt"/>
    </style:style>
    <style:style style:name="T992" style:parent-style-name="Policepardéfaut" style:family="text">
      <style:text-properties style:font-name="FreeMono" fo:font-size="10pt" style:font-size-asian="10pt" style:font-size-complex="10pt"/>
    </style:style>
    <style:style style:name="P993" style:parent-style-name="Textbody" style:family="paragraph">
      <style:paragraph-properties fo:margin-bottom="0in"/>
    </style:style>
    <style:style style:name="T994" style:parent-style-name="Policepardéfaut" style:family="text">
      <style:text-properties style:font-name="FreeMono" fo:font-size="11pt" style:font-size-asian="11pt" style:font-size-complex="11pt"/>
    </style:style>
    <style:style style:name="T995" style:parent-style-name="Policepardéfaut" style:family="text">
      <style:text-properties fo:font-size="11pt" style:font-size-asian="11pt" style:font-size-complex="11pt"/>
    </style:style>
    <style:style style:name="T996" style:parent-style-name="Policepardéfaut" style:family="text">
      <style:text-properties style:font-name="FreeMono" fo:font-size="11pt" style:font-size-asian="11pt" style:font-size-complex="11pt"/>
    </style:style>
    <style:style style:name="T997" style:parent-style-name="Policepardéfaut" style:family="text">
      <style:text-properties fo:font-size="11pt" style:font-size-asian="11pt" style:font-size-complex="11pt"/>
    </style:style>
    <style:style style:name="P998" style:parent-style-name="Textbody" style:family="paragraph">
      <style:paragraph-properties fo:margin-bottom="0in"/>
    </style:style>
    <style:style style:name="T999" style:parent-style-name="Policepardéfaut" style:family="text">
      <style:text-properties style:font-name="FreeMono" fo:font-size="11pt" style:font-size-asian="11pt" style:font-size-complex="11pt"/>
    </style:style>
    <style:style style:name="T1000" style:parent-style-name="Policepardéfaut" style:family="text">
      <style:text-properties fo:font-size="11pt" style:font-size-asian="11pt" style:font-size-complex="11pt"/>
    </style:style>
    <style:style style:name="P1001" style:parent-style-name="Textbody" style:family="paragraph">
      <style:paragraph-properties fo:margin-bottom="0in"/>
      <style:text-properties fo:font-size="11pt" style:font-size-asian="11pt" style:font-size-complex="11pt"/>
    </style:style>
    <style:style style:name="TableRow1002" style:family="table-row">
      <style:table-row-properties style:use-optimal-row-height="false" fo:keep-together="always"/>
    </style:style>
    <style:style style:name="TableCell100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004" style:parent-style-name="Policepardéfaut" style:family="text">
      <style:text-properties style:font-name="FreeMono" fo:font-size="11pt" style:font-size-asian="11pt" style:font-size-complex="11pt"/>
    </style:style>
    <style:style style:name="T1005" style:parent-style-name="Policepardéfaut" style:family="text">
      <style:text-properties fo:font-size="11pt" style:font-size-asian="11pt" style:font-size-complex="11pt"/>
    </style:style>
    <style:style style:name="TableCell100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07" style:parent-style-name="TableContents" style:family="paragraph">
      <style:text-properties fo:font-size="11pt" style:font-size-asian="11pt" style:font-size-complex="11pt"/>
    </style:style>
    <style:style style:name="TableRow1008" style:family="table-row">
      <style:table-row-properties style:use-optimal-row-height="false" fo:keep-together="always"/>
    </style:style>
    <style:style style:name="TableCell100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010" style:parent-style-name="TableContents" style:family="paragraph">
      <style:text-properties fo:font-size="11pt" style:font-size-asian="11pt" style:font-size-complex="11pt"/>
    </style:style>
    <style:style style:name="TableCell101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12" style:parent-style-name="TableContents" style:family="paragraph">
      <style:text-properties fo:font-size="11pt" style:font-size-asian="11pt" style:font-size-complex="11pt"/>
    </style:style>
    <style:style style:name="TableRow1013" style:family="table-row">
      <style:table-row-properties style:use-optimal-row-height="false" fo:keep-together="always"/>
    </style:style>
    <style:style style:name="TableCell101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015" style:parent-style-name="Policepardéfaut" style:family="text">
      <style:text-properties fo:font-size="11pt" style:font-size-asian="11pt" style:font-size-complex="11pt"/>
    </style:style>
    <style:style style:name="T1016" style:parent-style-name="Policepardéfaut" style:family="text">
      <style:text-properties fo:font-style="italic" style:font-style-asian="italic" style:font-style-complex="italic" fo:font-size="11pt" style:font-size-asian="11pt" style:font-size-complex="11pt"/>
    </style:style>
    <style:style style:name="T1017" style:parent-style-name="Policepardéfaut" style:family="text">
      <style:text-properties fo:font-size="11pt" style:font-size-asian="11pt" style:font-size-complex="11pt"/>
    </style:style>
    <style:style style:name="TableCell101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19" style:parent-style-name="TableContents" style:family="paragraph">
      <style:text-properties fo:font-size="11pt" style:font-size-asian="11pt" style:font-size-complex="11pt"/>
    </style:style>
    <style:style style:name="TableRow1020" style:family="table-row">
      <style:table-row-properties style:use-optimal-row-height="false" fo:keep-together="always"/>
    </style:style>
    <style:style style:name="TableCell102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022" style:parent-style-name="TableContents" style:family="paragraph">
      <style:text-properties fo:font-size="11pt" style:font-size-asian="11pt" style:font-size-complex="11pt"/>
    </style:style>
    <style:style style:name="TableCell102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24" style:parent-style-name="TableContents" style:family="paragraph">
      <style:text-properties fo:font-size="11pt" style:font-size-asian="11pt" style:font-size-complex="11pt"/>
    </style:style>
    <style:style style:name="TableColumn1026" style:family="table-column">
      <style:table-column-properties style:column-width="1.5312in" style:use-optimal-column-width="false"/>
    </style:style>
    <style:style style:name="TableColumn1027" style:family="table-column">
      <style:table-column-properties style:column-width="5.1666in" style:use-optimal-column-width="false"/>
    </style:style>
    <style:style style:name="Table1025" style:family="table">
      <style:table-properties style:width="6.6979in" fo:margin-left="0in" table:align="left"/>
    </style:style>
    <style:style style:name="TableRow1028" style:family="table-row">
      <style:table-row-properties style:use-optimal-row-height="false" fo:keep-together="always"/>
    </style:style>
    <style:style style:name="TableCell1029" style:family="table-cell">
      <style:table-cell-properties fo:border="0.0034in solid #B2B2B2" fo:background-color="#DDDDDD" style:writing-mode="lr-tb" fo:padding-top="0.0381in" fo:padding-left="0.0381in" fo:padding-bottom="0.0381in" fo:padding-right="0.0381in"/>
    </style:style>
    <style:style style:name="P1030" style:parent-style-name="TableContents" style:family="paragraph">
      <style:paragraph-properties fo:text-align="center"/>
      <style:text-properties fo:font-weight="bold" style:font-weight-asian="bold" style:font-weight-complex="bold"/>
    </style:style>
    <style:style style:name="TableRow1031" style:family="table-row">
      <style:table-row-properties style:use-optimal-row-height="false" fo:keep-together="always"/>
    </style:style>
    <style:style style:name="TableCell103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033" style:parent-style-name="Textbody" style:family="paragraph">
      <style:paragraph-properties fo:text-align="justify" fo:margin-bottom="0in"/>
      <style:text-properties fo:font-size="11pt" style:font-size-asian="11pt" style:font-size-complex="11pt"/>
    </style:style>
    <style:style style:name="P1034" style:parent-style-name="Textbody" style:family="paragraph">
      <style:paragraph-properties fo:text-align="justify" fo:margin-bottom="0in"/>
      <style:text-properties fo:font-size="11pt" style:font-size-asian="11pt" style:font-size-complex="11pt"/>
    </style:style>
    <style:style style:name="P1035" style:parent-style-name="Textbody" style:family="paragraph">
      <style:paragraph-properties fo:text-align="justify" fo:margin-bottom="0.0784in"/>
      <style:text-properties fo:font-size="11pt" style:font-size-asian="11pt" style:font-size-complex="11pt"/>
    </style:style>
    <style:style style:name="TableColumn1037" style:family="table-column">
      <style:table-column-properties style:column-width="0.2354in" style:use-optimal-column-width="false"/>
    </style:style>
    <style:style style:name="TableColumn1038" style:family="table-column">
      <style:table-column-properties style:column-width="0.2361in" style:use-optimal-column-width="false"/>
    </style:style>
    <style:style style:name="TableColumn1039" style:family="table-column">
      <style:table-column-properties style:column-width="0.2361in" style:use-optimal-column-width="false"/>
    </style:style>
    <style:style style:name="TableColumn1040" style:family="table-column">
      <style:table-column-properties style:column-width="0.2361in" style:use-optimal-column-width="false"/>
    </style:style>
    <style:style style:name="TableColumn1041" style:family="table-column">
      <style:table-column-properties style:column-width="0.2361in" style:use-optimal-column-width="false"/>
    </style:style>
    <style:style style:name="TableColumn1042" style:family="table-column">
      <style:table-column-properties style:column-width="0.2361in" style:use-optimal-column-width="false"/>
    </style:style>
    <style:style style:name="TableColumn1043" style:family="table-column">
      <style:table-column-properties style:column-width="0.2361in" style:use-optimal-column-width="false"/>
    </style:style>
    <style:style style:name="TableColumn1044" style:family="table-column">
      <style:table-column-properties style:column-width="0.2777in" style:use-optimal-column-width="false"/>
    </style:style>
    <style:style style:name="TableColumn1045" style:family="table-column">
      <style:table-column-properties style:column-width="0.868in" style:use-optimal-column-width="false"/>
    </style:style>
    <style:style style:name="TableColumn1046" style:family="table-column">
      <style:table-column-properties style:column-width="0.9791in" style:use-optimal-column-width="false"/>
    </style:style>
    <style:style style:name="TableColumn1047" style:family="table-column">
      <style:table-column-properties style:column-width="0.9444in" style:use-optimal-column-width="false"/>
    </style:style>
    <style:style style:name="TableColumn1048" style:family="table-column">
      <style:table-column-properties style:column-width="0.943in" style:use-optimal-column-width="false"/>
    </style:style>
    <style:style style:name="TableColumn1049" style:family="table-column">
      <style:table-column-properties style:column-width="0.2361in" style:use-optimal-column-width="false"/>
    </style:style>
    <style:style style:name="TableColumn1050" style:family="table-column">
      <style:table-column-properties style:column-width="0.2361in" style:use-optimal-column-width="false"/>
    </style:style>
    <style:style style:name="TableColumn1051" style:family="table-column">
      <style:table-column-properties style:column-width="0.2361in" style:use-optimal-column-width="false"/>
    </style:style>
    <style:style style:name="TableColumn1052" style:family="table-column">
      <style:table-column-properties style:column-width="0.2486in" style:use-optimal-column-width="false"/>
    </style:style>
    <style:style style:name="Table1036" style:family="table">
      <style:table-properties style:width="6.6215in" fo:margin-left="0in" table:align="left"/>
    </style:style>
    <style:style style:name="TableRow1053" style:family="table-row">
      <style:table-row-properties style:use-optimal-row-height="false"/>
    </style:style>
    <style:style style:name="TableCell1054" style:family="table-cell">
      <style:table-cell-properties fo:border="0.0034in solid #B2B2B2" fo:background-color="#DDDDDD" style:writing-mode="lr-tb" fo:padding-top="0.0381in" fo:padding-left="0.0381in" fo:padding-bottom="0.0381in" fo:padding-right="0.0381in"/>
    </style:style>
    <style:style style:name="P105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056" style:family="table-row">
      <style:table-row-properties style:use-optimal-row-height="false"/>
    </style:style>
    <style:style style:name="TableCell105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58" style:parent-style-name="TableContents" style:family="paragraph">
      <style:paragraph-properties fo:text-align="center"/>
      <style:text-properties fo:font-size="11pt" style:font-size-asian="11pt" style:font-size-complex="11pt"/>
    </style:style>
    <style:style style:name="TableCell105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60" style:parent-style-name="TableContents" style:family="paragraph">
      <style:paragraph-properties fo:text-align="center"/>
      <style:text-properties fo:font-size="11pt" style:font-size-asian="11pt" style:font-size-complex="11pt"/>
    </style:style>
    <style:style style:name="TableCell106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62" style:parent-style-name="TableContents" style:family="paragraph">
      <style:paragraph-properties fo:text-align="center"/>
      <style:text-properties fo:font-size="11pt" style:font-size-asian="11pt" style:font-size-complex="11pt"/>
    </style:style>
    <style:style style:name="TableCell106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64" style:parent-style-name="TableContents" style:family="paragraph">
      <style:paragraph-properties fo:text-align="center"/>
      <style:text-properties fo:font-size="11pt" style:font-size-asian="11pt" style:font-size-complex="11pt"/>
    </style:style>
    <style:style style:name="TableCell106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66" style:parent-style-name="TableContents" style:family="paragraph">
      <style:paragraph-properties fo:text-align="center"/>
      <style:text-properties fo:font-size="11pt" style:font-size-asian="11pt" style:font-size-complex="11pt"/>
    </style:style>
    <style:style style:name="TableCell106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68" style:parent-style-name="TableContents" style:family="paragraph">
      <style:paragraph-properties fo:text-align="center"/>
      <style:text-properties fo:font-size="11pt" style:font-size-asian="11pt" style:font-size-complex="11pt"/>
    </style:style>
    <style:style style:name="TableCell106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70" style:parent-style-name="TableContents" style:family="paragraph">
      <style:paragraph-properties fo:text-align="center"/>
      <style:text-properties fo:font-size="11pt" style:font-size-asian="11pt" style:font-size-complex="11pt"/>
    </style:style>
    <style:style style:name="TableCell107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72" style:parent-style-name="TableContents" style:family="paragraph">
      <style:paragraph-properties fo:text-align="center"/>
      <style:text-properties fo:font-size="11pt" style:font-size-asian="11pt" style:font-size-complex="11pt"/>
    </style:style>
    <style:style style:name="TableCell107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74" style:parent-style-name="TableContents" style:family="paragraph">
      <style:paragraph-properties fo:text-align="center"/>
      <style:text-properties fo:font-size="11pt" style:font-size-asian="11pt" style:font-size-complex="11pt"/>
    </style:style>
    <style:style style:name="TableCell107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76" style:parent-style-name="TableContents" style:family="paragraph">
      <style:paragraph-properties fo:text-align="center"/>
      <style:text-properties fo:font-size="11pt" style:font-size-asian="11pt" style:font-size-complex="11pt"/>
    </style:style>
    <style:style style:name="TableCell107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78" style:parent-style-name="TableContents" style:family="paragraph">
      <style:paragraph-properties fo:text-align="center"/>
      <style:text-properties fo:font-size="11pt" style:font-size-asian="11pt" style:font-size-complex="11pt"/>
    </style:style>
    <style:style style:name="TableCell107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80" style:parent-style-name="TableContents" style:family="paragraph">
      <style:paragraph-properties fo:text-align="center"/>
      <style:text-properties fo:font-size="11pt" style:font-size-asian="11pt" style:font-size-complex="11pt"/>
    </style:style>
    <style:style style:name="TableCell108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82" style:parent-style-name="TableContents" style:family="paragraph">
      <style:paragraph-properties fo:text-align="center"/>
      <style:text-properties fo:font-size="11pt" style:font-size-asian="11pt" style:font-size-complex="11pt"/>
    </style:style>
    <style:style style:name="TableCell108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84" style:parent-style-name="TableContents" style:family="paragraph">
      <style:paragraph-properties fo:text-align="center"/>
      <style:text-properties fo:font-size="11pt" style:font-size-asian="11pt" style:font-size-complex="11pt"/>
    </style:style>
    <style:style style:name="TableCell108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086" style:parent-style-name="TableContents" style:family="paragraph">
      <style:paragraph-properties fo:text-align="center"/>
      <style:text-properties fo:font-size="11pt" style:font-size-asian="11pt" style:font-size-complex="11pt"/>
    </style:style>
    <style:style style:name="TableCell1087"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088" style:parent-style-name="TableContents" style:family="paragraph">
      <style:paragraph-properties fo:text-align="center"/>
      <style:text-properties fo:font-size="11pt" style:font-size-asian="11pt" style:font-size-complex="11pt"/>
    </style:style>
    <style:style style:name="TableRow1089" style:family="table-row">
      <style:table-row-properties style:use-optimal-row-height="false"/>
    </style:style>
    <style:style style:name="TableCell1090"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1091" style:parent-style-name="TableContents" style:family="paragraph">
      <style:paragraph-properties fo:text-align="center"/>
      <style:text-properties style:font-name="FreeMono" fo:font-size="11pt" style:font-size-asian="11pt" style:font-size-complex="11pt"/>
    </style:style>
    <style:style style:name="TableCell1092"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1093" style:parent-style-name="TableContents" style:family="paragraph">
      <style:paragraph-properties fo:text-align="center"/>
      <style:text-properties style:font-name="FreeMono" fo:font-size="11pt" style:font-size-asian="11pt" style:font-size-complex="11pt"/>
    </style:style>
    <style:style style:name="TableCell1094"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1095" style:parent-style-name="TableContents" style:family="paragraph">
      <style:paragraph-properties fo:text-align="center"/>
      <style:text-properties style:font-name="FreeMono" fo:font-size="11pt" style:font-size-asian="11pt" style:font-size-complex="11pt"/>
    </style:style>
    <style:style style:name="TableCell1096"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1097" style:parent-style-name="TableContents" style:family="paragraph">
      <style:paragraph-properties fo:text-align="center"/>
      <style:text-properties style:font-name="FreeMono" fo:font-size="11pt" style:font-size-asian="11pt" style:font-size-complex="11pt"/>
    </style:style>
    <style:style style:name="TableCell1098" style:family="table-cell">
      <style:table-cell-properties fo:border-top="none" fo:border-left="0.0034in solid #B2B2B2" fo:border-bottom="0.0034in solid #B2B2B2" fo:border-right="none" fo:background-color="#FFFFFF" style:writing-mode="lr-tb" fo:padding-top="0.0381in" fo:padding-left="0.0381in" fo:padding-bottom="0.0381in" fo:padding-right="0.0381in"/>
    </style:style>
    <style:style style:name="P1099" style:parent-style-name="TableContents" style:family="paragraph">
      <style:paragraph-properties fo:text-align="center"/>
      <style:text-properties style:font-name="FreeMono" fo:font-size="11pt" style:font-size-asian="11pt" style:font-size-complex="11pt"/>
    </style:style>
    <style:style style:name="TableCell1100" style:family="table-cell">
      <style:table-cell-properties fo:border-top="none" fo:border-left="0.0034in solid #B2B2B2" fo:border-bottom="0.0034in solid #B2B2B2" fo:border-right="0.0034in solid #B2B2B2" fo:background-color="#FFFFFF" style:writing-mode="lr-tb" fo:padding-top="0.0381in" fo:padding-left="0.0381in" fo:padding-bottom="0.0381in" fo:padding-right="0.0381in"/>
    </style:style>
    <style:style style:name="P1101" style:parent-style-name="TableContents" style:family="paragraph">
      <style:paragraph-properties fo:text-align="center"/>
      <style:text-properties style:font-name="FreeMono" fo:font-size="11pt" style:font-size-asian="11pt" style:font-size-complex="11pt"/>
    </style:style>
    <style:style style:name="P1102" style:parent-style-name="Textbody" style:family="paragraph">
      <style:paragraph-properties fo:margin-top="0.0784in" fo:margin-bottom="0in"/>
      <style:text-properties fo:font-size="11pt" style:font-size-asian="11pt" style:font-size-complex="11pt"/>
    </style:style>
    <style:style style:name="P1103" style:parent-style-name="Textbody" style:family="paragraph">
      <style:paragraph-properties fo:margin-bottom="0in"/>
    </style:style>
    <style:style style:name="T1104" style:parent-style-name="Policepardéfaut" style:family="text">
      <style:text-properties fo:font-size="11pt" style:font-size-asian="11pt" style:font-size-complex="11pt"/>
    </style:style>
    <style:style style:name="T1105" style:parent-style-name="Policepardéfaut" style:family="text">
      <style:text-properties style:font-name="FreeMono" fo:font-size="11pt" style:font-size-asian="11pt" style:font-size-complex="11pt"/>
    </style:style>
    <style:style style:name="T1106" style:parent-style-name="Policepardéfaut" style:family="text">
      <style:text-properties style:font-name="FreeMono" fo:font-size="11pt" style:font-size-asian="11pt" style:font-size-complex="11pt"/>
    </style:style>
    <style:style style:name="P1107" style:parent-style-name="Textbody" style:family="paragraph">
      <style:paragraph-properties fo:margin-bottom="0in"/>
      <style:text-properties fo:font-size="11pt" style:font-size-asian="11pt" style:font-size-complex="11pt"/>
    </style:style>
    <style:style style:name="P1108" style:parent-style-name="Textbody" style:family="paragraph">
      <style:paragraph-properties fo:margin-bottom="0in"/>
      <style:text-properties fo:font-size="11pt" style:font-size-asian="11pt" style:font-size-complex="11pt"/>
    </style:style>
    <style:style style:name="P1109" style:parent-style-name="Textbody" style:family="paragraph">
      <style:paragraph-properties fo:margin-bottom="0in"/>
      <style:text-properties fo:font-size="11pt" style:font-size-asian="11pt" style:font-size-complex="11pt"/>
    </style:style>
    <style:style style:name="TableRow1110" style:family="table-row">
      <style:table-row-properties style:use-optimal-row-height="false" fo:keep-together="always"/>
    </style:style>
    <style:style style:name="TableCell111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112" style:parent-style-name="Policepardéfaut" style:family="text">
      <style:text-properties style:font-name="FreeMono" fo:font-size="11pt" style:font-size-asian="11pt" style:font-size-complex="11pt"/>
    </style:style>
    <style:style style:name="T1113" style:parent-style-name="Policepardéfaut" style:family="text">
      <style:text-properties fo:font-size="11pt" style:font-size-asian="11pt" style:font-size-complex="11pt"/>
    </style:style>
    <style:style style:name="TableCell111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115" style:parent-style-name="TableContents" style:family="paragraph">
      <style:text-properties fo:font-size="11pt" style:font-size-asian="11pt" style:font-size-complex="11pt"/>
    </style:style>
    <style:style style:name="TableRow1116" style:family="table-row">
      <style:table-row-properties style:use-optimal-row-height="false" fo:keep-together="always"/>
    </style:style>
    <style:style style:name="TableCell111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118" style:parent-style-name="TableContents" style:family="paragraph">
      <style:text-properties fo:font-size="11pt" style:font-size-asian="11pt" style:font-size-complex="11pt"/>
    </style:style>
    <style:style style:name="TableCell111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T1120" style:parent-style-name="Policepardéfaut" style:family="text">
      <style:text-properties fo:font-size="11pt" style:font-size-asian="11pt" style:font-size-complex="11pt"/>
    </style:style>
    <style:style style:name="T1121" style:parent-style-name="Policepardéfaut" style:family="text">
      <style:text-properties fo:font-style="italic" style:font-style-asian="italic" style:font-style-complex="italic" fo:font-size="11pt" style:font-size-asian="11pt" style:font-size-complex="11pt"/>
    </style:style>
    <style:style style:name="T1122" style:parent-style-name="Policepardéfaut" style:family="text">
      <style:text-properties fo:font-size="11pt" style:font-size-asian="11pt" style:font-size-complex="11pt"/>
    </style:style>
    <style:style style:name="TableRow1123" style:family="table-row">
      <style:table-row-properties style:use-optimal-row-height="false" fo:keep-together="always"/>
    </style:style>
    <style:style style:name="TableCell112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125" style:parent-style-name="Policepardéfaut" style:family="text">
      <style:text-properties fo:font-size="11pt" style:font-size-asian="11pt" style:font-size-complex="11pt"/>
    </style:style>
    <style:style style:name="T1126" style:parent-style-name="Policepardéfaut" style:family="text">
      <style:text-properties fo:font-style="italic" style:font-style-asian="italic" style:font-style-complex="italic" fo:font-size="11pt" style:font-size-asian="11pt" style:font-size-complex="11pt"/>
    </style:style>
    <style:style style:name="T1127" style:parent-style-name="Policepardéfaut" style:family="text">
      <style:text-properties fo:font-size="11pt" style:font-size-asian="11pt" style:font-size-complex="11pt"/>
    </style:style>
    <style:style style:name="TableCell112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129" style:parent-style-name="TableContents" style:family="paragraph">
      <style:text-properties fo:font-size="11pt" style:font-size-asian="11pt" style:font-size-complex="11pt"/>
    </style:style>
    <style:style style:name="TableRow1130" style:family="table-row">
      <style:table-row-properties style:use-optimal-row-height="false" fo:keep-together="always"/>
    </style:style>
    <style:style style:name="TableCell113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132" style:parent-style-name="TableContents" style:family="paragraph">
      <style:text-properties fo:font-size="11pt" style:font-size-asian="11pt" style:font-size-complex="11pt"/>
    </style:style>
    <style:style style:name="TableCell113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134" style:parent-style-name="TableContents" style:family="paragraph">
      <style:text-properties fo:font-size="11pt" style:font-size-asian="11pt" style:font-size-complex="11pt"/>
    </style:style>
    <style:style style:name="TableColumn1136" style:family="table-column">
      <style:table-column-properties style:column-width="1.5312in" style:use-optimal-column-width="false"/>
    </style:style>
    <style:style style:name="TableColumn1137" style:family="table-column">
      <style:table-column-properties style:column-width="5.1666in" style:use-optimal-column-width="false"/>
    </style:style>
    <style:style style:name="Table1135" style:family="table">
      <style:table-properties style:width="6.6979in" fo:margin-left="0in" table:align="left"/>
    </style:style>
    <style:style style:name="TableRow1138" style:family="table-row">
      <style:table-row-properties style:use-optimal-row-height="false" fo:keep-together="always"/>
    </style:style>
    <style:style style:name="TableCell1139" style:family="table-cell">
      <style:table-cell-properties fo:border="0.0034in solid #B2B2B2" fo:background-color="#DDDDDD" style:writing-mode="lr-tb" fo:padding-top="0.0381in" fo:padding-left="0.0381in" fo:padding-bottom="0.0381in" fo:padding-right="0.0381in"/>
    </style:style>
    <style:style style:name="P1140" style:parent-style-name="TableContents" style:family="paragraph">
      <style:paragraph-properties fo:text-align="center"/>
      <style:text-properties fo:font-weight="bold" style:font-weight-asian="bold" style:font-weight-complex="bold"/>
    </style:style>
    <style:style style:name="TableRow1141" style:family="table-row">
      <style:table-row-properties style:use-optimal-row-height="false" fo:keep-together="always"/>
    </style:style>
    <style:style style:name="TableCell114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143" style:parent-style-name="Textbody" style:family="paragraph">
      <style:paragraph-properties fo:text-align="justify" fo:margin-bottom="0in"/>
      <style:text-properties fo:font-size="11pt" style:font-size-asian="11pt" style:font-size-complex="11pt"/>
    </style:style>
    <style:style style:name="P1144" style:parent-style-name="Textbody" style:family="paragraph">
      <style:paragraph-properties fo:text-align="justify" fo:margin-bottom="0in"/>
      <style:text-properties fo:font-size="11pt" style:font-size-asian="11pt" style:font-size-complex="11pt"/>
    </style:style>
    <style:style style:name="P1145" style:parent-style-name="Textbody" style:family="paragraph">
      <style:paragraph-properties fo:text-align="justify" fo:margin-bottom="0in"/>
      <style:text-properties fo:font-size="11pt" style:font-size-asian="11pt" style:font-size-complex="11pt"/>
    </style:style>
    <style:style style:name="P1146" style:parent-style-name="Textbody" style:family="paragraph">
      <style:paragraph-properties fo:text-align="justify" fo:margin-bottom="0.0784in"/>
      <style:text-properties fo:font-size="11pt" style:font-size-asian="11pt" style:font-size-complex="11pt"/>
    </style:style>
    <style:style style:name="TableColumn1148" style:family="table-column">
      <style:table-column-properties style:column-width="0.4715in" style:use-optimal-column-width="false"/>
    </style:style>
    <style:style style:name="TableColumn1149" style:family="table-column">
      <style:table-column-properties style:column-width="0.3125in" style:use-optimal-column-width="false"/>
    </style:style>
    <style:style style:name="TableColumn1150" style:family="table-column">
      <style:table-column-properties style:column-width="0.4562in" style:use-optimal-column-width="false"/>
    </style:style>
    <style:style style:name="TableColumn1151" style:family="table-column">
      <style:table-column-properties style:column-width="0.4138in" style:use-optimal-column-width="false"/>
    </style:style>
    <style:style style:name="TableColumn1152" style:family="table-column">
      <style:table-column-properties style:column-width="0.4138in" style:use-optimal-column-width="false"/>
    </style:style>
    <style:style style:name="TableColumn1153" style:family="table-column">
      <style:table-column-properties style:column-width="0.4138in" style:use-optimal-column-width="false"/>
    </style:style>
    <style:style style:name="TableColumn1154" style:family="table-column">
      <style:table-column-properties style:column-width="0.4138in" style:use-optimal-column-width="false"/>
    </style:style>
    <style:style style:name="TableColumn1155" style:family="table-column">
      <style:table-column-properties style:column-width="0.4138in" style:use-optimal-column-width="false"/>
    </style:style>
    <style:style style:name="TableColumn1156" style:family="table-column">
      <style:table-column-properties style:column-width="0.4138in" style:use-optimal-column-width="false"/>
    </style:style>
    <style:style style:name="TableColumn1157" style:family="table-column">
      <style:table-column-properties style:column-width="0.4138in" style:use-optimal-column-width="false"/>
    </style:style>
    <style:style style:name="TableColumn1158" style:family="table-column">
      <style:table-column-properties style:column-width="0.4138in" style:use-optimal-column-width="false"/>
    </style:style>
    <style:style style:name="TableColumn1159" style:family="table-column">
      <style:table-column-properties style:column-width="0.4138in" style:use-optimal-column-width="false"/>
    </style:style>
    <style:style style:name="TableColumn1160" style:family="table-column">
      <style:table-column-properties style:column-width="0.4138in" style:use-optimal-column-width="false"/>
    </style:style>
    <style:style style:name="TableColumn1161" style:family="table-column">
      <style:table-column-properties style:column-width="0.4138in" style:use-optimal-column-width="false"/>
    </style:style>
    <style:style style:name="TableColumn1162" style:family="table-column">
      <style:table-column-properties style:column-width="0.4138in" style:use-optimal-column-width="false"/>
    </style:style>
    <style:style style:name="TableColumn1163" style:family="table-column">
      <style:table-column-properties style:column-width="0.4145in" style:use-optimal-column-width="false"/>
    </style:style>
    <style:style style:name="Table1147" style:family="table">
      <style:table-properties style:width="6.6215in" fo:margin-left="0in" table:align="left"/>
    </style:style>
    <style:style style:name="TableRow1164" style:family="table-row">
      <style:table-row-properties style:use-optimal-row-height="false" fo:keep-together="always"/>
    </style:style>
    <style:style style:name="TableCell116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16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167" style:family="table-cell">
      <style:table-cell-properties fo:border="0.0034in solid #B2B2B2" fo:background-color="#DDDDDD" style:writing-mode="lr-tb" fo:padding-top="0.0381in" fo:padding-left="0.0381in" fo:padding-bottom="0.0381in" fo:padding-right="0.0381in"/>
    </style:style>
    <style:style style:name="P116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169" style:family="table-row">
      <style:table-row-properties style:use-optimal-row-height="false" fo:keep-together="always"/>
    </style:style>
    <style:style style:name="TableCell117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71" style:parent-style-name="TableContents" style:family="paragraph">
      <style:paragraph-properties fo:text-align="center"/>
      <style:text-properties fo:font-size="11pt" style:font-size-asian="11pt" style:font-size-complex="11pt"/>
    </style:style>
    <style:style style:name="TableCell117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73" style:parent-style-name="TableContents" style:family="paragraph">
      <style:paragraph-properties fo:text-align="center"/>
      <style:text-properties fo:font-size="11pt" style:font-size-asian="11pt" style:font-size-complex="11pt"/>
    </style:style>
    <style:style style:name="TableCell117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75" style:parent-style-name="TableContents" style:family="paragraph">
      <style:paragraph-properties fo:text-align="center"/>
      <style:text-properties fo:font-size="11pt" style:font-size-asian="11pt" style:font-size-complex="11pt"/>
    </style:style>
    <style:style style:name="TableCell117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77" style:parent-style-name="TableContents" style:family="paragraph">
      <style:paragraph-properties fo:text-align="center"/>
      <style:text-properties fo:font-size="11pt" style:font-size-asian="11pt" style:font-size-complex="11pt"/>
    </style:style>
    <style:style style:name="TableCell117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79" style:parent-style-name="TableContents" style:family="paragraph">
      <style:paragraph-properties fo:text-align="center"/>
      <style:text-properties fo:font-size="11pt" style:font-size-asian="11pt" style:font-size-complex="11pt"/>
    </style:style>
    <style:style style:name="TableCell118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81" style:parent-style-name="TableContents" style:family="paragraph">
      <style:paragraph-properties fo:text-align="center"/>
      <style:text-properties fo:font-size="11pt" style:font-size-asian="11pt" style:font-size-complex="11pt"/>
    </style:style>
    <style:style style:name="TableCell118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83" style:parent-style-name="TableContents" style:family="paragraph">
      <style:paragraph-properties fo:text-align="center"/>
      <style:text-properties fo:font-size="11pt" style:font-size-asian="11pt" style:font-size-complex="11pt"/>
    </style:style>
    <style:style style:name="TableCell118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85" style:parent-style-name="TableContents" style:family="paragraph">
      <style:paragraph-properties fo:text-align="center"/>
      <style:text-properties fo:font-size="11pt" style:font-size-asian="11pt" style:font-size-complex="11pt"/>
    </style:style>
    <style:style style:name="TableCell118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87" style:parent-style-name="TableContents" style:family="paragraph">
      <style:paragraph-properties fo:text-align="center"/>
      <style:text-properties fo:font-size="11pt" style:font-size-asian="11pt" style:font-size-complex="11pt"/>
    </style:style>
    <style:style style:name="TableCell118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89" style:parent-style-name="TableContents" style:family="paragraph">
      <style:paragraph-properties fo:text-align="center"/>
      <style:text-properties fo:font-size="11pt" style:font-size-asian="11pt" style:font-size-complex="11pt"/>
    </style:style>
    <style:style style:name="TableCell119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91" style:parent-style-name="TableContents" style:family="paragraph">
      <style:paragraph-properties fo:text-align="center"/>
      <style:text-properties fo:font-size="11pt" style:font-size-asian="11pt" style:font-size-complex="11pt"/>
    </style:style>
    <style:style style:name="TableCell119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93" style:parent-style-name="TableContents" style:family="paragraph">
      <style:paragraph-properties fo:text-align="center"/>
      <style:text-properties fo:font-size="11pt" style:font-size-asian="11pt" style:font-size-complex="11pt"/>
    </style:style>
    <style:style style:name="TableCell119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95" style:parent-style-name="TableContents" style:family="paragraph">
      <style:paragraph-properties fo:text-align="center"/>
      <style:text-properties fo:font-size="11pt" style:font-size-asian="11pt" style:font-size-complex="11pt"/>
    </style:style>
    <style:style style:name="TableCell119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97" style:parent-style-name="TableContents" style:family="paragraph">
      <style:paragraph-properties fo:text-align="center"/>
      <style:text-properties fo:font-size="11pt" style:font-size-asian="11pt" style:font-size-complex="11pt"/>
    </style:style>
    <style:style style:name="TableCell119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199" style:parent-style-name="TableContents" style:family="paragraph">
      <style:paragraph-properties fo:text-align="center"/>
      <style:text-properties fo:font-size="11pt" style:font-size-asian="11pt" style:font-size-complex="11pt"/>
    </style:style>
    <style:style style:name="TableCell1200"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201" style:parent-style-name="TableContents" style:family="paragraph">
      <style:paragraph-properties fo:text-align="center"/>
      <style:text-properties fo:font-size="11pt" style:font-size-asian="11pt" style:font-size-complex="11pt"/>
    </style:style>
    <style:style style:name="TableRow1202" style:family="table-row">
      <style:table-row-properties style:use-optimal-row-height="false" fo:keep-together="always"/>
    </style:style>
    <style:style style:name="TableCell120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04" style:parent-style-name="TableContents" style:family="paragraph">
      <style:paragraph-properties fo:text-align="center"/>
      <style:text-properties style:font-name="FreeMono" fo:font-size="11pt" style:font-size-asian="11pt" style:font-size-complex="11pt"/>
    </style:style>
    <style:style style:name="TableCell120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06" style:parent-style-name="TableContents" style:family="paragraph">
      <style:paragraph-properties fo:text-align="center"/>
      <style:text-properties style:font-name="FreeMono" fo:font-size="11pt" style:font-size-asian="11pt" style:font-size-complex="11pt"/>
    </style:style>
    <style:style style:name="TableCell120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08" style:parent-style-name="TableContents" style:family="paragraph">
      <style:paragraph-properties fo:text-align="center"/>
      <style:text-properties style:font-name="FreeMono" fo:font-size="11pt" style:font-size-asian="11pt" style:font-size-complex="11pt"/>
    </style:style>
    <style:style style:name="TableCell120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210" style:parent-style-name="TableContents" style:family="paragraph">
      <style:paragraph-properties fo:text-align="center"/>
      <style:text-properties style:font-name="FreeMono" fo:font-size="11pt" style:font-size-asian="11pt" style:font-size-complex="11pt"/>
    </style:style>
    <style:style style:name="P1211" style:parent-style-name="Textbody" style:family="paragraph">
      <style:paragraph-properties fo:margin-top="0.0784in" fo:margin-bottom="0in"/>
      <style:text-properties fo:font-size="11pt" style:font-size-asian="11pt" style:font-size-complex="11pt"/>
    </style:style>
    <style:style style:name="P1212" style:parent-style-name="Textbody" style:family="paragraph">
      <style:paragraph-properties fo:margin-bottom="0in"/>
    </style:style>
    <style:style style:name="T1213" style:parent-style-name="Policepardéfaut" style:family="text">
      <style:text-properties style:font-name="FreeMono" fo:font-size="11pt" style:font-size-asian="11pt" style:font-size-complex="11pt"/>
    </style:style>
    <style:style style:name="T1214" style:parent-style-name="Policepardéfaut" style:family="text">
      <style:text-properties fo:font-size="11pt" style:font-size-asian="11pt" style:font-size-complex="11pt"/>
    </style:style>
    <style:style style:name="T1215" style:parent-style-name="Policepardéfaut" style:family="text">
      <style:text-properties style:font-name="FreeMono" fo:font-size="11pt" style:font-size-asian="11pt" style:font-size-complex="11pt"/>
    </style:style>
    <style:style style:name="T1216" style:parent-style-name="Policepardéfaut" style:family="text">
      <style:text-properties fo:font-size="11pt" style:font-size-asian="11pt" style:font-size-complex="11pt"/>
    </style:style>
    <style:style style:name="T1217" style:parent-style-name="Policepardéfaut" style:family="text">
      <style:text-properties fo:font-size="11pt" style:font-size-asian="11pt" style:font-size-complex="11pt"/>
    </style:style>
    <style:style style:name="T1218" style:parent-style-name="Policepardéfaut" style:family="text">
      <style:text-properties style:font-name="FreeMono" fo:font-size="11pt" style:font-size-asian="11pt" style:font-size-complex="11pt"/>
    </style:style>
    <style:style style:name="T1219" style:parent-style-name="Policepardéfaut" style:family="text">
      <style:text-properties fo:font-size="11pt" style:font-size-asian="11pt" style:font-size-complex="11pt"/>
    </style:style>
    <style:style style:name="P1220" style:parent-style-name="Textbody" style:family="paragraph">
      <style:paragraph-properties fo:margin-bottom="0in"/>
    </style:style>
    <style:style style:name="T1221" style:parent-style-name="Policepardéfaut" style:family="text">
      <style:text-properties style:font-name="FreeMono" fo:font-size="11pt" style:font-size-asian="11pt" style:font-size-complex="11pt"/>
    </style:style>
    <style:style style:name="T1222" style:parent-style-name="Policepardéfaut" style:family="text">
      <style:text-properties fo:font-size="11pt" style:font-size-asian="11pt" style:font-size-complex="11pt"/>
    </style:style>
    <style:style style:name="P1223" style:parent-style-name="Textbody" style:family="paragraph">
      <style:paragraph-properties fo:margin-bottom="0in"/>
    </style:style>
    <style:style style:name="T1224" style:parent-style-name="Policepardéfaut" style:family="text">
      <style:text-properties style:font-name="FreeMono" fo:font-size="11pt" style:font-size-asian="11pt" style:font-size-complex="11pt"/>
    </style:style>
    <style:style style:name="T1225" style:parent-style-name="Policepardéfaut" style:family="text">
      <style:text-properties fo:font-size="11pt" style:font-size-asian="11pt" style:font-size-complex="11pt"/>
    </style:style>
    <style:style style:name="P1226" style:parent-style-name="Textbody" style:family="paragraph">
      <style:paragraph-properties fo:margin-top="0.0784in" fo:margin-bottom="0.0784in"/>
      <style:text-properties fo:font-size="11pt" style:font-size-asian="11pt" style:font-size-complex="11pt"/>
    </style:style>
    <style:style style:name="TableColumn1228" style:family="table-column">
      <style:table-column-properties style:column-width="0.4715in" style:use-optimal-column-width="false"/>
    </style:style>
    <style:style style:name="TableColumn1229" style:family="table-column">
      <style:table-column-properties style:column-width="0.3125in" style:use-optimal-column-width="false"/>
    </style:style>
    <style:style style:name="TableColumn1230" style:family="table-column">
      <style:table-column-properties style:column-width="0.2013in" style:use-optimal-column-width="false"/>
    </style:style>
    <style:style style:name="TableColumn1231" style:family="table-column">
      <style:table-column-properties style:column-width="0.1944in" style:use-optimal-column-width="false"/>
    </style:style>
    <style:style style:name="TableColumn1232" style:family="table-column">
      <style:table-column-properties style:column-width="0.1944in" style:use-optimal-column-width="false"/>
    </style:style>
    <style:style style:name="TableColumn1233" style:family="table-column">
      <style:table-column-properties style:column-width="0.2013in" style:use-optimal-column-width="false"/>
    </style:style>
    <style:style style:name="TableColumn1234" style:family="table-column">
      <style:table-column-properties style:column-width="0.1944in" style:use-optimal-column-width="false"/>
    </style:style>
    <style:style style:name="TableColumn1235" style:family="table-column">
      <style:table-column-properties style:column-width="0.1944in" style:use-optimal-column-width="false"/>
    </style:style>
    <style:style style:name="TableColumn1236" style:family="table-column">
      <style:table-column-properties style:column-width="0.6319in" style:use-optimal-column-width="false"/>
    </style:style>
    <style:style style:name="TableColumn1237" style:family="table-column">
      <style:table-column-properties style:column-width="0.6319in" style:use-optimal-column-width="false"/>
    </style:style>
    <style:style style:name="TableColumn1238" style:family="table-column">
      <style:table-column-properties style:column-width="0.6319in" style:use-optimal-column-width="false"/>
    </style:style>
    <style:style style:name="TableColumn1239" style:family="table-column">
      <style:table-column-properties style:column-width="0.625in" style:use-optimal-column-width="false"/>
    </style:style>
    <style:style style:name="TableColumn1240" style:family="table-column">
      <style:table-column-properties style:column-width="0.6319in" style:use-optimal-column-width="false"/>
    </style:style>
    <style:style style:name="TableColumn1241" style:family="table-column">
      <style:table-column-properties style:column-width="0.2777in" style:use-optimal-column-width="false"/>
    </style:style>
    <style:style style:name="TableColumn1242" style:family="table-column">
      <style:table-column-properties style:column-width="0.2708in" style:use-optimal-column-width="false"/>
    </style:style>
    <style:style style:name="TableColumn1243" style:family="table-column">
      <style:table-column-properties style:column-width="0.2777in" style:use-optimal-column-width="false"/>
    </style:style>
    <style:style style:name="TableColumn1244" style:family="table-column">
      <style:table-column-properties style:column-width="0.6777in" style:use-optimal-column-width="false"/>
    </style:style>
    <style:style style:name="Table1227" style:family="table">
      <style:table-properties style:width="6.6215in" fo:margin-left="0in" table:align="left"/>
    </style:style>
    <style:style style:name="TableRow1245" style:family="table-row">
      <style:table-row-properties style:use-optimal-row-height="false" fo:keep-together="always"/>
    </style:style>
    <style:style style:name="TableCell124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24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24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24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250" style:family="table-cell">
      <style:table-cell-properties fo:border="0.0034in solid #B2B2B2" fo:background-color="#DDDDDD" style:writing-mode="lr-tb" fo:padding-top="0.0381in" fo:padding-left="0.0381in" fo:padding-bottom="0.0381in" fo:padding-right="0.0381in"/>
    </style:style>
    <style:style style:name="P125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252" style:family="table-row">
      <style:table-row-properties style:use-optimal-row-height="false" fo:keep-together="always"/>
    </style:style>
    <style:style style:name="TableCell125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54" style:parent-style-name="TableContents" style:family="paragraph">
      <style:paragraph-properties fo:text-align="center"/>
      <style:text-properties fo:font-size="11pt" style:font-size-asian="11pt" style:font-size-complex="11pt"/>
    </style:style>
    <style:style style:name="TableCell125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56" style:parent-style-name="TableContents" style:family="paragraph">
      <style:paragraph-properties fo:text-align="center"/>
      <style:text-properties fo:font-size="11pt" style:font-size-asian="11pt" style:font-size-complex="11pt"/>
    </style:style>
    <style:style style:name="TableCell125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58" style:parent-style-name="TableContents" style:family="paragraph">
      <style:paragraph-properties fo:text-align="center"/>
      <style:text-properties fo:font-size="11pt" style:font-size-asian="11pt" style:font-size-complex="11pt"/>
    </style:style>
    <style:style style:name="TableCell125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60" style:parent-style-name="TableContents" style:family="paragraph">
      <style:paragraph-properties fo:text-align="center"/>
      <style:text-properties fo:font-size="11pt" style:font-size-asian="11pt" style:font-size-complex="11pt"/>
    </style:style>
    <style:style style:name="TableCell126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62" style:parent-style-name="TableContents" style:family="paragraph">
      <style:paragraph-properties fo:text-align="center"/>
      <style:text-properties fo:font-size="11pt" style:font-size-asian="11pt" style:font-size-complex="11pt"/>
    </style:style>
    <style:style style:name="TableCell126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64" style:parent-style-name="TableContents" style:family="paragraph">
      <style:paragraph-properties fo:text-align="center"/>
      <style:text-properties fo:font-size="11pt" style:font-size-asian="11pt" style:font-size-complex="11pt"/>
    </style:style>
    <style:style style:name="TableCell126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66" style:parent-style-name="TableContents" style:family="paragraph">
      <style:paragraph-properties fo:text-align="center"/>
      <style:text-properties fo:font-size="11pt" style:font-size-asian="11pt" style:font-size-complex="11pt"/>
    </style:style>
    <style:style style:name="TableCell126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68" style:parent-style-name="TableContents" style:family="paragraph">
      <style:paragraph-properties fo:text-align="center"/>
      <style:text-properties fo:font-size="11pt" style:font-size-asian="11pt" style:font-size-complex="11pt"/>
    </style:style>
    <style:style style:name="TableCell126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70" style:parent-style-name="TableContents" style:family="paragraph">
      <style:paragraph-properties fo:text-align="center"/>
      <style:text-properties fo:font-size="11pt" style:font-size-asian="11pt" style:font-size-complex="11pt"/>
    </style:style>
    <style:style style:name="TableCell127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72" style:parent-style-name="TableContents" style:family="paragraph">
      <style:paragraph-properties fo:text-align="center"/>
      <style:text-properties fo:font-size="11pt" style:font-size-asian="11pt" style:font-size-complex="11pt"/>
    </style:style>
    <style:style style:name="TableCell127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74" style:parent-style-name="TableContents" style:family="paragraph">
      <style:paragraph-properties fo:text-align="center"/>
      <style:text-properties fo:font-size="11pt" style:font-size-asian="11pt" style:font-size-complex="11pt"/>
    </style:style>
    <style:style style:name="TableCell127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76" style:parent-style-name="TableContents" style:family="paragraph">
      <style:paragraph-properties fo:text-align="center"/>
      <style:text-properties fo:font-size="11pt" style:font-size-asian="11pt" style:font-size-complex="11pt"/>
    </style:style>
    <style:style style:name="TableCell127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78" style:parent-style-name="TableContents" style:family="paragraph">
      <style:paragraph-properties fo:text-align="center"/>
      <style:text-properties fo:font-size="11pt" style:font-size-asian="11pt" style:font-size-complex="11pt"/>
    </style:style>
    <style:style style:name="TableCell127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80" style:parent-style-name="TableContents" style:family="paragraph">
      <style:paragraph-properties fo:text-align="center"/>
      <style:text-properties fo:font-size="11pt" style:font-size-asian="11pt" style:font-size-complex="11pt"/>
    </style:style>
    <style:style style:name="TableCell128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82" style:parent-style-name="TableContents" style:family="paragraph">
      <style:paragraph-properties fo:text-align="center"/>
      <style:text-properties fo:font-size="11pt" style:font-size-asian="11pt" style:font-size-complex="11pt"/>
    </style:style>
    <style:style style:name="TableCell128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284" style:parent-style-name="TableContents" style:family="paragraph">
      <style:paragraph-properties fo:text-align="center"/>
      <style:text-properties fo:font-size="11pt" style:font-size-asian="11pt" style:font-size-complex="11pt"/>
    </style:style>
    <style:style style:name="TableCell1285"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286" style:parent-style-name="TableContents" style:family="paragraph">
      <style:paragraph-properties fo:text-align="center"/>
      <style:text-properties fo:font-size="11pt" style:font-size-asian="11pt" style:font-size-complex="11pt"/>
    </style:style>
    <style:style style:name="TableRow1287" style:family="table-row">
      <style:table-row-properties style:use-optimal-row-height="false" fo:keep-together="always"/>
    </style:style>
    <style:style style:name="TableCell128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89" style:parent-style-name="TableContents" style:family="paragraph">
      <style:paragraph-properties fo:text-align="center"/>
      <style:text-properties style:font-name="FreeMono" fo:font-size="11pt" style:font-size-asian="11pt" style:font-size-complex="11pt"/>
    </style:style>
    <style:style style:name="TableCell129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91" style:parent-style-name="TableContents" style:family="paragraph">
      <style:paragraph-properties fo:text-align="center"/>
      <style:text-properties style:font-name="FreeMono" fo:font-size="11pt" style:font-size-asian="11pt" style:font-size-complex="11pt"/>
    </style:style>
    <style:style style:name="TableCell129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93" style:parent-style-name="TableContents" style:family="paragraph">
      <style:paragraph-properties fo:text-align="center"/>
      <style:text-properties style:font-name="FreeMono" fo:font-size="11pt" style:font-size-asian="11pt" style:font-size-complex="11pt"/>
    </style:style>
    <style:style style:name="TableCell129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95" style:parent-style-name="TableContents" style:family="paragraph">
      <style:paragraph-properties fo:text-align="center"/>
      <style:text-properties style:font-name="FreeMono" fo:font-size="11pt" style:font-size-asian="11pt" style:font-size-complex="11pt"/>
    </style:style>
    <style:style style:name="TableCell129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97" style:parent-style-name="TableContents" style:family="paragraph">
      <style:paragraph-properties fo:text-align="center"/>
      <style:text-properties style:font-name="FreeMono" fo:font-size="11pt" style:font-size-asian="11pt" style:font-size-complex="11pt"/>
    </style:style>
    <style:style style:name="TableCell129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299" style:parent-style-name="TableContents" style:family="paragraph">
      <style:paragraph-properties fo:text-align="center"/>
      <style:text-properties style:font-name="FreeMono" fo:font-size="11pt" style:font-size-asian="11pt" style:font-size-complex="11pt"/>
    </style:style>
    <style:style style:name="TableCell13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301" style:parent-style-name="TableContents" style:family="paragraph">
      <style:paragraph-properties fo:text-align="center"/>
      <style:text-properties style:font-name="FreeMono" fo:font-size="11pt" style:font-size-asian="11pt" style:font-size-complex="11pt"/>
    </style:style>
    <style:style style:name="TableCell130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303" style:parent-style-name="TableContents" style:family="paragraph">
      <style:paragraph-properties fo:text-align="center"/>
      <style:text-properties style:font-name="FreeMono" fo:font-size="11pt" style:font-size-asian="11pt" style:font-size-complex="11pt"/>
    </style:style>
    <style:style style:name="TableCell130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305" style:parent-style-name="TableContents" style:family="paragraph">
      <style:paragraph-properties fo:text-align="center"/>
      <style:text-properties style:font-name="FreeMono" fo:font-size="11pt" style:font-size-asian="11pt" style:font-size-complex="11pt"/>
    </style:style>
    <style:style style:name="TableCell130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307" style:parent-style-name="TableContents" style:family="paragraph">
      <style:paragraph-properties fo:text-align="center"/>
      <style:text-properties style:font-name="FreeMono" fo:font-size="11pt" style:font-size-asian="11pt" style:font-size-complex="11pt"/>
    </style:style>
    <style:style style:name="P1308" style:parent-style-name="Textbody" style:family="paragraph">
      <style:paragraph-properties fo:margin-top="0.0784in" fo:margin-bottom="0in"/>
      <style:text-properties fo:font-size="11pt" style:font-size-asian="11pt" style:font-size-complex="11pt"/>
    </style:style>
    <style:style style:name="P1309" style:parent-style-name="Textbody" style:family="paragraph">
      <style:paragraph-properties fo:margin-bottom="0in"/>
    </style:style>
    <style:style style:name="T1310" style:parent-style-name="Policepardéfaut" style:family="text">
      <style:text-properties style:font-name="FreeMono" fo:font-size="11pt" style:font-size-asian="11pt" style:font-size-complex="11pt"/>
    </style:style>
    <style:style style:name="T1311" style:parent-style-name="Policepardéfaut" style:family="text">
      <style:text-properties fo:font-size="11pt" style:font-size-asian="11pt" style:font-size-complex="11pt"/>
    </style:style>
    <style:style style:name="T1312" style:parent-style-name="Policepardéfaut" style:family="text">
      <style:text-properties style:font-name="FreeMono" fo:font-size="11pt" style:font-size-asian="11pt" style:font-size-complex="11pt"/>
    </style:style>
    <style:style style:name="T1313" style:parent-style-name="Policepardéfaut" style:family="text">
      <style:text-properties fo:font-size="11pt" style:font-size-asian="11pt" style:font-size-complex="11pt"/>
    </style:style>
    <style:style style:name="T1314" style:parent-style-name="Policepardéfaut" style:family="text">
      <style:text-properties style:font-name="FreeMono" fo:font-size="11pt" style:font-size-asian="11pt" style:font-size-complex="11pt"/>
    </style:style>
    <style:style style:name="T1315" style:parent-style-name="Policepardéfaut" style:family="text">
      <style:text-properties fo:font-size="11pt" style:font-size-asian="11pt" style:font-size-complex="11pt"/>
    </style:style>
    <style:style style:name="P1316" style:parent-style-name="Textbody" style:family="paragraph">
      <style:paragraph-properties fo:margin-bottom="0in"/>
    </style:style>
    <style:style style:name="T1317" style:parent-style-name="Policepardéfaut" style:family="text">
      <style:text-properties fo:font-size="11pt" style:font-size-asian="11pt" style:font-size-complex="11pt"/>
    </style:style>
    <style:style style:name="T1318" style:parent-style-name="Policepardéfaut" style:family="text">
      <style:text-properties style:font-name="FreeMono" fo:font-size="11pt" style:font-size-asian="11pt" style:font-size-complex="11pt"/>
    </style:style>
    <style:style style:name="T1319" style:parent-style-name="Policepardéfaut" style:family="text">
      <style:text-properties fo:font-size="11pt" style:font-size-asian="11pt" style:font-size-complex="11pt"/>
    </style:style>
    <style:style style:name="T1320" style:parent-style-name="Policepardéfaut" style:family="text">
      <style:text-properties style:font-name="FreeMono" fo:font-size="11pt" style:font-size-asian="11pt" style:font-size-complex="11pt"/>
    </style:style>
    <style:style style:name="T1321" style:parent-style-name="Policepardéfaut" style:family="text">
      <style:text-properties fo:font-size="11pt" style:font-size-asian="11pt" style:font-size-complex="11pt"/>
    </style:style>
    <style:style style:name="P1322" style:parent-style-name="Textbody" style:family="paragraph">
      <style:paragraph-properties fo:margin-bottom="0in"/>
    </style:style>
    <style:style style:name="T1323" style:parent-style-name="Policepardéfaut" style:family="text">
      <style:text-properties style:font-name="FreeMono" fo:font-size="11pt" style:font-size-asian="11pt" style:font-size-complex="11pt"/>
    </style:style>
    <style:style style:name="T1324" style:parent-style-name="Policepardéfaut" style:family="text">
      <style:text-properties fo:font-size="11pt" style:font-size-asian="11pt" style:font-size-complex="11pt"/>
    </style:style>
    <style:style style:name="P1325" style:parent-style-name="Textbody" style:family="paragraph">
      <style:paragraph-properties fo:margin-bottom="0in"/>
    </style:style>
    <style:style style:name="T1326" style:parent-style-name="Policepardéfaut" style:family="text">
      <style:text-properties style:font-name="FreeMono" fo:font-size="11pt" style:font-size-asian="11pt" style:font-size-complex="11pt"/>
    </style:style>
    <style:style style:name="T1327" style:parent-style-name="Policepardéfaut" style:family="text">
      <style:text-properties fo:font-size="11pt" style:font-size-asian="11pt" style:font-size-complex="11pt"/>
    </style:style>
    <style:style style:name="P1328" style:parent-style-name="Textbody" style:family="paragraph">
      <style:paragraph-properties fo:margin-bottom="0in"/>
    </style:style>
    <style:style style:name="T1329" style:parent-style-name="Policepardéfaut" style:family="text">
      <style:text-properties style:font-name="FreeMono" fo:font-size="11pt" style:font-size-asian="11pt" style:font-size-complex="11pt"/>
    </style:style>
    <style:style style:name="T1330" style:parent-style-name="Policepardéfaut" style:family="text">
      <style:text-properties fo:font-size="11pt" style:font-size-asian="11pt" style:font-size-complex="11pt"/>
    </style:style>
    <style:style style:name="P1331" style:parent-style-name="Textbody" style:family="paragraph">
      <style:paragraph-properties fo:margin-top="0.0784in" fo:margin-bottom="0in"/>
    </style:style>
    <style:style style:name="T1332" style:parent-style-name="Policepardéfaut" style:family="text">
      <style:text-properties fo:font-size="11pt" style:font-size-asian="11pt" style:font-size-complex="11pt"/>
    </style:style>
    <style:style style:name="T1333" style:parent-style-name="Policepardéfaut" style:family="text">
      <style:text-properties fo:font-size="11pt" style:font-size-asian="11pt" style:font-size-complex="11pt"/>
    </style:style>
    <style:style style:name="T1334" style:parent-style-name="Policepardéfaut" style:family="text">
      <style:text-properties style:font-name="FreeMono" fo:font-size="11pt" style:font-size-asian="11pt" style:font-size-complex="11pt"/>
    </style:style>
    <style:style style:name="T1335" style:parent-style-name="Policepardéfaut" style:family="text">
      <style:text-properties fo:font-size="11pt" style:font-size-asian="11pt" style:font-size-complex="11pt"/>
    </style:style>
    <style:style style:name="P1336" style:parent-style-name="Textbody" style:family="paragraph">
      <style:paragraph-properties fo:margin-bottom="0in"/>
    </style:style>
    <style:style style:name="T1337" style:parent-style-name="Policepardéfaut" style:family="text">
      <style:text-properties fo:font-size="11pt" style:font-size-asian="11pt" style:font-size-complex="11pt"/>
    </style:style>
    <style:style style:name="T1338" style:parent-style-name="Policepardéfaut" style:family="text">
      <style:text-properties style:font-name="FreeMono" fo:font-size="11pt" style:font-size-asian="11pt" style:font-size-complex="11pt"/>
    </style:style>
    <style:style style:name="T1339" style:parent-style-name="Policepardéfaut" style:family="text">
      <style:text-properties fo:font-size="11pt" style:font-size-asian="11pt" style:font-size-complex="11pt"/>
    </style:style>
    <style:style style:name="TableRow1340" style:family="table-row">
      <style:table-row-properties style:use-optimal-row-height="false" fo:keep-together="always"/>
    </style:style>
    <style:style style:name="TableCell13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342" style:parent-style-name="Policepardéfaut" style:family="text">
      <style:text-properties style:font-name="FreeMono" fo:font-size="11pt" style:font-size-asian="11pt" style:font-size-complex="11pt"/>
    </style:style>
    <style:style style:name="T1343" style:parent-style-name="Policepardéfaut" style:family="text">
      <style:text-properties fo:font-size="11pt" style:font-size-asian="11pt" style:font-size-complex="11pt"/>
    </style:style>
    <style:style style:name="TableCell134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345" style:parent-style-name="TableContents" style:family="paragraph">
      <style:text-properties fo:font-size="11pt" style:font-size-asian="11pt" style:font-size-complex="11pt"/>
    </style:style>
    <style:style style:name="TableRow1346" style:family="table-row">
      <style:table-row-properties style:use-optimal-row-height="false" fo:keep-together="always"/>
    </style:style>
    <style:style style:name="TableCell134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348" style:parent-style-name="TableContents" style:family="paragraph">
      <style:text-properties fo:font-size="11pt" style:font-size-asian="11pt" style:font-size-complex="11pt"/>
    </style:style>
    <style:style style:name="TableCell134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350" style:parent-style-name="TableContents" style:family="paragraph">
      <style:text-properties fo:font-size="11pt" style:font-size-asian="11pt" style:font-size-complex="11pt"/>
    </style:style>
    <style:style style:name="TableRow1351" style:family="table-row">
      <style:table-row-properties style:use-optimal-row-height="false" fo:keep-together="always"/>
    </style:style>
    <style:style style:name="TableCell135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353" style:parent-style-name="Policepardéfaut" style:family="text">
      <style:text-properties fo:font-size="11pt" style:font-size-asian="11pt" style:font-size-complex="11pt"/>
    </style:style>
    <style:style style:name="T1354" style:parent-style-name="Policepardéfaut" style:family="text">
      <style:text-properties fo:font-style="italic" style:font-style-asian="italic" style:font-style-complex="italic" fo:font-size="11pt" style:font-size-asian="11pt" style:font-size-complex="11pt"/>
    </style:style>
    <style:style style:name="T1355" style:parent-style-name="Policepardéfaut" style:family="text">
      <style:text-properties fo:font-size="11pt" style:font-size-asian="11pt" style:font-size-complex="11pt"/>
    </style:style>
    <style:style style:name="TableCell135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357" style:parent-style-name="TableContents" style:family="paragraph">
      <style:text-properties fo:font-size="11pt" style:font-size-asian="11pt" style:font-size-complex="11pt"/>
    </style:style>
    <style:style style:name="TableRow1358" style:family="table-row">
      <style:table-row-properties style:use-optimal-row-height="false" fo:keep-together="always"/>
    </style:style>
    <style:style style:name="TableCell135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360" style:parent-style-name="TableContents" style:family="paragraph">
      <style:text-properties fo:font-size="11pt" style:font-size-asian="11pt" style:font-size-complex="11pt"/>
    </style:style>
    <style:style style:name="TableCell136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362" style:parent-style-name="TableContents" style:family="paragraph">
      <style:text-properties fo:font-size="11pt" style:font-size-asian="11pt" style:font-size-complex="11pt"/>
    </style:style>
    <style:style style:name="TableColumn1364" style:family="table-column">
      <style:table-column-properties style:column-width="1.5312in" style:use-optimal-column-width="false"/>
    </style:style>
    <style:style style:name="TableColumn1365" style:family="table-column">
      <style:table-column-properties style:column-width="5.1666in" style:use-optimal-column-width="false"/>
    </style:style>
    <style:style style:name="Table1363" style:family="table">
      <style:table-properties style:width="6.6979in" fo:margin-left="0in" table:align="left"/>
    </style:style>
    <style:style style:name="TableRow1366" style:family="table-row">
      <style:table-row-properties style:use-optimal-row-height="false" fo:keep-together="always"/>
    </style:style>
    <style:style style:name="TableCell1367" style:family="table-cell">
      <style:table-cell-properties fo:border="0.0034in solid #B2B2B2" fo:background-color="#DDDDDD" style:writing-mode="lr-tb" fo:padding-top="0.0381in" fo:padding-left="0.0381in" fo:padding-bottom="0.0381in" fo:padding-right="0.0381in"/>
    </style:style>
    <style:style style:name="P1368" style:parent-style-name="TableContents" style:family="paragraph">
      <style:paragraph-properties fo:text-align="center"/>
      <style:text-properties fo:font-weight="bold" style:font-weight-asian="bold" style:font-weight-complex="bold"/>
    </style:style>
    <style:style style:name="TableRow1369" style:family="table-row">
      <style:table-row-properties style:use-optimal-row-height="false" fo:keep-together="always"/>
    </style:style>
    <style:style style:name="TableCell137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371" style:parent-style-name="Textbody" style:family="paragraph">
      <style:paragraph-properties fo:text-align="justify" fo:margin-bottom="0in"/>
      <style:text-properties fo:font-size="11pt" style:font-size-asian="11pt" style:font-size-complex="11pt"/>
    </style:style>
    <style:style style:name="P1372" style:parent-style-name="Textbody" style:family="paragraph">
      <style:paragraph-properties fo:text-align="justify" fo:margin-bottom="0in"/>
      <style:text-properties fo:font-size="11pt" style:font-size-asian="11pt" style:font-size-complex="11pt"/>
    </style:style>
    <style:style style:name="P1373" style:parent-style-name="Textbody" style:family="paragraph">
      <style:paragraph-properties fo:text-align="justify" fo:margin-top="0.0784in" fo:margin-bottom="0in"/>
      <style:text-properties fo:font-size="11pt" style:font-size-asian="11pt" style:font-size-complex="11pt"/>
    </style:style>
    <style:style style:name="P1374" style:parent-style-name="Textbody" style:family="paragraph">
      <style:paragraph-properties fo:text-align="justify" fo:margin-bottom="0.0784in"/>
    </style:style>
    <style:style style:name="T1375" style:parent-style-name="Policepardéfaut" style:family="text">
      <style:text-properties fo:font-size="11pt" style:font-size-asian="11pt" style:font-size-complex="11pt"/>
    </style:style>
    <style:style style:name="T1376" style:parent-style-name="Policepardéfaut" style:family="text">
      <style:text-properties fo:font-size="11pt" style:font-size-asian="11pt" style:font-size-complex="11pt"/>
    </style:style>
    <style:style style:name="T1377" style:parent-style-name="Policepardéfaut" style:family="text">
      <style:text-properties style:font-name="FreeMono" fo:font-size="11pt" style:font-size-asian="11pt" style:font-size-complex="11pt"/>
    </style:style>
    <style:style style:name="T1378" style:parent-style-name="Policepardéfaut" style:family="text">
      <style:text-properties fo:font-size="11pt" style:font-size-asian="11pt" style:font-size-complex="11pt"/>
    </style:style>
    <style:style style:name="T1379" style:parent-style-name="Policepardéfaut" style:family="text">
      <style:text-properties fo:font-size="11pt" style:font-size-asian="11pt" style:font-size-complex="11pt"/>
    </style:style>
    <style:style style:name="TableColumn1381" style:family="table-column">
      <style:table-column-properties style:column-width="2.2076in" style:use-optimal-column-width="false"/>
    </style:style>
    <style:style style:name="TableColumn1382" style:family="table-column">
      <style:table-column-properties style:column-width="2.2069in" style:use-optimal-column-width="false"/>
    </style:style>
    <style:style style:name="TableColumn1383" style:family="table-column">
      <style:table-column-properties style:column-width="2.2069in" style:use-optimal-column-width="false"/>
    </style:style>
    <style:style style:name="Table1380" style:family="table">
      <style:table-properties style:width="6.6215in" fo:margin-left="0in" table:align="left"/>
    </style:style>
    <style:style style:name="TableRow1384" style:family="table-row">
      <style:table-row-properties style:use-optimal-row-height="false" fo:keep-together="always"/>
    </style:style>
    <style:style style:name="TableCell138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38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38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38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389" style:family="table-cell">
      <style:table-cell-properties fo:border="0.0034in solid #B2B2B2" fo:background-color="#DDDDDD" style:writing-mode="lr-tb" fo:padding-top="0.0381in" fo:padding-left="0.0381in" fo:padding-bottom="0.0381in" fo:padding-right="0.0381in"/>
    </style:style>
    <style:style style:name="P139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391" style:family="table-row">
      <style:table-row-properties style:use-optimal-row-height="false" fo:keep-together="always"/>
    </style:style>
    <style:style style:name="TableCell139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393" style:parent-style-name="TableContents" style:family="paragraph">
      <style:paragraph-properties fo:text-align="center"/>
      <style:text-properties fo:font-size="11pt" style:font-size-asian="11pt" style:font-size-complex="11pt"/>
    </style:style>
    <style:style style:name="TableCell139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395" style:parent-style-name="TableContents" style:family="paragraph">
      <style:paragraph-properties fo:text-align="center"/>
      <style:text-properties fo:font-size="11pt" style:font-size-asian="11pt" style:font-size-complex="11pt"/>
    </style:style>
    <style:style style:name="TableCell1396"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397" style:parent-style-name="TableContents" style:family="paragraph">
      <style:paragraph-properties fo:text-align="center"/>
      <style:text-properties fo:font-size="11pt" style:font-size-asian="11pt" style:font-size-complex="11pt"/>
    </style:style>
    <style:style style:name="TableRow1398" style:family="table-row">
      <style:table-row-properties style:use-optimal-row-height="false" fo:keep-together="always"/>
    </style:style>
    <style:style style:name="TableCell139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400" style:parent-style-name="TableContents" style:family="paragraph">
      <style:paragraph-properties fo:text-align="center"/>
      <style:text-properties style:font-name="FreeMono" fo:font-size="11pt" style:font-size-asian="11pt" style:font-size-complex="11pt"/>
    </style:style>
    <style:style style:name="TableCell140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402" style:parent-style-name="TableContents" style:family="paragraph">
      <style:paragraph-properties fo:text-align="center"/>
      <style:text-properties style:font-name="FreeMono" fo:font-size="11pt" style:font-size-asian="11pt" style:font-size-complex="11pt"/>
    </style:style>
    <style:style style:name="TableCell14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04" style:parent-style-name="TableContents" style:family="paragraph">
      <style:paragraph-properties fo:text-align="center"/>
      <style:text-properties style:font-name="FreeMono" fo:font-size="11pt" style:font-size-asian="11pt" style:font-size-complex="11pt"/>
    </style:style>
    <style:style style:name="P1405" style:parent-style-name="Textbody" style:family="paragraph">
      <style:paragraph-properties fo:text-align="justify" fo:margin-top="0.0784in" fo:margin-bottom="0in"/>
    </style:style>
    <style:style style:name="T1406" style:parent-style-name="Policepardéfaut" style:family="text">
      <style:text-properties fo:font-size="11pt" style:font-size-asian="11pt" style:font-size-complex="11pt"/>
    </style:style>
    <style:style style:name="T1407" style:parent-style-name="Policepardéfaut" style:family="text">
      <style:text-properties style:font-name="FreeMono" fo:font-size="11pt" style:font-size-asian="11pt" style:font-size-complex="11pt"/>
    </style:style>
    <style:style style:name="T1408" style:parent-style-name="Policepardéfaut" style:family="text">
      <style:text-properties fo:font-size="11pt" style:font-size-asian="11pt" style:font-size-complex="11pt"/>
    </style:style>
    <style:style style:name="P1409" style:parent-style-name="Textbody" style:family="paragraph">
      <style:paragraph-properties fo:text-align="justify" fo:margin-bottom="0in"/>
      <style:text-properties fo:font-size="11pt" style:font-size-asian="11pt" style:font-size-complex="11pt"/>
    </style:style>
    <style:style style:name="P1410" style:parent-style-name="Textbody" style:family="paragraph">
      <style:paragraph-properties fo:text-align="justify" fo:margin-top="0.0784in" fo:margin-bottom="0.0784in"/>
      <style:text-properties fo:font-size="11pt" style:font-size-asian="11pt" style:font-size-complex="11pt"/>
    </style:style>
    <style:style style:name="TableColumn1412" style:family="table-column">
      <style:table-column-properties style:column-width="0.827in" style:use-optimal-column-width="false"/>
    </style:style>
    <style:style style:name="TableColumn1413" style:family="table-column">
      <style:table-column-properties style:column-width="0.827in" style:use-optimal-column-width="false"/>
    </style:style>
    <style:style style:name="TableColumn1414" style:family="table-column">
      <style:table-column-properties style:column-width="0.8277in" style:use-optimal-column-width="false"/>
    </style:style>
    <style:style style:name="TableColumn1415" style:family="table-column">
      <style:table-column-properties style:column-width="0.8277in" style:use-optimal-column-width="false"/>
    </style:style>
    <style:style style:name="TableColumn1416" style:family="table-column">
      <style:table-column-properties style:column-width="0.8277in" style:use-optimal-column-width="false"/>
    </style:style>
    <style:style style:name="TableColumn1417" style:family="table-column">
      <style:table-column-properties style:column-width="0.8277in" style:use-optimal-column-width="false"/>
    </style:style>
    <style:style style:name="TableColumn1418" style:family="table-column">
      <style:table-column-properties style:column-width="0.8277in" style:use-optimal-column-width="false"/>
    </style:style>
    <style:style style:name="TableColumn1419" style:family="table-column">
      <style:table-column-properties style:column-width="0.8284in" style:use-optimal-column-width="false"/>
    </style:style>
    <style:style style:name="Table1411" style:family="table">
      <style:table-properties style:width="6.6215in" fo:margin-left="0in" table:align="left"/>
    </style:style>
    <style:style style:name="TableRow1420" style:family="table-row">
      <style:table-row-properties style:use-optimal-row-height="false" fo:keep-together="always"/>
    </style:style>
    <style:style style:name="TableCell1421" style:family="table-cell">
      <style:table-cell-properties fo:border="0.0034in solid #B2B2B2" fo:background-color="#DDDDDD" style:writing-mode="lr-tb" fo:padding-top="0.0381in" fo:padding-left="0.0381in" fo:padding-bottom="0.0381in" fo:padding-right="0.0381in"/>
    </style:style>
    <style:style style:name="P142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423" style:family="table-row">
      <style:table-row-properties style:use-optimal-row-height="false" fo:keep-together="always"/>
    </style:style>
    <style:style style:name="TableCell142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25" style:parent-style-name="TableContents" style:family="paragraph">
      <style:paragraph-properties fo:text-align="center"/>
      <style:text-properties fo:font-size="11pt" style:font-size-asian="11pt" style:font-size-complex="11pt"/>
    </style:style>
    <style:style style:name="TableCell142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27" style:parent-style-name="TableContents" style:family="paragraph">
      <style:paragraph-properties fo:text-align="center"/>
      <style:text-properties fo:font-size="11pt" style:font-size-asian="11pt" style:font-size-complex="11pt"/>
    </style:style>
    <style:style style:name="TableCell142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29" style:parent-style-name="TableContents" style:family="paragraph">
      <style:paragraph-properties fo:text-align="center"/>
      <style:text-properties fo:font-size="11pt" style:font-size-asian="11pt" style:font-size-complex="11pt"/>
    </style:style>
    <style:style style:name="TableCell143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31" style:parent-style-name="TableContents" style:family="paragraph">
      <style:paragraph-properties fo:text-align="center"/>
      <style:text-properties fo:font-size="11pt" style:font-size-asian="11pt" style:font-size-complex="11pt"/>
    </style:style>
    <style:style style:name="TableCell143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33" style:parent-style-name="TableContents" style:family="paragraph">
      <style:paragraph-properties fo:text-align="center"/>
      <style:text-properties fo:font-size="11pt" style:font-size-asian="11pt" style:font-size-complex="11pt"/>
    </style:style>
    <style:style style:name="TableCell143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35" style:parent-style-name="TableContents" style:family="paragraph">
      <style:paragraph-properties fo:text-align="center"/>
      <style:text-properties fo:font-size="11pt" style:font-size-asian="11pt" style:font-size-complex="11pt"/>
    </style:style>
    <style:style style:name="TableCell143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437" style:parent-style-name="TableContents" style:family="paragraph">
      <style:paragraph-properties fo:text-align="center"/>
      <style:text-properties fo:font-size="11pt" style:font-size-asian="11pt" style:font-size-complex="11pt"/>
    </style:style>
    <style:style style:name="TableCell1438"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439" style:parent-style-name="TableContents" style:family="paragraph">
      <style:paragraph-properties fo:text-align="center"/>
      <style:text-properties fo:font-size="11pt" style:font-size-asian="11pt" style:font-size-complex="11pt"/>
    </style:style>
    <style:style style:name="TableRow1440" style:family="table-row">
      <style:table-row-properties style:use-optimal-row-height="false" fo:keep-together="always"/>
    </style:style>
    <style:style style:name="TableCell14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442" style:parent-style-name="TableContents" style:family="paragraph">
      <style:paragraph-properties fo:text-align="center"/>
      <style:text-properties style:font-name="FreeMono" fo:font-size="11pt" style:font-size-asian="11pt" style:font-size-complex="11pt"/>
    </style:style>
    <style:style style:name="TableCell14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44" style:parent-style-name="TableContents" style:family="paragraph">
      <style:paragraph-properties fo:text-align="center"/>
      <style:text-properties style:font-name="FreeMono" fo:font-size="11pt" style:font-size-asian="11pt" style:font-size-complex="11pt"/>
    </style:style>
    <style:style style:name="P1445" style:parent-style-name="Textbody" style:family="paragraph">
      <style:paragraph-properties fo:margin-top="0.0784in" fo:margin-bottom="0in"/>
      <style:text-properties fo:font-size="11pt" style:font-size-asian="11pt" style:font-size-complex="11pt"/>
    </style:style>
    <style:style style:name="P1446" style:parent-style-name="Textbody" style:family="paragraph">
      <style:paragraph-properties fo:margin-bottom="0in"/>
    </style:style>
    <style:style style:name="T1447" style:parent-style-name="Policepardéfaut" style:family="text">
      <style:text-properties style:font-name="FreeMono" fo:font-size="11pt" style:font-size-asian="11pt" style:font-size-complex="11pt"/>
    </style:style>
    <style:style style:name="T1448" style:parent-style-name="Policepardéfaut" style:family="text">
      <style:text-properties fo:font-size="11pt" style:font-size-asian="11pt" style:font-size-complex="11pt"/>
    </style:style>
    <style:style style:name="T1449" style:parent-style-name="Policepardéfaut" style:family="text">
      <style:text-properties style:font-name="FreeMono" fo:font-size="11pt" style:font-size-asian="11pt" style:font-size-complex="11pt"/>
    </style:style>
    <style:style style:name="T1450" style:parent-style-name="Policepardéfaut" style:family="text">
      <style:text-properties fo:font-size="11pt" style:font-size-asian="11pt" style:font-size-complex="11pt"/>
    </style:style>
    <style:style style:name="T1451" style:parent-style-name="Policepardéfaut" style:family="text">
      <style:text-properties style:font-name="FreeMono" fo:font-size="11pt" style:font-size-asian="11pt" style:font-size-complex="11pt"/>
    </style:style>
    <style:style style:name="T1452" style:parent-style-name="Policepardéfaut" style:family="text">
      <style:text-properties fo:font-size="11pt" style:font-size-asian="11pt" style:font-size-complex="11pt"/>
    </style:style>
    <style:style style:name="P1453" style:parent-style-name="Textbody" style:family="paragraph">
      <style:paragraph-properties fo:margin-bottom="0in"/>
    </style:style>
    <style:style style:name="T1454" style:parent-style-name="Policepardéfaut" style:family="text">
      <style:text-properties style:font-name="FreeMono" fo:font-size="11pt" style:font-size-asian="11pt" style:font-size-complex="11pt"/>
    </style:style>
    <style:style style:name="T1455" style:parent-style-name="Policepardéfaut" style:family="text">
      <style:text-properties fo:font-size="11pt" style:font-size-asian="11pt" style:font-size-complex="11pt"/>
    </style:style>
    <style:style style:name="T1456" style:parent-style-name="Policepardéfaut" style:family="text">
      <style:text-properties style:font-name="FreeMono" fo:font-size="11pt" style:font-size-asian="11pt" style:font-size-complex="11pt"/>
    </style:style>
    <style:style style:name="T1457" style:parent-style-name="Policepardéfaut" style:family="text">
      <style:text-properties fo:font-size="11pt" style:font-size-asian="11pt" style:font-size-complex="11pt"/>
    </style:style>
    <style:style style:name="T1458" style:parent-style-name="Policepardéfaut" style:family="text">
      <style:text-properties style:font-name="FreeMono" fo:font-size="11pt" style:font-size-asian="11pt" style:font-size-complex="11pt"/>
    </style:style>
    <style:style style:name="T1459" style:parent-style-name="Policepardéfaut" style:family="text">
      <style:text-properties fo:font-size="11pt" style:font-size-asian="11pt" style:font-size-complex="11pt"/>
    </style:style>
    <style:style style:name="P1460" style:parent-style-name="Textbody" style:family="paragraph">
      <style:paragraph-properties fo:margin-bottom="0in"/>
      <style:text-properties fo:font-size="11pt" style:font-size-asian="11pt" style:font-size-complex="11pt"/>
    </style:style>
    <style:style style:name="P1461" style:parent-style-name="Textbody" style:family="paragraph">
      <style:paragraph-properties fo:margin-bottom="0in"/>
    </style:style>
    <style:style style:name="T1462" style:parent-style-name="Policepardéfaut" style:family="text">
      <style:text-properties style:font-name="FreeMono" fo:font-size="11pt" style:font-size-asian="11pt" style:font-size-complex="11pt"/>
    </style:style>
    <style:style style:name="P1463" style:parent-style-name="Textbody" style:family="paragraph">
      <style:paragraph-properties fo:text-align="justify" fo:margin-bottom="0.0784in"/>
      <style:text-properties fo:font-size="11pt" style:font-size-asian="11pt" style:font-size-complex="11pt"/>
    </style:style>
    <style:style style:name="TableRow1464" style:family="table-row">
      <style:table-row-properties style:use-optimal-row-height="false" fo:keep-together="always"/>
    </style:style>
    <style:style style:name="TableCell146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466" style:parent-style-name="Policepardéfaut" style:family="text">
      <style:text-properties style:font-name="FreeMono" fo:font-size="11pt" style:font-size-asian="11pt" style:font-size-complex="11pt"/>
    </style:style>
    <style:style style:name="T1467" style:parent-style-name="Policepardéfaut" style:family="text">
      <style:text-properties fo:font-size="11pt" style:font-size-asian="11pt" style:font-size-complex="11pt"/>
    </style:style>
    <style:style style:name="TableCell146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69" style:parent-style-name="TableContents" style:family="paragraph">
      <style:text-properties fo:font-size="11pt" style:font-size-asian="11pt" style:font-size-complex="11pt"/>
    </style:style>
    <style:style style:name="TableRow1470" style:family="table-row">
      <style:table-row-properties style:use-optimal-row-height="false" fo:keep-together="always"/>
    </style:style>
    <style:style style:name="TableCell147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472" style:parent-style-name="TableContents" style:family="paragraph">
      <style:text-properties fo:font-size="11pt" style:font-size-asian="11pt" style:font-size-complex="11pt"/>
    </style:style>
    <style:style style:name="TableCell147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74" style:parent-style-name="TableContents" style:family="paragraph">
      <style:text-properties fo:font-size="11pt" style:font-size-asian="11pt" style:font-size-complex="11pt"/>
    </style:style>
    <style:style style:name="TableRow1475" style:family="table-row">
      <style:table-row-properties style:use-optimal-row-height="false" fo:keep-together="always"/>
    </style:style>
    <style:style style:name="TableCell147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477" style:parent-style-name="Policepardéfaut" style:family="text">
      <style:text-properties fo:font-size="11pt" style:font-size-asian="11pt" style:font-size-complex="11pt"/>
    </style:style>
    <style:style style:name="T1478" style:parent-style-name="Policepardéfaut" style:family="text">
      <style:text-properties fo:font-style="italic" style:font-style-asian="italic" style:font-style-complex="italic" fo:font-size="11pt" style:font-size-asian="11pt" style:font-size-complex="11pt"/>
    </style:style>
    <style:style style:name="T1479" style:parent-style-name="Policepardéfaut" style:family="text">
      <style:text-properties fo:font-size="11pt" style:font-size-asian="11pt" style:font-size-complex="11pt"/>
    </style:style>
    <style:style style:name="TableCell148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81" style:parent-style-name="TableContents" style:family="paragraph">
      <style:text-properties fo:font-size="11pt" style:font-size-asian="11pt" style:font-size-complex="11pt"/>
    </style:style>
    <style:style style:name="TableRow1482" style:family="table-row">
      <style:table-row-properties style:use-optimal-row-height="false" fo:keep-together="always"/>
    </style:style>
    <style:style style:name="TableCell148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484" style:parent-style-name="TableContents" style:family="paragraph">
      <style:text-properties fo:font-size="11pt" style:font-size-asian="11pt" style:font-size-complex="11pt"/>
    </style:style>
    <style:style style:name="TableCell148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86" style:parent-style-name="TableContents" style:family="paragraph">
      <style:text-properties fo:font-size="11pt" style:font-size-asian="11pt" style:font-size-complex="11pt"/>
    </style:style>
    <style:style style:name="P1487" style:parent-style-name="Textbody" style:family="paragraph">
      <style:paragraph-properties fo:break-before="page"/>
    </style:style>
    <style:style style:name="TableColumn1489" style:family="table-column">
      <style:table-column-properties style:column-width="1.5312in" style:use-optimal-column-width="false"/>
    </style:style>
    <style:style style:name="TableColumn1490" style:family="table-column">
      <style:table-column-properties style:column-width="5.1666in" style:use-optimal-column-width="false"/>
    </style:style>
    <style:style style:name="Table1488" style:family="table">
      <style:table-properties style:width="6.6979in" fo:margin-left="0in" table:align="left"/>
    </style:style>
    <style:style style:name="TableRow1491" style:family="table-row">
      <style:table-row-properties style:use-optimal-row-height="false" fo:keep-together="always"/>
    </style:style>
    <style:style style:name="TableCell1492" style:family="table-cell">
      <style:table-cell-properties fo:border="0.0034in solid #B2B2B2" fo:background-color="#DDDDDD" style:writing-mode="lr-tb" fo:padding-top="0.0381in" fo:padding-left="0.0381in" fo:padding-bottom="0.0381in" fo:padding-right="0.0381in"/>
    </style:style>
    <style:style style:name="P1493" style:parent-style-name="TableContents" style:family="paragraph">
      <style:paragraph-properties fo:text-align="center"/>
      <style:text-properties fo:font-weight="bold" style:font-weight-asian="bold" style:font-weight-complex="bold"/>
    </style:style>
    <style:style style:name="TableRow1494" style:family="table-row">
      <style:table-row-properties style:use-optimal-row-height="false" fo:keep-together="always"/>
    </style:style>
    <style:style style:name="TableCell149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496" style:parent-style-name="Textbody" style:family="paragraph">
      <style:paragraph-properties fo:text-align="justify" fo:margin-bottom="0in"/>
    </style:style>
    <style:style style:name="T1497" style:parent-style-name="Policepardéfaut" style:family="text">
      <style:text-properties fo:font-size="11pt" style:font-size-asian="11pt" style:font-size-complex="11pt"/>
    </style:style>
    <style:style style:name="T1498" style:parent-style-name="Policepardéfaut" style:family="text">
      <style:text-properties style:text-position="super 63.6%" fo:font-size="11pt" style:font-size-asian="11pt" style:font-size-complex="11pt"/>
    </style:style>
    <style:style style:name="T1499" style:parent-style-name="Policepardéfaut" style:family="text">
      <style:text-properties fo:font-size="11pt" style:font-size-asian="11pt" style:font-size-complex="11pt"/>
    </style:style>
    <style:style style:name="T1500" style:parent-style-name="Policepardéfaut" style:family="text">
      <style:text-properties fo:font-size="11pt" style:font-size-asian="11pt" style:font-size-complex="11pt"/>
    </style:style>
    <style:style style:name="T1501" style:parent-style-name="Policepardéfaut" style:family="text">
      <style:text-properties style:text-position="super 63.6%" fo:font-size="11pt" style:font-size-asian="11pt" style:font-size-complex="11pt"/>
    </style:style>
    <style:style style:name="T1502" style:parent-style-name="Policepardéfaut" style:family="text">
      <style:text-properties fo:font-size="11pt" style:font-size-asian="11pt" style:font-size-complex="11pt"/>
    </style:style>
    <style:style style:name="T1503" style:parent-style-name="Policepardéfaut" style:family="text">
      <style:text-properties style:text-position="super 63.6%" fo:font-size="11pt" style:font-size-asian="11pt" style:font-size-complex="11pt"/>
    </style:style>
    <style:style style:name="T1504" style:parent-style-name="Policepardéfaut" style:family="text">
      <style:text-properties fo:font-size="11pt" style:font-size-asian="11pt" style:font-size-complex="11pt"/>
    </style:style>
    <style:style style:name="P1505" style:parent-style-name="Textbody" style:family="paragraph">
      <style:paragraph-properties fo:text-align="justify" fo:margin-bottom="0.0784in"/>
      <style:text-properties fo:font-size="11pt" style:font-size-asian="11pt" style:font-size-complex="11pt"/>
    </style:style>
    <style:style style:name="TableColumn1507" style:family="table-column">
      <style:table-column-properties style:column-width="1.1638in" style:use-optimal-column-width="false"/>
    </style:style>
    <style:style style:name="TableColumn1508" style:family="table-column">
      <style:table-column-properties style:column-width="1.2166in" style:use-optimal-column-width="false"/>
    </style:style>
    <style:style style:name="TableColumn1509" style:family="table-column">
      <style:table-column-properties style:column-width="0.8798in" style:use-optimal-column-width="false"/>
    </style:style>
    <style:style style:name="TableColumn1510" style:family="table-column">
      <style:table-column-properties style:column-width="0.8729in" style:use-optimal-column-width="false"/>
    </style:style>
    <style:style style:name="TableColumn1511" style:family="table-column">
      <style:table-column-properties style:column-width="0.4145in" style:use-optimal-column-width="false"/>
    </style:style>
    <style:style style:name="TableColumn1512" style:family="table-column">
      <style:table-column-properties style:column-width="0.4006in" style:use-optimal-column-width="false"/>
    </style:style>
    <style:style style:name="TableColumn1513" style:family="table-column">
      <style:table-column-properties style:column-width="0.434in" style:use-optimal-column-width="false"/>
    </style:style>
    <style:style style:name="TableColumn1514" style:family="table-column">
      <style:table-column-properties style:column-width="0.4076in" style:use-optimal-column-width="false"/>
    </style:style>
    <style:style style:name="TableColumn1515" style:family="table-column">
      <style:table-column-properties style:column-width="0.4263in" style:use-optimal-column-width="false"/>
    </style:style>
    <style:style style:name="TableColumn1516" style:family="table-column">
      <style:table-column-properties style:column-width="0.4048in" style:use-optimal-column-width="false"/>
    </style:style>
    <style:style style:name="Table1506" style:family="table">
      <style:table-properties style:width="6.6215in" fo:margin-left="0in" table:align="left"/>
    </style:style>
    <style:style style:name="TableRow1517" style:family="table-row">
      <style:table-row-properties style:use-optimal-row-height="false" fo:keep-together="always"/>
    </style:style>
    <style:style style:name="TableCell151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51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520"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52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522" style:family="table-cell">
      <style:table-cell-properties fo:border="0.0034in solid #B2B2B2" fo:background-color="#DDDDDD" style:writing-mode="lr-tb" fo:padding-top="0.0381in" fo:padding-left="0.0381in" fo:padding-bottom="0.0381in" fo:padding-right="0.0381in"/>
    </style:style>
    <style:style style:name="P152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524" style:family="table-row">
      <style:table-row-properties style:use-optimal-row-height="false" fo:keep-together="always"/>
    </style:style>
    <style:style style:name="TableCell152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26" style:parent-style-name="TableContents" style:family="paragraph">
      <style:paragraph-properties fo:text-align="center"/>
      <style:text-properties fo:font-size="11pt" style:font-size-asian="11pt" style:font-size-complex="11pt"/>
    </style:style>
    <style:style style:name="TableCell152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28" style:parent-style-name="TableContents" style:family="paragraph">
      <style:paragraph-properties fo:text-align="center"/>
      <style:text-properties fo:font-size="11pt" style:font-size-asian="11pt" style:font-size-complex="11pt"/>
    </style:style>
    <style:style style:name="TableCell152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30" style:parent-style-name="TableContents" style:family="paragraph">
      <style:paragraph-properties fo:text-align="center"/>
      <style:text-properties fo:font-size="11pt" style:font-size-asian="11pt" style:font-size-complex="11pt"/>
    </style:style>
    <style:style style:name="TableCell153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32" style:parent-style-name="TableContents" style:family="paragraph">
      <style:paragraph-properties fo:text-align="center"/>
      <style:text-properties fo:font-size="11pt" style:font-size-asian="11pt" style:font-size-complex="11pt"/>
    </style:style>
    <style:style style:name="TableCell153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34" style:parent-style-name="TableContents" style:family="paragraph">
      <style:paragraph-properties fo:text-align="center"/>
      <style:text-properties fo:font-size="11pt" style:font-size-asian="11pt" style:font-size-complex="11pt"/>
    </style:style>
    <style:style style:name="TableCell153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36" style:parent-style-name="TableContents" style:family="paragraph">
      <style:paragraph-properties fo:text-align="center"/>
      <style:text-properties fo:font-size="11pt" style:font-size-asian="11pt" style:font-size-complex="11pt"/>
    </style:style>
    <style:style style:name="TableCell153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38" style:parent-style-name="TableContents" style:family="paragraph">
      <style:paragraph-properties fo:text-align="center"/>
      <style:text-properties fo:font-size="11pt" style:font-size-asian="11pt" style:font-size-complex="11pt"/>
    </style:style>
    <style:style style:name="TableCell153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40" style:parent-style-name="TableContents" style:family="paragraph">
      <style:paragraph-properties fo:text-align="center"/>
      <style:text-properties fo:font-size="11pt" style:font-size-asian="11pt" style:font-size-complex="11pt"/>
    </style:style>
    <style:style style:name="TableCell154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542" style:parent-style-name="TableContents" style:family="paragraph">
      <style:paragraph-properties fo:text-align="center"/>
      <style:text-properties fo:font-size="11pt" style:font-size-asian="11pt" style:font-size-complex="11pt"/>
    </style:style>
    <style:style style:name="TableCell1543"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544" style:parent-style-name="TableContents" style:family="paragraph">
      <style:paragraph-properties fo:text-align="center"/>
      <style:text-properties fo:font-size="11pt" style:font-size-asian="11pt" style:font-size-complex="11pt"/>
    </style:style>
    <style:style style:name="TableRow1545" style:family="table-row">
      <style:table-row-properties style:use-optimal-row-height="false" fo:keep-together="always"/>
    </style:style>
    <style:style style:name="TableCell154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547" style:parent-style-name="TableContents" style:family="paragraph">
      <style:paragraph-properties fo:text-align="center"/>
      <style:text-properties style:font-name="FreeMono" fo:font-size="11pt" style:font-size-asian="11pt" style:font-size-complex="11pt"/>
    </style:style>
    <style:style style:name="TableCell154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549" style:parent-style-name="TableContents" style:family="paragraph">
      <style:paragraph-properties fo:text-align="center"/>
      <style:text-properties style:font-name="FreeMono" fo:font-size="11pt" style:font-size-asian="11pt" style:font-size-complex="11pt"/>
    </style:style>
    <style:style style:name="TableCell155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551" style:parent-style-name="TableContents" style:family="paragraph">
      <style:paragraph-properties fo:text-align="center"/>
      <style:text-properties style:font-name="FreeMono" fo:font-size="11pt" style:font-size-asian="11pt" style:font-size-complex="11pt"/>
    </style:style>
    <style:style style:name="TableCell155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553" style:parent-style-name="TableContents" style:family="paragraph">
      <style:paragraph-properties fo:text-align="center"/>
      <style:text-properties style:font-name="FreeMono" fo:font-size="11pt" style:font-size-asian="11pt" style:font-size-complex="11pt"/>
    </style:style>
    <style:style style:name="TableCell155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555" style:parent-style-name="TableContents" style:family="paragraph">
      <style:paragraph-properties fo:text-align="center"/>
      <style:text-properties style:font-name="FreeMono" fo:font-size="11pt" style:font-size-asian="11pt" style:font-size-complex="11pt"/>
    </style:style>
    <style:style style:name="P1556" style:parent-style-name="Textbody" style:family="paragraph">
      <style:paragraph-properties fo:margin-top="0.0784in" fo:margin-bottom="0in"/>
      <style:text-properties fo:font-size="11pt" style:font-size-asian="11pt" style:font-size-complex="11pt"/>
    </style:style>
    <style:style style:name="P1557" style:parent-style-name="Textbody" style:family="paragraph">
      <style:paragraph-properties fo:margin-bottom="0in"/>
    </style:style>
    <style:style style:name="T1558" style:parent-style-name="Policepardéfaut" style:family="text">
      <style:text-properties fo:font-size="11pt" style:font-size-asian="11pt" style:font-size-complex="11pt"/>
    </style:style>
    <style:style style:name="T1559" style:parent-style-name="Policepardéfaut" style:family="text">
      <style:text-properties style:font-name="FreeMono" fo:font-size="11pt" style:font-size-asian="11pt" style:font-size-complex="11pt"/>
    </style:style>
    <style:style style:name="T1560" style:parent-style-name="Policepardéfaut" style:family="text">
      <style:text-properties fo:font-size="11pt" style:font-size-asian="11pt" style:font-size-complex="11pt"/>
    </style:style>
    <style:style style:name="P1561" style:parent-style-name="Textbody" style:family="paragraph">
      <style:paragraph-properties fo:margin-bottom="0in"/>
    </style:style>
    <style:style style:name="T1562" style:parent-style-name="Policepardéfaut" style:family="text">
      <style:text-properties fo:font-size="11pt" style:font-size-asian="11pt" style:font-size-complex="11pt"/>
    </style:style>
    <style:style style:name="T1563" style:parent-style-name="Policepardéfaut" style:family="text">
      <style:text-properties style:font-name="FreeMono" fo:font-size="11pt" style:font-size-asian="11pt" style:font-size-complex="11pt"/>
    </style:style>
    <style:style style:name="T1564" style:parent-style-name="Policepardéfaut" style:family="text">
      <style:text-properties fo:font-size="11pt" style:font-size-asian="11pt" style:font-size-complex="11pt"/>
    </style:style>
    <style:style style:name="T1565" style:parent-style-name="Policepardéfaut" style:family="text">
      <style:text-properties style:font-name="FreeMono" fo:font-size="11pt" style:font-size-asian="11pt" style:font-size-complex="11pt"/>
    </style:style>
    <style:style style:name="T1566" style:parent-style-name="Policepardéfaut" style:family="text">
      <style:text-properties fo:font-size="11pt" style:font-size-asian="11pt" style:font-size-complex="11pt"/>
    </style:style>
    <style:style style:name="T1567" style:parent-style-name="Policepardéfaut" style:family="text">
      <style:text-properties fo:font-size="11pt" style:font-size-asian="11pt" style:font-size-complex="11pt"/>
    </style:style>
    <style:style style:name="T1568" style:parent-style-name="Policepardéfaut" style:family="text">
      <style:text-properties style:font-name="FreeMono" fo:font-size="11pt" style:font-size-asian="11pt" style:font-size-complex="11pt"/>
    </style:style>
    <style:style style:name="T1569" style:parent-style-name="Policepardéfaut" style:family="text">
      <style:text-properties fo:font-size="11pt" style:font-size-asian="11pt" style:font-size-complex="11pt"/>
    </style:style>
    <style:style style:name="P1570" style:parent-style-name="Textbody" style:family="paragraph">
      <style:paragraph-properties fo:margin-bottom="0in"/>
    </style:style>
    <style:style style:name="T1571" style:parent-style-name="Policepardéfaut" style:family="text">
      <style:text-properties fo:font-size="11pt" style:font-size-asian="11pt" style:font-size-complex="11pt"/>
    </style:style>
    <style:style style:name="T1572" style:parent-style-name="Policepardéfaut" style:family="text">
      <style:text-properties style:font-name="FreeMono" fo:font-size="11pt" style:font-size-asian="11pt" style:font-size-complex="11pt"/>
    </style:style>
    <style:style style:name="T1573" style:parent-style-name="Policepardéfaut" style:family="text">
      <style:text-properties fo:font-size="11pt" style:font-size-asian="11pt" style:font-size-complex="11pt"/>
    </style:style>
    <style:style style:name="T1574" style:parent-style-name="Policepardéfaut" style:family="text">
      <style:text-properties style:font-name="FreeMono" fo:font-size="11pt" style:font-size-asian="11pt" style:font-size-complex="11pt"/>
    </style:style>
    <style:style style:name="T1575" style:parent-style-name="Policepardéfaut" style:family="text">
      <style:text-properties fo:font-size="11pt" style:font-size-asian="11pt" style:font-size-complex="11pt"/>
    </style:style>
    <style:style style:name="T1576" style:parent-style-name="Policepardéfaut" style:family="text">
      <style:text-properties style:font-name="FreeMono" fo:font-size="11pt" style:font-size-asian="11pt" style:font-size-complex="11pt"/>
    </style:style>
    <style:style style:name="T1577" style:parent-style-name="Policepardéfaut" style:family="text">
      <style:text-properties fo:font-size="11pt" style:font-size-asian="11pt" style:font-size-complex="11pt"/>
    </style:style>
    <style:style style:name="P1578" style:parent-style-name="Textbody" style:family="paragraph">
      <style:paragraph-properties fo:margin-top="0.0784in" fo:margin-bottom="0in"/>
    </style:style>
    <style:style style:name="T1579" style:parent-style-name="Policepardéfaut" style:family="text">
      <style:text-properties fo:font-size="11pt" style:font-size-asian="11pt" style:font-size-complex="11pt"/>
    </style:style>
    <style:style style:name="T1580" style:parent-style-name="Policepardéfaut" style:family="text">
      <style:text-properties style:text-position="super 63.6%" fo:font-size="11pt" style:font-size-asian="11pt" style:font-size-complex="11pt"/>
    </style:style>
    <style:style style:name="T1581" style:parent-style-name="Policepardéfaut" style:family="text">
      <style:text-properties fo:font-size="11pt" style:font-size-asian="11pt" style:font-size-complex="11pt"/>
    </style:style>
    <style:style style:name="TableRow1582" style:family="table-row">
      <style:table-row-properties style:use-optimal-row-height="false" fo:keep-together="always"/>
    </style:style>
    <style:style style:name="TableCell158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584" style:parent-style-name="Policepardéfaut" style:family="text">
      <style:text-properties style:font-name="FreeMono" fo:font-size="11pt" style:font-size-asian="11pt" style:font-size-complex="11pt"/>
    </style:style>
    <style:style style:name="T1585" style:parent-style-name="Policepardéfaut" style:family="text">
      <style:text-properties fo:font-size="11pt" style:font-size-asian="11pt" style:font-size-complex="11pt"/>
    </style:style>
    <style:style style:name="TableCell158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587" style:parent-style-name="TableContents" style:family="paragraph">
      <style:text-properties fo:font-size="11pt" style:font-size-asian="11pt" style:font-size-complex="11pt"/>
    </style:style>
    <style:style style:name="TableRow1588" style:family="table-row">
      <style:table-row-properties style:use-optimal-row-height="false" fo:keep-together="always"/>
    </style:style>
    <style:style style:name="TableCell158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590" style:parent-style-name="TableContents" style:family="paragraph">
      <style:text-properties fo:font-size="11pt" style:font-size-asian="11pt" style:font-size-complex="11pt"/>
    </style:style>
    <style:style style:name="TableCell159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592" style:parent-style-name="TableContents" style:family="paragraph">
      <style:text-properties fo:font-size="11pt" style:font-size-asian="11pt" style:font-size-complex="11pt"/>
    </style:style>
    <style:style style:name="TableRow1593" style:family="table-row">
      <style:table-row-properties style:use-optimal-row-height="false" fo:keep-together="always"/>
    </style:style>
    <style:style style:name="TableCell159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595" style:parent-style-name="Policepardéfaut" style:family="text">
      <style:text-properties fo:font-size="11pt" style:font-size-asian="11pt" style:font-size-complex="11pt"/>
    </style:style>
    <style:style style:name="T1596" style:parent-style-name="Policepardéfaut" style:family="text">
      <style:text-properties fo:font-style="italic" style:font-style-asian="italic" style:font-style-complex="italic" fo:font-size="11pt" style:font-size-asian="11pt" style:font-size-complex="11pt"/>
    </style:style>
    <style:style style:name="T1597" style:parent-style-name="Policepardéfaut" style:family="text">
      <style:text-properties fo:font-size="11pt" style:font-size-asian="11pt" style:font-size-complex="11pt"/>
    </style:style>
    <style:style style:name="TableCell159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599" style:parent-style-name="TableContents" style:family="paragraph">
      <style:text-properties fo:font-size="11pt" style:font-size-asian="11pt" style:font-size-complex="11pt"/>
    </style:style>
    <style:style style:name="TableRow1600" style:family="table-row">
      <style:table-row-properties style:use-optimal-row-height="false" fo:keep-together="always"/>
    </style:style>
    <style:style style:name="TableCell160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602" style:parent-style-name="TableContents" style:family="paragraph">
      <style:text-properties fo:font-size="11pt" style:font-size-asian="11pt" style:font-size-complex="11pt"/>
    </style:style>
    <style:style style:name="TableCell16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604" style:parent-style-name="TableContents" style:family="paragraph">
      <style:text-properties fo:font-size="11pt" style:font-size-asian="11pt" style:font-size-complex="11pt"/>
    </style:style>
    <style:style style:name="TableColumn1606" style:family="table-column">
      <style:table-column-properties style:column-width="1.5312in" style:use-optimal-column-width="false"/>
    </style:style>
    <style:style style:name="TableColumn1607" style:family="table-column">
      <style:table-column-properties style:column-width="5.1666in" style:use-optimal-column-width="false"/>
    </style:style>
    <style:style style:name="Table1605" style:family="table">
      <style:table-properties style:width="6.6979in" fo:margin-left="0in" table:align="left"/>
    </style:style>
    <style:style style:name="TableRow1608" style:family="table-row">
      <style:table-row-properties style:use-optimal-row-height="false" fo:keep-together="always"/>
    </style:style>
    <style:style style:name="TableCell1609" style:family="table-cell">
      <style:table-cell-properties fo:border="0.0034in solid #B2B2B2" fo:background-color="#DDDDDD" style:writing-mode="lr-tb" fo:padding-top="0.0381in" fo:padding-left="0.0381in" fo:padding-bottom="0.0381in" fo:padding-right="0.0381in"/>
    </style:style>
    <style:style style:name="P1610" style:parent-style-name="TableContents" style:family="paragraph">
      <style:paragraph-properties fo:text-align="center"/>
      <style:text-properties fo:font-weight="bold" style:font-weight-asian="bold" style:font-weight-complex="bold"/>
    </style:style>
    <style:style style:name="TableRow1611" style:family="table-row">
      <style:table-row-properties style:use-optimal-row-height="false" fo:keep-together="always"/>
    </style:style>
    <style:style style:name="TableCell161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613" style:parent-style-name="Textbody" style:family="paragraph">
      <style:paragraph-properties fo:text-align="justify" fo:margin-bottom="0in"/>
    </style:style>
    <style:style style:name="T1614" style:parent-style-name="Policepardéfaut" style:family="text">
      <style:text-properties fo:font-size="11pt" style:font-size-asian="11pt" style:font-size-complex="11pt"/>
    </style:style>
    <style:style style:name="T1615" style:parent-style-name="Policepardéfaut" style:family="text">
      <style:text-properties style:text-position="super 63.6%" fo:font-size="11pt" style:font-size-asian="11pt" style:font-size-complex="11pt"/>
    </style:style>
    <style:style style:name="T1616" style:parent-style-name="Policepardéfaut" style:family="text">
      <style:text-properties fo:font-size="11pt" style:font-size-asian="11pt" style:font-size-complex="11pt"/>
    </style:style>
    <style:style style:name="T1617" style:parent-style-name="Policepardéfaut" style:family="text">
      <style:text-properties style:text-position="super 63.6%" fo:font-size="11pt" style:font-size-asian="11pt" style:font-size-complex="11pt"/>
    </style:style>
    <style:style style:name="T1618" style:parent-style-name="Policepardéfaut" style:family="text">
      <style:text-properties fo:font-size="11pt" style:font-size-asian="11pt" style:font-size-complex="11pt"/>
    </style:style>
    <style:style style:name="T1619" style:parent-style-name="Policepardéfaut" style:family="text">
      <style:text-properties fo:font-size="11pt" style:font-size-asian="11pt" style:font-size-complex="11pt"/>
    </style:style>
    <style:style style:name="T1620" style:parent-style-name="Policepardéfaut" style:family="text">
      <style:text-properties style:text-position="super 63.6%" fo:font-size="11pt" style:font-size-asian="11pt" style:font-size-complex="11pt"/>
    </style:style>
    <style:style style:name="T1621" style:parent-style-name="Policepardéfaut" style:family="text">
      <style:text-properties fo:font-size="11pt" style:font-size-asian="11pt" style:font-size-complex="11pt"/>
    </style:style>
    <style:style style:name="P1622" style:parent-style-name="Textbody" style:family="paragraph">
      <style:paragraph-properties fo:text-align="justify" fo:margin-bottom="0.0784in"/>
      <style:text-properties fo:font-size="11pt" style:font-size-asian="11pt" style:font-size-complex="11pt"/>
    </style:style>
    <style:style style:name="TableColumn1624" style:family="table-column">
      <style:table-column-properties style:column-width="1.1638in" style:use-optimal-column-width="false"/>
    </style:style>
    <style:style style:name="TableColumn1625" style:family="table-column">
      <style:table-column-properties style:column-width="1.2166in" style:use-optimal-column-width="false"/>
    </style:style>
    <style:style style:name="TableColumn1626" style:family="table-column">
      <style:table-column-properties style:column-width="0.8798in" style:use-optimal-column-width="false"/>
    </style:style>
    <style:style style:name="TableColumn1627" style:family="table-column">
      <style:table-column-properties style:column-width="0.8729in" style:use-optimal-column-width="false"/>
    </style:style>
    <style:style style:name="TableColumn1628" style:family="table-column">
      <style:table-column-properties style:column-width="0.4145in" style:use-optimal-column-width="false"/>
    </style:style>
    <style:style style:name="TableColumn1629" style:family="table-column">
      <style:table-column-properties style:column-width="0.4006in" style:use-optimal-column-width="false"/>
    </style:style>
    <style:style style:name="TableColumn1630" style:family="table-column">
      <style:table-column-properties style:column-width="0.434in" style:use-optimal-column-width="false"/>
    </style:style>
    <style:style style:name="TableColumn1631" style:family="table-column">
      <style:table-column-properties style:column-width="0.4076in" style:use-optimal-column-width="false"/>
    </style:style>
    <style:style style:name="TableColumn1632" style:family="table-column">
      <style:table-column-properties style:column-width="0.4263in" style:use-optimal-column-width="false"/>
    </style:style>
    <style:style style:name="TableColumn1633" style:family="table-column">
      <style:table-column-properties style:column-width="0.4048in" style:use-optimal-column-width="false"/>
    </style:style>
    <style:style style:name="Table1623" style:family="table">
      <style:table-properties style:width="6.6215in" fo:margin-left="0in" table:align="left"/>
    </style:style>
    <style:style style:name="TableRow1634" style:family="table-row">
      <style:table-row-properties style:use-optimal-row-height="false" fo:keep-together="always"/>
    </style:style>
    <style:style style:name="TableCell163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63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63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63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639" style:family="table-cell">
      <style:table-cell-properties fo:border="0.0034in solid #B2B2B2" fo:background-color="#DDDDDD" style:writing-mode="lr-tb" fo:padding-top="0.0381in" fo:padding-left="0.0381in" fo:padding-bottom="0.0381in" fo:padding-right="0.0381in"/>
    </style:style>
    <style:style style:name="P164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641" style:family="table-row">
      <style:table-row-properties style:use-optimal-row-height="false" fo:keep-together="always"/>
    </style:style>
    <style:style style:name="TableCell164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43" style:parent-style-name="TableContents" style:family="paragraph">
      <style:paragraph-properties fo:text-align="center"/>
      <style:text-properties fo:font-size="11pt" style:font-size-asian="11pt" style:font-size-complex="11pt"/>
    </style:style>
    <style:style style:name="TableCell164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45" style:parent-style-name="TableContents" style:family="paragraph">
      <style:paragraph-properties fo:text-align="center"/>
      <style:text-properties fo:font-size="11pt" style:font-size-asian="11pt" style:font-size-complex="11pt"/>
    </style:style>
    <style:style style:name="TableCell164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47" style:parent-style-name="TableContents" style:family="paragraph">
      <style:paragraph-properties fo:text-align="center"/>
      <style:text-properties fo:font-size="11pt" style:font-size-asian="11pt" style:font-size-complex="11pt"/>
    </style:style>
    <style:style style:name="TableCell164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49" style:parent-style-name="TableContents" style:family="paragraph">
      <style:paragraph-properties fo:text-align="center"/>
      <style:text-properties fo:font-size="11pt" style:font-size-asian="11pt" style:font-size-complex="11pt"/>
    </style:style>
    <style:style style:name="TableCell165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51" style:parent-style-name="TableContents" style:family="paragraph">
      <style:paragraph-properties fo:text-align="center"/>
      <style:text-properties fo:font-size="11pt" style:font-size-asian="11pt" style:font-size-complex="11pt"/>
    </style:style>
    <style:style style:name="TableCell165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53" style:parent-style-name="TableContents" style:family="paragraph">
      <style:paragraph-properties fo:text-align="center"/>
      <style:text-properties fo:font-size="11pt" style:font-size-asian="11pt" style:font-size-complex="11pt"/>
    </style:style>
    <style:style style:name="TableCell165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55" style:parent-style-name="TableContents" style:family="paragraph">
      <style:paragraph-properties fo:text-align="center"/>
      <style:text-properties fo:font-size="11pt" style:font-size-asian="11pt" style:font-size-complex="11pt"/>
    </style:style>
    <style:style style:name="TableCell165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57" style:parent-style-name="TableContents" style:family="paragraph">
      <style:paragraph-properties fo:text-align="center"/>
      <style:text-properties fo:font-size="11pt" style:font-size-asian="11pt" style:font-size-complex="11pt"/>
    </style:style>
    <style:style style:name="TableCell165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659" style:parent-style-name="TableContents" style:family="paragraph">
      <style:paragraph-properties fo:text-align="center"/>
      <style:text-properties fo:font-size="11pt" style:font-size-asian="11pt" style:font-size-complex="11pt"/>
    </style:style>
    <style:style style:name="TableCell1660"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661" style:parent-style-name="TableContents" style:family="paragraph">
      <style:paragraph-properties fo:text-align="center"/>
      <style:text-properties fo:font-size="11pt" style:font-size-asian="11pt" style:font-size-complex="11pt"/>
    </style:style>
    <style:style style:name="TableRow1662" style:family="table-row">
      <style:table-row-properties style:use-optimal-row-height="false" fo:keep-together="always"/>
    </style:style>
    <style:style style:name="TableCell166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664" style:parent-style-name="TableContents" style:family="paragraph">
      <style:paragraph-properties fo:text-align="center"/>
      <style:text-properties style:font-name="FreeMono" fo:font-size="11pt" style:font-size-asian="11pt" style:font-size-complex="11pt"/>
    </style:style>
    <style:style style:name="TableCell166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666" style:parent-style-name="TableContents" style:family="paragraph">
      <style:paragraph-properties fo:text-align="center"/>
      <style:text-properties style:font-name="FreeMono" fo:font-size="11pt" style:font-size-asian="11pt" style:font-size-complex="11pt"/>
    </style:style>
    <style:style style:name="TableCell166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668" style:parent-style-name="TableContents" style:family="paragraph">
      <style:paragraph-properties fo:text-align="center"/>
      <style:text-properties style:font-name="FreeMono" fo:font-size="11pt" style:font-size-asian="11pt" style:font-size-complex="11pt"/>
    </style:style>
    <style:style style:name="TableCell166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670" style:parent-style-name="TableContents" style:family="paragraph">
      <style:paragraph-properties fo:text-align="center"/>
      <style:text-properties style:font-name="FreeMono" fo:font-size="11pt" style:font-size-asian="11pt" style:font-size-complex="11pt"/>
    </style:style>
    <style:style style:name="TableCell167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672" style:parent-style-name="TableContents" style:family="paragraph">
      <style:paragraph-properties fo:text-align="center"/>
      <style:text-properties style:font-name="FreeMono" fo:font-size="11pt" style:font-size-asian="11pt" style:font-size-complex="11pt"/>
    </style:style>
    <style:style style:name="P1673" style:parent-style-name="Textbody" style:family="paragraph">
      <style:paragraph-properties fo:margin-top="0.0784in" fo:margin-bottom="0in"/>
      <style:text-properties fo:font-size="11pt" style:font-size-asian="11pt" style:font-size-complex="11pt"/>
    </style:style>
    <style:style style:name="P1674" style:parent-style-name="Textbody" style:family="paragraph">
      <style:paragraph-properties fo:margin-bottom="0in"/>
    </style:style>
    <style:style style:name="T1675" style:parent-style-name="Policepardéfaut" style:family="text">
      <style:text-properties fo:font-size="11pt" style:font-size-asian="11pt" style:font-size-complex="11pt"/>
    </style:style>
    <style:style style:name="T1676" style:parent-style-name="Policepardéfaut" style:family="text">
      <style:text-properties style:font-name="FreeMono" fo:font-size="11pt" style:font-size-asian="11pt" style:font-size-complex="11pt"/>
    </style:style>
    <style:style style:name="T1677" style:parent-style-name="Policepardéfaut" style:family="text">
      <style:text-properties fo:font-size="11pt" style:font-size-asian="11pt" style:font-size-complex="11pt"/>
    </style:style>
    <style:style style:name="P1678" style:parent-style-name="Textbody" style:family="paragraph">
      <style:paragraph-properties fo:margin-bottom="0in"/>
    </style:style>
    <style:style style:name="T1679" style:parent-style-name="Policepardéfaut" style:family="text">
      <style:text-properties fo:font-size="11pt" style:font-size-asian="11pt" style:font-size-complex="11pt"/>
    </style:style>
    <style:style style:name="T1680" style:parent-style-name="Policepardéfaut" style:family="text">
      <style:text-properties style:font-name="FreeMono" fo:font-size="11pt" style:font-size-asian="11pt" style:font-size-complex="11pt"/>
    </style:style>
    <style:style style:name="T1681" style:parent-style-name="Policepardéfaut" style:family="text">
      <style:text-properties fo:font-size="11pt" style:font-size-asian="11pt" style:font-size-complex="11pt"/>
    </style:style>
    <style:style style:name="T1682" style:parent-style-name="Policepardéfaut" style:family="text">
      <style:text-properties style:font-name="FreeMono" fo:font-size="11pt" style:font-size-asian="11pt" style:font-size-complex="11pt"/>
    </style:style>
    <style:style style:name="T1683" style:parent-style-name="Policepardéfaut" style:family="text">
      <style:text-properties fo:font-size="11pt" style:font-size-asian="11pt" style:font-size-complex="11pt"/>
    </style:style>
    <style:style style:name="T1684" style:parent-style-name="Policepardéfaut" style:family="text">
      <style:text-properties style:font-name="FreeMono" fo:font-size="11pt" style:font-size-asian="11pt" style:font-size-complex="11pt"/>
    </style:style>
    <style:style style:name="T1685" style:parent-style-name="Policepardéfaut" style:family="text">
      <style:text-properties fo:font-size="11pt" style:font-size-asian="11pt" style:font-size-complex="11pt"/>
    </style:style>
    <style:style style:name="P1686" style:parent-style-name="Textbody" style:family="paragraph">
      <style:paragraph-properties fo:margin-bottom="0in"/>
    </style:style>
    <style:style style:name="T1687" style:parent-style-name="Policepardéfaut" style:family="text">
      <style:text-properties fo:font-size="11pt" style:font-size-asian="11pt" style:font-size-complex="11pt"/>
    </style:style>
    <style:style style:name="T1688" style:parent-style-name="Policepardéfaut" style:family="text">
      <style:text-properties style:font-name="FreeMono" fo:font-size="11pt" style:font-size-asian="11pt" style:font-size-complex="11pt"/>
    </style:style>
    <style:style style:name="T1689" style:parent-style-name="Policepardéfaut" style:family="text">
      <style:text-properties fo:font-size="11pt" style:font-size-asian="11pt" style:font-size-complex="11pt"/>
    </style:style>
    <style:style style:name="T1690" style:parent-style-name="Policepardéfaut" style:family="text">
      <style:text-properties style:font-name="FreeMono" fo:font-size="11pt" style:font-size-asian="11pt" style:font-size-complex="11pt"/>
    </style:style>
    <style:style style:name="T1691" style:parent-style-name="Policepardéfaut" style:family="text">
      <style:text-properties fo:font-size="11pt" style:font-size-asian="11pt" style:font-size-complex="11pt"/>
    </style:style>
    <style:style style:name="T1692" style:parent-style-name="Policepardéfaut" style:family="text">
      <style:text-properties style:font-name="FreeMono" fo:font-size="11pt" style:font-size-asian="11pt" style:font-size-complex="11pt"/>
    </style:style>
    <style:style style:name="T1693" style:parent-style-name="Policepardéfaut" style:family="text">
      <style:text-properties fo:font-size="11pt" style:font-size-asian="11pt" style:font-size-complex="11pt"/>
    </style:style>
    <style:style style:name="P1694" style:parent-style-name="Textbody" style:family="paragraph">
      <style:paragraph-properties fo:margin-top="0.0784in" fo:margin-bottom="0in"/>
    </style:style>
    <style:style style:name="T1695" style:parent-style-name="Policepardéfaut" style:family="text">
      <style:text-properties fo:font-size="11pt" style:font-size-asian="11pt" style:font-size-complex="11pt"/>
    </style:style>
    <style:style style:name="T1696" style:parent-style-name="Policepardéfaut" style:family="text">
      <style:text-properties style:text-position="super 63.6%" fo:font-size="11pt" style:font-size-asian="11pt" style:font-size-complex="11pt"/>
    </style:style>
    <style:style style:name="T1697" style:parent-style-name="Policepardéfaut" style:family="text">
      <style:text-properties fo:font-size="11pt" style:font-size-asian="11pt" style:font-size-complex="11pt"/>
    </style:style>
    <style:style style:name="TableRow1698" style:family="table-row">
      <style:table-row-properties style:use-optimal-row-height="false" fo:keep-together="always"/>
    </style:style>
    <style:style style:name="TableCell169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700" style:parent-style-name="Policepardéfaut" style:family="text">
      <style:text-properties style:font-name="FreeMono" fo:font-size="11pt" style:font-size-asian="11pt" style:font-size-complex="11pt"/>
    </style:style>
    <style:style style:name="T1701" style:parent-style-name="Policepardéfaut" style:family="text">
      <style:text-properties fo:font-size="11pt" style:font-size-asian="11pt" style:font-size-complex="11pt"/>
    </style:style>
    <style:style style:name="TableCell170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703" style:parent-style-name="TableContents" style:family="paragraph">
      <style:text-properties fo:font-size="11pt" style:font-size-asian="11pt" style:font-size-complex="11pt"/>
    </style:style>
    <style:style style:name="TableRow1704" style:family="table-row">
      <style:table-row-properties style:use-optimal-row-height="false" fo:keep-together="always"/>
    </style:style>
    <style:style style:name="TableCell170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06" style:parent-style-name="TableContents" style:family="paragraph">
      <style:text-properties fo:font-size="11pt" style:font-size-asian="11pt" style:font-size-complex="11pt"/>
    </style:style>
    <style:style style:name="TableCell170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708" style:parent-style-name="TableContents" style:family="paragraph">
      <style:text-properties fo:font-size="11pt" style:font-size-asian="11pt" style:font-size-complex="11pt"/>
    </style:style>
    <style:style style:name="TableRow1709" style:family="table-row">
      <style:table-row-properties style:use-optimal-row-height="false" fo:keep-together="always"/>
    </style:style>
    <style:style style:name="TableCell171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711" style:parent-style-name="Policepardéfaut" style:family="text">
      <style:text-properties fo:font-size="11pt" style:font-size-asian="11pt" style:font-size-complex="11pt"/>
    </style:style>
    <style:style style:name="T1712" style:parent-style-name="Policepardéfaut" style:family="text">
      <style:text-properties fo:font-style="italic" style:font-style-asian="italic" style:font-style-complex="italic" fo:font-size="11pt" style:font-size-asian="11pt" style:font-size-complex="11pt"/>
    </style:style>
    <style:style style:name="T1713" style:parent-style-name="Policepardéfaut" style:family="text">
      <style:text-properties fo:font-size="11pt" style:font-size-asian="11pt" style:font-size-complex="11pt"/>
    </style:style>
    <style:style style:name="TableCell171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715" style:parent-style-name="TableContents" style:family="paragraph">
      <style:text-properties fo:font-size="11pt" style:font-size-asian="11pt" style:font-size-complex="11pt"/>
    </style:style>
    <style:style style:name="TableRow1716" style:family="table-row">
      <style:table-row-properties style:use-optimal-row-height="false" fo:keep-together="always"/>
    </style:style>
    <style:style style:name="TableCell171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18" style:parent-style-name="TableContents" style:family="paragraph">
      <style:text-properties fo:font-size="11pt" style:font-size-asian="11pt" style:font-size-complex="11pt"/>
    </style:style>
    <style:style style:name="TableCell171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720" style:parent-style-name="TableContents" style:family="paragraph">
      <style:text-properties fo:font-size="11pt" style:font-size-asian="11pt" style:font-size-complex="11pt"/>
    </style:style>
    <style:style style:name="TableColumn1722" style:family="table-column">
      <style:table-column-properties style:column-width="1.5312in" style:use-optimal-column-width="false"/>
    </style:style>
    <style:style style:name="TableColumn1723" style:family="table-column">
      <style:table-column-properties style:column-width="5.1666in" style:use-optimal-column-width="false"/>
    </style:style>
    <style:style style:name="Table1721" style:family="table">
      <style:table-properties style:width="6.6979in" fo:margin-left="0in" table:align="left"/>
    </style:style>
    <style:style style:name="TableRow1724" style:family="table-row">
      <style:table-row-properties style:use-optimal-row-height="false" fo:keep-together="always"/>
    </style:style>
    <style:style style:name="TableCell1725" style:family="table-cell">
      <style:table-cell-properties fo:border="0.0034in solid #B2B2B2" fo:background-color="#DDDDDD" style:writing-mode="lr-tb" fo:padding-top="0.0381in" fo:padding-left="0.0381in" fo:padding-bottom="0.0381in" fo:padding-right="0.0381in"/>
    </style:style>
    <style:style style:name="P1726" style:parent-style-name="TableContents" style:family="paragraph">
      <style:paragraph-properties fo:text-align="center"/>
      <style:text-properties fo:font-weight="bold" style:font-weight-asian="bold" style:font-weight-complex="bold"/>
    </style:style>
    <style:style style:name="TableRow1727" style:family="table-row">
      <style:table-row-properties style:use-optimal-row-height="false" fo:keep-together="always"/>
    </style:style>
    <style:style style:name="TableCell172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729" style:parent-style-name="Textbody" style:family="paragraph">
      <style:paragraph-properties fo:text-align="justify" fo:margin-bottom="0in"/>
      <style:text-properties fo:font-size="11pt" style:font-size-asian="11pt" style:font-size-complex="11pt"/>
    </style:style>
    <style:style style:name="P1730" style:parent-style-name="Textbody" style:family="paragraph">
      <style:paragraph-properties fo:text-align="justify" fo:margin-bottom="0.0784in"/>
      <style:text-properties fo:font-size="11pt" style:font-size-asian="11pt" style:font-size-complex="11pt"/>
    </style:style>
    <style:style style:name="TableColumn1732" style:family="table-column">
      <style:table-column-properties style:column-width="0.9437in" style:use-optimal-column-width="false"/>
    </style:style>
    <style:style style:name="TableColumn1733" style:family="table-column">
      <style:table-column-properties style:column-width="0.9833in" style:use-optimal-column-width="false"/>
    </style:style>
    <style:style style:name="TableColumn1734" style:family="table-column">
      <style:table-column-properties style:column-width="1.1069in" style:use-optimal-column-width="false"/>
    </style:style>
    <style:style style:name="TableColumn1735" style:family="table-column">
      <style:table-column-properties style:column-width="0.7826in" style:use-optimal-column-width="false"/>
    </style:style>
    <style:style style:name="TableColumn1736" style:family="table-column">
      <style:table-column-properties style:column-width="0.7895in" style:use-optimal-column-width="false"/>
    </style:style>
    <style:style style:name="TableColumn1737" style:family="table-column">
      <style:table-column-properties style:column-width="0.5493in" style:use-optimal-column-width="false"/>
    </style:style>
    <style:style style:name="TableColumn1738" style:family="table-column">
      <style:table-column-properties style:column-width="0.5111in" style:use-optimal-column-width="false"/>
    </style:style>
    <style:style style:name="TableColumn1739" style:family="table-column">
      <style:table-column-properties style:column-width="0.2395in" style:use-optimal-column-width="false"/>
    </style:style>
    <style:style style:name="TableColumn1740" style:family="table-column">
      <style:table-column-properties style:column-width="0.2333in" style:use-optimal-column-width="false"/>
    </style:style>
    <style:style style:name="TableColumn1741" style:family="table-column">
      <style:table-column-properties style:column-width="0.2388in" style:use-optimal-column-width="false"/>
    </style:style>
    <style:style style:name="TableColumn1742" style:family="table-column">
      <style:table-column-properties style:column-width="0.243in" style:use-optimal-column-width="false"/>
    </style:style>
    <style:style style:name="Table1731" style:family="table">
      <style:table-properties style:width="6.6215in" fo:margin-left="0in" table:align="left"/>
    </style:style>
    <style:style style:name="TableRow1743" style:family="table-row">
      <style:table-row-properties style:use-optimal-row-height="false" fo:keep-together="always"/>
    </style:style>
    <style:style style:name="TableCell1744"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74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74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74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74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74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750" style:family="table-cell">
      <style:table-cell-properties fo:border="0.0034in solid #B2B2B2" fo:background-color="#DDDDDD" style:writing-mode="lr-tb" fo:padding-top="0.0381in" fo:padding-left="0.0381in" fo:padding-bottom="0.0381in" fo:padding-right="0.0381in"/>
    </style:style>
    <style:style style:name="P175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752" style:family="table-row">
      <style:table-row-properties style:use-optimal-row-height="false" fo:keep-together="always"/>
    </style:style>
    <style:style style:name="TableCell175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54" style:parent-style-name="TableContents" style:family="paragraph">
      <style:paragraph-properties fo:text-align="center"/>
      <style:text-properties fo:font-size="11pt" style:font-size-asian="11pt" style:font-size-complex="11pt"/>
    </style:style>
    <style:style style:name="TableCell175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56" style:parent-style-name="TableContents" style:family="paragraph">
      <style:paragraph-properties fo:text-align="center"/>
      <style:text-properties fo:font-size="11pt" style:font-size-asian="11pt" style:font-size-complex="11pt"/>
    </style:style>
    <style:style style:name="TableCell175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58" style:parent-style-name="TableContents" style:family="paragraph">
      <style:paragraph-properties fo:text-align="center"/>
      <style:text-properties fo:font-size="11pt" style:font-size-asian="11pt" style:font-size-complex="11pt"/>
    </style:style>
    <style:style style:name="TableCell175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60" style:parent-style-name="TableContents" style:family="paragraph">
      <style:paragraph-properties fo:text-align="center"/>
      <style:text-properties fo:font-size="11pt" style:font-size-asian="11pt" style:font-size-complex="11pt"/>
    </style:style>
    <style:style style:name="TableCell176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62" style:parent-style-name="TableContents" style:family="paragraph">
      <style:paragraph-properties fo:text-align="center"/>
      <style:text-properties fo:font-size="11pt" style:font-size-asian="11pt" style:font-size-complex="11pt"/>
    </style:style>
    <style:style style:name="TableCell176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64" style:parent-style-name="TableContents" style:family="paragraph">
      <style:paragraph-properties fo:text-align="center"/>
      <style:text-properties fo:font-size="11pt" style:font-size-asian="11pt" style:font-size-complex="11pt"/>
    </style:style>
    <style:style style:name="TableCell176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66" style:parent-style-name="TableContents" style:family="paragraph">
      <style:paragraph-properties fo:text-align="center"/>
      <style:text-properties fo:font-size="11pt" style:font-size-asian="11pt" style:font-size-complex="11pt"/>
    </style:style>
    <style:style style:name="TableCell176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68" style:parent-style-name="TableContents" style:family="paragraph">
      <style:paragraph-properties fo:text-align="center"/>
      <style:text-properties fo:font-size="11pt" style:font-size-asian="11pt" style:font-size-complex="11pt"/>
    </style:style>
    <style:style style:name="TableCell176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70" style:parent-style-name="TableContents" style:family="paragraph">
      <style:paragraph-properties fo:text-align="center"/>
      <style:text-properties fo:font-size="11pt" style:font-size-asian="11pt" style:font-size-complex="11pt"/>
    </style:style>
    <style:style style:name="TableCell177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772" style:parent-style-name="TableContents" style:family="paragraph">
      <style:paragraph-properties fo:text-align="center"/>
      <style:text-properties fo:font-size="11pt" style:font-size-asian="11pt" style:font-size-complex="11pt"/>
    </style:style>
    <style:style style:name="TableCell1773"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774" style:parent-style-name="TableContents" style:family="paragraph">
      <style:paragraph-properties fo:text-align="center"/>
      <style:text-properties fo:font-size="11pt" style:font-size-asian="11pt" style:font-size-complex="11pt"/>
    </style:style>
    <style:style style:name="TableRow1775" style:family="table-row">
      <style:table-row-properties style:use-optimal-row-height="false" fo:keep-together="always"/>
    </style:style>
    <style:style style:name="TableCell177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77" style:parent-style-name="TableContents" style:family="paragraph">
      <style:paragraph-properties fo:text-align="center"/>
      <style:text-properties style:font-name="FreeMono" fo:font-size="11pt" style:font-size-asian="11pt" style:font-size-complex="11pt"/>
    </style:style>
    <style:style style:name="TableCell177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79" style:parent-style-name="TableContents" style:family="paragraph">
      <style:paragraph-properties fo:text-align="center"/>
      <style:text-properties style:font-name="FreeMono" fo:font-size="11pt" style:font-size-asian="11pt" style:font-size-complex="11pt"/>
    </style:style>
    <style:style style:name="TableCell178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81" style:parent-style-name="TableContents" style:family="paragraph">
      <style:paragraph-properties fo:text-align="center"/>
      <style:text-properties style:font-name="FreeMono" fo:font-size="11pt" style:font-size-asian="11pt" style:font-size-complex="11pt"/>
    </style:style>
    <style:style style:name="TableCell178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83" style:parent-style-name="TableContents" style:family="paragraph">
      <style:paragraph-properties fo:text-align="center"/>
      <style:text-properties style:font-name="FreeMono" fo:font-size="11pt" style:font-size-asian="11pt" style:font-size-complex="11pt"/>
    </style:style>
    <style:style style:name="TableCell178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85" style:parent-style-name="TableContents" style:family="paragraph">
      <style:paragraph-properties fo:text-align="center"/>
      <style:text-properties style:font-name="FreeMono" fo:font-size="11pt" style:font-size-asian="11pt" style:font-size-complex="11pt"/>
    </style:style>
    <style:style style:name="TableCell178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87" style:parent-style-name="TableContents" style:family="paragraph">
      <style:paragraph-properties fo:text-align="center"/>
      <style:text-properties style:font-name="FreeMono" fo:font-size="11pt" style:font-size-asian="11pt" style:font-size-complex="11pt"/>
    </style:style>
    <style:style style:name="TableCell178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789" style:parent-style-name="TableContents" style:family="paragraph">
      <style:paragraph-properties fo:text-align="center"/>
      <style:text-properties style:font-name="FreeMono" fo:font-size="11pt" style:font-size-asian="11pt" style:font-size-complex="11pt"/>
    </style:style>
    <style:style style:name="TableCell179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791" style:parent-style-name="TableContents" style:family="paragraph">
      <style:paragraph-properties fo:text-align="center"/>
      <style:text-properties style:font-name="FreeMono" fo:font-size="11pt" style:font-size-asian="11pt" style:font-size-complex="11pt"/>
    </style:style>
    <style:style style:name="P1792" style:parent-style-name="Textbody" style:family="paragraph">
      <style:paragraph-properties fo:margin-top="0.0784in" fo:margin-bottom="0in"/>
      <style:text-properties fo:font-size="11pt" style:font-size-asian="11pt" style:font-size-complex="11pt"/>
    </style:style>
    <style:style style:name="P1793" style:parent-style-name="Textbody" style:family="paragraph">
      <style:paragraph-properties fo:margin-bottom="0in"/>
    </style:style>
    <style:style style:name="T1794" style:parent-style-name="Policepardéfaut" style:family="text">
      <style:text-properties fo:font-size="11pt" style:font-size-asian="11pt" style:font-size-complex="11pt"/>
    </style:style>
    <style:style style:name="T1795" style:parent-style-name="Policepardéfaut" style:family="text">
      <style:text-properties style:font-name="FreeMono" fo:font-size="11pt" style:font-size-asian="11pt" style:font-size-complex="11pt"/>
    </style:style>
    <style:style style:name="T1796" style:parent-style-name="Policepardéfaut" style:family="text">
      <style:text-properties fo:font-size="11pt" style:font-size-asian="11pt" style:font-size-complex="11pt"/>
    </style:style>
    <style:style style:name="P1797" style:parent-style-name="Textbody" style:family="paragraph">
      <style:paragraph-properties fo:margin-bottom="0in"/>
    </style:style>
    <style:style style:name="T1798" style:parent-style-name="Policepardéfaut" style:family="text">
      <style:text-properties fo:font-size="11pt" style:font-size-asian="11pt" style:font-size-complex="11pt"/>
    </style:style>
    <style:style style:name="T1799" style:parent-style-name="Policepardéfaut" style:family="text">
      <style:text-properties style:font-name="FreeMono" fo:font-size="11pt" style:font-size-asian="11pt" style:font-size-complex="11pt"/>
    </style:style>
    <style:style style:name="T1800" style:parent-style-name="Policepardéfaut" style:family="text">
      <style:text-properties fo:font-size="11pt" style:font-size-asian="11pt" style:font-size-complex="11pt"/>
    </style:style>
    <style:style style:name="T1801" style:parent-style-name="Policepardéfaut" style:family="text">
      <style:text-properties style:font-name="FreeMono" fo:font-size="11pt" style:font-size-asian="11pt" style:font-size-complex="11pt"/>
    </style:style>
    <style:style style:name="T1802" style:parent-style-name="Policepardéfaut" style:family="text">
      <style:text-properties fo:font-size="11pt" style:font-size-asian="11pt" style:font-size-complex="11pt"/>
    </style:style>
    <style:style style:name="T1803" style:parent-style-name="Policepardéfaut" style:family="text">
      <style:text-properties style:font-name="FreeMono" fo:font-size="11pt" style:font-size-asian="11pt" style:font-size-complex="11pt"/>
    </style:style>
    <style:style style:name="T1804" style:parent-style-name="Policepardéfaut" style:family="text">
      <style:text-properties fo:font-size="11pt" style:font-size-asian="11pt" style:font-size-complex="11pt"/>
    </style:style>
    <style:style style:name="P1805" style:parent-style-name="Textbody" style:family="paragraph">
      <style:paragraph-properties fo:margin-bottom="0in"/>
    </style:style>
    <style:style style:name="T1806" style:parent-style-name="Policepardéfaut" style:family="text">
      <style:text-properties fo:font-size="11pt" style:font-size-asian="11pt" style:font-size-complex="11pt"/>
    </style:style>
    <style:style style:name="T1807" style:parent-style-name="Policepardéfaut" style:family="text">
      <style:text-properties style:font-name="FreeMono" fo:font-size="11pt" style:font-size-asian="11pt" style:font-size-complex="11pt"/>
    </style:style>
    <style:style style:name="T1808" style:parent-style-name="Policepardéfaut" style:family="text">
      <style:text-properties fo:font-size="11pt" style:font-size-asian="11pt" style:font-size-complex="11pt"/>
    </style:style>
    <style:style style:name="T1809" style:parent-style-name="Policepardéfaut" style:family="text">
      <style:text-properties style:font-name="FreeMono" fo:font-size="11pt" style:font-size-asian="11pt" style:font-size-complex="11pt"/>
    </style:style>
    <style:style style:name="T1810" style:parent-style-name="Policepardéfaut" style:family="text">
      <style:text-properties fo:font-size="11pt" style:font-size-asian="11pt" style:font-size-complex="11pt"/>
    </style:style>
    <style:style style:name="T1811" style:parent-style-name="Policepardéfaut" style:family="text">
      <style:text-properties style:font-name="FreeMono" fo:font-size="11pt" style:font-size-asian="11pt" style:font-size-complex="11pt"/>
    </style:style>
    <style:style style:name="T1812" style:parent-style-name="Policepardéfaut" style:family="text">
      <style:text-properties fo:font-size="11pt" style:font-size-asian="11pt" style:font-size-complex="11pt"/>
    </style:style>
    <style:style style:name="P1813" style:parent-style-name="Textbody" style:family="paragraph">
      <style:paragraph-properties fo:margin-bottom="0in"/>
    </style:style>
    <style:style style:name="T1814" style:parent-style-name="Policepardéfaut" style:family="text">
      <style:text-properties fo:font-size="11pt" style:font-size-asian="11pt" style:font-size-complex="11pt"/>
    </style:style>
    <style:style style:name="T1815" style:parent-style-name="Policepardéfaut" style:family="text">
      <style:text-properties style:font-name="FreeMono" fo:font-size="11pt" style:font-size-asian="11pt" style:font-size-complex="11pt"/>
    </style:style>
    <style:style style:name="T1816" style:parent-style-name="Policepardéfaut" style:family="text">
      <style:text-properties fo:font-size="11pt" style:font-size-asian="11pt" style:font-size-complex="11pt"/>
    </style:style>
    <style:style style:name="T1817" style:parent-style-name="Policepardéfaut" style:family="text">
      <style:text-properties style:font-name="FreeMono" fo:font-size="11pt" style:font-size-asian="11pt" style:font-size-complex="11pt"/>
    </style:style>
    <style:style style:name="T1818" style:parent-style-name="Policepardéfaut" style:family="text">
      <style:text-properties fo:font-size="11pt" style:font-size-asian="11pt" style:font-size-complex="11pt"/>
    </style:style>
    <style:style style:name="T1819" style:parent-style-name="Policepardéfaut" style:family="text">
      <style:text-properties style:font-name="FreeMono" fo:font-size="11pt" style:font-size-asian="11pt" style:font-size-complex="11pt"/>
    </style:style>
    <style:style style:name="T1820" style:parent-style-name="Policepardéfaut" style:family="text">
      <style:text-properties fo:font-size="11pt" style:font-size-asian="11pt" style:font-size-complex="11pt"/>
    </style:style>
    <style:style style:name="P1821" style:parent-style-name="Textbody" style:family="paragraph">
      <style:paragraph-properties fo:margin-bottom="0in"/>
    </style:style>
    <style:style style:name="T1822" style:parent-style-name="Policepardéfaut" style:family="text">
      <style:text-properties fo:font-size="11pt" style:font-size-asian="11pt" style:font-size-complex="11pt"/>
    </style:style>
    <style:style style:name="T1823" style:parent-style-name="Policepardéfaut" style:family="text">
      <style:text-properties style:font-name="FreeMono" fo:font-size="11pt" style:font-size-asian="11pt" style:font-size-complex="11pt"/>
    </style:style>
    <style:style style:name="T1824" style:parent-style-name="Policepardéfaut" style:family="text">
      <style:text-properties fo:font-size="11pt" style:font-size-asian="11pt" style:font-size-complex="11pt"/>
    </style:style>
    <style:style style:name="T1825" style:parent-style-name="Policepardéfaut" style:family="text">
      <style:text-properties style:font-name="FreeMono" fo:font-size="11pt" style:font-size-asian="11pt" style:font-size-complex="11pt"/>
    </style:style>
    <style:style style:name="T1826" style:parent-style-name="Policepardéfaut" style:family="text">
      <style:text-properties fo:font-size="11pt" style:font-size-asian="11pt" style:font-size-complex="11pt"/>
    </style:style>
    <style:style style:name="T1827" style:parent-style-name="Policepardéfaut" style:family="text">
      <style:text-properties style:font-name="FreeMono" fo:font-size="11pt" style:font-size-asian="11pt" style:font-size-complex="11pt"/>
    </style:style>
    <style:style style:name="T1828" style:parent-style-name="Policepardéfaut" style:family="text">
      <style:text-properties fo:font-size="11pt" style:font-size-asian="11pt" style:font-size-complex="11pt"/>
    </style:style>
    <style:style style:name="P1829" style:parent-style-name="Textbody" style:family="paragraph">
      <style:paragraph-properties fo:margin-top="0.0784in" fo:margin-bottom="0in"/>
      <style:text-properties fo:font-size="11pt" style:font-size-asian="11pt" style:font-size-complex="11pt"/>
    </style:style>
    <style:style style:name="TableRow1830" style:family="table-row">
      <style:table-row-properties style:use-optimal-row-height="false" fo:keep-together="always"/>
    </style:style>
    <style:style style:name="TableCell183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832" style:parent-style-name="Policepardéfaut" style:family="text">
      <style:text-properties style:font-name="FreeMono" fo:font-size="11pt" style:font-size-asian="11pt" style:font-size-complex="11pt"/>
    </style:style>
    <style:style style:name="T1833" style:parent-style-name="Policepardéfaut" style:family="text">
      <style:text-properties fo:font-size="11pt" style:font-size-asian="11pt" style:font-size-complex="11pt"/>
    </style:style>
    <style:style style:name="TableCell183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835" style:parent-style-name="TableContents" style:family="paragraph">
      <style:text-properties fo:font-size="11pt" style:font-size-asian="11pt" style:font-size-complex="11pt"/>
    </style:style>
    <style:style style:name="TableRow1836" style:family="table-row">
      <style:table-row-properties style:use-optimal-row-height="false" fo:keep-together="always"/>
    </style:style>
    <style:style style:name="TableCell183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838" style:parent-style-name="TableContents" style:family="paragraph">
      <style:text-properties fo:font-size="11pt" style:font-size-asian="11pt" style:font-size-complex="11pt"/>
    </style:style>
    <style:style style:name="TableCell183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840" style:parent-style-name="TableContents" style:family="paragraph">
      <style:text-properties fo:font-size="11pt" style:font-size-asian="11pt" style:font-size-complex="11pt"/>
    </style:style>
    <style:style style:name="TableRow1841" style:family="table-row">
      <style:table-row-properties style:use-optimal-row-height="false" fo:keep-together="always"/>
    </style:style>
    <style:style style:name="TableCell184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843" style:parent-style-name="Policepardéfaut" style:family="text">
      <style:text-properties fo:font-size="11pt" style:font-size-asian="11pt" style:font-size-complex="11pt"/>
    </style:style>
    <style:style style:name="T1844" style:parent-style-name="Policepardéfaut" style:family="text">
      <style:text-properties fo:font-style="italic" style:font-style-asian="italic" style:font-style-complex="italic" fo:font-size="11pt" style:font-size-asian="11pt" style:font-size-complex="11pt"/>
    </style:style>
    <style:style style:name="T1845" style:parent-style-name="Policepardéfaut" style:family="text">
      <style:text-properties fo:font-size="11pt" style:font-size-asian="11pt" style:font-size-complex="11pt"/>
    </style:style>
    <style:style style:name="TableCell184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847" style:parent-style-name="TableContents" style:family="paragraph">
      <style:text-properties fo:font-size="11pt" style:font-size-asian="11pt" style:font-size-complex="11pt"/>
    </style:style>
    <style:style style:name="TableRow1848" style:family="table-row">
      <style:table-row-properties style:use-optimal-row-height="false" fo:keep-together="always"/>
    </style:style>
    <style:style style:name="TableCell184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850" style:parent-style-name="TableContents" style:family="paragraph">
      <style:text-properties fo:font-size="11pt" style:font-size-asian="11pt" style:font-size-complex="11pt"/>
    </style:style>
    <style:style style:name="TableCell185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852" style:parent-style-name="TableContents" style:family="paragraph">
      <style:text-properties fo:font-size="11pt" style:font-size-asian="11pt" style:font-size-complex="11pt"/>
    </style:style>
    <style:style style:name="TableColumn1854" style:family="table-column">
      <style:table-column-properties style:column-width="1.5312in" style:use-optimal-column-width="false"/>
    </style:style>
    <style:style style:name="TableColumn1855" style:family="table-column">
      <style:table-column-properties style:column-width="5.1666in" style:use-optimal-column-width="false"/>
    </style:style>
    <style:style style:name="Table1853" style:family="table">
      <style:table-properties style:width="6.6979in" fo:margin-left="0in" table:align="left"/>
    </style:style>
    <style:style style:name="TableRow1856" style:family="table-row">
      <style:table-row-properties style:use-optimal-row-height="false" fo:keep-together="always"/>
    </style:style>
    <style:style style:name="TableCell1857" style:family="table-cell">
      <style:table-cell-properties fo:border="0.0034in solid #B2B2B2" fo:background-color="#DDDDDD" style:writing-mode="lr-tb" fo:padding-top="0.0381in" fo:padding-left="0.0381in" fo:padding-bottom="0.0381in" fo:padding-right="0.0381in"/>
    </style:style>
    <style:style style:name="P1858" style:parent-style-name="TableContents" style:family="paragraph">
      <style:paragraph-properties fo:text-align="center"/>
      <style:text-properties fo:font-weight="bold" style:font-weight-asian="bold" style:font-weight-complex="bold"/>
    </style:style>
    <style:style style:name="TableRow1859" style:family="table-row">
      <style:table-row-properties style:use-optimal-row-height="false" fo:keep-together="always"/>
    </style:style>
    <style:style style:name="TableCell18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861" style:parent-style-name="Textbody" style:family="paragraph">
      <style:paragraph-properties fo:text-align="justify" fo:margin-bottom="0in"/>
      <style:text-properties fo:font-size="11pt" style:font-size-asian="11pt" style:font-size-complex="11pt"/>
    </style:style>
    <style:style style:name="P1862" style:parent-style-name="Textbody" style:family="paragraph">
      <style:paragraph-properties fo:text-align="justify" fo:margin-bottom="0in"/>
    </style:style>
    <style:style style:name="T1863" style:parent-style-name="Policepardéfaut" style:family="text">
      <style:text-properties fo:font-size="11pt" style:font-size-asian="11pt" style:font-size-complex="11pt"/>
    </style:style>
    <style:style style:name="T1864" style:parent-style-name="Policepardéfaut" style:family="text">
      <style:text-properties style:font-name="FreeMono" fo:font-size="11pt" style:font-size-asian="11pt" style:font-size-complex="11pt"/>
    </style:style>
    <style:style style:name="T1865" style:parent-style-name="Policepardéfaut" style:family="text">
      <style:text-properties fo:font-size="11pt" style:font-size-asian="11pt" style:font-size-complex="11pt"/>
    </style:style>
    <style:style style:name="T1866" style:parent-style-name="Policepardéfaut" style:family="text">
      <style:text-properties fo:font-size="11pt" style:font-size-asian="11pt" style:font-size-complex="11pt"/>
    </style:style>
    <style:style style:name="T1867" style:parent-style-name="Policepardéfaut" style:family="text">
      <style:text-properties style:font-name="FreeMono" fo:font-size="11pt" style:font-size-asian="11pt" style:font-size-complex="11pt"/>
    </style:style>
    <style:style style:name="T1868" style:parent-style-name="Policepardéfaut" style:family="text">
      <style:text-properties fo:font-size="11pt" style:font-size-asian="11pt" style:font-size-complex="11pt"/>
    </style:style>
    <style:style style:name="P1869" style:parent-style-name="Textbody" style:family="paragraph">
      <style:paragraph-properties fo:text-align="justify" fo:margin-bottom="0.0784in"/>
      <style:text-properties fo:font-size="11pt" style:font-size-asian="11pt" style:font-size-complex="11pt"/>
    </style:style>
    <style:style style:name="TableColumn1871" style:family="table-column">
      <style:table-column-properties style:column-width="0.5888in" style:use-optimal-column-width="false"/>
    </style:style>
    <style:style style:name="TableColumn1872" style:family="table-column">
      <style:table-column-properties style:column-width="0.6729in" style:use-optimal-column-width="false"/>
    </style:style>
    <style:style style:name="TableColumn1873" style:family="table-column">
      <style:table-column-properties style:column-width="0.8666in" style:use-optimal-column-width="false"/>
    </style:style>
    <style:style style:name="TableColumn1874" style:family="table-column">
      <style:table-column-properties style:column-width="0.9062in" style:use-optimal-column-width="false"/>
    </style:style>
    <style:style style:name="TableColumn1875" style:family="table-column">
      <style:table-column-properties style:column-width="3.5868in" style:use-optimal-column-width="false"/>
    </style:style>
    <style:style style:name="Table1870" style:family="table">
      <style:table-properties style:width="6.6215in" fo:margin-left="0in" table:align="left"/>
    </style:style>
    <style:style style:name="TableRow1876" style:family="table-row">
      <style:table-row-properties style:use-optimal-row-height="false" fo:keep-together="always"/>
    </style:style>
    <style:style style:name="TableCell187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87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879"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88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1881" style:family="table-cell">
      <style:table-cell-properties fo:border="0.0034in solid #B2B2B2" fo:background-color="#DDDDDD" style:writing-mode="lr-tb" fo:padding-top="0.0381in" fo:padding-left="0.0381in" fo:padding-bottom="0.0381in" fo:padding-right="0.0381in"/>
    </style:style>
    <style:style style:name="P188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883" style:family="table-row">
      <style:table-row-properties style:use-optimal-row-height="false" fo:keep-together="always"/>
    </style:style>
    <style:style style:name="TableCell188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85" style:parent-style-name="TableContents" style:family="paragraph">
      <style:paragraph-properties fo:text-align="center"/>
      <style:text-properties fo:font-size="11pt" style:font-size-asian="11pt" style:font-size-complex="11pt"/>
    </style:style>
    <style:style style:name="TableCell188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87" style:parent-style-name="TableContents" style:family="paragraph">
      <style:paragraph-properties fo:text-align="center"/>
      <style:text-properties fo:font-size="11pt" style:font-size-asian="11pt" style:font-size-complex="11pt"/>
    </style:style>
    <style:style style:name="TableCell188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89" style:parent-style-name="TableContents" style:family="paragraph">
      <style:paragraph-properties fo:text-align="center"/>
      <style:text-properties fo:font-size="11pt" style:font-size-asian="11pt" style:font-size-complex="11pt"/>
    </style:style>
    <style:style style:name="TableCell189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891" style:parent-style-name="TableContents" style:family="paragraph">
      <style:paragraph-properties fo:text-align="center"/>
      <style:text-properties fo:font-size="11pt" style:font-size-asian="11pt" style:font-size-complex="11pt"/>
    </style:style>
    <style:style style:name="TableCell1892"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893" style:parent-style-name="TableContents" style:family="paragraph">
      <style:paragraph-properties fo:text-align="center"/>
      <style:text-properties fo:font-size="11pt" style:font-size-asian="11pt" style:font-size-complex="11pt"/>
    </style:style>
    <style:style style:name="TableRow1894" style:family="table-row">
      <style:table-row-properties style:use-optimal-row-height="false" fo:keep-together="always"/>
    </style:style>
    <style:style style:name="TableCell189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896" style:parent-style-name="TableContents" style:family="paragraph">
      <style:paragraph-properties fo:text-align="center"/>
      <style:text-properties style:font-name="FreeMono" fo:font-size="11pt" style:font-size-asian="11pt" style:font-size-complex="11pt"/>
    </style:style>
    <style:style style:name="TableCell189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898" style:parent-style-name="TableContents" style:family="paragraph">
      <style:paragraph-properties fo:text-align="center"/>
      <style:text-properties style:font-name="FreeMono" fo:font-size="11pt" style:font-size-asian="11pt" style:font-size-complex="11pt"/>
    </style:style>
    <style:style style:name="TableCell189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900" style:parent-style-name="TableContents" style:family="paragraph">
      <style:paragraph-properties fo:text-align="center"/>
      <style:text-properties style:font-name="FreeMono" fo:font-size="11pt" style:font-size-asian="11pt" style:font-size-complex="11pt"/>
    </style:style>
    <style:style style:name="TableCell190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902" style:parent-style-name="TableContents" style:family="paragraph">
      <style:paragraph-properties fo:text-align="center"/>
      <style:text-properties style:font-name="FreeMono" fo:font-size="11pt" style:font-size-asian="11pt" style:font-size-complex="11pt"/>
    </style:style>
    <style:style style:name="TableCell19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904" style:parent-style-name="TableContents" style:family="paragraph">
      <style:paragraph-properties fo:text-align="center"/>
      <style:text-properties style:font-name="FreeMono" fo:font-size="11pt" style:font-size-asian="11pt" style:font-size-complex="11pt"/>
    </style:style>
    <style:style style:name="P1905" style:parent-style-name="Textbody" style:family="paragraph">
      <style:paragraph-properties fo:margin-top="0.0784in" fo:margin-bottom="0in"/>
      <style:text-properties fo:font-size="11pt" style:font-size-asian="11pt" style:font-size-complex="11pt"/>
    </style:style>
    <style:style style:name="P1906" style:parent-style-name="Textbody" style:family="paragraph">
      <style:paragraph-properties fo:margin-bottom="0in"/>
    </style:style>
    <style:style style:name="T1907" style:parent-style-name="Policepardéfaut" style:family="text">
      <style:text-properties style:font-name="FreeMono" fo:font-size="11pt" style:font-size-asian="11pt" style:font-size-complex="11pt"/>
    </style:style>
    <style:style style:name="T1908" style:parent-style-name="Policepardéfaut" style:family="text">
      <style:text-properties fo:font-size="11pt" style:font-size-asian="11pt" style:font-size-complex="11pt"/>
    </style:style>
    <style:style style:name="P1909" style:parent-style-name="Textbody" style:family="paragraph">
      <style:paragraph-properties fo:margin-bottom="0in"/>
    </style:style>
    <style:style style:name="T1910" style:parent-style-name="Policepardéfaut" style:family="text">
      <style:text-properties style:font-name="FreeMono" fo:font-size="11pt" style:font-size-asian="11pt" style:font-size-complex="11pt"/>
    </style:style>
    <style:style style:name="T1911" style:parent-style-name="Policepardéfaut" style:family="text">
      <style:text-properties fo:font-size="11pt" style:font-size-asian="11pt" style:font-size-complex="11pt"/>
    </style:style>
    <style:style style:name="T1912" style:parent-style-name="Policepardéfaut" style:family="text">
      <style:text-properties style:font-name="FreeMono" fo:font-size="11pt" style:font-size-asian="11pt" style:font-size-complex="11pt"/>
    </style:style>
    <style:style style:name="T1913" style:parent-style-name="Policepardéfaut" style:family="text">
      <style:text-properties fo:font-size="11pt" style:font-size-asian="11pt" style:font-size-complex="11pt"/>
    </style:style>
    <style:style style:name="P1914" style:parent-style-name="Textbody" style:family="paragraph">
      <style:paragraph-properties fo:margin-bottom="0in"/>
    </style:style>
    <style:style style:name="T1915" style:parent-style-name="Policepardéfaut" style:family="text">
      <style:text-properties style:font-name="FreeMono" fo:font-size="11pt" style:font-size-asian="11pt" style:font-size-complex="11pt"/>
    </style:style>
    <style:style style:name="T1916" style:parent-style-name="Policepardéfaut" style:family="text">
      <style:text-properties fo:font-size="11pt" style:font-size-asian="11pt" style:font-size-complex="11pt"/>
    </style:style>
    <style:style style:name="T1917" style:parent-style-name="Policepardéfaut" style:family="text">
      <style:text-properties fo:font-size="11pt" style:font-size-asian="11pt" style:font-size-complex="11pt"/>
    </style:style>
    <style:style style:name="T1918" style:parent-style-name="Policepardéfaut" style:family="text">
      <style:text-properties style:font-name="FreeMono" fo:font-size="11pt" style:font-size-asian="11pt" style:font-size-complex="11pt"/>
    </style:style>
    <style:style style:name="T1919" style:parent-style-name="Policepardéfaut" style:family="text">
      <style:text-properties fo:font-size="11pt" style:font-size-asian="11pt" style:font-size-complex="11pt"/>
    </style:style>
    <style:style style:name="P1920" style:parent-style-name="Textbody" style:family="paragraph">
      <style:paragraph-properties fo:margin-bottom="0in"/>
    </style:style>
    <style:style style:name="T1921" style:parent-style-name="Policepardéfaut" style:family="text">
      <style:text-properties style:font-name="FreeMono" fo:font-size="11pt" style:font-size-asian="11pt" style:font-size-complex="11pt"/>
    </style:style>
    <style:style style:name="T1922" style:parent-style-name="Policepardéfaut" style:family="text">
      <style:text-properties fo:font-size="11pt" style:font-size-asian="11pt" style:font-size-complex="11pt"/>
    </style:style>
    <style:style style:name="TableRow1923" style:family="table-row">
      <style:table-row-properties style:use-optimal-row-height="false" fo:keep-together="always"/>
    </style:style>
    <style:style style:name="TableCell192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925" style:parent-style-name="Policepardéfaut" style:family="text">
      <style:text-properties style:font-name="FreeMono" fo:font-size="11pt" style:font-size-asian="11pt" style:font-size-complex="11pt"/>
    </style:style>
    <style:style style:name="T1926" style:parent-style-name="Policepardéfaut" style:family="text">
      <style:text-properties fo:font-size="11pt" style:font-size-asian="11pt" style:font-size-complex="11pt"/>
    </style:style>
    <style:style style:name="TableCell192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928" style:parent-style-name="TableContents" style:family="paragraph">
      <style:text-properties fo:font-size="11pt" style:font-size-asian="11pt" style:font-size-complex="11pt"/>
    </style:style>
    <style:style style:name="TableRow1929" style:family="table-row">
      <style:table-row-properties style:use-optimal-row-height="false" fo:keep-together="always"/>
    </style:style>
    <style:style style:name="TableCell193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931" style:parent-style-name="TableContents" style:family="paragraph">
      <style:text-properties fo:font-size="11pt" style:font-size-asian="11pt" style:font-size-complex="11pt"/>
    </style:style>
    <style:style style:name="TableCell193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933" style:parent-style-name="TableContents" style:family="paragraph">
      <style:text-properties fo:font-size="11pt" style:font-size-asian="11pt" style:font-size-complex="11pt"/>
    </style:style>
    <style:style style:name="TableRow1934" style:family="table-row">
      <style:table-row-properties style:use-optimal-row-height="false" fo:keep-together="always"/>
    </style:style>
    <style:style style:name="TableCell193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1936" style:parent-style-name="Policepardéfaut" style:family="text">
      <style:text-properties fo:font-size="11pt" style:font-size-asian="11pt" style:font-size-complex="11pt"/>
    </style:style>
    <style:style style:name="T1937" style:parent-style-name="Policepardéfaut" style:family="text">
      <style:text-properties fo:font-style="italic" style:font-style-asian="italic" style:font-style-complex="italic" fo:font-size="11pt" style:font-size-asian="11pt" style:font-size-complex="11pt"/>
    </style:style>
    <style:style style:name="T1938" style:parent-style-name="Policepardéfaut" style:family="text">
      <style:text-properties fo:font-size="11pt" style:font-size-asian="11pt" style:font-size-complex="11pt"/>
    </style:style>
    <style:style style:name="TableCell193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940" style:parent-style-name="TableContents" style:family="paragraph">
      <style:text-properties fo:font-size="11pt" style:font-size-asian="11pt" style:font-size-complex="11pt"/>
    </style:style>
    <style:style style:name="TableRow1941" style:family="table-row">
      <style:table-row-properties style:use-optimal-row-height="false" fo:keep-together="always"/>
    </style:style>
    <style:style style:name="TableCell194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943" style:parent-style-name="TableContents" style:family="paragraph">
      <style:text-properties fo:font-size="11pt" style:font-size-asian="11pt" style:font-size-complex="11pt"/>
    </style:style>
    <style:style style:name="TableCell194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945" style:parent-style-name="TableContents" style:family="paragraph">
      <style:text-properties fo:font-size="11pt" style:font-size-asian="11pt" style:font-size-complex="11pt"/>
    </style:style>
    <style:style style:name="P1946" style:parent-style-name="Textbody" style:family="paragraph">
      <style:paragraph-properties fo:margin-top="0.0986in" fo:margin-bottom="0in"/>
    </style:style>
    <style:style style:name="P1947" style:parent-style-name="Textbody" style:family="paragraph">
      <style:paragraph-properties fo:margin-bottom="0in"/>
    </style:style>
    <style:style style:name="P1948" style:parent-style-name="Textbody" style:family="paragraph">
      <style:paragraph-properties fo:margin-bottom="0in"/>
    </style:style>
    <style:style style:name="P1949" style:parent-style-name="Textbody" style:family="paragraph">
      <style:paragraph-properties fo:margin-bottom="0in"/>
    </style:style>
    <style:style style:name="P1950" style:parent-style-name="Textbody" style:family="paragraph">
      <style:paragraph-properties fo:margin-bottom="0in"/>
    </style:style>
    <style:style style:name="P1951" style:parent-style-name="Textbody" style:family="paragraph">
      <style:paragraph-properties fo:margin-bottom="0in"/>
    </style:style>
    <style:style style:name="P1952" style:parent-style-name="Textbody" style:family="paragraph">
      <style:paragraph-properties fo:margin-bottom="0in"/>
    </style:style>
    <style:style style:name="P1953" style:parent-style-name="Textbody" style:family="paragraph">
      <style:paragraph-properties fo:margin-bottom="0in"/>
    </style:style>
    <style:style style:name="P1954" style:parent-style-name="Textbody" style:family="paragraph">
      <style:paragraph-properties fo:margin-bottom="0in"/>
    </style:style>
    <style:style style:name="P1955" style:parent-style-name="Textbody" style:family="paragraph">
      <style:paragraph-properties fo:margin-bottom="0in"/>
    </style:style>
    <style:style style:name="P1956" style:parent-style-name="Textbody" style:family="paragraph">
      <style:paragraph-properties fo:margin-bottom="0in"/>
    </style:style>
    <style:style style:name="TableColumn1958" style:family="table-column">
      <style:table-column-properties style:column-width="1.5312in" style:use-optimal-column-width="false"/>
    </style:style>
    <style:style style:name="TableColumn1959" style:family="table-column">
      <style:table-column-properties style:column-width="5.1666in" style:use-optimal-column-width="false"/>
    </style:style>
    <style:style style:name="Table1957" style:family="table">
      <style:table-properties style:width="6.6979in" fo:margin-left="0in" table:align="left"/>
    </style:style>
    <style:style style:name="TableRow1960" style:family="table-row">
      <style:table-row-properties style:use-optimal-row-height="false" fo:keep-together="always"/>
    </style:style>
    <style:style style:name="TableCell1961" style:family="table-cell">
      <style:table-cell-properties fo:border="0.0034in solid #B2B2B2" fo:background-color="#DDDDDD" style:writing-mode="lr-tb" fo:padding-top="0.0381in" fo:padding-left="0.0381in" fo:padding-bottom="0.0381in" fo:padding-right="0.0381in"/>
    </style:style>
    <style:style style:name="P1962" style:parent-style-name="TableContents" style:family="paragraph">
      <style:paragraph-properties fo:text-align="center"/>
      <style:text-properties fo:font-weight="bold" style:font-weight-asian="bold" style:font-weight-complex="bold"/>
    </style:style>
    <style:style style:name="TableRow1963" style:family="table-row">
      <style:table-row-properties style:use-optimal-row-height="false" fo:keep-together="always"/>
    </style:style>
    <style:style style:name="TableCell196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1965" style:parent-style-name="Textbody" style:family="paragraph">
      <style:paragraph-properties fo:text-align="justify" fo:margin-bottom="0in"/>
      <style:text-properties fo:font-size="11pt" style:font-size-asian="11pt" style:font-size-complex="11pt"/>
    </style:style>
    <style:style style:name="P1966" style:parent-style-name="Textbody" style:family="paragraph">
      <style:paragraph-properties fo:text-align="justify" fo:margin-bottom="0in"/>
      <style:text-properties fo:font-size="11pt" style:font-size-asian="11pt" style:font-size-complex="11pt"/>
    </style:style>
    <style:style style:name="P1967" style:parent-style-name="Textbody" style:family="paragraph">
      <style:paragraph-properties fo:text-align="justify" fo:margin-bottom="0.0784in"/>
      <style:text-properties fo:font-size="11pt" style:font-size-asian="11pt" style:font-size-complex="11pt"/>
    </style:style>
    <style:style style:name="TableColumn1969" style:family="table-column">
      <style:table-column-properties style:column-width="0.9437in" style:use-optimal-column-width="false"/>
    </style:style>
    <style:style style:name="TableColumn1970" style:family="table-column">
      <style:table-column-properties style:column-width="0.9055in" style:use-optimal-column-width="false"/>
    </style:style>
    <style:style style:name="TableColumn1971" style:family="table-column">
      <style:table-column-properties style:column-width="0.8263in" style:use-optimal-column-width="false"/>
    </style:style>
    <style:style style:name="TableColumn1972" style:family="table-column">
      <style:table-column-properties style:column-width="1.7319in" style:use-optimal-column-width="false"/>
    </style:style>
    <style:style style:name="TableColumn1973" style:family="table-column">
      <style:table-column-properties style:column-width="1.3798in" style:use-optimal-column-width="false"/>
    </style:style>
    <style:style style:name="TableColumn1974" style:family="table-column">
      <style:table-column-properties style:column-width="0.834in" style:use-optimal-column-width="false"/>
    </style:style>
    <style:style style:name="Table1968" style:family="table">
      <style:table-properties style:width="6.6215in" fo:margin-left="0in" table:align="left"/>
    </style:style>
    <style:style style:name="TableRow1975" style:family="table-row">
      <style:table-row-properties style:use-optimal-row-height="false" fo:keep-together="always"/>
    </style:style>
    <style:style style:name="TableCell197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977"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197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1979"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1980" style:family="table-cell">
      <style:table-cell-properties fo:border="0.0034in solid #B2B2B2" fo:background-color="#DDDDDD" style:writing-mode="lr-tb" fo:padding-top="0.0381in" fo:padding-left="0.0381in" fo:padding-bottom="0.0381in" fo:padding-right="0.0381in"/>
    </style:style>
    <style:style style:name="P1981"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1982" style:family="table-row">
      <style:table-row-properties style:use-optimal-row-height="false" fo:keep-together="always"/>
    </style:style>
    <style:style style:name="TableCell198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84" style:parent-style-name="TableContents" style:family="paragraph">
      <style:paragraph-properties fo:text-align="center"/>
      <style:text-properties fo:font-size="11pt" style:font-size-asian="11pt" style:font-size-complex="11pt" fo:language="en" fo:country="US"/>
    </style:style>
    <style:style style:name="TableCell198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86" style:parent-style-name="TableContents" style:family="paragraph">
      <style:paragraph-properties fo:text-align="center"/>
      <style:text-properties fo:font-size="11pt" style:font-size-asian="11pt" style:font-size-complex="11pt" fo:language="en" fo:country="US"/>
    </style:style>
    <style:style style:name="TableCell198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88" style:parent-style-name="TableContents" style:family="paragraph">
      <style:paragraph-properties fo:text-align="center"/>
      <style:text-properties fo:font-size="11pt" style:font-size-asian="11pt" style:font-size-complex="11pt" fo:language="en" fo:country="US"/>
    </style:style>
    <style:style style:name="TableCell198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90" style:parent-style-name="TableContents" style:family="paragraph">
      <style:paragraph-properties fo:text-align="center"/>
      <style:text-properties fo:font-size="11pt" style:font-size-asian="11pt" style:font-size-complex="11pt" fo:language="en" fo:country="US"/>
    </style:style>
    <style:style style:name="TableCell199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1992" style:parent-style-name="TableContents" style:family="paragraph">
      <style:paragraph-properties fo:text-align="center"/>
      <style:text-properties fo:font-size="11pt" style:font-size-asian="11pt" style:font-size-complex="11pt" fo:language="en" fo:country="US"/>
    </style:style>
    <style:style style:name="TableCell1993"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1994" style:parent-style-name="TableContents" style:family="paragraph">
      <style:paragraph-properties fo:text-align="center"/>
      <style:text-properties fo:font-size="11pt" style:font-size-asian="11pt" style:font-size-complex="11pt" fo:language="en" fo:country="US"/>
    </style:style>
    <style:style style:name="TableRow1995" style:family="table-row">
      <style:table-row-properties style:use-optimal-row-height="false" fo:keep-together="always"/>
    </style:style>
    <style:style style:name="TableCell199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997" style:parent-style-name="TableContents" style:family="paragraph">
      <style:paragraph-properties fo:text-align="center"/>
      <style:text-properties style:font-name="FreeMono" fo:font-size="11pt" style:font-size-asian="11pt" style:font-size-complex="11pt" fo:language="en" fo:country="US"/>
    </style:style>
    <style:style style:name="TableCell199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1999" style:parent-style-name="TableContents" style:family="paragraph">
      <style:paragraph-properties fo:text-align="center"/>
      <style:text-properties style:font-name="FreeMono" fo:font-size="11pt" style:font-size-asian="11pt" style:font-size-complex="11pt" fo:language="en" fo:country="US"/>
    </style:style>
    <style:style style:name="TableCell20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01" style:parent-style-name="TableContents" style:family="paragraph">
      <style:paragraph-properties fo:text-align="center"/>
      <style:text-properties style:font-name="FreeMono" fo:font-size="11pt" style:font-size-asian="11pt" style:font-size-complex="11pt" fo:language="en" fo:country="US"/>
    </style:style>
    <style:style style:name="TableCell200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03" style:parent-style-name="TableContents" style:family="paragraph">
      <style:paragraph-properties fo:text-align="center"/>
      <style:text-properties style:font-name="FreeMono" fo:font-size="11pt" style:font-size-asian="11pt" style:font-size-complex="11pt" fo:language="en" fo:country="US"/>
    </style:style>
    <style:style style:name="TableCell200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05" style:parent-style-name="TableContents" style:family="paragraph">
      <style:paragraph-properties fo:text-align="center"/>
      <style:text-properties style:font-name="FreeMono" fo:font-size="11pt" style:font-size-asian="11pt" style:font-size-complex="11pt" fo:language="en" fo:country="US"/>
    </style:style>
    <style:style style:name="TableCell200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07" style:parent-style-name="TableContents" style:family="paragraph">
      <style:paragraph-properties fo:text-align="center"/>
      <style:text-properties style:font-name="FreeMono" fo:font-size="11pt" style:font-size-asian="11pt" style:font-size-complex="11pt" fo:language="en" fo:country="US"/>
    </style:style>
    <style:style style:name="P2008" style:parent-style-name="Textbody" style:family="paragraph">
      <style:paragraph-properties fo:margin-top="0.0784in" fo:margin-bottom="0in"/>
      <style:text-properties fo:font-size="11pt" style:font-size-asian="11pt" style:font-size-complex="11pt" fo:language="en" fo:country="US"/>
    </style:style>
    <style:style style:name="P2009" style:parent-style-name="Textbody" style:family="paragraph">
      <style:paragraph-properties fo:margin-bottom="0in"/>
    </style:style>
    <style:style style:name="T2010" style:parent-style-name="Policepardéfaut" style:family="text">
      <style:text-properties fo:font-size="11pt" style:font-size-asian="11pt" style:font-size-complex="11pt"/>
    </style:style>
    <style:style style:name="T2011" style:parent-style-name="Policepardéfaut" style:family="text">
      <style:text-properties fo:font-size="11pt" style:font-size-asian="11pt" style:font-size-complex="11pt"/>
    </style:style>
    <style:style style:name="T2012" style:parent-style-name="Policepardéfaut" style:family="text">
      <style:text-properties style:font-name="FreeMono" fo:font-size="11pt" style:font-size-asian="11pt" style:font-size-complex="11pt"/>
    </style:style>
    <style:style style:name="T2013" style:parent-style-name="Policepardéfaut" style:family="text">
      <style:text-properties fo:font-size="11pt" style:font-size-asian="11pt" style:font-size-complex="11pt"/>
    </style:style>
    <style:style style:name="P2014" style:parent-style-name="Textbody" style:family="paragraph">
      <style:paragraph-properties fo:margin-bottom="0in"/>
    </style:style>
    <style:style style:name="T2015" style:parent-style-name="Policepardéfaut" style:family="text">
      <style:text-properties fo:font-size="11pt" style:font-size-asian="11pt" style:font-size-complex="11pt"/>
    </style:style>
    <style:style style:name="T2016" style:parent-style-name="Policepardéfaut" style:family="text">
      <style:text-properties style:font-name="FreeMono" fo:font-size="11pt" style:font-size-asian="11pt" style:font-size-complex="11pt"/>
    </style:style>
    <style:style style:name="T2017" style:parent-style-name="Policepardéfaut" style:family="text">
      <style:text-properties fo:font-size="11pt" style:font-size-asian="11pt" style:font-size-complex="11pt"/>
    </style:style>
    <style:style style:name="P2018" style:parent-style-name="Textbody" style:family="paragraph">
      <style:paragraph-properties fo:margin-bottom="0in"/>
    </style:style>
    <style:style style:name="T2019" style:parent-style-name="Policepardéfaut" style:family="text">
      <style:text-properties style:font-name="FreeMono" fo:font-size="11pt" style:font-size-asian="11pt" style:font-size-complex="11pt"/>
    </style:style>
    <style:style style:name="T2020" style:parent-style-name="Policepardéfaut" style:family="text">
      <style:text-properties fo:font-size="11pt" style:font-size-asian="11pt" style:font-size-complex="11pt"/>
    </style:style>
    <style:style style:name="P2021" style:parent-style-name="Textbody" style:family="paragraph">
      <style:paragraph-properties fo:margin-bottom="0in"/>
    </style:style>
    <style:style style:name="T2022" style:parent-style-name="Policepardéfaut" style:family="text">
      <style:text-properties style:font-name="FreeMono" fo:font-size="11pt" style:font-size-asian="11pt" style:font-size-complex="11pt"/>
    </style:style>
    <style:style style:name="T2023" style:parent-style-name="Policepardéfaut" style:family="text">
      <style:text-properties fo:font-size="11pt" style:font-size-asian="11pt" style:font-size-complex="11pt"/>
    </style:style>
    <style:style style:name="T2024" style:parent-style-name="Policepardéfaut" style:family="text">
      <style:text-properties fo:font-size="11pt" style:font-size-asian="11pt" style:font-size-complex="11pt"/>
    </style:style>
    <style:style style:name="P2025" style:parent-style-name="Textbody" style:family="paragraph">
      <style:paragraph-properties fo:margin-bottom="0in"/>
      <style:text-properties fo:font-size="11pt" style:font-size-asian="11pt" style:font-size-complex="11pt"/>
    </style:style>
    <style:style style:name="P2026" style:parent-style-name="Textbody" style:family="paragraph">
      <style:paragraph-properties fo:margin-bottom="0in"/>
      <style:text-properties fo:font-size="11pt" style:font-size-asian="11pt" style:font-size-complex="11pt"/>
    </style:style>
    <style:style style:name="TableRow2027" style:family="table-row">
      <style:table-row-properties style:use-optimal-row-height="false" fo:keep-together="always"/>
    </style:style>
    <style:style style:name="TableCell202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029" style:parent-style-name="Policepardéfaut" style:family="text">
      <style:text-properties style:font-name="FreeMono" fo:font-size="11pt" style:font-size-asian="11pt" style:font-size-complex="11pt"/>
    </style:style>
    <style:style style:name="T2030" style:parent-style-name="Policepardéfaut" style:family="text">
      <style:text-properties fo:font-size="11pt" style:font-size-asian="11pt" style:font-size-complex="11pt"/>
    </style:style>
    <style:style style:name="TableCell203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32" style:parent-style-name="TableContents" style:family="paragraph">
      <style:text-properties fo:font-size="11pt" style:font-size-asian="11pt" style:font-size-complex="11pt"/>
    </style:style>
    <style:style style:name="TableRow2033" style:family="table-row">
      <style:table-row-properties style:use-optimal-row-height="false" fo:keep-together="always"/>
    </style:style>
    <style:style style:name="TableCell203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35" style:parent-style-name="TableContents" style:family="paragraph">
      <style:text-properties fo:font-size="11pt" style:font-size-asian="11pt" style:font-size-complex="11pt"/>
    </style:style>
    <style:style style:name="TableCell203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37" style:parent-style-name="TableContents" style:family="paragraph">
      <style:text-properties fo:font-size="11pt" style:font-size-asian="11pt" style:font-size-complex="11pt"/>
    </style:style>
    <style:style style:name="TableRow2038" style:family="table-row">
      <style:table-row-properties style:use-optimal-row-height="false" fo:keep-together="always"/>
    </style:style>
    <style:style style:name="TableCell203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040" style:parent-style-name="Policepardéfaut" style:family="text">
      <style:text-properties fo:font-size="11pt" style:font-size-asian="11pt" style:font-size-complex="11pt"/>
    </style:style>
    <style:style style:name="T2041" style:parent-style-name="Policepardéfaut" style:family="text">
      <style:text-properties fo:font-style="italic" style:font-style-asian="italic" style:font-style-complex="italic" fo:font-size="11pt" style:font-size-asian="11pt" style:font-size-complex="11pt"/>
    </style:style>
    <style:style style:name="T2042" style:parent-style-name="Policepardéfaut" style:family="text">
      <style:text-properties fo:font-size="11pt" style:font-size-asian="11pt" style:font-size-complex="11pt"/>
    </style:style>
    <style:style style:name="TableCell20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44" style:parent-style-name="TableContents" style:family="paragraph">
      <style:text-properties fo:font-size="11pt" style:font-size-asian="11pt" style:font-size-complex="11pt"/>
    </style:style>
    <style:style style:name="TableRow2045" style:family="table-row">
      <style:table-row-properties style:use-optimal-row-height="false" fo:keep-together="always"/>
    </style:style>
    <style:style style:name="TableCell204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47" style:parent-style-name="TableContents" style:family="paragraph">
      <style:text-properties fo:font-size="11pt" style:font-size-asian="11pt" style:font-size-complex="11pt"/>
    </style:style>
    <style:style style:name="TableCell204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49" style:parent-style-name="TableContents" style:family="paragraph">
      <style:text-properties fo:font-size="11pt" style:font-size-asian="11pt" style:font-size-complex="11pt"/>
    </style:style>
    <style:style style:name="TableColumn2051" style:family="table-column">
      <style:table-column-properties style:column-width="1.5312in" style:use-optimal-column-width="false"/>
    </style:style>
    <style:style style:name="TableColumn2052" style:family="table-column">
      <style:table-column-properties style:column-width="5.1666in" style:use-optimal-column-width="false"/>
    </style:style>
    <style:style style:name="Table2050" style:family="table">
      <style:table-properties style:width="6.6979in" fo:margin-left="0in" table:align="left"/>
    </style:style>
    <style:style style:name="TableRow2053" style:family="table-row">
      <style:table-row-properties style:use-optimal-row-height="false" fo:keep-together="always"/>
    </style:style>
    <style:style style:name="TableCell2054" style:family="table-cell">
      <style:table-cell-properties fo:border="0.0034in solid #B2B2B2" fo:background-color="#DDDDDD" style:writing-mode="lr-tb" fo:padding-top="0.0381in" fo:padding-left="0.0381in" fo:padding-bottom="0.0381in" fo:padding-right="0.0381in"/>
    </style:style>
    <style:style style:name="P2055" style:parent-style-name="TableContents" style:family="paragraph">
      <style:paragraph-properties fo:text-align="center"/>
      <style:text-properties fo:font-weight="bold" style:font-weight-asian="bold" style:font-weight-complex="bold"/>
    </style:style>
    <style:style style:name="TableRow2056" style:family="table-row">
      <style:table-row-properties style:use-optimal-row-height="false" fo:keep-together="always"/>
    </style:style>
    <style:style style:name="TableCell205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58" style:parent-style-name="Textbody" style:family="paragraph">
      <style:paragraph-properties fo:text-align="justify" fo:margin-bottom="0in"/>
      <style:text-properties fo:font-size="11pt" style:font-size-asian="11pt" style:font-size-complex="11pt"/>
    </style:style>
    <style:style style:name="P2059" style:parent-style-name="Textbody" style:family="paragraph">
      <style:paragraph-properties fo:text-align="justify" fo:margin-bottom="0.0784in"/>
      <style:text-properties fo:font-size="11pt" style:font-size-asian="11pt" style:font-size-complex="11pt"/>
    </style:style>
    <style:style style:name="TableColumn2061" style:family="table-column">
      <style:table-column-properties style:column-width="2.0444in" style:use-optimal-column-width="false"/>
    </style:style>
    <style:style style:name="TableColumn2062" style:family="table-column">
      <style:table-column-properties style:column-width="1.8159in" style:use-optimal-column-width="false"/>
    </style:style>
    <style:style style:name="TableColumn2063" style:family="table-column">
      <style:table-column-properties style:column-width="1.7909in" style:use-optimal-column-width="false"/>
    </style:style>
    <style:style style:name="TableColumn2064" style:family="table-column">
      <style:table-column-properties style:column-width="0.9701in" style:use-optimal-column-width="false"/>
    </style:style>
    <style:style style:name="Table2060" style:family="table">
      <style:table-properties style:width="6.6215in" fo:margin-left="0in" table:align="left"/>
    </style:style>
    <style:style style:name="TableRow2065" style:family="table-row">
      <style:table-row-properties style:use-optimal-row-height="false" fo:keep-together="always"/>
    </style:style>
    <style:style style:name="TableCell206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067"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2068" style:family="table-cell">
      <style:table-cell-properties fo:border="0.0034in solid #B2B2B2" fo:background-color="#DDDDDD" style:writing-mode="lr-tb" fo:padding-top="0.0381in" fo:padding-left="0.0381in" fo:padding-bottom="0.0381in" fo:padding-right="0.0381in"/>
    </style:style>
    <style:style style:name="P2069"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P2070"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2071" style:family="table-row">
      <style:table-row-properties style:use-optimal-row-height="false" fo:keep-together="always"/>
    </style:style>
    <style:style style:name="TableCell207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073" style:parent-style-name="TableContents" style:family="paragraph">
      <style:paragraph-properties fo:text-align="center"/>
      <style:text-properties fo:font-size="11pt" style:font-size-asian="11pt" style:font-size-complex="11pt" fo:language="en" fo:country="US"/>
    </style:style>
    <style:style style:name="TableCell207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075" style:parent-style-name="TableContents" style:family="paragraph">
      <style:paragraph-properties fo:text-align="center"/>
      <style:text-properties fo:font-size="11pt" style:font-size-asian="11pt" style:font-size-complex="11pt" fo:language="en" fo:country="US"/>
    </style:style>
    <style:style style:name="TableCell207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077" style:parent-style-name="TableContents" style:family="paragraph">
      <style:paragraph-properties fo:text-align="center"/>
      <style:text-properties fo:font-size="11pt" style:font-size-asian="11pt" style:font-size-complex="11pt" fo:language="en" fo:country="US"/>
    </style:style>
    <style:style style:name="TableCell2078"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079" style:parent-style-name="TableContents" style:family="paragraph">
      <style:paragraph-properties fo:text-align="center"/>
      <style:text-properties fo:font-size="11pt" style:font-size-asian="11pt" style:font-size-complex="11pt" fo:language="en" fo:country="US"/>
    </style:style>
    <style:style style:name="TableRow2080" style:family="table-row">
      <style:table-row-properties style:use-optimal-row-height="false" fo:keep-together="always"/>
    </style:style>
    <style:style style:name="TableCell208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82" style:parent-style-name="TableContents" style:family="paragraph">
      <style:paragraph-properties fo:text-align="center"/>
      <style:text-properties style:font-name="FreeMono" fo:font-size="11pt" style:font-size-asian="11pt" style:font-size-complex="11pt" fo:language="en" fo:country="US"/>
    </style:style>
    <style:style style:name="TableCell208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84" style:parent-style-name="TableContents" style:family="paragraph">
      <style:paragraph-properties fo:text-align="center"/>
      <style:text-properties style:font-name="FreeMono" fo:font-size="11pt" style:font-size-asian="11pt" style:font-size-complex="11pt" fo:language="en" fo:country="US"/>
    </style:style>
    <style:style style:name="TableCell208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086" style:parent-style-name="TableContents" style:family="paragraph">
      <style:paragraph-properties fo:text-align="center"/>
      <style:text-properties style:font-name="FreeMono" fo:font-size="11pt" style:font-size-asian="11pt" style:font-size-complex="11pt" fo:language="en" fo:country="US"/>
    </style:style>
    <style:style style:name="TableCell208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088" style:parent-style-name="TableContents" style:family="paragraph">
      <style:paragraph-properties fo:text-align="center"/>
      <style:text-properties style:font-name="FreeMono" fo:font-size="11pt" style:font-size-asian="11pt" style:font-size-complex="11pt" fo:language="en" fo:country="US"/>
    </style:style>
    <style:style style:name="P2089" style:parent-style-name="Textbody" style:family="paragraph">
      <style:paragraph-properties fo:margin-top="0.0784in" fo:margin-bottom="0in"/>
      <style:text-properties fo:font-size="11pt" style:font-size-asian="11pt" style:font-size-complex="11pt" fo:language="en" fo:country="US"/>
    </style:style>
    <style:style style:name="P2090" style:parent-style-name="Textbody" style:family="paragraph">
      <style:paragraph-properties fo:margin-bottom="0in"/>
    </style:style>
    <style:style style:name="T2091" style:parent-style-name="Policepardéfaut" style:family="text">
      <style:text-properties fo:font-size="11pt" style:font-size-asian="11pt" style:font-size-complex="11pt"/>
    </style:style>
    <style:style style:name="T2092" style:parent-style-name="Policepardéfaut" style:family="text">
      <style:text-properties style:font-name="FreeMono" fo:font-size="11pt" style:font-size-asian="11pt" style:font-size-complex="11pt"/>
    </style:style>
    <style:style style:name="T2093" style:parent-style-name="Policepardéfaut" style:family="text">
      <style:text-properties fo:font-size="11pt" style:font-size-asian="11pt" style:font-size-complex="11pt"/>
    </style:style>
    <style:style style:name="P2094" style:parent-style-name="Textbody" style:family="paragraph">
      <style:paragraph-properties fo:margin-bottom="0in"/>
    </style:style>
    <style:style style:name="T2095" style:parent-style-name="Policepardéfaut" style:family="text">
      <style:text-properties style:font-name="FreeMono" fo:font-size="11pt" style:font-size-asian="11pt" style:font-size-complex="11pt"/>
    </style:style>
    <style:style style:name="T2096" style:parent-style-name="Policepardéfaut" style:family="text">
      <style:text-properties fo:font-size="11pt" style:font-size-asian="11pt" style:font-size-complex="11pt"/>
    </style:style>
    <style:style style:name="P2097" style:parent-style-name="Textbody" style:family="paragraph">
      <style:paragraph-properties fo:margin-bottom="0in"/>
    </style:style>
    <style:style style:name="T2098" style:parent-style-name="Policepardéfaut" style:family="text">
      <style:text-properties style:font-name="FreeMono" fo:font-size="11pt" style:font-size-asian="11pt" style:font-size-complex="11pt"/>
    </style:style>
    <style:style style:name="T2099" style:parent-style-name="Policepardéfaut" style:family="text">
      <style:text-properties fo:font-size="11pt" style:font-size-asian="11pt" style:font-size-complex="11pt"/>
    </style:style>
    <style:style style:name="P2100" style:parent-style-name="Textbody" style:family="paragraph">
      <style:paragraph-properties fo:margin-bottom="0in"/>
      <style:text-properties fo:font-size="11pt" style:font-size-asian="11pt" style:font-size-complex="11pt"/>
    </style:style>
    <style:style style:name="TableRow2101" style:family="table-row">
      <style:table-row-properties style:use-optimal-row-height="false" fo:keep-together="always"/>
    </style:style>
    <style:style style:name="TableCell210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103" style:parent-style-name="Policepardéfaut" style:family="text">
      <style:text-properties style:font-name="FreeMono" fo:font-size="11pt" style:font-size-asian="11pt" style:font-size-complex="11pt"/>
    </style:style>
    <style:style style:name="T2104" style:parent-style-name="Policepardéfaut" style:family="text">
      <style:text-properties fo:font-size="11pt" style:font-size-asian="11pt" style:font-size-complex="11pt"/>
    </style:style>
    <style:style style:name="TableCell210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06" style:parent-style-name="TableContents" style:family="paragraph">
      <style:text-properties fo:font-size="11pt" style:font-size-asian="11pt" style:font-size-complex="11pt"/>
    </style:style>
    <style:style style:name="TableRow2107" style:family="table-row">
      <style:table-row-properties style:use-optimal-row-height="false" fo:keep-together="always"/>
    </style:style>
    <style:style style:name="TableCell210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09" style:parent-style-name="TableContents" style:family="paragraph">
      <style:text-properties fo:font-size="11pt" style:font-size-asian="11pt" style:font-size-complex="11pt"/>
    </style:style>
    <style:style style:name="TableCell211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11" style:parent-style-name="TableContents" style:family="paragraph">
      <style:text-properties fo:font-size="11pt" style:font-size-asian="11pt" style:font-size-complex="11pt"/>
    </style:style>
    <style:style style:name="TableRow2112" style:family="table-row">
      <style:table-row-properties style:use-optimal-row-height="false" fo:keep-together="always"/>
    </style:style>
    <style:style style:name="TableCell211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114" style:parent-style-name="Policepardéfaut" style:family="text">
      <style:text-properties fo:font-size="11pt" style:font-size-asian="11pt" style:font-size-complex="11pt"/>
    </style:style>
    <style:style style:name="T2115" style:parent-style-name="Policepardéfaut" style:family="text">
      <style:text-properties fo:font-style="italic" style:font-style-asian="italic" style:font-style-complex="italic" fo:font-size="11pt" style:font-size-asian="11pt" style:font-size-complex="11pt"/>
    </style:style>
    <style:style style:name="T2116" style:parent-style-name="Policepardéfaut" style:family="text">
      <style:text-properties fo:font-size="11pt" style:font-size-asian="11pt" style:font-size-complex="11pt"/>
    </style:style>
    <style:style style:name="TableCell211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18" style:parent-style-name="TableContents" style:family="paragraph">
      <style:text-properties fo:font-size="11pt" style:font-size-asian="11pt" style:font-size-complex="11pt"/>
    </style:style>
    <style:style style:name="TableRow2119" style:family="table-row">
      <style:table-row-properties style:use-optimal-row-height="false" fo:keep-together="always"/>
    </style:style>
    <style:style style:name="TableCell212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21" style:parent-style-name="TableContents" style:family="paragraph">
      <style:text-properties fo:font-size="11pt" style:font-size-asian="11pt" style:font-size-complex="11pt"/>
    </style:style>
    <style:style style:name="TableCell212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23" style:parent-style-name="TableContents" style:family="paragraph">
      <style:text-properties fo:font-size="11pt" style:font-size-asian="11pt" style:font-size-complex="11pt"/>
    </style:style>
    <style:style style:name="TableColumn2125" style:family="table-column">
      <style:table-column-properties style:column-width="1.5312in" style:use-optimal-column-width="false"/>
    </style:style>
    <style:style style:name="TableColumn2126" style:family="table-column">
      <style:table-column-properties style:column-width="5.1666in" style:use-optimal-column-width="false"/>
    </style:style>
    <style:style style:name="Table2124" style:family="table">
      <style:table-properties style:width="6.6979in" fo:margin-left="0in" table:align="left"/>
    </style:style>
    <style:style style:name="TableRow2127" style:family="table-row">
      <style:table-row-properties style:use-optimal-row-height="false" fo:keep-together="always"/>
    </style:style>
    <style:style style:name="TableCell2128" style:family="table-cell">
      <style:table-cell-properties fo:border="0.0034in solid #B2B2B2" fo:background-color="#DDDDDD" style:writing-mode="lr-tb" fo:padding-top="0.0381in" fo:padding-left="0.0381in" fo:padding-bottom="0.0381in" fo:padding-right="0.0381in"/>
    </style:style>
    <style:style style:name="P2129" style:parent-style-name="TableContents" style:family="paragraph">
      <style:paragraph-properties fo:text-align="center"/>
      <style:text-properties fo:font-weight="bold" style:font-weight-asian="bold" style:font-weight-complex="bold"/>
    </style:style>
    <style:style style:name="TableRow2130" style:family="table-row">
      <style:table-row-properties style:use-optimal-row-height="false" fo:keep-together="always"/>
    </style:style>
    <style:style style:name="TableCell213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32" style:parent-style-name="Textbody" style:family="paragraph">
      <style:paragraph-properties fo:text-align="justify" fo:margin-bottom="0in"/>
      <style:text-properties fo:font-size="11pt" style:font-size-asian="11pt" style:font-size-complex="11pt"/>
    </style:style>
    <style:style style:name="P2133" style:parent-style-name="Textbody" style:family="paragraph">
      <style:paragraph-properties fo:text-align="justify" fo:margin-bottom="0.0784in"/>
      <style:text-properties fo:font-size="11pt" style:font-size-asian="11pt" style:font-size-complex="11pt"/>
    </style:style>
    <style:style style:name="TableColumn2135" style:family="table-column">
      <style:table-column-properties style:column-width="2.3243in" style:use-optimal-column-width="false"/>
    </style:style>
    <style:style style:name="TableColumn2136" style:family="table-column">
      <style:table-column-properties style:column-width="2.1611in" style:use-optimal-column-width="false"/>
    </style:style>
    <style:style style:name="TableColumn2137" style:family="table-column">
      <style:table-column-properties style:column-width="1.4194in" style:use-optimal-column-width="false"/>
    </style:style>
    <style:style style:name="TableColumn2138" style:family="table-column">
      <style:table-column-properties style:column-width="0.7166in" style:use-optimal-column-width="false"/>
    </style:style>
    <style:style style:name="Table2134" style:family="table">
      <style:table-properties style:width="6.6215in" fo:margin-left="0in" table:align="left"/>
    </style:style>
    <style:style style:name="TableRow2139" style:family="table-row">
      <style:table-row-properties style:use-optimal-row-height="false" fo:keep-together="always"/>
    </style:style>
    <style:style style:name="TableCell2140"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14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142" style:family="table-cell">
      <style:table-cell-properties fo:border="0.0034in solid #B2B2B2" fo:background-color="#DDDDDD" style:writing-mode="lr-tb" fo:padding-top="0.0381in" fo:padding-left="0.0381in" fo:padding-bottom="0.0381in" fo:padding-right="0.0381in"/>
    </style:style>
    <style:style style:name="P214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144" style:family="table-row">
      <style:table-row-properties style:use-optimal-row-height="false" fo:keep-together="always"/>
    </style:style>
    <style:style style:name="TableCell214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146" style:parent-style-name="TableContents" style:family="paragraph">
      <style:paragraph-properties fo:text-align="center"/>
      <style:text-properties fo:font-size="11pt" style:font-size-asian="11pt" style:font-size-complex="11pt"/>
    </style:style>
    <style:style style:name="TableCell214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148" style:parent-style-name="TableContents" style:family="paragraph">
      <style:paragraph-properties fo:text-align="center"/>
      <style:text-properties fo:font-size="11pt" style:font-size-asian="11pt" style:font-size-complex="11pt"/>
    </style:style>
    <style:style style:name="TableCell214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150" style:parent-style-name="TableContents" style:family="paragraph">
      <style:paragraph-properties fo:text-align="center"/>
      <style:text-properties fo:font-size="11pt" style:font-size-asian="11pt" style:font-size-complex="11pt"/>
    </style:style>
    <style:style style:name="TableCell2151"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152" style:parent-style-name="TableContents" style:family="paragraph">
      <style:paragraph-properties fo:text-align="center"/>
      <style:text-properties fo:font-size="11pt" style:font-size-asian="11pt" style:font-size-complex="11pt"/>
    </style:style>
    <style:style style:name="TableRow2153" style:family="table-row">
      <style:table-row-properties style:use-optimal-row-height="false" fo:keep-together="always"/>
    </style:style>
    <style:style style:name="TableCell215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55" style:parent-style-name="TableContents" style:family="paragraph">
      <style:paragraph-properties fo:text-align="center"/>
      <style:text-properties style:font-name="FreeMono" fo:font-size="11pt" style:font-size-asian="11pt" style:font-size-complex="11pt"/>
    </style:style>
    <style:style style:name="TableCell215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57" style:parent-style-name="TableContents" style:family="paragraph">
      <style:paragraph-properties fo:text-align="center"/>
      <style:text-properties style:font-name="FreeMono" fo:font-size="11pt" style:font-size-asian="11pt" style:font-size-complex="11pt"/>
    </style:style>
    <style:style style:name="TableCell215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59" style:parent-style-name="TableContents" style:family="paragraph">
      <style:paragraph-properties fo:text-align="center"/>
      <style:text-properties style:font-name="FreeMono" fo:font-size="11pt" style:font-size-asian="11pt" style:font-size-complex="11pt"/>
    </style:style>
    <style:style style:name="TableCell21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61" style:parent-style-name="TableContents" style:family="paragraph">
      <style:paragraph-properties fo:text-align="center"/>
      <style:text-properties style:font-name="FreeMono" fo:font-size="11pt" style:font-size-asian="11pt" style:font-size-complex="11pt"/>
    </style:style>
    <style:style style:name="P2162" style:parent-style-name="Textbody" style:family="paragraph">
      <style:paragraph-properties fo:margin-top="0.0784in" fo:margin-bottom="0in"/>
      <style:text-properties fo:font-size="11pt" style:font-size-asian="11pt" style:font-size-complex="11pt"/>
    </style:style>
    <style:style style:name="P2163" style:parent-style-name="Textbody" style:family="paragraph">
      <style:paragraph-properties fo:margin-bottom="0in"/>
    </style:style>
    <style:style style:name="T2164" style:parent-style-name="Policepardéfaut" style:family="text">
      <style:text-properties fo:font-size="11pt" style:font-size-asian="11pt" style:font-size-complex="11pt"/>
    </style:style>
    <style:style style:name="T2165" style:parent-style-name="Policepardéfaut" style:family="text">
      <style:text-properties style:font-name="FreeMono" fo:font-size="11pt" style:font-size-asian="11pt" style:font-size-complex="11pt"/>
    </style:style>
    <style:style style:name="T2166" style:parent-style-name="Policepardéfaut" style:family="text">
      <style:text-properties fo:font-size="11pt" style:font-size-asian="11pt" style:font-size-complex="11pt"/>
    </style:style>
    <style:style style:name="P2167" style:parent-style-name="Textbody" style:family="paragraph">
      <style:paragraph-properties fo:margin-bottom="0in"/>
    </style:style>
    <style:style style:name="T2168" style:parent-style-name="Policepardéfaut" style:family="text">
      <style:text-properties style:font-name="FreeMono" fo:font-size="11pt" style:font-size-asian="11pt" style:font-size-complex="11pt"/>
    </style:style>
    <style:style style:name="T2169" style:parent-style-name="Policepardéfaut" style:family="text">
      <style:text-properties fo:font-size="11pt" style:font-size-asian="11pt" style:font-size-complex="11pt"/>
    </style:style>
    <style:style style:name="P2170" style:parent-style-name="Textbody" style:family="paragraph">
      <style:paragraph-properties fo:margin-bottom="0in"/>
    </style:style>
    <style:style style:name="T2171" style:parent-style-name="Policepardéfaut" style:family="text">
      <style:text-properties style:font-name="FreeMono" fo:font-size="11pt" style:font-size-asian="11pt" style:font-size-complex="11pt"/>
    </style:style>
    <style:style style:name="T2172" style:parent-style-name="Policepardéfaut" style:family="text">
      <style:text-properties fo:font-size="11pt" style:font-size-asian="11pt" style:font-size-complex="11pt"/>
    </style:style>
    <style:style style:name="P2173" style:parent-style-name="Textbody" style:family="paragraph">
      <style:paragraph-properties fo:margin-bottom="0in"/>
      <style:text-properties fo:font-size="11pt" style:font-size-asian="11pt" style:font-size-complex="11pt"/>
    </style:style>
    <style:style style:name="TableRow2174" style:family="table-row">
      <style:table-row-properties style:use-optimal-row-height="false" fo:keep-together="always"/>
    </style:style>
    <style:style style:name="TableCell217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176" style:parent-style-name="Policepardéfaut" style:family="text">
      <style:text-properties style:font-name="FreeMono" fo:font-size="11pt" style:font-size-asian="11pt" style:font-size-complex="11pt"/>
    </style:style>
    <style:style style:name="T2177" style:parent-style-name="Policepardéfaut" style:family="text">
      <style:text-properties fo:font-size="11pt" style:font-size-asian="11pt" style:font-size-complex="11pt"/>
    </style:style>
    <style:style style:name="TableCell217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79" style:parent-style-name="TableContents" style:family="paragraph">
      <style:text-properties fo:font-size="11pt" style:font-size-asian="11pt" style:font-size-complex="11pt"/>
    </style:style>
    <style:style style:name="TableRow2180" style:family="table-row">
      <style:table-row-properties style:use-optimal-row-height="false" fo:keep-together="always"/>
    </style:style>
    <style:style style:name="TableCell218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82" style:parent-style-name="TableContents" style:family="paragraph">
      <style:text-properties fo:font-size="11pt" style:font-size-asian="11pt" style:font-size-complex="11pt"/>
    </style:style>
    <style:style style:name="TableCell218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84" style:parent-style-name="TableContents" style:family="paragraph">
      <style:text-properties fo:font-size="11pt" style:font-size-asian="11pt" style:font-size-complex="11pt"/>
    </style:style>
    <style:style style:name="TableRow2185" style:family="table-row">
      <style:table-row-properties style:use-optimal-row-height="false" fo:keep-together="always"/>
    </style:style>
    <style:style style:name="TableCell218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187" style:parent-style-name="Policepardéfaut" style:family="text">
      <style:text-properties fo:font-size="11pt" style:font-size-asian="11pt" style:font-size-complex="11pt"/>
    </style:style>
    <style:style style:name="T2188" style:parent-style-name="Policepardéfaut" style:family="text">
      <style:text-properties fo:font-style="italic" style:font-style-asian="italic" style:font-style-complex="italic" fo:font-size="11pt" style:font-size-asian="11pt" style:font-size-complex="11pt"/>
    </style:style>
    <style:style style:name="T2189" style:parent-style-name="Policepardéfaut" style:family="text">
      <style:text-properties fo:font-size="11pt" style:font-size-asian="11pt" style:font-size-complex="11pt"/>
    </style:style>
    <style:style style:name="TableCell219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91" style:parent-style-name="TableContents" style:family="paragraph">
      <style:text-properties fo:font-size="11pt" style:font-size-asian="11pt" style:font-size-complex="11pt"/>
    </style:style>
    <style:style style:name="TableRow2192" style:family="table-row">
      <style:table-row-properties style:use-optimal-row-height="false" fo:keep-together="always"/>
    </style:style>
    <style:style style:name="TableCell219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194" style:parent-style-name="TableContents" style:family="paragraph">
      <style:text-properties fo:font-size="11pt" style:font-size-asian="11pt" style:font-size-complex="11pt"/>
    </style:style>
    <style:style style:name="TableCell219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196" style:parent-style-name="TableContents" style:family="paragraph">
      <style:text-properties fo:font-size="11pt" style:font-size-asian="11pt" style:font-size-complex="11pt"/>
    </style:style>
    <style:style style:name="TableColumn2198" style:family="table-column">
      <style:table-column-properties style:column-width="1.5312in" style:use-optimal-column-width="false"/>
    </style:style>
    <style:style style:name="TableColumn2199" style:family="table-column">
      <style:table-column-properties style:column-width="5.1666in" style:use-optimal-column-width="false"/>
    </style:style>
    <style:style style:name="Table2197" style:family="table">
      <style:table-properties style:width="6.6979in" fo:margin-left="0in" table:align="left"/>
    </style:style>
    <style:style style:name="TableRow2200" style:family="table-row">
      <style:table-row-properties style:use-optimal-row-height="false" fo:keep-together="always"/>
    </style:style>
    <style:style style:name="TableCell2201" style:family="table-cell">
      <style:table-cell-properties fo:border="0.0034in solid #B2B2B2" fo:background-color="#DDDDDD" style:writing-mode="lr-tb" fo:padding-top="0.0381in" fo:padding-left="0.0381in" fo:padding-bottom="0.0381in" fo:padding-right="0.0381in"/>
    </style:style>
    <style:style style:name="P2202" style:parent-style-name="TableContents" style:family="paragraph">
      <style:paragraph-properties fo:text-align="center"/>
      <style:text-properties fo:font-weight="bold" style:font-weight-asian="bold" style:font-weight-complex="bold"/>
    </style:style>
    <style:style style:name="TableRow2203" style:family="table-row">
      <style:table-row-properties style:use-optimal-row-height="false" fo:keep-together="always"/>
    </style:style>
    <style:style style:name="TableCell220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05" style:parent-style-name="Textbody" style:family="paragraph">
      <style:paragraph-properties fo:text-align="justify" fo:margin-bottom="0in"/>
      <style:text-properties fo:font-size="11pt" style:font-size-asian="11pt" style:font-size-complex="11pt"/>
    </style:style>
    <style:style style:name="P2206" style:parent-style-name="Textbody" style:family="paragraph">
      <style:paragraph-properties fo:text-align="justify" fo:margin-bottom="0.0784in"/>
      <style:text-properties fo:font-size="11pt" style:font-size-asian="11pt" style:font-size-complex="11pt"/>
    </style:style>
    <style:style style:name="TableColumn2208" style:family="table-column">
      <style:table-column-properties style:column-width="3.4243in" style:use-optimal-column-width="false"/>
    </style:style>
    <style:style style:name="TableColumn2209" style:family="table-column">
      <style:table-column-properties style:column-width="1.8875in" style:use-optimal-column-width="false"/>
    </style:style>
    <style:style style:name="TableColumn2210" style:family="table-column">
      <style:table-column-properties style:column-width="1.3097in" style:use-optimal-column-width="false"/>
    </style:style>
    <style:style style:name="Table2207" style:family="table">
      <style:table-properties style:width="6.6215in" fo:margin-left="0in" table:align="left"/>
    </style:style>
    <style:style style:name="TableRow2211" style:family="table-row">
      <style:table-row-properties style:use-optimal-row-height="false" fo:keep-together="always"/>
    </style:style>
    <style:style style:name="TableCell2212"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21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214" style:family="table-cell">
      <style:table-cell-properties fo:border="0.0034in solid #B2B2B2" fo:background-color="#DDDDDD" style:writing-mode="lr-tb" fo:padding-top="0.0381in" fo:padding-left="0.0381in" fo:padding-bottom="0.0381in" fo:padding-right="0.0381in"/>
    </style:style>
    <style:style style:name="P221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216" style:family="table-row">
      <style:table-row-properties style:use-optimal-row-height="false" fo:keep-together="always"/>
    </style:style>
    <style:style style:name="TableCell221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218" style:parent-style-name="TableContents" style:family="paragraph">
      <style:paragraph-properties fo:text-align="center"/>
      <style:text-properties fo:font-size="11pt" style:font-size-asian="11pt" style:font-size-complex="11pt"/>
    </style:style>
    <style:style style:name="TableCell221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220" style:parent-style-name="TableContents" style:family="paragraph">
      <style:paragraph-properties fo:text-align="center"/>
      <style:text-properties fo:font-size="11pt" style:font-size-asian="11pt" style:font-size-complex="11pt"/>
    </style:style>
    <style:style style:name="TableCell2221"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222" style:parent-style-name="TableContents" style:family="paragraph">
      <style:paragraph-properties fo:text-align="center"/>
      <style:text-properties fo:font-size="11pt" style:font-size-asian="11pt" style:font-size-complex="11pt"/>
    </style:style>
    <style:style style:name="TableRow2223" style:family="table-row">
      <style:table-row-properties style:use-optimal-row-height="false" fo:keep-together="always"/>
    </style:style>
    <style:style style:name="TableCell222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225" style:parent-style-name="TableContents" style:family="paragraph">
      <style:paragraph-properties fo:text-align="center"/>
      <style:text-properties style:font-name="FreeMono" fo:font-size="11pt" style:font-size-asian="11pt" style:font-size-complex="11pt"/>
    </style:style>
    <style:style style:name="TableCell222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227" style:parent-style-name="TableContents" style:family="paragraph">
      <style:paragraph-properties fo:text-align="center"/>
      <style:text-properties style:font-name="FreeMono" fo:font-size="11pt" style:font-size-asian="11pt" style:font-size-complex="11pt"/>
    </style:style>
    <style:style style:name="TableCell222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29" style:parent-style-name="TableContents" style:family="paragraph">
      <style:paragraph-properties fo:text-align="center"/>
      <style:text-properties style:font-name="FreeMono" fo:font-size="11pt" style:font-size-asian="11pt" style:font-size-complex="11pt"/>
    </style:style>
    <style:style style:name="P2230" style:parent-style-name="Textbody" style:family="paragraph">
      <style:paragraph-properties fo:margin-top="0.0784in" fo:margin-bottom="0in"/>
      <style:text-properties fo:font-size="11pt" style:font-size-asian="11pt" style:font-size-complex="11pt"/>
    </style:style>
    <style:style style:name="P2231" style:parent-style-name="Textbody" style:family="paragraph">
      <style:paragraph-properties fo:margin-bottom="0in"/>
    </style:style>
    <style:style style:name="T2232" style:parent-style-name="Policepardéfaut" style:family="text">
      <style:text-properties fo:font-size="11pt" style:font-size-asian="11pt" style:font-size-complex="11pt"/>
    </style:style>
    <style:style style:name="T2233" style:parent-style-name="Policepardéfaut" style:family="text">
      <style:text-properties style:font-name="FreeMono" fo:font-size="11pt" style:font-size-asian="11pt" style:font-size-complex="11pt"/>
    </style:style>
    <style:style style:name="T2234" style:parent-style-name="Policepardéfaut" style:family="text">
      <style:text-properties fo:font-size="11pt" style:font-size-asian="11pt" style:font-size-complex="11pt"/>
    </style:style>
    <style:style style:name="P2235" style:parent-style-name="Textbody" style:family="paragraph">
      <style:paragraph-properties fo:margin-bottom="0in"/>
    </style:style>
    <style:style style:name="T2236" style:parent-style-name="Policepardéfaut" style:family="text">
      <style:text-properties style:font-name="FreeMono" fo:font-size="11pt" style:font-size-asian="11pt" style:font-size-complex="11pt"/>
    </style:style>
    <style:style style:name="T2237" style:parent-style-name="Policepardéfaut" style:family="text">
      <style:text-properties fo:font-size="11pt" style:font-size-asian="11pt" style:font-size-complex="11pt"/>
    </style:style>
    <style:style style:name="T2238" style:parent-style-name="Policepardéfaut" style:family="text">
      <style:text-properties fo:font-size="11pt" style:font-size-asian="11pt" style:font-size-complex="11pt"/>
    </style:style>
    <style:style style:name="P2239" style:parent-style-name="Textbody" style:family="paragraph">
      <style:paragraph-properties fo:margin-bottom="0in"/>
      <style:text-properties fo:font-size="11pt" style:font-size-asian="11pt" style:font-size-complex="11pt"/>
    </style:style>
    <style:style style:name="TableRow2240" style:family="table-row">
      <style:table-row-properties style:use-optimal-row-height="false" fo:keep-together="always"/>
    </style:style>
    <style:style style:name="TableCell22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242" style:parent-style-name="Policepardéfaut" style:family="text">
      <style:text-properties style:font-name="FreeMono" fo:font-size="11pt" style:font-size-asian="11pt" style:font-size-complex="11pt"/>
    </style:style>
    <style:style style:name="T2243" style:parent-style-name="Policepardéfaut" style:family="text">
      <style:text-properties fo:font-size="11pt" style:font-size-asian="11pt" style:font-size-complex="11pt"/>
    </style:style>
    <style:style style:name="TableCell224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45" style:parent-style-name="TableContents" style:family="paragraph">
      <style:text-properties fo:font-size="11pt" style:font-size-asian="11pt" style:font-size-complex="11pt"/>
    </style:style>
    <style:style style:name="TableRow2246" style:family="table-row">
      <style:table-row-properties style:use-optimal-row-height="false" fo:keep-together="always"/>
    </style:style>
    <style:style style:name="TableCell224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248" style:parent-style-name="TableContents" style:family="paragraph">
      <style:text-properties fo:font-size="11pt" style:font-size-asian="11pt" style:font-size-complex="11pt"/>
    </style:style>
    <style:style style:name="TableCell224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50" style:parent-style-name="TableContents" style:family="paragraph">
      <style:text-properties fo:font-size="11pt" style:font-size-asian="11pt" style:font-size-complex="11pt"/>
    </style:style>
    <style:style style:name="TableRow2251" style:family="table-row">
      <style:table-row-properties style:use-optimal-row-height="false" fo:keep-together="always"/>
    </style:style>
    <style:style style:name="TableCell225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253" style:parent-style-name="Policepardéfaut" style:family="text">
      <style:text-properties fo:font-size="11pt" style:font-size-asian="11pt" style:font-size-complex="11pt"/>
    </style:style>
    <style:style style:name="T2254" style:parent-style-name="Policepardéfaut" style:family="text">
      <style:text-properties fo:font-style="italic" style:font-style-asian="italic" style:font-style-complex="italic" fo:font-size="11pt" style:font-size-asian="11pt" style:font-size-complex="11pt"/>
    </style:style>
    <style:style style:name="T2255" style:parent-style-name="Policepardéfaut" style:family="text">
      <style:text-properties fo:font-size="11pt" style:font-size-asian="11pt" style:font-size-complex="11pt"/>
    </style:style>
    <style:style style:name="TableCell225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57" style:parent-style-name="TableContents" style:family="paragraph">
      <style:text-properties fo:font-size="11pt" style:font-size-asian="11pt" style:font-size-complex="11pt"/>
    </style:style>
    <style:style style:name="TableRow2258" style:family="table-row">
      <style:table-row-properties style:use-optimal-row-height="false" fo:keep-together="always"/>
    </style:style>
    <style:style style:name="TableCell225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260" style:parent-style-name="TableContents" style:family="paragraph">
      <style:text-properties fo:font-size="11pt" style:font-size-asian="11pt" style:font-size-complex="11pt"/>
    </style:style>
    <style:style style:name="TableCell226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62" style:parent-style-name="TableContents" style:family="paragraph">
      <style:text-properties fo:font-size="11pt" style:font-size-asian="11pt" style:font-size-complex="11pt"/>
    </style:style>
    <style:style style:name="TableColumn2264" style:family="table-column">
      <style:table-column-properties style:column-width="1.5312in" style:use-optimal-column-width="false"/>
    </style:style>
    <style:style style:name="TableColumn2265" style:family="table-column">
      <style:table-column-properties style:column-width="5.1666in" style:use-optimal-column-width="false"/>
    </style:style>
    <style:style style:name="Table2263" style:family="table">
      <style:table-properties style:width="6.6979in" fo:margin-left="0in" table:align="left"/>
    </style:style>
    <style:style style:name="TableRow2266" style:family="table-row">
      <style:table-row-properties style:use-optimal-row-height="false" fo:keep-together="always"/>
    </style:style>
    <style:style style:name="TableCell2267" style:family="table-cell">
      <style:table-cell-properties fo:border="0.0034in solid #B2B2B2" fo:background-color="#DDDDDD" style:writing-mode="lr-tb" fo:padding-top="0.0381in" fo:padding-left="0.0381in" fo:padding-bottom="0.0381in" fo:padding-right="0.0381in"/>
    </style:style>
    <style:style style:name="P2268" style:parent-style-name="TableContents" style:family="paragraph">
      <style:paragraph-properties fo:text-align="center"/>
      <style:text-properties fo:font-weight="bold" style:font-weight-asian="bold" style:font-weight-complex="bold"/>
    </style:style>
    <style:style style:name="TableRow2269" style:family="table-row">
      <style:table-row-properties style:use-optimal-row-height="false" fo:keep-together="always"/>
    </style:style>
    <style:style style:name="TableCell227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71" style:parent-style-name="Textbody" style:family="paragraph">
      <style:paragraph-properties fo:text-align="justify" fo:margin-bottom="0in"/>
    </style:style>
    <style:style style:name="T2272" style:parent-style-name="Policepardéfaut" style:family="text">
      <style:text-properties fo:font-size="11pt" style:font-size-asian="11pt" style:font-size-complex="11pt"/>
    </style:style>
    <style:style style:name="T2273" style:parent-style-name="Policepardéfaut" style:family="text">
      <style:text-properties fo:font-size="11pt" style:font-size-asian="11pt" style:font-size-complex="11pt"/>
    </style:style>
    <style:style style:name="T2274" style:parent-style-name="Policepardéfaut" style:family="text">
      <style:text-properties style:text-position="super 63.6%" fo:font-size="11pt" style:font-size-asian="11pt" style:font-size-complex="11pt"/>
    </style:style>
    <style:style style:name="T2275" style:parent-style-name="Policepardéfaut" style:family="text">
      <style:text-properties fo:font-size="11pt" style:font-size-asian="11pt" style:font-size-complex="11pt"/>
    </style:style>
    <style:style style:name="P2276" style:parent-style-name="Textbody" style:family="paragraph">
      <style:paragraph-properties fo:text-align="justify" fo:margin-bottom="0in"/>
      <style:text-properties fo:font-size="11pt" style:font-size-asian="11pt" style:font-size-complex="11pt"/>
    </style:style>
    <style:style style:name="P2277" style:parent-style-name="Textbody" style:family="paragraph">
      <style:paragraph-properties fo:text-align="justify" fo:margin-bottom="0.0784in"/>
      <style:text-properties fo:font-size="11pt" style:font-size-asian="11pt" style:font-size-complex="11pt"/>
    </style:style>
    <style:style style:name="TableColumn2279" style:family="table-column">
      <style:table-column-properties style:column-width="1.2173in" style:use-optimal-column-width="false"/>
    </style:style>
    <style:style style:name="TableColumn2280" style:family="table-column">
      <style:table-column-properties style:column-width="5.4041in" style:use-optimal-column-width="false"/>
    </style:style>
    <style:style style:name="Table2278" style:family="table">
      <style:table-properties style:width="6.6215in" fo:margin-left="0in" table:align="left"/>
    </style:style>
    <style:style style:name="TableRow2281" style:family="table-row">
      <style:table-row-properties style:use-optimal-row-height="false" fo:keep-together="always"/>
    </style:style>
    <style:style style:name="TableCell2282" style:family="table-cell">
      <style:table-cell-properties fo:border="0.0034in solid #B2B2B2" fo:background-color="#DDDDDD" style:writing-mode="lr-tb" fo:padding-top="0.0381in" fo:padding-left="0.0381in" fo:padding-bottom="0.0381in" fo:padding-right="0.0381in"/>
    </style:style>
    <style:style style:name="P228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284" style:family="table-row">
      <style:table-row-properties style:use-optimal-row-height="false" fo:keep-together="always"/>
    </style:style>
    <style:style style:name="TableCell228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286" style:parent-style-name="TableContents" style:family="paragraph">
      <style:paragraph-properties fo:text-align="center"/>
      <style:text-properties fo:font-size="11pt" style:font-size-asian="11pt" style:font-size-complex="11pt"/>
    </style:style>
    <style:style style:name="TableCell2287"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288" style:parent-style-name="TableContents" style:family="paragraph">
      <style:paragraph-properties fo:text-align="center"/>
      <style:text-properties fo:font-size="11pt" style:font-size-asian="11pt" style:font-size-complex="11pt"/>
    </style:style>
    <style:style style:name="TableRow2289" style:family="table-row">
      <style:table-row-properties style:use-optimal-row-height="false" fo:keep-together="always"/>
    </style:style>
    <style:style style:name="TableCell229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291" style:parent-style-name="TableContents" style:family="paragraph">
      <style:paragraph-properties fo:text-align="center"/>
      <style:text-properties style:font-name="FreeMono" fo:font-size="11pt" style:font-size-asian="11pt" style:font-size-complex="11pt"/>
    </style:style>
    <style:style style:name="TableCell229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293" style:parent-style-name="TableContents" style:family="paragraph">
      <style:paragraph-properties fo:text-align="center"/>
      <style:text-properties style:font-name="FreeMono" fo:font-size="11pt" style:font-size-asian="11pt" style:font-size-complex="11pt"/>
    </style:style>
    <style:style style:name="P2294" style:parent-style-name="Textbody" style:family="paragraph">
      <style:paragraph-properties fo:margin-top="0.0784in" fo:margin-bottom="0in"/>
      <style:text-properties fo:font-size="11pt" style:font-size-asian="11pt" style:font-size-complex="11pt"/>
    </style:style>
    <style:style style:name="P2295" style:parent-style-name="Textbody" style:family="paragraph">
      <style:paragraph-properties fo:margin-bottom="0in"/>
    </style:style>
    <style:style style:name="T2296" style:parent-style-name="Policepardéfaut" style:family="text">
      <style:text-properties style:font-name="FreeMono" fo:font-size="11pt" style:font-size-asian="11pt" style:font-size-complex="11pt"/>
    </style:style>
    <style:style style:name="T2297" style:parent-style-name="Policepardéfaut" style:family="text">
      <style:text-properties fo:font-size="11pt" style:font-size-asian="11pt" style:font-size-complex="11pt"/>
    </style:style>
    <style:style style:name="P2298" style:parent-style-name="Textbody" style:family="paragraph">
      <style:paragraph-properties fo:margin-bottom="0in"/>
    </style:style>
    <style:style style:name="T2299" style:parent-style-name="Policepardéfaut" style:family="text">
      <style:text-properties style:font-name="FreeMono" fo:font-size="11pt" style:font-size-asian="11pt" style:font-size-complex="11pt"/>
    </style:style>
    <style:style style:name="T2300" style:parent-style-name="Policepardéfaut" style:family="text">
      <style:text-properties fo:font-size="11pt" style:font-size-asian="11pt" style:font-size-complex="11pt"/>
    </style:style>
    <style:style style:name="P2301" style:parent-style-name="Textbody" style:family="paragraph">
      <style:paragraph-properties fo:margin-bottom="0in"/>
    </style:style>
    <style:style style:name="T2302" style:parent-style-name="Policepardéfaut" style:family="text">
      <style:text-properties fo:font-size="11pt" style:font-size-asian="11pt" style:font-size-complex="11pt"/>
    </style:style>
    <style:style style:name="T2303" style:parent-style-name="Policepardéfaut" style:family="text">
      <style:text-properties fo:font-size="11pt" style:font-size-asian="11pt" style:font-size-complex="11pt"/>
    </style:style>
    <style:style style:name="T2304" style:parent-style-name="Policepardéfaut" style:family="text">
      <style:text-properties style:text-position="super 63.6%" fo:font-size="11pt" style:font-size-asian="11pt" style:font-size-complex="11pt"/>
    </style:style>
    <style:style style:name="T2305" style:parent-style-name="Policepardéfaut" style:family="text">
      <style:text-properties fo:font-size="11pt" style:font-size-asian="11pt" style:font-size-complex="11pt"/>
    </style:style>
    <style:style style:name="T2306" style:parent-style-name="Policepardéfaut" style:family="text">
      <style:text-properties style:text-position="super 63.6%" fo:font-size="11pt" style:font-size-asian="11pt" style:font-size-complex="11pt"/>
    </style:style>
    <style:style style:name="T2307" style:parent-style-name="Policepardéfaut" style:family="text">
      <style:text-properties fo:font-size="11pt" style:font-size-asian="11pt" style:font-size-complex="11pt"/>
    </style:style>
    <style:style style:name="P2308" style:parent-style-name="Textbody" style:family="paragraph">
      <style:paragraph-properties fo:margin-bottom="0in"/>
    </style:style>
    <style:style style:name="T2309" style:parent-style-name="Policepardéfaut" style:family="text">
      <style:text-properties fo:font-size="11pt" style:font-size-asian="11pt" style:font-size-complex="11pt"/>
    </style:style>
    <style:style style:name="T2310" style:parent-style-name="Policepardéfaut" style:family="text">
      <style:text-properties style:text-position="super 63.6%" fo:font-size="11pt" style:font-size-asian="11pt" style:font-size-complex="11pt"/>
    </style:style>
    <style:style style:name="T2311" style:parent-style-name="Policepardéfaut" style:family="text">
      <style:text-properties fo:font-size="11pt" style:font-size-asian="11pt" style:font-size-complex="11pt"/>
    </style:style>
    <style:style style:name="T2312" style:parent-style-name="Policepardéfaut" style:family="text">
      <style:text-properties style:font-name="FreeMono" fo:font-size="11pt" style:font-size-asian="11pt" style:font-size-complex="11pt"/>
    </style:style>
    <style:style style:name="TableRow2313" style:family="table-row">
      <style:table-row-properties style:use-optimal-row-height="false" fo:keep-together="always"/>
    </style:style>
    <style:style style:name="TableCell231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315" style:parent-style-name="Policepardéfaut" style:family="text">
      <style:text-properties style:font-name="FreeMono" fo:font-size="11pt" style:font-size-asian="11pt" style:font-size-complex="11pt"/>
    </style:style>
    <style:style style:name="T2316" style:parent-style-name="Policepardéfaut" style:family="text">
      <style:text-properties fo:font-size="11pt" style:font-size-asian="11pt" style:font-size-complex="11pt"/>
    </style:style>
    <style:style style:name="TableCell231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18" style:parent-style-name="TableContents" style:family="paragraph">
      <style:text-properties fo:font-size="11pt" style:font-size-asian="11pt" style:font-size-complex="11pt"/>
    </style:style>
    <style:style style:name="TableRow2319" style:family="table-row">
      <style:table-row-properties style:use-optimal-row-height="false" fo:keep-together="always"/>
    </style:style>
    <style:style style:name="TableCell232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321" style:parent-style-name="TableContents" style:family="paragraph">
      <style:text-properties fo:font-size="11pt" style:font-size-asian="11pt" style:font-size-complex="11pt"/>
    </style:style>
    <style:style style:name="TableCell232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23" style:parent-style-name="TableContents" style:family="paragraph">
      <style:text-properties fo:font-size="11pt" style:font-size-asian="11pt" style:font-size-complex="11pt"/>
    </style:style>
    <style:style style:name="TableRow2324" style:family="table-row">
      <style:table-row-properties style:use-optimal-row-height="false" fo:keep-together="always"/>
    </style:style>
    <style:style style:name="TableCell232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326" style:parent-style-name="Policepardéfaut" style:family="text">
      <style:text-properties fo:font-size="11pt" style:font-size-asian="11pt" style:font-size-complex="11pt"/>
    </style:style>
    <style:style style:name="T2327" style:parent-style-name="Policepardéfaut" style:family="text">
      <style:text-properties fo:font-style="italic" style:font-style-asian="italic" style:font-style-complex="italic" fo:font-size="11pt" style:font-size-asian="11pt" style:font-size-complex="11pt"/>
    </style:style>
    <style:style style:name="T2328" style:parent-style-name="Policepardéfaut" style:family="text">
      <style:text-properties fo:font-size="11pt" style:font-size-asian="11pt" style:font-size-complex="11pt"/>
    </style:style>
    <style:style style:name="TableCell232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30" style:parent-style-name="TableContents" style:family="paragraph">
      <style:text-properties fo:font-size="11pt" style:font-size-asian="11pt" style:font-size-complex="11pt"/>
    </style:style>
    <style:style style:name="TableRow2331" style:family="table-row">
      <style:table-row-properties style:use-optimal-row-height="false" fo:keep-together="always"/>
    </style:style>
    <style:style style:name="TableCell233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333" style:parent-style-name="TableContents" style:family="paragraph">
      <style:text-properties fo:font-size="11pt" style:font-size-asian="11pt" style:font-size-complex="11pt"/>
    </style:style>
    <style:style style:name="TableCell233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35" style:parent-style-name="TableContents" style:family="paragraph">
      <style:text-properties fo:font-size="11pt" style:font-size-asian="11pt" style:font-size-complex="11pt"/>
    </style:style>
    <style:style style:name="TableColumn2337" style:family="table-column">
      <style:table-column-properties style:column-width="1.5312in" style:use-optimal-column-width="false"/>
    </style:style>
    <style:style style:name="TableColumn2338" style:family="table-column">
      <style:table-column-properties style:column-width="5.1666in" style:use-optimal-column-width="false"/>
    </style:style>
    <style:style style:name="Table2336" style:family="table">
      <style:table-properties style:width="6.6979in" fo:margin-left="0in" table:align="left"/>
    </style:style>
    <style:style style:name="TableRow2339" style:family="table-row">
      <style:table-row-properties style:use-optimal-row-height="false" fo:keep-together="always"/>
    </style:style>
    <style:style style:name="TableCell2340" style:family="table-cell">
      <style:table-cell-properties fo:border="0.0034in solid #B2B2B2" fo:background-color="#DDDDDD" style:writing-mode="lr-tb" fo:padding-top="0.0381in" fo:padding-left="0.0381in" fo:padding-bottom="0.0381in" fo:padding-right="0.0381in"/>
    </style:style>
    <style:style style:name="P2341" style:parent-style-name="TableContents" style:family="paragraph">
      <style:paragraph-properties fo:text-align="center"/>
      <style:text-properties fo:font-weight="bold" style:font-weight-asian="bold" style:font-weight-complex="bold"/>
    </style:style>
    <style:style style:name="TableRow2342" style:family="table-row">
      <style:table-row-properties style:use-optimal-row-height="false" fo:keep-together="always"/>
    </style:style>
    <style:style style:name="TableCell23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44" style:parent-style-name="Textbody" style:family="paragraph">
      <style:paragraph-properties fo:text-align="justify" fo:margin-bottom="0in"/>
      <style:text-properties fo:font-size="11pt" style:font-size-asian="11pt" style:font-size-complex="11pt"/>
    </style:style>
    <style:style style:name="P2345" style:parent-style-name="Textbody" style:family="paragraph">
      <style:paragraph-properties fo:text-align="justify" fo:margin-bottom="0.0784in"/>
      <style:text-properties fo:font-size="11pt" style:font-size-asian="11pt" style:font-size-complex="11pt"/>
    </style:style>
    <style:style style:name="TableColumn2347" style:family="table-column">
      <style:table-column-properties style:column-width="5.8659in" style:use-optimal-column-width="false"/>
    </style:style>
    <style:style style:name="TableColumn2348" style:family="table-column">
      <style:table-column-properties style:column-width="0.7555in" style:use-optimal-column-width="false"/>
    </style:style>
    <style:style style:name="Table2346" style:family="table">
      <style:table-properties style:width="6.6215in" fo:margin-left="0in" table:align="left"/>
    </style:style>
    <style:style style:name="TableRow2349" style:family="table-row">
      <style:table-row-properties style:use-optimal-row-height="false" fo:keep-together="always"/>
    </style:style>
    <style:style style:name="TableCell2350" style:family="table-cell">
      <style:table-cell-properties fo:border="0.0034in solid #B2B2B2" fo:background-color="#DDDDDD" style:writing-mode="lr-tb" fo:padding-top="0.0381in" fo:padding-left="0.0381in" fo:padding-bottom="0.0381in" fo:padding-right="0.0381in"/>
    </style:style>
    <style:style style:name="P235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352" style:family="table-row">
      <style:table-row-properties style:use-optimal-row-height="false" fo:keep-together="always"/>
    </style:style>
    <style:style style:name="TableCell235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354" style:parent-style-name="TableContents" style:family="paragraph">
      <style:paragraph-properties fo:text-align="center"/>
      <style:text-properties fo:font-size="11pt" style:font-size-asian="11pt" style:font-size-complex="11pt"/>
    </style:style>
    <style:style style:name="TableCell2355"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356" style:parent-style-name="TableContents" style:family="paragraph">
      <style:paragraph-properties fo:text-align="center"/>
      <style:text-properties fo:font-size="11pt" style:font-size-asian="11pt" style:font-size-complex="11pt"/>
    </style:style>
    <style:style style:name="TableRow2357" style:family="table-row">
      <style:table-row-properties style:use-optimal-row-height="false" fo:keep-together="always"/>
    </style:style>
    <style:style style:name="TableCell235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359" style:parent-style-name="TableContents" style:family="paragraph">
      <style:paragraph-properties fo:text-align="center"/>
      <style:text-properties style:font-name="FreeMono" fo:font-size="11pt" style:font-size-asian="11pt" style:font-size-complex="11pt"/>
    </style:style>
    <style:style style:name="TableCell23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61" style:parent-style-name="TableContents" style:family="paragraph">
      <style:paragraph-properties fo:text-align="center"/>
      <style:text-properties style:font-name="FreeMono" fo:font-size="11pt" style:font-size-asian="11pt" style:font-size-complex="11pt"/>
    </style:style>
    <style:style style:name="P2362" style:parent-style-name="Textbody" style:family="paragraph">
      <style:paragraph-properties fo:margin-top="0.0784in" fo:margin-bottom="0in"/>
      <style:text-properties fo:font-size="11pt" style:font-size-asian="11pt" style:font-size-complex="11pt"/>
    </style:style>
    <style:style style:name="P2363" style:parent-style-name="Textbody" style:family="paragraph">
      <style:paragraph-properties fo:margin-bottom="0in"/>
    </style:style>
    <style:style style:name="T2364" style:parent-style-name="Policepardéfaut" style:family="text">
      <style:text-properties style:font-name="FreeMono" fo:font-size="11pt" style:font-size-asian="11pt" style:font-size-complex="11pt"/>
    </style:style>
    <style:style style:name="T2365" style:parent-style-name="Policepardéfaut" style:family="text">
      <style:text-properties fo:font-size="11pt" style:font-size-asian="11pt" style:font-size-complex="11pt"/>
    </style:style>
    <style:style style:name="T2366" style:parent-style-name="Policepardéfaut" style:family="text">
      <style:text-properties style:font-name="FreeMono" fo:font-size="11pt" style:font-size-asian="11pt" style:font-size-complex="11pt"/>
    </style:style>
    <style:style style:name="T2367" style:parent-style-name="Policepardéfaut" style:family="text">
      <style:text-properties fo:font-size="11pt" style:font-size-asian="11pt" style:font-size-complex="11pt"/>
    </style:style>
    <style:style style:name="T2368" style:parent-style-name="Policepardéfaut" style:family="text">
      <style:text-properties style:font-name="FreeMono" fo:font-size="11pt" style:font-size-asian="11pt" style:font-size-complex="11pt"/>
    </style:style>
    <style:style style:name="T2369" style:parent-style-name="Policepardéfaut" style:family="text">
      <style:text-properties fo:font-size="11pt" style:font-size-asian="11pt" style:font-size-complex="11pt"/>
    </style:style>
    <style:style style:name="P2370" style:parent-style-name="Textbody" style:family="paragraph">
      <style:paragraph-properties fo:margin-bottom="0in"/>
    </style:style>
    <style:style style:name="T2371" style:parent-style-name="Policepardéfaut" style:family="text">
      <style:text-properties style:font-name="FreeMono" fo:font-size="11pt" style:font-size-asian="11pt" style:font-size-complex="11pt"/>
    </style:style>
    <style:style style:name="T2372" style:parent-style-name="Policepardéfaut" style:family="text">
      <style:text-properties fo:font-size="11pt" style:font-size-asian="11pt" style:font-size-complex="11pt"/>
    </style:style>
    <style:style style:name="TableRow2373" style:family="table-row">
      <style:table-row-properties style:use-optimal-row-height="false" fo:keep-together="always"/>
    </style:style>
    <style:style style:name="TableCell237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375" style:parent-style-name="Policepardéfaut" style:family="text">
      <style:text-properties style:font-name="FreeMono" fo:font-size="11pt" style:font-size-asian="11pt" style:font-size-complex="11pt"/>
    </style:style>
    <style:style style:name="T2376" style:parent-style-name="Policepardéfaut" style:family="text">
      <style:text-properties fo:font-size="11pt" style:font-size-asian="11pt" style:font-size-complex="11pt"/>
    </style:style>
    <style:style style:name="TableCell237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78" style:parent-style-name="TableContents" style:family="paragraph">
      <style:text-properties fo:font-size="11pt" style:font-size-asian="11pt" style:font-size-complex="11pt"/>
    </style:style>
    <style:style style:name="TableRow2379" style:family="table-row">
      <style:table-row-properties style:use-optimal-row-height="false" fo:keep-together="always"/>
    </style:style>
    <style:style style:name="TableCell238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381" style:parent-style-name="TableContents" style:family="paragraph">
      <style:text-properties fo:font-size="11pt" style:font-size-asian="11pt" style:font-size-complex="11pt"/>
    </style:style>
    <style:style style:name="TableCell238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83" style:parent-style-name="TableContents" style:family="paragraph">
      <style:text-properties fo:font-size="11pt" style:font-size-asian="11pt" style:font-size-complex="11pt"/>
    </style:style>
    <style:style style:name="TableRow2384" style:family="table-row">
      <style:table-row-properties style:use-optimal-row-height="false" fo:keep-together="always"/>
    </style:style>
    <style:style style:name="TableCell238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386" style:parent-style-name="Policepardéfaut" style:family="text">
      <style:text-properties fo:font-size="11pt" style:font-size-asian="11pt" style:font-size-complex="11pt"/>
    </style:style>
    <style:style style:name="T2387" style:parent-style-name="Policepardéfaut" style:family="text">
      <style:text-properties fo:font-style="italic" style:font-style-asian="italic" style:font-style-complex="italic" fo:font-size="11pt" style:font-size-asian="11pt" style:font-size-complex="11pt"/>
    </style:style>
    <style:style style:name="T2388" style:parent-style-name="Policepardéfaut" style:family="text">
      <style:text-properties fo:font-size="11pt" style:font-size-asian="11pt" style:font-size-complex="11pt"/>
    </style:style>
    <style:style style:name="TableCell238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90" style:parent-style-name="TableContents" style:family="paragraph">
      <style:text-properties fo:font-size="11pt" style:font-size-asian="11pt" style:font-size-complex="11pt"/>
    </style:style>
    <style:style style:name="TableRow2391" style:family="table-row">
      <style:table-row-properties style:use-optimal-row-height="false" fo:keep-together="always"/>
    </style:style>
    <style:style style:name="TableCell239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393" style:parent-style-name="TableContents" style:family="paragraph">
      <style:text-properties fo:font-size="11pt" style:font-size-asian="11pt" style:font-size-complex="11pt"/>
    </style:style>
    <style:style style:name="TableCell239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395" style:parent-style-name="TableContents" style:family="paragraph">
      <style:text-properties fo:font-size="11pt" style:font-size-asian="11pt" style:font-size-complex="11pt"/>
    </style:style>
    <style:style style:name="TableColumn2397" style:family="table-column">
      <style:table-column-properties style:column-width="1.5312in" style:use-optimal-column-width="false"/>
    </style:style>
    <style:style style:name="TableColumn2398" style:family="table-column">
      <style:table-column-properties style:column-width="5.1666in" style:use-optimal-column-width="false"/>
    </style:style>
    <style:style style:name="Table2396" style:family="table">
      <style:table-properties style:width="6.6979in" fo:margin-left="0in" table:align="left"/>
    </style:style>
    <style:style style:name="TableRow2399" style:family="table-row">
      <style:table-row-properties style:use-optimal-row-height="false" fo:keep-together="always"/>
    </style:style>
    <style:style style:name="TableCell2400" style:family="table-cell">
      <style:table-cell-properties fo:border="0.0034in solid #B2B2B2" fo:background-color="#DDDDDD" style:writing-mode="lr-tb" fo:padding-top="0.0381in" fo:padding-left="0.0381in" fo:padding-bottom="0.0381in" fo:padding-right="0.0381in"/>
    </style:style>
    <style:style style:name="P2401" style:parent-style-name="TableContents" style:family="paragraph">
      <style:paragraph-properties fo:text-align="center"/>
      <style:text-properties fo:font-weight="bold" style:font-weight-asian="bold" style:font-weight-complex="bold"/>
    </style:style>
    <style:style style:name="TableRow2402" style:family="table-row">
      <style:table-row-properties style:use-optimal-row-height="false" fo:keep-together="always"/>
    </style:style>
    <style:style style:name="TableCell24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04" style:parent-style-name="Textbody" style:family="paragraph">
      <style:paragraph-properties fo:text-align="justify" fo:margin-bottom="0in"/>
      <style:text-properties fo:font-size="11pt" style:font-size-asian="11pt" style:font-size-complex="11pt"/>
    </style:style>
    <style:style style:name="P2405" style:parent-style-name="Textbody" style:family="paragraph">
      <style:paragraph-properties fo:text-align="justify" fo:margin-bottom="0in"/>
      <style:text-properties fo:font-size="11pt" style:font-size-asian="11pt" style:font-size-complex="11pt"/>
    </style:style>
    <style:style style:name="P2406" style:parent-style-name="Textbody" style:family="paragraph">
      <style:paragraph-properties fo:text-align="justify" fo:margin-bottom="0.0784in"/>
      <style:text-properties fo:font-size="11pt" style:font-size-asian="11pt" style:font-size-complex="11pt"/>
    </style:style>
    <style:style style:name="TableColumn2408" style:family="table-column">
      <style:table-column-properties style:column-width="0.5923in" style:use-optimal-column-width="false"/>
    </style:style>
    <style:style style:name="TableColumn2409" style:family="table-column">
      <style:table-column-properties style:column-width="6.0291in" style:use-optimal-column-width="false"/>
    </style:style>
    <style:style style:name="Table2407" style:family="table">
      <style:table-properties style:width="6.6215in" fo:margin-left="0in" table:align="left"/>
    </style:style>
    <style:style style:name="TableRow2410" style:family="table-row">
      <style:table-row-properties style:use-optimal-row-height="false" fo:keep-together="always"/>
    </style:style>
    <style:style style:name="TableCell2411" style:family="table-cell">
      <style:table-cell-properties fo:border="0.0034in solid #B2B2B2" fo:background-color="#DDDDDD" style:writing-mode="lr-tb" fo:padding-top="0.0381in" fo:padding-left="0.0381in" fo:padding-bottom="0.0381in" fo:padding-right="0.0381in"/>
    </style:style>
    <style:style style:name="P241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413" style:family="table-row">
      <style:table-row-properties style:use-optimal-row-height="false" fo:keep-together="always"/>
    </style:style>
    <style:style style:name="TableCell241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415" style:parent-style-name="TableContents" style:family="paragraph">
      <style:paragraph-properties fo:text-align="center"/>
      <style:text-properties fo:font-size="11pt" style:font-size-asian="11pt" style:font-size-complex="11pt"/>
    </style:style>
    <style:style style:name="TableCell2416"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417" style:parent-style-name="TableContents" style:family="paragraph">
      <style:paragraph-properties fo:text-align="center"/>
      <style:text-properties fo:font-size="11pt" style:font-size-asian="11pt" style:font-size-complex="11pt"/>
    </style:style>
    <style:style style:name="TableRow2418" style:family="table-row">
      <style:table-row-properties style:use-optimal-row-height="false" fo:keep-together="always"/>
    </style:style>
    <style:style style:name="TableCell241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420" style:parent-style-name="TableContents" style:family="paragraph">
      <style:paragraph-properties fo:text-align="center"/>
      <style:text-properties style:font-name="FreeMono" fo:font-size="11pt" style:font-size-asian="11pt" style:font-size-complex="11pt"/>
    </style:style>
    <style:style style:name="TableCell242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22" style:parent-style-name="TableContents" style:family="paragraph">
      <style:paragraph-properties fo:text-align="center"/>
      <style:text-properties style:font-name="FreeMono" fo:font-size="11pt" style:font-size-asian="11pt" style:font-size-complex="11pt"/>
    </style:style>
    <style:style style:name="P2423" style:parent-style-name="Textbody" style:family="paragraph">
      <style:paragraph-properties fo:margin-top="0.0784in" fo:margin-bottom="0in"/>
      <style:text-properties fo:font-size="11pt" style:font-size-asian="11pt" style:font-size-complex="11pt"/>
    </style:style>
    <style:style style:name="P2424" style:parent-style-name="Textbody" style:family="paragraph">
      <style:paragraph-properties fo:margin-bottom="0in"/>
    </style:style>
    <style:style style:name="T2425" style:parent-style-name="Policepardéfaut" style:family="text">
      <style:text-properties style:font-name="FreeMono" fo:font-size="11pt" style:font-size-asian="11pt" style:font-size-complex="11pt"/>
    </style:style>
    <style:style style:name="T2426" style:parent-style-name="Policepardéfaut" style:family="text">
      <style:text-properties fo:font-size="11pt" style:font-size-asian="11pt" style:font-size-complex="11pt"/>
    </style:style>
    <style:style style:name="P2427" style:parent-style-name="Textbody" style:family="paragraph">
      <style:paragraph-properties fo:margin-top="0.0784in" fo:margin-bottom="0.0784in"/>
      <style:text-properties fo:font-size="11pt" style:font-size-asian="11pt" style:font-size-complex="11pt"/>
    </style:style>
    <style:style style:name="TableColumn2429" style:family="table-column">
      <style:table-column-properties style:column-width="0.5923in" style:use-optimal-column-width="false"/>
    </style:style>
    <style:style style:name="TableColumn2430" style:family="table-column">
      <style:table-column-properties style:column-width="2.7541in" style:use-optimal-column-width="false"/>
    </style:style>
    <style:style style:name="TableColumn2431" style:family="table-column">
      <style:table-column-properties style:column-width="3.268in" style:use-optimal-column-width="false"/>
    </style:style>
    <style:style style:name="Table2428" style:family="table">
      <style:table-properties style:width="6.6145in" fo:margin-left="0in" table:align="left"/>
    </style:style>
    <style:style style:name="TableRow2432" style:family="table-row">
      <style:table-row-properties style:use-optimal-row-height="false" fo:keep-together="always"/>
    </style:style>
    <style:style style:name="TableCell2433"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43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435" style:family="table-cell">
      <style:table-cell-properties fo:border="0.0034in solid #B2B2B2" fo:background-color="#DDDDDD" style:writing-mode="lr-tb" fo:padding-top="0.0381in" fo:padding-left="0.0381in" fo:padding-bottom="0.0381in" fo:padding-right="0.0381in"/>
    </style:style>
    <style:style style:name="P243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437" style:family="table-row">
      <style:table-row-properties style:use-optimal-row-height="false" fo:keep-together="always"/>
    </style:style>
    <style:style style:name="TableCell243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439" style:parent-style-name="TableContents" style:family="paragraph">
      <style:paragraph-properties fo:text-align="center"/>
      <style:text-properties fo:font-size="11pt" style:font-size-asian="11pt" style:font-size-complex="11pt"/>
    </style:style>
    <style:style style:name="TableCell244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441" style:parent-style-name="TableContents" style:family="paragraph">
      <style:paragraph-properties fo:text-align="center"/>
      <style:text-properties fo:font-size="11pt" style:font-size-asian="11pt" style:font-size-complex="11pt"/>
    </style:style>
    <style:style style:name="TableCell2442"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443" style:parent-style-name="TableContents" style:family="paragraph">
      <style:paragraph-properties fo:text-align="center"/>
      <style:text-properties fo:font-size="11pt" style:font-size-asian="11pt" style:font-size-complex="11pt"/>
    </style:style>
    <style:style style:name="TableRow2444" style:family="table-row">
      <style:table-row-properties style:use-optimal-row-height="false" fo:keep-together="always"/>
    </style:style>
    <style:style style:name="TableCell244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446" style:parent-style-name="TableContents" style:family="paragraph">
      <style:paragraph-properties fo:text-align="center"/>
      <style:text-properties style:font-name="FreeMono" fo:font-size="11pt" style:font-size-asian="11pt" style:font-size-complex="11pt"/>
    </style:style>
    <style:style style:name="TableCell244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448" style:parent-style-name="TableContents" style:family="paragraph">
      <style:paragraph-properties fo:text-align="center"/>
      <style:text-properties style:font-name="FreeMono" fo:font-size="11pt" style:font-size-asian="11pt" style:font-size-complex="11pt"/>
    </style:style>
    <style:style style:name="TableCell244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50" style:parent-style-name="TableContents" style:family="paragraph">
      <style:paragraph-properties fo:text-align="center"/>
      <style:text-properties style:font-name="FreeMono" fo:font-size="11pt" style:font-size-asian="11pt" style:font-size-complex="11pt"/>
    </style:style>
    <style:style style:name="P2451" style:parent-style-name="Textbody" style:family="paragraph">
      <style:paragraph-properties fo:margin-top="0.0784in" fo:margin-bottom="0in"/>
    </style:style>
    <style:style style:name="T2452" style:parent-style-name="Policepardéfaut" style:family="text">
      <style:text-properties fo:font-size="11pt" style:font-size-asian="11pt" style:font-size-complex="11pt"/>
    </style:style>
    <style:style style:name="T2453" style:parent-style-name="Policepardéfaut" style:family="text">
      <style:text-properties style:font-name="FreeMono" fo:font-size="11pt" style:font-size-asian="11pt" style:font-size-complex="11pt"/>
    </style:style>
    <style:style style:name="T2454" style:parent-style-name="Policepardéfaut" style:family="text">
      <style:text-properties fo:font-size="11pt" style:font-size-asian="11pt" style:font-size-complex="11pt"/>
    </style:style>
    <style:style style:name="TableRow2455" style:family="table-row">
      <style:table-row-properties style:use-optimal-row-height="false" fo:keep-together="always"/>
    </style:style>
    <style:style style:name="TableCell245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457" style:parent-style-name="Policepardéfaut" style:family="text">
      <style:text-properties style:font-name="FreeMono" fo:font-size="11pt" style:font-size-asian="11pt" style:font-size-complex="11pt"/>
    </style:style>
    <style:style style:name="T2458" style:parent-style-name="Policepardéfaut" style:family="text">
      <style:text-properties fo:font-size="11pt" style:font-size-asian="11pt" style:font-size-complex="11pt"/>
    </style:style>
    <style:style style:name="TableCell245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60" style:parent-style-name="TableContents" style:family="paragraph">
      <style:text-properties fo:font-size="11pt" style:font-size-asian="11pt" style:font-size-complex="11pt"/>
    </style:style>
    <style:style style:name="TableRow2461" style:family="table-row">
      <style:table-row-properties style:use-optimal-row-height="false" fo:keep-together="always"/>
    </style:style>
    <style:style style:name="TableCell246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463" style:parent-style-name="TableContents" style:family="paragraph">
      <style:text-properties fo:font-size="11pt" style:font-size-asian="11pt" style:font-size-complex="11pt"/>
    </style:style>
    <style:style style:name="TableCell246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65" style:parent-style-name="TableContents" style:family="paragraph">
      <style:text-properties fo:font-size="11pt" style:font-size-asian="11pt" style:font-size-complex="11pt"/>
    </style:style>
    <style:style style:name="TableRow2466" style:family="table-row">
      <style:table-row-properties style:use-optimal-row-height="false" fo:keep-together="always"/>
    </style:style>
    <style:style style:name="TableCell246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468" style:parent-style-name="Policepardéfaut" style:family="text">
      <style:text-properties fo:font-size="11pt" style:font-size-asian="11pt" style:font-size-complex="11pt"/>
    </style:style>
    <style:style style:name="T2469" style:parent-style-name="Policepardéfaut" style:family="text">
      <style:text-properties fo:font-style="italic" style:font-style-asian="italic" style:font-style-complex="italic" fo:font-size="11pt" style:font-size-asian="11pt" style:font-size-complex="11pt"/>
    </style:style>
    <style:style style:name="T2470" style:parent-style-name="Policepardéfaut" style:family="text">
      <style:text-properties fo:font-size="11pt" style:font-size-asian="11pt" style:font-size-complex="11pt"/>
    </style:style>
    <style:style style:name="TableCell247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72" style:parent-style-name="TableContents" style:family="paragraph">
      <style:text-properties fo:font-size="11pt" style:font-size-asian="11pt" style:font-size-complex="11pt"/>
    </style:style>
    <style:style style:name="TableRow2473" style:family="table-row">
      <style:table-row-properties style:use-optimal-row-height="false" fo:keep-together="always"/>
    </style:style>
    <style:style style:name="TableCell247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475" style:parent-style-name="TableContents" style:family="paragraph">
      <style:text-properties fo:font-size="11pt" style:font-size-asian="11pt" style:font-size-complex="11pt"/>
    </style:style>
    <style:style style:name="TableCell247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77" style:parent-style-name="TableContents" style:family="paragraph">
      <style:text-properties fo:font-size="11pt" style:font-size-asian="11pt" style:font-size-complex="11pt"/>
    </style:style>
    <style:style style:name="TableColumn2479" style:family="table-column">
      <style:table-column-properties style:column-width="1.5312in" style:use-optimal-column-width="false"/>
    </style:style>
    <style:style style:name="TableColumn2480" style:family="table-column">
      <style:table-column-properties style:column-width="5.1666in" style:use-optimal-column-width="false"/>
    </style:style>
    <style:style style:name="Table2478" style:family="table">
      <style:table-properties style:width="6.6979in" fo:margin-left="0in" table:align="left"/>
    </style:style>
    <style:style style:name="TableRow2481" style:family="table-row">
      <style:table-row-properties style:use-optimal-row-height="false" fo:keep-together="always"/>
    </style:style>
    <style:style style:name="TableCell2482" style:family="table-cell">
      <style:table-cell-properties fo:border="0.0034in solid #B2B2B2" fo:background-color="#DDDDDD" style:writing-mode="lr-tb" fo:padding-top="0.0381in" fo:padding-left="0.0381in" fo:padding-bottom="0.0381in" fo:padding-right="0.0381in"/>
    </style:style>
    <style:style style:name="P2483" style:parent-style-name="TableContents" style:family="paragraph">
      <style:paragraph-properties fo:text-align="center"/>
      <style:text-properties fo:font-weight="bold" style:font-weight-asian="bold" style:font-weight-complex="bold"/>
    </style:style>
    <style:style style:name="TableRow2484" style:family="table-row">
      <style:table-row-properties style:use-optimal-row-height="false" fo:keep-together="always"/>
    </style:style>
    <style:style style:name="TableCell248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86" style:parent-style-name="Textbody" style:family="paragraph">
      <style:paragraph-properties fo:text-align="justify" fo:margin-bottom="0in"/>
      <style:text-properties fo:font-size="11pt" style:font-size-asian="11pt" style:font-size-complex="11pt"/>
    </style:style>
    <style:style style:name="P2487" style:parent-style-name="Textbody" style:family="paragraph">
      <style:paragraph-properties fo:text-align="justify" fo:margin-bottom="0in"/>
      <style:text-properties fo:font-size="11pt" style:font-size-asian="11pt" style:font-size-complex="11pt"/>
    </style:style>
    <style:style style:name="TableRow2488" style:family="table-row">
      <style:table-row-properties style:use-optimal-row-height="false" fo:keep-together="always"/>
    </style:style>
    <style:style style:name="TableCell248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490" style:parent-style-name="Policepardéfaut" style:family="text">
      <style:text-properties style:font-name="FreeMono" fo:font-size="11pt" style:font-size-asian="11pt" style:font-size-complex="11pt"/>
    </style:style>
    <style:style style:name="T2491" style:parent-style-name="Policepardéfaut" style:family="text">
      <style:text-properties fo:font-size="11pt" style:font-size-asian="11pt" style:font-size-complex="11pt"/>
    </style:style>
    <style:style style:name="TableCell249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93" style:parent-style-name="TableContents" style:family="paragraph">
      <style:text-properties fo:font-size="11pt" style:font-size-asian="11pt" style:font-size-complex="11pt"/>
    </style:style>
    <style:style style:name="TableRow2494" style:family="table-row">
      <style:table-row-properties style:use-optimal-row-height="false" fo:keep-together="always"/>
    </style:style>
    <style:style style:name="TableCell249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496" style:parent-style-name="TableContents" style:family="paragraph">
      <style:text-properties fo:font-size="11pt" style:font-size-asian="11pt" style:font-size-complex="11pt"/>
    </style:style>
    <style:style style:name="TableCell249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498" style:parent-style-name="TableContents" style:family="paragraph">
      <style:text-properties fo:font-size="11pt" style:font-size-asian="11pt" style:font-size-complex="11pt"/>
    </style:style>
    <style:style style:name="TableRow2499" style:family="table-row">
      <style:table-row-properties style:use-optimal-row-height="false" fo:keep-together="always"/>
    </style:style>
    <style:style style:name="TableCell25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501" style:parent-style-name="Policepardéfaut" style:family="text">
      <style:text-properties fo:font-size="11pt" style:font-size-asian="11pt" style:font-size-complex="11pt"/>
    </style:style>
    <style:style style:name="T2502" style:parent-style-name="Policepardéfaut" style:family="text">
      <style:text-properties fo:font-style="italic" style:font-style-asian="italic" style:font-style-complex="italic" fo:font-size="11pt" style:font-size-asian="11pt" style:font-size-complex="11pt"/>
    </style:style>
    <style:style style:name="T2503" style:parent-style-name="Policepardéfaut" style:family="text">
      <style:text-properties fo:font-size="11pt" style:font-size-asian="11pt" style:font-size-complex="11pt"/>
    </style:style>
    <style:style style:name="TableCell250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05" style:parent-style-name="TableContents" style:family="paragraph">
      <style:text-properties fo:font-size="11pt" style:font-size-asian="11pt" style:font-size-complex="11pt"/>
    </style:style>
    <style:style style:name="TableRow2506" style:family="table-row">
      <style:table-row-properties style:use-optimal-row-height="false" fo:keep-together="always"/>
    </style:style>
    <style:style style:name="TableCell250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508" style:parent-style-name="TableContents" style:family="paragraph">
      <style:text-properties fo:font-size="11pt" style:font-size-asian="11pt" style:font-size-complex="11pt"/>
    </style:style>
    <style:style style:name="TableCell250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10" style:parent-style-name="TableContents" style:family="paragraph">
      <style:text-properties fo:font-size="11pt" style:font-size-asian="11pt" style:font-size-complex="11pt"/>
    </style:style>
    <style:style style:name="TableColumn2512" style:family="table-column">
      <style:table-column-properties style:column-width="1.5312in" style:use-optimal-column-width="false"/>
    </style:style>
    <style:style style:name="TableColumn2513" style:family="table-column">
      <style:table-column-properties style:column-width="5.1666in" style:use-optimal-column-width="false"/>
    </style:style>
    <style:style style:name="Table2511" style:family="table">
      <style:table-properties style:width="6.6979in" fo:margin-left="0in" table:align="left"/>
    </style:style>
    <style:style style:name="TableRow2514" style:family="table-row">
      <style:table-row-properties style:use-optimal-row-height="false" fo:keep-together="always"/>
    </style:style>
    <style:style style:name="TableCell2515" style:family="table-cell">
      <style:table-cell-properties fo:border="0.0034in solid #B2B2B2" fo:background-color="#DDDDDD" style:writing-mode="lr-tb" fo:padding-top="0.0381in" fo:padding-left="0.0381in" fo:padding-bottom="0.0381in" fo:padding-right="0.0381in"/>
    </style:style>
    <style:style style:name="P2516" style:parent-style-name="TableContents" style:family="paragraph">
      <style:paragraph-properties fo:text-align="center"/>
      <style:text-properties fo:font-weight="bold" style:font-weight-asian="bold" style:font-weight-complex="bold"/>
    </style:style>
    <style:style style:name="TableRow2517" style:family="table-row">
      <style:table-row-properties style:use-optimal-row-height="false" fo:keep-together="always"/>
    </style:style>
    <style:style style:name="TableCell251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19" style:parent-style-name="Textbody" style:family="paragraph">
      <style:paragraph-properties fo:text-align="justify" fo:margin-bottom="0in"/>
      <style:text-properties fo:font-size="11pt" style:font-size-asian="11pt" style:font-size-complex="11pt"/>
    </style:style>
    <style:style style:name="P2520" style:parent-style-name="Textbody" style:family="paragraph">
      <style:paragraph-properties fo:text-align="justify" fo:margin-bottom="0in"/>
      <style:text-properties fo:font-size="11pt" style:font-size-asian="11pt" style:font-size-complex="11pt"/>
    </style:style>
    <style:style style:name="TableColumn2522" style:family="table-column">
      <style:table-column-properties style:column-width="2.2069in" style:use-optimal-column-width="false"/>
    </style:style>
    <style:style style:name="TableColumn2523" style:family="table-column">
      <style:table-column-properties style:column-width="1.8493in" style:use-optimal-column-width="false"/>
    </style:style>
    <style:style style:name="TableColumn2524" style:family="table-column">
      <style:table-column-properties style:column-width="2.5652in" style:use-optimal-column-width="false"/>
    </style:style>
    <style:style style:name="Table2521" style:family="table">
      <style:table-properties style:width="6.6215in" fo:margin-left="0in" table:align="left"/>
    </style:style>
    <style:style style:name="TableRow2525" style:family="table-row">
      <style:table-row-properties style:use-optimal-row-height="false" fo:keep-together="always"/>
    </style:style>
    <style:style style:name="TableCell252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52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528" style:family="table-cell">
      <style:table-cell-properties fo:border="0.0034in solid #B2B2B2" fo:background-color="#DDDDDD" style:writing-mode="lr-tb" fo:padding-top="0.0381in" fo:padding-left="0.0381in" fo:padding-bottom="0.0381in" fo:padding-right="0.0381in"/>
    </style:style>
    <style:style style:name="P252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530" style:family="table-row">
      <style:table-row-properties style:use-optimal-row-height="false" fo:keep-together="always"/>
    </style:style>
    <style:style style:name="TableCell253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532" style:parent-style-name="TableContents" style:family="paragraph">
      <style:paragraph-properties fo:text-align="center"/>
      <style:text-properties fo:font-size="11pt" style:font-size-asian="11pt" style:font-size-complex="11pt"/>
    </style:style>
    <style:style style:name="TableCell253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534" style:parent-style-name="TableContents" style:family="paragraph">
      <style:paragraph-properties fo:text-align="center"/>
      <style:text-properties fo:font-size="11pt" style:font-size-asian="11pt" style:font-size-complex="11pt"/>
    </style:style>
    <style:style style:name="TableCell2535"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536" style:parent-style-name="TableContents" style:family="paragraph">
      <style:paragraph-properties fo:text-align="center"/>
      <style:text-properties fo:font-size="11pt" style:font-size-asian="11pt" style:font-size-complex="11pt"/>
    </style:style>
    <style:style style:name="TableRow2537" style:family="table-row">
      <style:table-row-properties style:use-optimal-row-height="false" fo:keep-together="always"/>
    </style:style>
    <style:style style:name="TableCell253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539" style:parent-style-name="TableContents" style:family="paragraph">
      <style:paragraph-properties fo:text-align="center"/>
      <style:text-properties style:font-name="FreeMono" fo:font-size="11pt" style:font-size-asian="11pt" style:font-size-complex="11pt"/>
    </style:style>
    <style:style style:name="TableCell254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541" style:parent-style-name="TableContents" style:family="paragraph">
      <style:paragraph-properties fo:text-align="center"/>
      <style:text-properties style:font-name="FreeMono" fo:font-size="11pt" style:font-size-asian="11pt" style:font-size-complex="11pt"/>
    </style:style>
    <style:style style:name="TableCell254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43" style:parent-style-name="TableContents" style:family="paragraph">
      <style:paragraph-properties fo:text-align="center"/>
      <style:text-properties style:font-name="FreeMono" fo:font-size="11pt" style:font-size-asian="11pt" style:font-size-complex="11pt"/>
    </style:style>
    <style:style style:name="P2544" style:parent-style-name="Textbody" style:family="paragraph">
      <style:paragraph-properties fo:text-align="justify" fo:margin-top="0.0784in" fo:margin-bottom="0in"/>
      <style:text-properties fo:font-size="11pt" style:font-size-asian="11pt" style:font-size-complex="11pt"/>
    </style:style>
    <style:style style:name="P2545" style:parent-style-name="Textbody" style:family="paragraph">
      <style:paragraph-properties fo:text-align="justify" fo:margin-bottom="0in"/>
    </style:style>
    <style:style style:name="T2546" style:parent-style-name="Policepardéfaut" style:family="text">
      <style:text-properties fo:font-size="11pt" style:font-size-asian="11pt" style:font-size-complex="11pt"/>
    </style:style>
    <style:style style:name="T2547" style:parent-style-name="Policepardéfaut" style:family="text">
      <style:text-properties style:font-name="FreeMono" fo:font-size="11pt" style:font-size-asian="11pt" style:font-size-complex="11pt"/>
    </style:style>
    <style:style style:name="T2548" style:parent-style-name="Policepardéfaut" style:family="text">
      <style:text-properties fo:font-size="11pt" style:font-size-asian="11pt" style:font-size-complex="11pt"/>
    </style:style>
    <style:style style:name="P2549" style:parent-style-name="Textbody" style:family="paragraph">
      <style:paragraph-properties fo:text-align="justify" fo:margin-bottom="0in"/>
    </style:style>
    <style:style style:name="T2550" style:parent-style-name="Policepardéfaut" style:family="text">
      <style:text-properties style:font-name="FreeMono" fo:font-size="11pt" style:font-size-asian="11pt" style:font-size-complex="11pt"/>
    </style:style>
    <style:style style:name="T2551" style:parent-style-name="Policepardéfaut" style:family="text">
      <style:text-properties fo:font-size="11pt" style:font-size-asian="11pt" style:font-size-complex="11pt"/>
    </style:style>
    <style:style style:name="P2552" style:parent-style-name="Textbody" style:family="paragraph">
      <style:paragraph-properties fo:text-align="justify" fo:margin-top="0.0784in" fo:margin-bottom="0in"/>
    </style:style>
    <style:style style:name="T2553" style:parent-style-name="Policepardéfaut" style:family="text">
      <style:text-properties fo:font-size="11pt" style:font-size-asian="11pt" style:font-size-complex="11pt"/>
    </style:style>
    <style:style style:name="T2554" style:parent-style-name="Policepardéfaut" style:family="text">
      <style:text-properties fo:font-size="11pt" style:font-size-asian="11pt" style:font-size-complex="11pt"/>
    </style:style>
    <style:style style:name="T2555" style:parent-style-name="Policepardéfaut" style:family="text">
      <style:text-properties style:font-name="FreeMono" fo:font-size="11pt" style:font-size-asian="11pt" style:font-size-complex="11pt"/>
    </style:style>
    <style:style style:name="T2556" style:parent-style-name="Policepardéfaut" style:family="text">
      <style:text-properties fo:font-size="11pt" style:font-size-asian="11pt" style:font-size-complex="11pt"/>
    </style:style>
    <style:style style:name="TableRow2557" style:family="table-row">
      <style:table-row-properties style:use-optimal-row-height="false" fo:keep-together="always"/>
    </style:style>
    <style:style style:name="TableCell255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559" style:parent-style-name="Policepardéfaut" style:family="text">
      <style:text-properties style:font-name="FreeMono" fo:font-size="11pt" style:font-size-asian="11pt" style:font-size-complex="11pt"/>
    </style:style>
    <style:style style:name="T2560" style:parent-style-name="Policepardéfaut" style:family="text">
      <style:text-properties fo:font-size="11pt" style:font-size-asian="11pt" style:font-size-complex="11pt"/>
    </style:style>
    <style:style style:name="TableCell256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62" style:parent-style-name="TableContents" style:family="paragraph">
      <style:text-properties fo:font-size="11pt" style:font-size-asian="11pt" style:font-size-complex="11pt"/>
    </style:style>
    <style:style style:name="TableRow2563" style:family="table-row">
      <style:table-row-properties style:use-optimal-row-height="false" fo:keep-together="always"/>
    </style:style>
    <style:style style:name="TableCell256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565" style:parent-style-name="TableContents" style:family="paragraph">
      <style:text-properties fo:font-size="11pt" style:font-size-asian="11pt" style:font-size-complex="11pt"/>
    </style:style>
    <style:style style:name="TableCell256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67" style:parent-style-name="TableContents" style:family="paragraph">
      <style:text-properties fo:font-size="11pt" style:font-size-asian="11pt" style:font-size-complex="11pt"/>
    </style:style>
    <style:style style:name="TableRow2568" style:family="table-row">
      <style:table-row-properties style:use-optimal-row-height="false" fo:keep-together="always"/>
    </style:style>
    <style:style style:name="TableCell256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570" style:parent-style-name="Policepardéfaut" style:family="text">
      <style:text-properties fo:font-size="11pt" style:font-size-asian="11pt" style:font-size-complex="11pt"/>
    </style:style>
    <style:style style:name="T2571" style:parent-style-name="Policepardéfaut" style:family="text">
      <style:text-properties fo:font-style="italic" style:font-style-asian="italic" style:font-style-complex="italic" fo:font-size="11pt" style:font-size-asian="11pt" style:font-size-complex="11pt"/>
    </style:style>
    <style:style style:name="T2572" style:parent-style-name="Policepardéfaut" style:family="text">
      <style:text-properties fo:font-size="11pt" style:font-size-asian="11pt" style:font-size-complex="11pt"/>
    </style:style>
    <style:style style:name="TableCell257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74" style:parent-style-name="TableContents" style:family="paragraph">
      <style:text-properties fo:font-size="11pt" style:font-size-asian="11pt" style:font-size-complex="11pt"/>
    </style:style>
    <style:style style:name="TableRow2575" style:family="table-row">
      <style:table-row-properties style:use-optimal-row-height="false" fo:keep-together="always"/>
    </style:style>
    <style:style style:name="TableCell257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577" style:parent-style-name="TableContents" style:family="paragraph">
      <style:text-properties fo:font-size="11pt" style:font-size-asian="11pt" style:font-size-complex="11pt"/>
    </style:style>
    <style:style style:name="TableCell257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79" style:parent-style-name="TableContents" style:family="paragraph">
      <style:text-properties fo:font-size="11pt" style:font-size-asian="11pt" style:font-size-complex="11pt"/>
    </style:style>
    <style:style style:name="TableColumn2581" style:family="table-column">
      <style:table-column-properties style:column-width="1.5312in" style:use-optimal-column-width="false"/>
    </style:style>
    <style:style style:name="TableColumn2582" style:family="table-column">
      <style:table-column-properties style:column-width="5.1666in" style:use-optimal-column-width="false"/>
    </style:style>
    <style:style style:name="Table2580" style:family="table">
      <style:table-properties style:width="6.6979in" fo:margin-left="0in" table:align="left"/>
    </style:style>
    <style:style style:name="TableRow2583" style:family="table-row">
      <style:table-row-properties style:use-optimal-row-height="false" fo:keep-together="always"/>
    </style:style>
    <style:style style:name="TableCell2584" style:family="table-cell">
      <style:table-cell-properties fo:border="0.0034in solid #B2B2B2" fo:background-color="#DDDDDD" style:writing-mode="lr-tb" fo:padding-top="0.0381in" fo:padding-left="0.0381in" fo:padding-bottom="0.0381in" fo:padding-right="0.0381in"/>
    </style:style>
    <style:style style:name="P2585" style:parent-style-name="TableContents" style:family="paragraph">
      <style:paragraph-properties fo:text-align="center"/>
      <style:text-properties fo:font-weight="bold" style:font-weight-asian="bold" style:font-weight-complex="bold"/>
    </style:style>
    <style:style style:name="TableRow2586" style:family="table-row">
      <style:table-row-properties style:use-optimal-row-height="false" fo:keep-together="always"/>
    </style:style>
    <style:style style:name="TableCell258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88" style:parent-style-name="Textbody" style:family="paragraph">
      <style:paragraph-properties fo:text-align="justify" fo:margin-bottom="0in"/>
      <style:text-properties fo:font-size="11pt" style:font-size-asian="11pt" style:font-size-complex="11pt"/>
    </style:style>
    <style:style style:name="TableRow2589" style:family="table-row">
      <style:table-row-properties style:use-optimal-row-height="false" fo:keep-together="always"/>
    </style:style>
    <style:style style:name="TableCell259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591" style:parent-style-name="Policepardéfaut" style:family="text">
      <style:text-properties style:font-name="FreeMono" fo:font-size="11pt" style:font-size-asian="11pt" style:font-size-complex="11pt"/>
    </style:style>
    <style:style style:name="T2592" style:parent-style-name="Policepardéfaut" style:family="text">
      <style:text-properties fo:font-size="11pt" style:font-size-asian="11pt" style:font-size-complex="11pt"/>
    </style:style>
    <style:style style:name="TableCell259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94" style:parent-style-name="TableContents" style:family="paragraph">
      <style:text-properties fo:font-size="11pt" style:font-size-asian="11pt" style:font-size-complex="11pt"/>
    </style:style>
    <style:style style:name="TableRow2595" style:family="table-row">
      <style:table-row-properties style:use-optimal-row-height="false" fo:keep-together="always"/>
    </style:style>
    <style:style style:name="TableCell259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597" style:parent-style-name="TableContents" style:family="paragraph">
      <style:text-properties fo:font-size="11pt" style:font-size-asian="11pt" style:font-size-complex="11pt"/>
    </style:style>
    <style:style style:name="TableCell259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599" style:parent-style-name="TableContents" style:family="paragraph">
      <style:text-properties fo:font-size="11pt" style:font-size-asian="11pt" style:font-size-complex="11pt"/>
    </style:style>
    <style:style style:name="TableRow2600" style:family="table-row">
      <style:table-row-properties style:use-optimal-row-height="false" fo:keep-together="always"/>
    </style:style>
    <style:style style:name="TableCell260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602" style:parent-style-name="Policepardéfaut" style:family="text">
      <style:text-properties fo:font-size="11pt" style:font-size-asian="11pt" style:font-size-complex="11pt"/>
    </style:style>
    <style:style style:name="T2603" style:parent-style-name="Policepardéfaut" style:family="text">
      <style:text-properties fo:font-style="italic" style:font-style-asian="italic" style:font-style-complex="italic" fo:font-size="11pt" style:font-size-asian="11pt" style:font-size-complex="11pt"/>
    </style:style>
    <style:style style:name="T2604" style:parent-style-name="Policepardéfaut" style:family="text">
      <style:text-properties fo:font-size="11pt" style:font-size-asian="11pt" style:font-size-complex="11pt"/>
    </style:style>
    <style:style style:name="TableCell260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06" style:parent-style-name="TableContents" style:family="paragraph">
      <style:text-properties fo:font-size="11pt" style:font-size-asian="11pt" style:font-size-complex="11pt"/>
    </style:style>
    <style:style style:name="TableRow2607" style:family="table-row">
      <style:table-row-properties style:use-optimal-row-height="false" fo:keep-together="always"/>
    </style:style>
    <style:style style:name="TableCell260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609" style:parent-style-name="TableContents" style:family="paragraph">
      <style:text-properties fo:font-size="11pt" style:font-size-asian="11pt" style:font-size-complex="11pt"/>
    </style:style>
    <style:style style:name="TableCell261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11" style:parent-style-name="TableContents" style:family="paragraph">
      <style:text-properties fo:font-size="11pt" style:font-size-asian="11pt" style:font-size-complex="11pt"/>
    </style:style>
    <style:style style:name="TableColumn2613" style:family="table-column">
      <style:table-column-properties style:column-width="1.5312in" style:use-optimal-column-width="false"/>
    </style:style>
    <style:style style:name="TableColumn2614" style:family="table-column">
      <style:table-column-properties style:column-width="5.1666in" style:use-optimal-column-width="false"/>
    </style:style>
    <style:style style:name="Table2612" style:family="table">
      <style:table-properties style:width="6.6979in" fo:margin-left="0in" table:align="left"/>
    </style:style>
    <style:style style:name="TableRow2615" style:family="table-row">
      <style:table-row-properties style:use-optimal-row-height="false" fo:keep-together="always"/>
    </style:style>
    <style:style style:name="TableCell2616" style:family="table-cell">
      <style:table-cell-properties fo:border="0.0034in solid #B2B2B2" fo:background-color="#DDDDDD" style:writing-mode="lr-tb" fo:padding-top="0.0381in" fo:padding-left="0.0381in" fo:padding-bottom="0.0381in" fo:padding-right="0.0381in"/>
    </style:style>
    <style:style style:name="P2617" style:parent-style-name="TableContents" style:family="paragraph">
      <style:paragraph-properties fo:text-align="center"/>
      <style:text-properties fo:font-weight="bold" style:font-weight-asian="bold" style:font-weight-complex="bold"/>
    </style:style>
    <style:style style:name="TableRow2618" style:family="table-row">
      <style:table-row-properties style:use-optimal-row-height="false" fo:keep-together="always"/>
    </style:style>
    <style:style style:name="TableCell261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20" style:parent-style-name="Textbody" style:family="paragraph">
      <style:paragraph-properties fo:text-align="justify" fo:margin-bottom="0in"/>
      <style:text-properties fo:font-size="11pt" style:font-size-asian="11pt" style:font-size-complex="11pt"/>
    </style:style>
    <style:style style:name="P2621" style:parent-style-name="Textbody" style:family="paragraph">
      <style:paragraph-properties fo:margin-top="0.0784in" fo:margin-bottom="0in"/>
      <style:text-properties fo:font-size="11pt" style:font-size-asian="11pt" style:font-size-complex="11pt"/>
    </style:style>
    <style:style style:name="TableRow2622" style:family="table-row">
      <style:table-row-properties style:use-optimal-row-height="false" fo:keep-together="always"/>
    </style:style>
    <style:style style:name="TableCell262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624" style:parent-style-name="Policepardéfaut" style:family="text">
      <style:text-properties style:font-name="FreeMono" fo:font-size="11pt" style:font-size-asian="11pt" style:font-size-complex="11pt"/>
    </style:style>
    <style:style style:name="T2625" style:parent-style-name="Policepardéfaut" style:family="text">
      <style:text-properties fo:font-size="11pt" style:font-size-asian="11pt" style:font-size-complex="11pt"/>
    </style:style>
    <style:style style:name="TableCell262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27" style:parent-style-name="TableContents" style:family="paragraph">
      <style:text-properties fo:font-size="11pt" style:font-size-asian="11pt" style:font-size-complex="11pt"/>
    </style:style>
    <style:style style:name="TableRow2628" style:family="table-row">
      <style:table-row-properties style:use-optimal-row-height="false" fo:keep-together="always"/>
    </style:style>
    <style:style style:name="TableCell262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630" style:parent-style-name="TableContents" style:family="paragraph">
      <style:text-properties fo:font-size="11pt" style:font-size-asian="11pt" style:font-size-complex="11pt"/>
    </style:style>
    <style:style style:name="TableCell263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32" style:parent-style-name="TableContents" style:family="paragraph">
      <style:text-properties fo:font-size="11pt" style:font-size-asian="11pt" style:font-size-complex="11pt"/>
    </style:style>
    <style:style style:name="TableRow2633" style:family="table-row">
      <style:table-row-properties style:use-optimal-row-height="false" fo:keep-together="always"/>
    </style:style>
    <style:style style:name="TableCell263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635" style:parent-style-name="Policepardéfaut" style:family="text">
      <style:text-properties fo:font-size="11pt" style:font-size-asian="11pt" style:font-size-complex="11pt"/>
    </style:style>
    <style:style style:name="T2636" style:parent-style-name="Policepardéfaut" style:family="text">
      <style:text-properties fo:font-style="italic" style:font-style-asian="italic" style:font-style-complex="italic" fo:font-size="11pt" style:font-size-asian="11pt" style:font-size-complex="11pt"/>
    </style:style>
    <style:style style:name="T2637" style:parent-style-name="Policepardéfaut" style:family="text">
      <style:text-properties fo:font-size="11pt" style:font-size-asian="11pt" style:font-size-complex="11pt"/>
    </style:style>
    <style:style style:name="TableCell263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39" style:parent-style-name="TableContents" style:family="paragraph">
      <style:text-properties fo:font-size="11pt" style:font-size-asian="11pt" style:font-size-complex="11pt"/>
    </style:style>
    <style:style style:name="TableRow2640" style:family="table-row">
      <style:table-row-properties style:use-optimal-row-height="false" fo:keep-together="always"/>
    </style:style>
    <style:style style:name="TableCell26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642" style:parent-style-name="TableContents" style:family="paragraph">
      <style:text-properties fo:font-size="11pt" style:font-size-asian="11pt" style:font-size-complex="11pt"/>
    </style:style>
    <style:style style:name="TableCell26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44" style:parent-style-name="TableContents" style:family="paragraph">
      <style:text-properties fo:font-size="11pt" style:font-size-asian="11pt" style:font-size-complex="11pt"/>
    </style:style>
    <style:style style:name="TableColumn2646" style:family="table-column">
      <style:table-column-properties style:column-width="1.5312in" style:use-optimal-column-width="false"/>
    </style:style>
    <style:style style:name="TableColumn2647" style:family="table-column">
      <style:table-column-properties style:column-width="5.1666in" style:use-optimal-column-width="false"/>
    </style:style>
    <style:style style:name="Table2645" style:family="table">
      <style:table-properties style:width="6.6979in" fo:margin-left="0in" table:align="left"/>
    </style:style>
    <style:style style:name="TableRow2648" style:family="table-row">
      <style:table-row-properties style:use-optimal-row-height="false" fo:keep-together="always"/>
    </style:style>
    <style:style style:name="TableCell2649" style:family="table-cell">
      <style:table-cell-properties fo:border="0.0034in solid #B2B2B2" fo:background-color="#DDDDDD" style:writing-mode="lr-tb" fo:padding-top="0.0381in" fo:padding-left="0.0381in" fo:padding-bottom="0.0381in" fo:padding-right="0.0381in"/>
    </style:style>
    <style:style style:name="P2650" style:parent-style-name="TableContents" style:family="paragraph">
      <style:paragraph-properties fo:text-align="center"/>
      <style:text-properties fo:font-weight="bold" style:font-weight-asian="bold" style:font-weight-complex="bold"/>
    </style:style>
    <style:style style:name="TableRow2651" style:family="table-row">
      <style:table-row-properties style:use-optimal-row-height="false" fo:keep-together="always"/>
    </style:style>
    <style:style style:name="TableCell265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653" style:parent-style-name="Textbody" style:family="paragraph">
      <style:paragraph-properties fo:text-align="justify" fo:margin-bottom="0in"/>
    </style:style>
    <style:style style:name="T2654" style:parent-style-name="Policepardéfaut" style:family="text">
      <style:text-properties fo:font-size="11pt" style:font-size-asian="11pt" style:font-size-complex="11pt"/>
    </style:style>
    <style:style style:name="T2655" style:parent-style-name="Policepardéfaut" style:family="text">
      <style:text-properties style:text-position="super 63.6%" fo:font-size="11pt" style:font-size-asian="11pt" style:font-size-complex="11pt"/>
    </style:style>
    <style:style style:name="T2656" style:parent-style-name="Policepardéfaut" style:family="text">
      <style:text-properties fo:font-size="11pt" style:font-size-asian="11pt" style:font-size-complex="11pt"/>
    </style:style>
    <style:style style:name="T2657" style:parent-style-name="Policepardéfaut" style:family="text">
      <style:text-properties style:text-position="super 63.6%" fo:font-size="11pt" style:font-size-asian="11pt" style:font-size-complex="11pt"/>
    </style:style>
    <style:style style:name="T2658" style:parent-style-name="Policepardéfaut" style:family="text">
      <style:text-properties fo:font-size="11pt" style:font-size-asian="11pt" style:font-size-complex="11pt"/>
    </style:style>
    <style:style style:name="T2659" style:parent-style-name="Policepardéfaut" style:family="text">
      <style:text-properties fo:font-size="11pt" style:font-size-asian="11pt" style:font-size-complex="11pt"/>
    </style:style>
    <style:style style:name="T2660" style:parent-style-name="Policepardéfaut" style:family="text">
      <style:text-properties style:text-position="super 63.6%" fo:font-size="11pt" style:font-size-asian="11pt" style:font-size-complex="11pt"/>
    </style:style>
    <style:style style:name="T2661" style:parent-style-name="Policepardéfaut" style:family="text">
      <style:text-properties fo:font-size="11pt" style:font-size-asian="11pt" style:font-size-complex="11pt"/>
    </style:style>
    <style:style style:name="P2662" style:parent-style-name="Textbody" style:family="paragraph">
      <style:paragraph-properties fo:text-align="justify" fo:margin-bottom="0.0784in"/>
      <style:text-properties fo:font-size="11pt" style:font-size-asian="11pt" style:font-size-complex="11pt"/>
    </style:style>
    <style:style style:name="TableColumn2664" style:family="table-column">
      <style:table-column-properties style:column-width="1.1638in" style:use-optimal-column-width="false"/>
    </style:style>
    <style:style style:name="TableColumn2665" style:family="table-column">
      <style:table-column-properties style:column-width="1.2166in" style:use-optimal-column-width="false"/>
    </style:style>
    <style:style style:name="TableColumn2666" style:family="table-column">
      <style:table-column-properties style:column-width="0.8798in" style:use-optimal-column-width="false"/>
    </style:style>
    <style:style style:name="TableColumn2667" style:family="table-column">
      <style:table-column-properties style:column-width="0.8729in" style:use-optimal-column-width="false"/>
    </style:style>
    <style:style style:name="TableColumn2668" style:family="table-column">
      <style:table-column-properties style:column-width="0.4145in" style:use-optimal-column-width="false"/>
    </style:style>
    <style:style style:name="TableColumn2669" style:family="table-column">
      <style:table-column-properties style:column-width="0.4006in" style:use-optimal-column-width="false"/>
    </style:style>
    <style:style style:name="TableColumn2670" style:family="table-column">
      <style:table-column-properties style:column-width="0.434in" style:use-optimal-column-width="false"/>
    </style:style>
    <style:style style:name="TableColumn2671" style:family="table-column">
      <style:table-column-properties style:column-width="0.4076in" style:use-optimal-column-width="false"/>
    </style:style>
    <style:style style:name="TableColumn2672" style:family="table-column">
      <style:table-column-properties style:column-width="0.4263in" style:use-optimal-column-width="false"/>
    </style:style>
    <style:style style:name="TableColumn2673" style:family="table-column">
      <style:table-column-properties style:column-width="0.4048in" style:use-optimal-column-width="false"/>
    </style:style>
    <style:style style:name="Table2663" style:family="table">
      <style:table-properties style:width="6.6215in" fo:margin-left="0in" table:align="left"/>
    </style:style>
    <style:style style:name="TableRow2674" style:family="table-row">
      <style:table-row-properties style:use-optimal-row-height="false" fo:keep-together="always"/>
    </style:style>
    <style:style style:name="TableCell267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67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67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67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679" style:family="table-cell">
      <style:table-cell-properties fo:border="0.0034in solid #B2B2B2" fo:background-color="#DDDDDD" style:writing-mode="lr-tb" fo:padding-top="0.0381in" fo:padding-left="0.0381in" fo:padding-bottom="0.0381in" fo:padding-right="0.0381in"/>
    </style:style>
    <style:style style:name="P268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681" style:family="table-row">
      <style:table-row-properties style:use-optimal-row-height="false" fo:keep-together="always"/>
    </style:style>
    <style:style style:name="TableCell268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83" style:parent-style-name="TableContents" style:family="paragraph">
      <style:paragraph-properties fo:text-align="center"/>
      <style:text-properties fo:font-size="11pt" style:font-size-asian="11pt" style:font-size-complex="11pt"/>
    </style:style>
    <style:style style:name="TableCell268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85" style:parent-style-name="TableContents" style:family="paragraph">
      <style:paragraph-properties fo:text-align="center"/>
      <style:text-properties fo:font-size="11pt" style:font-size-asian="11pt" style:font-size-complex="11pt"/>
    </style:style>
    <style:style style:name="TableCell268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87" style:parent-style-name="TableContents" style:family="paragraph">
      <style:paragraph-properties fo:text-align="center"/>
      <style:text-properties fo:font-size="11pt" style:font-size-asian="11pt" style:font-size-complex="11pt"/>
    </style:style>
    <style:style style:name="TableCell268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89" style:parent-style-name="TableContents" style:family="paragraph">
      <style:paragraph-properties fo:text-align="center"/>
      <style:text-properties fo:font-size="11pt" style:font-size-asian="11pt" style:font-size-complex="11pt"/>
    </style:style>
    <style:style style:name="TableCell269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91" style:parent-style-name="TableContents" style:family="paragraph">
      <style:paragraph-properties fo:text-align="center"/>
      <style:text-properties fo:font-size="11pt" style:font-size-asian="11pt" style:font-size-complex="11pt"/>
    </style:style>
    <style:style style:name="TableCell269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93" style:parent-style-name="TableContents" style:family="paragraph">
      <style:paragraph-properties fo:text-align="center"/>
      <style:text-properties fo:font-size="11pt" style:font-size-asian="11pt" style:font-size-complex="11pt"/>
    </style:style>
    <style:style style:name="TableCell269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95" style:parent-style-name="TableContents" style:family="paragraph">
      <style:paragraph-properties fo:text-align="center"/>
      <style:text-properties fo:font-size="11pt" style:font-size-asian="11pt" style:font-size-complex="11pt"/>
    </style:style>
    <style:style style:name="TableCell269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97" style:parent-style-name="TableContents" style:family="paragraph">
      <style:paragraph-properties fo:text-align="center"/>
      <style:text-properties fo:font-size="11pt" style:font-size-asian="11pt" style:font-size-complex="11pt"/>
    </style:style>
    <style:style style:name="TableCell269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699" style:parent-style-name="TableContents" style:family="paragraph">
      <style:paragraph-properties fo:text-align="center"/>
      <style:text-properties fo:font-size="11pt" style:font-size-asian="11pt" style:font-size-complex="11pt"/>
    </style:style>
    <style:style style:name="TableCell2700"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701" style:parent-style-name="TableContents" style:family="paragraph">
      <style:paragraph-properties fo:text-align="center"/>
      <style:text-properties fo:font-size="11pt" style:font-size-asian="11pt" style:font-size-complex="11pt"/>
    </style:style>
    <style:style style:name="TableRow2702" style:family="table-row">
      <style:table-row-properties style:use-optimal-row-height="false" fo:keep-together="always"/>
    </style:style>
    <style:style style:name="TableCell270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704" style:parent-style-name="TableContents" style:family="paragraph">
      <style:paragraph-properties fo:text-align="center"/>
      <style:text-properties style:font-name="FreeMono" fo:font-size="11pt" style:font-size-asian="11pt" style:font-size-complex="11pt"/>
    </style:style>
    <style:style style:name="TableCell270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706" style:parent-style-name="TableContents" style:family="paragraph">
      <style:paragraph-properties fo:text-align="center"/>
      <style:text-properties style:font-name="FreeMono" fo:font-size="11pt" style:font-size-asian="11pt" style:font-size-complex="11pt"/>
    </style:style>
    <style:style style:name="TableCell270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708" style:parent-style-name="TableContents" style:family="paragraph">
      <style:paragraph-properties fo:text-align="center"/>
      <style:text-properties style:font-name="FreeMono" fo:font-size="11pt" style:font-size-asian="11pt" style:font-size-complex="11pt"/>
    </style:style>
    <style:style style:name="TableCell270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710" style:parent-style-name="TableContents" style:family="paragraph">
      <style:paragraph-properties fo:text-align="center"/>
      <style:text-properties style:font-name="FreeMono" fo:font-size="11pt" style:font-size-asian="11pt" style:font-size-complex="11pt"/>
    </style:style>
    <style:style style:name="TableCell271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712" style:parent-style-name="TableContents" style:family="paragraph">
      <style:paragraph-properties fo:text-align="center"/>
      <style:text-properties style:font-name="FreeMono" fo:font-size="11pt" style:font-size-asian="11pt" style:font-size-complex="11pt"/>
    </style:style>
    <style:style style:name="P2713" style:parent-style-name="Textbody" style:family="paragraph">
      <style:paragraph-properties fo:margin-top="0.0784in" fo:margin-bottom="0in"/>
      <style:text-properties fo:font-size="11pt" style:font-size-asian="11pt" style:font-size-complex="11pt"/>
    </style:style>
    <style:style style:name="P2714" style:parent-style-name="Textbody" style:family="paragraph">
      <style:paragraph-properties fo:margin-bottom="0in"/>
    </style:style>
    <style:style style:name="T2715" style:parent-style-name="Policepardéfaut" style:family="text">
      <style:text-properties fo:font-size="11pt" style:font-size-asian="11pt" style:font-size-complex="11pt"/>
    </style:style>
    <style:style style:name="T2716" style:parent-style-name="Policepardéfaut" style:family="text">
      <style:text-properties style:font-name="FreeMono" fo:font-size="11pt" style:font-size-asian="11pt" style:font-size-complex="11pt"/>
    </style:style>
    <style:style style:name="T2717" style:parent-style-name="Policepardéfaut" style:family="text">
      <style:text-properties style:font-name="FreeMono" fo:font-size="11pt" style:font-size-asian="11pt" style:font-size-complex="11pt"/>
    </style:style>
    <style:style style:name="T2718" style:parent-style-name="Policepardéfaut" style:family="text">
      <style:text-properties fo:font-size="11pt" style:font-size-asian="11pt" style:font-size-complex="11pt"/>
    </style:style>
    <style:style style:name="P2719" style:parent-style-name="Textbody" style:family="paragraph">
      <style:paragraph-properties fo:margin-bottom="0in"/>
    </style:style>
    <style:style style:name="T2720" style:parent-style-name="Policepardéfaut" style:family="text">
      <style:text-properties fo:font-size="11pt" style:font-size-asian="11pt" style:font-size-complex="11pt"/>
    </style:style>
    <style:style style:name="T2721" style:parent-style-name="Policepardéfaut" style:family="text">
      <style:text-properties style:font-name="FreeMono" fo:font-size="11pt" style:font-size-asian="11pt" style:font-size-complex="11pt"/>
    </style:style>
    <style:style style:name="T2722" style:parent-style-name="Policepardéfaut" style:family="text">
      <style:text-properties fo:font-size="11pt" style:font-size-asian="11pt" style:font-size-complex="11pt"/>
    </style:style>
    <style:style style:name="T2723" style:parent-style-name="Policepardéfaut" style:family="text">
      <style:text-properties style:font-name="FreeMono" fo:font-size="11pt" style:font-size-asian="11pt" style:font-size-complex="11pt"/>
    </style:style>
    <style:style style:name="T2724" style:parent-style-name="Policepardéfaut" style:family="text">
      <style:text-properties fo:font-size="11pt" style:font-size-asian="11pt" style:font-size-complex="11pt"/>
    </style:style>
    <style:style style:name="T2725" style:parent-style-name="Policepardéfaut" style:family="text">
      <style:text-properties style:font-name="FreeMono" fo:font-size="11pt" style:font-size-asian="11pt" style:font-size-complex="11pt"/>
    </style:style>
    <style:style style:name="T2726" style:parent-style-name="Policepardéfaut" style:family="text">
      <style:text-properties fo:font-size="11pt" style:font-size-asian="11pt" style:font-size-complex="11pt"/>
    </style:style>
    <style:style style:name="P2727" style:parent-style-name="Textbody" style:family="paragraph">
      <style:paragraph-properties fo:margin-bottom="0in"/>
    </style:style>
    <style:style style:name="T2728" style:parent-style-name="Policepardéfaut" style:family="text">
      <style:text-properties fo:font-size="11pt" style:font-size-asian="11pt" style:font-size-complex="11pt"/>
    </style:style>
    <style:style style:name="T2729" style:parent-style-name="Policepardéfaut" style:family="text">
      <style:text-properties style:font-name="FreeMono" fo:font-size="11pt" style:font-size-asian="11pt" style:font-size-complex="11pt"/>
    </style:style>
    <style:style style:name="T2730" style:parent-style-name="Policepardéfaut" style:family="text">
      <style:text-properties fo:font-size="11pt" style:font-size-asian="11pt" style:font-size-complex="11pt"/>
    </style:style>
    <style:style style:name="T2731" style:parent-style-name="Policepardéfaut" style:family="text">
      <style:text-properties style:font-name="FreeMono" fo:font-size="11pt" style:font-size-asian="11pt" style:font-size-complex="11pt"/>
    </style:style>
    <style:style style:name="T2732" style:parent-style-name="Policepardéfaut" style:family="text">
      <style:text-properties fo:font-size="11pt" style:font-size-asian="11pt" style:font-size-complex="11pt"/>
    </style:style>
    <style:style style:name="T2733" style:parent-style-name="Policepardéfaut" style:family="text">
      <style:text-properties style:font-name="FreeMono" fo:font-size="11pt" style:font-size-asian="11pt" style:font-size-complex="11pt"/>
    </style:style>
    <style:style style:name="T2734" style:parent-style-name="Policepardéfaut" style:family="text">
      <style:text-properties fo:font-size="11pt" style:font-size-asian="11pt" style:font-size-complex="11pt"/>
    </style:style>
    <style:style style:name="P2735" style:parent-style-name="Textbody" style:family="paragraph">
      <style:paragraph-properties fo:margin-top="0.0784in" fo:margin-bottom="0in"/>
    </style:style>
    <style:style style:name="T2736" style:parent-style-name="Policepardéfaut" style:family="text">
      <style:text-properties fo:font-size="11pt" style:font-size-asian="11pt" style:font-size-complex="11pt"/>
    </style:style>
    <style:style style:name="T2737" style:parent-style-name="Policepardéfaut" style:family="text">
      <style:text-properties style:text-position="super 63.6%" fo:font-size="11pt" style:font-size-asian="11pt" style:font-size-complex="11pt"/>
    </style:style>
    <style:style style:name="T2738" style:parent-style-name="Policepardéfaut" style:family="text">
      <style:text-properties fo:font-size="11pt" style:font-size-asian="11pt" style:font-size-complex="11pt"/>
    </style:style>
    <style:style style:name="TableRow2739" style:family="table-row">
      <style:table-row-properties style:use-optimal-row-height="false" fo:keep-together="always"/>
    </style:style>
    <style:style style:name="TableCell274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741" style:parent-style-name="Policepardéfaut" style:family="text">
      <style:text-properties style:font-name="FreeMono" fo:font-size="11pt" style:font-size-asian="11pt" style:font-size-complex="11pt"/>
    </style:style>
    <style:style style:name="T2742" style:parent-style-name="Policepardéfaut" style:family="text">
      <style:text-properties fo:font-size="11pt" style:font-size-asian="11pt" style:font-size-complex="11pt"/>
    </style:style>
    <style:style style:name="TableCell27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744" style:parent-style-name="TableContents" style:family="paragraph">
      <style:text-properties fo:font-size="11pt" style:font-size-asian="11pt" style:font-size-complex="11pt"/>
    </style:style>
    <style:style style:name="TableRow2745" style:family="table-row">
      <style:table-row-properties style:use-optimal-row-height="false" fo:keep-together="always"/>
    </style:style>
    <style:style style:name="TableCell274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747" style:parent-style-name="TableContents" style:family="paragraph">
      <style:text-properties fo:font-size="11pt" style:font-size-asian="11pt" style:font-size-complex="11pt"/>
    </style:style>
    <style:style style:name="TableCell274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749" style:parent-style-name="TableContents" style:family="paragraph">
      <style:text-properties fo:font-size="11pt" style:font-size-asian="11pt" style:font-size-complex="11pt"/>
    </style:style>
    <style:style style:name="TableRow2750" style:family="table-row">
      <style:table-row-properties style:use-optimal-row-height="false" fo:keep-together="always"/>
    </style:style>
    <style:style style:name="TableCell275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752" style:parent-style-name="Policepardéfaut" style:family="text">
      <style:text-properties fo:font-size="11pt" style:font-size-asian="11pt" style:font-size-complex="11pt"/>
    </style:style>
    <style:style style:name="T2753" style:parent-style-name="Policepardéfaut" style:family="text">
      <style:text-properties fo:font-style="italic" style:font-style-asian="italic" style:font-style-complex="italic" fo:font-size="11pt" style:font-size-asian="11pt" style:font-size-complex="11pt"/>
    </style:style>
    <style:style style:name="T2754" style:parent-style-name="Policepardéfaut" style:family="text">
      <style:text-properties fo:font-size="11pt" style:font-size-asian="11pt" style:font-size-complex="11pt"/>
    </style:style>
    <style:style style:name="TableCell275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756" style:parent-style-name="TableContents" style:family="paragraph">
      <style:text-properties fo:font-size="11pt" style:font-size-asian="11pt" style:font-size-complex="11pt"/>
    </style:style>
    <style:style style:name="TableRow2757" style:family="table-row">
      <style:table-row-properties style:use-optimal-row-height="false" fo:keep-together="always"/>
    </style:style>
    <style:style style:name="TableCell275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759" style:parent-style-name="TableContents" style:family="paragraph">
      <style:text-properties fo:font-size="11pt" style:font-size-asian="11pt" style:font-size-complex="11pt"/>
    </style:style>
    <style:style style:name="TableCell27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761" style:parent-style-name="TableContents" style:family="paragraph">
      <style:text-properties fo:font-size="11pt" style:font-size-asian="11pt" style:font-size-complex="11pt"/>
    </style:style>
    <style:style style:name="TableColumn2763" style:family="table-column">
      <style:table-column-properties style:column-width="1.5312in" style:use-optimal-column-width="false"/>
    </style:style>
    <style:style style:name="TableColumn2764" style:family="table-column">
      <style:table-column-properties style:column-width="5.1666in" style:use-optimal-column-width="false"/>
    </style:style>
    <style:style style:name="Table2762" style:family="table">
      <style:table-properties style:width="6.6979in" fo:margin-left="0in" table:align="left"/>
    </style:style>
    <style:style style:name="TableRow2765" style:family="table-row">
      <style:table-row-properties style:use-optimal-row-height="false" fo:keep-together="always"/>
    </style:style>
    <style:style style:name="TableCell2766" style:family="table-cell">
      <style:table-cell-properties fo:border="0.0034in solid #B2B2B2" fo:background-color="#DDDDDD" style:writing-mode="lr-tb" fo:padding-top="0.0381in" fo:padding-left="0.0381in" fo:padding-bottom="0.0381in" fo:padding-right="0.0381in"/>
    </style:style>
    <style:style style:name="P2767" style:parent-style-name="TableContents" style:family="paragraph">
      <style:paragraph-properties fo:text-align="center"/>
      <style:text-properties fo:font-weight="bold" style:font-weight-asian="bold" style:font-weight-complex="bold"/>
    </style:style>
    <style:style style:name="TableRow2768" style:family="table-row">
      <style:table-row-properties style:use-optimal-row-height="false" fo:keep-together="always"/>
    </style:style>
    <style:style style:name="TableCell276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770" style:parent-style-name="Textbody" style:family="paragraph">
      <style:paragraph-properties fo:text-align="justify" fo:margin-bottom="0in"/>
    </style:style>
    <style:style style:name="T2771" style:parent-style-name="Policepardéfaut" style:family="text">
      <style:text-properties fo:font-size="11pt" style:font-size-asian="11pt" style:font-size-complex="11pt"/>
    </style:style>
    <style:style style:name="T2772" style:parent-style-name="Policepardéfaut" style:family="text">
      <style:text-properties style:text-position="super 63.6%" fo:font-size="11pt" style:font-size-asian="11pt" style:font-size-complex="11pt"/>
    </style:style>
    <style:style style:name="T2773" style:parent-style-name="Policepardéfaut" style:family="text">
      <style:text-properties fo:font-size="11pt" style:font-size-asian="11pt" style:font-size-complex="11pt"/>
    </style:style>
    <style:style style:name="T2774" style:parent-style-name="Policepardéfaut" style:family="text">
      <style:text-properties fo:font-size="11pt" style:font-size-asian="11pt" style:font-size-complex="11pt"/>
    </style:style>
    <style:style style:name="T2775" style:parent-style-name="Policepardéfaut" style:family="text">
      <style:text-properties style:text-position="super 63.6%" fo:font-size="11pt" style:font-size-asian="11pt" style:font-size-complex="11pt"/>
    </style:style>
    <style:style style:name="T2776" style:parent-style-name="Policepardéfaut" style:family="text">
      <style:text-properties fo:font-size="11pt" style:font-size-asian="11pt" style:font-size-complex="11pt"/>
    </style:style>
    <style:style style:name="T2777" style:parent-style-name="Policepardéfaut" style:family="text">
      <style:text-properties style:text-position="super 63.6%" fo:font-size="11pt" style:font-size-asian="11pt" style:font-size-complex="11pt"/>
    </style:style>
    <style:style style:name="T2778" style:parent-style-name="Policepardéfaut" style:family="text">
      <style:text-properties fo:font-size="11pt" style:font-size-asian="11pt" style:font-size-complex="11pt"/>
    </style:style>
    <style:style style:name="P2779" style:parent-style-name="Textbody" style:family="paragraph">
      <style:paragraph-properties fo:text-align="justify" fo:margin-bottom="0.0784in"/>
      <style:text-properties fo:font-size="11pt" style:font-size-asian="11pt" style:font-size-complex="11pt"/>
    </style:style>
    <style:style style:name="TableColumn2781" style:family="table-column">
      <style:table-column-properties style:column-width="1.1638in" style:use-optimal-column-width="false"/>
    </style:style>
    <style:style style:name="TableColumn2782" style:family="table-column">
      <style:table-column-properties style:column-width="1.2166in" style:use-optimal-column-width="false"/>
    </style:style>
    <style:style style:name="TableColumn2783" style:family="table-column">
      <style:table-column-properties style:column-width="0.8798in" style:use-optimal-column-width="false"/>
    </style:style>
    <style:style style:name="TableColumn2784" style:family="table-column">
      <style:table-column-properties style:column-width="0.8729in" style:use-optimal-column-width="false"/>
    </style:style>
    <style:style style:name="TableColumn2785" style:family="table-column">
      <style:table-column-properties style:column-width="0.4145in" style:use-optimal-column-width="false"/>
    </style:style>
    <style:style style:name="TableColumn2786" style:family="table-column">
      <style:table-column-properties style:column-width="0.4006in" style:use-optimal-column-width="false"/>
    </style:style>
    <style:style style:name="TableColumn2787" style:family="table-column">
      <style:table-column-properties style:column-width="0.434in" style:use-optimal-column-width="false"/>
    </style:style>
    <style:style style:name="TableColumn2788" style:family="table-column">
      <style:table-column-properties style:column-width="0.4076in" style:use-optimal-column-width="false"/>
    </style:style>
    <style:style style:name="TableColumn2789" style:family="table-column">
      <style:table-column-properties style:column-width="0.4263in" style:use-optimal-column-width="false"/>
    </style:style>
    <style:style style:name="TableColumn2790" style:family="table-column">
      <style:table-column-properties style:column-width="0.4048in" style:use-optimal-column-width="false"/>
    </style:style>
    <style:style style:name="Table2780" style:family="table">
      <style:table-properties style:width="6.6215in" fo:margin-left="0in" table:align="left"/>
    </style:style>
    <style:style style:name="TableRow2791" style:family="table-row">
      <style:table-row-properties style:use-optimal-row-height="false" fo:keep-together="always"/>
    </style:style>
    <style:style style:name="TableCell2792"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79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794"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795"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2796" style:family="table-cell">
      <style:table-cell-properties fo:border="0.0034in solid #B2B2B2" fo:background-color="#DDDDDD" style:writing-mode="lr-tb" fo:padding-top="0.0381in" fo:padding-left="0.0381in" fo:padding-bottom="0.0381in" fo:padding-right="0.0381in"/>
    </style:style>
    <style:style style:name="P279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2798" style:family="table-row">
      <style:table-row-properties style:use-optimal-row-height="false" fo:keep-together="always"/>
    </style:style>
    <style:style style:name="TableCell279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00" style:parent-style-name="TableContents" style:family="paragraph">
      <style:paragraph-properties fo:text-align="center"/>
      <style:text-properties fo:font-size="11pt" style:font-size-asian="11pt" style:font-size-complex="11pt"/>
    </style:style>
    <style:style style:name="TableCell280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02" style:parent-style-name="TableContents" style:family="paragraph">
      <style:paragraph-properties fo:text-align="center"/>
      <style:text-properties fo:font-size="11pt" style:font-size-asian="11pt" style:font-size-complex="11pt"/>
    </style:style>
    <style:style style:name="TableCell280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04" style:parent-style-name="TableContents" style:family="paragraph">
      <style:paragraph-properties fo:text-align="center"/>
      <style:text-properties fo:font-size="11pt" style:font-size-asian="11pt" style:font-size-complex="11pt"/>
    </style:style>
    <style:style style:name="TableCell280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06" style:parent-style-name="TableContents" style:family="paragraph">
      <style:paragraph-properties fo:text-align="center"/>
      <style:text-properties fo:font-size="11pt" style:font-size-asian="11pt" style:font-size-complex="11pt"/>
    </style:style>
    <style:style style:name="TableCell280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08" style:parent-style-name="TableContents" style:family="paragraph">
      <style:paragraph-properties fo:text-align="center"/>
      <style:text-properties fo:font-size="11pt" style:font-size-asian="11pt" style:font-size-complex="11pt"/>
    </style:style>
    <style:style style:name="TableCell280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10" style:parent-style-name="TableContents" style:family="paragraph">
      <style:paragraph-properties fo:text-align="center"/>
      <style:text-properties fo:font-size="11pt" style:font-size-asian="11pt" style:font-size-complex="11pt"/>
    </style:style>
    <style:style style:name="TableCell281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12" style:parent-style-name="TableContents" style:family="paragraph">
      <style:paragraph-properties fo:text-align="center"/>
      <style:text-properties fo:font-size="11pt" style:font-size-asian="11pt" style:font-size-complex="11pt"/>
    </style:style>
    <style:style style:name="TableCell281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14" style:parent-style-name="TableContents" style:family="paragraph">
      <style:paragraph-properties fo:text-align="center"/>
      <style:text-properties fo:font-size="11pt" style:font-size-asian="11pt" style:font-size-complex="11pt"/>
    </style:style>
    <style:style style:name="TableCell281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816" style:parent-style-name="TableContents" style:family="paragraph">
      <style:paragraph-properties fo:text-align="center"/>
      <style:text-properties fo:font-size="11pt" style:font-size-asian="11pt" style:font-size-complex="11pt"/>
    </style:style>
    <style:style style:name="TableCell2817"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818" style:parent-style-name="TableContents" style:family="paragraph">
      <style:paragraph-properties fo:text-align="center"/>
      <style:text-properties fo:font-size="11pt" style:font-size-asian="11pt" style:font-size-complex="11pt"/>
    </style:style>
    <style:style style:name="TableRow2819" style:family="table-row">
      <style:table-row-properties style:use-optimal-row-height="false" fo:keep-together="always"/>
    </style:style>
    <style:style style:name="TableCell282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21" style:parent-style-name="TableContents" style:family="paragraph">
      <style:paragraph-properties fo:text-align="center"/>
      <style:text-properties style:font-name="FreeMono" fo:font-size="11pt" style:font-size-asian="11pt" style:font-size-complex="11pt"/>
    </style:style>
    <style:style style:name="TableCell282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23" style:parent-style-name="TableContents" style:family="paragraph">
      <style:paragraph-properties fo:text-align="center"/>
      <style:text-properties style:font-name="FreeMono" fo:font-size="11pt" style:font-size-asian="11pt" style:font-size-complex="11pt"/>
    </style:style>
    <style:style style:name="TableCell282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25" style:parent-style-name="TableContents" style:family="paragraph">
      <style:paragraph-properties fo:text-align="center"/>
      <style:text-properties style:font-name="FreeMono" fo:font-size="11pt" style:font-size-asian="11pt" style:font-size-complex="11pt"/>
    </style:style>
    <style:style style:name="TableCell282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27" style:parent-style-name="TableContents" style:family="paragraph">
      <style:paragraph-properties fo:text-align="center"/>
      <style:text-properties style:font-name="FreeMono" fo:font-size="11pt" style:font-size-asian="11pt" style:font-size-complex="11pt"/>
    </style:style>
    <style:style style:name="TableCell282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29" style:parent-style-name="TableContents" style:family="paragraph">
      <style:paragraph-properties fo:text-align="center"/>
      <style:text-properties style:font-name="FreeMono" fo:font-size="11pt" style:font-size-asian="11pt" style:font-size-complex="11pt"/>
    </style:style>
    <style:style style:name="P2830" style:parent-style-name="Textbody" style:family="paragraph">
      <style:paragraph-properties fo:margin-top="0.0784in" fo:margin-bottom="0in"/>
      <style:text-properties fo:font-size="11pt" style:font-size-asian="11pt" style:font-size-complex="11pt"/>
    </style:style>
    <style:style style:name="P2831" style:parent-style-name="Textbody" style:family="paragraph">
      <style:paragraph-properties fo:margin-bottom="0in"/>
    </style:style>
    <style:style style:name="T2832" style:parent-style-name="Policepardéfaut" style:family="text">
      <style:text-properties fo:font-size="11pt" style:font-size-asian="11pt" style:font-size-complex="11pt"/>
    </style:style>
    <style:style style:name="T2833" style:parent-style-name="Policepardéfaut" style:family="text">
      <style:text-properties style:font-name="FreeMono" fo:font-size="11pt" style:font-size-asian="11pt" style:font-size-complex="11pt"/>
    </style:style>
    <style:style style:name="T2834" style:parent-style-name="Policepardéfaut" style:family="text">
      <style:text-properties fo:font-size="11pt" style:font-size-asian="11pt" style:font-size-complex="11pt"/>
    </style:style>
    <style:style style:name="P2835" style:parent-style-name="Textbody" style:family="paragraph">
      <style:paragraph-properties fo:margin-bottom="0in"/>
    </style:style>
    <style:style style:name="T2836" style:parent-style-name="Policepardéfaut" style:family="text">
      <style:text-properties fo:font-size="11pt" style:font-size-asian="11pt" style:font-size-complex="11pt"/>
    </style:style>
    <style:style style:name="T2837" style:parent-style-name="Policepardéfaut" style:family="text">
      <style:text-properties style:font-name="FreeMono" fo:font-size="11pt" style:font-size-asian="11pt" style:font-size-complex="11pt"/>
    </style:style>
    <style:style style:name="T2838" style:parent-style-name="Policepardéfaut" style:family="text">
      <style:text-properties fo:font-size="11pt" style:font-size-asian="11pt" style:font-size-complex="11pt"/>
    </style:style>
    <style:style style:name="T2839" style:parent-style-name="Policepardéfaut" style:family="text">
      <style:text-properties style:font-name="FreeMono" fo:font-size="11pt" style:font-size-asian="11pt" style:font-size-complex="11pt"/>
    </style:style>
    <style:style style:name="T2840" style:parent-style-name="Policepardéfaut" style:family="text">
      <style:text-properties fo:font-size="11pt" style:font-size-asian="11pt" style:font-size-complex="11pt"/>
    </style:style>
    <style:style style:name="T2841" style:parent-style-name="Policepardéfaut" style:family="text">
      <style:text-properties fo:font-size="11pt" style:font-size-asian="11pt" style:font-size-complex="11pt"/>
    </style:style>
    <style:style style:name="T2842" style:parent-style-name="Policepardéfaut" style:family="text">
      <style:text-properties style:font-name="FreeMono" fo:font-size="11pt" style:font-size-asian="11pt" style:font-size-complex="11pt"/>
    </style:style>
    <style:style style:name="T2843" style:parent-style-name="Policepardéfaut" style:family="text">
      <style:text-properties fo:font-size="11pt" style:font-size-asian="11pt" style:font-size-complex="11pt"/>
    </style:style>
    <style:style style:name="P2844" style:parent-style-name="Textbody" style:family="paragraph">
      <style:paragraph-properties fo:margin-bottom="0in"/>
    </style:style>
    <style:style style:name="T2845" style:parent-style-name="Policepardéfaut" style:family="text">
      <style:text-properties fo:font-size="11pt" style:font-size-asian="11pt" style:font-size-complex="11pt"/>
    </style:style>
    <style:style style:name="T2846" style:parent-style-name="Policepardéfaut" style:family="text">
      <style:text-properties style:font-name="FreeMono" fo:font-size="11pt" style:font-size-asian="11pt" style:font-size-complex="11pt"/>
    </style:style>
    <style:style style:name="T2847" style:parent-style-name="Policepardéfaut" style:family="text">
      <style:text-properties fo:font-size="11pt" style:font-size-asian="11pt" style:font-size-complex="11pt"/>
    </style:style>
    <style:style style:name="T2848" style:parent-style-name="Policepardéfaut" style:family="text">
      <style:text-properties style:font-name="FreeMono" fo:font-size="11pt" style:font-size-asian="11pt" style:font-size-complex="11pt"/>
    </style:style>
    <style:style style:name="T2849" style:parent-style-name="Policepardéfaut" style:family="text">
      <style:text-properties fo:font-size="11pt" style:font-size-asian="11pt" style:font-size-complex="11pt"/>
    </style:style>
    <style:style style:name="T2850" style:parent-style-name="Policepardéfaut" style:family="text">
      <style:text-properties style:font-name="FreeMono" fo:font-size="11pt" style:font-size-asian="11pt" style:font-size-complex="11pt"/>
    </style:style>
    <style:style style:name="T2851" style:parent-style-name="Policepardéfaut" style:family="text">
      <style:text-properties fo:font-size="11pt" style:font-size-asian="11pt" style:font-size-complex="11pt"/>
    </style:style>
    <style:style style:name="P2852" style:parent-style-name="Textbody" style:family="paragraph">
      <style:paragraph-properties fo:margin-top="0.0784in" fo:margin-bottom="0in"/>
    </style:style>
    <style:style style:name="T2853" style:parent-style-name="Policepardéfaut" style:family="text">
      <style:text-properties fo:font-size="11pt" style:font-size-asian="11pt" style:font-size-complex="11pt"/>
    </style:style>
    <style:style style:name="T2854" style:parent-style-name="Policepardéfaut" style:family="text">
      <style:text-properties style:text-position="super 63.6%" fo:font-size="11pt" style:font-size-asian="11pt" style:font-size-complex="11pt"/>
    </style:style>
    <style:style style:name="T2855" style:parent-style-name="Policepardéfaut" style:family="text">
      <style:text-properties fo:font-size="11pt" style:font-size-asian="11pt" style:font-size-complex="11pt"/>
    </style:style>
    <style:style style:name="TableRow2856" style:family="table-row">
      <style:table-row-properties style:use-optimal-row-height="false" fo:keep-together="always"/>
    </style:style>
    <style:style style:name="TableCell285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858" style:parent-style-name="Policepardéfaut" style:family="text">
      <style:text-properties style:font-name="FreeMono" fo:font-size="11pt" style:font-size-asian="11pt" style:font-size-complex="11pt"/>
    </style:style>
    <style:style style:name="T2859" style:parent-style-name="Policepardéfaut" style:family="text">
      <style:text-properties fo:font-size="11pt" style:font-size-asian="11pt" style:font-size-complex="11pt"/>
    </style:style>
    <style:style style:name="TableCell28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61" style:parent-style-name="TableContents" style:family="paragraph">
      <style:text-properties fo:font-size="11pt" style:font-size-asian="11pt" style:font-size-complex="11pt"/>
    </style:style>
    <style:style style:name="TableRow2862" style:family="table-row">
      <style:table-row-properties style:use-optimal-row-height="false" fo:keep-together="always"/>
    </style:style>
    <style:style style:name="TableCell286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64" style:parent-style-name="TableContents" style:family="paragraph">
      <style:text-properties fo:font-size="11pt" style:font-size-asian="11pt" style:font-size-complex="11pt"/>
    </style:style>
    <style:style style:name="TableCell286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66" style:parent-style-name="TableContents" style:family="paragraph">
      <style:text-properties fo:font-size="11pt" style:font-size-asian="11pt" style:font-size-complex="11pt"/>
    </style:style>
    <style:style style:name="TableRow2867" style:family="table-row">
      <style:table-row-properties style:use-optimal-row-height="false" fo:keep-together="always"/>
    </style:style>
    <style:style style:name="TableCell286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869" style:parent-style-name="Policepardéfaut" style:family="text">
      <style:text-properties fo:font-size="11pt" style:font-size-asian="11pt" style:font-size-complex="11pt"/>
    </style:style>
    <style:style style:name="T2870" style:parent-style-name="Policepardéfaut" style:family="text">
      <style:text-properties fo:font-style="italic" style:font-style-asian="italic" style:font-style-complex="italic" fo:font-size="11pt" style:font-size-asian="11pt" style:font-size-complex="11pt"/>
    </style:style>
    <style:style style:name="T2871" style:parent-style-name="Policepardéfaut" style:family="text">
      <style:text-properties fo:font-size="11pt" style:font-size-asian="11pt" style:font-size-complex="11pt"/>
    </style:style>
    <style:style style:name="TableCell287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73" style:parent-style-name="TableContents" style:family="paragraph">
      <style:text-properties fo:font-size="11pt" style:font-size-asian="11pt" style:font-size-complex="11pt"/>
    </style:style>
    <style:style style:name="TableRow2874" style:family="table-row">
      <style:table-row-properties style:use-optimal-row-height="false" fo:keep-together="always"/>
    </style:style>
    <style:style style:name="TableCell287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76" style:parent-style-name="TableContents" style:family="paragraph">
      <style:text-properties fo:font-size="11pt" style:font-size-asian="11pt" style:font-size-complex="11pt"/>
    </style:style>
    <style:style style:name="TableCell287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78" style:parent-style-name="TableContents" style:family="paragraph">
      <style:text-properties fo:font-size="11pt" style:font-size-asian="11pt" style:font-size-complex="11pt"/>
    </style:style>
    <style:style style:name="TableColumn2880" style:family="table-column">
      <style:table-column-properties style:column-width="1.5312in" style:use-optimal-column-width="false"/>
    </style:style>
    <style:style style:name="TableColumn2881" style:family="table-column">
      <style:table-column-properties style:column-width="5.1666in" style:use-optimal-column-width="false"/>
    </style:style>
    <style:style style:name="Table2879" style:family="table">
      <style:table-properties style:width="6.6979in" fo:margin-left="0in" table:align="left"/>
    </style:style>
    <style:style style:name="TableRow2882" style:family="table-row">
      <style:table-row-properties style:use-optimal-row-height="false" fo:keep-together="always"/>
    </style:style>
    <style:style style:name="TableCell2883" style:family="table-cell">
      <style:table-cell-properties fo:border="0.0034in solid #B2B2B2" fo:background-color="#DDDDDD" style:writing-mode="lr-tb" fo:padding-top="0.0381in" fo:padding-left="0.0381in" fo:padding-bottom="0.0381in" fo:padding-right="0.0381in"/>
    </style:style>
    <style:style style:name="P2884" style:parent-style-name="TableContents" style:family="paragraph">
      <style:paragraph-properties fo:text-align="center"/>
      <style:text-properties fo:font-weight="bold" style:font-weight-asian="bold" style:font-weight-complex="bold"/>
    </style:style>
    <style:style style:name="TableRow2885" style:family="table-row">
      <style:table-row-properties style:use-optimal-row-height="false" fo:keep-together="always"/>
    </style:style>
    <style:style style:name="TableCell288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87" style:parent-style-name="Textbody" style:family="paragraph">
      <style:paragraph-properties fo:text-align="justify" fo:margin-bottom="0in"/>
      <style:text-properties fo:font-size="11pt" style:font-size-asian="11pt" style:font-size-complex="11pt"/>
    </style:style>
    <style:style style:name="TableRow2888" style:family="table-row">
      <style:table-row-properties style:use-optimal-row-height="false" fo:keep-together="always"/>
    </style:style>
    <style:style style:name="TableCell288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890" style:parent-style-name="Policepardéfaut" style:family="text">
      <style:text-properties style:font-name="FreeMono" fo:font-size="11pt" style:font-size-asian="11pt" style:font-size-complex="11pt"/>
    </style:style>
    <style:style style:name="T2891" style:parent-style-name="Policepardéfaut" style:family="text">
      <style:text-properties fo:font-size="11pt" style:font-size-asian="11pt" style:font-size-complex="11pt"/>
    </style:style>
    <style:style style:name="TableCell289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93" style:parent-style-name="TableContents" style:family="paragraph">
      <style:text-properties fo:font-size="11pt" style:font-size-asian="11pt" style:font-size-complex="11pt"/>
    </style:style>
    <style:style style:name="TableRow2894" style:family="table-row">
      <style:table-row-properties style:use-optimal-row-height="false" fo:keep-together="always"/>
    </style:style>
    <style:style style:name="TableCell289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896" style:parent-style-name="TableContents" style:family="paragraph">
      <style:text-properties fo:font-size="11pt" style:font-size-asian="11pt" style:font-size-complex="11pt"/>
    </style:style>
    <style:style style:name="TableCell289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898" style:parent-style-name="TableContents" style:family="paragraph">
      <style:text-properties fo:font-size="11pt" style:font-size-asian="11pt" style:font-size-complex="11pt"/>
    </style:style>
    <style:style style:name="TableRow2899" style:family="table-row">
      <style:table-row-properties style:use-optimal-row-height="false" fo:keep-together="always"/>
    </style:style>
    <style:style style:name="TableCell29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901" style:parent-style-name="Policepardéfaut" style:family="text">
      <style:text-properties fo:font-size="11pt" style:font-size-asian="11pt" style:font-size-complex="11pt"/>
    </style:style>
    <style:style style:name="T2902" style:parent-style-name="Policepardéfaut" style:family="text">
      <style:text-properties fo:font-style="italic" style:font-style-asian="italic" style:font-style-complex="italic" fo:font-size="11pt" style:font-size-asian="11pt" style:font-size-complex="11pt"/>
    </style:style>
    <style:style style:name="T2903" style:parent-style-name="Policepardéfaut" style:family="text">
      <style:text-properties fo:font-size="11pt" style:font-size-asian="11pt" style:font-size-complex="11pt"/>
    </style:style>
    <style:style style:name="TableCell290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05" style:parent-style-name="TableContents" style:family="paragraph">
      <style:text-properties fo:font-size="11pt" style:font-size-asian="11pt" style:font-size-complex="11pt"/>
    </style:style>
    <style:style style:name="TableRow2906" style:family="table-row">
      <style:table-row-properties style:use-optimal-row-height="false" fo:keep-together="always"/>
    </style:style>
    <style:style style:name="TableCell290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08" style:parent-style-name="TableContents" style:family="paragraph">
      <style:text-properties fo:font-size="11pt" style:font-size-asian="11pt" style:font-size-complex="11pt"/>
    </style:style>
    <style:style style:name="TableCell290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10" style:parent-style-name="TableContents" style:family="paragraph">
      <style:text-properties fo:font-size="11pt" style:font-size-asian="11pt" style:font-size-complex="11pt"/>
    </style:style>
    <style:style style:name="TableColumn2912" style:family="table-column">
      <style:table-column-properties style:column-width="1.5312in" style:use-optimal-column-width="false"/>
    </style:style>
    <style:style style:name="TableColumn2913" style:family="table-column">
      <style:table-column-properties style:column-width="5.1666in" style:use-optimal-column-width="false"/>
    </style:style>
    <style:style style:name="Table2911" style:family="table">
      <style:table-properties style:width="6.6979in" fo:margin-left="0in" table:align="left"/>
    </style:style>
    <style:style style:name="TableRow2914" style:family="table-row">
      <style:table-row-properties style:use-optimal-row-height="false" fo:keep-together="always"/>
    </style:style>
    <style:style style:name="TableCell2915" style:family="table-cell">
      <style:table-cell-properties fo:border="0.0034in solid #B2B2B2" fo:background-color="#DDDDDD" style:writing-mode="lr-tb" fo:padding-top="0.0381in" fo:padding-left="0.0381in" fo:padding-bottom="0.0381in" fo:padding-right="0.0381in"/>
    </style:style>
    <style:style style:name="P2916" style:parent-style-name="TableContents" style:family="paragraph">
      <style:paragraph-properties fo:text-align="center"/>
      <style:text-properties fo:font-weight="bold" style:font-weight-asian="bold" style:font-weight-complex="bold"/>
    </style:style>
    <style:style style:name="TableRow2917" style:family="table-row">
      <style:table-row-properties style:use-optimal-row-height="false" fo:keep-together="always"/>
    </style:style>
    <style:style style:name="TableCell291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19" style:parent-style-name="Textbody" style:family="paragraph">
      <style:paragraph-properties fo:text-align="justify" fo:margin-bottom="0in"/>
      <style:text-properties fo:font-size="11pt" style:font-size-asian="11pt" style:font-size-complex="11pt"/>
    </style:style>
    <style:style style:name="TableRow2920" style:family="table-row">
      <style:table-row-properties style:use-optimal-row-height="false" fo:keep-together="always"/>
    </style:style>
    <style:style style:name="TableCell292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922" style:parent-style-name="Policepardéfaut" style:family="text">
      <style:text-properties style:font-name="FreeMono" fo:font-size="11pt" style:font-size-asian="11pt" style:font-size-complex="11pt"/>
    </style:style>
    <style:style style:name="T2923" style:parent-style-name="Policepardéfaut" style:family="text">
      <style:text-properties fo:font-size="11pt" style:font-size-asian="11pt" style:font-size-complex="11pt"/>
    </style:style>
    <style:style style:name="TableCell292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25" style:parent-style-name="TableContents" style:family="paragraph">
      <style:text-properties fo:font-size="11pt" style:font-size-asian="11pt" style:font-size-complex="11pt"/>
    </style:style>
    <style:style style:name="TableRow2926" style:family="table-row">
      <style:table-row-properties style:use-optimal-row-height="false" fo:keep-together="always"/>
    </style:style>
    <style:style style:name="TableCell292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28" style:parent-style-name="TableContents" style:family="paragraph">
      <style:text-properties fo:font-size="11pt" style:font-size-asian="11pt" style:font-size-complex="11pt"/>
    </style:style>
    <style:style style:name="TableCell292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30" style:parent-style-name="TableContents" style:family="paragraph">
      <style:text-properties fo:font-size="11pt" style:font-size-asian="11pt" style:font-size-complex="11pt"/>
    </style:style>
    <style:style style:name="TableRow2931" style:family="table-row">
      <style:table-row-properties style:use-optimal-row-height="false" fo:keep-together="always"/>
    </style:style>
    <style:style style:name="TableCell293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2933" style:parent-style-name="Policepardéfaut" style:family="text">
      <style:text-properties fo:font-size="11pt" style:font-size-asian="11pt" style:font-size-complex="11pt"/>
    </style:style>
    <style:style style:name="T2934" style:parent-style-name="Policepardéfaut" style:family="text">
      <style:text-properties fo:font-style="italic" style:font-style-asian="italic" style:font-style-complex="italic" fo:font-size="11pt" style:font-size-asian="11pt" style:font-size-complex="11pt"/>
    </style:style>
    <style:style style:name="T2935" style:parent-style-name="Policepardéfaut" style:family="text">
      <style:text-properties fo:font-size="11pt" style:font-size-asian="11pt" style:font-size-complex="11pt"/>
    </style:style>
    <style:style style:name="TableCell293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37" style:parent-style-name="TableContents" style:family="paragraph">
      <style:text-properties fo:font-size="11pt" style:font-size-asian="11pt" style:font-size-complex="11pt"/>
    </style:style>
    <style:style style:name="TableRow2938" style:family="table-row">
      <style:table-row-properties style:use-optimal-row-height="false" fo:keep-together="always"/>
    </style:style>
    <style:style style:name="TableCell293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40" style:parent-style-name="TableContents" style:family="paragraph">
      <style:text-properties fo:font-size="11pt" style:font-size-asian="11pt" style:font-size-complex="11pt"/>
    </style:style>
    <style:style style:name="TableCell294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42" style:parent-style-name="TableContents" style:family="paragraph">
      <style:text-properties fo:font-size="11pt" style:font-size-asian="11pt" style:font-size-complex="11pt"/>
    </style:style>
    <style:style style:name="TableColumn2944" style:family="table-column">
      <style:table-column-properties style:column-width="1.5312in" style:use-optimal-column-width="false"/>
    </style:style>
    <style:style style:name="TableColumn2945" style:family="table-column">
      <style:table-column-properties style:column-width="5.1666in" style:use-optimal-column-width="false"/>
    </style:style>
    <style:style style:name="Table2943" style:family="table">
      <style:table-properties style:width="6.6979in" fo:margin-left="0in" table:align="left"/>
    </style:style>
    <style:style style:name="TableRow2946" style:family="table-row">
      <style:table-row-properties style:use-optimal-row-height="false" fo:keep-together="always"/>
    </style:style>
    <style:style style:name="TableCell2947" style:family="table-cell">
      <style:table-cell-properties fo:border="0.0034in solid #B2B2B2" fo:background-color="#DDDDDD" style:writing-mode="lr-tb" fo:padding-top="0.0381in" fo:padding-left="0.0381in" fo:padding-bottom="0.0381in" fo:padding-right="0.0381in"/>
    </style:style>
    <style:style style:name="P2948" style:parent-style-name="TableContents" style:family="paragraph">
      <style:paragraph-properties fo:text-align="center"/>
      <style:text-properties fo:font-weight="bold" style:font-weight-asian="bold" style:font-weight-complex="bold"/>
    </style:style>
    <style:style style:name="TableRow2949" style:family="table-row">
      <style:table-row-properties style:use-optimal-row-height="false" fo:keep-together="always"/>
    </style:style>
    <style:style style:name="TableCell295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51" style:parent-style-name="Textbody" style:family="paragraph">
      <style:paragraph-properties fo:text-align="justify" fo:margin-bottom="0in"/>
      <style:text-properties fo:font-size="11pt" style:font-size-asian="11pt" style:font-size-complex="11pt"/>
    </style:style>
    <style:style style:name="P2952" style:parent-style-name="Textbody" style:family="paragraph">
      <style:paragraph-properties fo:text-align="justify" fo:margin-bottom="0in"/>
      <style:text-properties fo:font-size="11pt" style:font-size-asian="11pt" style:font-size-complex="11pt"/>
    </style:style>
    <style:style style:name="P2953" style:parent-style-name="Textbody" style:family="paragraph">
      <style:paragraph-properties fo:text-align="justify" fo:margin-bottom="0in"/>
      <style:text-properties fo:font-size="11pt" style:font-size-asian="11pt" style:font-size-complex="11pt"/>
    </style:style>
    <style:style style:name="P2954" style:parent-style-name="Textbody" style:family="paragraph">
      <style:paragraph-properties fo:text-align="justify" fo:margin-bottom="0.0784in"/>
      <style:text-properties fo:font-size="11pt" style:font-size-asian="11pt" style:font-size-complex="11pt"/>
    </style:style>
    <style:style style:name="TableColumn2956" style:family="table-column">
      <style:table-column-properties style:column-width="0.9437in" style:use-optimal-column-width="false"/>
    </style:style>
    <style:style style:name="TableColumn2957" style:family="table-column">
      <style:table-column-properties style:column-width="0.9055in" style:use-optimal-column-width="false"/>
    </style:style>
    <style:style style:name="TableColumn2958" style:family="table-column">
      <style:table-column-properties style:column-width="0.8263in" style:use-optimal-column-width="false"/>
    </style:style>
    <style:style style:name="TableColumn2959" style:family="table-column">
      <style:table-column-properties style:column-width="0.4361in" style:use-optimal-column-width="false"/>
    </style:style>
    <style:style style:name="TableColumn2960" style:family="table-column">
      <style:table-column-properties style:column-width="1.2958in" style:use-optimal-column-width="false"/>
    </style:style>
    <style:style style:name="TableColumn2961" style:family="table-column">
      <style:table-column-properties style:column-width="1.3798in" style:use-optimal-column-width="false"/>
    </style:style>
    <style:style style:name="TableColumn2962" style:family="table-column">
      <style:table-column-properties style:column-width="0.834in" style:use-optimal-column-width="false"/>
    </style:style>
    <style:style style:name="Table2955" style:family="table">
      <style:table-properties style:width="6.6215in" fo:margin-left="0in" table:align="left"/>
    </style:style>
    <style:style style:name="TableRow2963" style:family="table-row">
      <style:table-row-properties style:use-optimal-row-height="false" fo:keep-together="always"/>
    </style:style>
    <style:style style:name="TableCell2964"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965"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296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967"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2968" style:family="table-cell">
      <style:table-cell-properties fo:border="0.0034in solid #B2B2B2" fo:background-color="#DDDDDD" style:writing-mode="lr-tb" fo:padding-top="0.0381in" fo:padding-left="0.0381in" fo:padding-bottom="0.0381in" fo:padding-right="0.0381in"/>
    </style:style>
    <style:style style:name="P2969"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2970" style:family="table-row">
      <style:table-row-properties style:use-optimal-row-height="false" fo:keep-together="always"/>
    </style:style>
    <style:style style:name="TableCell297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972" style:parent-style-name="TableContents" style:family="paragraph">
      <style:paragraph-properties fo:text-align="center"/>
      <style:text-properties fo:font-size="11pt" style:font-size-asian="11pt" style:font-size-complex="11pt" fo:language="en" fo:country="US"/>
    </style:style>
    <style:style style:name="TableCell297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974" style:parent-style-name="TableContents" style:family="paragraph">
      <style:paragraph-properties fo:text-align="center"/>
      <style:text-properties fo:font-size="11pt" style:font-size-asian="11pt" style:font-size-complex="11pt" fo:language="en" fo:country="US"/>
    </style:style>
    <style:style style:name="TableCell297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976" style:parent-style-name="TableContents" style:family="paragraph">
      <style:paragraph-properties fo:text-align="center"/>
      <style:text-properties fo:font-size="11pt" style:font-size-asian="11pt" style:font-size-complex="11pt" fo:language="en" fo:country="US"/>
    </style:style>
    <style:style style:name="TableCell297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978" style:parent-style-name="TableContents" style:family="paragraph">
      <style:paragraph-properties fo:text-align="center"/>
      <style:text-properties fo:font-size="11pt" style:font-size-asian="11pt" style:font-size-complex="11pt" fo:language="en" fo:country="US"/>
    </style:style>
    <style:style style:name="TableCell297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2980" style:parent-style-name="TableContents" style:family="paragraph">
      <style:paragraph-properties fo:text-align="center"/>
      <style:text-properties fo:font-size="11pt" style:font-size-asian="11pt" style:font-size-complex="11pt" fo:language="en" fo:country="US"/>
    </style:style>
    <style:style style:name="TableCell2981"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2982" style:parent-style-name="TableContents" style:family="paragraph">
      <style:paragraph-properties fo:text-align="center"/>
      <style:text-properties fo:font-size="11pt" style:font-size-asian="11pt" style:font-size-complex="11pt" fo:language="en" fo:country="US"/>
    </style:style>
    <style:style style:name="TableRow2983" style:family="table-row">
      <style:table-row-properties style:use-optimal-row-height="false" fo:keep-together="always"/>
    </style:style>
    <style:style style:name="TableCell298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85" style:parent-style-name="TableContents" style:family="paragraph">
      <style:paragraph-properties fo:text-align="center"/>
      <style:text-properties style:font-name="FreeMono" fo:font-size="11pt" style:font-size-asian="11pt" style:font-size-complex="11pt" fo:language="en" fo:country="US"/>
    </style:style>
    <style:style style:name="TableCell298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87" style:parent-style-name="TableContents" style:family="paragraph">
      <style:paragraph-properties fo:text-align="center"/>
      <style:text-properties style:font-name="FreeMono" fo:font-size="11pt" style:font-size-asian="11pt" style:font-size-complex="11pt" fo:language="en" fo:country="US"/>
    </style:style>
    <style:style style:name="TableCell298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89" style:parent-style-name="TableContents" style:family="paragraph">
      <style:paragraph-properties fo:text-align="center"/>
      <style:text-properties style:font-name="FreeMono" fo:font-size="11pt" style:font-size-asian="11pt" style:font-size-complex="11pt" fo:language="en" fo:country="US"/>
    </style:style>
    <style:style style:name="TableCell299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91" style:parent-style-name="TableContents" style:family="paragraph">
      <style:paragraph-properties fo:text-align="center"/>
      <style:text-properties style:font-name="FreeMono" fo:font-size="11pt" style:font-size-asian="11pt" style:font-size-complex="11pt" fo:language="en" fo:country="US"/>
    </style:style>
    <style:style style:name="TableCell299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2993" style:parent-style-name="TableContents" style:family="paragraph">
      <style:paragraph-properties fo:text-align="center"/>
      <style:text-properties style:font-name="FreeMono" fo:font-size="11pt" style:font-size-asian="11pt" style:font-size-complex="11pt" fo:language="en" fo:country="US"/>
    </style:style>
    <style:style style:name="TableCell299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2995" style:parent-style-name="TableContents" style:family="paragraph">
      <style:paragraph-properties fo:text-align="center"/>
      <style:text-properties style:font-name="FreeMono" fo:font-size="11pt" style:font-size-asian="11pt" style:font-size-complex="11pt" fo:language="en" fo:country="US"/>
    </style:style>
    <style:style style:name="TableRow2996" style:family="table-row">
      <style:table-row-properties style:use-optimal-row-height="false" fo:keep-together="always"/>
    </style:style>
    <style:style style:name="TableCell299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2998"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2999"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000"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001" style:family="table-cell">
      <style:table-cell-properties fo:border="0.0034in solid #B2B2B2" fo:background-color="#DDDDDD" style:writing-mode="lr-tb" fo:padding-top="0.0381in" fo:padding-left="0.0381in" fo:padding-bottom="0.0381in" fo:padding-right="0.0381in"/>
    </style:style>
    <style:style style:name="P3002"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003" style:family="table-row">
      <style:table-row-properties style:use-optimal-row-height="false" fo:keep-together="always"/>
    </style:style>
    <style:style style:name="TableCell300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005" style:parent-style-name="TableContents" style:family="paragraph">
      <style:paragraph-properties fo:text-align="center"/>
      <style:text-properties fo:font-size="11pt" style:font-size-asian="11pt" style:font-size-complex="11pt" fo:language="en" fo:country="US"/>
    </style:style>
    <style:style style:name="TableCell300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007" style:parent-style-name="TableContents" style:family="paragraph">
      <style:paragraph-properties fo:text-align="center"/>
      <style:text-properties fo:font-size="11pt" style:font-size-asian="11pt" style:font-size-complex="11pt" fo:language="en" fo:country="US"/>
    </style:style>
    <style:style style:name="TableCell300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009" style:parent-style-name="TableContents" style:family="paragraph">
      <style:paragraph-properties fo:text-align="center"/>
      <style:text-properties fo:font-size="11pt" style:font-size-asian="11pt" style:font-size-complex="11pt" fo:language="en" fo:country="US"/>
    </style:style>
    <style:style style:name="TableCell3010"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011" style:parent-style-name="TableContents" style:family="paragraph">
      <style:paragraph-properties fo:text-align="center"/>
      <style:text-properties fo:font-size="11pt" style:font-size-asian="11pt" style:font-size-complex="11pt" fo:language="en" fo:country="US"/>
    </style:style>
    <style:style style:name="TableRow3012" style:family="table-row">
      <style:table-row-properties style:use-optimal-row-height="false" fo:keep-together="always"/>
    </style:style>
    <style:style style:name="TableCell301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014" style:parent-style-name="TableContents" style:family="paragraph">
      <style:paragraph-properties fo:text-align="center"/>
      <style:text-properties style:font-name="FreeMono" fo:font-size="11pt" style:font-size-asian="11pt" style:font-size-complex="11pt" fo:language="en" fo:country="US"/>
    </style:style>
    <style:style style:name="TableCell301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016" style:parent-style-name="TableContents" style:family="paragraph">
      <style:paragraph-properties fo:text-align="center"/>
      <style:text-properties style:font-name="FreeMono" fo:font-size="11pt" style:font-size-asian="11pt" style:font-size-complex="11pt" fo:language="en" fo:country="US"/>
    </style:style>
    <style:style style:name="TableCell301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018" style:parent-style-name="TableContents" style:family="paragraph">
      <style:paragraph-properties fo:text-align="center"/>
      <style:text-properties style:font-name="FreeMono" fo:font-size="11pt" style:font-size-asian="11pt" style:font-size-complex="11pt" fo:language="en" fo:country="US"/>
    </style:style>
    <style:style style:name="TableCell301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020" style:parent-style-name="TableContents" style:family="paragraph">
      <style:paragraph-properties fo:text-align="center"/>
      <style:text-properties style:font-name="FreeMono" fo:font-size="11pt" style:font-size-asian="11pt" style:font-size-complex="11pt" fo:language="en" fo:country="US"/>
    </style:style>
    <style:style style:name="P3021" style:parent-style-name="Textbody" style:family="paragraph">
      <style:paragraph-properties fo:margin-top="0.0784in" fo:margin-bottom="0in"/>
      <style:text-properties fo:font-size="11pt" style:font-size-asian="11pt" style:font-size-complex="11pt" fo:language="en" fo:country="US"/>
    </style:style>
    <style:style style:name="P3022" style:parent-style-name="Textbody" style:family="paragraph">
      <style:paragraph-properties fo:margin-bottom="0in"/>
    </style:style>
    <style:style style:name="T3023" style:parent-style-name="Policepardéfaut" style:family="text">
      <style:text-properties fo:font-size="11pt" style:font-size-asian="11pt" style:font-size-complex="11pt"/>
    </style:style>
    <style:style style:name="T3024" style:parent-style-name="Policepardéfaut" style:family="text">
      <style:text-properties style:font-name="FreeMono" fo:font-size="11pt" style:font-size-asian="11pt" style:font-size-complex="11pt"/>
    </style:style>
    <style:style style:name="T3025" style:parent-style-name="Policepardéfaut" style:family="text">
      <style:text-properties fo:font-size="11pt" style:font-size-asian="11pt" style:font-size-complex="11pt"/>
    </style:style>
    <style:style style:name="P3026" style:parent-style-name="Textbody" style:family="paragraph">
      <style:paragraph-properties fo:margin-bottom="0in"/>
    </style:style>
    <style:style style:name="T3027" style:parent-style-name="Policepardéfaut" style:family="text">
      <style:text-properties fo:font-size="11pt" style:font-size-asian="11pt" style:font-size-complex="11pt"/>
    </style:style>
    <style:style style:name="T3028" style:parent-style-name="Policepardéfaut" style:family="text">
      <style:text-properties style:font-name="FreeMono" fo:font-size="11pt" style:font-size-asian="11pt" style:font-size-complex="11pt"/>
    </style:style>
    <style:style style:name="T3029" style:parent-style-name="Policepardéfaut" style:family="text">
      <style:text-properties fo:font-size="11pt" style:font-size-asian="11pt" style:font-size-complex="11pt"/>
    </style:style>
    <style:style style:name="P3030" style:parent-style-name="Textbody" style:family="paragraph">
      <style:paragraph-properties fo:margin-bottom="0in"/>
    </style:style>
    <style:style style:name="T3031" style:parent-style-name="Policepardéfaut" style:family="text">
      <style:text-properties style:font-name="FreeMono" fo:font-size="11pt" style:font-size-asian="11pt" style:font-size-complex="11pt"/>
    </style:style>
    <style:style style:name="T3032" style:parent-style-name="Policepardéfaut" style:family="text">
      <style:text-properties fo:font-size="11pt" style:font-size-asian="11pt" style:font-size-complex="11pt"/>
    </style:style>
    <style:style style:name="T3033" style:parent-style-name="Policepardéfaut" style:family="text">
      <style:text-properties fo:font-size="11pt" style:font-size-asian="11pt" style:font-size-complex="11pt"/>
    </style:style>
    <style:style style:name="P3034" style:parent-style-name="Textbody" style:family="paragraph">
      <style:paragraph-properties fo:margin-bottom="0in"/>
    </style:style>
    <style:style style:name="T3035" style:parent-style-name="Policepardéfaut" style:family="text">
      <style:text-properties style:font-name="FreeMono" fo:font-size="11pt" style:font-size-asian="11pt" style:font-size-complex="11pt"/>
    </style:style>
    <style:style style:name="T3036" style:parent-style-name="Policepardéfaut" style:family="text">
      <style:text-properties fo:font-size="11pt" style:font-size-asian="11pt" style:font-size-complex="11pt"/>
    </style:style>
    <style:style style:name="P3037" style:parent-style-name="Textbody" style:family="paragraph">
      <style:paragraph-properties fo:margin-bottom="0in"/>
    </style:style>
    <style:style style:name="T3038" style:parent-style-name="Policepardéfaut" style:family="text">
      <style:text-properties fo:font-size="11pt" style:font-size-asian="11pt" style:font-size-complex="11pt"/>
    </style:style>
    <style:style style:name="T3039" style:parent-style-name="Policepardéfaut" style:family="text">
      <style:text-properties style:font-name="FreeMono" fo:font-size="11pt" style:font-size-asian="11pt" style:font-size-complex="11pt"/>
    </style:style>
    <style:style style:name="T3040" style:parent-style-name="Policepardéfaut" style:family="text">
      <style:text-properties fo:font-size="11pt" style:font-size-asian="11pt" style:font-size-complex="11pt"/>
    </style:style>
    <style:style style:name="P3041" style:parent-style-name="Textbody" style:family="paragraph">
      <style:paragraph-properties fo:margin-bottom="0in"/>
    </style:style>
    <style:style style:name="T3042" style:parent-style-name="Policepardéfaut" style:family="text">
      <style:text-properties fo:font-size="11pt" style:font-size-asian="11pt" style:font-size-complex="11pt"/>
    </style:style>
    <style:style style:name="T3043" style:parent-style-name="Policepardéfaut" style:family="text">
      <style:text-properties style:font-name="FreeMono" fo:font-size="11pt" style:font-size-asian="11pt" style:font-size-complex="11pt"/>
    </style:style>
    <style:style style:name="T3044" style:parent-style-name="Policepardéfaut" style:family="text">
      <style:text-properties fo:font-size="11pt" style:font-size-asian="11pt" style:font-size-complex="11pt"/>
    </style:style>
    <style:style style:name="P3045" style:parent-style-name="Textbody" style:family="paragraph">
      <style:paragraph-properties fo:margin-bottom="0in"/>
      <style:text-properties fo:font-size="11pt" style:font-size-asian="11pt" style:font-size-complex="11pt"/>
    </style:style>
    <style:style style:name="P3046" style:parent-style-name="Textbody" style:family="paragraph">
      <style:paragraph-properties fo:margin-bottom="0in"/>
      <style:text-properties fo:font-size="11pt" style:font-size-asian="11pt" style:font-size-complex="11pt"/>
    </style:style>
    <style:style style:name="P3047" style:parent-style-name="Textbody" style:family="paragraph">
      <style:paragraph-properties fo:text-align="justify" fo:margin-bottom="0in"/>
      <style:text-properties fo:font-size="11pt" style:font-size-asian="11pt" style:font-size-complex="11pt"/>
    </style:style>
    <style:style style:name="P3048" style:parent-style-name="Textbody" style:family="paragraph">
      <style:paragraph-properties fo:text-align="justify" fo:margin-bottom="0in"/>
      <style:text-properties fo:font-size="11pt" style:font-size-asian="11pt" style:font-size-complex="11pt"/>
    </style:style>
    <style:style style:name="TableRow3049" style:family="table-row">
      <style:table-row-properties style:use-optimal-row-height="false" fo:keep-together="always"/>
    </style:style>
    <style:style style:name="TableCell305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051" style:parent-style-name="Policepardéfaut" style:family="text">
      <style:text-properties style:font-name="FreeMono" fo:font-size="11pt" style:font-size-asian="11pt" style:font-size-complex="11pt"/>
    </style:style>
    <style:style style:name="T3052" style:parent-style-name="Policepardéfaut" style:family="text">
      <style:text-properties fo:font-size="11pt" style:font-size-asian="11pt" style:font-size-complex="11pt"/>
    </style:style>
    <style:style style:name="TableCell305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054" style:parent-style-name="TableContents" style:family="paragraph">
      <style:text-properties fo:font-size="11pt" style:font-size-asian="11pt" style:font-size-complex="11pt"/>
    </style:style>
    <style:style style:name="TableRow3055" style:family="table-row">
      <style:table-row-properties style:use-optimal-row-height="false" fo:keep-together="always"/>
    </style:style>
    <style:style style:name="TableCell305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057" style:parent-style-name="TableContents" style:family="paragraph">
      <style:text-properties fo:font-size="11pt" style:font-size-asian="11pt" style:font-size-complex="11pt"/>
    </style:style>
    <style:style style:name="TableCell305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059" style:parent-style-name="TableContents" style:family="paragraph">
      <style:text-properties fo:font-size="11pt" style:font-size-asian="11pt" style:font-size-complex="11pt"/>
    </style:style>
    <style:style style:name="TableRow3060" style:family="table-row">
      <style:table-row-properties style:use-optimal-row-height="false" fo:keep-together="always"/>
    </style:style>
    <style:style style:name="TableCell306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062" style:parent-style-name="Policepardéfaut" style:family="text">
      <style:text-properties fo:font-size="11pt" style:font-size-asian="11pt" style:font-size-complex="11pt"/>
    </style:style>
    <style:style style:name="T3063" style:parent-style-name="Policepardéfaut" style:family="text">
      <style:text-properties fo:font-style="italic" style:font-style-asian="italic" style:font-style-complex="italic" fo:font-size="11pt" style:font-size-asian="11pt" style:font-size-complex="11pt"/>
    </style:style>
    <style:style style:name="T3064" style:parent-style-name="Policepardéfaut" style:family="text">
      <style:text-properties fo:font-size="11pt" style:font-size-asian="11pt" style:font-size-complex="11pt"/>
    </style:style>
    <style:style style:name="TableCell306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066" style:parent-style-name="TableContents" style:family="paragraph">
      <style:text-properties fo:font-size="11pt" style:font-size-asian="11pt" style:font-size-complex="11pt"/>
    </style:style>
    <style:style style:name="TableRow3067" style:family="table-row">
      <style:table-row-properties style:use-optimal-row-height="false" fo:keep-together="always"/>
    </style:style>
    <style:style style:name="TableCell306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069" style:parent-style-name="TableContents" style:family="paragraph">
      <style:text-properties fo:font-size="11pt" style:font-size-asian="11pt" style:font-size-complex="11pt"/>
    </style:style>
    <style:style style:name="TableCell307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071" style:parent-style-name="TableContents" style:family="paragraph">
      <style:text-properties fo:font-size="11pt" style:font-size-asian="11pt" style:font-size-complex="11pt"/>
    </style:style>
    <style:style style:name="TableColumn3073" style:family="table-column">
      <style:table-column-properties style:column-width="1.5312in" style:use-optimal-column-width="false"/>
    </style:style>
    <style:style style:name="TableColumn3074" style:family="table-column">
      <style:table-column-properties style:column-width="5.1666in" style:use-optimal-column-width="false"/>
    </style:style>
    <style:style style:name="Table3072" style:family="table">
      <style:table-properties style:width="6.6979in" fo:margin-left="0in" table:align="left"/>
    </style:style>
    <style:style style:name="TableRow3075" style:family="table-row">
      <style:table-row-properties style:use-optimal-row-height="false" fo:keep-together="always"/>
    </style:style>
    <style:style style:name="TableCell3076" style:family="table-cell">
      <style:table-cell-properties fo:border="0.0034in solid #B2B2B2" fo:background-color="#DDDDDD" style:writing-mode="lr-tb" fo:padding-top="0.0381in" fo:padding-left="0.0381in" fo:padding-bottom="0.0381in" fo:padding-right="0.0381in"/>
    </style:style>
    <style:style style:name="P3077" style:parent-style-name="TableContents" style:family="paragraph">
      <style:paragraph-properties fo:text-align="center"/>
      <style:text-properties fo:font-weight="bold" style:font-weight-asian="bold" style:font-weight-complex="bold"/>
    </style:style>
    <style:style style:name="TableRow3078" style:family="table-row">
      <style:table-row-properties style:use-optimal-row-height="false" fo:keep-together="always"/>
    </style:style>
    <style:style style:name="TableCell307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080" style:parent-style-name="Textbody" style:family="paragraph">
      <style:paragraph-properties fo:text-align="justify" fo:margin-bottom="0in"/>
      <style:text-properties fo:font-size="11pt" style:font-size-asian="11pt" style:font-size-complex="11pt"/>
    </style:style>
    <style:style style:name="P3081" style:parent-style-name="Textbody" style:family="paragraph">
      <style:paragraph-properties fo:text-align="justify" fo:margin-bottom="0in"/>
      <style:text-properties fo:font-size="11pt" style:font-size-asian="11pt" style:font-size-complex="11pt"/>
    </style:style>
    <style:style style:name="P3082" style:parent-style-name="Textbody" style:family="paragraph">
      <style:paragraph-properties fo:text-align="justify" fo:margin-bottom="0.0784in"/>
      <style:text-properties fo:font-size="11pt" style:font-size-asian="11pt" style:font-size-complex="11pt"/>
    </style:style>
    <style:style style:name="TableColumn3084" style:family="table-column">
      <style:table-column-properties style:column-width="1.8493in" style:use-optimal-column-width="false"/>
    </style:style>
    <style:style style:name="TableColumn3085" style:family="table-column">
      <style:table-column-properties style:column-width="0.1951in" style:use-optimal-column-width="false"/>
    </style:style>
    <style:style style:name="TableColumn3086" style:family="table-column">
      <style:table-column-properties style:column-width="1.0673in" style:use-optimal-column-width="false"/>
    </style:style>
    <style:style style:name="TableColumn3087" style:family="table-column">
      <style:table-column-properties style:column-width="0.7486in" style:use-optimal-column-width="false"/>
    </style:style>
    <style:style style:name="TableColumn3088" style:family="table-column">
      <style:table-column-properties style:column-width="0.5472in" style:use-optimal-column-width="false"/>
    </style:style>
    <style:style style:name="TableColumn3089" style:family="table-column">
      <style:table-column-properties style:column-width="1.2437in" style:use-optimal-column-width="false"/>
    </style:style>
    <style:style style:name="TableColumn3090" style:family="table-column">
      <style:table-column-properties style:column-width="0.9701in" style:use-optimal-column-width="false"/>
    </style:style>
    <style:style style:name="Table3083" style:family="table">
      <style:table-properties style:width="6.6215in" fo:margin-left="0in" table:align="left"/>
    </style:style>
    <style:style style:name="TableRow3091" style:family="table-row">
      <style:table-row-properties style:min-row-height="0.3125in" style:use-optimal-row-height="false"/>
    </style:style>
    <style:style style:name="TableCell3092"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093"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094" style:family="table-cell">
      <style:table-cell-properties fo:border="0.0034in solid #B2B2B2" fo:background-color="#DDDDDD" style:writing-mode="lr-tb" fo:padding-top="0.0381in" fo:padding-left="0.0381in" fo:padding-bottom="0.0381in" fo:padding-right="0.0381in"/>
    </style:style>
    <style:style style:name="P3095"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096" style:family="table-row">
      <style:table-row-properties style:use-optimal-row-height="false" fo:keep-together="always"/>
    </style:style>
    <style:style style:name="TableCell309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098" style:parent-style-name="TableContents" style:family="paragraph">
      <style:paragraph-properties fo:text-align="center"/>
      <style:text-properties fo:font-size="11pt" style:font-size-asian="11pt" style:font-size-complex="11pt" fo:language="en" fo:country="US"/>
    </style:style>
    <style:style style:name="TableCell309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100" style:parent-style-name="TableContents" style:family="paragraph">
      <style:paragraph-properties fo:text-align="center"/>
      <style:text-properties fo:font-size="11pt" style:font-size-asian="11pt" style:font-size-complex="11pt" fo:language="en" fo:country="US"/>
    </style:style>
    <style:style style:name="TableCell310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102" style:parent-style-name="TableContents" style:family="paragraph">
      <style:paragraph-properties fo:text-align="center"/>
      <style:text-properties fo:font-size="11pt" style:font-size-asian="11pt" style:font-size-complex="11pt" fo:language="en" fo:country="US"/>
    </style:style>
    <style:style style:name="TableCell3103"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104" style:parent-style-name="TableContents" style:family="paragraph">
      <style:paragraph-properties fo:text-align="center"/>
      <style:text-properties fo:font-size="11pt" style:font-size-asian="11pt" style:font-size-complex="11pt" fo:language="en" fo:country="US"/>
    </style:style>
    <style:style style:name="TableRow3105" style:family="table-row">
      <style:table-row-properties style:use-optimal-row-height="false" fo:keep-together="always"/>
    </style:style>
    <style:style style:name="TableCell310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07" style:parent-style-name="TableContents" style:family="paragraph">
      <style:paragraph-properties fo:text-align="center"/>
      <style:text-properties style:font-name="FreeMono" fo:font-size="11pt" style:font-size-asian="11pt" style:font-size-complex="11pt" fo:language="en" fo:country="US"/>
    </style:style>
    <style:style style:name="TableCell310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09" style:parent-style-name="TableContents" style:family="paragraph">
      <style:paragraph-properties fo:text-align="center"/>
      <style:text-properties style:font-name="FreeMono" fo:font-size="11pt" style:font-size-asian="11pt" style:font-size-complex="11pt" fo:language="en" fo:country="US"/>
    </style:style>
    <style:style style:name="TableCell311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11" style:parent-style-name="TableContents" style:family="paragraph">
      <style:paragraph-properties fo:text-align="center"/>
      <style:text-properties style:font-name="FreeMono" fo:font-size="11pt" style:font-size-asian="11pt" style:font-size-complex="11pt" fo:language="en" fo:country="US"/>
    </style:style>
    <style:style style:name="TableCell311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13" style:parent-style-name="TableContents" style:family="paragraph">
      <style:paragraph-properties fo:text-align="center"/>
      <style:text-properties style:font-name="FreeMono" fo:font-size="11pt" style:font-size-asian="11pt" style:font-size-complex="11pt" fo:language="en" fo:country="US"/>
    </style:style>
    <style:style style:name="TableRow3114" style:family="table-row">
      <style:table-row-properties style:use-optimal-row-height="false" fo:keep-together="always"/>
    </style:style>
    <style:style style:name="TableCell311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116"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11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118"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119" style:family="table-cell">
      <style:table-cell-properties fo:border="0.0034in solid #B2B2B2" fo:background-color="#DDDDDD" style:writing-mode="lr-tb" fo:padding-top="0.0381in" fo:padding-left="0.0381in" fo:padding-bottom="0.0381in" fo:padding-right="0.0381in"/>
    </style:style>
    <style:style style:name="P3120"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121" style:family="table-row">
      <style:table-row-properties style:use-optimal-row-height="false" fo:keep-together="always"/>
    </style:style>
    <style:style style:name="TableCell312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123" style:parent-style-name="TableContents" style:family="paragraph">
      <style:paragraph-properties fo:text-align="center"/>
      <style:text-properties fo:font-size="11pt" style:font-size-asian="11pt" style:font-size-complex="11pt" fo:language="en" fo:country="US"/>
    </style:style>
    <style:style style:name="TableCell312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125" style:parent-style-name="TableContents" style:family="paragraph">
      <style:paragraph-properties fo:text-align="center"/>
      <style:text-properties fo:font-size="11pt" style:font-size-asian="11pt" style:font-size-complex="11pt" fo:language="en" fo:country="US"/>
    </style:style>
    <style:style style:name="TableCell312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127" style:parent-style-name="TableContents" style:family="paragraph">
      <style:paragraph-properties fo:text-align="center"/>
      <style:text-properties fo:font-size="11pt" style:font-size-asian="11pt" style:font-size-complex="11pt" fo:language="en" fo:country="US"/>
    </style:style>
    <style:style style:name="TableCell3128"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129" style:parent-style-name="TableContents" style:family="paragraph">
      <style:paragraph-properties fo:text-align="center"/>
      <style:text-properties fo:font-size="11pt" style:font-size-asian="11pt" style:font-size-complex="11pt" fo:language="en" fo:country="US"/>
    </style:style>
    <style:style style:name="TableRow3130" style:family="table-row">
      <style:table-row-properties style:use-optimal-row-height="false" fo:keep-together="always"/>
    </style:style>
    <style:style style:name="TableCell313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32" style:parent-style-name="TableContents" style:family="paragraph">
      <style:paragraph-properties fo:text-align="center"/>
      <style:text-properties style:font-name="FreeMono" fo:font-size="11pt" style:font-size-asian="11pt" style:font-size-complex="11pt" fo:language="en" fo:country="US"/>
    </style:style>
    <style:style style:name="TableCell313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34" style:parent-style-name="TableContents" style:family="paragraph">
      <style:paragraph-properties fo:text-align="center"/>
      <style:text-properties style:font-name="FreeMono" fo:font-size="11pt" style:font-size-asian="11pt" style:font-size-complex="11pt" fo:language="en" fo:country="US"/>
    </style:style>
    <style:style style:name="TableCell313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36" style:parent-style-name="TableContents" style:family="paragraph">
      <style:paragraph-properties fo:text-align="center"/>
      <style:text-properties style:font-name="FreeMono" fo:font-size="11pt" style:font-size-asian="11pt" style:font-size-complex="11pt" fo:language="en" fo:country="US"/>
    </style:style>
    <style:style style:name="TableCell313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38" style:parent-style-name="TableContents" style:family="paragraph">
      <style:paragraph-properties fo:text-align="center"/>
      <style:text-properties style:font-name="FreeMono" fo:font-size="11pt" style:font-size-asian="11pt" style:font-size-complex="11pt" fo:language="en" fo:country="US"/>
    </style:style>
    <style:style style:name="P3139" style:parent-style-name="Textbody" style:family="paragraph">
      <style:paragraph-properties fo:margin-top="0.0784in" fo:margin-bottom="0in"/>
      <style:text-properties fo:font-size="11pt" style:font-size-asian="11pt" style:font-size-complex="11pt" fo:language="en" fo:country="US"/>
    </style:style>
    <style:style style:name="P3140" style:parent-style-name="Textbody" style:family="paragraph">
      <style:paragraph-properties fo:margin-bottom="0in"/>
    </style:style>
    <style:style style:name="T3141" style:parent-style-name="Policepardéfaut" style:family="text">
      <style:text-properties fo:font-size="11pt" style:font-size-asian="11pt" style:font-size-complex="11pt"/>
    </style:style>
    <style:style style:name="T3142" style:parent-style-name="Policepardéfaut" style:family="text">
      <style:text-properties style:font-name="FreeMono" fo:font-size="11pt" style:font-size-asian="11pt" style:font-size-complex="11pt"/>
    </style:style>
    <style:style style:name="T3143" style:parent-style-name="Policepardéfaut" style:family="text">
      <style:text-properties fo:font-size="11pt" style:font-size-asian="11pt" style:font-size-complex="11pt"/>
    </style:style>
    <style:style style:name="P3144" style:parent-style-name="Textbody" style:family="paragraph">
      <style:paragraph-properties fo:margin-bottom="0in"/>
    </style:style>
    <style:style style:name="T3145" style:parent-style-name="Policepardéfaut" style:family="text">
      <style:text-properties style:font-name="FreeMono" fo:font-size="11pt" style:font-size-asian="11pt" style:font-size-complex="11pt"/>
    </style:style>
    <style:style style:name="T3146" style:parent-style-name="Policepardéfaut" style:family="text">
      <style:text-properties fo:font-size="11pt" style:font-size-asian="11pt" style:font-size-complex="11pt"/>
    </style:style>
    <style:style style:name="T3147" style:parent-style-name="Policepardéfaut" style:family="text">
      <style:text-properties fo:font-size="11pt" style:font-size-asian="11pt" style:font-size-complex="11pt"/>
    </style:style>
    <style:style style:name="P3148" style:parent-style-name="Textbody" style:family="paragraph">
      <style:paragraph-properties fo:margin-bottom="0in"/>
    </style:style>
    <style:style style:name="T3149" style:parent-style-name="Policepardéfaut" style:family="text">
      <style:text-properties style:font-name="FreeMono" fo:font-size="11pt" style:font-size-asian="11pt" style:font-size-complex="11pt"/>
    </style:style>
    <style:style style:name="T3150" style:parent-style-name="Policepardéfaut" style:family="text">
      <style:text-properties fo:font-size="11pt" style:font-size-asian="11pt" style:font-size-complex="11pt"/>
    </style:style>
    <style:style style:name="P3151" style:parent-style-name="Textbody" style:family="paragraph">
      <style:paragraph-properties fo:margin-bottom="0in"/>
    </style:style>
    <style:style style:name="T3152" style:parent-style-name="Policepardéfaut" style:family="text">
      <style:text-properties fo:font-size="11pt" style:font-size-asian="11pt" style:font-size-complex="11pt"/>
    </style:style>
    <style:style style:name="T3153" style:parent-style-name="Policepardéfaut" style:family="text">
      <style:text-properties style:font-name="FreeMono" fo:font-size="11pt" style:font-size-asian="11pt" style:font-size-complex="11pt"/>
    </style:style>
    <style:style style:name="T3154" style:parent-style-name="Policepardéfaut" style:family="text">
      <style:text-properties fo:font-size="11pt" style:font-size-asian="11pt" style:font-size-complex="11pt"/>
    </style:style>
    <style:style style:name="P3155" style:parent-style-name="Textbody" style:family="paragraph">
      <style:paragraph-properties fo:margin-bottom="0in"/>
    </style:style>
    <style:style style:name="T3156" style:parent-style-name="Policepardéfaut" style:family="text">
      <style:text-properties fo:font-size="11pt" style:font-size-asian="11pt" style:font-size-complex="11pt"/>
    </style:style>
    <style:style style:name="T3157" style:parent-style-name="Policepardéfaut" style:family="text">
      <style:text-properties style:font-name="FreeMono" fo:font-size="11pt" style:font-size-asian="11pt" style:font-size-complex="11pt"/>
    </style:style>
    <style:style style:name="T3158" style:parent-style-name="Policepardéfaut" style:family="text">
      <style:text-properties fo:font-size="11pt" style:font-size-asian="11pt" style:font-size-complex="11pt"/>
    </style:style>
    <style:style style:name="P3159" style:parent-style-name="Textbody" style:family="paragraph">
      <style:paragraph-properties fo:margin-bottom="0in"/>
      <style:text-properties fo:font-size="11pt" style:font-size-asian="11pt" style:font-size-complex="11pt"/>
    </style:style>
    <style:style style:name="P3160" style:parent-style-name="Textbody" style:family="paragraph">
      <style:paragraph-properties fo:text-align="justify" fo:margin-bottom="0in"/>
      <style:text-properties fo:font-size="11pt" style:font-size-asian="11pt" style:font-size-complex="11pt"/>
    </style:style>
    <style:style style:name="P3161" style:parent-style-name="Textbody" style:family="paragraph">
      <style:paragraph-properties fo:text-align="justify" fo:margin-bottom="0in"/>
      <style:text-properties fo:font-size="11pt" style:font-size-asian="11pt" style:font-size-complex="11pt"/>
    </style:style>
    <style:style style:name="TableRow3162" style:family="table-row">
      <style:table-row-properties style:use-optimal-row-height="false" fo:keep-together="always"/>
    </style:style>
    <style:style style:name="TableCell316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164" style:parent-style-name="Policepardéfaut" style:family="text">
      <style:text-properties style:font-name="FreeMono" fo:font-size="11pt" style:font-size-asian="11pt" style:font-size-complex="11pt"/>
    </style:style>
    <style:style style:name="T3165" style:parent-style-name="Policepardéfaut" style:family="text">
      <style:text-properties fo:font-size="11pt" style:font-size-asian="11pt" style:font-size-complex="11pt"/>
    </style:style>
    <style:style style:name="TableCell316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67" style:parent-style-name="TableContents" style:family="paragraph">
      <style:text-properties fo:font-size="11pt" style:font-size-asian="11pt" style:font-size-complex="11pt"/>
    </style:style>
    <style:style style:name="TableRow3168" style:family="table-row">
      <style:table-row-properties style:use-optimal-row-height="false" fo:keep-together="always"/>
    </style:style>
    <style:style style:name="TableCell316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70" style:parent-style-name="TableContents" style:family="paragraph">
      <style:text-properties fo:font-size="11pt" style:font-size-asian="11pt" style:font-size-complex="11pt"/>
    </style:style>
    <style:style style:name="TableCell317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72" style:parent-style-name="TableContents" style:family="paragraph">
      <style:text-properties fo:font-size="11pt" style:font-size-asian="11pt" style:font-size-complex="11pt"/>
    </style:style>
    <style:style style:name="TableRow3173" style:family="table-row">
      <style:table-row-properties style:use-optimal-row-height="false" fo:keep-together="always"/>
    </style:style>
    <style:style style:name="TableCell317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175" style:parent-style-name="Policepardéfaut" style:family="text">
      <style:text-properties fo:font-size="11pt" style:font-size-asian="11pt" style:font-size-complex="11pt"/>
    </style:style>
    <style:style style:name="T3176" style:parent-style-name="Policepardéfaut" style:family="text">
      <style:text-properties fo:font-style="italic" style:font-style-asian="italic" style:font-style-complex="italic" fo:font-size="11pt" style:font-size-asian="11pt" style:font-size-complex="11pt"/>
    </style:style>
    <style:style style:name="T3177" style:parent-style-name="Policepardéfaut" style:family="text">
      <style:text-properties fo:font-size="11pt" style:font-size-asian="11pt" style:font-size-complex="11pt"/>
    </style:style>
    <style:style style:name="TableCell317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79" style:parent-style-name="TableContents" style:family="paragraph">
      <style:text-properties fo:font-size="11pt" style:font-size-asian="11pt" style:font-size-complex="11pt"/>
    </style:style>
    <style:style style:name="TableRow3180" style:family="table-row">
      <style:table-row-properties style:use-optimal-row-height="false" fo:keep-together="always"/>
    </style:style>
    <style:style style:name="TableCell318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182" style:parent-style-name="TableContents" style:family="paragraph">
      <style:text-properties fo:font-size="11pt" style:font-size-asian="11pt" style:font-size-complex="11pt"/>
    </style:style>
    <style:style style:name="TableCell318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84" style:parent-style-name="TableContents" style:family="paragraph">
      <style:text-properties fo:font-size="11pt" style:font-size-asian="11pt" style:font-size-complex="11pt"/>
    </style:style>
    <style:style style:name="TableColumn3186" style:family="table-column">
      <style:table-column-properties style:column-width="1.5312in" style:use-optimal-column-width="false"/>
    </style:style>
    <style:style style:name="TableColumn3187" style:family="table-column">
      <style:table-column-properties style:column-width="5.1666in" style:use-optimal-column-width="false"/>
    </style:style>
    <style:style style:name="Table3185" style:family="table">
      <style:table-properties style:width="6.6979in" fo:margin-left="0in" table:align="left"/>
    </style:style>
    <style:style style:name="TableRow3188" style:family="table-row">
      <style:table-row-properties style:use-optimal-row-height="false" fo:keep-together="always"/>
    </style:style>
    <style:style style:name="TableCell3189" style:family="table-cell">
      <style:table-cell-properties fo:border="0.0034in solid #B2B2B2" fo:background-color="#DDDDDD" style:writing-mode="lr-tb" fo:padding-top="0.0381in" fo:padding-left="0.0381in" fo:padding-bottom="0.0381in" fo:padding-right="0.0381in"/>
    </style:style>
    <style:style style:name="P3190" style:parent-style-name="TableContents" style:family="paragraph">
      <style:paragraph-properties fo:text-align="center"/>
      <style:text-properties fo:font-weight="bold" style:font-weight-asian="bold" style:font-weight-complex="bold"/>
    </style:style>
    <style:style style:name="TableRow3191" style:family="table-row">
      <style:table-row-properties style:use-optimal-row-height="false" fo:keep-together="always"/>
    </style:style>
    <style:style style:name="TableCell319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193" style:parent-style-name="Textbody" style:family="paragraph">
      <style:paragraph-properties fo:text-align="justify" fo:margin-bottom="0in"/>
      <style:text-properties fo:font-size="11pt" style:font-size-asian="11pt" style:font-size-complex="11pt"/>
    </style:style>
    <style:style style:name="P3194" style:parent-style-name="Textbody" style:family="paragraph">
      <style:paragraph-properties fo:text-align="justify" fo:margin-bottom="0in"/>
      <style:text-properties fo:font-size="11pt" style:font-size-asian="11pt" style:font-size-complex="11pt"/>
    </style:style>
    <style:style style:name="P3195" style:parent-style-name="Textbody" style:family="paragraph">
      <style:paragraph-properties fo:text-align="justify" fo:margin-bottom="0.0784in"/>
      <style:text-properties fo:font-size="11pt" style:font-size-asian="11pt" style:font-size-complex="11pt"/>
    </style:style>
    <style:style style:name="TableColumn3197" style:family="table-column">
      <style:table-column-properties style:column-width="1.8493in" style:use-optimal-column-width="false"/>
    </style:style>
    <style:style style:name="TableColumn3198" style:family="table-column">
      <style:table-column-properties style:column-width="0.475in" style:use-optimal-column-width="false"/>
    </style:style>
    <style:style style:name="TableColumn3199" style:family="table-column">
      <style:table-column-properties style:column-width="0.7875in" style:use-optimal-column-width="false"/>
    </style:style>
    <style:style style:name="TableColumn3200" style:family="table-column">
      <style:table-column-properties style:column-width="1.2958in" style:use-optimal-column-width="false"/>
    </style:style>
    <style:style style:name="TableColumn3201" style:family="table-column">
      <style:table-column-properties style:column-width="0.0777in" style:use-optimal-column-width="false"/>
    </style:style>
    <style:style style:name="TableColumn3202" style:family="table-column">
      <style:table-column-properties style:column-width="1.4194in" style:use-optimal-column-width="false"/>
    </style:style>
    <style:style style:name="TableColumn3203" style:family="table-column">
      <style:table-column-properties style:column-width="0.7166in" style:use-optimal-column-width="false"/>
    </style:style>
    <style:style style:name="Table3196" style:family="table">
      <style:table-properties style:width="6.6215in" fo:margin-left="0in" table:align="left"/>
    </style:style>
    <style:style style:name="TableRow3204" style:family="table-row">
      <style:table-row-properties style:use-optimal-row-height="false" fo:keep-together="always"/>
    </style:style>
    <style:style style:name="TableCell320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206"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207" style:family="table-cell">
      <style:table-cell-properties fo:border="0.0034in solid #B2B2B2" fo:background-color="#DDDDDD" style:writing-mode="lr-tb" fo:padding-top="0.0381in" fo:padding-left="0.0381in" fo:padding-bottom="0.0381in" fo:padding-right="0.0381in"/>
    </style:style>
    <style:style style:name="P3208"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209" style:family="table-row">
      <style:table-row-properties style:use-optimal-row-height="false" fo:keep-together="always"/>
    </style:style>
    <style:style style:name="TableCell321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211" style:parent-style-name="TableContents" style:family="paragraph">
      <style:paragraph-properties fo:text-align="center"/>
      <style:text-properties fo:font-size="11pt" style:font-size-asian="11pt" style:font-size-complex="11pt" fo:language="en" fo:country="US"/>
    </style:style>
    <style:style style:name="TableCell321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213" style:parent-style-name="TableContents" style:family="paragraph">
      <style:paragraph-properties fo:text-align="center"/>
      <style:text-properties fo:font-size="11pt" style:font-size-asian="11pt" style:font-size-complex="11pt" fo:language="en" fo:country="US"/>
    </style:style>
    <style:style style:name="TableCell321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215" style:parent-style-name="TableContents" style:family="paragraph">
      <style:paragraph-properties fo:text-align="center"/>
      <style:text-properties fo:font-size="11pt" style:font-size-asian="11pt" style:font-size-complex="11pt" fo:language="en" fo:country="US"/>
    </style:style>
    <style:style style:name="TableCell3216"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217" style:parent-style-name="TableContents" style:family="paragraph">
      <style:paragraph-properties fo:text-align="center"/>
      <style:text-properties fo:font-size="11pt" style:font-size-asian="11pt" style:font-size-complex="11pt" fo:language="en" fo:country="US"/>
    </style:style>
    <style:style style:name="TableRow3218" style:family="table-row">
      <style:table-row-properties style:use-optimal-row-height="false" fo:keep-together="always"/>
    </style:style>
    <style:style style:name="TableCell321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20" style:parent-style-name="TableContents" style:family="paragraph">
      <style:paragraph-properties fo:text-align="center"/>
      <style:text-properties style:font-name="FreeMono" fo:font-size="11pt" style:font-size-asian="11pt" style:font-size-complex="11pt" fo:language="en" fo:country="US"/>
    </style:style>
    <style:style style:name="TableCell322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22" style:parent-style-name="TableContents" style:family="paragraph">
      <style:paragraph-properties fo:text-align="center"/>
      <style:text-properties style:font-name="FreeMono" fo:font-size="11pt" style:font-size-asian="11pt" style:font-size-complex="11pt" fo:language="en" fo:country="US"/>
    </style:style>
    <style:style style:name="TableCell322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24" style:parent-style-name="TableContents" style:family="paragraph">
      <style:paragraph-properties fo:text-align="center"/>
      <style:text-properties style:font-name="FreeMono" fo:font-size="11pt" style:font-size-asian="11pt" style:font-size-complex="11pt" fo:language="en" fo:country="US"/>
    </style:style>
    <style:style style:name="TableCell322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226" style:parent-style-name="TableContents" style:family="paragraph">
      <style:paragraph-properties fo:text-align="center"/>
      <style:text-properties style:font-name="FreeMono" fo:font-size="11pt" style:font-size-asian="11pt" style:font-size-complex="11pt" fo:language="en" fo:country="US"/>
    </style:style>
    <style:style style:name="TableRow3227" style:family="table-row">
      <style:table-row-properties style:use-optimal-row-height="false" fo:keep-together="always"/>
    </style:style>
    <style:style style:name="TableCell322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229"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230"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231"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232" style:family="table-cell">
      <style:table-cell-properties fo:border="0.0034in solid #B2B2B2" fo:background-color="#DDDDDD" style:writing-mode="lr-tb" fo:padding-top="0.0381in" fo:padding-left="0.0381in" fo:padding-bottom="0.0381in" fo:padding-right="0.0381in"/>
    </style:style>
    <style:style style:name="P3233"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234" style:family="table-row">
      <style:table-row-properties style:use-optimal-row-height="false" fo:keep-together="always"/>
    </style:style>
    <style:style style:name="TableCell323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236" style:parent-style-name="TableContents" style:family="paragraph">
      <style:paragraph-properties fo:text-align="center"/>
      <style:text-properties fo:font-size="11pt" style:font-size-asian="11pt" style:font-size-complex="11pt" fo:language="en" fo:country="US"/>
    </style:style>
    <style:style style:name="TableCell323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238" style:parent-style-name="TableContents" style:family="paragraph">
      <style:paragraph-properties fo:text-align="center"/>
      <style:text-properties fo:font-size="11pt" style:font-size-asian="11pt" style:font-size-complex="11pt" fo:language="en" fo:country="US"/>
    </style:style>
    <style:style style:name="TableCell323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240" style:parent-style-name="TableContents" style:family="paragraph">
      <style:paragraph-properties fo:text-align="center"/>
      <style:text-properties fo:font-size="11pt" style:font-size-asian="11pt" style:font-size-complex="11pt" fo:language="en" fo:country="US"/>
    </style:style>
    <style:style style:name="TableCell3241"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242" style:parent-style-name="TableContents" style:family="paragraph">
      <style:paragraph-properties fo:text-align="center"/>
      <style:text-properties fo:font-size="11pt" style:font-size-asian="11pt" style:font-size-complex="11pt" fo:language="en" fo:country="US"/>
    </style:style>
    <style:style style:name="TableRow3243" style:family="table-row">
      <style:table-row-properties style:use-optimal-row-height="false" fo:keep-together="always"/>
    </style:style>
    <style:style style:name="TableCell324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45" style:parent-style-name="TableContents" style:family="paragraph">
      <style:paragraph-properties fo:text-align="center"/>
      <style:text-properties style:font-name="FreeMono" fo:font-size="11pt" style:font-size-asian="11pt" style:font-size-complex="11pt" fo:language="en" fo:country="US"/>
    </style:style>
    <style:style style:name="TableCell324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47" style:parent-style-name="TableContents" style:family="paragraph">
      <style:paragraph-properties fo:text-align="center"/>
      <style:text-properties style:font-name="FreeMono" fo:font-size="11pt" style:font-size-asian="11pt" style:font-size-complex="11pt" fo:language="en" fo:country="US"/>
    </style:style>
    <style:style style:name="TableCell324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49" style:parent-style-name="TableContents" style:family="paragraph">
      <style:paragraph-properties fo:text-align="center"/>
      <style:text-properties style:font-name="FreeMono" fo:font-size="11pt" style:font-size-asian="11pt" style:font-size-complex="11pt" fo:language="en" fo:country="US"/>
    </style:style>
    <style:style style:name="TableCell325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251" style:parent-style-name="TableContents" style:family="paragraph">
      <style:paragraph-properties fo:text-align="center"/>
      <style:text-properties style:font-name="FreeMono" fo:font-size="11pt" style:font-size-asian="11pt" style:font-size-complex="11pt" fo:language="en" fo:country="US"/>
    </style:style>
    <style:style style:name="P3252" style:parent-style-name="Textbody" style:family="paragraph">
      <style:paragraph-properties fo:margin-top="0.0784in" fo:margin-bottom="0in"/>
      <style:text-properties fo:font-size="11pt" style:font-size-asian="11pt" style:font-size-complex="11pt" fo:language="en" fo:country="US"/>
    </style:style>
    <style:style style:name="P3253" style:parent-style-name="Textbody" style:family="paragraph">
      <style:paragraph-properties fo:margin-bottom="0in"/>
    </style:style>
    <style:style style:name="T3254" style:parent-style-name="Policepardéfaut" style:family="text">
      <style:text-properties fo:font-size="11pt" style:font-size-asian="11pt" style:font-size-complex="11pt"/>
    </style:style>
    <style:style style:name="T3255" style:parent-style-name="Policepardéfaut" style:family="text">
      <style:text-properties style:font-name="FreeMono" fo:font-size="11pt" style:font-size-asian="11pt" style:font-size-complex="11pt"/>
    </style:style>
    <style:style style:name="T3256" style:parent-style-name="Policepardéfaut" style:family="text">
      <style:text-properties fo:font-size="11pt" style:font-size-asian="11pt" style:font-size-complex="11pt"/>
    </style:style>
    <style:style style:name="P3257" style:parent-style-name="Textbody" style:family="paragraph">
      <style:paragraph-properties fo:margin-bottom="0in"/>
    </style:style>
    <style:style style:name="T3258" style:parent-style-name="Policepardéfaut" style:family="text">
      <style:text-properties style:font-name="FreeMono" fo:font-size="11pt" style:font-size-asian="11pt" style:font-size-complex="11pt"/>
    </style:style>
    <style:style style:name="T3259" style:parent-style-name="Policepardéfaut" style:family="text">
      <style:text-properties fo:font-size="11pt" style:font-size-asian="11pt" style:font-size-complex="11pt"/>
    </style:style>
    <style:style style:name="P3260" style:parent-style-name="Textbody" style:family="paragraph">
      <style:paragraph-properties fo:margin-bottom="0in"/>
    </style:style>
    <style:style style:name="T3261" style:parent-style-name="Policepardéfaut" style:family="text">
      <style:text-properties style:font-name="FreeMono" fo:font-size="11pt" style:font-size-asian="11pt" style:font-size-complex="11pt"/>
    </style:style>
    <style:style style:name="T3262" style:parent-style-name="Policepardéfaut" style:family="text">
      <style:text-properties fo:font-size="11pt" style:font-size-asian="11pt" style:font-size-complex="11pt"/>
    </style:style>
    <style:style style:name="T3263" style:parent-style-name="Policepardéfaut" style:family="text">
      <style:text-properties fo:font-size="11pt" style:font-size-asian="11pt" style:font-size-complex="11pt"/>
    </style:style>
    <style:style style:name="P3264" style:parent-style-name="Textbody" style:family="paragraph">
      <style:paragraph-properties fo:margin-bottom="0in"/>
    </style:style>
    <style:style style:name="T3265" style:parent-style-name="Policepardéfaut" style:family="text">
      <style:text-properties fo:font-size="11pt" style:font-size-asian="11pt" style:font-size-complex="11pt"/>
    </style:style>
    <style:style style:name="T3266" style:parent-style-name="Policepardéfaut" style:family="text">
      <style:text-properties style:font-name="FreeMono" fo:font-size="11pt" style:font-size-asian="11pt" style:font-size-complex="11pt"/>
    </style:style>
    <style:style style:name="T3267" style:parent-style-name="Policepardéfaut" style:family="text">
      <style:text-properties fo:font-size="11pt" style:font-size-asian="11pt" style:font-size-complex="11pt"/>
    </style:style>
    <style:style style:name="P3268" style:parent-style-name="Textbody" style:family="paragraph">
      <style:paragraph-properties fo:margin-bottom="0in"/>
    </style:style>
    <style:style style:name="T3269" style:parent-style-name="Policepardéfaut" style:family="text">
      <style:text-properties fo:font-size="11pt" style:font-size-asian="11pt" style:font-size-complex="11pt"/>
    </style:style>
    <style:style style:name="T3270" style:parent-style-name="Policepardéfaut" style:family="text">
      <style:text-properties style:font-name="FreeMono" fo:font-size="11pt" style:font-size-asian="11pt" style:font-size-complex="11pt"/>
    </style:style>
    <style:style style:name="T3271" style:parent-style-name="Policepardéfaut" style:family="text">
      <style:text-properties fo:font-size="11pt" style:font-size-asian="11pt" style:font-size-complex="11pt"/>
    </style:style>
    <style:style style:name="P3272" style:parent-style-name="Textbody" style:family="paragraph">
      <style:paragraph-properties fo:margin-bottom="0in"/>
      <style:text-properties fo:font-size="11pt" style:font-size-asian="11pt" style:font-size-complex="11pt"/>
    </style:style>
    <style:style style:name="P3273" style:parent-style-name="Textbody" style:family="paragraph">
      <style:paragraph-properties fo:text-align="justify" fo:margin-bottom="0in"/>
      <style:text-properties fo:font-size="11pt" style:font-size-asian="11pt" style:font-size-complex="11pt"/>
    </style:style>
    <style:style style:name="P3274" style:parent-style-name="Textbody" style:family="paragraph">
      <style:paragraph-properties fo:text-align="justify" fo:margin-bottom="0in"/>
      <style:text-properties fo:font-size="11pt" style:font-size-asian="11pt" style:font-size-complex="11pt"/>
    </style:style>
    <style:style style:name="TableRow3275" style:family="table-row">
      <style:table-row-properties style:use-optimal-row-height="false" fo:keep-together="always"/>
    </style:style>
    <style:style style:name="TableCell327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277" style:parent-style-name="Policepardéfaut" style:family="text">
      <style:text-properties style:font-name="FreeMono" fo:font-size="11pt" style:font-size-asian="11pt" style:font-size-complex="11pt"/>
    </style:style>
    <style:style style:name="T3278" style:parent-style-name="Policepardéfaut" style:family="text">
      <style:text-properties fo:font-size="11pt" style:font-size-asian="11pt" style:font-size-complex="11pt"/>
    </style:style>
    <style:style style:name="TableCell327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280" style:parent-style-name="TableContents" style:family="paragraph">
      <style:text-properties fo:font-size="11pt" style:font-size-asian="11pt" style:font-size-complex="11pt"/>
    </style:style>
    <style:style style:name="TableRow3281" style:family="table-row">
      <style:table-row-properties style:use-optimal-row-height="false" fo:keep-together="always"/>
    </style:style>
    <style:style style:name="TableCell328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83" style:parent-style-name="TableContents" style:family="paragraph">
      <style:text-properties fo:font-size="11pt" style:font-size-asian="11pt" style:font-size-complex="11pt"/>
    </style:style>
    <style:style style:name="TableCell328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285" style:parent-style-name="TableContents" style:family="paragraph">
      <style:text-properties fo:font-size="11pt" style:font-size-asian="11pt" style:font-size-complex="11pt"/>
    </style:style>
    <style:style style:name="TableRow3286" style:family="table-row">
      <style:table-row-properties style:use-optimal-row-height="false" fo:keep-together="always"/>
    </style:style>
    <style:style style:name="TableCell328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288" style:parent-style-name="Policepardéfaut" style:family="text">
      <style:text-properties fo:font-size="11pt" style:font-size-asian="11pt" style:font-size-complex="11pt"/>
    </style:style>
    <style:style style:name="T3289" style:parent-style-name="Policepardéfaut" style:family="text">
      <style:text-properties fo:font-style="italic" style:font-style-asian="italic" style:font-style-complex="italic" fo:font-size="11pt" style:font-size-asian="11pt" style:font-size-complex="11pt"/>
    </style:style>
    <style:style style:name="T3290" style:parent-style-name="Policepardéfaut" style:family="text">
      <style:text-properties fo:font-size="11pt" style:font-size-asian="11pt" style:font-size-complex="11pt"/>
    </style:style>
    <style:style style:name="TableCell329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292" style:parent-style-name="TableContents" style:family="paragraph">
      <style:text-properties fo:font-size="11pt" style:font-size-asian="11pt" style:font-size-complex="11pt"/>
    </style:style>
    <style:style style:name="TableRow3293" style:family="table-row">
      <style:table-row-properties style:use-optimal-row-height="false" fo:keep-together="always"/>
    </style:style>
    <style:style style:name="TableCell329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295" style:parent-style-name="TableContents" style:family="paragraph">
      <style:text-properties fo:font-size="11pt" style:font-size-asian="11pt" style:font-size-complex="11pt"/>
    </style:style>
    <style:style style:name="TableCell329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297" style:parent-style-name="TableContents" style:family="paragraph">
      <style:text-properties fo:font-size="11pt" style:font-size-asian="11pt" style:font-size-complex="11pt"/>
    </style:style>
    <style:style style:name="TableColumn3299" style:family="table-column">
      <style:table-column-properties style:column-width="1.5312in" style:use-optimal-column-width="false"/>
    </style:style>
    <style:style style:name="TableColumn3300" style:family="table-column">
      <style:table-column-properties style:column-width="5.1666in" style:use-optimal-column-width="false"/>
    </style:style>
    <style:style style:name="Table3298" style:family="table">
      <style:table-properties style:width="6.6979in" fo:margin-left="0in" table:align="left"/>
    </style:style>
    <style:style style:name="TableRow3301" style:family="table-row">
      <style:table-row-properties style:use-optimal-row-height="false" fo:keep-together="always"/>
    </style:style>
    <style:style style:name="TableCell3302" style:family="table-cell">
      <style:table-cell-properties fo:border="0.0034in solid #B2B2B2" fo:background-color="#DDDDDD" style:writing-mode="lr-tb" fo:padding-top="0.0381in" fo:padding-left="0.0381in" fo:padding-bottom="0.0381in" fo:padding-right="0.0381in"/>
    </style:style>
    <style:style style:name="P3303" style:parent-style-name="TableContents" style:family="paragraph">
      <style:paragraph-properties fo:text-align="center"/>
      <style:text-properties fo:font-weight="bold" style:font-weight-asian="bold" style:font-weight-complex="bold"/>
    </style:style>
    <style:style style:name="TableRow3304" style:family="table-row">
      <style:table-row-properties style:use-optimal-row-height="false" fo:keep-together="always"/>
    </style:style>
    <style:style style:name="TableCell330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306" style:parent-style-name="Textbody" style:family="paragraph">
      <style:paragraph-properties fo:text-align="justify" fo:margin-bottom="0in"/>
      <style:text-properties fo:font-size="11pt" style:font-size-asian="11pt" style:font-size-complex="11pt"/>
    </style:style>
    <style:style style:name="P3307" style:parent-style-name="Textbody" style:family="paragraph">
      <style:paragraph-properties fo:text-align="justify" fo:margin-bottom="0in"/>
      <style:text-properties fo:font-size="11pt" style:font-size-asian="11pt" style:font-size-complex="11pt"/>
    </style:style>
    <style:style style:name="P3308" style:parent-style-name="Textbody" style:family="paragraph">
      <style:paragraph-properties fo:text-align="justify" fo:margin-bottom="0in"/>
      <style:text-properties fo:font-size="11pt" style:font-size-asian="11pt" style:font-size-complex="11pt"/>
    </style:style>
    <style:style style:name="P3309" style:parent-style-name="Textbody" style:family="paragraph">
      <style:paragraph-properties fo:text-align="justify" fo:margin-bottom="0.0784in"/>
      <style:text-properties fo:font-size="11pt" style:font-size-asian="11pt" style:font-size-complex="11pt"/>
    </style:style>
    <style:style style:name="TableColumn3311" style:family="table-column">
      <style:table-column-properties style:column-width="0.9437in" style:use-optimal-column-width="false"/>
    </style:style>
    <style:style style:name="TableColumn3312" style:family="table-column">
      <style:table-column-properties style:column-width="0.9055in" style:use-optimal-column-width="false"/>
    </style:style>
    <style:style style:name="TableColumn3313" style:family="table-column">
      <style:table-column-properties style:column-width="0.8263in" style:use-optimal-column-width="false"/>
    </style:style>
    <style:style style:name="TableColumn3314" style:family="table-column">
      <style:table-column-properties style:column-width="0.4361in" style:use-optimal-column-width="false"/>
    </style:style>
    <style:style style:name="TableColumn3315" style:family="table-column">
      <style:table-column-properties style:column-width="1.2958in" style:use-optimal-column-width="false"/>
    </style:style>
    <style:style style:name="TableColumn3316" style:family="table-column">
      <style:table-column-properties style:column-width="1.3798in" style:use-optimal-column-width="false"/>
    </style:style>
    <style:style style:name="TableColumn3317" style:family="table-column">
      <style:table-column-properties style:column-width="0.834in" style:use-optimal-column-width="false"/>
    </style:style>
    <style:style style:name="Table3310" style:family="table">
      <style:table-properties style:width="6.6215in" fo:margin-left="0in" table:align="left"/>
    </style:style>
    <style:style style:name="TableRow3318" style:family="table-row">
      <style:table-row-properties style:use-optimal-row-height="false" fo:keep-together="always"/>
    </style:style>
    <style:style style:name="TableCell3319"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320"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321"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322"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323" style:family="table-cell">
      <style:table-cell-properties fo:border="0.0034in solid #B2B2B2" fo:background-color="#DDDDDD" style:writing-mode="lr-tb" fo:padding-top="0.0381in" fo:padding-left="0.0381in" fo:padding-bottom="0.0381in" fo:padding-right="0.0381in"/>
    </style:style>
    <style:style style:name="P3324"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325" style:family="table-row">
      <style:table-row-properties style:use-optimal-row-height="false" fo:keep-together="always"/>
    </style:style>
    <style:style style:name="TableCell332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27" style:parent-style-name="TableContents" style:family="paragraph">
      <style:paragraph-properties fo:text-align="center"/>
      <style:text-properties fo:font-size="11pt" style:font-size-asian="11pt" style:font-size-complex="11pt" fo:language="en" fo:country="US"/>
    </style:style>
    <style:style style:name="TableCell332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29" style:parent-style-name="TableContents" style:family="paragraph">
      <style:paragraph-properties fo:text-align="center"/>
      <style:text-properties fo:font-size="11pt" style:font-size-asian="11pt" style:font-size-complex="11pt" fo:language="en" fo:country="US"/>
    </style:style>
    <style:style style:name="TableCell333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31" style:parent-style-name="TableContents" style:family="paragraph">
      <style:paragraph-properties fo:text-align="center"/>
      <style:text-properties fo:font-size="11pt" style:font-size-asian="11pt" style:font-size-complex="11pt" fo:language="en" fo:country="US"/>
    </style:style>
    <style:style style:name="TableCell333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33" style:parent-style-name="TableContents" style:family="paragraph">
      <style:paragraph-properties fo:text-align="center"/>
      <style:text-properties fo:font-size="11pt" style:font-size-asian="11pt" style:font-size-complex="11pt" fo:language="en" fo:country="US"/>
    </style:style>
    <style:style style:name="TableCell333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35" style:parent-style-name="TableContents" style:family="paragraph">
      <style:paragraph-properties fo:text-align="center"/>
      <style:text-properties fo:font-size="11pt" style:font-size-asian="11pt" style:font-size-complex="11pt" fo:language="en" fo:country="US"/>
    </style:style>
    <style:style style:name="TableCell3336"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337" style:parent-style-name="TableContents" style:family="paragraph">
      <style:paragraph-properties fo:text-align="center"/>
      <style:text-properties fo:font-size="11pt" style:font-size-asian="11pt" style:font-size-complex="11pt" fo:language="en" fo:country="US"/>
    </style:style>
    <style:style style:name="TableRow3338" style:family="table-row">
      <style:table-row-properties style:use-optimal-row-height="false" fo:keep-together="always"/>
    </style:style>
    <style:style style:name="TableCell333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40" style:parent-style-name="TableContents" style:family="paragraph">
      <style:paragraph-properties fo:text-align="center"/>
      <style:text-properties style:font-name="FreeMono" fo:font-size="11pt" style:font-size-asian="11pt" style:font-size-complex="11pt" fo:language="en" fo:country="US"/>
    </style:style>
    <style:style style:name="TableCell33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42" style:parent-style-name="TableContents" style:family="paragraph">
      <style:paragraph-properties fo:text-align="center"/>
      <style:text-properties style:font-name="FreeMono" fo:font-size="11pt" style:font-size-asian="11pt" style:font-size-complex="11pt" fo:language="en" fo:country="US"/>
    </style:style>
    <style:style style:name="TableCell334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44" style:parent-style-name="TableContents" style:family="paragraph">
      <style:paragraph-properties fo:text-align="center"/>
      <style:text-properties style:font-name="FreeMono" fo:font-size="11pt" style:font-size-asian="11pt" style:font-size-complex="11pt" fo:language="en" fo:country="US"/>
    </style:style>
    <style:style style:name="TableCell334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46" style:parent-style-name="TableContents" style:family="paragraph">
      <style:paragraph-properties fo:text-align="center"/>
      <style:text-properties style:font-name="FreeMono" fo:font-size="11pt" style:font-size-asian="11pt" style:font-size-complex="11pt" fo:language="en" fo:country="US"/>
    </style:style>
    <style:style style:name="TableCell334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48" style:parent-style-name="TableContents" style:family="paragraph">
      <style:paragraph-properties fo:text-align="center"/>
      <style:text-properties style:font-name="FreeMono" fo:font-size="11pt" style:font-size-asian="11pt" style:font-size-complex="11pt" fo:language="en" fo:country="US"/>
    </style:style>
    <style:style style:name="TableCell334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350" style:parent-style-name="TableContents" style:family="paragraph">
      <style:paragraph-properties fo:text-align="center"/>
      <style:text-properties style:font-name="FreeMono" fo:font-size="11pt" style:font-size-asian="11pt" style:font-size-complex="11pt" fo:language="en" fo:country="US"/>
    </style:style>
    <style:style style:name="TableRow3351" style:family="table-row">
      <style:table-row-properties style:use-optimal-row-height="false" fo:keep-together="always"/>
    </style:style>
    <style:style style:name="TableCell3352"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353"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354"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355"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356" style:family="table-cell">
      <style:table-cell-properties fo:border="0.0034in solid #B2B2B2" fo:background-color="#DDDDDD" style:writing-mode="lr-tb" fo:padding-top="0.0381in" fo:padding-left="0.0381in" fo:padding-bottom="0.0381in" fo:padding-right="0.0381in"/>
    </style:style>
    <style:style style:name="P3357"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358" style:family="table-row">
      <style:table-row-properties style:use-optimal-row-height="false" fo:keep-together="always"/>
    </style:style>
    <style:style style:name="TableCell335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60" style:parent-style-name="TableContents" style:family="paragraph">
      <style:paragraph-properties fo:text-align="center"/>
      <style:text-properties fo:font-size="11pt" style:font-size-asian="11pt" style:font-size-complex="11pt" fo:language="en" fo:country="US"/>
    </style:style>
    <style:style style:name="TableCell336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62" style:parent-style-name="TableContents" style:family="paragraph">
      <style:paragraph-properties fo:text-align="center"/>
      <style:text-properties fo:font-size="11pt" style:font-size-asian="11pt" style:font-size-complex="11pt" fo:language="en" fo:country="US"/>
    </style:style>
    <style:style style:name="TableCell336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364" style:parent-style-name="TableContents" style:family="paragraph">
      <style:paragraph-properties fo:text-align="center"/>
      <style:text-properties fo:font-size="11pt" style:font-size-asian="11pt" style:font-size-complex="11pt" fo:language="en" fo:country="US"/>
    </style:style>
    <style:style style:name="TableCell3365"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366" style:parent-style-name="TableContents" style:family="paragraph">
      <style:paragraph-properties fo:text-align="center"/>
      <style:text-properties fo:font-size="11pt" style:font-size-asian="11pt" style:font-size-complex="11pt" fo:language="en" fo:country="US"/>
    </style:style>
    <style:style style:name="TableRow3367" style:family="table-row">
      <style:table-row-properties style:use-optimal-row-height="false" fo:keep-together="always"/>
    </style:style>
    <style:style style:name="TableCell336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69" style:parent-style-name="TableContents" style:family="paragraph">
      <style:paragraph-properties fo:text-align="center"/>
      <style:text-properties style:font-name="FreeMono" fo:font-size="11pt" style:font-size-asian="11pt" style:font-size-complex="11pt" fo:language="en" fo:country="US"/>
    </style:style>
    <style:style style:name="TableCell337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71" style:parent-style-name="TableContents" style:family="paragraph">
      <style:paragraph-properties fo:text-align="center"/>
      <style:text-properties style:font-name="FreeMono" fo:font-size="11pt" style:font-size-asian="11pt" style:font-size-complex="11pt" fo:language="en" fo:country="US"/>
    </style:style>
    <style:style style:name="TableCell337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373" style:parent-style-name="TableContents" style:family="paragraph">
      <style:paragraph-properties fo:text-align="center"/>
      <style:text-properties style:font-name="FreeMono" fo:font-size="11pt" style:font-size-asian="11pt" style:font-size-complex="11pt" fo:language="en" fo:country="US"/>
    </style:style>
    <style:style style:name="TableCell337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375" style:parent-style-name="TableContents" style:family="paragraph">
      <style:paragraph-properties fo:text-align="center"/>
      <style:text-properties style:font-name="FreeMono" fo:font-size="11pt" style:font-size-asian="11pt" style:font-size-complex="11pt" fo:language="en" fo:country="US"/>
    </style:style>
    <style:style style:name="P3376" style:parent-style-name="Textbody" style:family="paragraph">
      <style:paragraph-properties fo:margin-top="0.0784in" fo:margin-bottom="0in"/>
      <style:text-properties fo:font-size="11pt" style:font-size-asian="11pt" style:font-size-complex="11pt" fo:language="en" fo:country="US"/>
    </style:style>
    <style:style style:name="P3377" style:parent-style-name="Textbody" style:family="paragraph">
      <style:paragraph-properties fo:margin-bottom="0in"/>
    </style:style>
    <style:style style:name="T3378" style:parent-style-name="Policepardéfaut" style:family="text">
      <style:text-properties fo:font-size="11pt" style:font-size-asian="11pt" style:font-size-complex="11pt"/>
    </style:style>
    <style:style style:name="T3379" style:parent-style-name="Policepardéfaut" style:family="text">
      <style:text-properties style:font-name="FreeMono" fo:font-size="11pt" style:font-size-asian="11pt" style:font-size-complex="11pt"/>
    </style:style>
    <style:style style:name="T3380" style:parent-style-name="Policepardéfaut" style:family="text">
      <style:text-properties fo:font-size="11pt" style:font-size-asian="11pt" style:font-size-complex="11pt"/>
    </style:style>
    <style:style style:name="P3381" style:parent-style-name="Textbody" style:family="paragraph">
      <style:paragraph-properties fo:margin-bottom="0in"/>
    </style:style>
    <style:style style:name="T3382" style:parent-style-name="Policepardéfaut" style:family="text">
      <style:text-properties fo:font-size="11pt" style:font-size-asian="11pt" style:font-size-complex="11pt"/>
    </style:style>
    <style:style style:name="T3383" style:parent-style-name="Policepardéfaut" style:family="text">
      <style:text-properties style:font-name="FreeMono" fo:font-size="11pt" style:font-size-asian="11pt" style:font-size-complex="11pt"/>
    </style:style>
    <style:style style:name="T3384" style:parent-style-name="Policepardéfaut" style:family="text">
      <style:text-properties fo:font-size="11pt" style:font-size-asian="11pt" style:font-size-complex="11pt"/>
    </style:style>
    <style:style style:name="P3385" style:parent-style-name="Textbody" style:family="paragraph">
      <style:paragraph-properties fo:margin-bottom="0in"/>
    </style:style>
    <style:style style:name="T3386" style:parent-style-name="Policepardéfaut" style:family="text">
      <style:text-properties style:font-name="FreeMono" fo:font-size="11pt" style:font-size-asian="11pt" style:font-size-complex="11pt"/>
    </style:style>
    <style:style style:name="T3387" style:parent-style-name="Policepardéfaut" style:family="text">
      <style:text-properties fo:font-size="11pt" style:font-size-asian="11pt" style:font-size-complex="11pt"/>
    </style:style>
    <style:style style:name="T3388" style:parent-style-name="Policepardéfaut" style:family="text">
      <style:text-properties fo:font-size="11pt" style:font-size-asian="11pt" style:font-size-complex="11pt"/>
    </style:style>
    <style:style style:name="P3389" style:parent-style-name="Textbody" style:family="paragraph">
      <style:paragraph-properties fo:margin-bottom="0in"/>
    </style:style>
    <style:style style:name="T3390" style:parent-style-name="Policepardéfaut" style:family="text">
      <style:text-properties style:font-name="FreeMono" fo:font-size="11pt" style:font-size-asian="11pt" style:font-size-complex="11pt"/>
    </style:style>
    <style:style style:name="T3391" style:parent-style-name="Policepardéfaut" style:family="text">
      <style:text-properties fo:font-size="11pt" style:font-size-asian="11pt" style:font-size-complex="11pt"/>
    </style:style>
    <style:style style:name="P3392" style:parent-style-name="Textbody" style:family="paragraph">
      <style:paragraph-properties fo:margin-bottom="0in"/>
    </style:style>
    <style:style style:name="T3393" style:parent-style-name="Policepardéfaut" style:family="text">
      <style:text-properties fo:font-size="11pt" style:font-size-asian="11pt" style:font-size-complex="11pt"/>
    </style:style>
    <style:style style:name="T3394" style:parent-style-name="Policepardéfaut" style:family="text">
      <style:text-properties style:font-name="FreeMono" fo:font-size="11pt" style:font-size-asian="11pt" style:font-size-complex="11pt"/>
    </style:style>
    <style:style style:name="T3395" style:parent-style-name="Policepardéfaut" style:family="text">
      <style:text-properties fo:font-size="11pt" style:font-size-asian="11pt" style:font-size-complex="11pt"/>
    </style:style>
    <style:style style:name="P3396" style:parent-style-name="Textbody" style:family="paragraph">
      <style:paragraph-properties fo:margin-bottom="0in"/>
    </style:style>
    <style:style style:name="T3397" style:parent-style-name="Policepardéfaut" style:family="text">
      <style:text-properties fo:font-size="11pt" style:font-size-asian="11pt" style:font-size-complex="11pt"/>
    </style:style>
    <style:style style:name="T3398" style:parent-style-name="Policepardéfaut" style:family="text">
      <style:text-properties style:font-name="FreeMono" fo:font-size="11pt" style:font-size-asian="11pt" style:font-size-complex="11pt"/>
    </style:style>
    <style:style style:name="T3399" style:parent-style-name="Policepardéfaut" style:family="text">
      <style:text-properties style:font-name="FreeMono" fo:font-size="11pt" style:font-size-asian="11pt" style:font-size-complex="11pt"/>
    </style:style>
    <style:style style:name="T3400" style:parent-style-name="Policepardéfaut" style:family="text">
      <style:text-properties fo:font-size="11pt" style:font-size-asian="11pt" style:font-size-complex="11pt"/>
    </style:style>
    <style:style style:name="P3401" style:parent-style-name="Textbody" style:family="paragraph">
      <style:paragraph-properties fo:margin-bottom="0in"/>
      <style:text-properties fo:font-size="11pt" style:font-size-asian="11pt" style:font-size-complex="11pt"/>
    </style:style>
    <style:style style:name="P3402" style:parent-style-name="Textbody" style:family="paragraph">
      <style:paragraph-properties fo:margin-bottom="0in"/>
      <style:text-properties fo:font-size="11pt" style:font-size-asian="11pt" style:font-size-complex="11pt"/>
    </style:style>
    <style:style style:name="P3403" style:parent-style-name="Textbody" style:family="paragraph">
      <style:paragraph-properties fo:text-align="justify" fo:margin-bottom="0in"/>
      <style:text-properties fo:font-size="11pt" style:font-size-asian="11pt" style:font-size-complex="11pt"/>
    </style:style>
    <style:style style:name="P3404" style:parent-style-name="Textbody" style:family="paragraph">
      <style:paragraph-properties fo:text-align="justify" fo:margin-bottom="0in"/>
      <style:text-properties fo:font-size="11pt" style:font-size-asian="11pt" style:font-size-complex="11pt"/>
    </style:style>
    <style:style style:name="TableRow3405" style:family="table-row">
      <style:table-row-properties style:use-optimal-row-height="false" fo:keep-together="always"/>
    </style:style>
    <style:style style:name="TableCell340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407" style:parent-style-name="Policepardéfaut" style:family="text">
      <style:text-properties style:font-name="FreeMono" fo:font-size="11pt" style:font-size-asian="11pt" style:font-size-complex="11pt"/>
    </style:style>
    <style:style style:name="T3408" style:parent-style-name="Policepardéfaut" style:family="text">
      <style:text-properties fo:font-size="11pt" style:font-size-asian="11pt" style:font-size-complex="11pt"/>
    </style:style>
    <style:style style:name="TableCell340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10" style:parent-style-name="TableContents" style:family="paragraph">
      <style:text-properties fo:font-size="11pt" style:font-size-asian="11pt" style:font-size-complex="11pt"/>
    </style:style>
    <style:style style:name="TableRow3411" style:family="table-row">
      <style:table-row-properties style:use-optimal-row-height="false" fo:keep-together="always"/>
    </style:style>
    <style:style style:name="TableCell341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13" style:parent-style-name="TableContents" style:family="paragraph">
      <style:text-properties fo:font-size="11pt" style:font-size-asian="11pt" style:font-size-complex="11pt"/>
    </style:style>
    <style:style style:name="TableCell341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15" style:parent-style-name="TableContents" style:family="paragraph">
      <style:text-properties fo:font-size="11pt" style:font-size-asian="11pt" style:font-size-complex="11pt"/>
    </style:style>
    <style:style style:name="TableRow3416" style:family="table-row">
      <style:table-row-properties style:use-optimal-row-height="false" fo:keep-together="always"/>
    </style:style>
    <style:style style:name="TableCell341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418" style:parent-style-name="Policepardéfaut" style:family="text">
      <style:text-properties fo:font-size="11pt" style:font-size-asian="11pt" style:font-size-complex="11pt"/>
    </style:style>
    <style:style style:name="T3419" style:parent-style-name="Policepardéfaut" style:family="text">
      <style:text-properties fo:font-style="italic" style:font-style-asian="italic" style:font-style-complex="italic" fo:font-size="11pt" style:font-size-asian="11pt" style:font-size-complex="11pt"/>
    </style:style>
    <style:style style:name="T3420" style:parent-style-name="Policepardéfaut" style:family="text">
      <style:text-properties fo:font-size="11pt" style:font-size-asian="11pt" style:font-size-complex="11pt"/>
    </style:style>
    <style:style style:name="TableCell342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22" style:parent-style-name="TableContents" style:family="paragraph">
      <style:text-properties fo:font-size="11pt" style:font-size-asian="11pt" style:font-size-complex="11pt"/>
    </style:style>
    <style:style style:name="TableRow3423" style:family="table-row">
      <style:table-row-properties style:use-optimal-row-height="false" fo:keep-together="always"/>
    </style:style>
    <style:style style:name="TableCell342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25" style:parent-style-name="TableContents" style:family="paragraph">
      <style:text-properties fo:font-size="11pt" style:font-size-asian="11pt" style:font-size-complex="11pt"/>
    </style:style>
    <style:style style:name="TableCell342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27" style:parent-style-name="TableContents" style:family="paragraph">
      <style:text-properties fo:font-size="11pt" style:font-size-asian="11pt" style:font-size-complex="11pt"/>
    </style:style>
    <style:style style:name="TableColumn3429" style:family="table-column">
      <style:table-column-properties style:column-width="1.5312in" style:use-optimal-column-width="false"/>
    </style:style>
    <style:style style:name="TableColumn3430" style:family="table-column">
      <style:table-column-properties style:column-width="5.1666in" style:use-optimal-column-width="false"/>
    </style:style>
    <style:style style:name="Table3428" style:family="table">
      <style:table-properties style:width="6.6979in" fo:margin-left="0in" table:align="left"/>
    </style:style>
    <style:style style:name="TableRow3431" style:family="table-row">
      <style:table-row-properties style:use-optimal-row-height="false" fo:keep-together="always"/>
    </style:style>
    <style:style style:name="TableCell3432" style:family="table-cell">
      <style:table-cell-properties fo:border="0.0034in solid #B2B2B2" fo:background-color="#DDDDDD" style:writing-mode="lr-tb" fo:padding-top="0.0381in" fo:padding-left="0.0381in" fo:padding-bottom="0.0381in" fo:padding-right="0.0381in"/>
    </style:style>
    <style:style style:name="P3433" style:parent-style-name="TableContents" style:family="paragraph">
      <style:paragraph-properties fo:text-align="center"/>
      <style:text-properties fo:font-weight="bold" style:font-weight-asian="bold" style:font-weight-complex="bold"/>
    </style:style>
    <style:style style:name="TableRow3434" style:family="table-row">
      <style:table-row-properties style:use-optimal-row-height="false" fo:keep-together="always"/>
    </style:style>
    <style:style style:name="TableCell343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36" style:parent-style-name="Textbody" style:family="paragraph">
      <style:paragraph-properties fo:text-align="justify" fo:margin-bottom="0in"/>
      <style:text-properties fo:font-size="11pt" style:font-size-asian="11pt" style:font-size-complex="11pt"/>
    </style:style>
    <style:style style:name="P3437" style:parent-style-name="Textbody" style:family="paragraph">
      <style:paragraph-properties fo:text-align="justify" fo:margin-bottom="0in"/>
      <style:text-properties fo:font-size="11pt" style:font-size-asian="11pt" style:font-size-complex="11pt"/>
    </style:style>
    <style:style style:name="P3438" style:parent-style-name="Textbody" style:family="paragraph">
      <style:paragraph-properties fo:text-align="justify" fo:margin-bottom="0.0784in"/>
      <style:text-properties fo:font-size="11pt" style:font-size-asian="11pt" style:font-size-complex="11pt"/>
    </style:style>
    <style:style style:name="TableColumn3440" style:family="table-column">
      <style:table-column-properties style:column-width="1.8493in" style:use-optimal-column-width="false"/>
    </style:style>
    <style:style style:name="TableColumn3441" style:family="table-column">
      <style:table-column-properties style:column-width="0.1951in" style:use-optimal-column-width="false"/>
    </style:style>
    <style:style style:name="TableColumn3442" style:family="table-column">
      <style:table-column-properties style:column-width="1.0673in" style:use-optimal-column-width="false"/>
    </style:style>
    <style:style style:name="TableColumn3443" style:family="table-column">
      <style:table-column-properties style:column-width="0.7486in" style:use-optimal-column-width="false"/>
    </style:style>
    <style:style style:name="TableColumn3444" style:family="table-column">
      <style:table-column-properties style:column-width="0.5472in" style:use-optimal-column-width="false"/>
    </style:style>
    <style:style style:name="TableColumn3445" style:family="table-column">
      <style:table-column-properties style:column-width="1.2437in" style:use-optimal-column-width="false"/>
    </style:style>
    <style:style style:name="TableColumn3446" style:family="table-column">
      <style:table-column-properties style:column-width="0.9701in" style:use-optimal-column-width="false"/>
    </style:style>
    <style:style style:name="Table3439" style:family="table">
      <style:table-properties style:width="6.6215in" fo:margin-left="0in" table:align="left"/>
    </style:style>
    <style:style style:name="TableRow3447" style:family="table-row">
      <style:table-row-properties style:min-row-height="0.3125in" style:use-optimal-row-height="false"/>
    </style:style>
    <style:style style:name="TableCell344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449"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450" style:family="table-cell">
      <style:table-cell-properties fo:border="0.0034in solid #B2B2B2" fo:background-color="#DDDDDD" style:writing-mode="lr-tb" fo:padding-top="0.0381in" fo:padding-left="0.0381in" fo:padding-bottom="0.0381in" fo:padding-right="0.0381in"/>
    </style:style>
    <style:style style:name="P3451"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452" style:family="table-row">
      <style:table-row-properties style:use-optimal-row-height="false" fo:keep-together="always"/>
    </style:style>
    <style:style style:name="TableCell345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454" style:parent-style-name="TableContents" style:family="paragraph">
      <style:paragraph-properties fo:text-align="center"/>
      <style:text-properties fo:font-size="11pt" style:font-size-asian="11pt" style:font-size-complex="11pt" fo:language="en" fo:country="US"/>
    </style:style>
    <style:style style:name="TableCell345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456" style:parent-style-name="TableContents" style:family="paragraph">
      <style:paragraph-properties fo:text-align="center"/>
      <style:text-properties fo:font-size="11pt" style:font-size-asian="11pt" style:font-size-complex="11pt" fo:language="en" fo:country="US"/>
    </style:style>
    <style:style style:name="TableCell345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458" style:parent-style-name="TableContents" style:family="paragraph">
      <style:paragraph-properties fo:text-align="center"/>
      <style:text-properties fo:font-size="11pt" style:font-size-asian="11pt" style:font-size-complex="11pt" fo:language="en" fo:country="US"/>
    </style:style>
    <style:style style:name="TableCell3459"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460" style:parent-style-name="TableContents" style:family="paragraph">
      <style:paragraph-properties fo:text-align="center"/>
      <style:text-properties fo:font-size="11pt" style:font-size-asian="11pt" style:font-size-complex="11pt" fo:language="en" fo:country="US"/>
    </style:style>
    <style:style style:name="TableRow3461" style:family="table-row">
      <style:table-row-properties style:use-optimal-row-height="false" fo:keep-together="always"/>
    </style:style>
    <style:style style:name="TableCell346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63" style:parent-style-name="TableContents" style:family="paragraph">
      <style:paragraph-properties fo:text-align="center"/>
      <style:text-properties style:font-name="FreeMono" fo:font-size="11pt" style:font-size-asian="11pt" style:font-size-complex="11pt" fo:language="en" fo:country="US"/>
    </style:style>
    <style:style style:name="TableCell346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65" style:parent-style-name="TableContents" style:family="paragraph">
      <style:paragraph-properties fo:text-align="center"/>
      <style:text-properties style:font-name="FreeMono" fo:font-size="11pt" style:font-size-asian="11pt" style:font-size-complex="11pt" fo:language="en" fo:country="US"/>
    </style:style>
    <style:style style:name="TableCell346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67" style:parent-style-name="TableContents" style:family="paragraph">
      <style:paragraph-properties fo:text-align="center"/>
      <style:text-properties style:font-name="FreeMono" fo:font-size="11pt" style:font-size-asian="11pt" style:font-size-complex="11pt" fo:language="en" fo:country="US"/>
    </style:style>
    <style:style style:name="TableCell346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69" style:parent-style-name="TableContents" style:family="paragraph">
      <style:paragraph-properties fo:text-align="center"/>
      <style:text-properties style:font-name="FreeMono" fo:font-size="11pt" style:font-size-asian="11pt" style:font-size-complex="11pt" fo:language="en" fo:country="US"/>
    </style:style>
    <style:style style:name="TableRow3470" style:family="table-row">
      <style:table-row-properties style:use-optimal-row-height="false" fo:keep-together="always"/>
    </style:style>
    <style:style style:name="TableCell3471"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472"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473"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474"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475" style:family="table-cell">
      <style:table-cell-properties fo:border="0.0034in solid #B2B2B2" fo:background-color="#DDDDDD" style:writing-mode="lr-tb" fo:padding-top="0.0381in" fo:padding-left="0.0381in" fo:padding-bottom="0.0381in" fo:padding-right="0.0381in"/>
    </style:style>
    <style:style style:name="P3476"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477" style:family="table-row">
      <style:table-row-properties style:use-optimal-row-height="false" fo:keep-together="always"/>
    </style:style>
    <style:style style:name="TableCell347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479" style:parent-style-name="TableContents" style:family="paragraph">
      <style:paragraph-properties fo:text-align="center"/>
      <style:text-properties fo:font-size="11pt" style:font-size-asian="11pt" style:font-size-complex="11pt" fo:language="en" fo:country="US"/>
    </style:style>
    <style:style style:name="TableCell348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481" style:parent-style-name="TableContents" style:family="paragraph">
      <style:paragraph-properties fo:text-align="center"/>
      <style:text-properties fo:font-size="11pt" style:font-size-asian="11pt" style:font-size-complex="11pt" fo:language="en" fo:country="US"/>
    </style:style>
    <style:style style:name="TableCell3482"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483" style:parent-style-name="TableContents" style:family="paragraph">
      <style:paragraph-properties fo:text-align="center"/>
      <style:text-properties fo:font-size="11pt" style:font-size-asian="11pt" style:font-size-complex="11pt" fo:language="en" fo:country="US"/>
    </style:style>
    <style:style style:name="TableCell3484"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485" style:parent-style-name="TableContents" style:family="paragraph">
      <style:paragraph-properties fo:text-align="center"/>
      <style:text-properties fo:font-size="11pt" style:font-size-asian="11pt" style:font-size-complex="11pt" fo:language="en" fo:country="US"/>
    </style:style>
    <style:style style:name="TableRow3486" style:family="table-row">
      <style:table-row-properties style:use-optimal-row-height="false" fo:keep-together="always"/>
    </style:style>
    <style:style style:name="TableCell348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88" style:parent-style-name="TableContents" style:family="paragraph">
      <style:paragraph-properties fo:text-align="center"/>
      <style:text-properties style:font-name="FreeMono" fo:font-size="11pt" style:font-size-asian="11pt" style:font-size-complex="11pt" fo:language="en" fo:country="US"/>
    </style:style>
    <style:style style:name="TableCell348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90" style:parent-style-name="TableContents" style:family="paragraph">
      <style:paragraph-properties fo:text-align="center"/>
      <style:text-properties style:font-name="FreeMono" fo:font-size="11pt" style:font-size-asian="11pt" style:font-size-complex="11pt" fo:language="en" fo:country="US"/>
    </style:style>
    <style:style style:name="TableCell349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492" style:parent-style-name="TableContents" style:family="paragraph">
      <style:paragraph-properties fo:text-align="center"/>
      <style:text-properties style:font-name="FreeMono" fo:font-size="11pt" style:font-size-asian="11pt" style:font-size-complex="11pt" fo:language="en" fo:country="US"/>
    </style:style>
    <style:style style:name="TableCell349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494" style:parent-style-name="TableContents" style:family="paragraph">
      <style:paragraph-properties fo:text-align="center"/>
      <style:text-properties style:font-name="FreeMono" fo:font-size="11pt" style:font-size-asian="11pt" style:font-size-complex="11pt" fo:language="en" fo:country="US"/>
    </style:style>
    <style:style style:name="P3495" style:parent-style-name="Textbody" style:family="paragraph">
      <style:paragraph-properties fo:margin-top="0.0784in" fo:margin-bottom="0in"/>
      <style:text-properties fo:font-size="11pt" style:font-size-asian="11pt" style:font-size-complex="11pt" fo:language="en" fo:country="US"/>
    </style:style>
    <style:style style:name="P3496" style:parent-style-name="Textbody" style:family="paragraph">
      <style:paragraph-properties fo:margin-bottom="0in"/>
    </style:style>
    <style:style style:name="T3497" style:parent-style-name="Policepardéfaut" style:family="text">
      <style:text-properties fo:font-size="11pt" style:font-size-asian="11pt" style:font-size-complex="11pt"/>
    </style:style>
    <style:style style:name="T3498" style:parent-style-name="Policepardéfaut" style:family="text">
      <style:text-properties style:font-name="FreeMono" fo:font-size="11pt" style:font-size-asian="11pt" style:font-size-complex="11pt"/>
    </style:style>
    <style:style style:name="T3499" style:parent-style-name="Policepardéfaut" style:family="text">
      <style:text-properties fo:font-size="11pt" style:font-size-asian="11pt" style:font-size-complex="11pt"/>
    </style:style>
    <style:style style:name="P3500" style:parent-style-name="Textbody" style:family="paragraph">
      <style:paragraph-properties fo:margin-bottom="0in"/>
    </style:style>
    <style:style style:name="T3501" style:parent-style-name="Policepardéfaut" style:family="text">
      <style:text-properties style:font-name="FreeMono" fo:font-size="11pt" style:font-size-asian="11pt" style:font-size-complex="11pt"/>
    </style:style>
    <style:style style:name="T3502" style:parent-style-name="Policepardéfaut" style:family="text">
      <style:text-properties fo:font-size="11pt" style:font-size-asian="11pt" style:font-size-complex="11pt"/>
    </style:style>
    <style:style style:name="P3503" style:parent-style-name="Textbody" style:family="paragraph">
      <style:paragraph-properties fo:margin-bottom="0in"/>
    </style:style>
    <style:style style:name="T3504" style:parent-style-name="Policepardéfaut" style:family="text">
      <style:text-properties style:font-name="FreeMono" fo:font-size="11pt" style:font-size-asian="11pt" style:font-size-complex="11pt"/>
    </style:style>
    <style:style style:name="T3505" style:parent-style-name="Policepardéfaut" style:family="text">
      <style:text-properties fo:font-size="11pt" style:font-size-asian="11pt" style:font-size-complex="11pt"/>
    </style:style>
    <style:style style:name="P3506" style:parent-style-name="Textbody" style:family="paragraph">
      <style:paragraph-properties fo:margin-bottom="0in"/>
    </style:style>
    <style:style style:name="T3507" style:parent-style-name="Policepardéfaut" style:family="text">
      <style:text-properties fo:font-size="11pt" style:font-size-asian="11pt" style:font-size-complex="11pt"/>
    </style:style>
    <style:style style:name="T3508" style:parent-style-name="Policepardéfaut" style:family="text">
      <style:text-properties style:font-name="FreeMono" fo:font-size="11pt" style:font-size-asian="11pt" style:font-size-complex="11pt"/>
    </style:style>
    <style:style style:name="T3509" style:parent-style-name="Policepardéfaut" style:family="text">
      <style:text-properties fo:font-size="11pt" style:font-size-asian="11pt" style:font-size-complex="11pt"/>
    </style:style>
    <style:style style:name="P3510" style:parent-style-name="Textbody" style:family="paragraph">
      <style:paragraph-properties fo:margin-bottom="0in"/>
    </style:style>
    <style:style style:name="T3511" style:parent-style-name="Policepardéfaut" style:family="text">
      <style:text-properties fo:font-size="11pt" style:font-size-asian="11pt" style:font-size-complex="11pt"/>
    </style:style>
    <style:style style:name="T3512" style:parent-style-name="Policepardéfaut" style:family="text">
      <style:text-properties style:font-name="FreeMono" fo:font-size="11pt" style:font-size-asian="11pt" style:font-size-complex="11pt"/>
    </style:style>
    <style:style style:name="T3513" style:parent-style-name="Policepardéfaut" style:family="text">
      <style:text-properties style:font-name="FreeMono" fo:font-size="11pt" style:font-size-asian="11pt" style:font-size-complex="11pt"/>
    </style:style>
    <style:style style:name="T3514" style:parent-style-name="Policepardéfaut" style:family="text">
      <style:text-properties fo:font-size="11pt" style:font-size-asian="11pt" style:font-size-complex="11pt"/>
    </style:style>
    <style:style style:name="P3515" style:parent-style-name="Textbody" style:family="paragraph">
      <style:paragraph-properties fo:margin-bottom="0in"/>
      <style:text-properties fo:font-size="11pt" style:font-size-asian="11pt" style:font-size-complex="11pt"/>
    </style:style>
    <style:style style:name="P3516" style:parent-style-name="Textbody" style:family="paragraph">
      <style:paragraph-properties fo:text-align="justify" fo:margin-bottom="0in"/>
      <style:text-properties fo:font-size="11pt" style:font-size-asian="11pt" style:font-size-complex="11pt"/>
    </style:style>
    <style:style style:name="P3517" style:parent-style-name="Textbody" style:family="paragraph">
      <style:paragraph-properties fo:text-align="justify" fo:margin-bottom="0in"/>
      <style:text-properties fo:font-size="11pt" style:font-size-asian="11pt" style:font-size-complex="11pt"/>
    </style:style>
    <style:style style:name="TableRow3518" style:family="table-row">
      <style:table-row-properties style:use-optimal-row-height="false" fo:keep-together="always"/>
    </style:style>
    <style:style style:name="TableCell351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520" style:parent-style-name="Policepardéfaut" style:family="text">
      <style:text-properties style:font-name="FreeMono" fo:font-size="11pt" style:font-size-asian="11pt" style:font-size-complex="11pt"/>
    </style:style>
    <style:style style:name="T3521" style:parent-style-name="Policepardéfaut" style:family="text">
      <style:text-properties fo:font-size="11pt" style:font-size-asian="11pt" style:font-size-complex="11pt"/>
    </style:style>
    <style:style style:name="TableCell352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523" style:parent-style-name="TableContents" style:family="paragraph">
      <style:text-properties fo:font-size="11pt" style:font-size-asian="11pt" style:font-size-complex="11pt"/>
    </style:style>
    <style:style style:name="TableRow3524" style:family="table-row">
      <style:table-row-properties style:use-optimal-row-height="false" fo:keep-together="always"/>
    </style:style>
    <style:style style:name="TableCell352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526" style:parent-style-name="TableContents" style:family="paragraph">
      <style:text-properties fo:font-size="11pt" style:font-size-asian="11pt" style:font-size-complex="11pt"/>
    </style:style>
    <style:style style:name="TableCell352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528" style:parent-style-name="TableContents" style:family="paragraph">
      <style:text-properties fo:font-size="11pt" style:font-size-asian="11pt" style:font-size-complex="11pt"/>
    </style:style>
    <style:style style:name="TableRow3529" style:family="table-row">
      <style:table-row-properties style:use-optimal-row-height="false" fo:keep-together="always"/>
    </style:style>
    <style:style style:name="TableCell353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531" style:parent-style-name="Policepardéfaut" style:family="text">
      <style:text-properties fo:font-size="11pt" style:font-size-asian="11pt" style:font-size-complex="11pt"/>
    </style:style>
    <style:style style:name="T3532" style:parent-style-name="Policepardéfaut" style:family="text">
      <style:text-properties fo:font-style="italic" style:font-style-asian="italic" style:font-style-complex="italic" fo:font-size="11pt" style:font-size-asian="11pt" style:font-size-complex="11pt"/>
    </style:style>
    <style:style style:name="T3533" style:parent-style-name="Policepardéfaut" style:family="text">
      <style:text-properties fo:font-size="11pt" style:font-size-asian="11pt" style:font-size-complex="11pt"/>
    </style:style>
    <style:style style:name="TableCell353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535" style:parent-style-name="TableContents" style:family="paragraph">
      <style:text-properties fo:font-size="11pt" style:font-size-asian="11pt" style:font-size-complex="11pt"/>
    </style:style>
    <style:style style:name="TableRow3536" style:family="table-row">
      <style:table-row-properties style:use-optimal-row-height="false" fo:keep-together="always"/>
    </style:style>
    <style:style style:name="TableCell353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538" style:parent-style-name="TableContents" style:family="paragraph">
      <style:text-properties fo:font-size="11pt" style:font-size-asian="11pt" style:font-size-complex="11pt"/>
    </style:style>
    <style:style style:name="TableCell353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540" style:parent-style-name="TableContents" style:family="paragraph">
      <style:text-properties fo:font-size="11pt" style:font-size-asian="11pt" style:font-size-complex="11pt"/>
    </style:style>
    <style:style style:name="TableColumn3542" style:family="table-column">
      <style:table-column-properties style:column-width="1.5312in" style:use-optimal-column-width="false"/>
    </style:style>
    <style:style style:name="TableColumn3543" style:family="table-column">
      <style:table-column-properties style:column-width="5.1666in" style:use-optimal-column-width="false"/>
    </style:style>
    <style:style style:name="Table3541" style:family="table">
      <style:table-properties style:width="6.6979in" fo:margin-left="0in" table:align="left"/>
    </style:style>
    <style:style style:name="TableRow3544" style:family="table-row">
      <style:table-row-properties style:use-optimal-row-height="false" fo:keep-together="always"/>
    </style:style>
    <style:style style:name="TableCell3545" style:family="table-cell">
      <style:table-cell-properties fo:border="0.0034in solid #B2B2B2" fo:background-color="#DDDDDD" style:writing-mode="lr-tb" fo:padding-top="0.0381in" fo:padding-left="0.0381in" fo:padding-bottom="0.0381in" fo:padding-right="0.0381in"/>
    </style:style>
    <style:style style:name="P3546" style:parent-style-name="TableContents" style:family="paragraph">
      <style:paragraph-properties fo:text-align="center"/>
      <style:text-properties fo:font-weight="bold" style:font-weight-asian="bold" style:font-weight-complex="bold"/>
    </style:style>
    <style:style style:name="TableRow3547" style:family="table-row">
      <style:table-row-properties style:use-optimal-row-height="false" fo:keep-together="always"/>
    </style:style>
    <style:style style:name="TableCell354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549" style:parent-style-name="Textbody" style:family="paragraph">
      <style:paragraph-properties fo:text-align="justify" fo:margin-bottom="0in"/>
      <style:text-properties fo:font-size="11pt" style:font-size-asian="11pt" style:font-size-complex="11pt"/>
    </style:style>
    <style:style style:name="P3550" style:parent-style-name="Textbody" style:family="paragraph">
      <style:paragraph-properties fo:text-align="justify" fo:margin-bottom="0in"/>
      <style:text-properties fo:font-size="11pt" style:font-size-asian="11pt" style:font-size-complex="11pt"/>
    </style:style>
    <style:style style:name="P3551" style:parent-style-name="Textbody" style:family="paragraph">
      <style:paragraph-properties fo:text-align="justify" fo:margin-bottom="0.0784in"/>
      <style:text-properties fo:font-size="11pt" style:font-size-asian="11pt" style:font-size-complex="11pt"/>
    </style:style>
    <style:style style:name="TableColumn3553" style:family="table-column">
      <style:table-column-properties style:column-width="1.8493in" style:use-optimal-column-width="false"/>
    </style:style>
    <style:style style:name="TableColumn3554" style:family="table-column">
      <style:table-column-properties style:column-width="0.475in" style:use-optimal-column-width="false"/>
    </style:style>
    <style:style style:name="TableColumn3555" style:family="table-column">
      <style:table-column-properties style:column-width="0.7875in" style:use-optimal-column-width="false"/>
    </style:style>
    <style:style style:name="TableColumn3556" style:family="table-column">
      <style:table-column-properties style:column-width="1.2958in" style:use-optimal-column-width="false"/>
    </style:style>
    <style:style style:name="TableColumn3557" style:family="table-column">
      <style:table-column-properties style:column-width="0.0777in" style:use-optimal-column-width="false"/>
    </style:style>
    <style:style style:name="TableColumn3558" style:family="table-column">
      <style:table-column-properties style:column-width="1.4194in" style:use-optimal-column-width="false"/>
    </style:style>
    <style:style style:name="TableColumn3559" style:family="table-column">
      <style:table-column-properties style:column-width="0.7166in" style:use-optimal-column-width="false"/>
    </style:style>
    <style:style style:name="Table3552" style:family="table">
      <style:table-properties style:width="6.6215in" fo:margin-left="0in" table:align="left"/>
    </style:style>
    <style:style style:name="TableRow3560" style:family="table-row">
      <style:table-row-properties style:use-optimal-row-height="false" fo:keep-together="always"/>
    </style:style>
    <style:style style:name="TableCell3561"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562"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563" style:family="table-cell">
      <style:table-cell-properties fo:border="0.0034in solid #B2B2B2" fo:background-color="#DDDDDD" style:writing-mode="lr-tb" fo:padding-top="0.0381in" fo:padding-left="0.0381in" fo:padding-bottom="0.0381in" fo:padding-right="0.0381in"/>
    </style:style>
    <style:style style:name="P3564"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565" style:family="table-row">
      <style:table-row-properties style:use-optimal-row-height="false" fo:keep-together="always"/>
    </style:style>
    <style:style style:name="TableCell356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567" style:parent-style-name="TableContents" style:family="paragraph">
      <style:paragraph-properties fo:text-align="center"/>
      <style:text-properties fo:font-size="11pt" style:font-size-asian="11pt" style:font-size-complex="11pt" fo:language="en" fo:country="US"/>
    </style:style>
    <style:style style:name="TableCell356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569" style:parent-style-name="TableContents" style:family="paragraph">
      <style:paragraph-properties fo:text-align="center"/>
      <style:text-properties fo:font-size="11pt" style:font-size-asian="11pt" style:font-size-complex="11pt" fo:language="en" fo:country="US"/>
    </style:style>
    <style:style style:name="TableCell3570"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571" style:parent-style-name="TableContents" style:family="paragraph">
      <style:paragraph-properties fo:text-align="center"/>
      <style:text-properties fo:font-size="11pt" style:font-size-asian="11pt" style:font-size-complex="11pt" fo:language="en" fo:country="US"/>
    </style:style>
    <style:style style:name="TableCell3572"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573" style:parent-style-name="TableContents" style:family="paragraph">
      <style:paragraph-properties fo:text-align="center"/>
      <style:text-properties fo:font-size="11pt" style:font-size-asian="11pt" style:font-size-complex="11pt" fo:language="en" fo:country="US"/>
    </style:style>
    <style:style style:name="TableRow3574" style:family="table-row">
      <style:table-row-properties style:use-optimal-row-height="false" fo:keep-together="always"/>
    </style:style>
    <style:style style:name="TableCell357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576" style:parent-style-name="TableContents" style:family="paragraph">
      <style:paragraph-properties fo:text-align="center"/>
      <style:text-properties style:font-name="FreeMono" fo:font-size="11pt" style:font-size-asian="11pt" style:font-size-complex="11pt" fo:language="en" fo:country="US"/>
    </style:style>
    <style:style style:name="TableCell357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578" style:parent-style-name="TableContents" style:family="paragraph">
      <style:paragraph-properties fo:text-align="center"/>
      <style:text-properties style:font-name="FreeMono" fo:font-size="11pt" style:font-size-asian="11pt" style:font-size-complex="11pt" fo:language="en" fo:country="US"/>
    </style:style>
    <style:style style:name="TableCell357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580" style:parent-style-name="TableContents" style:family="paragraph">
      <style:paragraph-properties fo:text-align="center"/>
      <style:text-properties style:font-name="FreeMono" fo:font-size="11pt" style:font-size-asian="11pt" style:font-size-complex="11pt" fo:language="en" fo:country="US"/>
    </style:style>
    <style:style style:name="TableCell358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582" style:parent-style-name="TableContents" style:family="paragraph">
      <style:paragraph-properties fo:text-align="center"/>
      <style:text-properties style:font-name="FreeMono" fo:font-size="11pt" style:font-size-asian="11pt" style:font-size-complex="11pt" fo:language="en" fo:country="US"/>
    </style:style>
    <style:style style:name="TableRow3583" style:family="table-row">
      <style:table-row-properties style:use-optimal-row-height="false" fo:keep-together="always"/>
    </style:style>
    <style:style style:name="TableCell3584"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585"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58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587"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Cell3588" style:family="table-cell">
      <style:table-cell-properties fo:border="0.0034in solid #B2B2B2" fo:background-color="#DDDDDD" style:writing-mode="lr-tb" fo:padding-top="0.0381in" fo:padding-left="0.0381in" fo:padding-bottom="0.0381in" fo:padding-right="0.0381in"/>
    </style:style>
    <style:style style:name="P3589" style:parent-style-name="TableContents" style:family="paragraph">
      <style:paragraph-properties fo:text-align="center"/>
      <style:text-properties fo:font-weight="bold" style:font-weight-asian="bold" style:font-weight-complex="bold" fo:font-size="11pt" style:font-size-asian="11pt" style:font-size-complex="11pt" fo:language="en" fo:country="US"/>
    </style:style>
    <style:style style:name="TableRow3590" style:family="table-row">
      <style:table-row-properties style:use-optimal-row-height="false" fo:keep-together="always"/>
    </style:style>
    <style:style style:name="TableCell359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592" style:parent-style-name="TableContents" style:family="paragraph">
      <style:paragraph-properties fo:text-align="center"/>
      <style:text-properties fo:font-size="11pt" style:font-size-asian="11pt" style:font-size-complex="11pt" fo:language="en" fo:country="US"/>
    </style:style>
    <style:style style:name="TableCell359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594" style:parent-style-name="TableContents" style:family="paragraph">
      <style:paragraph-properties fo:text-align="center"/>
      <style:text-properties fo:font-size="11pt" style:font-size-asian="11pt" style:font-size-complex="11pt" fo:language="en" fo:country="US"/>
    </style:style>
    <style:style style:name="TableCell359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596" style:parent-style-name="TableContents" style:family="paragraph">
      <style:paragraph-properties fo:text-align="center"/>
      <style:text-properties fo:font-size="11pt" style:font-size-asian="11pt" style:font-size-complex="11pt" fo:language="en" fo:country="US"/>
    </style:style>
    <style:style style:name="TableCell3597"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598" style:parent-style-name="TableContents" style:family="paragraph">
      <style:paragraph-properties fo:text-align="center"/>
      <style:text-properties fo:font-size="11pt" style:font-size-asian="11pt" style:font-size-complex="11pt" fo:language="en" fo:country="US"/>
    </style:style>
    <style:style style:name="TableRow3599" style:family="table-row">
      <style:table-row-properties style:use-optimal-row-height="false" fo:keep-together="always"/>
    </style:style>
    <style:style style:name="TableCell36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01" style:parent-style-name="TableContents" style:family="paragraph">
      <style:paragraph-properties fo:text-align="center"/>
      <style:text-properties style:font-name="FreeMono" fo:font-size="11pt" style:font-size-asian="11pt" style:font-size-complex="11pt" fo:language="en" fo:country="US"/>
    </style:style>
    <style:style style:name="TableCell360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03" style:parent-style-name="TableContents" style:family="paragraph">
      <style:paragraph-properties fo:text-align="center"/>
      <style:text-properties style:font-name="FreeMono" fo:font-size="11pt" style:font-size-asian="11pt" style:font-size-complex="11pt" fo:language="en" fo:country="US"/>
    </style:style>
    <style:style style:name="TableCell360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05" style:parent-style-name="TableContents" style:family="paragraph">
      <style:paragraph-properties fo:text-align="center"/>
      <style:text-properties style:font-name="FreeMono" fo:font-size="11pt" style:font-size-asian="11pt" style:font-size-complex="11pt" fo:language="en" fo:country="US"/>
    </style:style>
    <style:style style:name="TableCell360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07" style:parent-style-name="TableContents" style:family="paragraph">
      <style:paragraph-properties fo:text-align="center"/>
      <style:text-properties style:font-name="FreeMono" fo:font-size="11pt" style:font-size-asian="11pt" style:font-size-complex="11pt" fo:language="en" fo:country="US"/>
    </style:style>
    <style:style style:name="P3608" style:parent-style-name="Textbody" style:family="paragraph">
      <style:paragraph-properties fo:margin-top="0.0784in" fo:margin-bottom="0in"/>
      <style:text-properties fo:font-size="11pt" style:font-size-asian="11pt" style:font-size-complex="11pt" fo:language="en" fo:country="US"/>
    </style:style>
    <style:style style:name="P3609" style:parent-style-name="Textbody" style:family="paragraph">
      <style:paragraph-properties fo:margin-bottom="0in"/>
    </style:style>
    <style:style style:name="T3610" style:parent-style-name="Policepardéfaut" style:family="text">
      <style:text-properties fo:font-size="11pt" style:font-size-asian="11pt" style:font-size-complex="11pt"/>
    </style:style>
    <style:style style:name="T3611" style:parent-style-name="Policepardéfaut" style:family="text">
      <style:text-properties style:font-name="FreeMono" fo:font-size="11pt" style:font-size-asian="11pt" style:font-size-complex="11pt"/>
    </style:style>
    <style:style style:name="T3612" style:parent-style-name="Policepardéfaut" style:family="text">
      <style:text-properties fo:font-size="11pt" style:font-size-asian="11pt" style:font-size-complex="11pt"/>
    </style:style>
    <style:style style:name="P3613" style:parent-style-name="Textbody" style:family="paragraph">
      <style:paragraph-properties fo:margin-bottom="0in"/>
    </style:style>
    <style:style style:name="T3614" style:parent-style-name="Policepardéfaut" style:family="text">
      <style:text-properties style:font-name="FreeMono" fo:font-size="11pt" style:font-size-asian="11pt" style:font-size-complex="11pt"/>
    </style:style>
    <style:style style:name="T3615" style:parent-style-name="Policepardéfaut" style:family="text">
      <style:text-properties fo:font-size="11pt" style:font-size-asian="11pt" style:font-size-complex="11pt"/>
    </style:style>
    <style:style style:name="T3616" style:parent-style-name="Policepardéfaut" style:family="text">
      <style:text-properties fo:font-size="11pt" style:font-size-asian="11pt" style:font-size-complex="11pt"/>
    </style:style>
    <style:style style:name="P3617" style:parent-style-name="Textbody" style:family="paragraph">
      <style:paragraph-properties fo:margin-bottom="0in"/>
    </style:style>
    <style:style style:name="T3618" style:parent-style-name="Policepardéfaut" style:family="text">
      <style:text-properties style:font-name="FreeMono" fo:font-size="11pt" style:font-size-asian="11pt" style:font-size-complex="11pt"/>
    </style:style>
    <style:style style:name="T3619" style:parent-style-name="Policepardéfaut" style:family="text">
      <style:text-properties fo:font-size="11pt" style:font-size-asian="11pt" style:font-size-complex="11pt"/>
    </style:style>
    <style:style style:name="P3620" style:parent-style-name="Textbody" style:family="paragraph">
      <style:paragraph-properties fo:margin-bottom="0in"/>
    </style:style>
    <style:style style:name="T3621" style:parent-style-name="Policepardéfaut" style:family="text">
      <style:text-properties fo:font-size="11pt" style:font-size-asian="11pt" style:font-size-complex="11pt"/>
    </style:style>
    <style:style style:name="T3622" style:parent-style-name="Policepardéfaut" style:family="text">
      <style:text-properties style:font-name="FreeMono" fo:font-size="11pt" style:font-size-asian="11pt" style:font-size-complex="11pt"/>
    </style:style>
    <style:style style:name="T3623" style:parent-style-name="Policepardéfaut" style:family="text">
      <style:text-properties fo:font-size="11pt" style:font-size-asian="11pt" style:font-size-complex="11pt"/>
    </style:style>
    <style:style style:name="P3624" style:parent-style-name="Textbody" style:family="paragraph">
      <style:paragraph-properties fo:margin-bottom="0in"/>
    </style:style>
    <style:style style:name="T3625" style:parent-style-name="Policepardéfaut" style:family="text">
      <style:text-properties fo:font-size="11pt" style:font-size-asian="11pt" style:font-size-complex="11pt"/>
    </style:style>
    <style:style style:name="T3626" style:parent-style-name="Policepardéfaut" style:family="text">
      <style:text-properties style:font-name="FreeMono" fo:font-size="11pt" style:font-size-asian="11pt" style:font-size-complex="11pt"/>
    </style:style>
    <style:style style:name="T3627" style:parent-style-name="Policepardéfaut" style:family="text">
      <style:text-properties fo:font-size="11pt" style:font-size-asian="11pt" style:font-size-complex="11pt"/>
    </style:style>
    <style:style style:name="P3628" style:parent-style-name="Textbody" style:family="paragraph">
      <style:paragraph-properties fo:margin-bottom="0in"/>
      <style:text-properties fo:font-size="11pt" style:font-size-asian="11pt" style:font-size-complex="11pt"/>
    </style:style>
    <style:style style:name="P3629" style:parent-style-name="Textbody" style:family="paragraph">
      <style:paragraph-properties fo:text-align="justify" fo:margin-bottom="0in"/>
      <style:text-properties fo:font-size="11pt" style:font-size-asian="11pt" style:font-size-complex="11pt"/>
    </style:style>
    <style:style style:name="P3630" style:parent-style-name="Textbody" style:family="paragraph">
      <style:paragraph-properties fo:text-align="justify" fo:margin-bottom="0in"/>
      <style:text-properties fo:font-size="11pt" style:font-size-asian="11pt" style:font-size-complex="11pt"/>
    </style:style>
    <style:style style:name="TableRow3631" style:family="table-row">
      <style:table-row-properties style:use-optimal-row-height="false" fo:keep-together="always"/>
    </style:style>
    <style:style style:name="TableCell363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633" style:parent-style-name="Policepardéfaut" style:family="text">
      <style:text-properties style:font-name="FreeMono" fo:font-size="11pt" style:font-size-asian="11pt" style:font-size-complex="11pt"/>
    </style:style>
    <style:style style:name="T3634" style:parent-style-name="Policepardéfaut" style:family="text">
      <style:text-properties fo:font-size="11pt" style:font-size-asian="11pt" style:font-size-complex="11pt"/>
    </style:style>
    <style:style style:name="TableCell363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36" style:parent-style-name="TableContents" style:family="paragraph">
      <style:text-properties fo:font-size="11pt" style:font-size-asian="11pt" style:font-size-complex="11pt"/>
    </style:style>
    <style:style style:name="TableRow3637" style:family="table-row">
      <style:table-row-properties style:use-optimal-row-height="false" fo:keep-together="always"/>
    </style:style>
    <style:style style:name="TableCell363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39" style:parent-style-name="TableContents" style:family="paragraph">
      <style:text-properties fo:font-size="11pt" style:font-size-asian="11pt" style:font-size-complex="11pt"/>
    </style:style>
    <style:style style:name="TableCell364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41" style:parent-style-name="TableContents" style:family="paragraph">
      <style:text-properties fo:font-size="11pt" style:font-size-asian="11pt" style:font-size-complex="11pt"/>
    </style:style>
    <style:style style:name="TableRow3642" style:family="table-row">
      <style:table-row-properties style:use-optimal-row-height="false" fo:keep-together="always"/>
    </style:style>
    <style:style style:name="TableCell364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644" style:parent-style-name="Policepardéfaut" style:family="text">
      <style:text-properties fo:font-size="11pt" style:font-size-asian="11pt" style:font-size-complex="11pt"/>
    </style:style>
    <style:style style:name="T3645" style:parent-style-name="Policepardéfaut" style:family="text">
      <style:text-properties fo:font-style="italic" style:font-style-asian="italic" style:font-style-complex="italic" fo:font-size="11pt" style:font-size-asian="11pt" style:font-size-complex="11pt"/>
    </style:style>
    <style:style style:name="T3646" style:parent-style-name="Policepardéfaut" style:family="text">
      <style:text-properties fo:font-size="11pt" style:font-size-asian="11pt" style:font-size-complex="11pt"/>
    </style:style>
    <style:style style:name="TableCell364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48" style:parent-style-name="TableContents" style:family="paragraph">
      <style:text-properties fo:font-size="11pt" style:font-size-asian="11pt" style:font-size-complex="11pt"/>
    </style:style>
    <style:style style:name="TableRow3649" style:family="table-row">
      <style:table-row-properties style:use-optimal-row-height="false" fo:keep-together="always"/>
    </style:style>
    <style:style style:name="TableCell365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51" style:parent-style-name="TableContents" style:family="paragraph">
      <style:text-properties fo:font-size="11pt" style:font-size-asian="11pt" style:font-size-complex="11pt"/>
    </style:style>
    <style:style style:name="TableCell365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53" style:parent-style-name="TableContents" style:family="paragraph">
      <style:text-properties fo:font-size="11pt" style:font-size-asian="11pt" style:font-size-complex="11pt"/>
    </style:style>
    <style:style style:name="TableColumn3655" style:family="table-column">
      <style:table-column-properties style:column-width="1.5312in" style:use-optimal-column-width="false"/>
    </style:style>
    <style:style style:name="TableColumn3656" style:family="table-column">
      <style:table-column-properties style:column-width="5.1666in" style:use-optimal-column-width="false"/>
    </style:style>
    <style:style style:name="Table3654" style:family="table">
      <style:table-properties style:width="6.6979in" fo:margin-left="0in" table:align="left"/>
    </style:style>
    <style:style style:name="TableRow3657" style:family="table-row">
      <style:table-row-properties style:use-optimal-row-height="false" fo:keep-together="always"/>
    </style:style>
    <style:style style:name="TableCell3658" style:family="table-cell">
      <style:table-cell-properties fo:border="0.0034in solid #B2B2B2" fo:background-color="#DDDDDD" style:writing-mode="lr-tb" fo:padding-top="0.0381in" fo:padding-left="0.0381in" fo:padding-bottom="0.0381in" fo:padding-right="0.0381in"/>
    </style:style>
    <style:style style:name="P3659" style:parent-style-name="TableContents" style:family="paragraph">
      <style:paragraph-properties fo:text-align="center"/>
      <style:text-properties fo:font-weight="bold" style:font-weight-asian="bold" style:font-weight-complex="bold"/>
    </style:style>
    <style:style style:name="TableRow3660" style:family="table-row">
      <style:table-row-properties style:use-optimal-row-height="false" fo:keep-together="always"/>
    </style:style>
    <style:style style:name="TableCell366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662" style:parent-style-name="Textbody" style:family="paragraph">
      <style:paragraph-properties fo:text-align="justify" fo:margin-bottom="0in"/>
    </style:style>
    <style:style style:name="T3663" style:parent-style-name="Policepardéfaut" style:family="text">
      <style:text-properties fo:font-size="11pt" style:font-size-asian="11pt" style:font-size-complex="11pt"/>
    </style:style>
    <style:style style:name="T3664" style:parent-style-name="Policepardéfaut" style:family="text">
      <style:text-properties style:font-name="FreeMono" fo:font-size="11pt" style:font-size-asian="11pt" style:font-size-complex="11pt"/>
    </style:style>
    <style:style style:name="T3665" style:parent-style-name="Policepardéfaut" style:family="text">
      <style:text-properties fo:font-size="11pt" style:font-size-asian="11pt" style:font-size-complex="11pt"/>
    </style:style>
    <style:style style:name="P3666" style:parent-style-name="Textbody" style:family="paragraph">
      <style:paragraph-properties fo:text-align="justify" fo:margin-bottom="0in"/>
      <style:text-properties fo:font-size="11pt" style:font-size-asian="11pt" style:font-size-complex="11pt"/>
    </style:style>
    <style:style style:name="P3667" style:parent-style-name="Textbody" style:family="paragraph">
      <style:paragraph-properties fo:text-align="justify" fo:margin-bottom="0in"/>
      <style:text-properties fo:font-size="11pt" style:font-size-asian="11pt" style:font-size-complex="11pt"/>
    </style:style>
    <style:style style:name="TableColumn3669" style:family="table-column">
      <style:table-column-properties style:column-width="1.6138in" style:use-optimal-column-width="false"/>
    </style:style>
    <style:style style:name="TableColumn3670" style:family="table-column">
      <style:table-column-properties style:column-width="0.0409in" style:use-optimal-column-width="false"/>
    </style:style>
    <style:style style:name="TableColumn3671" style:family="table-column">
      <style:table-column-properties style:column-width="1.6555in" style:use-optimal-column-width="false"/>
    </style:style>
    <style:style style:name="TableColumn3672" style:family="table-column">
      <style:table-column-properties style:column-width="0.1131in" style:use-optimal-column-width="false"/>
    </style:style>
    <style:style style:name="TableColumn3673" style:family="table-column">
      <style:table-column-properties style:column-width="0.5486in" style:use-optimal-column-width="false"/>
    </style:style>
    <style:style style:name="TableColumn3674" style:family="table-column">
      <style:table-column-properties style:column-width="0.9937in" style:use-optimal-column-width="false"/>
    </style:style>
    <style:style style:name="TableColumn3675" style:family="table-column">
      <style:table-column-properties style:column-width="0.7041in" style:use-optimal-column-width="false"/>
    </style:style>
    <style:style style:name="TableColumn3676" style:family="table-column">
      <style:table-column-properties style:column-width="0.9513in" style:use-optimal-column-width="false"/>
    </style:style>
    <style:style style:name="Table3668" style:family="table">
      <style:table-properties style:width="6.6215in" fo:margin-left="0in" table:align="left"/>
    </style:style>
    <style:style style:name="TableRow3677" style:family="table-row">
      <style:table-row-properties style:use-optimal-row-height="false" fo:keep-together="always"/>
    </style:style>
    <style:style style:name="TableCell367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67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680" style:family="table-cell">
      <style:table-cell-properties fo:border="0.0034in solid #B2B2B2" fo:background-color="#DDDDDD" style:writing-mode="lr-tb" fo:padding-top="0.0381in" fo:padding-left="0.0381in" fo:padding-bottom="0.0381in" fo:padding-right="0.0381in"/>
    </style:style>
    <style:style style:name="P368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3682" style:family="table-row">
      <style:table-row-properties style:use-optimal-row-height="false" fo:keep-together="always"/>
    </style:style>
    <style:style style:name="TableCell368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684" style:parent-style-name="TableContents" style:family="paragraph">
      <style:paragraph-properties fo:text-align="center"/>
      <style:text-properties fo:font-size="11pt" style:font-size-asian="11pt" style:font-size-complex="11pt"/>
    </style:style>
    <style:style style:name="TableCell368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686" style:parent-style-name="TableContents" style:family="paragraph">
      <style:paragraph-properties fo:text-align="center"/>
      <style:text-properties fo:font-size="11pt" style:font-size-asian="11pt" style:font-size-complex="11pt"/>
    </style:style>
    <style:style style:name="TableCell368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688" style:parent-style-name="TableContents" style:family="paragraph">
      <style:paragraph-properties fo:text-align="center"/>
      <style:text-properties fo:font-size="11pt" style:font-size-asian="11pt" style:font-size-complex="11pt"/>
    </style:style>
    <style:style style:name="TableCell368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690" style:parent-style-name="TableContents" style:family="paragraph">
      <style:paragraph-properties fo:text-align="center"/>
      <style:text-properties fo:font-size="11pt" style:font-size-asian="11pt" style:font-size-complex="11pt"/>
    </style:style>
    <style:style style:name="TableCell3691"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692" style:parent-style-name="TableContents" style:family="paragraph">
      <style:paragraph-properties fo:text-align="center"/>
      <style:text-properties fo:font-size="11pt" style:font-size-asian="11pt" style:font-size-complex="11pt"/>
    </style:style>
    <style:style style:name="TableRow3693" style:family="table-row">
      <style:table-row-properties style:use-optimal-row-height="false" fo:keep-together="always"/>
    </style:style>
    <style:style style:name="TableCell369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95" style:parent-style-name="TableContents" style:family="paragraph">
      <style:paragraph-properties fo:text-align="center"/>
      <style:text-properties style:font-name="FreeMono" fo:font-size="11pt" style:font-size-asian="11pt" style:font-size-complex="11pt"/>
    </style:style>
    <style:style style:name="TableCell369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97" style:parent-style-name="TableContents" style:family="paragraph">
      <style:paragraph-properties fo:text-align="center"/>
      <style:text-properties style:font-name="FreeMono" fo:font-size="11pt" style:font-size-asian="11pt" style:font-size-complex="11pt"/>
    </style:style>
    <style:style style:name="TableCell369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699" style:parent-style-name="TableContents" style:family="paragraph">
      <style:paragraph-properties fo:text-align="center"/>
      <style:text-properties style:font-name="FreeMono" fo:font-size="11pt" style:font-size-asian="11pt" style:font-size-complex="11pt"/>
    </style:style>
    <style:style style:name="TableCell37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701" style:parent-style-name="TableContents" style:family="paragraph">
      <style:paragraph-properties fo:text-align="center"/>
      <style:text-properties style:font-name="FreeMono" fo:font-size="11pt" style:font-size-asian="11pt" style:font-size-complex="11pt"/>
    </style:style>
    <style:style style:name="TableCell370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03" style:parent-style-name="TableContents" style:family="paragraph">
      <style:paragraph-properties fo:text-align="center"/>
      <style:text-properties style:font-name="FreeMono" fo:font-size="11pt" style:font-size-asian="11pt" style:font-size-complex="11pt"/>
    </style:style>
    <style:style style:name="TableRow3704" style:family="table-row">
      <style:table-row-properties style:use-optimal-row-height="false" fo:keep-together="always"/>
    </style:style>
    <style:style style:name="TableCell3705"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706"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707"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708"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709"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710"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711" style:family="table-cell">
      <style:table-cell-properties fo:border="0.0034in solid #B2B2B2" fo:background-color="#DDDDDD" style:writing-mode="lr-tb" fo:padding-top="0.0381in" fo:padding-left="0.0381in" fo:padding-bottom="0.0381in" fo:padding-right="0.0381in"/>
    </style:style>
    <style:style style:name="P3712"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3713" style:family="table-row">
      <style:table-row-properties style:use-optimal-row-height="false" fo:keep-together="always"/>
    </style:style>
    <style:style style:name="TableCell3714"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715" style:parent-style-name="TableContents" style:family="paragraph">
      <style:paragraph-properties fo:text-align="center"/>
      <style:text-properties fo:font-size="11pt" style:font-size-asian="11pt" style:font-size-complex="11pt"/>
    </style:style>
    <style:style style:name="TableCell371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717" style:parent-style-name="TableContents" style:family="paragraph">
      <style:paragraph-properties fo:text-align="center"/>
      <style:text-properties fo:font-size="11pt" style:font-size-asian="11pt" style:font-size-complex="11pt"/>
    </style:style>
    <style:style style:name="TableCell3718"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719" style:parent-style-name="TableContents" style:family="paragraph">
      <style:paragraph-properties fo:text-align="center"/>
      <style:text-properties fo:font-size="11pt" style:font-size-asian="11pt" style:font-size-complex="11pt"/>
    </style:style>
    <style:style style:name="TableCell3720"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721" style:parent-style-name="TableContents" style:family="paragraph">
      <style:paragraph-properties fo:text-align="center"/>
      <style:text-properties fo:font-size="11pt" style:font-size-asian="11pt" style:font-size-complex="11pt"/>
    </style:style>
    <style:style style:name="TableRow3722" style:family="table-row">
      <style:table-row-properties style:use-optimal-row-height="false" fo:keep-together="always"/>
    </style:style>
    <style:style style:name="TableCell372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724" style:parent-style-name="TableContents" style:family="paragraph">
      <style:paragraph-properties fo:text-align="center"/>
      <style:text-properties style:font-name="FreeMono" fo:font-size="11pt" style:font-size-asian="11pt" style:font-size-complex="11pt"/>
    </style:style>
    <style:style style:name="TableCell372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726" style:parent-style-name="TableContents" style:family="paragraph">
      <style:paragraph-properties fo:text-align="center"/>
      <style:text-properties style:font-name="FreeMono" fo:font-size="11pt" style:font-size-asian="11pt" style:font-size-complex="11pt"/>
    </style:style>
    <style:style style:name="TableCell372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728" style:parent-style-name="TableContents" style:family="paragraph">
      <style:paragraph-properties fo:text-align="center"/>
      <style:text-properties style:font-name="FreeMono" fo:font-size="11pt" style:font-size-asian="11pt" style:font-size-complex="11pt"/>
    </style:style>
    <style:style style:name="TableCell372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30" style:parent-style-name="TableContents" style:family="paragraph">
      <style:paragraph-properties fo:text-align="center"/>
      <style:text-properties style:font-name="FreeMono" fo:font-size="11pt" style:font-size-asian="11pt" style:font-size-complex="11pt"/>
    </style:style>
    <style:style style:name="P3731" style:parent-style-name="Textbody" style:family="paragraph">
      <style:paragraph-properties fo:text-align="justify" fo:margin-bottom="0in"/>
    </style:style>
    <style:style style:name="T3732" style:parent-style-name="Policepardéfaut" style:family="text">
      <style:text-properties fo:font-size="11pt" style:font-size-asian="11pt" style:font-size-complex="11pt"/>
    </style:style>
    <style:style style:name="T3733" style:parent-style-name="Policepardéfaut" style:family="text">
      <style:text-properties style:font-name="FreeMono" fo:font-size="11pt" style:font-size-asian="11pt" style:font-size-complex="11pt"/>
    </style:style>
    <style:style style:name="T3734" style:parent-style-name="Policepardéfaut" style:family="text">
      <style:text-properties style:font-name="FreeMono" fo:font-size="11pt" style:font-size-asian="11pt" style:font-size-complex="11pt"/>
    </style:style>
    <style:style style:name="T3735" style:parent-style-name="Policepardéfaut" style:family="text">
      <style:text-properties fo:font-size="11pt" style:font-size-asian="11pt" style:font-size-complex="11pt"/>
    </style:style>
    <style:style style:name="P3736" style:parent-style-name="Textbody" style:family="paragraph">
      <style:paragraph-properties fo:text-align="justify" fo:margin-bottom="0in"/>
    </style:style>
    <style:style style:name="T3737" style:parent-style-name="Policepardéfaut" style:family="text">
      <style:text-properties fo:font-size="11pt" style:font-size-asian="11pt" style:font-size-complex="11pt"/>
    </style:style>
    <style:style style:name="T3738" style:parent-style-name="Policepardéfaut" style:family="text">
      <style:text-properties style:font-name="FreeMono" fo:font-size="11pt" style:font-size-asian="11pt" style:font-size-complex="11pt"/>
    </style:style>
    <style:style style:name="T3739" style:parent-style-name="Policepardéfaut" style:family="text">
      <style:text-properties fo:font-size="11pt" style:font-size-asian="11pt" style:font-size-complex="11pt"/>
    </style:style>
    <style:style style:name="P3740" style:parent-style-name="Textbody" style:family="paragraph">
      <style:paragraph-properties fo:text-align="justify" fo:margin-bottom="0in"/>
    </style:style>
    <style:style style:name="T3741" style:parent-style-name="Policepardéfaut" style:family="text">
      <style:text-properties fo:font-size="11pt" style:font-size-asian="11pt" style:font-size-complex="11pt"/>
    </style:style>
    <style:style style:name="T3742" style:parent-style-name="Policepardéfaut" style:family="text">
      <style:text-properties style:font-name="FreeMono" fo:font-size="11pt" style:font-size-asian="11pt" style:font-size-complex="11pt"/>
    </style:style>
    <style:style style:name="T3743" style:parent-style-name="Policepardéfaut" style:family="text">
      <style:text-properties fo:font-size="11pt" style:font-size-asian="11pt" style:font-size-complex="11pt"/>
    </style:style>
    <style:style style:name="P3744" style:parent-style-name="Textbody" style:family="paragraph">
      <style:paragraph-properties fo:text-align="justify" fo:margin-bottom="0in"/>
    </style:style>
    <style:style style:name="T3745" style:parent-style-name="Policepardéfaut" style:family="text">
      <style:text-properties fo:font-size="11pt" style:font-size-asian="11pt" style:font-size-complex="11pt"/>
    </style:style>
    <style:style style:name="T3746" style:parent-style-name="Policepardéfaut" style:family="text">
      <style:text-properties style:font-name="FreeMono" fo:font-size="11pt" style:font-size-asian="11pt" style:font-size-complex="11pt"/>
    </style:style>
    <style:style style:name="T3747" style:parent-style-name="Policepardéfaut" style:family="text">
      <style:text-properties fo:font-size="11pt" style:font-size-asian="11pt" style:font-size-complex="11pt"/>
    </style:style>
    <style:style style:name="T3748" style:parent-style-name="Policepardéfaut" style:family="text">
      <style:text-properties style:font-name="FreeMono" fo:font-size="11pt" style:font-size-asian="11pt" style:font-size-complex="11pt"/>
    </style:style>
    <style:style style:name="T3749" style:parent-style-name="Policepardéfaut" style:family="text">
      <style:text-properties fo:font-size="11pt" style:font-size-asian="11pt" style:font-size-complex="11pt"/>
    </style:style>
    <style:style style:name="P3750" style:parent-style-name="Textbody" style:family="paragraph">
      <style:paragraph-properties fo:text-align="justify" fo:margin-bottom="0in"/>
    </style:style>
    <style:style style:name="T3751" style:parent-style-name="Policepardéfaut" style:family="text">
      <style:text-properties fo:font-size="11pt" style:font-size-asian="11pt" style:font-size-complex="11pt"/>
    </style:style>
    <style:style style:name="T3752" style:parent-style-name="Policepardéfaut" style:family="text">
      <style:text-properties style:font-name="FreeMono" fo:font-size="11pt" style:font-size-asian="11pt" style:font-size-complex="11pt"/>
    </style:style>
    <style:style style:name="T3753" style:parent-style-name="Policepardéfaut" style:family="text">
      <style:text-properties fo:font-size="11pt" style:font-size-asian="11pt" style:font-size-complex="11pt"/>
    </style:style>
    <style:style style:name="TableRow3754" style:family="table-row">
      <style:table-row-properties style:use-optimal-row-height="false" fo:keep-together="always"/>
    </style:style>
    <style:style style:name="TableCell375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756" style:parent-style-name="Policepardéfaut" style:family="text">
      <style:text-properties style:font-name="FreeMono" fo:font-size="11pt" style:font-size-asian="11pt" style:font-size-complex="11pt"/>
    </style:style>
    <style:style style:name="T3757" style:parent-style-name="Policepardéfaut" style:family="text">
      <style:text-properties fo:font-size="11pt" style:font-size-asian="11pt" style:font-size-complex="11pt"/>
    </style:style>
    <style:style style:name="TableCell375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59" style:parent-style-name="TableContents" style:family="paragraph">
      <style:text-properties fo:font-size="11pt" style:font-size-asian="11pt" style:font-size-complex="11pt"/>
    </style:style>
    <style:style style:name="TableRow3760" style:family="table-row">
      <style:table-row-properties style:use-optimal-row-height="false" fo:keep-together="always"/>
    </style:style>
    <style:style style:name="TableCell376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762" style:parent-style-name="TableContents" style:family="paragraph">
      <style:text-properties fo:font-size="11pt" style:font-size-asian="11pt" style:font-size-complex="11pt"/>
    </style:style>
    <style:style style:name="TableCell376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T3764" style:parent-style-name="Policepardéfaut" style:family="text">
      <style:text-properties fo:font-size="11pt" style:font-size-asian="11pt" style:font-size-complex="11pt"/>
    </style:style>
    <style:style style:name="T3765" style:parent-style-name="Policepardéfaut" style:family="text">
      <style:text-properties fo:font-style="italic" style:font-style-asian="italic" style:font-style-complex="italic" fo:font-size="11pt" style:font-size-asian="11pt" style:font-size-complex="11pt"/>
    </style:style>
    <style:style style:name="T3766" style:parent-style-name="Policepardéfaut" style:family="text">
      <style:text-properties fo:font-size="11pt" style:font-size-asian="11pt" style:font-size-complex="11pt"/>
    </style:style>
    <style:style style:name="TableRow3767" style:family="table-row">
      <style:table-row-properties style:use-optimal-row-height="false" fo:keep-together="always"/>
    </style:style>
    <style:style style:name="TableCell376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769" style:parent-style-name="Policepardéfaut" style:family="text">
      <style:text-properties fo:font-size="11pt" style:font-size-asian="11pt" style:font-size-complex="11pt"/>
    </style:style>
    <style:style style:name="T3770" style:parent-style-name="Policepardéfaut" style:family="text">
      <style:text-properties fo:font-style="italic" style:font-style-asian="italic" style:font-style-complex="italic" fo:font-size="11pt" style:font-size-asian="11pt" style:font-size-complex="11pt"/>
    </style:style>
    <style:style style:name="T3771" style:parent-style-name="Policepardéfaut" style:family="text">
      <style:text-properties fo:font-size="11pt" style:font-size-asian="11pt" style:font-size-complex="11pt"/>
    </style:style>
    <style:style style:name="TableCell377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73" style:parent-style-name="TableContents" style:family="paragraph">
      <style:text-properties fo:font-size="11pt" style:font-size-asian="11pt" style:font-size-complex="11pt"/>
    </style:style>
    <style:style style:name="TableRow3774" style:family="table-row">
      <style:table-row-properties style:use-optimal-row-height="false" fo:keep-together="always"/>
    </style:style>
    <style:style style:name="TableCell377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776" style:parent-style-name="TableContents" style:family="paragraph">
      <style:text-properties fo:font-size="11pt" style:font-size-asian="11pt" style:font-size-complex="11pt"/>
    </style:style>
    <style:style style:name="TableCell377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78" style:parent-style-name="TableContents" style:family="paragraph">
      <style:text-properties fo:font-size="11pt" style:font-size-asian="11pt" style:font-size-complex="11pt"/>
    </style:style>
    <style:style style:name="TableColumn3780" style:family="table-column">
      <style:table-column-properties style:column-width="1.5312in" style:use-optimal-column-width="false"/>
    </style:style>
    <style:style style:name="TableColumn3781" style:family="table-column">
      <style:table-column-properties style:column-width="5.1666in" style:use-optimal-column-width="false"/>
    </style:style>
    <style:style style:name="Table3779" style:family="table">
      <style:table-properties style:width="6.6979in" fo:margin-left="0in" table:align="left"/>
    </style:style>
    <style:style style:name="TableRow3782" style:family="table-row">
      <style:table-row-properties style:use-optimal-row-height="false" fo:keep-together="always"/>
    </style:style>
    <style:style style:name="TableCell3783" style:family="table-cell">
      <style:table-cell-properties fo:border="0.0034in solid #B2B2B2" fo:background-color="#DDDDDD" style:writing-mode="lr-tb" fo:padding-top="0.0381in" fo:padding-left="0.0381in" fo:padding-bottom="0.0381in" fo:padding-right="0.0381in"/>
    </style:style>
    <style:style style:name="P3784" style:parent-style-name="TableContents" style:family="paragraph">
      <style:paragraph-properties fo:text-align="center"/>
      <style:text-properties fo:font-weight="bold" style:font-weight-asian="bold" style:font-weight-complex="bold"/>
    </style:style>
    <style:style style:name="TableRow3785" style:family="table-row">
      <style:table-row-properties style:use-optimal-row-height="false" fo:keep-together="always"/>
    </style:style>
    <style:style style:name="TableCell378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787" style:parent-style-name="Textbody" style:family="paragraph">
      <style:paragraph-properties fo:text-align="justify" fo:margin-bottom="0in"/>
      <style:text-properties fo:font-size="11pt" style:font-size-asian="11pt" style:font-size-complex="11pt"/>
    </style:style>
    <style:style style:name="P3788" style:parent-style-name="Textbody" style:family="paragraph">
      <style:paragraph-properties fo:text-align="justify" fo:margin-bottom="0in"/>
      <style:text-properties fo:font-size="11pt" style:font-size-asian="11pt" style:font-size-complex="11pt"/>
    </style:style>
    <style:style style:name="TableColumn3790" style:family="table-column">
      <style:table-column-properties style:column-width="3.3104in" style:use-optimal-column-width="false"/>
    </style:style>
    <style:style style:name="TableColumn3791" style:family="table-column">
      <style:table-column-properties style:column-width="3.3111in" style:use-optimal-column-width="false"/>
    </style:style>
    <style:style style:name="Table3789" style:family="table">
      <style:table-properties style:width="6.6215in" fo:margin-left="0in" table:align="left"/>
    </style:style>
    <style:style style:name="TableRow3792" style:family="table-row">
      <style:table-row-properties style:use-optimal-row-height="false" fo:keep-together="always"/>
    </style:style>
    <style:style style:name="TableCell3793" style:family="table-cell">
      <style:table-cell-properties fo:border="0.0034in solid #B2B2B2" fo:background-color="#DDDDDD" style:writing-mode="lr-tb" fo:padding-top="0.0381in" fo:padding-left="0.0381in" fo:padding-bottom="0.0381in" fo:padding-right="0.0381in"/>
    </style:style>
    <style:style style:name="P3794"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3795" style:family="table-row">
      <style:table-row-properties style:use-optimal-row-height="false" fo:keep-together="always"/>
    </style:style>
    <style:style style:name="TableCell3796"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797" style:parent-style-name="TableContents" style:family="paragraph">
      <style:paragraph-properties fo:text-align="center"/>
      <style:text-properties fo:font-size="11pt" style:font-size-asian="11pt" style:font-size-complex="11pt"/>
    </style:style>
    <style:style style:name="TableCell3798"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799" style:parent-style-name="TableContents" style:family="paragraph">
      <style:paragraph-properties fo:text-align="center"/>
      <style:text-properties fo:font-size="11pt" style:font-size-asian="11pt" style:font-size-complex="11pt"/>
    </style:style>
    <style:style style:name="TableRow3800" style:family="table-row">
      <style:table-row-properties style:use-optimal-row-height="false" fo:keep-together="always"/>
    </style:style>
    <style:style style:name="TableCell380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02" style:parent-style-name="TableContents" style:family="paragraph">
      <style:paragraph-properties fo:text-align="center"/>
      <style:text-properties style:font-name="FreeMono" fo:font-size="11pt" style:font-size-asian="11pt" style:font-size-complex="11pt"/>
    </style:style>
    <style:style style:name="TableCell38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04" style:parent-style-name="TableContents" style:family="paragraph">
      <style:paragraph-properties fo:text-align="center"/>
      <style:text-properties style:font-name="FreeMono" fo:font-size="11pt" style:font-size-asian="11pt" style:font-size-complex="11pt"/>
    </style:style>
    <style:style style:name="P3805" style:parent-style-name="Textbody" style:family="paragraph">
      <style:paragraph-properties fo:text-align="justify" fo:margin-bottom="0in"/>
      <style:text-properties fo:font-size="11pt" style:font-size-asian="11pt" style:font-size-complex="11pt"/>
    </style:style>
    <style:style style:name="P3806" style:parent-style-name="Textbody" style:family="paragraph">
      <style:paragraph-properties fo:text-align="justify" fo:margin-bottom="0in"/>
    </style:style>
    <style:style style:name="T3807" style:parent-style-name="Policepardéfaut" style:family="text">
      <style:text-properties style:font-name="FreeMono" fo:font-size="11pt" style:font-size-asian="11pt" style:font-size-complex="11pt"/>
    </style:style>
    <style:style style:name="T3808" style:parent-style-name="Policepardéfaut" style:family="text">
      <style:text-properties fo:font-size="11pt" style:font-size-asian="11pt" style:font-size-complex="11pt"/>
    </style:style>
    <style:style style:name="P3809" style:parent-style-name="Textbody" style:family="paragraph">
      <style:paragraph-properties fo:text-align="justify" fo:margin-bottom="0in"/>
    </style:style>
    <style:style style:name="T3810" style:parent-style-name="Policepardéfaut" style:family="text">
      <style:text-properties style:font-name="FreeMono" fo:font-size="11pt" style:font-size-asian="11pt" style:font-size-complex="11pt"/>
    </style:style>
    <style:style style:name="T3811" style:parent-style-name="Policepardéfaut" style:family="text">
      <style:text-properties fo:font-size="11pt" style:font-size-asian="11pt" style:font-size-complex="11pt"/>
    </style:style>
    <style:style style:name="T3812" style:parent-style-name="Policepardéfaut" style:family="text">
      <style:text-properties fo:font-size="11pt" style:font-size-asian="11pt" style:font-size-complex="11pt"/>
    </style:style>
    <style:style style:name="TableColumn3814" style:family="table-column">
      <style:table-column-properties style:column-width="0.475in" style:use-optimal-column-width="false"/>
    </style:style>
    <style:style style:name="TableColumn3815" style:family="table-column">
      <style:table-column-properties style:column-width="1.6145in" style:use-optimal-column-width="false"/>
    </style:style>
    <style:style style:name="TableColumn3816" style:family="table-column">
      <style:table-column-properties style:column-width="4.5319in" style:use-optimal-column-width="false"/>
    </style:style>
    <style:style style:name="Table3813" style:family="table">
      <style:table-properties style:width="6.6215in" fo:margin-left="0in" table:align="left"/>
    </style:style>
    <style:style style:name="TableRow3817" style:family="table-row">
      <style:table-row-properties style:use-optimal-row-height="false"/>
    </style:style>
    <style:style style:name="TableCell3818"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81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820"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821"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822" style:family="table-cell">
      <style:table-cell-properties fo:border="0.0034in solid #B2B2B2" fo:background-color="#DDDDDD" style:writing-mode="lr-tb" fo:padding-top="0.0381in" fo:padding-left="0.0381in" fo:padding-bottom="0.0381in" fo:padding-right="0.0381in"/>
    </style:style>
    <style:style style:name="P3823"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3824" style:family="table-row">
      <style:table-row-properties style:use-optimal-row-height="false"/>
    </style:style>
    <style:style style:name="TableCell382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26" style:parent-style-name="TableContents" style:family="paragraph">
      <style:paragraph-properties fo:text-align="justify"/>
      <style:text-properties style:font-name="FreeMono" fo:font-size="11pt" style:font-size-asian="11pt" style:font-size-complex="11pt"/>
    </style:style>
    <style:style style:name="TableCell382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28" style:parent-style-name="TableContents" style:family="paragraph">
      <style:paragraph-properties fo:text-align="justify"/>
      <style:text-properties fo:font-size="11pt" style:font-size-asian="11pt" style:font-size-complex="11pt"/>
    </style:style>
    <style:style style:name="TableCell382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30" style:parent-style-name="TableContents" style:family="paragraph">
      <style:paragraph-properties fo:text-align="justify"/>
      <style:text-properties fo:font-size="11pt" style:font-size-asian="11pt" style:font-size-complex="11pt"/>
    </style:style>
    <style:style style:name="TableRow3831" style:family="table-row">
      <style:table-row-properties style:use-optimal-row-height="false"/>
    </style:style>
    <style:style style:name="TableCell383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33" style:parent-style-name="TableContents" style:family="paragraph">
      <style:paragraph-properties fo:text-align="justify"/>
      <style:text-properties style:font-name="FreeMono" fo:font-size="11pt" style:font-size-asian="11pt" style:font-size-complex="11pt"/>
    </style:style>
    <style:style style:name="TableCell383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35" style:parent-style-name="TableContents" style:family="paragraph">
      <style:paragraph-properties fo:text-align="justify"/>
      <style:text-properties fo:font-size="11pt" style:font-size-asian="11pt" style:font-size-complex="11pt"/>
    </style:style>
    <style:style style:name="TableCell383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37" style:parent-style-name="TableContents" style:family="paragraph">
      <style:paragraph-properties fo:text-align="justify"/>
      <style:text-properties fo:font-size="11pt" style:font-size-asian="11pt" style:font-size-complex="11pt"/>
    </style:style>
    <style:style style:name="TableRow3838" style:family="table-row">
      <style:table-row-properties style:use-optimal-row-height="false"/>
    </style:style>
    <style:style style:name="TableCell383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40" style:parent-style-name="TableContents" style:family="paragraph">
      <style:paragraph-properties fo:text-align="justify"/>
      <style:text-properties style:font-name="FreeMono" fo:font-size="11pt" style:font-size-asian="11pt" style:font-size-complex="11pt"/>
    </style:style>
    <style:style style:name="TableCell384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42" style:parent-style-name="TableContents" style:family="paragraph">
      <style:paragraph-properties fo:text-align="justify"/>
      <style:text-properties fo:font-size="11pt" style:font-size-asian="11pt" style:font-size-complex="11pt"/>
    </style:style>
    <style:style style:name="TableCell384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44" style:parent-style-name="TableContents" style:family="paragraph">
      <style:paragraph-properties fo:text-align="justify"/>
      <style:text-properties fo:font-size="11pt" style:font-size-asian="11pt" style:font-size-complex="11pt"/>
    </style:style>
    <style:style style:name="TableRow3845" style:family="table-row">
      <style:table-row-properties style:use-optimal-row-height="false"/>
    </style:style>
    <style:style style:name="TableCell384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47" style:parent-style-name="TableContents" style:family="paragraph">
      <style:paragraph-properties fo:text-align="justify"/>
      <style:text-properties style:font-name="FreeMono" fo:font-size="11pt" style:font-size-asian="11pt" style:font-size-complex="11pt"/>
    </style:style>
    <style:style style:name="TableCell384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49" style:parent-style-name="TableContents" style:family="paragraph">
      <style:paragraph-properties fo:text-align="justify"/>
      <style:text-properties fo:font-size="11pt" style:font-size-asian="11pt" style:font-size-complex="11pt"/>
    </style:style>
    <style:style style:name="TableCell385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51" style:parent-style-name="TableContents" style:family="paragraph">
      <style:paragraph-properties fo:text-align="justify"/>
      <style:text-properties fo:font-size="11pt" style:font-size-asian="11pt" style:font-size-complex="11pt"/>
    </style:style>
    <style:style style:name="TableRow3852" style:family="table-row">
      <style:table-row-properties style:use-optimal-row-height="false"/>
    </style:style>
    <style:style style:name="TableCell385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54" style:parent-style-name="TableContents" style:family="paragraph">
      <style:paragraph-properties fo:text-align="justify"/>
      <style:text-properties style:font-name="FreeMono" fo:font-size="11pt" style:font-size-asian="11pt" style:font-size-complex="11pt"/>
    </style:style>
    <style:style style:name="TableCell385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56" style:parent-style-name="TableContents" style:family="paragraph">
      <style:paragraph-properties fo:text-align="justify"/>
      <style:text-properties fo:font-size="11pt" style:font-size-asian="11pt" style:font-size-complex="11pt"/>
    </style:style>
    <style:style style:name="TableCell385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58" style:parent-style-name="TableContents" style:family="paragraph">
      <style:paragraph-properties fo:text-align="justify"/>
      <style:text-properties fo:font-size="11pt" style:font-size-asian="11pt" style:font-size-complex="11pt"/>
    </style:style>
    <style:style style:name="TableRow3859" style:family="table-row">
      <style:table-row-properties style:use-optimal-row-height="false"/>
    </style:style>
    <style:style style:name="TableCell386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61" style:parent-style-name="TableContents" style:family="paragraph">
      <style:paragraph-properties fo:text-align="justify"/>
      <style:text-properties style:font-name="FreeMono" fo:font-size="11pt" style:font-size-asian="11pt" style:font-size-complex="11pt"/>
    </style:style>
    <style:style style:name="TableCell386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63" style:parent-style-name="TableContents" style:family="paragraph">
      <style:paragraph-properties fo:text-align="justify"/>
      <style:text-properties fo:font-size="11pt" style:font-size-asian="11pt" style:font-size-complex="11pt"/>
    </style:style>
    <style:style style:name="TableCell386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65" style:parent-style-name="TableContents" style:family="paragraph">
      <style:paragraph-properties fo:text-align="justify"/>
      <style:text-properties fo:font-size="11pt" style:font-size-asian="11pt" style:font-size-complex="11pt"/>
    </style:style>
    <style:style style:name="TableRow3866" style:family="table-row">
      <style:table-row-properties style:use-optimal-row-height="false"/>
    </style:style>
    <style:style style:name="TableCell386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68" style:parent-style-name="TableContents" style:family="paragraph">
      <style:paragraph-properties fo:text-align="justify"/>
      <style:text-properties style:font-name="FreeMono" fo:font-size="11pt" style:font-size-asian="11pt" style:font-size-complex="11pt"/>
    </style:style>
    <style:style style:name="TableCell386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70" style:parent-style-name="TableContents" style:family="paragraph">
      <style:paragraph-properties fo:text-align="justify"/>
      <style:text-properties fo:font-size="11pt" style:font-size-asian="11pt" style:font-size-complex="11pt"/>
    </style:style>
    <style:style style:name="TableCell387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72" style:parent-style-name="TableContents" style:family="paragraph">
      <style:paragraph-properties fo:text-align="justify"/>
      <style:text-properties fo:font-size="11pt" style:font-size-asian="11pt" style:font-size-complex="11pt"/>
    </style:style>
    <style:style style:name="TableRow3873" style:family="table-row">
      <style:table-row-properties style:use-optimal-row-height="false"/>
    </style:style>
    <style:style style:name="TableCell387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75" style:parent-style-name="TableContents" style:family="paragraph">
      <style:paragraph-properties fo:text-align="justify"/>
      <style:text-properties style:font-name="FreeMono" fo:font-size="11pt" style:font-size-asian="11pt" style:font-size-complex="11pt"/>
    </style:style>
    <style:style style:name="TableCell387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77" style:parent-style-name="TableContents" style:family="paragraph">
      <style:paragraph-properties fo:text-align="justify"/>
      <style:text-properties fo:font-size="11pt" style:font-size-asian="11pt" style:font-size-complex="11pt"/>
    </style:style>
    <style:style style:name="TableCell387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79" style:parent-style-name="TableContents" style:family="paragraph">
      <style:paragraph-properties fo:text-align="justify"/>
      <style:text-properties fo:font-size="11pt" style:font-size-asian="11pt" style:font-size-complex="11pt"/>
    </style:style>
    <style:style style:name="TableRow3880" style:family="table-row">
      <style:table-row-properties style:use-optimal-row-height="false"/>
    </style:style>
    <style:style style:name="TableCell388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82" style:parent-style-name="TableContents" style:family="paragraph">
      <style:paragraph-properties fo:text-align="justify"/>
      <style:text-properties style:font-name="FreeMono" fo:font-size="11pt" style:font-size-asian="11pt" style:font-size-complex="11pt"/>
    </style:style>
    <style:style style:name="TableCell388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84" style:parent-style-name="TableContents" style:family="paragraph">
      <style:paragraph-properties fo:text-align="justify"/>
      <style:text-properties fo:font-size="11pt" style:font-size-asian="11pt" style:font-size-complex="11pt"/>
    </style:style>
    <style:style style:name="TableCell388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86" style:parent-style-name="TableContents" style:family="paragraph">
      <style:paragraph-properties fo:text-align="justify"/>
      <style:text-properties fo:font-size="11pt" style:font-size-asian="11pt" style:font-size-complex="11pt"/>
    </style:style>
    <style:style style:name="TableRow3887" style:family="table-row">
      <style:table-row-properties style:use-optimal-row-height="false"/>
    </style:style>
    <style:style style:name="TableCell388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89" style:parent-style-name="TableContents" style:family="paragraph">
      <style:paragraph-properties fo:text-align="justify"/>
      <style:text-properties style:font-name="FreeMono" fo:font-size="11pt" style:font-size-asian="11pt" style:font-size-complex="11pt"/>
    </style:style>
    <style:style style:name="TableCell389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91" style:parent-style-name="TableContents" style:family="paragraph">
      <style:paragraph-properties fo:text-align="justify"/>
      <style:text-properties fo:font-size="11pt" style:font-size-asian="11pt" style:font-size-complex="11pt"/>
    </style:style>
    <style:style style:name="TableCell389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893" style:parent-style-name="TableContents" style:family="paragraph">
      <style:paragraph-properties fo:text-align="justify"/>
      <style:text-properties fo:font-size="11pt" style:font-size-asian="11pt" style:font-size-complex="11pt"/>
    </style:style>
    <style:style style:name="TableRow3894" style:family="table-row">
      <style:table-row-properties style:use-optimal-row-height="false"/>
    </style:style>
    <style:style style:name="TableCell389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96" style:parent-style-name="TableContents" style:family="paragraph">
      <style:paragraph-properties fo:text-align="justify"/>
      <style:text-properties style:font-name="FreeMono" fo:font-size="11pt" style:font-size-asian="11pt" style:font-size-complex="11pt"/>
    </style:style>
    <style:style style:name="TableCell389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898" style:parent-style-name="TableContents" style:family="paragraph">
      <style:paragraph-properties fo:text-align="justify"/>
      <style:text-properties fo:font-size="11pt" style:font-size-asian="11pt" style:font-size-complex="11pt"/>
    </style:style>
    <style:style style:name="TableCell389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00" style:parent-style-name="TableContents" style:family="paragraph">
      <style:paragraph-properties fo:text-align="justify"/>
      <style:text-properties fo:font-size="11pt" style:font-size-asian="11pt" style:font-size-complex="11pt"/>
    </style:style>
    <style:style style:name="P3901" style:parent-style-name="Textbody" style:family="paragraph">
      <style:paragraph-properties fo:text-align="justify" fo:margin-bottom="0in"/>
      <style:text-properties fo:font-size="11pt" style:font-size-asian="11pt" style:font-size-complex="11pt"/>
    </style:style>
    <style:style style:name="TableRow3902" style:family="table-row">
      <style:table-row-properties style:use-optimal-row-height="false" fo:keep-together="always"/>
    </style:style>
    <style:style style:name="TableCell390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904" style:parent-style-name="Policepardéfaut" style:family="text">
      <style:text-properties style:font-name="FreeMono" fo:font-size="11pt" style:font-size-asian="11pt" style:font-size-complex="11pt"/>
    </style:style>
    <style:style style:name="T3905" style:parent-style-name="Policepardéfaut" style:family="text">
      <style:text-properties fo:font-size="11pt" style:font-size-asian="11pt" style:font-size-complex="11pt"/>
    </style:style>
    <style:style style:name="TableCell390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07" style:parent-style-name="TableContents" style:family="paragraph">
      <style:text-properties fo:font-size="11pt" style:font-size-asian="11pt" style:font-size-complex="11pt"/>
    </style:style>
    <style:style style:name="TableRow3908" style:family="table-row">
      <style:table-row-properties style:use-optimal-row-height="false" fo:keep-together="always"/>
    </style:style>
    <style:style style:name="TableCell390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910" style:parent-style-name="TableContents" style:family="paragraph">
      <style:text-properties fo:font-size="11pt" style:font-size-asian="11pt" style:font-size-complex="11pt"/>
    </style:style>
    <style:style style:name="TableCell391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12" style:parent-style-name="TableContents" style:family="paragraph">
      <style:text-properties fo:font-size="11pt" style:font-size-asian="11pt" style:font-size-complex="11pt"/>
    </style:style>
    <style:style style:name="TableRow3913" style:family="table-row">
      <style:table-row-properties style:use-optimal-row-height="false" fo:keep-together="always"/>
    </style:style>
    <style:style style:name="TableCell391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915" style:parent-style-name="Policepardéfaut" style:family="text">
      <style:text-properties fo:font-size="11pt" style:font-size-asian="11pt" style:font-size-complex="11pt"/>
    </style:style>
    <style:style style:name="T3916" style:parent-style-name="Policepardéfaut" style:family="text">
      <style:text-properties fo:font-style="italic" style:font-style-asian="italic" style:font-style-complex="italic" fo:font-size="11pt" style:font-size-asian="11pt" style:font-size-complex="11pt"/>
    </style:style>
    <style:style style:name="T3917" style:parent-style-name="Policepardéfaut" style:family="text">
      <style:text-properties fo:font-size="11pt" style:font-size-asian="11pt" style:font-size-complex="11pt"/>
    </style:style>
    <style:style style:name="TableCell391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19" style:parent-style-name="TableContents" style:family="paragraph">
      <style:text-properties fo:font-size="11pt" style:font-size-asian="11pt" style:font-size-complex="11pt"/>
    </style:style>
    <style:style style:name="TableRow3920" style:family="table-row">
      <style:table-row-properties style:use-optimal-row-height="false" fo:keep-together="always"/>
    </style:style>
    <style:style style:name="TableCell392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922" style:parent-style-name="TableContents" style:family="paragraph">
      <style:text-properties fo:font-size="11pt" style:font-size-asian="11pt" style:font-size-complex="11pt"/>
    </style:style>
    <style:style style:name="TableCell392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24" style:parent-style-name="TableContents" style:family="paragraph">
      <style:text-properties fo:font-size="11pt" style:font-size-asian="11pt" style:font-size-complex="11pt"/>
    </style:style>
    <style:style style:name="TableColumn3926" style:family="table-column">
      <style:table-column-properties style:column-width="1.5312in" style:use-optimal-column-width="false"/>
    </style:style>
    <style:style style:name="TableColumn3927" style:family="table-column">
      <style:table-column-properties style:column-width="5.1666in" style:use-optimal-column-width="false"/>
    </style:style>
    <style:style style:name="Table3925" style:family="table">
      <style:table-properties style:width="6.6979in" fo:margin-left="0in" table:align="left"/>
    </style:style>
    <style:style style:name="TableRow3928" style:family="table-row">
      <style:table-row-properties style:use-optimal-row-height="false" fo:keep-together="always"/>
    </style:style>
    <style:style style:name="TableCell3929" style:family="table-cell">
      <style:table-cell-properties fo:border="0.0034in solid #B2B2B2" fo:background-color="#DDDDDD" style:writing-mode="lr-tb" fo:padding-top="0.0381in" fo:padding-left="0.0381in" fo:padding-bottom="0.0381in" fo:padding-right="0.0381in"/>
    </style:style>
    <style:style style:name="P3930" style:parent-style-name="TableContents" style:family="paragraph">
      <style:paragraph-properties fo:text-align="center"/>
      <style:text-properties fo:font-weight="bold" style:font-weight-asian="bold" style:font-weight-complex="bold"/>
    </style:style>
    <style:style style:name="TableRow3931" style:family="table-row">
      <style:table-row-properties style:use-optimal-row-height="false" fo:keep-together="always"/>
    </style:style>
    <style:style style:name="TableCell393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33" style:parent-style-name="Textbody" style:family="paragraph">
      <style:paragraph-properties fo:text-align="justify" fo:margin-bottom="0in"/>
      <style:text-properties fo:font-size="11pt" style:font-size-asian="11pt" style:font-size-complex="11pt"/>
    </style:style>
    <style:style style:name="P3934" style:parent-style-name="Textbody" style:family="paragraph">
      <style:paragraph-properties fo:text-align="justify" fo:margin-bottom="0.0784in"/>
      <style:text-properties fo:font-size="11pt" style:font-size-asian="11pt" style:font-size-complex="11pt"/>
    </style:style>
    <style:style style:name="TableColumn3936" style:family="table-column">
      <style:table-column-properties style:column-width="2.2833in" style:use-optimal-column-width="false"/>
    </style:style>
    <style:style style:name="TableColumn3937" style:family="table-column">
      <style:table-column-properties style:column-width="1.0611in" style:use-optimal-column-width="false"/>
    </style:style>
    <style:style style:name="TableColumn3938" style:family="table-column">
      <style:table-column-properties style:column-width="1.0673in" style:use-optimal-column-width="false"/>
    </style:style>
    <style:style style:name="TableColumn3939" style:family="table-column">
      <style:table-column-properties style:column-width="0.3881in" style:use-optimal-column-width="false"/>
    </style:style>
    <style:style style:name="TableColumn3940" style:family="table-column">
      <style:table-column-properties style:column-width="0.3944in" style:use-optimal-column-width="false"/>
    </style:style>
    <style:style style:name="TableColumn3941" style:family="table-column">
      <style:table-column-properties style:column-width="0.3562in" style:use-optimal-column-width="false"/>
    </style:style>
    <style:style style:name="TableColumn3942" style:family="table-column">
      <style:table-column-properties style:column-width="0.3555in" style:use-optimal-column-width="false"/>
    </style:style>
    <style:style style:name="TableColumn3943" style:family="table-column">
      <style:table-column-properties style:column-width="0.3562in" style:use-optimal-column-width="false"/>
    </style:style>
    <style:style style:name="TableColumn3944" style:family="table-column">
      <style:table-column-properties style:column-width="0.359in" style:use-optimal-column-width="false"/>
    </style:style>
    <style:style style:name="Table3935" style:family="table">
      <style:table-properties style:width="6.6215in" fo:margin-left="0in" table:align="left"/>
    </style:style>
    <style:style style:name="TableRow3945" style:family="table-row">
      <style:table-row-properties style:use-optimal-row-height="false" fo:keep-together="always"/>
    </style:style>
    <style:style style:name="TableCell3946" style:family="table-cell">
      <style:table-cell-properties fo:border-top="0.0034in solid #B2B2B2" fo:border-left="0.0034in solid #B2B2B2" fo:border-bottom="0.0034in solid #B2B2B2" fo:border-right="none" fo:background-color="#DDDDDD" style:writing-mode="lr-tb" fo:padding-top="0.0381in" fo:padding-left="0.0381in" fo:padding-bottom="0.0381in" fo:padding-right="0.0381in"/>
    </style:style>
    <style:style style:name="P3947"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Cell3948" style:family="table-cell">
      <style:table-cell-properties fo:border="0.0034in solid #B2B2B2" fo:background-color="#DDDDDD" style:writing-mode="lr-tb" fo:padding-top="0.0381in" fo:padding-left="0.0381in" fo:padding-bottom="0.0381in" fo:padding-right="0.0381in"/>
    </style:style>
    <style:style style:name="P394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3950" style:family="table-row">
      <style:table-row-properties style:use-optimal-row-height="false" fo:keep-together="always"/>
    </style:style>
    <style:style style:name="TableCell395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52" style:parent-style-name="TableContents" style:family="paragraph">
      <style:paragraph-properties fo:text-align="center"/>
      <style:text-properties fo:font-size="11pt" style:font-size-asian="11pt" style:font-size-complex="11pt"/>
    </style:style>
    <style:style style:name="TableCell395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54" style:parent-style-name="TableContents" style:family="paragraph">
      <style:paragraph-properties fo:text-align="center"/>
      <style:text-properties fo:font-size="11pt" style:font-size-asian="11pt" style:font-size-complex="11pt"/>
    </style:style>
    <style:style style:name="TableCell395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56" style:parent-style-name="TableContents" style:family="paragraph">
      <style:paragraph-properties fo:text-align="center"/>
      <style:text-properties fo:font-size="11pt" style:font-size-asian="11pt" style:font-size-complex="11pt"/>
    </style:style>
    <style:style style:name="TableCell3957"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58" style:parent-style-name="TableContents" style:family="paragraph">
      <style:paragraph-properties fo:text-align="center"/>
      <style:text-properties fo:font-size="11pt" style:font-size-asian="11pt" style:font-size-complex="11pt"/>
    </style:style>
    <style:style style:name="TableCell3959"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60" style:parent-style-name="TableContents" style:family="paragraph">
      <style:paragraph-properties fo:text-align="center"/>
      <style:text-properties fo:font-size="11pt" style:font-size-asian="11pt" style:font-size-complex="11pt"/>
    </style:style>
    <style:style style:name="TableCell3961"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62" style:parent-style-name="TableContents" style:family="paragraph">
      <style:paragraph-properties fo:text-align="center"/>
      <style:text-properties fo:font-size="11pt" style:font-size-asian="11pt" style:font-size-complex="11pt"/>
    </style:style>
    <style:style style:name="TableCell3963"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64" style:parent-style-name="TableContents" style:family="paragraph">
      <style:paragraph-properties fo:text-align="center"/>
      <style:text-properties fo:font-size="11pt" style:font-size-asian="11pt" style:font-size-complex="11pt"/>
    </style:style>
    <style:style style:name="TableCell3965" style:family="table-cell">
      <style:table-cell-properties fo:border-top="none" fo:border-left="0.0034in solid #B2B2B2" fo:border-bottom="0.0034in solid #B2B2B2" fo:border-right="none" fo:background-color="#DDDDDD" style:writing-mode="lr-tb" fo:padding-top="0.0381in" fo:padding-left="0.0381in" fo:padding-bottom="0.0381in" fo:padding-right="0.0381in"/>
    </style:style>
    <style:style style:name="P3966" style:parent-style-name="TableContents" style:family="paragraph">
      <style:paragraph-properties fo:text-align="center"/>
      <style:text-properties fo:font-size="11pt" style:font-size-asian="11pt" style:font-size-complex="11pt"/>
    </style:style>
    <style:style style:name="TableCell3967" style:family="table-cell">
      <style:table-cell-properties fo:border-top="none" fo:border-left="0.0034in solid #B2B2B2" fo:border-bottom="0.0034in solid #B2B2B2" fo:border-right="0.0034in solid #B2B2B2" fo:background-color="#DDDDDD" style:writing-mode="lr-tb" fo:padding-top="0.0381in" fo:padding-left="0.0381in" fo:padding-bottom="0.0381in" fo:padding-right="0.0381in"/>
    </style:style>
    <style:style style:name="P3968" style:parent-style-name="TableContents" style:family="paragraph">
      <style:paragraph-properties fo:text-align="center"/>
      <style:text-properties fo:font-size="11pt" style:font-size-asian="11pt" style:font-size-complex="11pt"/>
    </style:style>
    <style:style style:name="TableRow3969" style:family="table-row">
      <style:table-row-properties style:min-row-height="0.275in" style:use-optimal-row-height="false"/>
    </style:style>
    <style:style style:name="TableCell397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971" style:parent-style-name="TableContents" style:family="paragraph">
      <style:paragraph-properties fo:text-align="center"/>
      <style:text-properties style:font-name="FreeMono" fo:font-size="11pt" style:font-size-asian="11pt" style:font-size-complex="11pt"/>
    </style:style>
    <style:style style:name="TableCell397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973" style:parent-style-name="TableContents" style:family="paragraph">
      <style:paragraph-properties fo:text-align="center"/>
      <style:text-properties style:font-name="FreeMono" fo:font-size="11pt" style:font-size-asian="11pt" style:font-size-complex="11pt"/>
    </style:style>
    <style:style style:name="TableCell397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3975" style:parent-style-name="TableContents" style:family="paragraph">
      <style:paragraph-properties fo:text-align="center"/>
      <style:text-properties style:font-name="FreeMono" fo:font-size="11pt" style:font-size-asian="11pt" style:font-size-complex="11pt"/>
    </style:style>
    <style:style style:name="TableCell397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3977" style:parent-style-name="TableContents" style:family="paragraph">
      <style:paragraph-properties fo:text-align="center"/>
      <style:text-properties style:font-name="FreeMono" fo:font-size="11pt" style:font-size-asian="11pt" style:font-size-complex="11pt"/>
    </style:style>
    <style:style style:name="P3978" style:parent-style-name="Textbody" style:family="paragraph">
      <style:paragraph-properties fo:margin-top="0.0784in" fo:margin-bottom="0in"/>
      <style:text-properties fo:font-size="11pt" style:font-size-asian="11pt" style:font-size-complex="11pt"/>
    </style:style>
    <style:style style:name="P3979" style:parent-style-name="Textbody" style:family="paragraph">
      <style:paragraph-properties fo:margin-bottom="0in"/>
    </style:style>
    <style:style style:name="T3980" style:parent-style-name="Policepardéfaut" style:family="text">
      <style:text-properties fo:font-size="11pt" style:font-size-asian="11pt" style:font-size-complex="11pt"/>
    </style:style>
    <style:style style:name="T3981" style:parent-style-name="Policepardéfaut" style:family="text">
      <style:text-properties style:font-name="FreeMono" fo:font-size="11pt" style:font-size-asian="11pt" style:font-size-complex="11pt"/>
    </style:style>
    <style:style style:name="P3982" style:parent-style-name="Textbody" style:family="paragraph">
      <style:paragraph-properties fo:margin-bottom="0in"/>
    </style:style>
    <style:style style:name="T3983" style:parent-style-name="Policepardéfaut" style:family="text">
      <style:text-properties style:font-name="FreeMono" fo:font-size="11pt" style:font-size-asian="11pt" style:font-size-complex="11pt"/>
    </style:style>
    <style:style style:name="T3984" style:parent-style-name="Policepardéfaut" style:family="text">
      <style:text-properties fo:font-size="11pt" style:font-size-asian="11pt" style:font-size-complex="11pt"/>
    </style:style>
    <style:style style:name="T3985" style:parent-style-name="Policepardéfaut" style:family="text">
      <style:text-properties style:font-name="FreeMono" fo:font-size="11pt" style:font-size-asian="11pt" style:font-size-complex="11pt"/>
    </style:style>
    <style:style style:name="T3986" style:parent-style-name="Policepardéfaut" style:family="text">
      <style:text-properties fo:font-size="11pt" style:font-size-asian="11pt" style:font-size-complex="11pt"/>
    </style:style>
    <style:style style:name="T3987" style:parent-style-name="Policepardéfaut" style:family="text">
      <style:text-properties style:font-name="FreeMono" fo:font-size="11pt" style:font-size-asian="11pt" style:font-size-complex="11pt"/>
    </style:style>
    <style:style style:name="T3988" style:parent-style-name="Policepardéfaut" style:family="text">
      <style:text-properties fo:font-size="11pt" style:font-size-asian="11pt" style:font-size-complex="11pt"/>
    </style:style>
    <style:style style:name="P3989" style:parent-style-name="Textbody" style:family="paragraph">
      <style:paragraph-properties fo:margin-bottom="0in"/>
    </style:style>
    <style:style style:name="T3990" style:parent-style-name="Policepardéfaut" style:family="text">
      <style:text-properties style:font-name="FreeMono" fo:font-size="11pt" style:font-size-asian="11pt" style:font-size-complex="11pt"/>
    </style:style>
    <style:style style:name="T3991" style:parent-style-name="Policepardéfaut" style:family="text">
      <style:text-properties fo:font-size="11pt" style:font-size-asian="11pt" style:font-size-complex="11pt"/>
    </style:style>
    <style:style style:name="T3992" style:parent-style-name="Policepardéfaut" style:family="text">
      <style:text-properties style:font-name="FreeMono" fo:font-size="11pt" style:font-size-asian="11pt" style:font-size-complex="11pt"/>
    </style:style>
    <style:style style:name="T3993" style:parent-style-name="Policepardéfaut" style:family="text">
      <style:text-properties fo:font-size="11pt" style:font-size-asian="11pt" style:font-size-complex="11pt"/>
    </style:style>
    <style:style style:name="T3994" style:parent-style-name="Policepardéfaut" style:family="text">
      <style:text-properties style:font-name="FreeMono" fo:font-size="11pt" style:font-size-asian="11pt" style:font-size-complex="11pt"/>
    </style:style>
    <style:style style:name="T3995" style:parent-style-name="Policepardéfaut" style:family="text">
      <style:text-properties fo:font-size="11pt" style:font-size-asian="11pt" style:font-size-complex="11pt"/>
    </style:style>
    <style:style style:name="P3996" style:parent-style-name="Textbody" style:family="paragraph">
      <style:paragraph-properties fo:margin-bottom="0in"/>
      <style:text-properties fo:font-size="11pt" style:font-size-asian="11pt" style:font-size-complex="11pt"/>
    </style:style>
    <style:style style:name="TableRow3997" style:family="table-row">
      <style:table-row-properties style:use-optimal-row-height="false" fo:keep-together="always"/>
    </style:style>
    <style:style style:name="TableCell399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3999" style:parent-style-name="Policepardéfaut" style:family="text">
      <style:text-properties style:font-name="FreeMono" fo:font-size="11pt" style:font-size-asian="11pt" style:font-size-complex="11pt"/>
    </style:style>
    <style:style style:name="T4000" style:parent-style-name="Policepardéfaut" style:family="text">
      <style:text-properties fo:font-size="11pt" style:font-size-asian="11pt" style:font-size-complex="11pt"/>
    </style:style>
    <style:style style:name="TableCell400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02" style:parent-style-name="TableContents" style:family="paragraph">
      <style:text-properties fo:font-size="11pt" style:font-size-asian="11pt" style:font-size-complex="11pt"/>
    </style:style>
    <style:style style:name="TableRow4003" style:family="table-row">
      <style:table-row-properties style:use-optimal-row-height="false" fo:keep-together="always"/>
    </style:style>
    <style:style style:name="TableCell4004"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005" style:parent-style-name="TableContents" style:family="paragraph">
      <style:text-properties fo:font-size="11pt" style:font-size-asian="11pt" style:font-size-complex="11pt"/>
    </style:style>
    <style:style style:name="TableCell400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07" style:parent-style-name="TableContents" style:family="paragraph">
      <style:text-properties fo:font-size="11pt" style:font-size-asian="11pt" style:font-size-complex="11pt"/>
    </style:style>
    <style:style style:name="TableRow4008" style:family="table-row">
      <style:table-row-properties style:use-optimal-row-height="false" fo:keep-together="always"/>
    </style:style>
    <style:style style:name="TableCell400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010" style:parent-style-name="Policepardéfaut" style:family="text">
      <style:text-properties fo:font-size="11pt" style:font-size-asian="11pt" style:font-size-complex="11pt"/>
    </style:style>
    <style:style style:name="T4011" style:parent-style-name="Policepardéfaut" style:family="text">
      <style:text-properties fo:font-style="italic" style:font-style-asian="italic" style:font-style-complex="italic" fo:font-size="11pt" style:font-size-asian="11pt" style:font-size-complex="11pt"/>
    </style:style>
    <style:style style:name="T4012" style:parent-style-name="Policepardéfaut" style:family="text">
      <style:text-properties fo:font-size="11pt" style:font-size-asian="11pt" style:font-size-complex="11pt"/>
    </style:style>
    <style:style style:name="TableCell401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14" style:parent-style-name="TableContents" style:family="paragraph">
      <style:text-properties fo:font-size="11pt" style:font-size-asian="11pt" style:font-size-complex="11pt"/>
    </style:style>
    <style:style style:name="TableRow4015" style:family="table-row">
      <style:table-row-properties style:use-optimal-row-height="false" fo:keep-together="always"/>
    </style:style>
    <style:style style:name="TableCell401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017" style:parent-style-name="TableContents" style:family="paragraph">
      <style:text-properties fo:font-size="11pt" style:font-size-asian="11pt" style:font-size-complex="11pt"/>
    </style:style>
    <style:style style:name="TableCell401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19" style:parent-style-name="TableContents" style:family="paragraph">
      <style:text-properties fo:font-size="11pt" style:font-size-asian="11pt" style:font-size-complex="11pt"/>
    </style:style>
    <style:style style:name="TableColumn4021" style:family="table-column">
      <style:table-column-properties style:column-width="1.5312in" style:use-optimal-column-width="false"/>
    </style:style>
    <style:style style:name="TableColumn4022" style:family="table-column">
      <style:table-column-properties style:column-width="5.1666in" style:use-optimal-column-width="false"/>
    </style:style>
    <style:style style:name="Table4020" style:family="table">
      <style:table-properties style:width="6.6979in" fo:margin-left="0in" table:align="left"/>
    </style:style>
    <style:style style:name="TableRow4023" style:family="table-row">
      <style:table-row-properties style:use-optimal-row-height="false" fo:keep-together="always"/>
    </style:style>
    <style:style style:name="TableCell4024" style:family="table-cell">
      <style:table-cell-properties fo:border="0.0034in solid #B2B2B2" fo:background-color="#DDDDDD" style:writing-mode="lr-tb" fo:padding-top="0.0381in" fo:padding-left="0.0381in" fo:padding-bottom="0.0381in" fo:padding-right="0.0381in"/>
    </style:style>
    <style:style style:name="P4025" style:parent-style-name="TableContents" style:family="paragraph">
      <style:paragraph-properties fo:text-align="center"/>
      <style:text-properties fo:font-weight="bold" style:font-weight-asian="bold" style:font-weight-complex="bold"/>
    </style:style>
    <style:style style:name="TableRow4026" style:family="table-row">
      <style:table-row-properties style:use-optimal-row-height="false" fo:keep-together="always"/>
    </style:style>
    <style:style style:name="TableCell402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28" style:parent-style-name="Textbody" style:family="paragraph">
      <style:paragraph-properties fo:text-align="justify" fo:margin-bottom="0in"/>
      <style:text-properties fo:font-size="11pt" style:font-size-asian="11pt" style:font-size-complex="11pt"/>
    </style:style>
    <style:style style:name="P4029" style:parent-style-name="Textbody" style:family="paragraph">
      <style:paragraph-properties fo:margin-bottom="0in"/>
      <style:text-properties fo:font-size="11pt" style:font-size-asian="11pt" style:font-size-complex="11pt"/>
    </style:style>
    <style:style style:name="TableRow4030" style:family="table-row">
      <style:table-row-properties style:use-optimal-row-height="false" fo:keep-together="always"/>
    </style:style>
    <style:style style:name="TableCell403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032" style:parent-style-name="Policepardéfaut" style:family="text">
      <style:text-properties style:font-name="FreeMono" fo:font-size="11pt" style:font-size-asian="11pt" style:font-size-complex="11pt"/>
    </style:style>
    <style:style style:name="T4033" style:parent-style-name="Policepardéfaut" style:family="text">
      <style:text-properties fo:font-size="11pt" style:font-size-asian="11pt" style:font-size-complex="11pt"/>
    </style:style>
    <style:style style:name="TableCell4034"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35" style:parent-style-name="TableContents" style:family="paragraph">
      <style:text-properties fo:font-size="11pt" style:font-size-asian="11pt" style:font-size-complex="11pt"/>
    </style:style>
    <style:style style:name="TableRow4036" style:family="table-row">
      <style:table-row-properties style:use-optimal-row-height="false" fo:keep-together="always"/>
    </style:style>
    <style:style style:name="TableCell403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038" style:parent-style-name="TableContents" style:family="paragraph">
      <style:text-properties fo:font-size="11pt" style:font-size-asian="11pt" style:font-size-complex="11pt"/>
    </style:style>
    <style:style style:name="TableCell4039"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40" style:parent-style-name="TableContents" style:family="paragraph">
      <style:text-properties fo:font-size="11pt" style:font-size-asian="11pt" style:font-size-complex="11pt"/>
    </style:style>
    <style:style style:name="TableRow4041" style:family="table-row">
      <style:table-row-properties style:use-optimal-row-height="false" fo:keep-together="always"/>
    </style:style>
    <style:style style:name="TableCell4042"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043" style:parent-style-name="Policepardéfaut" style:family="text">
      <style:text-properties fo:font-size="11pt" style:font-size-asian="11pt" style:font-size-complex="11pt"/>
    </style:style>
    <style:style style:name="T4044" style:parent-style-name="Policepardéfaut" style:family="text">
      <style:text-properties fo:font-style="italic" style:font-style-asian="italic" style:font-style-complex="italic" fo:font-size="11pt" style:font-size-asian="11pt" style:font-size-complex="11pt"/>
    </style:style>
    <style:style style:name="T4045" style:parent-style-name="Policepardéfaut" style:family="text">
      <style:text-properties fo:font-size="11pt" style:font-size-asian="11pt" style:font-size-complex="11pt"/>
    </style:style>
    <style:style style:name="TableCell404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47" style:parent-style-name="TableContents" style:family="paragraph">
      <style:text-properties fo:font-size="11pt" style:font-size-asian="11pt" style:font-size-complex="11pt"/>
    </style:style>
    <style:style style:name="TableRow4048" style:family="table-row">
      <style:table-row-properties style:use-optimal-row-height="false" fo:keep-together="always"/>
    </style:style>
    <style:style style:name="TableCell4049"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050" style:parent-style-name="TableContents" style:family="paragraph">
      <style:text-properties fo:font-size="11pt" style:font-size-asian="11pt" style:font-size-complex="11pt"/>
    </style:style>
    <style:style style:name="TableCell4051"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52" style:parent-style-name="TableContents" style:family="paragraph">
      <style:text-properties fo:font-size="11pt" style:font-size-asian="11pt" style:font-size-complex="11pt"/>
    </style:style>
    <style:style style:name="TableColumn4054" style:family="table-column">
      <style:table-column-properties style:column-width="1.5312in" style:use-optimal-column-width="false"/>
    </style:style>
    <style:style style:name="TableColumn4055" style:family="table-column">
      <style:table-column-properties style:column-width="5.1666in" style:use-optimal-column-width="false"/>
    </style:style>
    <style:style style:name="Table4053" style:family="table">
      <style:table-properties style:width="6.6979in" fo:margin-left="0in" table:align="left"/>
    </style:style>
    <style:style style:name="TableRow4056" style:family="table-row">
      <style:table-row-properties style:use-optimal-row-height="false" fo:keep-together="always"/>
    </style:style>
    <style:style style:name="TableCell4057" style:family="table-cell">
      <style:table-cell-properties fo:border="0.0034in solid #B2B2B2" fo:background-color="#DDDDDD" style:writing-mode="lr-tb" fo:padding-top="0.0381in" fo:padding-left="0.0381in" fo:padding-bottom="0.0381in" fo:padding-right="0.0381in"/>
    </style:style>
    <style:style style:name="P4058" style:parent-style-name="TableContents" style:family="paragraph">
      <style:paragraph-properties fo:text-align="center"/>
      <style:text-properties fo:font-weight="bold" style:font-weight-asian="bold" style:font-weight-complex="bold"/>
    </style:style>
    <style:style style:name="TableRow4059" style:family="table-row">
      <style:table-row-properties style:use-optimal-row-height="false" fo:keep-together="always"/>
    </style:style>
    <style:style style:name="TableCell406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61" style:parent-style-name="Textbody" style:family="paragraph">
      <style:paragraph-properties fo:text-align="justify" fo:margin-bottom="0in"/>
      <style:text-properties fo:font-size="11pt" style:font-size-asian="11pt" style:font-size-complex="11pt"/>
    </style:style>
    <style:style style:name="P4062" style:parent-style-name="Textbody" style:family="paragraph">
      <style:paragraph-properties fo:text-align="justify" fo:margin-bottom="0in"/>
    </style:style>
    <style:style style:name="T4063" style:parent-style-name="Policepardéfaut" style:family="text">
      <style:text-properties fo:font-size="11pt" style:font-size-asian="11pt" style:font-size-complex="11pt"/>
    </style:style>
    <style:style style:name="T4064" style:parent-style-name="Policepardéfaut" style:family="text">
      <style:text-properties style:font-name="FreeMono" fo:font-size="11pt" style:font-size-asian="11pt" style:font-size-complex="11pt"/>
    </style:style>
    <style:style style:name="P4065" style:parent-style-name="Textbody" style:family="paragraph">
      <style:paragraph-properties fo:text-align="justify" fo:margin-bottom="0in"/>
      <style:text-properties fo:font-size="11pt" style:font-size-asian="11pt" style:font-size-complex="11pt"/>
    </style:style>
    <style:style style:name="TableRow4066" style:family="table-row">
      <style:table-row-properties style:use-optimal-row-height="false" fo:keep-together="always"/>
    </style:style>
    <style:style style:name="TableCell4067"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068" style:parent-style-name="Policepardéfaut" style:family="text">
      <style:text-properties style:font-name="FreeMono" fo:font-size="11pt" style:font-size-asian="11pt" style:font-size-complex="11pt"/>
    </style:style>
    <style:style style:name="T4069" style:parent-style-name="Policepardéfaut" style:family="text">
      <style:text-properties fo:font-size="11pt" style:font-size-asian="11pt" style:font-size-complex="11pt"/>
    </style:style>
    <style:style style:name="TableCell407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71" style:parent-style-name="TableContents" style:family="paragraph">
      <style:text-properties fo:font-size="11pt" style:font-size-asian="11pt" style:font-size-complex="11pt"/>
    </style:style>
    <style:style style:name="TableRow4072" style:family="table-row">
      <style:table-row-properties style:use-optimal-row-height="false" fo:keep-together="always"/>
    </style:style>
    <style:style style:name="TableCell4073"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074" style:parent-style-name="TableContents" style:family="paragraph">
      <style:text-properties fo:font-size="11pt" style:font-size-asian="11pt" style:font-size-complex="11pt"/>
    </style:style>
    <style:style style:name="TableCell407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76" style:parent-style-name="TableContents" style:family="paragraph">
      <style:text-properties fo:font-size="11pt" style:font-size-asian="11pt" style:font-size-complex="11pt"/>
    </style:style>
    <style:style style:name="TableRow4077" style:family="table-row">
      <style:table-row-properties style:use-optimal-row-height="false" fo:keep-together="always"/>
    </style:style>
    <style:style style:name="TableCell407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079" style:parent-style-name="Policepardéfaut" style:family="text">
      <style:text-properties fo:font-size="11pt" style:font-size-asian="11pt" style:font-size-complex="11pt"/>
    </style:style>
    <style:style style:name="T4080" style:parent-style-name="Policepardéfaut" style:family="text">
      <style:text-properties fo:font-style="italic" style:font-style-asian="italic" style:font-style-complex="italic" fo:font-size="11pt" style:font-size-asian="11pt" style:font-size-complex="11pt"/>
    </style:style>
    <style:style style:name="T4081" style:parent-style-name="Policepardéfaut" style:family="text">
      <style:text-properties fo:font-size="11pt" style:font-size-asian="11pt" style:font-size-complex="11pt"/>
    </style:style>
    <style:style style:name="TableCell4082"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83" style:parent-style-name="TableContents" style:family="paragraph">
      <style:text-properties fo:font-size="11pt" style:font-size-asian="11pt" style:font-size-complex="11pt"/>
    </style:style>
    <style:style style:name="TableRow4084" style:family="table-row">
      <style:table-row-properties style:use-optimal-row-height="false" fo:keep-together="always"/>
    </style:style>
    <style:style style:name="TableCell4085"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086" style:parent-style-name="TableContents" style:family="paragraph">
      <style:text-properties fo:font-size="11pt" style:font-size-asian="11pt" style:font-size-complex="11pt"/>
    </style:style>
    <style:style style:name="TableCell4087"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88" style:parent-style-name="TableContents" style:family="paragraph">
      <style:text-properties fo:font-size="11pt" style:font-size-asian="11pt" style:font-size-complex="11pt"/>
    </style:style>
    <style:style style:name="TableColumn4090" style:family="table-column">
      <style:table-column-properties style:column-width="1.5312in" style:use-optimal-column-width="false"/>
    </style:style>
    <style:style style:name="TableColumn4091" style:family="table-column">
      <style:table-column-properties style:column-width="5.1666in" style:use-optimal-column-width="false"/>
    </style:style>
    <style:style style:name="Table4089" style:family="table">
      <style:table-properties style:width="6.6979in" fo:margin-left="0in" table:align="left"/>
    </style:style>
    <style:style style:name="TableRow4092" style:family="table-row">
      <style:table-row-properties style:use-optimal-row-height="false" fo:keep-together="always"/>
    </style:style>
    <style:style style:name="TableCell4093" style:family="table-cell">
      <style:table-cell-properties fo:border="0.0034in solid #B2B2B2" fo:background-color="#DDDDDD" style:writing-mode="lr-tb" fo:padding-top="0.0381in" fo:padding-left="0.0381in" fo:padding-bottom="0.0381in" fo:padding-right="0.0381in"/>
    </style:style>
    <style:style style:name="P4094" style:parent-style-name="TableContents" style:family="paragraph">
      <style:paragraph-properties fo:text-align="center"/>
      <style:text-properties fo:font-weight="bold" style:font-weight-asian="bold" style:font-weight-complex="bold"/>
    </style:style>
    <style:style style:name="TableRow4095" style:family="table-row">
      <style:table-row-properties style:use-optimal-row-height="false" fo:keep-together="always"/>
    </style:style>
    <style:style style:name="TableCell4096"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097" style:parent-style-name="Textbody" style:family="paragraph">
      <style:paragraph-properties fo:text-align="justify" fo:margin-bottom="0in"/>
      <style:text-properties fo:font-size="11pt" style:font-size-asian="11pt" style:font-size-complex="11pt"/>
    </style:style>
    <style:style style:name="P4098" style:parent-style-name="Textbody" style:family="paragraph">
      <style:paragraph-properties fo:text-align="justify" fo:margin-bottom="0in"/>
      <style:text-properties fo:font-size="11pt" style:font-size-asian="11pt" style:font-size-complex="11pt"/>
    </style:style>
    <style:style style:name="TableRow4099" style:family="table-row">
      <style:table-row-properties style:use-optimal-row-height="false" fo:keep-together="always"/>
    </style:style>
    <style:style style:name="TableCell4100"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101" style:parent-style-name="Policepardéfaut" style:family="text">
      <style:text-properties style:font-name="FreeMono" fo:font-size="11pt" style:font-size-asian="11pt" style:font-size-complex="11pt"/>
    </style:style>
    <style:style style:name="T4102" style:parent-style-name="Policepardéfaut" style:family="text">
      <style:text-properties fo:font-size="11pt" style:font-size-asian="11pt" style:font-size-complex="11pt"/>
    </style:style>
    <style:style style:name="TableCell4103"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104" style:parent-style-name="TableContents" style:family="paragraph">
      <style:text-properties fo:font-size="11pt" style:font-size-asian="11pt" style:font-size-complex="11pt"/>
    </style:style>
    <style:style style:name="TableRow4105" style:family="table-row">
      <style:table-row-properties style:use-optimal-row-height="false" fo:keep-together="always"/>
    </style:style>
    <style:style style:name="TableCell4106"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107" style:parent-style-name="TableContents" style:family="paragraph">
      <style:text-properties fo:font-size="11pt" style:font-size-asian="11pt" style:font-size-complex="11pt"/>
    </style:style>
    <style:style style:name="TableCell4108"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109" style:parent-style-name="TableContents" style:family="paragraph">
      <style:text-properties fo:font-size="11pt" style:font-size-asian="11pt" style:font-size-complex="11pt"/>
    </style:style>
    <style:style style:name="TableRow4110" style:family="table-row">
      <style:table-row-properties style:use-optimal-row-height="false" fo:keep-together="always"/>
    </style:style>
    <style:style style:name="TableCell4111"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T4112" style:parent-style-name="Policepardéfaut" style:family="text">
      <style:text-properties fo:font-size="11pt" style:font-size-asian="11pt" style:font-size-complex="11pt"/>
    </style:style>
    <style:style style:name="T4113" style:parent-style-name="Policepardéfaut" style:family="text">
      <style:text-properties fo:font-style="italic" style:font-style-asian="italic" style:font-style-complex="italic" fo:font-size="11pt" style:font-size-asian="11pt" style:font-size-complex="11pt"/>
    </style:style>
    <style:style style:name="T4114" style:parent-style-name="Policepardéfaut" style:family="text">
      <style:text-properties fo:font-size="11pt" style:font-size-asian="11pt" style:font-size-complex="11pt"/>
    </style:style>
    <style:style style:name="TableCell4115"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116" style:parent-style-name="TableContents" style:family="paragraph">
      <style:text-properties fo:font-size="11pt" style:font-size-asian="11pt" style:font-size-complex="11pt"/>
    </style:style>
    <style:style style:name="TableRow4117" style:family="table-row">
      <style:table-row-properties style:use-optimal-row-height="false" fo:keep-together="always"/>
    </style:style>
    <style:style style:name="TableCell4118" style:family="table-cell">
      <style:table-cell-properties fo:border-top="none" fo:border-left="0.0034in solid #B2B2B2" fo:border-bottom="0.0034in solid #B2B2B2" fo:border-right="none" style:writing-mode="lr-tb" fo:padding-top="0.0381in" fo:padding-left="0.0381in" fo:padding-bottom="0.0381in" fo:padding-right="0.0381in"/>
    </style:style>
    <style:style style:name="P4119" style:parent-style-name="TableContents" style:family="paragraph">
      <style:text-properties fo:font-size="11pt" style:font-size-asian="11pt" style:font-size-complex="11pt"/>
    </style:style>
    <style:style style:name="TableCell4120" style:family="table-cell">
      <style:table-cell-properties fo:border-top="none" fo:border-left="0.0034in solid #B2B2B2" fo:border-bottom="0.0034in solid #B2B2B2" fo:border-right="0.0034in solid #B2B2B2" style:writing-mode="lr-tb" fo:padding-top="0.0381in" fo:padding-left="0.0381in" fo:padding-bottom="0.0381in" fo:padding-right="0.0381in"/>
    </style:style>
    <style:style style:name="P4121" style:parent-style-name="TableContents" style:family="paragraph">
      <style:text-properties fo:font-size="11pt" style:font-size-asian="11pt" style:font-size-complex="11pt"/>
    </style:style>
    <style:style style:name="TableColumn4123" style:family="table-column">
      <style:table-column-properties style:column-width="0.4326in" style:use-optimal-column-width="false"/>
    </style:style>
    <style:style style:name="TableColumn4124" style:family="table-column">
      <style:table-column-properties style:column-width="1.1388in" style:use-optimal-column-width="false"/>
    </style:style>
    <style:style style:name="TableColumn4125" style:family="table-column">
      <style:table-column-properties style:column-width="5.1215in" style:use-optimal-column-width="false"/>
    </style:style>
    <style:style style:name="Table4122" style:family="table">
      <style:table-properties style:width="6.693in" fo:margin-left="0in" table:align="left"/>
    </style:style>
    <style:style style:name="TableRow4126" style:family="table-row">
      <style:table-row-properties style:use-optimal-row-height="false"/>
    </style:style>
    <style:style style:name="TableCell412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412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4129" style:family="table-cell">
      <style:table-cell-properties fo:border="0.0034in solid #000000" fo:background-color="#CCCCCC" style:writing-mode="lr-tb" fo:padding-top="0.0381in" fo:padding-left="0.0381in" fo:padding-bottom="0.0381in" fo:padding-right="0.0381in"/>
    </style:style>
    <style:style style:name="TableRow4130" style:family="table-row">
      <style:table-row-properties style:use-optimal-row-height="false"/>
    </style:style>
    <style:style style:name="TableCell4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2" style:parent-style-name="TableContents" style:family="paragraph">
      <style:text-properties fo:font-size="11pt" style:font-size-asian="11pt" style:font-size-complex="11pt"/>
    </style:style>
    <style:style style:name="TableCell4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4" style:parent-style-name="TableContents" style:family="paragraph">
      <style:text-properties fo:font-size="11pt" style:font-size-asian="11pt" style:font-size-complex="11pt"/>
    </style:style>
    <style:style style:name="TableCell4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6" style:parent-style-name="Textbody" style:family="paragraph">
      <style:paragraph-properties fo:margin-bottom="0in"/>
    </style:style>
    <style:style style:name="T4137" style:parent-style-name="Policepardéfaut" style:family="text">
      <style:text-properties fo:font-size="11pt" style:font-size-asian="11pt" style:font-size-complex="11pt"/>
    </style:style>
    <style:style style:name="T4138" style:parent-style-name="Policepardéfaut" style:family="text">
      <style:text-properties style:font-name="FreeMono" fo:font-size="11pt" style:font-size-asian="11pt" style:font-size-complex="11pt"/>
    </style:style>
    <style:style style:name="T4139" style:parent-style-name="Policepardéfaut" style:family="text">
      <style:text-properties fo:font-size="11pt" style:font-size-asian="11pt" style:font-size-complex="11pt"/>
    </style:style>
    <style:style style:name="P4140" style:parent-style-name="Textbody" style:family="paragraph">
      <style:paragraph-properties fo:margin-bottom="0in"/>
    </style:style>
    <style:style style:name="T4141" style:parent-style-name="Policepardéfaut" style:family="text">
      <style:text-properties fo:font-size="11pt" style:font-size-asian="11pt" style:font-size-complex="11pt"/>
    </style:style>
    <style:style style:name="T4142" style:parent-style-name="Policepardéfaut" style:family="text">
      <style:text-properties style:font-name="FreeMono" fo:font-size="11pt" style:font-size-asian="11pt" style:font-size-complex="11pt"/>
    </style:style>
    <style:style style:name="T4143" style:parent-style-name="Policepardéfaut" style:family="text">
      <style:text-properties fo:font-size="11pt" style:font-size-asian="11pt" style:font-size-complex="11pt"/>
    </style:style>
    <style:style style:name="P4144" style:parent-style-name="Textbody" style:family="paragraph">
      <style:paragraph-properties fo:margin-bottom="0in"/>
    </style:style>
    <style:style style:name="T4145" style:parent-style-name="Policepardéfaut" style:family="text">
      <style:text-properties fo:font-size="11pt" style:font-size-asian="11pt" style:font-size-complex="11pt"/>
    </style:style>
    <style:style style:name="T4146" style:parent-style-name="Policepardéfaut" style:family="text">
      <style:text-properties fo:font-size="11pt" style:font-size-asian="11pt" style:font-size-complex="11pt"/>
    </style:style>
    <style:style style:name="T4147" style:parent-style-name="Policepardéfaut" style:family="text">
      <style:text-properties style:font-name="FreeMono" fo:font-size="11pt" style:font-size-asian="11pt" style:font-size-complex="11pt"/>
    </style:style>
    <style:style style:name="T4148" style:parent-style-name="Policepardéfaut" style:family="text">
      <style:text-properties fo:font-size="11pt" style:font-size-asian="11pt" style:font-size-complex="11pt"/>
    </style:style>
    <style:style style:name="P4149" style:parent-style-name="Textbody" style:family="paragraph">
      <style:paragraph-properties fo:margin-bottom="0in"/>
    </style:style>
    <style:style style:name="T4150" style:parent-style-name="Policepardéfaut" style:family="text">
      <style:text-properties fo:font-size="11pt" style:font-size-asian="11pt" style:font-size-complex="11pt"/>
    </style:style>
    <style:style style:name="T4151" style:parent-style-name="Policepardéfaut" style:family="text">
      <style:text-properties style:font-name="FreeMono" fo:font-size="11pt" style:font-size-asian="11pt" style:font-size-complex="11pt"/>
    </style:style>
    <style:style style:name="T4152" style:parent-style-name="Policepardéfaut" style:family="text">
      <style:text-properties fo:font-size="11pt" style:font-size-asian="11pt" style:font-size-complex="11pt"/>
    </style:style>
    <style:style style:name="P4153" style:parent-style-name="Textbody" style:family="paragraph">
      <style:paragraph-properties fo:margin-bottom="0in"/>
    </style:style>
    <style:style style:name="T4154" style:parent-style-name="Policepardéfaut" style:family="text">
      <style:text-properties fo:font-size="11pt" style:font-size-asian="11pt" style:font-size-complex="11pt"/>
    </style:style>
    <style:style style:name="T4155" style:parent-style-name="Policepardéfaut" style:family="text">
      <style:text-properties style:font-name="FreeMono" fo:font-size="11pt" style:font-size-asian="11pt" style:font-size-complex="11pt"/>
    </style:style>
    <style:style style:name="T4156" style:parent-style-name="Policepardéfaut" style:family="text">
      <style:text-properties fo:font-size="11pt" style:font-size-asian="11pt" style:font-size-complex="11pt"/>
    </style:style>
    <style:style style:name="P4157" style:parent-style-name="Textbody" style:family="paragraph">
      <style:paragraph-properties fo:margin-bottom="0in"/>
    </style:style>
    <style:style style:name="T4158" style:parent-style-name="Policepardéfaut" style:family="text">
      <style:text-properties fo:font-size="11pt" style:font-size-asian="11pt" style:font-size-complex="11pt"/>
    </style:style>
    <style:style style:name="T4159" style:parent-style-name="Policepardéfaut" style:family="text">
      <style:text-properties style:font-name="FreeMono" fo:font-size="11pt" style:font-size-asian="11pt" style:font-size-complex="11pt"/>
    </style:style>
    <style:style style:name="T4160" style:parent-style-name="Policepardéfaut" style:family="text">
      <style:text-properties fo:font-size="11pt" style:font-size-asian="11pt" style:font-size-complex="11pt"/>
    </style:style>
    <style:style style:name="P4161" style:parent-style-name="Textbody" style:family="paragraph">
      <style:paragraph-properties fo:margin-bottom="0in"/>
    </style:style>
    <style:style style:name="T4162" style:parent-style-name="Policepardéfaut" style:family="text">
      <style:text-properties fo:font-size="11pt" style:font-size-asian="11pt" style:font-size-complex="11pt"/>
    </style:style>
    <style:style style:name="T4163" style:parent-style-name="Policepardéfaut" style:family="text">
      <style:text-properties style:font-name="FreeMono" fo:font-size="11pt" style:font-size-asian="11pt" style:font-size-complex="11pt"/>
    </style:style>
    <style:style style:name="T4164" style:parent-style-name="Policepardéfaut" style:family="text">
      <style:text-properties fo:font-size="11pt" style:font-size-asian="11pt" style:font-size-complex="11pt"/>
    </style:style>
    <style:style style:name="P4165" style:parent-style-name="Textbody" style:family="paragraph">
      <style:paragraph-properties fo:margin-bottom="0in"/>
    </style:style>
    <style:style style:name="T4166" style:parent-style-name="Policepardéfaut" style:family="text">
      <style:text-properties fo:font-size="11pt" style:font-size-asian="11pt" style:font-size-complex="11pt"/>
    </style:style>
    <style:style style:name="T4167" style:parent-style-name="Policepardéfaut" style:family="text">
      <style:text-properties style:font-name="FreeMono" fo:font-size="11pt" style:font-size-asian="11pt" style:font-size-complex="11pt"/>
    </style:style>
    <style:style style:name="T4168" style:parent-style-name="Policepardéfaut" style:family="text">
      <style:text-properties style:font-name="FreeMono" fo:font-size="11pt" style:font-size-asian="11pt" style:font-size-complex="11pt"/>
    </style:style>
    <style:style style:name="T4169" style:parent-style-name="Policepardéfaut" style:family="text">
      <style:text-properties fo:font-size="11pt" style:font-size-asian="11pt" style:font-size-complex="11pt"/>
    </style:style>
    <style:style style:name="P4170" style:parent-style-name="Textbody" style:family="paragraph">
      <style:paragraph-properties fo:margin-bottom="0in"/>
    </style:style>
    <style:style style:name="T4171" style:parent-style-name="Policepardéfaut" style:family="text">
      <style:text-properties fo:font-size="11pt" style:font-size-asian="11pt" style:font-size-complex="11pt"/>
    </style:style>
    <style:style style:name="T4172" style:parent-style-name="Policepardéfaut" style:family="text">
      <style:text-properties style:font-name="FreeMono" fo:font-size="11pt" style:font-size-asian="11pt" style:font-size-complex="11pt"/>
    </style:style>
    <style:style style:name="T4173" style:parent-style-name="Policepardéfaut" style:family="text">
      <style:text-properties fo:font-size="11pt" style:font-size-asian="11pt" style:font-size-complex="11pt"/>
    </style:style>
    <style:style style:name="P4174" style:parent-style-name="Textbody" style:family="paragraph">
      <style:paragraph-properties fo:margin-bottom="0in"/>
    </style:style>
    <style:style style:name="T4175" style:parent-style-name="Policepardéfaut" style:family="text">
      <style:text-properties fo:font-size="11pt" style:font-size-asian="11pt" style:font-size-complex="11pt"/>
    </style:style>
    <style:style style:name="T4176" style:parent-style-name="Policepardéfaut" style:family="text">
      <style:text-properties style:font-name="FreeMono" fo:font-size="11pt" style:font-size-asian="11pt" style:font-size-complex="11pt"/>
    </style:style>
    <style:style style:name="P4177" style:parent-style-name="Textbody" style:family="paragraph">
      <style:paragraph-properties fo:margin-bottom="0in"/>
    </style:style>
    <style:style style:name="T4178" style:parent-style-name="Policepardéfaut" style:family="text">
      <style:text-properties fo:font-size="11pt" style:font-size-asian="11pt" style:font-size-complex="11pt"/>
    </style:style>
    <style:style style:name="T4179" style:parent-style-name="Policepardéfaut" style:family="text">
      <style:text-properties style:font-name="FreeMono" fo:font-size="11pt" style:font-size-asian="11pt" style:font-size-complex="11pt"/>
    </style:style>
    <style:style style:name="T4180" style:parent-style-name="Policepardéfaut" style:family="text">
      <style:text-properties fo:font-size="11pt" style:font-size-asian="11pt" style:font-size-complex="11pt"/>
    </style:style>
    <style:style style:name="P4181" style:parent-style-name="Textbody" style:family="paragraph">
      <style:paragraph-properties fo:margin-bottom="0in"/>
    </style:style>
    <style:style style:name="T4182" style:parent-style-name="Policepardéfaut" style:family="text">
      <style:text-properties fo:font-size="11pt" style:font-size-asian="11pt" style:font-size-complex="11pt"/>
    </style:style>
    <style:style style:name="T4183" style:parent-style-name="Policepardéfaut" style:family="text">
      <style:text-properties fo:font-size="11pt" style:font-size-asian="11pt" style:font-size-complex="11pt"/>
    </style:style>
    <style:style style:name="T4184" style:parent-style-name="Policepardéfaut" style:family="text">
      <style:text-properties style:font-name="FreeMono" fo:font-size="11pt" style:font-size-asian="11pt" style:font-size-complex="11pt"/>
    </style:style>
    <style:style style:name="T4185" style:parent-style-name="Policepardéfaut" style:family="text">
      <style:text-properties fo:font-size="11pt" style:font-size-asian="11pt" style:font-size-complex="11pt"/>
    </style:style>
    <style:style style:name="P4186" style:parent-style-name="Textbody" style:family="paragraph">
      <style:paragraph-properties fo:margin-bottom="0in"/>
    </style:style>
    <style:style style:name="T4187" style:parent-style-name="Policepardéfaut" style:family="text">
      <style:text-properties fo:font-size="11pt" style:font-size-asian="11pt" style:font-size-complex="11pt"/>
    </style:style>
    <style:style style:name="T4188" style:parent-style-name="Policepardéfaut" style:family="text">
      <style:text-properties style:font-name="FreeMono" fo:font-size="11pt" style:font-size-asian="11pt" style:font-size-complex="11pt"/>
    </style:style>
    <style:style style:name="P4189" style:parent-style-name="Textbody" style:family="paragraph">
      <style:paragraph-properties fo:margin-bottom="0in"/>
    </style:style>
    <style:style style:name="T4190" style:parent-style-name="Policepardéfaut" style:family="text">
      <style:text-properties fo:font-size="11pt" style:font-size-asian="11pt" style:font-size-complex="11pt"/>
    </style:style>
    <style:style style:name="T4191" style:parent-style-name="Policepardéfaut" style:family="text">
      <style:text-properties style:font-name="FreeMono" fo:font-size="11pt" style:font-size-asian="11pt" style:font-size-complex="11pt"/>
    </style:style>
    <style:style style:name="T4192" style:parent-style-name="Policepardéfaut" style:family="text">
      <style:text-properties fo:font-size="11pt" style:font-size-asian="11pt" style:font-size-complex="11pt"/>
    </style:style>
    <style:style style:name="P4193" style:parent-style-name="Textbody" style:family="paragraph">
      <style:paragraph-properties fo:margin-bottom="0in"/>
    </style:style>
    <style:style style:name="T4194" style:parent-style-name="Policepardéfaut" style:family="text">
      <style:text-properties fo:font-size="11pt" style:font-size-asian="11pt" style:font-size-complex="11pt"/>
    </style:style>
    <style:style style:name="T4195" style:parent-style-name="Policepardéfaut" style:family="text">
      <style:text-properties style:font-name="FreeMono" fo:font-size="11pt" style:font-size-asian="11pt" style:font-size-complex="11pt"/>
    </style:style>
    <style:style style:name="T4196" style:parent-style-name="Policepardéfaut" style:family="text">
      <style:text-properties fo:font-size="11pt" style:font-size-asian="11pt" style:font-size-complex="11pt"/>
    </style:style>
    <style:style style:name="P4197" style:parent-style-name="Textbody" style:family="paragraph">
      <style:paragraph-properties fo:margin-bottom="0in"/>
    </style:style>
    <style:style style:name="T4198" style:parent-style-name="Policepardéfaut" style:family="text">
      <style:text-properties fo:font-size="11pt" style:font-size-asian="11pt" style:font-size-complex="11pt"/>
    </style:style>
    <style:style style:name="T4199" style:parent-style-name="Policepardéfaut" style:family="text">
      <style:text-properties style:font-name="FreeMono" fo:font-size="11pt" style:font-size-asian="11pt" style:font-size-complex="11pt"/>
    </style:style>
    <style:style style:name="T4200" style:parent-style-name="Policepardéfaut" style:family="text">
      <style:text-properties fo:font-size="11pt" style:font-size-asian="11pt" style:font-size-complex="11pt"/>
    </style:style>
    <style:style style:name="P4201" style:parent-style-name="Textbody" style:family="paragraph">
      <style:paragraph-properties fo:margin-bottom="0in"/>
    </style:style>
    <style:style style:name="T4202" style:parent-style-name="Policepardéfaut" style:family="text">
      <style:text-properties fo:font-size="11pt" style:font-size-asian="11pt" style:font-size-complex="11pt"/>
    </style:style>
    <style:style style:name="T4203" style:parent-style-name="Policepardéfaut" style:family="text">
      <style:text-properties style:font-name="FreeMono" fo:font-size="11pt" style:font-size-asian="11pt" style:font-size-complex="11pt"/>
    </style:style>
    <style:style style:name="T4204" style:parent-style-name="Policepardéfaut" style:family="text">
      <style:text-properties fo:font-size="11pt" style:font-size-asian="11pt" style:font-size-complex="11pt"/>
    </style:style>
    <style:style style:name="P4205" style:parent-style-name="Textbody" style:family="paragraph">
      <style:paragraph-properties fo:margin-bottom="0in"/>
    </style:style>
    <style:style style:name="T4206" style:parent-style-name="Policepardéfaut" style:family="text">
      <style:text-properties fo:font-size="11pt" style:font-size-asian="11pt" style:font-size-complex="11pt"/>
    </style:style>
    <style:style style:name="T4207" style:parent-style-name="Policepardéfaut" style:family="text">
      <style:text-properties style:font-name="FreeMono" fo:font-size="11pt" style:font-size-asian="11pt" style:font-size-complex="11pt"/>
    </style:style>
    <style:style style:name="T4208" style:parent-style-name="Policepardéfaut" style:family="text">
      <style:text-properties fo:font-size="11pt" style:font-size-asian="11pt" style:font-size-complex="11pt"/>
    </style:style>
    <style:style style:name="P4209" style:parent-style-name="Textbody" style:family="paragraph">
      <style:paragraph-properties fo:margin-bottom="0in"/>
    </style:style>
    <style:style style:name="T4210" style:parent-style-name="Policepardéfaut" style:family="text">
      <style:text-properties fo:font-size="11pt" style:font-size-asian="11pt" style:font-size-complex="11pt"/>
    </style:style>
    <style:style style:name="T4211" style:parent-style-name="Policepardéfaut" style:family="text">
      <style:text-properties style:font-name="FreeMono" fo:font-size="11pt" style:font-size-asian="11pt" style:font-size-complex="11pt"/>
    </style:style>
    <style:style style:name="T4212" style:parent-style-name="Policepardéfaut" style:family="text">
      <style:text-properties fo:font-size="11pt" style:font-size-asian="11pt" style:font-size-complex="11pt"/>
    </style:style>
    <style:style style:name="P4213" style:parent-style-name="Textbody" style:family="paragraph">
      <style:paragraph-properties fo:margin-bottom="0in"/>
    </style:style>
    <style:style style:name="T4214" style:parent-style-name="Policepardéfaut" style:family="text">
      <style:text-properties fo:font-size="11pt" style:font-size-asian="11pt" style:font-size-complex="11pt"/>
    </style:style>
    <style:style style:name="T4215" style:parent-style-name="Policepardéfaut" style:family="text">
      <style:text-properties style:font-name="FreeMono" fo:font-size="11pt" style:font-size-asian="11pt" style:font-size-complex="11pt"/>
    </style:style>
    <style:style style:name="T4216" style:parent-style-name="Policepardéfaut" style:family="text">
      <style:text-properties fo:font-size="11pt" style:font-size-asian="11pt" style:font-size-complex="11pt"/>
    </style:style>
    <style:style style:name="P4217" style:parent-style-name="Textbody" style:family="paragraph">
      <style:paragraph-properties fo:margin-bottom="0in"/>
    </style:style>
    <style:style style:name="T4218" style:parent-style-name="Policepardéfaut" style:family="text">
      <style:text-properties fo:font-size="11pt" style:font-size-asian="11pt" style:font-size-complex="11pt"/>
    </style:style>
    <style:style style:name="T4219" style:parent-style-name="Policepardéfaut" style:family="text">
      <style:text-properties style:font-name="FreeMono" fo:font-size="11pt" style:font-size-asian="11pt" style:font-size-complex="11pt"/>
    </style:style>
    <style:style style:name="T4220" style:parent-style-name="Policepardéfaut" style:family="text">
      <style:text-properties fo:font-size="11pt" style:font-size-asian="11pt" style:font-size-complex="11pt"/>
    </style:style>
    <style:style style:name="P4221" style:parent-style-name="Textbody" style:family="paragraph">
      <style:paragraph-properties fo:margin-bottom="0in"/>
    </style:style>
    <style:style style:name="T4222" style:parent-style-name="Policepardéfaut" style:family="text">
      <style:text-properties fo:font-size="11pt" style:font-size-asian="11pt" style:font-size-complex="11pt"/>
    </style:style>
    <style:style style:name="T4223" style:parent-style-name="Policepardéfaut" style:family="text">
      <style:text-properties style:font-name="FreeMono" fo:font-size="11pt" style:font-size-asian="11pt" style:font-size-complex="11pt"/>
    </style:style>
    <style:style style:name="T4224" style:parent-style-name="Policepardéfaut" style:family="text">
      <style:text-properties fo:font-size="11pt" style:font-size-asian="11pt" style:font-size-complex="11pt"/>
    </style:style>
    <style:style style:name="P4225" style:parent-style-name="Textbody" style:family="paragraph">
      <style:paragraph-properties fo:margin-bottom="0in"/>
    </style:style>
    <style:style style:name="T4226" style:parent-style-name="Policepardéfaut" style:family="text">
      <style:text-properties fo:font-size="11pt" style:font-size-asian="11pt" style:font-size-complex="11pt"/>
    </style:style>
    <style:style style:name="T4227" style:parent-style-name="Policepardéfaut" style:family="text">
      <style:text-properties style:font-name="FreeMono" fo:font-size="11pt" style:font-size-asian="11pt" style:font-size-complex="11pt"/>
    </style:style>
    <style:style style:name="T4228" style:parent-style-name="Policepardéfaut" style:family="text">
      <style:text-properties fo:font-size="11pt" style:font-size-asian="11pt" style:font-size-complex="11pt"/>
    </style:style>
    <style:style style:name="P4229" style:parent-style-name="Textbody" style:family="paragraph">
      <style:paragraph-properties fo:margin-bottom="0in"/>
    </style:style>
    <style:style style:name="T4230" style:parent-style-name="Policepardéfaut" style:family="text">
      <style:text-properties fo:font-size="11pt" style:font-size-asian="11pt" style:font-size-complex="11pt"/>
    </style:style>
    <style:style style:name="T4231" style:parent-style-name="Policepardéfaut" style:family="text">
      <style:text-properties style:font-name="FreeMono" fo:font-size="11pt" style:font-size-asian="11pt" style:font-size-complex="11pt"/>
    </style:style>
    <style:style style:name="T4232" style:parent-style-name="Policepardéfaut" style:family="text">
      <style:text-properties style:font-name="FreeMono" fo:font-size="11pt" style:font-size-asian="11pt" style:font-size-complex="11pt"/>
    </style:style>
    <style:style style:name="T4233" style:parent-style-name="Policepardéfaut" style:family="text">
      <style:text-properties fo:font-size="11pt" style:font-size-asian="11pt" style:font-size-complex="11pt"/>
    </style:style>
    <style:style style:name="P4234" style:parent-style-name="Textbody" style:family="paragraph">
      <style:paragraph-properties fo:margin-bottom="0in"/>
    </style:style>
    <style:style style:name="T4235" style:parent-style-name="Policepardéfaut" style:family="text">
      <style:text-properties fo:font-size="11pt" style:font-size-asian="11pt" style:font-size-complex="11pt"/>
    </style:style>
    <style:style style:name="T4236" style:parent-style-name="Policepardéfaut" style:family="text">
      <style:text-properties style:font-name="FreeMono" fo:font-size="11pt" style:font-size-asian="11pt" style:font-size-complex="11pt"/>
    </style:style>
    <style:style style:name="T4237" style:parent-style-name="Policepardéfaut" style:family="text">
      <style:text-properties fo:font-size="11pt" style:font-size-asian="11pt" style:font-size-complex="11pt"/>
    </style:style>
    <style:style style:name="TableRow4238" style:family="table-row">
      <style:table-row-properties style:use-optimal-row-height="false"/>
    </style:style>
    <style:style style:name="TableCell4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0" style:parent-style-name="TableContents" style:family="paragraph">
      <style:text-properties fo:font-size="11pt" style:font-size-asian="11pt" style:font-size-complex="11pt"/>
    </style:style>
    <style:style style:name="TableCell4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2" style:parent-style-name="TableContents" style:family="paragraph">
      <style:text-properties fo:font-size="11pt" style:font-size-asian="11pt" style:font-size-complex="11pt"/>
    </style:style>
    <style:style style:name="TableCell4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4" style:parent-style-name="Textbody" style:family="paragraph">
      <style:paragraph-properties fo:margin-bottom="0in"/>
    </style:style>
    <style:style style:name="T4245" style:parent-style-name="Policepardéfaut" style:family="text">
      <style:text-properties fo:font-size="11pt" style:font-size-asian="11pt" style:font-size-complex="11pt"/>
    </style:style>
    <style:style style:name="T4246" style:parent-style-name="Policepardéfaut" style:family="text">
      <style:text-properties style:font-name="FreeMono" fo:font-size="11pt" style:font-size-asian="11pt" style:font-size-complex="11pt"/>
    </style:style>
    <style:style style:name="T4247" style:parent-style-name="Policepardéfaut" style:family="text">
      <style:text-properties fo:font-size="11pt" style:font-size-asian="11pt" style:font-size-complex="11pt"/>
    </style:style>
    <style:style style:name="P4248" style:parent-style-name="Textbody" style:family="paragraph">
      <style:paragraph-properties fo:margin-bottom="0in"/>
    </style:style>
    <style:style style:name="T4249" style:parent-style-name="Policepardéfaut" style:family="text">
      <style:text-properties fo:font-size="11pt" style:font-size-asian="11pt" style:font-size-complex="11pt"/>
    </style:style>
    <style:style style:name="T4250" style:parent-style-name="Policepardéfaut" style:family="text">
      <style:text-properties style:font-name="FreeMono" fo:font-size="11pt" style:font-size-asian="11pt" style:font-size-complex="11pt"/>
    </style:style>
    <style:style style:name="T4251" style:parent-style-name="Policepardéfaut" style:family="text">
      <style:text-properties fo:font-size="11pt" style:font-size-asian="11pt" style:font-size-complex="11pt"/>
    </style:style>
    <style:style style:name="TableRow4252" style:family="table-row">
      <style:table-row-properties style:use-optimal-row-height="false"/>
    </style:style>
    <style:style style:name="TableCell4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4" style:parent-style-name="TableContents" style:family="paragraph">
      <style:text-properties fo:font-size="11pt" style:font-size-asian="11pt" style:font-size-complex="11pt"/>
    </style:style>
    <style:style style:name="TableCell4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6" style:parent-style-name="TableContents" style:family="paragraph">
      <style:text-properties fo:font-size="11pt" style:font-size-asian="11pt" style:font-size-complex="11pt"/>
    </style:style>
    <style:style style:name="TableCell4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8" style:parent-style-name="Textbody" style:family="paragraph">
      <style:paragraph-properties fo:margin-bottom="0in"/>
    </style:style>
    <style:style style:name="T4259" style:parent-style-name="Policepardéfaut" style:family="text">
      <style:text-properties fo:font-size="11pt" style:font-size-asian="11pt" style:font-size-complex="11pt"/>
    </style:style>
    <style:style style:name="T4260" style:parent-style-name="Policepardéfaut" style:family="text">
      <style:text-properties style:font-name="FreeMono" fo:font-size="11pt" style:font-size-asian="11pt" style:font-size-complex="11pt"/>
    </style:style>
    <style:style style:name="T4261" style:parent-style-name="Policepardéfaut" style:family="text">
      <style:text-properties fo:font-size="11pt" style:font-size-asian="11pt" style:font-size-complex="11pt"/>
    </style:style>
    <style:style style:name="TableRow4262" style:family="table-row">
      <style:table-row-properties style:use-optimal-row-height="false"/>
    </style:style>
    <style:style style:name="TableCell4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4" style:parent-style-name="TableContents" style:family="paragraph">
      <style:text-properties fo:font-size="11pt" style:font-size-asian="11pt" style:font-size-complex="11pt"/>
    </style:style>
    <style:style style:name="TableCell4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66" style:parent-style-name="TableContents" style:family="paragraph">
      <style:text-properties fo:font-size="11pt" style:font-size-asian="11pt" style:font-size-complex="11pt"/>
    </style:style>
    <style:style style:name="TableCell4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8" style:parent-style-name="Textbody" style:family="paragraph">
      <style:paragraph-properties fo:margin-bottom="0in"/>
    </style:style>
    <style:style style:name="T4269" style:parent-style-name="Policepardéfaut" style:family="text">
      <style:text-properties fo:font-size="11pt" style:font-size-asian="11pt" style:font-size-complex="11pt"/>
    </style:style>
    <style:style style:name="T4270" style:parent-style-name="Policepardéfaut" style:family="text">
      <style:text-properties style:font-name="FreeMono" fo:font-size="11pt" style:font-size-asian="11pt" style:font-size-complex="11pt"/>
    </style:style>
    <style:style style:name="T4271" style:parent-style-name="Policepardéfaut" style:family="text">
      <style:text-properties fo:font-size="11pt" style:font-size-asian="11pt" style:font-size-complex="11pt"/>
    </style:style>
    <style:style style:name="TableRow4272" style:family="table-row">
      <style:table-row-properties style:use-optimal-row-height="false"/>
    </style:style>
    <style:style style:name="TableCell4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4" style:parent-style-name="TableContents" style:family="paragraph">
      <style:text-properties fo:font-size="11pt" style:font-size-asian="11pt" style:font-size-complex="11pt"/>
    </style:style>
    <style:style style:name="TableCell4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6" style:parent-style-name="TableContents" style:family="paragraph">
      <style:text-properties fo:font-size="11pt" style:font-size-asian="11pt" style:font-size-complex="11pt"/>
    </style:style>
    <style:style style:name="TableCell42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8" style:parent-style-name="Textbody" style:family="paragraph">
      <style:paragraph-properties fo:margin-bottom="0in"/>
      <style:text-properties fo:font-size="11pt" style:font-size-asian="11pt" style:font-size-complex="11pt"/>
    </style:style>
    <style:style style:name="TableRow4279" style:family="table-row">
      <style:table-row-properties style:use-optimal-row-height="false"/>
    </style:style>
    <style:style style:name="TableCell4280" style:family="table-cell">
      <style:table-cell-properties fo:border-top="none" fo:border-left="0.0034in solid #000000" fo:border-bottom="none" fo:border-right="none" style:writing-mode="lr-tb" fo:padding-top="0.0381in" fo:padding-left="0.0381in" fo:padding-bottom="0.0381in" fo:padding-right="0.0381in"/>
    </style:style>
    <style:style style:name="P4281" style:parent-style-name="TableContents" style:family="paragraph">
      <style:text-properties fo:font-size="11pt" style:font-size-asian="11pt" style:font-size-complex="11pt"/>
    </style:style>
    <style:style style:name="TableCell4282" style:family="table-cell">
      <style:table-cell-properties fo:border-top="none" fo:border-left="0.0034in solid #000000" fo:border-bottom="none" fo:border-right="none" style:writing-mode="lr-tb" fo:padding-top="0.0381in" fo:padding-left="0.0381in" fo:padding-bottom="0.0381in" fo:padding-right="0.0381in"/>
    </style:style>
    <style:style style:name="P4283" style:parent-style-name="TableContents" style:family="paragraph">
      <style:text-properties fo:font-size="11pt" style:font-size-asian="11pt" style:font-size-complex="11pt"/>
    </style:style>
    <style:style style:name="TableCell428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P4285" style:parent-style-name="Textbody" style:family="paragraph">
      <style:paragraph-properties fo:margin-bottom="0in"/>
    </style:style>
    <style:style style:name="T4286" style:parent-style-name="Policepardéfaut" style:family="text">
      <style:text-properties fo:font-size="11pt" style:font-size-asian="11pt" style:font-size-complex="11pt"/>
    </style:style>
    <style:style style:name="T4287" style:parent-style-name="Policepardéfaut" style:family="text">
      <style:text-properties style:font-name="FreeMono" fo:font-size="11pt" style:font-size-asian="11pt" style:font-size-complex="11pt"/>
    </style:style>
    <style:style style:name="T4288" style:parent-style-name="Policepardéfaut" style:family="text">
      <style:text-properties fo:font-size="11pt" style:font-size-asian="11pt" style:font-size-complex="11pt"/>
    </style:style>
    <style:style style:name="P4289" style:parent-style-name="Textbody" style:family="paragraph">
      <style:paragraph-properties fo:margin-bottom="0in"/>
    </style:style>
    <style:style style:name="T4290" style:parent-style-name="Policepardéfaut" style:family="text">
      <style:text-properties fo:font-size="11pt" style:font-size-asian="11pt" style:font-size-complex="11pt" fo:language="en" fo:country="US"/>
    </style:style>
    <style:style style:name="T4291" style:parent-style-name="Policepardéfaut" style:family="text">
      <style:text-properties style:font-name="FreeMono" fo:font-size="11pt" style:font-size-asian="11pt" style:font-size-complex="11pt" fo:language="en" fo:country="US"/>
    </style:style>
    <style:style style:name="T4292" style:parent-style-name="Policepardéfaut" style:family="text">
      <style:text-properties fo:font-size="11pt" style:font-size-asian="11pt" style:font-size-complex="11pt" fo:language="en" fo:country="US"/>
    </style:style>
    <style:style style:name="T4293" style:parent-style-name="Policepardéfaut" style:family="text">
      <style:text-properties style:font-name="FreeMono" fo:font-size="11pt" style:font-size-asian="11pt" style:font-size-complex="11pt" fo:language="en" fo:country="US"/>
    </style:style>
    <style:style style:name="T4294" style:parent-style-name="Policepardéfaut" style:family="text">
      <style:text-properties fo:font-size="11pt" style:font-size-asian="11pt" style:font-size-complex="11pt" fo:language="en" fo:country="US"/>
    </style:style>
    <style:style style:name="T4295" style:parent-style-name="Policepardéfaut" style:family="text">
      <style:text-properties style:font-name="FreeMono" fo:font-size="11pt" style:font-size-asian="11pt" style:font-size-complex="11pt" fo:language="en" fo:country="US"/>
    </style:style>
    <style:style style:name="T4296" style:parent-style-name="Policepardéfaut" style:family="text">
      <style:text-properties fo:font-size="11pt" style:font-size-asian="11pt" style:font-size-complex="11pt" fo:language="en" fo:country="US"/>
    </style:style>
    <style:style style:name="T4297" style:parent-style-name="Policepardéfaut" style:family="text">
      <style:text-properties style:font-name="FreeMono" fo:font-size="11pt" style:font-size-asian="11pt" style:font-size-complex="11pt" fo:language="en" fo:country="US"/>
    </style:style>
    <style:style style:name="T4298" style:parent-style-name="Policepardéfaut" style:family="text">
      <style:text-properties fo:font-size="11pt" style:font-size-asian="11pt" style:font-size-complex="11pt" fo:language="en" fo:country="US"/>
    </style:style>
    <style:style style:name="T4299" style:parent-style-name="Policepardéfaut" style:family="text">
      <style:text-properties style:font-name="FreeMono" fo:font-size="11pt" style:font-size-asian="11pt" style:font-size-complex="11pt" fo:language="en" fo:country="US"/>
    </style:style>
    <style:style style:name="T4300" style:parent-style-name="Policepardéfaut" style:family="text">
      <style:text-properties fo:font-size="11pt" style:font-size-asian="11pt" style:font-size-complex="11pt" fo:language="en" fo:country="US"/>
    </style:style>
    <style:style style:name="T4301" style:parent-style-name="Policepardéfaut" style:family="text">
      <style:text-properties style:font-name="FreeMono" fo:font-size="11pt" style:font-size-asian="11pt" style:font-size-complex="11pt" fo:language="en" fo:country="US"/>
    </style:style>
    <style:style style:name="T4302" style:parent-style-name="Policepardéfaut" style:family="text">
      <style:text-properties fo:font-size="11pt" style:font-size-asian="11pt" style:font-size-complex="11pt" fo:language="en" fo:country="US"/>
    </style:style>
    <style:style style:name="P4303" style:parent-style-name="Textbody" style:family="paragraph">
      <style:paragraph-properties fo:margin-bottom="0in"/>
    </style:style>
    <style:style style:name="T4304" style:parent-style-name="Policepardéfaut" style:family="text">
      <style:text-properties fo:font-size="11pt" style:font-size-asian="11pt" style:font-size-complex="11pt"/>
    </style:style>
    <style:style style:name="T4305" style:parent-style-name="Policepardéfaut" style:family="text">
      <style:text-properties style:font-name="FreeMono" fo:font-size="11pt" style:font-size-asian="11pt" style:font-size-complex="11pt"/>
    </style:style>
    <style:style style:name="T4306" style:parent-style-name="Policepardéfaut" style:family="text">
      <style:text-properties fo:font-size="11pt" style:font-size-asian="11pt" style:font-size-complex="11pt"/>
    </style:style>
    <style:style style:name="P4307" style:parent-style-name="Textbody" style:family="paragraph">
      <style:paragraph-properties fo:margin-bottom="0in"/>
    </style:style>
    <style:style style:name="T4308" style:parent-style-name="Policepardéfaut" style:family="text">
      <style:text-properties fo:font-size="11pt" style:font-size-asian="11pt" style:font-size-complex="11pt"/>
    </style:style>
    <style:style style:name="T4309" style:parent-style-name="Policepardéfaut" style:family="text">
      <style:text-properties fo:font-size="11pt" style:font-size-asian="11pt" style:font-size-complex="11pt"/>
    </style:style>
    <style:style style:name="T4310" style:parent-style-name="Policepardéfaut" style:family="text">
      <style:text-properties style:font-name="FreeMono" fo:font-size="11pt" style:font-size-asian="11pt" style:font-size-complex="11pt"/>
    </style:style>
    <style:style style:name="T4311" style:parent-style-name="Policepardéfaut" style:family="text">
      <style:text-properties fo:font-size="11pt" style:font-size-asian="11pt" style:font-size-complex="11pt"/>
    </style:style>
    <style:style style:name="P4312" style:parent-style-name="Textbody" style:family="paragraph">
      <style:paragraph-properties fo:margin-bottom="0in"/>
    </style:style>
    <style:style style:name="T4313" style:parent-style-name="Policepardéfaut" style:family="text">
      <style:text-properties fo:font-size="11pt" style:font-size-asian="11pt" style:font-size-complex="11pt"/>
    </style:style>
    <style:style style:name="T4314" style:parent-style-name="Policepardéfaut" style:family="text">
      <style:text-properties style:font-name="FreeMono" fo:font-size="11pt" style:font-size-asian="11pt" style:font-size-complex="11pt"/>
    </style:style>
    <style:style style:name="T4315" style:parent-style-name="Policepardéfaut" style:family="text">
      <style:text-properties fo:font-size="11pt" style:font-size-asian="11pt" style:font-size-complex="11pt"/>
    </style:style>
    <style:style style:name="P4316" style:parent-style-name="Textbody" style:family="paragraph">
      <style:paragraph-properties fo:margin-bottom="0in"/>
    </style:style>
    <style:style style:name="T4317" style:parent-style-name="Policepardéfaut" style:family="text">
      <style:text-properties fo:font-size="11pt" style:font-size-asian="11pt" style:font-size-complex="11pt"/>
    </style:style>
    <style:style style:name="T4318" style:parent-style-name="Policepardéfaut" style:family="text">
      <style:text-properties style:font-name="FreeMono" fo:font-size="11pt" style:font-size-asian="11pt" style:font-size-complex="11pt"/>
    </style:style>
    <style:style style:name="T4319" style:parent-style-name="Policepardéfaut" style:family="text">
      <style:text-properties fo:font-size="11pt" style:font-size-asian="11pt" style:font-size-complex="11pt"/>
    </style:style>
    <style:style style:name="P4320" style:parent-style-name="Textbody" style:family="paragraph">
      <style:paragraph-properties fo:margin-bottom="0in" fo:margin-left="0.5in">
        <style:tab-stops/>
      </style:paragraph-properties>
      <style:text-properties fo:font-size="11pt" style:font-size-asian="11pt" style:font-size-complex="11pt"/>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3" style:parent-style-name="TableContents" style:family="paragraph">
      <style:text-properties fo:font-size="11pt" style:font-size-asian="11pt" style:font-size-complex="11pt"/>
    </style:style>
    <style:style style:name="TableCell4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25" style:parent-style-name="TableContents" style:family="paragraph">
      <style:text-properties fo:font-size="11pt" style:font-size-asian="11pt" style:font-size-complex="11pt"/>
    </style:style>
    <style:style style:name="TableCell4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7" style:parent-style-name="Textbody" style:family="paragraph">
      <style:paragraph-properties fo:margin-bottom="0in"/>
    </style:style>
    <style:style style:name="T4328" style:parent-style-name="Policepardéfaut" style:family="text">
      <style:text-properties fo:font-size="11pt" style:font-size-asian="11pt" style:font-size-complex="11pt"/>
    </style:style>
    <style:style style:name="T4329" style:parent-style-name="Policepardéfaut" style:family="text">
      <style:text-properties style:font-name="FreeMono" fo:font-size="11pt" style:font-size-asian="11pt" style:font-size-complex="11pt"/>
    </style:style>
    <style:style style:name="T4330" style:parent-style-name="Policepardéfaut" style:family="text">
      <style:text-properties fo:font-size="11pt" style:font-size-asian="11pt" style:font-size-complex="11pt"/>
    </style:style>
  </office:automatic-styles>
  <office:body>
    <office:text text:use-soft-page-breaks="true">
      <text:p text:style-name="P1"><text:span text:style-name="T4">Le format des données capteurs envoyées par les nœuds<text:s/></text:span></text:p>
      <text:p text:style-name="P5">Spécifications</text:p>
      <text:p text:style-name="P6"/>
      <text:p text:style-name="P7"/>
      <text:p text:style-name="P8"/>
      <text:p text:style-name="P9"/>
      <text:soft-page-break/>
      <text:h text:style-name="Titre1" text:outline-level="1">Quelques informations d’ordre général</text:h>
      <text:p text:style-name="P10">Le format de données mis en place cherche à réduire la taille des données transmises, tout en<text:s/>étant générique pour supporter une grande variété de capteurs.</text:p>
      <text:p text:style-name="P11">Les données sont codées en binaire pour plus de compacité, en orientation petit-boutiste (little-endian, soit les bits de poids faible en premier).</text:p>
      <text:p text:style-name="P12"><text:span text:style-name="T13">Le format proposé n’est pas d’une très grande</text:span><text:span text:style-name="T14"><text:s/>régularité ou simplicité, en particulier il n’est pas composé d’un motif fixe reproduit à l’identique pour toutes les données, comme c’est le cas par exemple pour le format Cayenne qui a servi de source d’inspiration (</text:span><text:a xlink:href="https://http:/mydevices.com/cayenne/docs/lora/" office:target-frame-name="_top" xlink:show="replace"><text:span text:style-name="T15">https://http://mydevices.com/cayenne/docs/lora/</text:span></text:a><text:span text:style-name="T16">). Ce choix résulte de la volonté de réduire autant que possible la taille des données transmises. Ainsi, le nombre d’octets d’un champ peut varier et certaines valeurs peuvent « déb</text:span><text:span text:style-name="T17">order » de leur cadre (ont une portée globale). Pour être plus clair sur ce dernier point j’évoquerais le cas de l’heure (timestamp). Toutes les mesures de capteurs sont horodatées. Il se peut que plusieurs mesures aient une même date, parce qu’elles provi</text:span><text:span text:style-name="T18">ennent d’un même capteur ou encore parce que nous avons reçu simultanément des mesures de plusieurs capteurs par exemple. La répétition à l’identique de données dans une même trame représente une perte de bande passante. Aussi, dans le format proposé ici,<text:s/></text:span><text:span text:style-name="T19">les dates d’horodatage (timestamp) sont valides jusqu’à la fin de la trame de données envoyée, ou jusqu’à ce qu’un nouveau timestamp soit défini. Toutes les valeurs de mesure transmises ont donc un timestamp qui est celui en cours de validité, qu’il ait ét</text:span><text:span text:style-name="T20">é défini juste avant elles ou bien au début de la trame.</text:span></text:p>
      <text:h text:style-name="Titre1" text:outline-level="1">Glossaire</text:h>
      <text:p text:style-name="P21">Voici une définition des termes essentiels à la compréhension du format de données décrit dans ce document :</text:p>
      <text:list text:style-name="LFO9" text:continue-numbering="true">
        <text:list-item>
          <text:p text:style-name="P22"><text:span text:style-name="T23">Noeud</text:span><text:span text:style-name="T24"> : C’est l’organe de collecte et de transmission des données capteurs. Un n</text:span><text:span text:style-name="T25">œud peut être connecté à plusieurs capteurs. Il y a de fortes chances pour que votre nœud soit un nœud ConnecSenS.</text:span></text:p>
        </text:list-item>
        <text:list-item>
          <text:p text:style-name="P26"><text:span text:style-name="T27">Data Channel</text:span><text:span text:style-name="T28"> : Est une source de données. Le plus logique est de faire coïncider une source de données avec une source physique, par exemple<text:s/></text:span><text:span text:style-name="T29">un capteur ou le nœud. Mais ce n’est pas une obligation non plus, un unique capteur physique pourrait être la source de deux, ou plus,<text:s/></text:span><text:span text:style-name="T30">Data Channel</text:span><text:span text:style-name="T31"><text:s/>si cette configuration à un sens pour votre application. Les<text:s/></text:span><text:span text:style-name="T32">Data Channel</text:span><text:span text:style-name="T33"><text:s/>sont identifiés par un numéro posi</text:span><text:span text:style-name="T34">tif et le numéro 0 est réservé pour le nœud.</text:span></text:p>
        </text:list-item>
        <text:list-item>
          <text:p text:style-name="P35"><text:span text:style-name="T36">Data Type</text:span><text:span text:style-name="T37"> : Est un identifiant de type de données. La liste des identifiants est exhaustive (nous l’étudierons plus loin), mais elle peut être allongée pour y ajouter des types de données non encore identifiés.<text:s/></text:span><text:span text:style-name="T38">Permet de savoir si les données qui suivent représentent une température, une position géographique, une pression, et ainsi de suite… Il permet également de connaître la taille des données qui le suivent.</text:span></text:p>
        </text:list-item>
      </text:list>
      <text:h text:style-name="Titre1" text:outline-level="1"/>
      <text:h text:style-name="Titre1" text:outline-level="1">Structure des trames montantes</text:h>
      <text:p text:style-name="P39">Il s’agit des<text:s/>trames de données envoyées par le nœud vers la passerelle ou vers le serveur. A l’heure actuelle il n’est pas prévu qu’il y ait des trames descendantes (de la passerelle vers le nœud).</text:p>
      <text:p text:style-name="P40">La trame est composée d’un octet de format/version, suivi d’une répétition du motif suivant ( N est toujours ≥ 1) :</text:p>
      <table:table table:style-name="Table41">
        <table:table-columns>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P51">1 octet</text:p>
          </table:table-cell>
          <table:table-cell table:style-name="TableCell52">
            <text:p text:style-name="P53">1 octet</text:p>
          </table:table-cell>
          <table:table-cell table:style-name="TableCell54">
            <text:p text:style-name="P55">N octets</text:p>
          </table:table-cell>
          <table:table-cell table:style-name="TableCell56">
            <text:p text:style-name="P57">N octets</text:p>
          </table:table-cell>
          <table:table-cell table:style-name="TableCell58">
            <text:p text:style-name="P59">N octets</text:p>
          </table:table-cell>
          <table:table-cell table:style-name="TableCell60">
            <text:p text:style-name="P61">N octets</text:p>
          </table:table-cell>
          <table:table-cell table:style-name="TableCell62">
            <text:p text:style-name="P63">...</text:p>
          </table:table-cell>
        </table:table-row>
        <table:table-row table:style-name="TableRow64">
          <table:table-cell table:style-name="TableCell65">
            <text:p text:style-name="P66">Format/version</text:p>
          </table:table-cell>
          <table:table-cell table:style-name="TableCell67">
            <text:p text:style-name="P68">Data Channel n</text:p>
          </table:table-cell>
          <table:table-cell table:style-name="TableCell69">
            <text:p text:style-name="P70">Data Type X</text:p>
          </table:table-cell>
          <table:table-cell table:style-name="TableCell71">
            <text:p text:style-name="P72">données</text:p>
          </table:table-cell>
          <table:table-cell table:style-name="TableCell73">
            <text:p text:style-name="P74">Data Type Y</text:p>
          </table:table-cell>
          <table:table-cell table:style-name="TableCell75">
            <text:p text:style-name="P76">données</text:p>
          </table:table-cell>
          <table:table-cell table:style-name="TableCell77">
            <text:p text:style-name="P78"/>
          </table:table-cell>
        </table:table-row>
      </table:table>
      <text:p text:style-name="P79"><text:span text:style-name="T80">Où le nombre de couples (</text:span><text:span text:style-name="T81">Data Type</text:span><text:span text:style-name="T82">, données) est au minimum de 1.</text:span></text:p>
      <text:soft-page-break/>
      <text:p text:style-name="P83"><text:span text:style-name="T84">Prenons un<text:s/></text:span><text:span text:style-name="T85">exemple pour plus de clarté. Supposons que nous souhaitions envoyer les données de deux capteurs, chacun étant identifié comme une source de données. Le capteur 1 est le<text:s/></text:span><text:span text:style-name="T86">Data Channel 1</text:span><text:span text:style-name="T87"><text:s/>tandis que le second capteur est le<text:s/></text:span><text:span text:style-name="T88">Data Channel 2</text:span><text:span text:style-name="T89">. Le premier capteur<text:s/></text:span><text:span text:style-name="T90">mesure la pression et la température, le second l’humidité. Chacune de ces valeurs est associée à un<text:s/></text:span><text:span text:style-name="T91">Data Type</text:span><text:span text:style-name="T92"><text:s/>différent. Appelons<text:s/></text:span><text:span text:style-name="T93">DataTypePress</text:span><text:span text:style-name="T94"><text:s/>le<text:s/></text:span><text:span text:style-name="T95">Data Type</text:span><text:span text:style-name="T96"><text:s/>qui permet d’identifier une mesure de pression et disons que cette mesure est codée sur deux octet</text:span><text:span text:style-name="T97">s.<text:s/></text:span><text:span text:style-name="T98">DataTypeTemp</text:span><text:span text:style-name="T99"><text:s/>correspond à la température codée sur un octet et<text:s/></text:span><text:span text:style-name="T100">DataTypeHumi</text:span><text:span text:style-name="T101"><text:s/>à l’humidité codée sur un octet. Nous supposerons également que<text:s/></text:span><text:span text:style-name="T102">DataTypePress</text:span><text:span text:style-name="T103"><text:s/>et<text:s/></text:span><text:span text:style-name="T104">DataTypeHumi</text:span><text:span text:style-name="T105"><text:s/>sont codés sur un octet tandis que<text:s/></text:span><text:span text:style-name="T106">DataTypeTemp</text:span><text:span text:style-name="T107"><text:s text:c="2"/>requière deux octets. Nous obtenon</text:span><text:span text:style-name="T108">s alors la trame suivante :</text:span></text:p>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p text:style-name="P121">1 octet</text:p>
          </table:table-cell>
          <table:table-cell table:style-name="TableCell122">
            <text:p text:style-name="P123">1 octet</text:p>
          </table:table-cell>
          <table:table-cell table:style-name="TableCell124">
            <text:p text:style-name="P125">1 octet</text:p>
          </table:table-cell>
          <table:table-cell table:style-name="TableCell126">
            <text:p text:style-name="P127">2 octets</text:p>
          </table:table-cell>
          <table:table-cell table:style-name="TableCell128">
            <text:p text:style-name="P129">2 octets</text:p>
          </table:table-cell>
          <table:table-cell table:style-name="TableCell130">
            <text:p text:style-name="P131">1 octet</text:p>
          </table:table-cell>
          <table:table-cell table:style-name="TableCell132">
            <text:p text:style-name="P133">1 octet</text:p>
          </table:table-cell>
          <table:table-cell table:style-name="TableCell134">
            <text:p text:style-name="P135">1 octet</text:p>
          </table:table-cell>
          <table:table-cell table:style-name="TableCell136">
            <text:p text:style-name="P137">1 octet</text:p>
          </table:table-cell>
        </table:table-row>
        <table:table-row table:style-name="TableRow138">
          <table:table-cell table:style-name="TableCell139">
            <text:p text:style-name="P140">0xC1</text:p>
          </table:table-cell>
          <table:table-cell table:style-name="TableCell141">
            <text:p text:style-name="P142">Data Channel 1</text:p>
          </table:table-cell>
          <table:table-cell table:style-name="TableCell143">
            <text:p text:style-name="P144">DataTypePress</text:p>
          </table:table-cell>
          <table:table-cell table:style-name="TableCell145">
            <text:p text:style-name="P146">pression</text:p>
          </table:table-cell>
          <table:table-cell table:style-name="TableCell147">
            <text:p text:style-name="P148">DataTypeTemp</text:p>
          </table:table-cell>
          <table:table-cell table:style-name="TableCell149">
            <text:p text:style-name="P150">température</text:p>
          </table:table-cell>
          <table:table-cell table:style-name="TableCell151">
            <text:p text:style-name="P152">Data Channel 2</text:p>
          </table:table-cell>
          <table:table-cell table:style-name="TableCell153">
            <text:p text:style-name="P154">DataTypeHumi</text:p>
          </table:table-cell>
          <table:table-cell table:style-name="TableCell155">
            <text:p text:style-name="P156">humidité</text:p>
          </table:table-cell>
        </table:table-row>
      </table:table>
      <text:p text:style-name="P157"><text:span text:style-name="T158">Le nombre d’octets utilisés par les<text:s/></text:span><text:span text:style-name="T159">Data<text:s/></text:span><text:span text:style-name="T160">Type</text:span><text:span text:style-name="T161"><text:s/>et par la valeur de mesure associée est défini par la liste des<text:s/></text:span><text:span text:style-name="T162">Data Type</text:span><text:span text:style-name="T163"><text:s/>qui nous étudierons plus loin. De même, le nombre de couples (</text:span><text:span text:style-name="T164">Data Type</text:span><text:span text:style-name="T165">, données) est déduit du<text:s/></text:span><text:span text:style-name="T166">Data Channel</text:span><text:span text:style-name="T167"><text:s/>comme nous le verrons sous peu.</text:span></text:p>
      <text:h text:style-name="Titre2" text:outline-level="2">Le champ de format/version</text:h>
      <text:p text:style-name="P168">Il est codé sur un octet et sa valeur est différente de 0x00. Sa structure est la suivante :</text:p>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s>
        <table:table-row table:style-name="TableRow178">
          <table:table-cell table:style-name="TableCell179" table:number-columns-spanned="8">
            <text:p text:style-name="P180">Data Channel</text:p>
          </table:table-cell>
          <table:covered-table-cell/>
          <table:covered-table-cell/>
          <table:covered-table-cell/>
          <table:covered-table-cell/>
          <table:covered-table-cell/>
          <table:covered-table-cell/>
          <table:covered-table-cell/>
        </table:table-row>
        <table:table-row table:style-name="TableRow181">
          <table:table-cell table:style-name="TableCell182">
            <text:p text:style-name="P183">7</text:p>
          </table:table-cell>
          <table:table-cell table:style-name="TableCell184">
            <text:p text:style-name="P185">6</text:p>
          </table:table-cell>
          <table:table-cell table:style-name="TableCell186">
            <text:p text:style-name="P187">5</text:p>
          </table:table-cell>
          <table:table-cell table:style-name="TableCell188">
            <text:p text:style-name="P189">4</text:p>
          </table:table-cell>
          <table:table-cell table:style-name="TableCell190">
            <text:p text:style-name="P191">3</text:p>
          </table:table-cell>
          <table:table-cell table:style-name="TableCell192">
            <text:p text:style-name="P193">2</text:p>
          </table:table-cell>
          <table:table-cell table:style-name="TableCell194">
            <text:p text:style-name="P195">1</text:p>
          </table:table-cell>
          <table:table-cell table:style-name="TableCell196">
            <text:p text:style-name="P197">0</text:p>
          </table:table-cell>
        </table:table-row>
        <table:table-row table:style-name="TableRow198">
          <table:table-cell table:style-name="TableCell199" table:number-columns-spanned="3">
            <text:p text:style-name="P200">Format</text:p>
          </table:table-cell>
          <table:covered-table-cell/>
          <table:covered-table-cell/>
          <table:table-cell table:style-name="TableCell201" table:number-columns-spanned="5">
            <text:p text:style-name="P202">Version</text:p>
          </table:table-cell>
          <table:covered-table-cell/>
          <table:covered-table-cell/>
          <table:covered-table-cell/>
          <table:covered-table-cell/>
        </table:table-row>
      </table:table>
      <text:p text:style-name="P203">La valeur de<text:s/><text:span text:style-name="T204">Format</text:span><text:s/>est obligatoirement 0x6 (0b110).</text:p>
      <text:p text:style-name="Textbody">La<text:s/><text:span text:style-name="T205">Version</text:span><text:s/>qui correspond à ce document est la 0x01.</text:p>
      <text:h text:style-name="Titre2" text:outline-level="2">Le champ Data<text:s/>Channel</text:h>
      <text:p text:style-name="P206"><text:span text:style-name="T207">Étudions plus en détails le champ<text:s/></text:span><text:span text:style-name="T208">Data Channel</text:span><text:span text:style-name="T209">. Comme indiqué précédemment il permet d’identifier une source de données et de savoir combien de couples (</text:span><text:span text:style-name="T210">Data Type</text:span><text:span text:style-name="T211">, données) suivront. Il est codé sur un octet dont le découpage est le suivant :</text:span></text:p>
      <table:table table:style-name="Table212">
        <table:table-columns>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s>
        <table:table-row table:style-name="TableRow221">
          <table:table-cell table:style-name="TableCell222" table:number-columns-spanned="8">
            <text:p text:style-name="P223">Data<text:s/>Channel</text:p>
          </table:table-cell>
          <table:covered-table-cell/>
          <table:covered-table-cell/>
          <table:covered-table-cell/>
          <table:covered-table-cell/>
          <table:covered-table-cell/>
          <table:covered-table-cell/>
          <table:covered-table-cell/>
        </table:table-row>
        <table:table-row table:style-name="TableRow224">
          <table:table-cell table:style-name="TableCell225">
            <text:p text:style-name="P226">7</text:p>
          </table:table-cell>
          <table:table-cell table:style-name="TableCell227">
            <text:p text:style-name="P228">6</text:p>
          </table:table-cell>
          <table:table-cell table:style-name="TableCell229">
            <text:p text:style-name="P230">5</text:p>
          </table:table-cell>
          <table:table-cell table:style-name="TableCell231">
            <text:p text:style-name="P232">4</text:p>
          </table:table-cell>
          <table:table-cell table:style-name="TableCell233">
            <text:p text:style-name="P234">3</text:p>
          </table:table-cell>
          <table:table-cell table:style-name="TableCell235">
            <text:p text:style-name="P236">2</text:p>
          </table:table-cell>
          <table:table-cell table:style-name="TableCell237">
            <text:p text:style-name="P238">1</text:p>
          </table:table-cell>
          <table:table-cell table:style-name="TableCell239">
            <text:p text:style-name="P240">0</text:p>
          </table:table-cell>
        </table:table-row>
        <table:table-row table:style-name="TableRow241">
          <table:table-cell table:style-name="TableCell242">
            <text:p text:style-name="P243">ClearGlobal</text:p>
          </table:table-cell>
          <table:table-cell table:style-name="TableCell244" table:number-columns-spanned="4">
            <text:p text:style-name="P245">DataChannelId</text:p>
          </table:table-cell>
          <table:covered-table-cell/>
          <table:covered-table-cell/>
          <table:covered-table-cell/>
          <table:table-cell table:style-name="TableCell246" table:number-columns-spanned="3">
            <text:p text:style-name="P247">NbData</text:p>
          </table:table-cell>
          <table:covered-table-cell/>
          <table:covered-table-cell/>
        </table:table-row>
      </table:table>
      <text:list text:style-name="LFO10" text:continue-numbering="true">
        <text:list-item>
          <text:p text:style-name="P248"><text:span text:style-name="T249">DataChannelId</text:span><text:span text:style-name="T250"> : est l’identifiant de la source de données à proprement parler. Il est codé sur quatre bits, où le bit 3 de l’octet est celui de poids le plus faible, ce qui autorise 16<text:s/></text:span><text:span text:style-name="T251">identifiants. L’identifiant 0 est réservé pour le nœud, cela nous laisse donc la possibilité d’identifier 15 capteurs.</text:span></text:p>
        </text:list-item>
        <text:list-item>
          <text:p text:style-name="P252"><text:span text:style-name="T253">NbData</text:span><text:span text:style-name="T254"> : indique le nombre de couples (</text:span><text:span text:style-name="T255">Data Type</text:span><text:span text:style-name="T256">, données) à suivre. Il est codé sur 3 bits, où le bit 0 est celui de poids le plus faibl</text:span><text:span text:style-name="T257">e, ce qui laisse donc la possibilité d’avoir jusqu’à 7 couples (la valeur 0 ne peut pas être utilisée et est réservée pour d’éventuels usages futurs).</text:span></text:p>
        </text:list-item>
        <text:list-item>
          <text:p text:style-name="P258"><text:span text:style-name="T259">ClearGlobal</text:span><text:span text:style-name="T260"> : indique si le contexte global doit être vidé ou non. Si ce bit est à<text:s/></text:span><text:span text:style-name="T261">1</text:span><text:span text:style-name="T262"><text:s/>alors toutes les val</text:span><text:span text:style-name="T263">eurs globales courantes n’ont plus cours, nous repartons d’un contexte global vide. Si ce bit est à<text:s/></text:span><text:span text:style-name="T264">0</text:span><text:span text:style-name="T265"><text:s/>alors le contexte global courant est toujours d’actualité.</text:span></text:p>
        </text:list-item>
      </text:list>
      <text:h text:style-name="Titre2" text:outline-level="2">Le champ<text:s/><text:span text:style-name="T266">Data Type</text:span></text:h>
      <text:p text:style-name="P267">Sa longueur minimale est d’un octet et il n’a pas de longueur<text:s/>maximale, même s’il y a peu de chances qu’il dépasse 2 octets un jour. Il est composé d’octets au format identique :</text:p>
      <table:table table:style-name="Table268">
        <table:table-columns>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 table:style-name="TableColumn275"/>
          <table:table-column table:style-name="TableColumn276"/>
        </table:table-columns>
        <table:table-row table:style-name="TableRow277">
          <table:table-cell table:style-name="TableCell278" table:number-columns-spanned="8">
            <text:p text:style-name="P279"><text:span text:style-name="T280">Data Type</text:span><text:span text:style-name="T281">, octet x</text:span></text:p>
          </table:table-cell>
          <table:covered-table-cell/>
          <table:covered-table-cell/>
          <table:covered-table-cell/>
          <table:covered-table-cell/>
          <table:covered-table-cell/>
          <table:covered-table-cell/>
          <table:covered-table-cell/>
        </table:table-row>
        <table:table-row table:style-name="TableRow282">
          <table:table-cell table:style-name="TableCell283">
            <text:p text:style-name="P284">7</text:p>
          </table:table-cell>
          <table:table-cell table:style-name="TableCell285">
            <text:p text:style-name="P286">6</text:p>
          </table:table-cell>
          <table:table-cell table:style-name="TableCell287">
            <text:p text:style-name="P288">5</text:p>
          </table:table-cell>
          <table:table-cell table:style-name="TableCell289">
            <text:p text:style-name="P290">4</text:p>
          </table:table-cell>
          <table:table-cell table:style-name="TableCell291">
            <text:p text:style-name="P292">3</text:p>
          </table:table-cell>
          <table:table-cell table:style-name="TableCell293">
            <text:p text:style-name="P294">2</text:p>
          </table:table-cell>
          <table:table-cell table:style-name="TableCell295">
            <text:p text:style-name="P296">1</text:p>
          </table:table-cell>
          <table:table-cell table:style-name="TableCell297">
            <text:p text:style-name="P298">0</text:p>
          </table:table-cell>
        </table:table-row>
        <table:table-row table:style-name="TableRow299">
          <table:table-cell table:style-name="TableCell300">
            <text:p text:style-name="P301">More</text:p>
          </table:table-cell>
          <table:table-cell table:style-name="TableCell302" table:number-columns-spanned="7">
            <text:p text:style-name="P303">IdPart</text:p>
          </table:table-cell>
          <table:covered-table-cell/>
          <table:covered-table-cell/>
          <table:covered-table-cell/>
          <table:covered-table-cell/>
          <table:covered-table-cell/>
          <table:covered-table-cell/>
        </table:table-row>
      </table:table>
      <text:list text:style-name="LFO11" text:continue-numbering="true">
        <text:list-item>
          <text:p text:style-name="P304"><text:span text:style-name="T305">More</text:span><text:span text:style-name="T306"> : Ce bit (le 7) indique s’il faut un octet supplémentaire pour avoir<text:s/></text:span><text:span text:style-name="T307">l’identifiant<text:s/></text:span><text:span text:style-name="T308">Data Type</text:span><text:span text:style-name="T309"><text:s/>complet. Ainsi, si l’identifiant est inférieur ou égal à 127, alors un octet, avec le bit<text:s/></text:span><text:span text:style-name="T310">More</text:span><text:span text:style-name="T311"><text:s/>à 0 est suffisant. Sinon, le bit<text:s/></text:span><text:span text:style-name="T312">More</text:span><text:span text:style-name="T313"><text:s/>est positionné à 1, et un octet supplémentaire contenant les bits 7 à 13 du<text:s/></text:span><text:span text:style-name="T314">Data Type,</text:span><text:span text:style-name="T315"><text:s/>et avec<text:s/></text:span><text:span text:style-name="T316">More</text:span><text:span text:style-name="T317"><text:s/>à 0, est nécessaire et suit l’octet courant. Et ainsi de suite si deux octets ne sont pas suffisants.</text:span></text:p>
        </text:list-item>
        <text:list-item>
          <text:p text:style-name="P318"><text:span text:style-name="T319">IdPart</text:span><text:span text:style-name="T320"> : Partie de l’identifiant<text:s/></text:span><text:span text:style-name="T321">Data Type</text:span><text:span text:style-name="T322">. Souvenez-vous que les données sont transmises en petit-boutisme (les octets de poids faible en premier).</text:span></text:p>
        </text:list-item>
      </text:list>
      <text:h text:style-name="Titre2" text:outline-level="2">Les<text:s/>différents Data Type et les données associées</text:h>
      <text:p text:style-name="P323">Certaines valeurs peuvent avoir une portée globale, c’est-à-dire que leur valeur est applicable à tous les capteurs et aux valeurs qu’ils produisent. Ce cas a été illustré dans le premier chapitre avec le cas de l’horodatage des données des capteurs.<text:s/><text:span text:style-name="T324">A priori</text:span>, seul le<text:s/><text:span text:style-name="T325">Data Channel</text:span><text:s/>0, celui du nœud, produit des données à valeur globale. La possibilité pour un<text:s/><text:span text:style-name="T326">Data Type</text:span><text:s/>d’avoir une portée globale est indiquée dans les descriptions à suivre, ainsi que les conditions où cette portée globale est effective.</text:p>
      <text:p text:style-name="P327">Voici la liste des identifiants<text:s/><text:span text:style-name="T328">Data Type</text:span><text:s/>et la taille et le codage des données associées :</text:p>
      <text:h text:style-name="Titre3" text:outline-level="3">TimestampUTC (0x00)</text:h>
      <table:table table:style-name="Table329">
        <table:table-columns>
          <table:table-column table:style-name="TableColumn330"/>
          <table:table-column table:style-name="TableColumn331"/>
        </table:table-columns>
        <table:table-row table:style-name="TableRow332">
          <table:table-cell table:style-name="TableCell333" table:number-columns-spanned="2">
            <text:p text:style-name="P334">TimestampUTC</text:p>
          </table:table-cell>
          <table:covered-table-cell/>
        </table:table-row>
        <table:table-row table:style-name="TableRow335">
          <table:table-cell table:style-name="TableCell336" table:number-columns-spanned="2">
            <text:p text:style-name="P337">Est une valeur d’horodatage (timestamp), exprimée en heure universelle.</text:p>
            <text:p text:style-name="Textbody"><text:span text:style-name="T338">Est un<text:s/></text:span><text:span text:style-name="T339">entier non signé qui compte le nombre de secondes écoulées depuis le 1</text:span><text:span text:style-name="T340">er</text:span><text:span text:style-name="T341"><text:s/>janvier 2000 à minuit.</text:span></text:p>
          </table:table-cell>
          <table:covered-table-cell/>
        </table:table-row>
        <table:table-row table:style-name="TableRow342">
          <table:table-cell table:style-name="TableCell343">
            <text:p text:style-name="TableContents"><text:span text:style-name="T344">DataTypeId</text:span><text:span text:style-name="T345"> :</text:span></text:p>
          </table:table-cell>
          <table:table-cell table:style-name="TableCell346">
            <text:p text:style-name="P347">0x00</text:p>
          </table:table-cell>
        </table:table-row>
        <table:table-row table:style-name="TableRow348">
          <table:table-cell table:style-name="TableCell349">
            <text:p text:style-name="P350">Portée globale :</text:p>
          </table:table-cell>
          <table:table-cell table:style-name="TableCell351">
            <text:p text:style-name="TableContents"><text:span text:style-name="T352">Oui, si présent dans le flux du<text:s/></text:span><text:span text:style-name="T353">Data Channel</text:span><text:span text:style-name="T354"><text:s/>0</text:span></text:p>
          </table:table-cell>
        </table:table-row>
        <table:table-row table:style-name="TableRow355">
          <table:table-cell table:style-name="TableCell356">
            <text:p text:style-name="TableContents"><text:span text:style-name="T357">Taille<text:s/></text:span><text:span text:style-name="T358">Data Type</text:span><text:span text:style-name="T359"> :</text:span></text:p>
          </table:table-cell>
          <table:table-cell table:style-name="TableCell360">
            <text:p text:style-name="P361">1 octet</text:p>
          </table:table-cell>
        </table:table-row>
        <table:table-row table:style-name="TableRow362">
          <table:table-cell table:style-name="TableCell363">
            <text:p text:style-name="P364">Taille des données :</text:p>
          </table:table-cell>
          <table:table-cell table:style-name="TableCell365">
            <text:p text:style-name="P366">4 octets<text:s/>(uint32_t LSB)</text:p>
          </table:table-cell>
        </table:table-row>
      </table:table>
      <text:h text:style-name="Titre3" text:outline-level="3">BattVoltageMV (0x01)</text:h>
      <table:table table:style-name="Table367">
        <table:table-columns>
          <table:table-column table:style-name="TableColumn368"/>
          <table:table-column table:style-name="TableColumn369"/>
        </table:table-columns>
        <table:table-row table:style-name="TableRow370">
          <table:table-cell table:style-name="TableCell371" table:number-columns-spanned="2">
            <text:p text:style-name="P372">BattVoltageMV</text:p>
          </table:table-cell>
          <table:covered-table-cell/>
        </table:table-row>
        <table:table-row table:style-name="TableRow373">
          <table:table-cell table:style-name="TableCell374" table:number-columns-spanned="2">
            <text:p text:style-name="P375">Est la tension batterie, en millivolts. Codée avec un entier non signé de 16 bits.</text:p>
            <text:p text:style-name="P376">Peut exprimer une tension batterie comprise entre 0 V et 65,536 V, au millivolt près.</text:p>
          </table:table-cell>
          <table:covered-table-cell/>
        </table:table-row>
        <text:soft-page-break/>
        <table:table-row table:style-name="TableRow377">
          <table:table-cell table:style-name="TableCell378">
            <text:p text:style-name="TableContents"><text:span text:style-name="T379">DataTypeId</text:span><text:span text:style-name="T380"> :</text:span></text:p>
          </table:table-cell>
          <table:table-cell table:style-name="TableCell381">
            <text:p text:style-name="P382">0x01</text:p>
          </table:table-cell>
        </table:table-row>
        <table:table-row table:style-name="TableRow383">
          <table:table-cell table:style-name="TableCell384">
            <text:p text:style-name="P385">Portée<text:s/>globale :</text:p>
          </table:table-cell>
          <table:table-cell table:style-name="TableCell386">
            <text:p text:style-name="TableContents"><text:span text:style-name="T387">Oui, si présent dans le flux du<text:s/></text:span><text:span text:style-name="T388">Data Channel</text:span><text:span text:style-name="T389"><text:s/>0</text:span></text:p>
          </table:table-cell>
        </table:table-row>
        <table:table-row table:style-name="TableRow390">
          <table:table-cell table:style-name="TableCell391">
            <text:p text:style-name="TableContents"><text:span text:style-name="T392">Taille<text:s/></text:span><text:span text:style-name="T393">Data Type</text:span><text:span text:style-name="T394"> :</text:span></text:p>
          </table:table-cell>
          <table:table-cell table:style-name="TableCell395">
            <text:p text:style-name="P396">1 octet</text:p>
          </table:table-cell>
        </table:table-row>
        <table:table-row table:style-name="TableRow397">
          <table:table-cell table:style-name="TableCell398">
            <text:p text:style-name="P399">Taille des données :</text:p>
          </table:table-cell>
          <table:table-cell table:style-name="TableCell400">
            <text:p text:style-name="P401">2 octets (uint16_t LSB)</text:p>
          </table:table-cell>
        </table:table-row>
      </table:table>
      <text:h text:style-name="Titre3" text:outline-level="3">TempDegC (0x02)</text:h>
      <table:table table:style-name="Table402">
        <table:table-columns>
          <table:table-column table:style-name="TableColumn403"/>
          <table:table-column table:style-name="TableColumn404"/>
        </table:table-columns>
        <table:table-row table:style-name="TableRow405">
          <table:table-cell table:style-name="TableCell406" table:number-columns-spanned="2">
            <text:p text:style-name="P407">TempDegC</text:p>
          </table:table-cell>
          <table:covered-table-cell/>
        </table:table-row>
        <table:table-row table:style-name="TableRow408">
          <table:table-cell table:style-name="TableCell409" table:number-columns-spanned="2">
            <text:p text:style-name="P410">Une température, en degrés Celsius. Codée avec un entier non signé sur 16 bits et une<text:s/>résolution de 0,1 °C par bit sur la plage de -273,1 à 1 365,1 °C. La valeur -273,2 °C, indique une erreur.</text:p>
            <text:p text:style-name="P411">Les données sont codées de la façon suivante :</text:p>
            <table:table table:style-name="Table412">
              <table:table-columns>
                <table:table-column table:style-name="TableColumn413"/>
                <table:table-column table:style-name="TableColumn414"/>
                <table:table-column table:style-name="TableColumn415"/>
                <table:table-column table:style-name="TableColumn416"/>
                <table:table-column table:style-name="TableColumn417"/>
                <table:table-column table:style-name="TableColumn418"/>
                <table:table-column table:style-name="TableColumn419"/>
                <table:table-column table:style-name="TableColumn420"/>
                <table:table-column table:style-name="TableColumn421"/>
              </table:table-columns>
              <table:table-row table:style-name="TableRow422">
                <table:table-cell table:style-name="TableCell423">
                  <text:p text:style-name="P424">Octet 0</text:p>
                </table:table-cell>
                <table:table-cell table:style-name="TableCell425" table:number-columns-spanned="8">
                  <text:p text:style-name="P426">Octet 1</text:p>
                </table:table-cell>
                <table:covered-table-cell/>
                <table:covered-table-cell/>
                <table:covered-table-cell/>
                <table:covered-table-cell/>
                <table:covered-table-cell/>
                <table:covered-table-cell/>
                <table:covered-table-cell/>
              </table:table-row>
              <table:table-row table:style-name="TableRow427">
                <table:table-cell table:style-name="TableCell428">
                  <text:p text:style-name="P429">7-0</text:p>
                </table:table-cell>
                <table:table-cell table:style-name="TableCell430">
                  <text:p text:style-name="P431">7</text:p>
                </table:table-cell>
                <table:table-cell table:style-name="TableCell432">
                  <text:p text:style-name="P433">6</text:p>
                </table:table-cell>
                <table:table-cell table:style-name="TableCell434">
                  <text:p text:style-name="P435">5</text:p>
                </table:table-cell>
                <table:table-cell table:style-name="TableCell436">
                  <text:p text:style-name="P437">4</text:p>
                </table:table-cell>
                <table:table-cell table:style-name="TableCell438">
                  <text:p text:style-name="P439">3</text:p>
                </table:table-cell>
                <table:table-cell table:style-name="TableCell440">
                  <text:p text:style-name="P441">2</text:p>
                </table:table-cell>
                <table:table-cell table:style-name="TableCell442">
                  <text:p text:style-name="P443">1</text:p>
                </table:table-cell>
                <table:table-cell table:style-name="TableCell444">
                  <text:p text:style-name="P445">0</text:p>
                </table:table-cell>
              </table:table-row>
              <table:table-row table:style-name="TableRow446">
                <table:table-cell table:style-name="TableCell447">
                  <text:p text:style-name="P448">ValueLSB</text:p>
                </table:table-cell>
                <table:table-cell table:style-name="TableCell449">
                  <text:p text:style-name="P450">AlarmH</text:p>
                </table:table-cell>
                <table:table-cell table:style-name="TableCell451">
                  <text:p text:style-name="P452">AlarmL</text:p>
                </table:table-cell>
                <table:table-cell table:style-name="TableCell453" table:number-columns-spanned="6">
                  <text:p text:style-name="P454">ValueMSB</text:p>
                </table:table-cell>
                <table:covered-table-cell/>
                <table:covered-table-cell/>
                <table:covered-table-cell/>
                <table:covered-table-cell/>
                <table:covered-table-cell/>
              </table:table-row>
            </table:table>
            <text:p text:style-name="P455">Où :</text:p>
            <text:list text:style-name="LFO12" text:continue-numbering="true">
              <text:list-item>
                <text:p text:style-name="P456"><text:span text:style-name="T457">La valeur est :<text:s/></text:span><text:span text:style-name="T458">Octet_0 | (( Octet_1 &amp; 0x3F ) &lt;&lt; 8)</text:span></text:p>
              </text:list-item>
              <text:list-item>
                <text:p text:style-name="P459"><text:span text:style-name="T460">AlarmL</text:span><text:span text:style-name="T461"><text:s/>indique si l’alarme de <text:s/>niveau bas est active (</text:span><text:span text:style-name="T462">1</text:span><text:span text:style-name="T463">) ou non (</text:span><text:span text:style-name="T464">0</text:span><text:span text:style-name="T465">).</text:span></text:p>
              </text:list-item>
              <text:list-item>
                <text:p text:style-name="P466"><text:span text:style-name="T467">AlarmH</text:span><text:span text:style-name="T468"><text:s/>indique si l’alarme de <text:s/>niveau haut est active (</text:span><text:span text:style-name="T469">1</text:span><text:span text:style-name="T470">) ou non (</text:span><text:span text:style-name="T471">0</text:span><text:span text:style-name="T472">).</text:span></text:p>
              </text:list-item>
            </text:list>
            <text:p text:style-name="P473">La température vaut : valeur / 10 – 273,2.</text:p>
          </table:table-cell>
          <table:covered-table-cell/>
        </table:table-row>
        <table:table-row table:style-name="TableRow474">
          <table:table-cell table:style-name="TableCell475">
            <text:p text:style-name="TableContents"><text:span text:style-name="T476">DataTypeId</text:span><text:span text:style-name="T477"> :</text:span></text:p>
          </table:table-cell>
          <table:table-cell table:style-name="TableCell478">
            <text:p text:style-name="P479">0x02</text:p>
          </table:table-cell>
        </table:table-row>
        <table:table-row table:style-name="TableRow480">
          <table:table-cell table:style-name="TableCell481">
            <text:p text:style-name="P482">Portée<text:s/>globale :</text:p>
          </table:table-cell>
          <table:table-cell table:style-name="TableCell483">
            <text:p text:style-name="P484">Non</text:p>
          </table:table-cell>
        </table:table-row>
        <table:table-row table:style-name="TableRow485">
          <table:table-cell table:style-name="TableCell486">
            <text:p text:style-name="TableContents"><text:span text:style-name="T487">Taille<text:s/></text:span><text:span text:style-name="T488">Data Type</text:span><text:span text:style-name="T489"> :</text:span></text:p>
          </table:table-cell>
          <table:table-cell table:style-name="TableCell490">
            <text:p text:style-name="P491">1 octet</text:p>
          </table:table-cell>
        </table:table-row>
        <table:table-row table:style-name="TableRow492">
          <table:table-cell table:style-name="TableCell493">
            <text:p text:style-name="P494">Taille des données :</text:p>
          </table:table-cell>
          <table:table-cell table:style-name="TableCell495">
            <text:p text:style-name="P496">2 octets (uint16_t LSB)</text:p>
          </table:table-cell>
        </table:table-row>
      </table:table>
      <text:h text:style-name="Titre3" text:outline-level="3">TempDegCLowRes (0x03)</text:h>
      <table:table table:style-name="Table497">
        <table:table-columns>
          <table:table-column table:style-name="TableColumn498"/>
          <table:table-column table:style-name="TableColumn499"/>
        </table:table-columns>
        <table:table-row table:style-name="TableRow500">
          <table:table-cell table:style-name="TableCell501" table:number-columns-spanned="2">
            <text:p text:style-name="P502">TempDegCLowRes</text:p>
          </table:table-cell>
          <table:covered-table-cell/>
        </table:table-row>
        <table:table-row table:style-name="TableRow503">
          <table:table-cell table:style-name="TableCell504" table:number-columns-spanned="2">
            <text:p text:style-name="P505">Une température, en degrés Celsius, avec une résolution et une plage réduite. Codée avec un entier non signé sur 8 bits. Une<text:s/>valeur de 0 correspond à -50 °C et un bit correspond à 0,5 °C. La température maximale codable est donc de 77 °C. Une valeur de 255, soit 77,5 °C, indique une erreur.</text:p>
            <text:p text:style-name="P506">La température vaut donc : -50 + valeur / 2.</text:p>
          </table:table-cell>
          <table:covered-table-cell/>
        </table:table-row>
        <table:table-row table:style-name="TableRow507">
          <table:table-cell table:style-name="TableCell508">
            <text:p text:style-name="TableContents"><text:span text:style-name="T509">DataTypeId</text:span><text:span text:style-name="T510"> :</text:span></text:p>
          </table:table-cell>
          <table:table-cell table:style-name="TableCell511">
            <text:p text:style-name="P512">0x03</text:p>
          </table:table-cell>
        </table:table-row>
        <table:table-row table:style-name="TableRow513">
          <table:table-cell table:style-name="TableCell514">
            <text:p text:style-name="P515">Portée globale :</text:p>
          </table:table-cell>
          <table:table-cell table:style-name="TableCell516">
            <text:p text:style-name="P517">Non</text:p>
          </table:table-cell>
        </table:table-row>
        <table:table-row table:style-name="TableRow518">
          <table:table-cell table:style-name="TableCell519">
            <text:p text:style-name="TableContents"><text:span text:style-name="T520">Taille<text:s/></text:span><text:span text:style-name="T521">Data Type</text:span><text:span text:style-name="T522"> :</text:span></text:p>
          </table:table-cell>
          <table:table-cell table:style-name="TableCell523">
            <text:p text:style-name="P524">1 octet</text:p>
          </table:table-cell>
        </table:table-row>
        <table:table-row table:style-name="TableRow525">
          <table:table-cell table:style-name="TableCell526">
            <text:p text:style-name="P527">Taille des données :</text:p>
          </table:table-cell>
          <table:table-cell table:style-name="TableCell528">
            <text:p text:style-name="P529">1 octets (uint8_t)</text:p>
          </table:table-cell>
        </table:table-row>
      </table:table>
      <text:h text:style-name="Titre3" text:outline-level="3">PressAtmoHPa (0x04)</text:h>
      <table:table table:style-name="Table530">
        <table:table-columns>
          <table:table-column table:style-name="TableColumn531"/>
          <table:table-column table:style-name="TableColumn532"/>
        </table:table-columns>
        <table:table-row table:style-name="TableRow533">
          <table:table-cell table:style-name="TableCell534" table:number-columns-spanned="2">
            <text:p text:style-name="P535">PressAtmoHPa</text:p>
          </table:table-cell>
          <table:covered-table-cell/>
        </table:table-row>
        <table:table-row table:style-name="TableRow536">
          <table:table-cell table:style-name="TableCell537" table:number-columns-spanned="2">
            <text:p text:style-name="P538">Une pression atmosphérique en hectoPascals. Codée avec un entier non signé de 16 bits. Une valeur 0 correspond à 700 hPa et 1 bit correspond à<text:s/>0,01 hPa. La pression maximale codable est donc de 1 355,36 hPa.</text:p>
            <text:p text:style-name="P539">La pression vaut donc : 700 + valeur / 100.</text:p>
          </table:table-cell>
          <table:covered-table-cell/>
        </table:table-row>
        <text:soft-page-break/>
        <table:table-row table:style-name="TableRow540">
          <table:table-cell table:style-name="TableCell541">
            <text:p text:style-name="TableContents"><text:span text:style-name="T542">DataTypeId</text:span><text:span text:style-name="T543"> :</text:span></text:p>
          </table:table-cell>
          <table:table-cell table:style-name="TableCell544">
            <text:p text:style-name="P545">0x04</text:p>
          </table:table-cell>
        </table:table-row>
        <table:table-row table:style-name="TableRow546">
          <table:table-cell table:style-name="TableCell547">
            <text:p text:style-name="P548">Portée globale :</text:p>
          </table:table-cell>
          <table:table-cell table:style-name="TableCell549">
            <text:p text:style-name="P550">Non</text:p>
          </table:table-cell>
        </table:table-row>
        <table:table-row table:style-name="TableRow551">
          <table:table-cell table:style-name="TableCell552">
            <text:p text:style-name="TableContents"><text:span text:style-name="T553">Taille<text:s/></text:span><text:span text:style-name="T554">Data Type</text:span><text:span text:style-name="T555"> :</text:span></text:p>
          </table:table-cell>
          <table:table-cell table:style-name="TableCell556">
            <text:p text:style-name="P557">1 octet</text:p>
          </table:table-cell>
        </table:table-row>
        <table:table-row table:style-name="TableRow558">
          <table:table-cell table:style-name="TableCell559">
            <text:p text:style-name="P560">Taille des données :</text:p>
          </table:table-cell>
          <table:table-cell table:style-name="TableCell561">
            <text:p text:style-name="P562">2 octets (uint16_t LSB)</text:p>
          </table:table-cell>
        </table:table-row>
      </table:table>
      <text:h text:style-name="Titre3" text:outline-level="3">AirHumidityRelPercent (0x05)</text:h>
      <table:table table:style-name="Table563">
        <table:table-columns>
          <table:table-column table:style-name="TableColumn564"/>
          <table:table-column table:style-name="TableColumn565"/>
        </table:table-columns>
        <table:table-row table:style-name="TableRow566">
          <table:table-cell table:style-name="TableCell567" table:number-columns-spanned="2">
            <text:p text:style-name="P568">AirHumidityRelPercent</text:p>
          </table:table-cell>
          <table:covered-table-cell/>
        </table:table-row>
        <table:table-row table:style-name="TableRow569">
          <table:table-cell table:style-name="TableCell570" table:number-columns-spanned="2">
            <text:p text:style-name="P571">Une humidité relative de l’air, en pourcents. Codée avec un entier non signé de 8 bits et une résolution de 0,5 % par bit.</text:p>
            <text:p text:style-name="P572">La température vaut donc : valeur / 2.</text:p>
          </table:table-cell>
          <table:covered-table-cell/>
        </table:table-row>
        <table:table-row table:style-name="TableRow573">
          <table:table-cell table:style-name="TableCell574">
            <text:p text:style-name="TableContents"><text:span text:style-name="T575">DataTypeId</text:span><text:span text:style-name="T576"> :</text:span></text:p>
          </table:table-cell>
          <table:table-cell table:style-name="TableCell577">
            <text:p text:style-name="P578">0x05</text:p>
          </table:table-cell>
        </table:table-row>
        <table:table-row table:style-name="TableRow579">
          <table:table-cell table:style-name="TableCell580">
            <text:p text:style-name="P581">Portée<text:s/>globale :</text:p>
          </table:table-cell>
          <table:table-cell table:style-name="TableCell582">
            <text:p text:style-name="P583">Non</text:p>
          </table:table-cell>
        </table:table-row>
        <table:table-row table:style-name="TableRow584">
          <table:table-cell table:style-name="TableCell585">
            <text:p text:style-name="TableContents"><text:span text:style-name="T586">Taille<text:s/></text:span><text:span text:style-name="T587">Data Type</text:span><text:span text:style-name="T588"> :</text:span></text:p>
          </table:table-cell>
          <table:table-cell table:style-name="TableCell589">
            <text:p text:style-name="P590">1 octet</text:p>
          </table:table-cell>
        </table:table-row>
        <table:table-row table:style-name="TableRow591">
          <table:table-cell table:style-name="TableCell592">
            <text:p text:style-name="P593">Taille des données :</text:p>
          </table:table-cell>
          <table:table-cell table:style-name="TableCell594">
            <text:p text:style-name="P595">1 octets (uint8_t)</text:p>
          </table:table-cell>
        </table:table-row>
      </table:table>
      <text:h text:style-name="Titre3" text:outline-level="3">GeographicalPosition3D (0x06)</text:h>
      <table:table table:style-name="Table596">
        <table:table-columns>
          <table:table-column table:style-name="TableColumn597"/>
          <table:table-column table:style-name="TableColumn598"/>
        </table:table-columns>
        <table:table-row table:style-name="TableRow599">
          <table:table-cell table:style-name="TableCell600" table:number-columns-spanned="2">
            <text:p text:style-name="P601">GeographicalPosition3D</text:p>
          </table:table-cell>
          <table:covered-table-cell/>
        </table:table-row>
        <table:table-row table:style-name="TableRow602">
          <table:table-cell table:style-name="TableCell603" table:number-columns-spanned="2">
            <text:p text:style-name="P604">Une position géographique sur trois dimensions (latitude, longitude, altitude). La latitude et la longitude sont<text:s/>exprimées en degrés décimaux au moyen d’un entier signé sur 24 bits où chaque bit correspond à 0,000025° et avec un offset de 180°. L’altitude est exprimée en mètres au moyen d’un entier non signé sur 24 bits où chaque bit correspond à 0,01 mètres et avec<text:s/>un offset de 7 000,00 mètres.</text:p>
            <text:p text:style-name="P605">Latitude : valeur x 0,000025 – 180,0</text:p>
            <text:p text:style-name="P606">Longitude : valeur x 0,000025 – 180,0</text:p>
            <text:p text:style-name="P607">Altitude : valeur x 0,01 – 7000,0</text:p>
          </table:table-cell>
          <table:covered-table-cell/>
        </table:table-row>
        <table:table-row table:style-name="TableRow608">
          <table:table-cell table:style-name="TableCell609">
            <text:p text:style-name="TableContents"><text:span text:style-name="T610">DataTypeId</text:span><text:span text:style-name="T611"> :</text:span></text:p>
          </table:table-cell>
          <table:table-cell table:style-name="TableCell612">
            <text:p text:style-name="P613">0x06</text:p>
          </table:table-cell>
        </table:table-row>
        <table:table-row table:style-name="TableRow614">
          <table:table-cell table:style-name="TableCell615">
            <text:p text:style-name="P616">Portée globale :</text:p>
          </table:table-cell>
          <table:table-cell table:style-name="TableCell617">
            <text:p text:style-name="TableContents"><text:span text:style-name="T618">Oui, si présent dans le flux du<text:s/></text:span><text:span text:style-name="T619">Data Channel</text:span><text:span text:style-name="T620"><text:s/>0</text:span></text:p>
          </table:table-cell>
        </table:table-row>
        <table:table-row table:style-name="TableRow621">
          <table:table-cell table:style-name="TableCell622">
            <text:p text:style-name="TableContents"><text:span text:style-name="T623">Taille<text:s/></text:span><text:span text:style-name="T624">Data Type</text:span><text:span text:style-name="T625"> :</text:span></text:p>
          </table:table-cell>
          <table:table-cell table:style-name="TableCell626">
            <text:p text:style-name="P627">1 octet</text:p>
          </table:table-cell>
        </table:table-row>
        <table:table-row table:style-name="TableRow628">
          <table:table-cell table:style-name="TableCell629">
            <text:p text:style-name="P630">Taille des données :</text:p>
          </table:table-cell>
          <table:table-cell table:style-name="TableCell631">
            <text:p text:style-name="P632">9 octets : latitude (uint24_t LSB), longitude (uint24_t LSB), altitude (uint24_t LSB)</text:p>
          </table:table-cell>
        </table:table-row>
      </table:table>
      <text:h text:style-name="Titre3" text:outline-level="3">GeographicalPosition2D (0x07)</text:h>
      <text:p text:style-name="Standard"/>
      <table:table table:style-name="Table633">
        <table:table-columns>
          <table:table-column table:style-name="TableColumn634"/>
          <table:table-column table:style-name="TableColumn635"/>
        </table:table-columns>
        <table:table-row table:style-name="TableRow636">
          <table:table-cell table:style-name="TableCell637" table:number-columns-spanned="2">
            <text:p text:style-name="P638">GeographicalPosition2D</text:p>
          </table:table-cell>
          <table:covered-table-cell/>
        </table:table-row>
        <table:table-row table:style-name="TableRow639">
          <table:table-cell table:style-name="TableCell640" table:number-columns-spanned="2">
            <text:p text:style-name="P641">Une position géographique sur deux dimensions (latitude, longitude). Les valeurs sont<text:s/>exprimées en degrés décimaux aux moyens d’entiers non signés de 24 bits où chaque bit correspond à 0,000025° et avec un offset de 180°.</text:p>
            <text:p text:style-name="P642">Latitude : valeur x 0,000025 – 180,0</text:p>
            <text:p text:style-name="P643">Longitude : valeur x 0,000025 – 180,0</text:p>
          </table:table-cell>
          <table:covered-table-cell/>
        </table:table-row>
        <table:table-row table:style-name="TableRow644">
          <table:table-cell table:style-name="TableCell645">
            <text:p text:style-name="TableContents"><text:span text:style-name="T646">DataTypeId</text:span><text:span text:style-name="T647"> :</text:span></text:p>
          </table:table-cell>
          <table:table-cell table:style-name="TableCell648">
            <text:p text:style-name="P649">0x07</text:p>
          </table:table-cell>
        </table:table-row>
        <table:table-row table:style-name="TableRow650">
          <table:table-cell table:style-name="TableCell651">
            <text:p text:style-name="P652">Portée globale :</text:p>
          </table:table-cell>
          <table:table-cell table:style-name="TableCell653">
            <text:p text:style-name="TableContents"><text:span text:style-name="T654">Oui,<text:s/></text:span><text:span text:style-name="T655">si présent dans le flux du<text:s/></text:span><text:span text:style-name="T656">Data Channel</text:span><text:span text:style-name="T657"><text:s/>0</text:span></text:p>
          </table:table-cell>
        </table:table-row>
        <table:table-row table:style-name="TableRow658">
          <table:table-cell table:style-name="TableCell659">
            <text:p text:style-name="TableContents"><text:span text:style-name="T660">Taille<text:s/></text:span><text:span text:style-name="T661">Data Type</text:span><text:span text:style-name="T662"> :</text:span></text:p>
          </table:table-cell>
          <table:table-cell table:style-name="TableCell663">
            <text:p text:style-name="P664">1 octet</text:p>
          </table:table-cell>
        </table:table-row>
        <text:soft-page-break/>
        <table:table-row table:style-name="TableRow665">
          <table:table-cell table:style-name="TableCell666">
            <text:p text:style-name="P667">Taille des données :</text:p>
          </table:table-cell>
          <table:table-cell table:style-name="TableCell668">
            <text:p text:style-name="P669">6 octets : latitude (uint24_t LSB), longitude (uint24_t LSB)</text:p>
          </table:table-cell>
        </table:table-row>
      </table:table>
      <text:h text:style-name="Titre3" text:outline-level="3">IlluminanceLux (0x08)</text:h>
      <table:table table:style-name="Table670">
        <table:table-columns>
          <table:table-column table:style-name="TableColumn671"/>
          <table:table-column table:style-name="TableColumn672"/>
        </table:table-columns>
        <table:table-row table:style-name="TableRow673">
          <table:table-cell table:style-name="TableCell674" table:number-columns-spanned="2">
            <text:p text:style-name="P675">IlluminanceLux</text:p>
          </table:table-cell>
          <table:covered-table-cell/>
        </table:table-row>
        <table:table-row table:style-name="TableRow676">
          <table:table-cell table:style-name="TableCell677" table:number-columns-spanned="2">
            <text:p text:style-name="P678">Une luminosité, en Lux. Codé avec un entier non signé sur 16<text:s/>bits où chaque bit correspond à 1 lux.</text:p>
            <text:p text:style-name="P679">La luminosité vaut donc : valeur.</text:p>
          </table:table-cell>
          <table:covered-table-cell/>
        </table:table-row>
        <table:table-row table:style-name="TableRow680">
          <table:table-cell table:style-name="TableCell681">
            <text:p text:style-name="TableContents"><text:span text:style-name="T682">DataTypeId</text:span><text:span text:style-name="T683"> :</text:span></text:p>
          </table:table-cell>
          <table:table-cell table:style-name="TableCell684">
            <text:p text:style-name="P685">0x08</text:p>
          </table:table-cell>
        </table:table-row>
        <table:table-row table:style-name="TableRow686">
          <table:table-cell table:style-name="TableCell687">
            <text:p text:style-name="P688">Portée globale :</text:p>
          </table:table-cell>
          <table:table-cell table:style-name="TableCell689">
            <text:p text:style-name="P690">Non</text:p>
          </table:table-cell>
        </table:table-row>
        <table:table-row table:style-name="TableRow691">
          <table:table-cell table:style-name="TableCell692">
            <text:p text:style-name="TableContents"><text:span text:style-name="T693">Taille<text:s/></text:span><text:span text:style-name="T694">Data Type</text:span><text:span text:style-name="T695"> :</text:span></text:p>
          </table:table-cell>
          <table:table-cell table:style-name="TableCell696">
            <text:p text:style-name="P697">1 octet</text:p>
          </table:table-cell>
        </table:table-row>
        <table:table-row table:style-name="TableRow698">
          <table:table-cell table:style-name="TableCell699">
            <text:p text:style-name="P700">Taille des données :</text:p>
          </table:table-cell>
          <table:table-cell table:style-name="TableCell701">
            <text:p text:style-name="P702">2 octets (uint16_t LSB)</text:p>
          </table:table-cell>
        </table:table-row>
      </table:table>
      <text:h text:style-name="Titre3" text:outline-level="3">IlluminanceLuxHiRes (0x09)</text:h>
      <table:table table:style-name="Table703">
        <table:table-columns>
          <table:table-column table:style-name="TableColumn704"/>
          <table:table-column table:style-name="TableColumn705"/>
        </table:table-columns>
        <table:table-row table:style-name="TableRow706">
          <table:table-cell table:style-name="TableCell707" table:number-columns-spanned="2">
            <text:p text:style-name="P708">IlluminanceLux</text:p>
          </table:table-cell>
          <table:covered-table-cell/>
        </table:table-row>
        <table:table-row table:style-name="TableRow709">
          <table:table-cell table:style-name="TableCell710" table:number-columns-spanned="2">
            <text:p text:style-name="P711">Une luminosité en<text:s/>haute précision, en Lux. Codé avec un entier non signé sur 32 bits où chaque bit correspond à 0,0001 Lux.</text:p>
            <text:p text:style-name="P712">La luminosité vaut donc : valeur x 0,0001</text:p>
          </table:table-cell>
          <table:covered-table-cell/>
        </table:table-row>
        <table:table-row table:style-name="TableRow713">
          <table:table-cell table:style-name="TableCell714">
            <text:p text:style-name="TableContents"><text:span text:style-name="T715">DataTypeId</text:span><text:span text:style-name="T716"> :</text:span></text:p>
          </table:table-cell>
          <table:table-cell table:style-name="TableCell717">
            <text:p text:style-name="P718">0x09</text:p>
          </table:table-cell>
        </table:table-row>
        <table:table-row table:style-name="TableRow719">
          <table:table-cell table:style-name="TableCell720">
            <text:p text:style-name="P721">Portée globale :</text:p>
          </table:table-cell>
          <table:table-cell table:style-name="TableCell722">
            <text:p text:style-name="P723">Non</text:p>
          </table:table-cell>
        </table:table-row>
        <table:table-row table:style-name="TableRow724">
          <table:table-cell table:style-name="TableCell725">
            <text:p text:style-name="TableContents"><text:span text:style-name="T726">Taille<text:s/></text:span><text:span text:style-name="T727">Data Type</text:span><text:span text:style-name="T728"> :</text:span></text:p>
          </table:table-cell>
          <table:table-cell table:style-name="TableCell729">
            <text:p text:style-name="P730">1 octet</text:p>
          </table:table-cell>
        </table:table-row>
        <table:table-row table:style-name="TableRow731">
          <table:table-cell table:style-name="TableCell732">
            <text:p text:style-name="P733">Taille des données :</text:p>
          </table:table-cell>
          <table:table-cell table:style-name="TableCell734">
            <text:p text:style-name="P735">4 octets<text:s/>(uint32_t LSB)</text:p>
          </table:table-cell>
        </table:table-row>
      </table:table>
      <text:h text:style-name="Titre3" text:outline-level="3">SolutionConductivitySCm (0x0A)</text:h>
      <table:table table:style-name="Table736">
        <table:table-columns>
          <table:table-column table:style-name="TableColumn737"/>
          <table:table-column table:style-name="TableColumn738"/>
        </table:table-columns>
        <table:table-row table:style-name="TableRow739">
          <table:table-cell table:style-name="TableCell740" table:number-columns-spanned="2">
            <text:p text:style-name="P741">SolutionConductivitySCm</text:p>
          </table:table-cell>
          <table:covered-table-cell/>
        </table:table-row>
        <table:table-row table:style-name="TableRow742">
          <table:table-cell table:style-name="TableCell743" table:number-columns-spanned="2">
            <text:p text:style-name="P744"><text:span text:style-name="T745">La conductivité d’une solution, en S.cm</text:span><text:span text:style-name="T746">-1</text:span><text:span text:style-name="T747">. Codé avec un entier non signé de 24 bits où chaque bit correspond à 0,05 S.cm</text:span><text:span text:style-name="T748">-1</text:span><text:span text:style-name="T749">.</text:span></text:p>
            <text:p text:style-name="P750">La conductivité vaut donc : valeur x 0,05.</text:p>
          </table:table-cell>
          <table:covered-table-cell/>
        </table:table-row>
        <table:table-row table:style-name="TableRow751">
          <table:table-cell table:style-name="TableCell752">
            <text:p text:style-name="TableContents"><text:span text:style-name="T753">DataTypeId</text:span><text:span text:style-name="T754"> :</text:span></text:p>
          </table:table-cell>
          <table:table-cell table:style-name="TableCell755">
            <text:p text:style-name="P756">0x0A</text:p>
          </table:table-cell>
        </table:table-row>
        <table:table-row table:style-name="TableRow757">
          <table:table-cell table:style-name="TableCell758">
            <text:p text:style-name="P759">Portée globale :</text:p>
          </table:table-cell>
          <table:table-cell table:style-name="TableCell760">
            <text:p text:style-name="P761">Non</text:p>
          </table:table-cell>
        </table:table-row>
        <table:table-row table:style-name="TableRow762">
          <table:table-cell table:style-name="TableCell763">
            <text:p text:style-name="TableContents"><text:span text:style-name="T764">Taille<text:s/></text:span><text:span text:style-name="T765">Data Type</text:span><text:span text:style-name="T766"> :</text:span></text:p>
          </table:table-cell>
          <table:table-cell table:style-name="TableCell767">
            <text:p text:style-name="P768">1 octet</text:p>
          </table:table-cell>
        </table:table-row>
        <table:table-row table:style-name="TableRow769">
          <table:table-cell table:style-name="TableCell770">
            <text:p text:style-name="P771">Taille des données :</text:p>
          </table:table-cell>
          <table:table-cell table:style-name="TableCell772">
            <text:p text:style-name="P773">3 octets (uint24_t LSB)</text:p>
          </table:table-cell>
        </table:table-row>
      </table:table>
      <text:h text:style-name="Titre3" text:outline-level="3">DigitalInput (0x0B)</text:h>
      <table:table table:style-name="Table774">
        <table:table-columns>
          <table:table-column table:style-name="TableColumn775"/>
          <table:table-column table:style-name="TableColumn776"/>
        </table:table-columns>
        <table:table-row table:style-name="TableRow777">
          <table:table-cell table:style-name="TableCell778" table:number-columns-spanned="2">
            <text:p text:style-name="P779">DigitalInput</text:p>
          </table:table-cell>
          <table:covered-table-cell/>
        </table:table-row>
        <text:soft-page-break/>
        <table:table-row table:style-name="TableRow780">
          <table:table-cell table:style-name="TableCell781" table:number-columns-spanned="2">
            <text:p text:style-name="P782">Indique l’état logique d’une entrée numérique.</text:p>
            <text:p text:style-name="P783">L’octet des données est codé de la façon<text:s/>suivante :</text:p>
            <table:table table:style-name="Table784">
              <table:table-columns>
                <table:table-column table:style-name="TableColumn785"/>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able:number-columns-spanned="8">
                  <text:p text:style-name="P795">Octet des données</text:p>
                </table:table-cell>
                <table:covered-table-cell/>
                <table:covered-table-cell/>
                <table:covered-table-cell/>
                <table:covered-table-cell/>
                <table:covered-table-cell/>
                <table:covered-table-cell/>
                <table:covered-table-cell/>
              </table:table-row>
              <table:table-row table:style-name="TableRow796">
                <table:table-cell table:style-name="TableCell797">
                  <text:p text:style-name="P798">7</text:p>
                </table:table-cell>
                <table:table-cell table:style-name="TableCell799">
                  <text:p text:style-name="P800">6</text:p>
                </table:table-cell>
                <table:table-cell table:style-name="TableCell801">
                  <text:p text:style-name="P802">5</text:p>
                </table:table-cell>
                <table:table-cell table:style-name="TableCell803">
                  <text:p text:style-name="P804">4</text:p>
                </table:table-cell>
                <table:table-cell table:style-name="TableCell805">
                  <text:p text:style-name="P806">3</text:p>
                </table:table-cell>
                <table:table-cell table:style-name="TableCell807">
                  <text:p text:style-name="P808">2</text:p>
                </table:table-cell>
                <table:table-cell table:style-name="TableCell809">
                  <text:p text:style-name="P810">1</text:p>
                </table:table-cell>
                <table:table-cell table:style-name="TableCell811">
                  <text:p text:style-name="P812">0</text:p>
                </table:table-cell>
              </table:table-row>
              <table:table-row table:style-name="TableRow813">
                <table:table-cell table:style-name="TableCell814" table:number-columns-spanned="7">
                  <text:p text:style-name="P815">InputId</text:p>
                </table:table-cell>
                <table:covered-table-cell/>
                <table:covered-table-cell/>
                <table:covered-table-cell/>
                <table:covered-table-cell/>
                <table:covered-table-cell/>
                <table:covered-table-cell/>
                <table:table-cell table:style-name="TableCell816">
                  <text:p text:style-name="P817">Value</text:p>
                </table:table-cell>
              </table:table-row>
            </table:table>
            <text:p text:style-name="P818">Où :</text:p>
            <text:list text:style-name="LFO13" text:continue-numbering="true">
              <text:list-item>
                <text:p text:style-name="P819"><text:span text:style-name="T820">InputId</text:span><text:span text:style-name="T821"><text:s/>est l’identifiant de l’entrée numérique. Nous pouvons donc surveiller jusqu’à 128 entrées.</text:span></text:p>
              </text:list-item>
              <text:list-item>
                <text:p text:style-name="P822"><text:span text:style-name="T823">Value</text:span><text:span text:style-name="T824"><text:s/>est l’état de l’entrée numérique</text:span></text:p>
              </text:list-item>
            </text:list>
          </table:table-cell>
          <table:covered-table-cell/>
        </table:table-row>
        <table:table-row table:style-name="TableRow825">
          <table:table-cell table:style-name="TableCell826">
            <text:p text:style-name="TableContents"><text:span text:style-name="T827">DataTypeId</text:span><text:span text:style-name="T828"> :</text:span></text:p>
          </table:table-cell>
          <table:table-cell table:style-name="TableCell829">
            <text:p text:style-name="P830">0x0B</text:p>
          </table:table-cell>
        </table:table-row>
        <table:table-row table:style-name="TableRow831">
          <table:table-cell table:style-name="TableCell832">
            <text:p text:style-name="P833">Portée globale :</text:p>
          </table:table-cell>
          <table:table-cell table:style-name="TableCell834">
            <text:p text:style-name="P835">Non</text:p>
          </table:table-cell>
        </table:table-row>
        <table:table-row table:style-name="TableRow836">
          <table:table-cell table:style-name="TableCell837">
            <text:p text:style-name="TableContents"><text:span text:style-name="T838">Taille<text:s/></text:span><text:span text:style-name="T839">Data Type</text:span><text:span text:style-name="T840"> :</text:span></text:p>
          </table:table-cell>
          <table:table-cell table:style-name="TableCell841">
            <text:p text:style-name="P842">1 octet</text:p>
          </table:table-cell>
        </table:table-row>
        <table:table-row table:style-name="TableRow843">
          <table:table-cell table:style-name="TableCell844">
            <text:p text:style-name="P845">Taille des données :</text:p>
          </table:table-cell>
          <table:table-cell table:style-name="TableCell846">
            <text:p text:style-name="P847">1 octet</text:p>
          </table:table-cell>
        </table:table-row>
      </table:table>
      <text:h text:style-name="Titre3" text:outline-level="3">VoltageV (0x0C)</text:h>
      <table:table table:style-name="Table848">
        <table:table-columns>
          <table:table-column table:style-name="TableColumn849"/>
          <table:table-column table:style-name="TableColumn850"/>
        </table:table-columns>
        <table:table-row table:style-name="TableRow851">
          <table:table-cell table:style-name="TableCell852" table:number-columns-spanned="2">
            <text:p text:style-name="P853">VoltageV</text:p>
          </table:table-cell>
          <table:covered-table-cell/>
        </table:table-row>
        <table:table-row table:style-name="TableRow854">
          <table:table-cell table:style-name="TableCell855" table:number-columns-spanned="2">
            <text:p text:style-name="P856">Une tension codée au moyen d’un entier signé sur 16 bits, où chaque bit représente 0,01 V. Peut donc représenter une tension comprise entre -327,68 et 327,67 V.</text:p>
            <text:p text:style-name="P857">La<text:s/>tension : valeur x 0,01.</text:p>
          </table:table-cell>
          <table:covered-table-cell/>
        </table:table-row>
        <table:table-row table:style-name="TableRow858">
          <table:table-cell table:style-name="TableCell859">
            <text:p text:style-name="TableContents"><text:span text:style-name="T860">DataTypeId</text:span><text:span text:style-name="T861"> :</text:span></text:p>
          </table:table-cell>
          <table:table-cell table:style-name="TableCell862">
            <text:p text:style-name="P863">0x0C</text:p>
          </table:table-cell>
        </table:table-row>
        <table:table-row table:style-name="TableRow864">
          <table:table-cell table:style-name="TableCell865">
            <text:p text:style-name="P866">Portée globale :</text:p>
          </table:table-cell>
          <table:table-cell table:style-name="TableCell867">
            <text:p text:style-name="P868">Non</text:p>
          </table:table-cell>
        </table:table-row>
        <table:table-row table:style-name="TableRow869">
          <table:table-cell table:style-name="TableCell870">
            <text:p text:style-name="TableContents"><text:span text:style-name="T871">Taille<text:s/></text:span><text:span text:style-name="T872">Data Type</text:span><text:span text:style-name="T873"> :</text:span></text:p>
          </table:table-cell>
          <table:table-cell table:style-name="TableCell874">
            <text:p text:style-name="P875">1 octet</text:p>
          </table:table-cell>
        </table:table-row>
        <table:table-row table:style-name="TableRow876">
          <table:table-cell table:style-name="TableCell877">
            <text:p text:style-name="P878">Taille des données :</text:p>
          </table:table-cell>
          <table:table-cell table:style-name="TableCell879">
            <text:p text:style-name="P880">2 octets (int16_t LSB)</text:p>
          </table:table-cell>
        </table:table-row>
      </table:table>
      <text:h text:style-name="Titre3" text:outline-level="3">Acceleration3DG (0x0D)</text:h>
      <table:table table:style-name="Table881">
        <table:table-columns>
          <table:table-column table:style-name="TableColumn882"/>
          <table:table-column table:style-name="TableColumn883"/>
        </table:table-columns>
        <table:table-row table:style-name="TableRow884">
          <table:table-cell table:style-name="TableCell885" table:number-columns-spanned="2">
            <text:p text:style-name="P886">Acceleration3DG</text:p>
          </table:table-cell>
          <table:covered-table-cell/>
        </table:table-row>
        <table:table-row table:style-name="TableRow887">
          <table:table-cell table:style-name="TableCell888" table:number-columns-spanned="2">
            <text:p text:style-name="P889">Une accélération avec ses trois composantes (X ; Y ; Z). Chaque<text:s/>composante est codée au moyen d’un entier signé sur 16 bits où chaque bit correspond à 0,001 G.</text:p>
            <text:p text:style-name="P890">Composante : valeur x 0,001.</text:p>
          </table:table-cell>
          <table:covered-table-cell/>
        </table:table-row>
        <table:table-row table:style-name="TableRow891">
          <table:table-cell table:style-name="TableCell892">
            <text:p text:style-name="TableContents"><text:span text:style-name="T893">DataTypeId</text:span><text:span text:style-name="T894"> :</text:span></text:p>
          </table:table-cell>
          <table:table-cell table:style-name="TableCell895">
            <text:p text:style-name="P896">0x0D</text:p>
          </table:table-cell>
        </table:table-row>
        <table:table-row table:style-name="TableRow897">
          <table:table-cell table:style-name="TableCell898">
            <text:p text:style-name="P899">Portée globale :</text:p>
          </table:table-cell>
          <table:table-cell table:style-name="TableCell900">
            <text:p text:style-name="P901">Non</text:p>
          </table:table-cell>
        </table:table-row>
        <table:table-row table:style-name="TableRow902">
          <table:table-cell table:style-name="TableCell903">
            <text:p text:style-name="TableContents"><text:span text:style-name="T904">Taille<text:s/></text:span><text:span text:style-name="T905">Data Type</text:span><text:span text:style-name="T906"> :</text:span></text:p>
          </table:table-cell>
          <table:table-cell table:style-name="TableCell907">
            <text:p text:style-name="P908">1 octet</text:p>
          </table:table-cell>
        </table:table-row>
        <table:table-row table:style-name="TableRow909">
          <table:table-cell table:style-name="TableCell910">
            <text:p text:style-name="P911">Taille des données :</text:p>
          </table:table-cell>
          <table:table-cell table:style-name="TableCell912">
            <text:p text:style-name="P913">6 octets : X (int16_t LSB), Y<text:s/>(int16_t LSB), Z (int16_t LSB)</text:p>
          </table:table-cell>
        </table:table-row>
      </table:table>
      <text:h text:style-name="Titre3" text:outline-level="3">RainAmountMM (0x0E)</text:h>
      <table:table table:style-name="Table914">
        <table:table-columns>
          <table:table-column table:style-name="TableColumn915"/>
          <table:table-column table:style-name="TableColumn916"/>
        </table:table-columns>
        <table:table-row table:style-name="TableRow917">
          <table:table-cell table:style-name="TableCell918" table:number-columns-spanned="2">
            <text:p text:style-name="P919">RainAmountMM</text:p>
          </table:table-cell>
          <table:covered-table-cell/>
        </table:table-row>
        <text:soft-page-break/>
        <table:table-row table:style-name="TableRow920">
          <table:table-cell table:style-name="TableCell921" table:number-columns-spanned="2">
            <text:p text:style-name="P922">La quantité de pluie tombée dans un intervalle de temps.</text:p>
            <text:p text:style-name="P923">L’intervalle de temps est le premier codé dans la trame, en secondes, au moyen d’un entier non signé de 24 bits.</text:p>
            <text:p text:style-name="P924">La valeur, avec<text:s/>une précision de 0,1 millimètres, est représentée par un entier non signé codé sur deux octets de la façon suivante :</text:p>
            <table:table table:style-name="Table925">
              <table:table-columns>
                <table:table-column table:style-name="TableColumn926"/>
                <table:table-column table:style-name="TableColumn927"/>
                <table:table-column table:style-name="TableColumn928"/>
                <table:table-column table:style-name="TableColumn929"/>
                <table:table-column table:style-name="TableColumn930"/>
                <table:table-column table:style-name="TableColumn931"/>
                <table:table-column table:style-name="TableColumn932"/>
                <table:table-column table:style-name="TableColumn933"/>
                <table:table-column table:style-name="TableColumn934"/>
                <table:table-column table:style-name="TableColumn935"/>
                <table:table-column table:style-name="TableColumn936"/>
                <table:table-column table:style-name="TableColumn937"/>
                <table:table-column table:style-name="TableColumn938"/>
                <table:table-column table:style-name="TableColumn939"/>
                <table:table-column table:style-name="TableColumn940"/>
                <table:table-column table:style-name="TableColumn941"/>
              </table:table-columns>
              <table:table-row table:style-name="TableRow942">
                <table:table-cell table:style-name="TableCell943" table:number-columns-spanned="16">
                  <text:p text:style-name="P944">Octets de la valeu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945">
                <table:table-cell table:style-name="TableCell946">
                  <text:p text:style-name="P947">7</text:p>
                </table:table-cell>
                <table:table-cell table:style-name="TableCell948">
                  <text:p text:style-name="P949">6</text:p>
                </table:table-cell>
                <table:table-cell table:style-name="TableCell950">
                  <text:p text:style-name="P951">5</text:p>
                </table:table-cell>
                <table:table-cell table:style-name="TableCell952">
                  <text:p text:style-name="P953">4</text:p>
                </table:table-cell>
                <table:table-cell table:style-name="TableCell954">
                  <text:p text:style-name="P955">3</text:p>
                </table:table-cell>
                <table:table-cell table:style-name="TableCell956">
                  <text:p text:style-name="P957">2</text:p>
                </table:table-cell>
                <table:table-cell table:style-name="TableCell958">
                  <text:p text:style-name="P959">1</text:p>
                </table:table-cell>
                <table:table-cell table:style-name="TableCell960">
                  <text:p text:style-name="P961">0</text:p>
                </table:table-cell>
                <table:table-cell table:style-name="TableCell962">
                  <text:p text:style-name="P963">7</text:p>
                </table:table-cell>
                <table:table-cell table:style-name="TableCell964">
                  <text:p text:style-name="P965">6</text:p>
                </table:table-cell>
                <table:table-cell table:style-name="TableCell966">
                  <text:p text:style-name="P967">5</text:p>
                </table:table-cell>
                <table:table-cell table:style-name="TableCell968">
                  <text:p text:style-name="P969">4</text:p>
                </table:table-cell>
                <table:table-cell table:style-name="TableCell970">
                  <text:p text:style-name="P971">3</text:p>
                </table:table-cell>
                <table:table-cell table:style-name="TableCell972">
                  <text:p text:style-name="P973">2</text:p>
                </table:table-cell>
                <table:table-cell table:style-name="TableCell974">
                  <text:p text:style-name="P975">1</text:p>
                </table:table-cell>
                <table:table-cell table:style-name="TableCell976">
                  <text:p text:style-name="P977">0</text:p>
                </table:table-cell>
              </table:table-row>
              <table:table-row table:style-name="TableRow978">
                <table:table-cell table:style-name="TableCell979" table:number-columns-spanned="8">
                  <text:p text:style-name="P980">ValueLSB</text:p>
                </table:table-cell>
                <table:covered-table-cell/>
                <table:covered-table-cell/>
                <table:covered-table-cell/>
                <table:covered-table-cell/>
                <table:covered-table-cell/>
                <table:covered-table-cell/>
                <table:covered-table-cell/>
                <table:table-cell table:style-name="TableCell981">
                  <text:p text:style-name="P982">Res</text:p>
                </table:table-cell>
                <table:table-cell table:style-name="TableCell983">
                  <text:p text:style-name="P984">Alrm</text:p>
                </table:table-cell>
                <table:table-cell table:style-name="TableCell985" table:number-columns-spanned="6">
                  <text:p text:style-name="P986">ValueMSB</text:p>
                </table:table-cell>
                <table:covered-table-cell/>
                <table:covered-table-cell/>
                <table:covered-table-cell/>
                <table:covered-table-cell/>
                <table:covered-table-cell/>
              </table:table-row>
            </table:table>
            <text:p text:style-name="P987">Où :</text:p>
            <text:list text:style-name="LFO14" text:continue-numbering="true">
              <text:list-item>
                <text:p text:style-name="P988"><text:span text:style-name="T989">La valeur vaut :<text:s/></text:span><text:span text:style-name="T990">octet_0</text:span><text:span text:style-name="T991"><text:s/>| ((octet_1 &amp; 0x3F) &lt;&lt;<text:s/></text:span><text:span text:style-name="T992">8)</text:span></text:p>
              </text:list-item>
              <text:list-item>
                <text:p text:style-name="P993"><text:span text:style-name="T994">Alrm</text:span><text:span text:style-name="T995">, si positionné à<text:s/></text:span><text:span text:style-name="T996">1</text:span><text:span text:style-name="T997"><text:s/>alors indique que la valeur est dans la zone d’alarme.</text:span></text:p>
              </text:list-item>
              <text:list-item>
                <text:p text:style-name="P998"><text:span text:style-name="T999">Res</text:span><text:span text:style-name="T1000"><text:s/>est un bit réservé pour de futurs usages.</text:span></text:p>
              </text:list-item>
            </text:list>
            <text:p text:style-name="P1001">La quantité de pluie : valeur x 0,1.</text:p>
          </table:table-cell>
          <table:covered-table-cell/>
        </table:table-row>
        <table:table-row table:style-name="TableRow1002">
          <table:table-cell table:style-name="TableCell1003">
            <text:p text:style-name="TableContents"><text:span text:style-name="T1004">DataTypeId</text:span><text:span text:style-name="T1005"> :</text:span></text:p>
          </table:table-cell>
          <table:table-cell table:style-name="TableCell1006">
            <text:p text:style-name="P1007">0x0E</text:p>
          </table:table-cell>
        </table:table-row>
        <table:table-row table:style-name="TableRow1008">
          <table:table-cell table:style-name="TableCell1009">
            <text:p text:style-name="P1010">Portée globale :</text:p>
          </table:table-cell>
          <table:table-cell table:style-name="TableCell1011">
            <text:p text:style-name="P1012">Non</text:p>
          </table:table-cell>
        </table:table-row>
        <table:table-row table:style-name="TableRow1013">
          <table:table-cell table:style-name="TableCell1014">
            <text:p text:style-name="TableContents"><text:span text:style-name="T1015">Taille<text:s/></text:span><text:span text:style-name="T1016">Data Type</text:span><text:span text:style-name="T1017"> :</text:span></text:p>
          </table:table-cell>
          <table:table-cell table:style-name="TableCell1018">
            <text:p text:style-name="P1019">1 octet</text:p>
          </table:table-cell>
        </table:table-row>
        <table:table-row table:style-name="TableRow1020">
          <table:table-cell table:style-name="TableCell1021">
            <text:p text:style-name="P1022">Taille des<text:s/>données :</text:p>
          </table:table-cell>
          <table:table-cell table:style-name="TableCell1023">
            <text:p text:style-name="P1024">5 octets : intervalleSec (uint24_t LSB), quantitéPluie (uint16_t LSB)</text:p>
          </table:table-cell>
        </table:table-row>
      </table:table>
      <text:h text:style-name="Titre3" text:outline-level="3">BattVoltageFlagsMV (0x0F)</text:h>
      <table:table table:style-name="Table1025">
        <table:table-columns>
          <table:table-column table:style-name="TableColumn1026"/>
          <table:table-column table:style-name="TableColumn1027"/>
        </table:table-columns>
        <table:table-row table:style-name="TableRow1028">
          <table:table-cell table:style-name="TableCell1029" table:number-columns-spanned="2">
            <text:p text:style-name="P1030">BattVoltageFlagsMV</text:p>
          </table:table-cell>
          <table:covered-table-cell/>
        </table:table-row>
        <table:table-row table:style-name="TableRow1031">
          <table:table-cell table:style-name="TableCell1032" table:number-columns-spanned="2">
            <text:p text:style-name="P1033">Est la tension batterie, en multiples de 10 millivolts, avec des indications d’état.</text:p>
            <text:p text:style-name="P1034">Peut exprimer une tension batterie<text:s/>comprise entre 0 V et 40,96 V, avec un pas de 10 mV.</text:p>
            <text:p text:style-name="P1035">Codée avec un entier non signé de 16 bits de la façon suivante :</text:p>
            <table:table table:style-name="Table1036">
              <table:table-columns>
                <table:table-column table:style-name="TableColumn1037"/>
                <table:table-column table:style-name="TableColumn1038"/>
                <table:table-column table:style-name="TableColumn1039"/>
                <table:table-column table:style-name="TableColumn1040"/>
                <table:table-column table:style-name="TableColumn1041"/>
                <table:table-column table:style-name="TableColumn1042"/>
                <table:table-column table:style-name="TableColumn1043"/>
                <table:table-column table:style-name="TableColumn1044"/>
                <table:table-column table:style-name="TableColumn1045"/>
                <table:table-column table:style-name="TableColumn1046"/>
                <table:table-column table:style-name="TableColumn1047"/>
                <table:table-column table:style-name="TableColumn1048"/>
                <table:table-column table:style-name="TableColumn1049"/>
                <table:table-column table:style-name="TableColumn1050"/>
                <table:table-column table:style-name="TableColumn1051"/>
                <table:table-column table:style-name="TableColumn1052"/>
              </table:table-columns>
              <table:table-row table:style-name="TableRow1053">
                <table:table-cell table:style-name="TableCell1054" table:number-columns-spanned="16">
                  <text:p text:style-name="P1055">Octe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1056">
                <table:table-cell table:style-name="TableCell1057">
                  <text:p text:style-name="P1058">7</text:p>
                </table:table-cell>
                <table:table-cell table:style-name="TableCell1059">
                  <text:p text:style-name="P1060">6</text:p>
                </table:table-cell>
                <table:table-cell table:style-name="TableCell1061">
                  <text:p text:style-name="P1062">5</text:p>
                </table:table-cell>
                <table:table-cell table:style-name="TableCell1063">
                  <text:p text:style-name="P1064">4</text:p>
                </table:table-cell>
                <table:table-cell table:style-name="TableCell1065">
                  <text:p text:style-name="P1066">3</text:p>
                </table:table-cell>
                <table:table-cell table:style-name="TableCell1067">
                  <text:p text:style-name="P1068">2</text:p>
                </table:table-cell>
                <table:table-cell table:style-name="TableCell1069">
                  <text:p text:style-name="P1070">1</text:p>
                </table:table-cell>
                <table:table-cell table:style-name="TableCell1071">
                  <text:p text:style-name="P1072">0</text:p>
                </table:table-cell>
                <table:table-cell table:style-name="TableCell1073">
                  <text:p text:style-name="P1074">7</text:p>
                </table:table-cell>
                <table:table-cell table:style-name="TableCell1075">
                  <text:p text:style-name="P1076">6</text:p>
                </table:table-cell>
                <table:table-cell table:style-name="TableCell1077">
                  <text:p text:style-name="P1078">5</text:p>
                </table:table-cell>
                <table:table-cell table:style-name="TableCell1079">
                  <text:p text:style-name="P1080">4</text:p>
                </table:table-cell>
                <table:table-cell table:style-name="TableCell1081">
                  <text:p text:style-name="P1082">3</text:p>
                </table:table-cell>
                <table:table-cell table:style-name="TableCell1083">
                  <text:p text:style-name="P1084">2</text:p>
                </table:table-cell>
                <table:table-cell table:style-name="TableCell1085">
                  <text:p text:style-name="P1086">1</text:p>
                </table:table-cell>
                <table:table-cell table:style-name="TableCell1087">
                  <text:p text:style-name="P1088">0</text:p>
                </table:table-cell>
              </table:table-row>
              <table:table-row table:style-name="TableRow1089">
                <table:table-cell table:style-name="TableCell1090" table:number-columns-spanned="8">
                  <text:p text:style-name="P1091">ValueLSB</text:p>
                </table:table-cell>
                <table:covered-table-cell/>
                <table:covered-table-cell/>
                <table:covered-table-cell/>
                <table:covered-table-cell/>
                <table:covered-table-cell/>
                <table:covered-table-cell/>
                <table:covered-table-cell/>
                <table:table-cell table:style-name="TableCell1092">
                  <text:p text:style-name="P1093">Réservé</text:p>
                </table:table-cell>
                <table:table-cell table:style-name="TableCell1094">
                  <text:p text:style-name="P1095">Réservé</text:p>
                </table:table-cell>
                <table:table-cell table:style-name="TableCell1096">
                  <text:p text:style-name="P1097">Réservé</text:p>
                </table:table-cell>
                <table:table-cell table:style-name="TableCell1098">
                  <text:p text:style-name="P1099">LowBatt</text:p>
                </table:table-cell>
                <table:table-cell table:style-name="TableCell1100" table:number-columns-spanned="4">
                  <text:p text:style-name="P1101">ValueMSB</text:p>
                </table:table-cell>
                <table:covered-table-cell/>
                <table:covered-table-cell/>
                <table:covered-table-cell/>
              </table:table-row>
            </table:table>
            <text:p text:style-name="P1102">Où :</text:p>
            <text:list text:style-name="LFO15" text:continue-numbering="true">
              <text:list-item>
                <text:p text:style-name="P1103"><text:span text:style-name="T1104">La valeur vaut :<text:s/></text:span><text:span text:style-name="T1105">Octet_0 |<text:s/></text:span><text:span text:style-name="T1106">((octet_1 &amp; 0x0F) &lt;&lt; 8)</text:span></text:p>
              </text:list-item>
              <text:list-item>
                <text:p text:style-name="P1107">LowBatt est positionné à 1 si la tension batterie est tombée en dessous de son seuil de niveau bas.</text:p>
              </text:list-item>
              <text:list-item>
                <text:p text:style-name="P1108">Les bits 5 à 7 du second octet sont réservés pour de futurs usages.</text:p>
              </text:list-item>
            </text:list>
            <text:p text:style-name="P1109">La tension batterie vaut : valeur x 10 mV.</text:p>
          </table:table-cell>
          <table:covered-table-cell/>
        </table:table-row>
        <table:table-row table:style-name="TableRow1110">
          <table:table-cell table:style-name="TableCell1111">
            <text:p text:style-name="TableContents"><text:span text:style-name="T1112">DataTypeId</text:span><text:span text:style-name="T1113"> :</text:span></text:p>
          </table:table-cell>
          <table:table-cell table:style-name="TableCell1114">
            <text:p text:style-name="P1115">0x0F</text:p>
          </table:table-cell>
        </table:table-row>
        <table:table-row table:style-name="TableRow1116">
          <table:table-cell table:style-name="TableCell1117">
            <text:p text:style-name="P1118">Portée globale :</text:p>
          </table:table-cell>
          <table:table-cell table:style-name="TableCell1119">
            <text:p text:style-name="TableContents"><text:span text:style-name="T1120">Oui, si présent dans le flux du<text:s/></text:span><text:span text:style-name="T1121">Data Channel</text:span><text:span text:style-name="T1122"><text:s/>0</text:span></text:p>
          </table:table-cell>
        </table:table-row>
        <table:table-row table:style-name="TableRow1123">
          <table:table-cell table:style-name="TableCell1124">
            <text:p text:style-name="TableContents"><text:span text:style-name="T1125">Taille<text:s/></text:span><text:span text:style-name="T1126">Data Type</text:span><text:span text:style-name="T1127"> :</text:span></text:p>
          </table:table-cell>
          <table:table-cell table:style-name="TableCell1128">
            <text:p text:style-name="P1129">1 octet</text:p>
          </table:table-cell>
        </table:table-row>
        <table:table-row table:style-name="TableRow1130">
          <table:table-cell table:style-name="TableCell1131">
            <text:p text:style-name="P1132">Taille des données :</text:p>
          </table:table-cell>
          <table:table-cell table:style-name="TableCell1133">
            <text:p text:style-name="P1134">2 octets (uint16_t LSB)</text:p>
          </table:table-cell>
        </table:table-row>
      </table:table>
      <text:h text:style-name="Titre3" text:outline-level="3"/>
      <text:h text:style-name="Titre3" text:outline-level="3">SoilMoistureCb (0x10)</text:h>
      <table:table table:style-name="Table1135">
        <table:table-columns>
          <table:table-column table:style-name="TableColumn1136"/>
          <table:table-column table:style-name="TableColumn1137"/>
        </table:table-columns>
        <table:table-row table:style-name="TableRow1138">
          <table:table-cell table:style-name="TableCell1139" table:number-columns-spanned="2">
            <text:p text:style-name="P1140">SoilMoistureCb</text:p>
          </table:table-cell>
          <table:covered-table-cell/>
        </table:table-row>
        <table:table-row table:style-name="TableRow1141">
          <table:table-cell table:style-name="TableCell1142" table:number-columns-spanned="2">
            <text:p text:style-name="P1143">Est l’humidité du sol exprimée en centibars, avec une précision de 1<text:s/>centibar sur la plage 0 à 254 centibars, et à une profondeur donnée, avec une précision de 1 centimètre sur la plage 1 à 511 centimètres.</text:p>
            <text:p text:style-name="P1144">Ce Data Type peut contenir plusieurs mesures si un capteur mesure l’humidité du sol à plusieurs profondeurs.</text:p>
            <text:p text:style-name="P1145">Les données sont composées d’une répétition, 1 fois ou plus, du même motif de format de données. Le motif de base (le format de base) se décline en deux versions : une courte et une longue.</text:p>
            <text:p text:style-name="P1146">La version courte est utilisée lorsque la profondeur de mesure est inférieure ou égale à 63 centimètres et qu’il n’y a pas d’alarme à signaler. Elle est structurée de la façon suivante :</text:p>
            <table:table table:style-name="Table1147">
              <table:table-columns>
                <table:table-column table:style-name="TableColumn1148"/>
                <table:table-column table:style-name="TableColumn1149"/>
                <table:table-column table:style-name="TableColumn1150"/>
                <table:table-column table:style-name="TableColumn1151"/>
                <table:table-column table:style-name="TableColumn1152"/>
                <table:table-column table:style-name="TableColumn1153"/>
                <table:table-column table:style-name="TableColumn1154"/>
                <table:table-column table:style-name="TableColumn1155"/>
                <table:table-column table:style-name="TableColumn1156"/>
                <table:table-column table:style-name="TableColumn1157"/>
                <table:table-column table:style-name="TableColumn1158"/>
                <table:table-column table:style-name="TableColumn1159"/>
                <table:table-column table:style-name="TableColumn1160"/>
                <table:table-column table:style-name="TableColumn1161"/>
                <table:table-column table:style-name="TableColumn1162"/>
                <table:table-column table:style-name="TableColumn1163"/>
              </table:table-columns>
              <table:table-row table:style-name="TableRow1164">
                <table:table-cell table:style-name="TableCell1165" table:number-columns-spanned="8">
                  <text:p text:style-name="P1166">Octet 0</text:p>
                </table:table-cell>
                <table:covered-table-cell/>
                <table:covered-table-cell/>
                <table:covered-table-cell/>
                <table:covered-table-cell/>
                <table:covered-table-cell/>
                <table:covered-table-cell/>
                <table:covered-table-cell/>
                <table:table-cell table:style-name="TableCell1167" table:number-columns-spanned="8">
                  <text:p text:style-name="P1168">Octet 1</text:p>
                </table:table-cell>
                <table:covered-table-cell/>
                <table:covered-table-cell/>
                <table:covered-table-cell/>
                <table:covered-table-cell/>
                <table:covered-table-cell/>
                <table:covered-table-cell/>
                <table:covered-table-cell/>
              </table:table-row>
              <table:table-row table:style-name="TableRow1169">
                <table:table-cell table:style-name="TableCell1170">
                  <text:p text:style-name="P1171">7</text:p>
                </table:table-cell>
                <table:table-cell table:style-name="TableCell1172">
                  <text:p text:style-name="P1173">6</text:p>
                </table:table-cell>
                <table:table-cell table:style-name="TableCell1174">
                  <text:p text:style-name="P1175">5</text:p>
                </table:table-cell>
                <table:table-cell table:style-name="TableCell1176">
                  <text:p text:style-name="P1177">4</text:p>
                </table:table-cell>
                <table:table-cell table:style-name="TableCell1178">
                  <text:p text:style-name="P1179">3</text:p>
                </table:table-cell>
                <table:table-cell table:style-name="TableCell1180">
                  <text:p text:style-name="P1181">2</text:p>
                </table:table-cell>
                <table:table-cell table:style-name="TableCell1182">
                  <text:p text:style-name="P1183">1</text:p>
                </table:table-cell>
                <table:table-cell table:style-name="TableCell1184">
                  <text:p text:style-name="P1185">0</text:p>
                </table:table-cell>
                <table:table-cell table:style-name="TableCell1186">
                  <text:p text:style-name="P1187">7</text:p>
                </table:table-cell>
                <table:table-cell table:style-name="TableCell1188">
                  <text:p text:style-name="P1189">6</text:p>
                </table:table-cell>
                <table:table-cell table:style-name="TableCell1190">
                  <text:p text:style-name="P1191">5</text:p>
                </table:table-cell>
                <table:table-cell table:style-name="TableCell1192">
                  <text:p text:style-name="P1193">4</text:p>
                </table:table-cell>
                <table:table-cell table:style-name="TableCell1194">
                  <text:p text:style-name="P1195">3</text:p>
                </table:table-cell>
                <table:table-cell table:style-name="TableCell1196">
                  <text:p text:style-name="P1197">2</text:p>
                </table:table-cell>
                <table:table-cell table:style-name="TableCell1198">
                  <text:p text:style-name="P1199">1</text:p>
                </table:table-cell>
                <table:table-cell table:style-name="TableCell1200">
                  <text:p text:style-name="P1201">0</text:p>
                </table:table-cell>
              </table:table-row>
              <table:table-row table:style-name="TableRow1202">
                <table:table-cell table:style-name="TableCell1203">
                  <text:p text:style-name="P1204">More</text:p>
                </table:table-cell>
                <table:table-cell table:style-name="TableCell1205">
                  <text:p text:style-name="P1206">0</text:p>
                </table:table-cell>
                <table:table-cell table:style-name="TableCell1207" table:number-columns-spanned="6">
                  <text:p text:style-name="P1208">Depth</text:p>
                </table:table-cell>
                <table:covered-table-cell/>
                <table:covered-table-cell/>
                <table:covered-table-cell/>
                <table:covered-table-cell/>
                <table:covered-table-cell/>
                <table:table-cell table:style-name="TableCell1209" table:number-columns-spanned="8">
                  <text:p text:style-name="P1210">Value</text:p>
                </table:table-cell>
                <table:covered-table-cell/>
                <table:covered-table-cell/>
                <table:covered-table-cell/>
                <table:covered-table-cell/>
                <table:covered-table-cell/>
                <table:covered-table-cell/>
                <table:covered-table-cell/>
              </table:table-row>
            </table:table>
            <text:p text:style-name="P1211">Où :</text:p>
            <text:list text:style-name="LFO16" text:continue-numbering="true">
              <text:list-item>
                <text:p text:style-name="P1212"><text:span text:style-name="T1213">More</text:span><text:span text:style-name="T1214"><text:s/>indique s’il y a encore un mesure après celle-ci (</text:span><text:span text:style-name="T1215">1</text:span><text:span text:style-name="T1216">) ou bien<text:s/></text:span><text:span text:style-name="T1217">si elle est la dernière (</text:span><text:span text:style-name="T1218">0</text:span><text:span text:style-name="T1219">).</text:span></text:p>
              </text:list-item>
              <text:list-item>
                <text:p text:style-name="P1220"><text:span text:style-name="T1221">Depth</text:span><text:span text:style-name="T1222"><text:s/>est la profondeur de la mesure en centimètres.</text:span></text:p>
              </text:list-item>
              <text:list-item>
                <text:p text:style-name="P1223"><text:span text:style-name="T1224">Value</text:span><text:span text:style-name="T1225"><text:s/>est l’humidité en centibars.</text:span></text:p>
              </text:list-item>
            </text:list>
            <text:p text:style-name="P1226">Le format long est utilisé dans les autres cas de figure. Il est structuré de la façon suivante :</text:p>
            <table:table table:style-name="Table1227">
              <table:table-columns>
                <table:table-column table:style-name="TableColumn1228"/>
                <table:table-column table:style-name="TableColumn1229"/>
                <table:table-column table:style-name="TableColumn1230"/>
                <table:table-column table:style-name="TableColumn1231"/>
                <table:table-column table:style-name="TableColumn1232"/>
                <table:table-column table:style-name="TableColumn1233"/>
                <table:table-column table:style-name="TableColumn1234"/>
                <table:table-column table:style-name="TableColumn1235"/>
                <table:table-column table:style-name="TableColumn1236"/>
                <table:table-column table:style-name="TableColumn1237"/>
                <table:table-column table:style-name="TableColumn1238"/>
                <table:table-column table:style-name="TableColumn1239"/>
                <table:table-column table:style-name="TableColumn1240"/>
                <table:table-column table:style-name="TableColumn1241"/>
                <table:table-column table:style-name="TableColumn1242"/>
                <table:table-column table:style-name="TableColumn1243"/>
                <table:table-column table:style-name="TableColumn1244"/>
              </table:table-columns>
              <table:table-row table:style-name="TableRow1245">
                <table:table-cell table:style-name="TableCell1246" table:number-columns-spanned="8">
                  <text:p text:style-name="P1247">Octet 0</text:p>
                </table:table-cell>
                <table:covered-table-cell/>
                <table:covered-table-cell/>
                <table:covered-table-cell/>
                <table:covered-table-cell/>
                <table:covered-table-cell/>
                <table:covered-table-cell/>
                <table:covered-table-cell/>
                <table:table-cell table:style-name="TableCell1248" table:number-columns-spanned="8">
                  <text:p text:style-name="P1249">Octet 1</text:p>
                </table:table-cell>
                <table:covered-table-cell/>
                <table:covered-table-cell/>
                <table:covered-table-cell/>
                <table:covered-table-cell/>
                <table:covered-table-cell/>
                <table:covered-table-cell/>
                <table:covered-table-cell/>
                <table:table-cell table:style-name="TableCell1250">
                  <text:p text:style-name="P1251">Octet 2</text:p>
                </table:table-cell>
              </table:table-row>
              <table:table-row table:style-name="TableRow1252">
                <table:table-cell table:style-name="TableCell1253">
                  <text:p text:style-name="P1254">7</text:p>
                </table:table-cell>
                <table:table-cell table:style-name="TableCell1255">
                  <text:p text:style-name="P1256">6</text:p>
                </table:table-cell>
                <table:table-cell table:style-name="TableCell1257">
                  <text:p text:style-name="P1258">5</text:p>
                </table:table-cell>
                <table:table-cell table:style-name="TableCell1259">
                  <text:p text:style-name="P1260">4</text:p>
                </table:table-cell>
                <table:table-cell table:style-name="TableCell1261">
                  <text:p text:style-name="P1262">3</text:p>
                </table:table-cell>
                <table:table-cell table:style-name="TableCell1263">
                  <text:p text:style-name="P1264">2</text:p>
                </table:table-cell>
                <table:table-cell table:style-name="TableCell1265">
                  <text:p text:style-name="P1266">1</text:p>
                </table:table-cell>
                <table:table-cell table:style-name="TableCell1267">
                  <text:p text:style-name="P1268">0</text:p>
                </table:table-cell>
                <table:table-cell table:style-name="TableCell1269">
                  <text:p text:style-name="P1270">7</text:p>
                </table:table-cell>
                <table:table-cell table:style-name="TableCell1271">
                  <text:p text:style-name="P1272">6</text:p>
                </table:table-cell>
                <table:table-cell table:style-name="TableCell1273">
                  <text:p text:style-name="P1274">5</text:p>
                </table:table-cell>
                <table:table-cell table:style-name="TableCell1275">
                  <text:p text:style-name="P1276">4</text:p>
                </table:table-cell>
                <table:table-cell table:style-name="TableCell1277">
                  <text:p text:style-name="P1278">3</text:p>
                </table:table-cell>
                <table:table-cell table:style-name="TableCell1279">
                  <text:p text:style-name="P1280">2</text:p>
                </table:table-cell>
                <table:table-cell table:style-name="TableCell1281">
                  <text:p text:style-name="P1282">1</text:p>
                </table:table-cell>
                <table:table-cell table:style-name="TableCell1283">
                  <text:p text:style-name="P1284">0</text:p>
                </table:table-cell>
                <table:table-cell table:style-name="TableCell1285">
                  <text:p text:style-name="P1286">7-0</text:p>
                </table:table-cell>
              </table:table-row>
              <table:table-row table:style-name="TableRow1287">
                <table:table-cell table:style-name="TableCell1288">
                  <text:p text:style-name="P1289">More</text:p>
                </table:table-cell>
                <table:table-cell table:style-name="TableCell1290">
                  <text:p text:style-name="P1291">1</text:p>
                </table:table-cell>
                <table:table-cell table:style-name="TableCell1292" table:number-columns-spanned="6">
                  <text:p text:style-name="P1293">DepthLSB</text:p>
                </table:table-cell>
                <table:covered-table-cell/>
                <table:covered-table-cell/>
                <table:covered-table-cell/>
                <table:covered-table-cell/>
                <table:covered-table-cell/>
                <table:table-cell table:style-name="TableCell1294">
                  <text:p text:style-name="P1295">AlarmH</text:p>
                </table:table-cell>
                <table:table-cell table:style-name="TableCell1296">
                  <text:p text:style-name="P1297">AlarmL</text:p>
                </table:table-cell>
                <table:table-cell table:style-name="TableCell1298">
                  <text:p text:style-name="P1299">Res</text:p>
                </table:table-cell>
                <table:table-cell table:style-name="TableCell1300">
                  <text:p text:style-name="P1301">Res</text:p>
                </table:table-cell>
                <table:table-cell table:style-name="TableCell1302">
                  <text:p text:style-name="P1303">Res</text:p>
                </table:table-cell>
                <table:table-cell table:style-name="TableCell1304" table:number-columns-spanned="3">
                  <text:p text:style-name="P1305">DepthMSB</text:p>
                </table:table-cell>
                <table:covered-table-cell/>
                <table:covered-table-cell/>
                <table:table-cell table:style-name="TableCell1306">
                  <text:p text:style-name="P1307">Value</text:p>
                </table:table-cell>
              </table:table-row>
            </table:table>
            <text:p text:style-name="P1308">Où :</text:p>
            <text:list text:style-name="LFO15" text:continue-numbering="true">
              <text:list-item>
                <text:p text:style-name="P1309"><text:span text:style-name="T1310">More</text:span><text:span text:style-name="T1311"><text:s/>indique s’il y a encore un mesure après celle-ci (</text:span><text:span text:style-name="T1312">1</text:span><text:span text:style-name="T1313">) ou bien si elle est la dernière (</text:span><text:span text:style-name="T1314">0</text:span><text:span text:style-name="T1315">).</text:span></text:p>
              </text:list-item>
              <text:list-item>
                <text:p text:style-name="P1316"><text:span text:style-name="T1317">La profondeur<text:s/></text:span><text:span text:style-name="T1318">Depth</text:span><text:span text:style-name="T1319"><text:s/>est :<text:s/></text:span><text:span text:style-name="T1320">(Octet_0 &amp; 0x3F) | ((Octet_1 &amp; 0x07) &lt;&lt; 6)</text:span><text:span text:style-name="T1321">.</text:span></text:p>
              </text:list-item>
              <text:list-item>
                <text:p text:style-name="P1322"><text:span text:style-name="T1323">AlarmH</text:span><text:span text:style-name="T1324"><text:s/>est positionné à 1 pour signaler que la valeur est au-dessus du seuil haut d’alarme.</text:span></text:p>
              </text:list-item>
              <text:list-item>
                <text:p text:style-name="P1325"><text:span text:style-name="T1326">AlarmL</text:span><text:span text:style-name="T1327"><text:s/>est positionné à 1 pour signaler que la valeur est en dessous du seuil bas d’alarme.</text:span></text:p>
              </text:list-item>
              <text:list-item>
                <text:p text:style-name="P1328"><text:span text:style-name="T1329">Res</text:span><text:span text:style-name="T1330"><text:s/>sont des bits réservés pour de futurs usages.</text:span></text:p>
              </text:list-item>
            </text:list>
            <text:p text:style-name="P1331"><text:span text:style-name="T1332">La<text:s/></text:span><text:span text:style-name="T1333">profondeur, en centimètres, <text:s/>vaut :<text:s/></text:span><text:span text:style-name="T1334">Depth</text:span><text:span text:style-name="T1335">. Une valeur de 0 indique une erreur.</text:span></text:p>
            <text:p text:style-name="P1336"><text:span text:style-name="T1337">L’humidité, en centibars, vaut :<text:s/></text:span><text:span text:style-name="T1338">Value</text:span><text:span text:style-name="T1339">. Une valeur de 255 indique une erreur.</text:span></text:p>
          </table:table-cell>
          <table:covered-table-cell/>
        </table:table-row>
        <table:table-row table:style-name="TableRow1340">
          <table:table-cell table:style-name="TableCell1341">
            <text:p text:style-name="TableContents"><text:span text:style-name="T1342">DataTypeId</text:span><text:span text:style-name="T1343"> :</text:span></text:p>
          </table:table-cell>
          <table:table-cell table:style-name="TableCell1344">
            <text:p text:style-name="P1345">0x10</text:p>
          </table:table-cell>
        </table:table-row>
        <table:table-row table:style-name="TableRow1346">
          <table:table-cell table:style-name="TableCell1347">
            <text:p text:style-name="P1348">Portée globale :</text:p>
          </table:table-cell>
          <table:table-cell table:style-name="TableCell1349">
            <text:p text:style-name="P1350">Non</text:p>
          </table:table-cell>
        </table:table-row>
        <table:table-row table:style-name="TableRow1351">
          <table:table-cell table:style-name="TableCell1352">
            <text:p text:style-name="TableContents"><text:span text:style-name="T1353">Taille<text:s/></text:span><text:span text:style-name="T1354">Data Type</text:span><text:span text:style-name="T1355"> :</text:span></text:p>
          </table:table-cell>
          <table:table-cell table:style-name="TableCell1356">
            <text:p text:style-name="P1357">1 octet</text:p>
          </table:table-cell>
        </table:table-row>
        <table:table-row table:style-name="TableRow1358">
          <table:table-cell table:style-name="TableCell1359">
            <text:p text:style-name="P1360">Taille des données :</text:p>
          </table:table-cell>
          <table:table-cell table:style-name="TableCell1361">
            <text:p text:style-name="P1362">(2 ou 3<text:s/>octets) x n, avec n ≥ 1</text:p>
          </table:table-cell>
        </table:table-row>
      </table:table>
      <text:h text:style-name="Titre3" text:outline-level="3"/>
      <text:h text:style-name="Titre3" text:outline-level="3">SoilMoistureCbDegCHz (0x11)</text:h>
      <table:table table:style-name="Table1363">
        <table:table-columns>
          <table:table-column table:style-name="TableColumn1364"/>
          <table:table-column table:style-name="TableColumn1365"/>
        </table:table-columns>
        <table:table-row table:style-name="TableRow1366">
          <table:table-cell table:style-name="TableCell1367" table:number-columns-spanned="2">
            <text:p text:style-name="P1368">SoilMoistureCbDegCHz</text:p>
          </table:table-cell>
          <table:covered-table-cell/>
        </table:table-row>
        <text:soft-page-break/>
        <table:table-row table:style-name="TableRow1369">
          <table:table-cell table:style-name="TableCell1370" table:number-columns-spanned="2">
            <text:p text:style-name="P1371">Est une mesure de l’humidité du sol par un système qui converti cette humidité en fréquence. Ce DataType peut contenir l’humidité du sol en centibars, mais il contient<text:s/>surtout la fréquence mesurée par le capteur et éventuellement la température du sol. L’idée est de transmettre l’information capteur brute, ainsi que les facteurs à prendre en compte (la température), éventuellement accompagnée de la mesure en centibars, de manière à ce qu’il soit possible de recalculer la valeur en centibars dans le futur si le besoin s’en fait sentir, par exemple suite à une meilleure caractérisation du capteur, ou suite à un nouvel étalonnage du capteur.</text:p>
            <text:p text:style-name="P1372">La fréquence retournée a une précision de 1 Hz, la température de 0,5 °C sur la plage -50 à 77 °C, et la profondeur de 1 centimètre sur la plage 1 à 512 centimètres.</text:p>
            <text:p text:style-name="P1373">Ce Data Type peut contenir plusieurs mesures si un capteur mesure l’humidité du sol à plusieurs profondeurs.</text:p>
            <text:p text:style-name="P1374"><text:span text:style-name="T1375">Les données so</text:span><text:span text:style-name="T1376">nt composées d’une répétition, 1 fois ou plus, du même motif de format de données. Le format de données se base sur celui du Data Type<text:s/></text:span><text:span text:style-name="T1377">SoilMoistureCb</text:span><text:span text:style-name="T1378">, auquel il ajoute à la fin de chaque motif les octets de codage de la température du sol et de la fréquenc</text:span><text:span text:style-name="T1379">e du capteur :</text:span></text:p>
            <table:table table:style-name="Table1380">
              <table:table-columns>
                <table:table-column table:style-name="TableColumn1381"/>
                <table:table-column table:style-name="TableColumn1382"/>
                <table:table-column table:style-name="TableColumn1383"/>
              </table:table-columns>
              <table:table-row table:style-name="TableRow1384">
                <table:table-cell table:style-name="TableCell1385">
                  <text:p text:style-name="P1386">2 ou 3 octets</text:p>
                </table:table-cell>
                <table:table-cell table:style-name="TableCell1387">
                  <text:p text:style-name="P1388">1 octet</text:p>
                </table:table-cell>
                <table:table-cell table:style-name="TableCell1389">
                  <text:p text:style-name="P1390">De 1 à 4 octets</text:p>
                </table:table-cell>
              </table:table-row>
              <table:table-row table:style-name="TableRow1391">
                <table:table-cell table:style-name="TableCell1392">
                  <text:p text:style-name="P1393"/>
                </table:table-cell>
                <table:table-cell table:style-name="TableCell1394">
                  <text:p text:style-name="P1395">7-0</text:p>
                </table:table-cell>
                <table:table-cell table:style-name="TableCell1396">
                  <text:p text:style-name="P1397"/>
                </table:table-cell>
              </table:table-row>
              <table:table-row table:style-name="TableRow1398">
                <table:table-cell table:style-name="TableCell1399">
                  <text:p text:style-name="P1400">SoilMoistureCb</text:p>
                </table:table-cell>
                <table:table-cell table:style-name="TableCell1401">
                  <text:p text:style-name="P1402">Temp</text:p>
                </table:table-cell>
                <table:table-cell table:style-name="TableCell1403">
                  <text:p text:style-name="P1404">Freq</text:p>
                </table:table-cell>
              </table:table-row>
            </table:table>
            <text:p text:style-name="P1405"><text:span text:style-name="T1406">La température, en degrés Celsius est : -50 +<text:s/></text:span><text:span text:style-name="T1407">Temp</text:span><text:span text:style-name="T1408"><text:s/>/ 2 .</text:span></text:p>
            <text:p text:style-name="P1409">Une valeur de 255, soit 77,5 °C, indique qu’aucune mesure de température n’est disponible.</text:p>
            <text:p text:style-name="P1410">La fréquence est<text:s/>codée au moyen d’un nombre variable d’octets (de 1 à 4) en fonction de la taille de la valeur. La valeur est codée avec l’ordre petit boutisme (little endian), les bits de poids faible en premier. Chaque octet de fréquence est formaté de la façon suivante :</text:p>
            <table:table table:style-name="Table1411">
              <table:table-columns>
                <table:table-column table:style-name="TableColumn1412"/>
                <table:table-column table:style-name="TableColumn1413"/>
                <table:table-column table:style-name="TableColumn1414"/>
                <table:table-column table:style-name="TableColumn1415"/>
                <table:table-column table:style-name="TableColumn1416"/>
                <table:table-column table:style-name="TableColumn1417"/>
                <table:table-column table:style-name="TableColumn1418"/>
                <table:table-column table:style-name="TableColumn1419"/>
              </table:table-columns>
              <table:table-row table:style-name="TableRow1420">
                <table:table-cell table:style-name="TableCell1421" table:number-columns-spanned="8">
                  <text:p text:style-name="P1422">Octet de fréquence</text:p>
                </table:table-cell>
                <table:covered-table-cell/>
                <table:covered-table-cell/>
                <table:covered-table-cell/>
                <table:covered-table-cell/>
                <table:covered-table-cell/>
                <table:covered-table-cell/>
                <table:covered-table-cell/>
              </table:table-row>
              <table:table-row table:style-name="TableRow1423">
                <table:table-cell table:style-name="TableCell1424">
                  <text:p text:style-name="P1425">7</text:p>
                </table:table-cell>
                <table:table-cell table:style-name="TableCell1426">
                  <text:p text:style-name="P1427">6</text:p>
                </table:table-cell>
                <table:table-cell table:style-name="TableCell1428">
                  <text:p text:style-name="P1429">5</text:p>
                </table:table-cell>
                <table:table-cell table:style-name="TableCell1430">
                  <text:p text:style-name="P1431">4</text:p>
                </table:table-cell>
                <table:table-cell table:style-name="TableCell1432">
                  <text:p text:style-name="P1433">3</text:p>
                </table:table-cell>
                <table:table-cell table:style-name="TableCell1434">
                  <text:p text:style-name="P1435">2</text:p>
                </table:table-cell>
                <table:table-cell table:style-name="TableCell1436">
                  <text:p text:style-name="P1437">1</text:p>
                </table:table-cell>
                <table:table-cell table:style-name="TableCell1438">
                  <text:p text:style-name="P1439">0</text:p>
                </table:table-cell>
              </table:table-row>
              <table:table-row table:style-name="TableRow1440">
                <table:table-cell table:style-name="TableCell1441">
                  <text:p text:style-name="P1442">More</text:p>
                </table:table-cell>
                <table:table-cell table:style-name="TableCell1443" table:number-columns-spanned="7">
                  <text:p text:style-name="P1444">FreqPartx</text:p>
                </table:table-cell>
                <table:covered-table-cell/>
                <table:covered-table-cell/>
                <table:covered-table-cell/>
                <table:covered-table-cell/>
                <table:covered-table-cell/>
                <table:covered-table-cell/>
              </table:table-row>
            </table:table>
            <text:p text:style-name="P1445">Où :</text:p>
            <text:list text:style-name="LFO17" text:continue-numbering="true">
              <text:list-item>
                <text:p text:style-name="P1446"><text:span text:style-name="T1447">More</text:span><text:span text:style-name="T1448"><text:s/>indique s’il y a encore un octet de fréquence après celui-ci (</text:span><text:span text:style-name="T1449">1</text:span><text:span text:style-name="T1450">) ou bien s’il est le dernier (</text:span><text:span text:style-name="T1451">0</text:span><text:span text:style-name="T1452">).</text:span></text:p>
              </text:list-item>
              <text:list-item>
                <text:p text:style-name="P1453"><text:span text:style-name="T1454">FreqPartx</text:span><text:span text:style-name="T1455"><text:s/>est l’octet<text:s/></text:span><text:span text:style-name="T1456">x</text:span><text:span text:style-name="T1457"><text:s/>de la fréquence, avec<text:s/></text:span><text:span text:style-name="T1458">x</text:span><text:span text:style-name="T1459"><text:s/>dans l’intervalle [0..3].</text:span></text:p>
              </text:list-item>
            </text:list>
            <text:p text:style-name="P1460">La<text:s/>fréquence, en Hz, est donc :</text:p>
            <text:p text:style-name="P1461"><text:span text:style-name="T1462">(Octet_0 &amp; 0x7F)|((Octet_1 &amp; 0x7F) &lt;&lt; 7)|((Octet_2 &amp; 0x7F) &lt;&lt; 14)|((Octet_3 &amp; 0x7F) &lt;&lt; 21)</text:span></text:p>
            <text:p text:style-name="P1463">,dans le cas où quatre octets sont utilisés. Lorsque moins d’octets sont utilisés, alors il suffit de ne pas prendre en compte ceux qui<text:s/>sont manquants.</text:p>
          </table:table-cell>
          <table:covered-table-cell/>
        </table:table-row>
        <table:table-row table:style-name="TableRow1464">
          <table:table-cell table:style-name="TableCell1465">
            <text:p text:style-name="TableContents"><text:span text:style-name="T1466">DataTypeId</text:span><text:span text:style-name="T1467"> :</text:span></text:p>
          </table:table-cell>
          <table:table-cell table:style-name="TableCell1468">
            <text:p text:style-name="P1469">0x11</text:p>
          </table:table-cell>
        </table:table-row>
        <table:table-row table:style-name="TableRow1470">
          <table:table-cell table:style-name="TableCell1471">
            <text:p text:style-name="P1472">Portée globale :</text:p>
          </table:table-cell>
          <table:table-cell table:style-name="TableCell1473">
            <text:p text:style-name="P1474">Non</text:p>
          </table:table-cell>
        </table:table-row>
        <table:table-row table:style-name="TableRow1475">
          <table:table-cell table:style-name="TableCell1476">
            <text:p text:style-name="TableContents"><text:span text:style-name="T1477">Taille<text:s/></text:span><text:span text:style-name="T1478">Data Type</text:span><text:span text:style-name="T1479"> :</text:span></text:p>
          </table:table-cell>
          <table:table-cell table:style-name="TableCell1480">
            <text:p text:style-name="P1481">1 octet</text:p>
          </table:table-cell>
        </table:table-row>
        <table:table-row table:style-name="TableRow1482">
          <table:table-cell table:style-name="TableCell1483">
            <text:p text:style-name="P1484">Taille des données :</text:p>
          </table:table-cell>
          <table:table-cell table:style-name="TableCell1485">
            <text:p text:style-name="P1486">(4 à 8 octets) x n, avec n ≥ 1</text:p>
          </table:table-cell>
        </table:table-row>
      </table:table>
      <text:h text:style-name="Titre3" text:outline-level="3"/>
      <text:h text:style-name="P1487" text:outline-level="3"/>
      <text:h text:style-name="Titre3" text:outline-level="3">SolutionConductivityUSCm (0x12)</text:h>
      <table:table table:style-name="Table1488">
        <table:table-columns>
          <table:table-column table:style-name="TableColumn1489"/>
          <table:table-column table:style-name="TableColumn1490"/>
        </table:table-columns>
        <table:table-row table:style-name="TableRow1491">
          <table:table-cell table:style-name="TableCell1492" table:number-columns-spanned="2">
            <text:p text:style-name="P1493">SolutionConductivityUSCm</text:p>
          </table:table-cell>
          <table:covered-table-cell/>
        </table:table-row>
        <table:table-row table:style-name="TableRow1494">
          <table:table-cell table:style-name="TableCell1495" table:number-columns-spanned="2">
            <text:p text:style-name="P1496"><text:span text:style-name="T1497">La conductivité d’une solution, en µS.cm</text:span><text:span text:style-name="T1498">-1</text:span><text:span text:style-name="T1499">. Codée<text:s/></text:span><text:span text:style-name="T1500">avec un entier non signé de 24 bits où chaque bit correspond à 0,1 µS.cm</text:span><text:span text:style-name="T1501">-1</text:span><text:span text:style-name="T1502">. Les deux bits de poids le plus fort indiquent la présence au non d’alarmes. Il est donc possible de représenter une conductivité comprise entre 0 et 419 430,3 µS.cm</text:span><text:span text:style-name="T1503">-1</text:span><text:span text:style-name="T1504">.</text:span></text:p>
            <text:p text:style-name="P1505">Le format des octets est le suivant :</text:p>
            <table:table table:style-name="Table1506">
              <table:table-columns>
                <table:table-column table:style-name="TableColumn1507"/>
                <table:table-column table:style-name="TableColumn1508"/>
                <table:table-column table:style-name="TableColumn1509"/>
                <table:table-column table:style-name="TableColumn1510"/>
                <table:table-column table:style-name="TableColumn1511"/>
                <table:table-column table:style-name="TableColumn1512"/>
                <table:table-column table:style-name="TableColumn1513"/>
                <table:table-column table:style-name="TableColumn1514"/>
                <table:table-column table:style-name="TableColumn1515"/>
                <table:table-column table:style-name="TableColumn1516"/>
              </table:table-columns>
              <table:table-row table:style-name="TableRow1517">
                <table:table-cell table:style-name="TableCell1518">
                  <text:p text:style-name="P1519">Octet 0</text:p>
                </table:table-cell>
                <table:table-cell table:style-name="TableCell1520">
                  <text:p text:style-name="P1521">Octet 1</text:p>
                </table:table-cell>
                <table:table-cell table:style-name="TableCell1522" table:number-columns-spanned="8">
                  <text:p text:style-name="P1523">Octet 2</text:p>
                </table:table-cell>
                <table:covered-table-cell/>
                <table:covered-table-cell/>
                <table:covered-table-cell/>
                <table:covered-table-cell/>
                <table:covered-table-cell/>
                <table:covered-table-cell/>
                <table:covered-table-cell/>
              </table:table-row>
              <table:table-row table:style-name="TableRow1524">
                <table:table-cell table:style-name="TableCell1525">
                  <text:p text:style-name="P1526">7-0</text:p>
                </table:table-cell>
                <table:table-cell table:style-name="TableCell1527">
                  <text:p text:style-name="P1528">7-0</text:p>
                </table:table-cell>
                <table:table-cell table:style-name="TableCell1529">
                  <text:p text:style-name="P1530">7</text:p>
                </table:table-cell>
                <table:table-cell table:style-name="TableCell1531">
                  <text:p text:style-name="P1532">6</text:p>
                </table:table-cell>
                <table:table-cell table:style-name="TableCell1533">
                  <text:p text:style-name="P1534">5</text:p>
                </table:table-cell>
                <table:table-cell table:style-name="TableCell1535">
                  <text:p text:style-name="P1536">4</text:p>
                </table:table-cell>
                <table:table-cell table:style-name="TableCell1537">
                  <text:p text:style-name="P1538">3</text:p>
                </table:table-cell>
                <table:table-cell table:style-name="TableCell1539">
                  <text:p text:style-name="P1540">2</text:p>
                </table:table-cell>
                <table:table-cell table:style-name="TableCell1541">
                  <text:p text:style-name="P1542">1</text:p>
                </table:table-cell>
                <table:table-cell table:style-name="TableCell1543">
                  <text:p text:style-name="P1544">0</text:p>
                </table:table-cell>
              </table:table-row>
              <table:table-row table:style-name="TableRow1545">
                <table:table-cell table:style-name="TableCell1546">
                  <text:p text:style-name="P1547">ValueLSB0</text:p>
                </table:table-cell>
                <table:table-cell table:style-name="TableCell1548">
                  <text:p text:style-name="P1549">ValueLSB1</text:p>
                </table:table-cell>
                <table:table-cell table:style-name="TableCell1550">
                  <text:p text:style-name="P1551">AlarmH</text:p>
                </table:table-cell>
                <table:table-cell table:style-name="TableCell1552">
                  <text:p text:style-name="P1553">AlarmL</text:p>
                </table:table-cell>
                <table:table-cell table:style-name="TableCell1554" table:number-columns-spanned="6">
                  <text:p text:style-name="P1555">ValueMSB</text:p>
                </table:table-cell>
                <table:covered-table-cell/>
                <table:covered-table-cell/>
                <table:covered-table-cell/>
                <table:covered-table-cell/>
                <table:covered-table-cell/>
              </table:table-row>
            </table:table>
            <text:p text:style-name="P1556">Où :</text:p>
            <text:list text:style-name="LFO18" text:continue-numbering="true">
              <text:list-item>
                <text:p text:style-name="P1557"><text:span text:style-name="T1558">La valeur est :<text:s/></text:span><text:span text:style-name="T1559">Octet_0 | (Octet_1 &lt;&lt; 8) | ((Octet_2 &amp; 0x3F) &lt;&lt; 16)</text:span><text:span text:style-name="T1560"><text:s/>.</text:span></text:p>
              </text:list-item>
              <text:list-item>
                <text:p text:style-name="P1561"><text:span text:style-name="T1562">Le bit<text:s/></text:span><text:span text:style-name="T1563">AlarmH</text:span><text:span text:style-name="T1564"><text:s/>est positionné à<text:s/></text:span><text:span text:style-name="T1565">1</text:span><text:span text:style-name="T1566"><text:s/>si l’alarme haute est<text:s/></text:span><text:span text:style-name="T1567">activée, il est à<text:s/></text:span><text:span text:style-name="T1568">0</text:span><text:span text:style-name="T1569"><text:s/>sinon.</text:span></text:p>
              </text:list-item>
              <text:list-item>
                <text:p text:style-name="P1570"><text:span text:style-name="T1571">Le bit<text:s/></text:span><text:span text:style-name="T1572">AlarmL</text:span><text:span text:style-name="T1573"><text:s/>est positionné à<text:s/></text:span><text:span text:style-name="T1574">1</text:span><text:span text:style-name="T1575"><text:s/>si l’alarme basse est activée, il est à<text:s/></text:span><text:span text:style-name="T1576">0</text:span><text:span text:style-name="T1577"><text:s/>sinon.</text:span></text:p>
              </text:list-item>
            </text:list>
            <text:p text:style-name="P1578"><text:span text:style-name="T1579">La conductivité vaut donc : valeur x 0,1 µS.cm</text:span><text:span text:style-name="T1580">-1</text:span><text:span text:style-name="T1581">.</text:span></text:p>
          </table:table-cell>
          <table:covered-table-cell/>
        </table:table-row>
        <table:table-row table:style-name="TableRow1582">
          <table:table-cell table:style-name="TableCell1583">
            <text:p text:style-name="TableContents"><text:span text:style-name="T1584">DataTypeId</text:span><text:span text:style-name="T1585"> :</text:span></text:p>
          </table:table-cell>
          <table:table-cell table:style-name="TableCell1586">
            <text:p text:style-name="P1587">0x12</text:p>
          </table:table-cell>
        </table:table-row>
        <table:table-row table:style-name="TableRow1588">
          <table:table-cell table:style-name="TableCell1589">
            <text:p text:style-name="P1590">Portée globale :</text:p>
          </table:table-cell>
          <table:table-cell table:style-name="TableCell1591">
            <text:p text:style-name="P1592">Non</text:p>
          </table:table-cell>
        </table:table-row>
        <table:table-row table:style-name="TableRow1593">
          <table:table-cell table:style-name="TableCell1594">
            <text:p text:style-name="TableContents"><text:span text:style-name="T1595">Taille<text:s/></text:span><text:span text:style-name="T1596">Data Type</text:span><text:span text:style-name="T1597"> :</text:span></text:p>
          </table:table-cell>
          <table:table-cell table:style-name="TableCell1598">
            <text:p text:style-name="P1599">1 octet</text:p>
          </table:table-cell>
        </table:table-row>
        <table:table-row table:style-name="TableRow1600">
          <table:table-cell table:style-name="TableCell1601">
            <text:p text:style-name="P1602">Taille des<text:s/>données :</text:p>
          </table:table-cell>
          <table:table-cell table:style-name="TableCell1603">
            <text:p text:style-name="P1604">3 octets (uint24_t LSB)</text:p>
          </table:table-cell>
        </table:table-row>
      </table:table>
      <text:h text:style-name="Titre3" text:outline-level="3">SolutionConductivityMSCm (0x13)</text:h>
      <table:table table:style-name="Table1605">
        <table:table-columns>
          <table:table-column table:style-name="TableColumn1606"/>
          <table:table-column table:style-name="TableColumn1607"/>
        </table:table-columns>
        <table:table-row table:style-name="TableRow1608">
          <table:table-cell table:style-name="TableCell1609" table:number-columns-spanned="2">
            <text:p text:style-name="P1610">SolutionConductivityMSCm</text:p>
          </table:table-cell>
          <table:covered-table-cell/>
        </table:table-row>
        <table:table-row table:style-name="TableRow1611">
          <table:table-cell table:style-name="TableCell1612" table:number-columns-spanned="2">
            <text:p text:style-name="P1613"><text:span text:style-name="T1614">La conductivité d’une solution, en mS.cm</text:span><text:span text:style-name="T1615">-1</text:span><text:span text:style-name="T1616">. Codée avec un entier non signé de 24 bits où chaque bit correspond à 0,1 mS.cm</text:span><text:span text:style-name="T1617">-1</text:span><text:span text:style-name="T1618">. Les deux bits de poids le plus<text:s/></text:span><text:span text:style-name="T1619">fort indiquent la présence au non d’alarmes. Il est donc possible de représenter une conductivité comprise entre 0 et 419 430,3 mS.cm</text:span><text:span text:style-name="T1620">-1</text:span><text:span text:style-name="T1621">.</text:span></text:p>
            <text:p text:style-name="P1622">Le format des octets est le suivant :</text:p>
            <table:table table:style-name="Table1623">
              <table:table-columns>
                <table:table-column table:style-name="TableColumn1624"/>
                <table:table-column table:style-name="TableColumn1625"/>
                <table:table-column table:style-name="TableColumn1626"/>
                <table:table-column table:style-name="TableColumn1627"/>
                <table:table-column table:style-name="TableColumn1628"/>
                <table:table-column table:style-name="TableColumn1629"/>
                <table:table-column table:style-name="TableColumn1630"/>
                <table:table-column table:style-name="TableColumn1631"/>
                <table:table-column table:style-name="TableColumn1632"/>
                <table:table-column table:style-name="TableColumn1633"/>
              </table:table-columns>
              <table:table-row table:style-name="TableRow1634">
                <table:table-cell table:style-name="TableCell1635">
                  <text:p text:style-name="P1636">Octet 0</text:p>
                </table:table-cell>
                <table:table-cell table:style-name="TableCell1637">
                  <text:p text:style-name="P1638">Octet 1</text:p>
                </table:table-cell>
                <table:table-cell table:style-name="TableCell1639" table:number-columns-spanned="8">
                  <text:p text:style-name="P1640">Octet 2</text:p>
                </table:table-cell>
                <table:covered-table-cell/>
                <table:covered-table-cell/>
                <table:covered-table-cell/>
                <table:covered-table-cell/>
                <table:covered-table-cell/>
                <table:covered-table-cell/>
                <table:covered-table-cell/>
              </table:table-row>
              <table:table-row table:style-name="TableRow1641">
                <table:table-cell table:style-name="TableCell1642">
                  <text:p text:style-name="P1643">7-0</text:p>
                </table:table-cell>
                <table:table-cell table:style-name="TableCell1644">
                  <text:p text:style-name="P1645">7-0</text:p>
                </table:table-cell>
                <table:table-cell table:style-name="TableCell1646">
                  <text:p text:style-name="P1647">7</text:p>
                </table:table-cell>
                <table:table-cell table:style-name="TableCell1648">
                  <text:p text:style-name="P1649">6</text:p>
                </table:table-cell>
                <table:table-cell table:style-name="TableCell1650">
                  <text:p text:style-name="P1651">5</text:p>
                </table:table-cell>
                <table:table-cell table:style-name="TableCell1652">
                  <text:p text:style-name="P1653">4</text:p>
                </table:table-cell>
                <table:table-cell table:style-name="TableCell1654">
                  <text:p text:style-name="P1655">3</text:p>
                </table:table-cell>
                <table:table-cell table:style-name="TableCell1656">
                  <text:p text:style-name="P1657">2</text:p>
                </table:table-cell>
                <table:table-cell table:style-name="TableCell1658">
                  <text:p text:style-name="P1659">1</text:p>
                </table:table-cell>
                <table:table-cell table:style-name="TableCell1660">
                  <text:p text:style-name="P1661">0</text:p>
                </table:table-cell>
              </table:table-row>
              <table:table-row table:style-name="TableRow1662">
                <table:table-cell table:style-name="TableCell1663">
                  <text:p text:style-name="P1664">ValueLSB0</text:p>
                </table:table-cell>
                <table:table-cell table:style-name="TableCell1665">
                  <text:p text:style-name="P1666">ValueLSB1</text:p>
                </table:table-cell>
                <table:table-cell table:style-name="TableCell1667">
                  <text:p text:style-name="P1668">AlarmH</text:p>
                </table:table-cell>
                <table:table-cell table:style-name="TableCell1669">
                  <text:p text:style-name="P1670">AlarmL</text:p>
                </table:table-cell>
                <table:table-cell table:style-name="TableCell1671" table:number-columns-spanned="6">
                  <text:p text:style-name="P1672">ValueMSB</text:p>
                </table:table-cell>
                <table:covered-table-cell/>
                <table:covered-table-cell/>
                <table:covered-table-cell/>
                <table:covered-table-cell/>
                <table:covered-table-cell/>
              </table:table-row>
            </table:table>
            <text:p text:style-name="P1673">Où :</text:p>
            <text:list text:style-name="LFO18" text:continue-numbering="true">
              <text:list-item>
                <text:p text:style-name="P1674"><text:span text:style-name="T1675">La valeur est :<text:s/></text:span><text:span text:style-name="T1676">Octet_0 | (Octet_1 &lt;&lt; 8) | ((Octet_3 &amp; 0x3F) &lt;&lt; 16)</text:span><text:span text:style-name="T1677"><text:s/>.</text:span></text:p>
              </text:list-item>
              <text:list-item>
                <text:p text:style-name="P1678"><text:span text:style-name="T1679">Le bit<text:s/></text:span><text:span text:style-name="T1680">AlarmH</text:span><text:span text:style-name="T1681"><text:s/>est positionné à<text:s/></text:span><text:span text:style-name="T1682">1</text:span><text:span text:style-name="T1683"><text:s/>si l’alarme haute est activée, il est à<text:s/></text:span><text:span text:style-name="T1684">0</text:span><text:span text:style-name="T1685"><text:s/>sinon.</text:span></text:p>
              </text:list-item>
              <text:list-item>
                <text:p text:style-name="P1686"><text:span text:style-name="T1687">Le bit<text:s/></text:span><text:span text:style-name="T1688">AlarmL</text:span><text:span text:style-name="T1689"><text:s/>est positionné à<text:s/></text:span><text:span text:style-name="T1690">1</text:span><text:span text:style-name="T1691"><text:s/>si l’alarme basse est activée, il est à<text:s/></text:span><text:span text:style-name="T1692">0</text:span><text:span text:style-name="T1693"><text:s/>sinon.</text:span></text:p>
              </text:list-item>
            </text:list>
            <text:p text:style-name="P1694"><text:span text:style-name="T1695">La conductivité vaut donc : valeur x 0,1 mS.cm</text:span><text:span text:style-name="T1696">-1</text:span><text:span text:style-name="T1697">.</text:span></text:p>
          </table:table-cell>
          <table:covered-table-cell/>
        </table:table-row>
        <table:table-row table:style-name="TableRow1698">
          <table:table-cell table:style-name="TableCell1699">
            <text:p text:style-name="TableContents"><text:span text:style-name="T1700">DataTypeId</text:span><text:span text:style-name="T1701"> :</text:span></text:p>
          </table:table-cell>
          <table:table-cell table:style-name="TableCell1702">
            <text:p text:style-name="P1703">0x13</text:p>
          </table:table-cell>
        </table:table-row>
        <table:table-row table:style-name="TableRow1704">
          <table:table-cell table:style-name="TableCell1705">
            <text:p text:style-name="P1706">Portée globale :</text:p>
          </table:table-cell>
          <table:table-cell table:style-name="TableCell1707">
            <text:p text:style-name="P1708">Non</text:p>
          </table:table-cell>
        </table:table-row>
        <table:table-row table:style-name="TableRow1709">
          <table:table-cell table:style-name="TableCell1710">
            <text:p text:style-name="TableContents"><text:span text:style-name="T1711">Taille<text:s/></text:span><text:span text:style-name="T1712">Data Type</text:span><text:span text:style-name="T1713"> :</text:span></text:p>
          </table:table-cell>
          <table:table-cell table:style-name="TableCell1714">
            <text:p text:style-name="P1715">1 octet</text:p>
          </table:table-cell>
        </table:table-row>
        <text:soft-page-break/>
        <table:table-row table:style-name="TableRow1716">
          <table:table-cell table:style-name="TableCell1717">
            <text:p text:style-name="P1718">Taille des données :</text:p>
          </table:table-cell>
          <table:table-cell table:style-name="TableCell1719">
            <text:p text:style-name="P1720">3 octets (uint24_t LSB)</text:p>
          </table:table-cell>
        </table:table-row>
      </table:table>
      <text:p text:style-name="Textbody"/>
      <text:h text:style-name="Titre3" text:outline-level="3">PressurePa (0x14)</text:h>
      <table:table table:style-name="Table1721">
        <table:table-columns>
          <table:table-column table:style-name="TableColumn1722"/>
          <table:table-column table:style-name="TableColumn1723"/>
        </table:table-columns>
        <table:table-row table:style-name="TableRow1724">
          <table:table-cell table:style-name="TableCell1725" table:number-columns-spanned="2">
            <text:p text:style-name="P1726">PressurePa</text:p>
          </table:table-cell>
          <table:covered-table-cell/>
        </table:table-row>
        <table:table-row table:style-name="TableRow1727">
          <table:table-cell table:style-name="TableCell1728" table:number-columns-spanned="2">
            <text:p text:style-name="P1729">Une pression, en Pascals. Codée avec un<text:s/>entier non signé de 32 bits où chaque bit correspond à 0,1 Pa. Il est possible de représenter une pression comprise entre – 26 843 545,5 et 26 843 545,5 Pascals.</text:p>
            <text:p text:style-name="P1730">Le format des octets est le suivant :</text:p>
            <table:table table:style-name="Table1731">
              <table:table-columns>
                <table:table-column table:style-name="TableColumn1732"/>
                <table:table-column table:style-name="TableColumn1733"/>
                <table:table-column table:style-name="TableColumn1734"/>
                <table:table-column table:style-name="TableColumn1735"/>
                <table:table-column table:style-name="TableColumn1736"/>
                <table:table-column table:style-name="TableColumn1737"/>
                <table:table-column table:style-name="TableColumn1738"/>
                <table:table-column table:style-name="TableColumn1739"/>
                <table:table-column table:style-name="TableColumn1740"/>
                <table:table-column table:style-name="TableColumn1741"/>
                <table:table-column table:style-name="TableColumn1742"/>
              </table:table-columns>
              <table:table-row table:style-name="TableRow1743">
                <table:table-cell table:style-name="TableCell1744">
                  <text:p text:style-name="P1745">Octet 0</text:p>
                </table:table-cell>
                <table:table-cell table:style-name="TableCell1746">
                  <text:p text:style-name="P1747">Octet 1</text:p>
                </table:table-cell>
                <table:table-cell table:style-name="TableCell1748">
                  <text:p text:style-name="P1749">Octet 2</text:p>
                </table:table-cell>
                <table:table-cell table:style-name="TableCell1750" table:number-columns-spanned="8">
                  <text:p text:style-name="P1751">Octet 3</text:p>
                </table:table-cell>
                <table:covered-table-cell/>
                <table:covered-table-cell/>
                <table:covered-table-cell/>
                <table:covered-table-cell/>
                <table:covered-table-cell/>
                <table:covered-table-cell/>
                <table:covered-table-cell/>
              </table:table-row>
              <table:table-row table:style-name="TableRow1752">
                <table:table-cell table:style-name="TableCell1753">
                  <text:p text:style-name="P1754">7-0</text:p>
                </table:table-cell>
                <table:table-cell table:style-name="TableCell1755">
                  <text:p text:style-name="P1756">7-0</text:p>
                </table:table-cell>
                <table:table-cell table:style-name="TableCell1757">
                  <text:p text:style-name="P1758">7-0</text:p>
                </table:table-cell>
                <table:table-cell table:style-name="TableCell1759">
                  <text:p text:style-name="P1760">7</text:p>
                </table:table-cell>
                <table:table-cell table:style-name="TableCell1761">
                  <text:p text:style-name="P1762">6</text:p>
                </table:table-cell>
                <table:table-cell table:style-name="TableCell1763">
                  <text:p text:style-name="P1764">5</text:p>
                </table:table-cell>
                <table:table-cell table:style-name="TableCell1765">
                  <text:p text:style-name="P1766">4</text:p>
                </table:table-cell>
                <table:table-cell table:style-name="TableCell1767">
                  <text:p text:style-name="P1768">3</text:p>
                </table:table-cell>
                <table:table-cell table:style-name="TableCell1769">
                  <text:p text:style-name="P1770">2</text:p>
                </table:table-cell>
                <table:table-cell table:style-name="TableCell1771">
                  <text:p text:style-name="P1772">1</text:p>
                </table:table-cell>
                <table:table-cell table:style-name="TableCell1773">
                  <text:p text:style-name="P1774">0</text:p>
                </table:table-cell>
              </table:table-row>
              <table:table-row table:style-name="TableRow1775">
                <table:table-cell table:style-name="TableCell1776">
                  <text:p text:style-name="P1777">ValueLSB0</text:p>
                </table:table-cell>
                <table:table-cell table:style-name="TableCell1778">
                  <text:p text:style-name="P1779">ValueLSB1</text:p>
                </table:table-cell>
                <table:table-cell table:style-name="TableCell1780">
                  <text:p text:style-name="P1781">ValueMSB0</text:p>
                </table:table-cell>
                <table:table-cell table:style-name="TableCell1782">
                  <text:p text:style-name="P1783">AlarmH</text:p>
                </table:table-cell>
                <table:table-cell table:style-name="TableCell1784">
                  <text:p text:style-name="P1785">AlarmL</text:p>
                </table:table-cell>
                <table:table-cell table:style-name="TableCell1786">
                  <text:p text:style-name="P1787">Abs</text:p>
                </table:table-cell>
                <table:table-cell table:style-name="TableCell1788">
                  <text:p text:style-name="P1789">Sign</text:p>
                </table:table-cell>
                <table:table-cell table:style-name="TableCell1790" table:number-columns-spanned="4">
                  <text:p text:style-name="P1791">ValueMSB1</text:p>
                </table:table-cell>
                <table:covered-table-cell/>
                <table:covered-table-cell/>
                <table:covered-table-cell/>
              </table:table-row>
            </table:table>
            <text:p text:style-name="P1792">Où :</text:p>
            <text:list text:style-name="LFO18" text:continue-numbering="true">
              <text:list-item>
                <text:p text:style-name="P1793"><text:span text:style-name="T1794">La valeur est :<text:s/></text:span><text:span text:style-name="T1795">Octet_0 | (Octet_1 &lt;&lt; 8) | (Octet_2 &lt;&lt; 16) | ((Octet_3 &amp; 0x0F) &lt;&lt; 24)</text:span><text:span text:style-name="T1796"><text:s/>.</text:span></text:p>
              </text:list-item>
              <text:list-item>
                <text:p text:style-name="P1797"><text:span text:style-name="T1798">Le bit<text:s/></text:span><text:span text:style-name="T1799">AlarmH</text:span><text:span text:style-name="T1800"><text:s/>est positionné à<text:s/></text:span><text:span text:style-name="T1801">1</text:span><text:span text:style-name="T1802"><text:s/>si l’alarme haute est activée, il est à<text:s/></text:span><text:span text:style-name="T1803">0</text:span><text:span text:style-name="T1804"><text:s/>sinon.</text:span></text:p>
              </text:list-item>
              <text:list-item>
                <text:p text:style-name="P1805"><text:span text:style-name="T1806">Le bit<text:s/></text:span><text:span text:style-name="T1807">AlarmL</text:span><text:span text:style-name="T1808"><text:s/>est positionné à<text:s/></text:span><text:span text:style-name="T1809">1</text:span><text:span text:style-name="T1810"><text:s/>si l’alarme basse est activée, il est à<text:s/></text:span><text:span text:style-name="T1811">0</text:span><text:span text:style-name="T1812"><text:s/>sinon.</text:span></text:p>
              </text:list-item>
              <text:list-item>
                <text:p text:style-name="P1813"><text:span text:style-name="T1814">Le bit<text:s/></text:span><text:span text:style-name="T1815">Abs</text:span><text:span text:style-name="T1816"><text:s/>indique si la valeur est absolue (</text:span><text:span text:style-name="T1817">1</text:span><text:span text:style-name="T1818">) ou si elle est compensée de la pression atmosphérique (</text:span><text:span text:style-name="T1819">0</text:span><text:span text:style-name="T1820">).</text:span></text:p>
              </text:list-item>
              <text:list-item>
                <text:p text:style-name="P1821"><text:span text:style-name="T1822">Le bit<text:s/></text:span><text:span text:style-name="T1823">Sign</text:span><text:span text:style-name="T1824"><text:s/>indique si la valeur est négative (</text:span><text:span text:style-name="T1825">1</text:span><text:span text:style-name="T1826">) ou positive (</text:span><text:span text:style-name="T1827">0</text:span><text:span text:style-name="T1828">).</text:span></text:p>
              </text:list-item>
            </text:list>
            <text:p text:style-name="P1829">La pression vaut donc : Signe x valeur x 0,1 Pa.</text:p>
          </table:table-cell>
          <table:covered-table-cell/>
        </table:table-row>
        <table:table-row table:style-name="TableRow1830">
          <table:table-cell table:style-name="TableCell1831">
            <text:p text:style-name="TableContents"><text:span text:style-name="T1832">DataTypeId</text:span><text:span text:style-name="T1833"> :</text:span></text:p>
          </table:table-cell>
          <table:table-cell table:style-name="TableCell1834">
            <text:p text:style-name="P1835">0x14</text:p>
          </table:table-cell>
        </table:table-row>
        <table:table-row table:style-name="TableRow1836">
          <table:table-cell table:style-name="TableCell1837">
            <text:p text:style-name="P1838">Portée globale :</text:p>
          </table:table-cell>
          <table:table-cell table:style-name="TableCell1839">
            <text:p text:style-name="P1840">Non</text:p>
          </table:table-cell>
        </table:table-row>
        <table:table-row table:style-name="TableRow1841">
          <table:table-cell table:style-name="TableCell1842">
            <text:p text:style-name="TableContents"><text:span text:style-name="T1843">Taille<text:s/></text:span><text:span text:style-name="T1844">Data Type</text:span><text:span text:style-name="T1845"> :</text:span></text:p>
          </table:table-cell>
          <table:table-cell table:style-name="TableCell1846">
            <text:p text:style-name="P1847">1 octet</text:p>
          </table:table-cell>
        </table:table-row>
        <table:table-row table:style-name="TableRow1848">
          <table:table-cell table:style-name="TableCell1849">
            <text:p text:style-name="P1850">Taille des données :</text:p>
          </table:table-cell>
          <table:table-cell table:style-name="TableCell1851">
            <text:p text:style-name="P1852">4 octets (uint32_t LSB)</text:p>
          </table:table-cell>
        </table:table-row>
      </table:table>
      <text:p text:style-name="Standard"/>
      <text:h text:style-name="Titre3" text:outline-level="3">Config (0x15)</text:h>
      <table:table table:style-name="Table1853">
        <table:table-columns>
          <table:table-column table:style-name="TableColumn1854"/>
          <table:table-column table:style-name="TableColumn1855"/>
        </table:table-columns>
        <table:table-row table:style-name="TableRow1856">
          <table:table-cell table:style-name="TableCell1857" table:number-columns-spanned="2">
            <text:p text:style-name="P1858">Config</text:p>
          </table:table-cell>
          <table:covered-table-cell/>
        </table:table-row>
        <text:soft-page-break/>
        <table:table-row table:style-name="TableRow1859">
          <table:table-cell table:style-name="TableCell1860" table:number-columns-spanned="2">
            <text:p text:style-name="P1861">Permet de communiquer un élément de configuration d’un Data<text:s/>Channel.</text:p>
            <text:p text:style-name="P1862"><text:span text:style-name="T1863">Le Data Type est composé d’un identifiant de paramètre de configuration, d’un octet indiquant longueur de la valeur et de la valeur comme une chaîne de caractères. La chaîne n’est pas terminée par un caractère<text:s/></text:span><text:span text:style-name="T1864">nul</text:span><text:span text:style-name="T1865">. Le nombre d’octets occupés par l</text:span><text:span text:style-name="T1866">a chaîne est donc variable, mais ne peut pas dépasser 31 octets. Si la valeur est vide alors<text:s/></text:span><text:span text:style-name="T1867">Len</text:span><text:span text:style-name="T1868"><text:s/>est à 0 et il n’y a pas d’octets après le second octet.</text:span></text:p>
            <text:p text:style-name="P1869">Le format des octets est le suivant :</text:p>
            <table:table table:style-name="Table1870">
              <table:table-columns>
                <table:table-column table:style-name="TableColumn1871"/>
                <table:table-column table:style-name="TableColumn1872"/>
                <table:table-column table:style-name="TableColumn1873"/>
                <table:table-column table:style-name="TableColumn1874"/>
                <table:table-column table:style-name="TableColumn1875"/>
              </table:table-columns>
              <table:table-row table:style-name="TableRow1876">
                <table:table-cell table:style-name="TableCell1877" table:number-columns-spanned="2">
                  <text:p text:style-name="P1878">Octet 0</text:p>
                </table:table-cell>
                <table:covered-table-cell/>
                <table:table-cell table:style-name="TableCell1879" table:number-columns-spanned="2">
                  <text:p text:style-name="P1880">Octet 1</text:p>
                </table:table-cell>
                <table:covered-table-cell/>
                <table:table-cell table:style-name="TableCell1881">
                  <text:p text:style-name="P1882">Octets 2..n</text:p>
                </table:table-cell>
              </table:table-row>
              <table:table-row table:style-name="TableRow1883">
                <table:table-cell table:style-name="TableCell1884">
                  <text:p text:style-name="P1885">7-6</text:p>
                </table:table-cell>
                <table:table-cell table:style-name="TableCell1886">
                  <text:p text:style-name="P1887">5-0</text:p>
                </table:table-cell>
                <table:table-cell table:style-name="TableCell1888">
                  <text:p text:style-name="P1889">7-5</text:p>
                </table:table-cell>
                <table:table-cell table:style-name="TableCell1890">
                  <text:p text:style-name="P1891">4-0</text:p>
                </table:table-cell>
                <table:table-cell table:style-name="TableCell1892">
                  <text:p text:style-name="P1893"/>
                </table:table-cell>
              </table:table-row>
              <table:table-row table:style-name="TableRow1894">
                <table:table-cell table:style-name="TableCell1895">
                  <text:p text:style-name="P1896">Res</text:p>
                </table:table-cell>
                <table:table-cell table:style-name="TableCell1897">
                  <text:p text:style-name="P1898">Id</text:p>
                </table:table-cell>
                <table:table-cell table:style-name="TableCell1899">
                  <text:p text:style-name="P1900">Res</text:p>
                </table:table-cell>
                <table:table-cell table:style-name="TableCell1901">
                  <text:p text:style-name="P1902">Len</text:p>
                </table:table-cell>
                <table:table-cell table:style-name="TableCell1903">
                  <text:p text:style-name="P1904">Str</text:p>
                </table:table-cell>
              </table:table-row>
            </table:table>
            <text:p text:style-name="P1905">Où :</text:p>
            <text:list text:style-name="LFO18" text:continue-numbering="true">
              <text:list-item>
                <text:p text:style-name="P1906"><text:span text:style-name="T1907">Id</text:span><text:span text:style-name="T1908"><text:s/>est l’identifiant de paramètre. La liste des valeurs possible est donnée plus bas.</text:span></text:p>
              </text:list-item>
              <text:list-item>
                <text:p text:style-name="P1909"><text:span text:style-name="T1910">Len</text:span><text:span text:style-name="T1911"><text:s/>est la longueur de la valeur, comprise entre 0 et 31. Elle correspond au nombre d’octets à suivre occupés par la valeur<text:s/></text:span><text:span text:style-name="T1912">Str</text:span><text:span text:style-name="T1913">.</text:span></text:p>
              </text:list-item>
              <text:list-item>
                <text:p text:style-name="P1914"><text:span text:style-name="T1915">Str</text:span><text:span text:style-name="T1916"><text:s/>est la valeur, codée<text:s/></text:span><text:span text:style-name="T1917">dans une chaîne de caractères. Ne se termine pas par<text:s/></text:span><text:span text:style-name="T1918">nul</text:span><text:span text:style-name="T1919">.</text:span></text:p>
              </text:list-item>
              <text:list-item>
                <text:p text:style-name="P1920"><text:span text:style-name="T1921">Res</text:span><text:span text:style-name="T1922"><text:s/>sont des bits réservés pour de futurs usages.</text:span></text:p>
              </text:list-item>
            </text:list>
          </table:table-cell>
          <table:covered-table-cell/>
        </table:table-row>
        <table:table-row table:style-name="TableRow1923">
          <table:table-cell table:style-name="TableCell1924">
            <text:p text:style-name="TableContents"><text:span text:style-name="T1925">DataTypeId</text:span><text:span text:style-name="T1926"> :</text:span></text:p>
          </table:table-cell>
          <table:table-cell table:style-name="TableCell1927">
            <text:p text:style-name="P1928">0x15</text:p>
          </table:table-cell>
        </table:table-row>
        <table:table-row table:style-name="TableRow1929">
          <table:table-cell table:style-name="TableCell1930">
            <text:p text:style-name="P1931">Portée globale :</text:p>
          </table:table-cell>
          <table:table-cell table:style-name="TableCell1932">
            <text:p text:style-name="P1933">Non</text:p>
          </table:table-cell>
        </table:table-row>
        <table:table-row table:style-name="TableRow1934">
          <table:table-cell table:style-name="TableCell1935">
            <text:p text:style-name="TableContents"><text:span text:style-name="T1936">Taille<text:s/></text:span><text:span text:style-name="T1937">Data Type</text:span><text:span text:style-name="T1938"> :</text:span></text:p>
          </table:table-cell>
          <table:table-cell table:style-name="TableCell1939">
            <text:p text:style-name="P1940">1 octet</text:p>
          </table:table-cell>
        </table:table-row>
        <table:table-row table:style-name="TableRow1941">
          <table:table-cell table:style-name="TableCell1942">
            <text:p text:style-name="P1943">Taille des données :</text:p>
          </table:table-cell>
          <table:table-cell table:style-name="TableCell1944">
            <text:p text:style-name="P1945">2 octets minimum, 33 octets au maximum.</text:p>
          </table:table-cell>
        </table:table-row>
      </table:table>
      <text:p text:style-name="P1946">Voici la<text:s/>liste des identifiants de paramètres :</text:p>
      <text:list text:style-name="LFO19" text:continue-numbering="true">
        <text:list-item>
          <text:p text:style-name="P1947">0x00 : n’est pas une valeur valide.</text:p>
        </text:list-item>
        <text:list-item>
          <text:p text:style-name="P1948">0x01 : Le nom.</text:p>
        </text:list-item>
        <text:list-item>
          <text:p text:style-name="P1949">0x02 : L’identifiant unique.</text:p>
        </text:list-item>
        <text:list-item>
          <text:p text:style-name="P1950">0x03 : Le type.</text:p>
        </text:list-item>
        <text:list-item>
          <text:p text:style-name="P1951">0x04 : Le numéro de version du micrologiciel (firmware).</text:p>
        </text:list-item>
        <text:list-item>
          <text:p text:style-name="P1952">0x05 : Le nom de l’expérience pour laquelle les données sont produites.</text:p>
        </text:list-item>
        <text:list-item>
          <text:p text:style-name="P1953">0x06 : La période de lecture d’un capteur, en secondes. La chaîne peut être convertie en un entier non signé de 32 bits. Elle peut être 0 si le capteur n’est lu que sur interruption.</text:p>
        </text:list-item>
        <text:list-item>
          <text:p text:style-name="P1954">0x07 : La période d’envoi de la configuration, en secondes. La chaîne peut être convertie en un entier non signé de 32 bits. Une valeur de 0 indique que la configuration n’est pas envoyée périodiquement, mais uniquement si un changement de configuration est détecté.</text:p>
        </text:list-item>
        <text:list-item>
          <text:p text:style-name="P1955">0x08 : La période de lecture du GPS, en secondes. La chaîne peut être convertie en un entier non signé de 32 bits. Une valeur de 0 indique que le GPS n’est pas utilisé.</text:p>
        </text:list-item>
      </text:list>
      <text:p text:style-name="P1956"/>
      <text:h text:style-name="Titre3" text:outline-level="3">WindSpeedDirection (0x16)</text:h>
      <table:table table:style-name="Table1957">
        <table:table-columns>
          <table:table-column table:style-name="TableColumn1958"/>
          <table:table-column table:style-name="TableColumn1959"/>
        </table:table-columns>
        <table:table-row table:style-name="TableRow1960">
          <table:table-cell table:style-name="TableCell1961" table:number-columns-spanned="2">
            <text:p text:style-name="P1962">WindSpeedDirection</text:p>
          </table:table-cell>
          <table:covered-table-cell/>
        </table:table-row>
        <text:soft-page-break/>
        <table:table-row table:style-name="TableRow1963">
          <table:table-cell table:style-name="TableCell1964" table:number-columns-spanned="2">
            <text:p text:style-name="P1965">Une mesure de la direction et de la vitesse du vent. La direction est en degrés en sens<text:s/>horaire par rapport au vent de Nord, avec une précision de 1 degré. La vitesse est en mètres par secondes, avec une précision de 0,01 m/s.</text:p>
            <text:p text:style-name="P1966">La direction est comprise entre 0 et 360°, bornes incluses. 0° est retournée lorsqu’il n’y a pas de vent et 360° lorsque le vent vient du Nord. La vitesse est comprise entre 0 et 81,9 m/s, bornes incluses.</text:p>
            <text:p text:style-name="P1967">Les données sont encodées de la façon suivante :</text:p>
            <table:table table:style-name="Table1968">
              <table:table-columns>
                <table:table-column table:style-name="TableColumn1969"/>
                <table:table-column table:style-name="TableColumn1970"/>
                <table:table-column table:style-name="TableColumn1971"/>
                <table:table-column table:style-name="TableColumn1972"/>
                <table:table-column table:style-name="TableColumn1973"/>
                <table:table-column table:style-name="TableColumn1974"/>
              </table:table-columns>
              <table:table-row table:style-name="TableRow1975">
                <table:table-cell table:style-name="TableCell1976">
                  <text:p text:style-name="P1977">Octet 0</text:p>
                </table:table-cell>
                <table:table-cell table:style-name="TableCell1978" table:number-columns-spanned="2">
                  <text:p text:style-name="P1979">Octet 1</text:p>
                </table:table-cell>
                <table:covered-table-cell/>
                <table:table-cell table:style-name="TableCell1980" table:number-columns-spanned="3">
                  <text:p text:style-name="P1981">Octet 2</text:p>
                </table:table-cell>
                <table:covered-table-cell/>
                <table:covered-table-cell/>
              </table:table-row>
              <table:table-row table:style-name="TableRow1982">
                <table:table-cell table:style-name="TableCell1983">
                  <text:p text:style-name="P1984">7-0</text:p>
                </table:table-cell>
                <table:table-cell table:style-name="TableCell1985">
                  <text:p text:style-name="P1986">7-1</text:p>
                </table:table-cell>
                <table:table-cell table:style-name="TableCell1987">
                  <text:p text:style-name="P1988">0</text:p>
                </table:table-cell>
                <table:table-cell table:style-name="TableCell1989">
                  <text:p text:style-name="P1990">7</text:p>
                </table:table-cell>
                <table:table-cell table:style-name="TableCell1991">
                  <text:p text:style-name="P1992">6</text:p>
                </table:table-cell>
                <table:table-cell table:style-name="TableCell1993">
                  <text:p text:style-name="P1994">5-0</text:p>
                </table:table-cell>
              </table:table-row>
              <table:table-row table:style-name="TableRow1995">
                <table:table-cell table:style-name="TableCell1996">
                  <text:p text:style-name="P1997">DirLSB</text:p>
                </table:table-cell>
                <table:table-cell table:style-name="TableCell1998">
                  <text:p text:style-name="P1999">SpeedLSB</text:p>
                </table:table-cell>
                <table:table-cell table:style-name="TableCell2000">
                  <text:p text:style-name="P2001">DirMSB</text:p>
                </table:table-cell>
                <table:table-cell table:style-name="TableCell2002">
                  <text:p text:style-name="P2003">SpeedIsCorrected</text:p>
                </table:table-cell>
                <table:table-cell table:style-name="TableCell2004">
                  <text:p text:style-name="P2005">DirIsCorrected</text:p>
                </table:table-cell>
                <table:table-cell table:style-name="TableCell2006">
                  <text:p text:style-name="P2007">SpeedMSB</text:p>
                </table:table-cell>
              </table:table-row>
            </table:table>
            <text:p text:style-name="P2008">Où :</text:p>
            <text:list text:style-name="LFO18" text:continue-numbering="true">
              <text:list-item>
                <text:p text:style-name="P2009"><text:span text:style-name="T2010">La<text:s/></text:span><text:span text:style-name="T2011">valeur de la direction du vent est :<text:s/></text:span><text:span text:style-name="T2012">Octet_0|((Octet_1 &amp; 0x01) &lt;&lt; 8)</text:span><text:span text:style-name="T2013">.</text:span></text:p>
              </text:list-item>
              <text:list-item>
                <text:p text:style-name="P2014"><text:span text:style-name="T2015">La valeur de la vitesse du vent est :<text:s/></text:span><text:span text:style-name="T2016">((Octet_1 &amp; 0xFE) &gt;&gt; 1)|((Octet_2 &amp; 0x3F) &lt;&lt; 7)</text:span><text:span text:style-name="T2017">.</text:span></text:p>
              </text:list-item>
              <text:list-item>
                <text:p text:style-name="P2018"><text:span text:style-name="T2019">SpeedIsCorrected</text:span><text:span text:style-name="T2020"><text:s/>est à 1 si la vitesse a subi une correction, est à 0 sinon.</text:span></text:p>
              </text:list-item>
              <text:list-item>
                <text:p text:style-name="P2021"><text:span text:style-name="T2022">DirIsCorrected</text:span><text:span text:style-name="T2023"><text:s/>tes à 1</text:span><text:span text:style-name="T2024"><text:s/>si la direction a subi une correction, est à 0 sinon.</text:span></text:p>
              </text:list-item>
            </text:list>
            <text:p text:style-name="P2025">La direction du vent est : valeur, en degrés.</text:p>
            <text:p text:style-name="P2026">La vitesse du vent est : valeur x 0,01 m/s.</text:p>
          </table:table-cell>
          <table:covered-table-cell/>
        </table:table-row>
        <table:table-row table:style-name="TableRow2027">
          <table:table-cell table:style-name="TableCell2028">
            <text:p text:style-name="TableContents"><text:span text:style-name="T2029">DataTypeId</text:span><text:span text:style-name="T2030"> :</text:span></text:p>
          </table:table-cell>
          <table:table-cell table:style-name="TableCell2031">
            <text:p text:style-name="P2032">0x16</text:p>
          </table:table-cell>
        </table:table-row>
        <table:table-row table:style-name="TableRow2033">
          <table:table-cell table:style-name="TableCell2034">
            <text:p text:style-name="P2035">Portée globale :</text:p>
          </table:table-cell>
          <table:table-cell table:style-name="TableCell2036">
            <text:p text:style-name="P2037">Non</text:p>
          </table:table-cell>
        </table:table-row>
        <table:table-row table:style-name="TableRow2038">
          <table:table-cell table:style-name="TableCell2039">
            <text:p text:style-name="TableContents"><text:span text:style-name="T2040">Taille<text:s/></text:span><text:span text:style-name="T2041">Data Type</text:span><text:span text:style-name="T2042"> :</text:span></text:p>
          </table:table-cell>
          <table:table-cell table:style-name="TableCell2043">
            <text:p text:style-name="P2044">1 octet</text:p>
          </table:table-cell>
        </table:table-row>
        <table:table-row table:style-name="TableRow2045">
          <table:table-cell table:style-name="TableCell2046">
            <text:p text:style-name="P2047">Taille des données :</text:p>
          </table:table-cell>
          <table:table-cell table:style-name="TableCell2048">
            <text:p text:style-name="P2049">3 octets</text:p>
          </table:table-cell>
        </table:table-row>
      </table:table>
      <text:h text:style-name="Titre3" text:outline-level="3">WindSpeedMS (0x17)</text:h>
      <table:table table:style-name="Table2050">
        <table:table-columns>
          <table:table-column table:style-name="TableColumn2051"/>
          <table:table-column table:style-name="TableColumn2052"/>
        </table:table-columns>
        <table:table-row table:style-name="TableRow2053">
          <table:table-cell table:style-name="TableCell2054" table:number-columns-spanned="2">
            <text:p text:style-name="P2055">WindSpeedMS</text:p>
          </table:table-cell>
          <table:covered-table-cell/>
        </table:table-row>
        <table:table-row table:style-name="TableRow2056">
          <table:table-cell table:style-name="TableCell2057" table:number-columns-spanned="2">
            <text:p text:style-name="P2058">Une mesure de la vitesse du vent, en mètres par secondes, avec une précision de 0,01 m/s. La vitesse comprise entre 0 et 81,9 m/s, bornes incluses.</text:p>
            <text:p text:style-name="P2059">Les données sont encodées de la façon suivante :</text:p>
            <table:table table:style-name="Table2060">
              <table:table-columns>
                <table:table-column table:style-name="TableColumn2061"/>
                <table:table-column table:style-name="TableColumn2062"/>
                <table:table-column table:style-name="TableColumn2063"/>
                <table:table-column table:style-name="TableColumn2064"/>
              </table:table-columns>
              <table:table-row table:style-name="TableRow2065">
                <table:table-cell table:style-name="TableCell2066">
                  <text:p text:style-name="P2067">Octet 0</text:p>
                </table:table-cell>
                <table:table-cell table:style-name="TableCell2068" table:number-columns-spanned="3">
                  <text:p text:style-name="P2069"/>
                  <text:p text:style-name="P2070">Octet 1</text:p>
                </table:table-cell>
                <table:covered-table-cell/>
                <table:covered-table-cell/>
              </table:table-row>
              <table:table-row table:style-name="TableRow2071">
                <table:table-cell table:style-name="TableCell2072">
                  <text:p text:style-name="P2073">7-0</text:p>
                </table:table-cell>
                <table:table-cell table:style-name="TableCell2074">
                  <text:p text:style-name="P2075">7-6</text:p>
                </table:table-cell>
                <table:table-cell table:style-name="TableCell2076">
                  <text:p text:style-name="P2077">5</text:p>
                </table:table-cell>
                <table:table-cell table:style-name="TableCell2078">
                  <text:p text:style-name="P2079">4-0</text:p>
                </table:table-cell>
              </table:table-row>
              <table:table-row table:style-name="TableRow2080">
                <table:table-cell table:style-name="TableCell2081">
                  <text:p text:style-name="P2082">SpeedLSB</text:p>
                </table:table-cell>
                <table:table-cell table:style-name="TableCell2083">
                  <text:p text:style-name="P2084">Res</text:p>
                </table:table-cell>
                <table:table-cell table:style-name="TableCell2085">
                  <text:p text:style-name="P2086">SpeedIsCorrected</text:p>
                </table:table-cell>
                <table:table-cell table:style-name="TableCell2087">
                  <text:p text:style-name="P2088">SpeedMSB</text:p>
                </table:table-cell>
              </table:table-row>
            </table:table>
            <text:p text:style-name="P2089">Où :</text:p>
            <text:list text:style-name="LFO18" text:continue-numbering="true">
              <text:list-item>
                <text:p text:style-name="P2090"><text:span text:style-name="T2091">Valeur :<text:s/></text:span><text:span text:style-name="T2092">Octet_0|((Octet_1 &amp; 0x1F) &lt;&lt; 8)</text:span><text:span text:style-name="T2093">.</text:span></text:p>
              </text:list-item>
              <text:list-item>
                <text:p text:style-name="P2094"><text:span text:style-name="T2095">SpeedIsCorrected</text:span><text:span text:style-name="T2096"><text:s/>est à 1 si la vitesse a subi une correction, est à 0 sinon.</text:span></text:p>
              </text:list-item>
              <text:list-item>
                <text:p text:style-name="P2097"><text:span text:style-name="T2098">Res</text:span><text:span text:style-name="T2099"><text:s/>sont des bits réservés pour de futurs usages.</text:span></text:p>
              </text:list-item>
            </text:list>
            <text:p text:style-name="P2100">La vitesse du vent est :<text:s/>valeur x 0,01 m/s.</text:p>
          </table:table-cell>
          <table:covered-table-cell/>
        </table:table-row>
        <table:table-row table:style-name="TableRow2101">
          <table:table-cell table:style-name="TableCell2102">
            <text:p text:style-name="TableContents"><text:span text:style-name="T2103">DataTypeId</text:span><text:span text:style-name="T2104"> :</text:span></text:p>
          </table:table-cell>
          <table:table-cell table:style-name="TableCell2105">
            <text:p text:style-name="P2106">0x17</text:p>
          </table:table-cell>
        </table:table-row>
        <table:table-row table:style-name="TableRow2107">
          <table:table-cell table:style-name="TableCell2108">
            <text:p text:style-name="P2109">Portée globale :</text:p>
          </table:table-cell>
          <table:table-cell table:style-name="TableCell2110">
            <text:p text:style-name="P2111">Non</text:p>
          </table:table-cell>
        </table:table-row>
        <table:table-row table:style-name="TableRow2112">
          <table:table-cell table:style-name="TableCell2113">
            <text:p text:style-name="TableContents"><text:span text:style-name="T2114">Taille<text:s/></text:span><text:span text:style-name="T2115">Data Type</text:span><text:span text:style-name="T2116"> :</text:span></text:p>
          </table:table-cell>
          <table:table-cell table:style-name="TableCell2117">
            <text:p text:style-name="P2118">1 octet</text:p>
          </table:table-cell>
        </table:table-row>
        <table:table-row table:style-name="TableRow2119">
          <table:table-cell table:style-name="TableCell2120">
            <text:p text:style-name="P2121">Taille des données :</text:p>
          </table:table-cell>
          <table:table-cell table:style-name="TableCell2122">
            <text:p text:style-name="P2123">2 octets (uint16_t LSB)</text:p>
          </table:table-cell>
        </table:table-row>
      </table:table>
      <text:soft-page-break/>
      <text:h text:style-name="Titre3" text:outline-level="3">WindDirectionDegN (0x18)</text:h>
      <table:table table:style-name="Table2124">
        <table:table-columns>
          <table:table-column table:style-name="TableColumn2125"/>
          <table:table-column table:style-name="TableColumn2126"/>
        </table:table-columns>
        <table:table-row table:style-name="TableRow2127">
          <table:table-cell table:style-name="TableCell2128" table:number-columns-spanned="2">
            <text:p text:style-name="P2129">WindDirectionDegN</text:p>
          </table:table-cell>
          <table:covered-table-cell/>
        </table:table-row>
        <table:table-row table:style-name="TableRow2130">
          <table:table-cell table:style-name="TableCell2131" table:number-columns-spanned="2">
            <text:p text:style-name="P2132">Une mesure de la direction est en degrés en sens horaire par rapport au<text:s/>vent de Nord, avec une précision de 1 degré. La direction est comprise entre 0 et 360°, bornes incluses. 0° est retournée lorsqu’il n’y a pas de vent et 360° lorsque le vent vient du Nord.</text:p>
            <text:p text:style-name="P2133">Les données sont encodées de la façon suivante :</text:p>
            <table:table table:style-name="Table2134">
              <table:table-columns>
                <table:table-column table:style-name="TableColumn2135"/>
                <table:table-column table:style-name="TableColumn2136"/>
                <table:table-column table:style-name="TableColumn2137"/>
                <table:table-column table:style-name="TableColumn2138"/>
              </table:table-columns>
              <table:table-row table:style-name="TableRow2139">
                <table:table-cell table:style-name="TableCell2140">
                  <text:p text:style-name="P2141">Octet 0</text:p>
                </table:table-cell>
                <table:table-cell table:style-name="TableCell2142" table:number-columns-spanned="3">
                  <text:p text:style-name="P2143">Octet 1</text:p>
                </table:table-cell>
                <table:covered-table-cell/>
                <table:covered-table-cell/>
              </table:table-row>
              <table:table-row table:style-name="TableRow2144">
                <table:table-cell table:style-name="TableCell2145">
                  <text:p text:style-name="P2146">7-0</text:p>
                </table:table-cell>
                <table:table-cell table:style-name="TableCell2147">
                  <text:p text:style-name="P2148">7-2</text:p>
                </table:table-cell>
                <table:table-cell table:style-name="TableCell2149">
                  <text:p text:style-name="P2150">1</text:p>
                </table:table-cell>
                <table:table-cell table:style-name="TableCell2151">
                  <text:p text:style-name="P2152">0</text:p>
                </table:table-cell>
              </table:table-row>
              <table:table-row table:style-name="TableRow2153">
                <table:table-cell table:style-name="TableCell2154">
                  <text:p text:style-name="P2155">DirLSB</text:p>
                </table:table-cell>
                <table:table-cell table:style-name="TableCell2156">
                  <text:p text:style-name="P2157">Res</text:p>
                </table:table-cell>
                <table:table-cell table:style-name="TableCell2158">
                  <text:p text:style-name="P2159">DirIsCorrected</text:p>
                </table:table-cell>
                <table:table-cell table:style-name="TableCell2160">
                  <text:p text:style-name="P2161">DirMSB</text:p>
                </table:table-cell>
              </table:table-row>
            </table:table>
            <text:p text:style-name="P2162">Où :</text:p>
            <text:list text:style-name="LFO18" text:continue-numbering="true">
              <text:list-item>
                <text:p text:style-name="P2163"><text:span text:style-name="T2164">Valeur :<text:s/></text:span><text:span text:style-name="T2165">Octet_0|((Octet_1 &amp; 0x01) &lt;&lt; 8)</text:span><text:span text:style-name="T2166">.</text:span></text:p>
              </text:list-item>
              <text:list-item>
                <text:p text:style-name="P2167"><text:span text:style-name="T2168">DirIsCorrected</text:span><text:span text:style-name="T2169"><text:s/>tes à 1 si la direction a subi une correction, est à 0 sinon.</text:span></text:p>
              </text:list-item>
              <text:list-item>
                <text:p text:style-name="P2170"><text:span text:style-name="T2171">Res</text:span><text:span text:style-name="T2172"><text:s/>sont des bits réservés pour de futurs usages.</text:span></text:p>
              </text:list-item>
            </text:list>
            <text:p text:style-name="P2173">La direction du vent est :<text:s/>valeur x 1°.</text:p>
          </table:table-cell>
          <table:covered-table-cell/>
        </table:table-row>
        <table:table-row table:style-name="TableRow2174">
          <table:table-cell table:style-name="TableCell2175">
            <text:p text:style-name="TableContents"><text:span text:style-name="T2176">DataTypeId</text:span><text:span text:style-name="T2177"> :</text:span></text:p>
          </table:table-cell>
          <table:table-cell table:style-name="TableCell2178">
            <text:p text:style-name="P2179">0x18</text:p>
          </table:table-cell>
        </table:table-row>
        <table:table-row table:style-name="TableRow2180">
          <table:table-cell table:style-name="TableCell2181">
            <text:p text:style-name="P2182">Portée globale :</text:p>
          </table:table-cell>
          <table:table-cell table:style-name="TableCell2183">
            <text:p text:style-name="P2184">Non</text:p>
          </table:table-cell>
        </table:table-row>
        <table:table-row table:style-name="TableRow2185">
          <table:table-cell table:style-name="TableCell2186">
            <text:p text:style-name="TableContents"><text:span text:style-name="T2187">Taille<text:s/></text:span><text:span text:style-name="T2188">Data Type</text:span><text:span text:style-name="T2189"> :</text:span></text:p>
          </table:table-cell>
          <table:table-cell table:style-name="TableCell2190">
            <text:p text:style-name="P2191">1 octet</text:p>
          </table:table-cell>
        </table:table-row>
        <table:table-row table:style-name="TableRow2192">
          <table:table-cell table:style-name="TableCell2193">
            <text:p text:style-name="P2194">Taille des données :</text:p>
          </table:table-cell>
          <table:table-cell table:style-name="TableCell2195">
            <text:p text:style-name="P2196">2 octets (uint16_t LSB)</text:p>
          </table:table-cell>
        </table:table-row>
      </table:table>
      <text:h text:style-name="Titre3" text:outline-level="3">SolarIrradianceWM2 (0x19)</text:h>
      <table:table table:style-name="Table2197">
        <table:table-columns>
          <table:table-column table:style-name="TableColumn2198"/>
          <table:table-column table:style-name="TableColumn2199"/>
        </table:table-columns>
        <table:table-row table:style-name="TableRow2200">
          <table:table-cell table:style-name="TableCell2201" table:number-columns-spanned="2">
            <text:p text:style-name="P2202">SolarIrradianceWM2</text:p>
          </table:table-cell>
          <table:covered-table-cell/>
        </table:table-row>
        <table:table-row table:style-name="TableRow2203">
          <table:table-cell table:style-name="TableCell2204" table:number-columns-spanned="2">
            <text:p text:style-name="P2205">Une mesure de l’irradiation solaire, en Watts par mètres au carré, avec une<text:s/>précision de 0,1 W/m². L’irradiance est comprise entre 0 et 1 638,3 W/m².</text:p>
            <text:p text:style-name="P2206">Les données sont encodées de la façon suivante :</text:p>
            <table:table table:style-name="Table2207">
              <table:table-columns>
                <table:table-column table:style-name="TableColumn2208"/>
                <table:table-column table:style-name="TableColumn2209"/>
                <table:table-column table:style-name="TableColumn2210"/>
              </table:table-columns>
              <table:table-row table:style-name="TableRow2211">
                <table:table-cell table:style-name="TableCell2212">
                  <text:p text:style-name="P2213">Octet 0</text:p>
                </table:table-cell>
                <table:table-cell table:style-name="TableCell2214" table:number-columns-spanned="2">
                  <text:p text:style-name="P2215">Octet 1</text:p>
                </table:table-cell>
                <table:covered-table-cell/>
              </table:table-row>
              <table:table-row table:style-name="TableRow2216">
                <table:table-cell table:style-name="TableCell2217">
                  <text:p text:style-name="P2218">7-0</text:p>
                </table:table-cell>
                <table:table-cell table:style-name="TableCell2219">
                  <text:p text:style-name="P2220">7-6</text:p>
                </table:table-cell>
                <table:table-cell table:style-name="TableCell2221">
                  <text:p text:style-name="P2222">5-0</text:p>
                </table:table-cell>
              </table:table-row>
              <table:table-row table:style-name="TableRow2223">
                <table:table-cell table:style-name="TableCell2224">
                  <text:p text:style-name="P2225">IrrLSB</text:p>
                </table:table-cell>
                <table:table-cell table:style-name="TableCell2226">
                  <text:p text:style-name="P2227">Res</text:p>
                </table:table-cell>
                <table:table-cell table:style-name="TableCell2228">
                  <text:p text:style-name="P2229">IrrMSB</text:p>
                </table:table-cell>
              </table:table-row>
            </table:table>
            <text:p text:style-name="P2230">Où :</text:p>
            <text:list text:style-name="LFO18" text:continue-numbering="true">
              <text:list-item>
                <text:p text:style-name="P2231"><text:span text:style-name="T2232">Valeur :<text:s/></text:span><text:span text:style-name="T2233">Octet_0|((Octet_1 &amp; 0x3F) &lt;&lt; 8)</text:span><text:span text:style-name="T2234">.</text:span></text:p>
              </text:list-item>
              <text:list-item>
                <text:p text:style-name="P2235"><text:span text:style-name="T2236">Res</text:span><text:span text:style-name="T2237"><text:s/>sont des bits réservés pour de<text:s/></text:span><text:span text:style-name="T2238">futurs usages.</text:span></text:p>
              </text:list-item>
            </text:list>
            <text:p text:style-name="P2239">L’irradiance est : valeur x 0,1 W/m².</text:p>
          </table:table-cell>
          <table:covered-table-cell/>
        </table:table-row>
        <table:table-row table:style-name="TableRow2240">
          <table:table-cell table:style-name="TableCell2241">
            <text:p text:style-name="TableContents"><text:span text:style-name="T2242">DataTypeId</text:span><text:span text:style-name="T2243"> :</text:span></text:p>
          </table:table-cell>
          <table:table-cell table:style-name="TableCell2244">
            <text:p text:style-name="P2245">0x19</text:p>
          </table:table-cell>
        </table:table-row>
        <table:table-row table:style-name="TableRow2246">
          <table:table-cell table:style-name="TableCell2247">
            <text:p text:style-name="P2248">Portée globale :</text:p>
          </table:table-cell>
          <table:table-cell table:style-name="TableCell2249">
            <text:p text:style-name="P2250">Non</text:p>
          </table:table-cell>
        </table:table-row>
        <table:table-row table:style-name="TableRow2251">
          <table:table-cell table:style-name="TableCell2252">
            <text:p text:style-name="TableContents"><text:span text:style-name="T2253">Taille<text:s/></text:span><text:span text:style-name="T2254">Data Type</text:span><text:span text:style-name="T2255"> :</text:span></text:p>
          </table:table-cell>
          <table:table-cell table:style-name="TableCell2256">
            <text:p text:style-name="P2257">1 octet</text:p>
          </table:table-cell>
        </table:table-row>
        <table:table-row table:style-name="TableRow2258">
          <table:table-cell table:style-name="TableCell2259">
            <text:p text:style-name="P2260">Taille des données :</text:p>
          </table:table-cell>
          <table:table-cell table:style-name="TableCell2261">
            <text:p text:style-name="P2262">2 octets (uint16_t LSB)</text:p>
          </table:table-cell>
        </table:table-row>
      </table:table>
      <text:h text:style-name="Titre3" text:outline-level="3">RadioactivityBqM3 (0x1A)</text:h>
      <table:table table:style-name="Table2263">
        <table:table-columns>
          <table:table-column table:style-name="TableColumn2264"/>
          <table:table-column table:style-name="TableColumn2265"/>
        </table:table-columns>
        <table:table-row table:style-name="TableRow2266">
          <table:table-cell table:style-name="TableCell2267" table:number-columns-spanned="2">
            <text:p text:style-name="P2268">RadioactivityBqM3</text:p>
          </table:table-cell>
          <table:covered-table-cell/>
        </table:table-row>
        <text:soft-page-break/>
        <table:table-row table:style-name="TableRow2269">
          <table:table-cell table:style-name="TableCell2270" table:number-columns-spanned="2">
            <text:p text:style-name="P2271"><text:span text:style-name="T2272">La mesure de la<text:s/></text:span><text:span text:style-name="T2273">radioactivité, en Becquerels par mètres cube, avec une précision de 1 Bq/m</text:span><text:span text:style-name="T2274">3</text:span><text:span text:style-name="T2275">.</text:span></text:p>
            <text:p text:style-name="P2276">La longueur de ce Data Type est variable en fonction de la taille des données.</text:p>
            <text:p text:style-name="P2277">La valeur est composée d’un ou plusieurs octets, avec l’octet de poids faible en premier, tous formatés de la façon suivante :</text:p>
            <table:table table:style-name="Table2278">
              <table:table-columns>
                <table:table-column table:style-name="TableColumn2279"/>
                <table:table-column table:style-name="TableColumn2280"/>
              </table:table-columns>
              <table:table-row table:style-name="TableRow2281">
                <table:table-cell table:style-name="TableCell2282" table:number-columns-spanned="2">
                  <text:p text:style-name="P2283">Octet 0</text:p>
                </table:table-cell>
                <table:covered-table-cell/>
              </table:table-row>
              <table:table-row table:style-name="TableRow2284">
                <table:table-cell table:style-name="TableCell2285">
                  <text:p text:style-name="P2286">7</text:p>
                </table:table-cell>
                <table:table-cell table:style-name="TableCell2287">
                  <text:p text:style-name="P2288">6-0</text:p>
                </table:table-cell>
              </table:table-row>
              <table:table-row table:style-name="TableRow2289">
                <table:table-cell table:style-name="TableCell2290">
                  <text:p text:style-name="P2291">More</text:p>
                </table:table-cell>
                <table:table-cell table:style-name="TableCell2292">
                  <text:p text:style-name="P2293">ValuePart</text:p>
                </table:table-cell>
              </table:table-row>
            </table:table>
            <text:p text:style-name="P2294">Où :</text:p>
            <text:list text:style-name="LFO18" text:continue-numbering="true">
              <text:list-item>
                <text:p text:style-name="P2295"><text:span text:style-name="T2296">ValuePart</text:span><text:span text:style-name="T2297"><text:s/>est une partie de la valeur.</text:span></text:p>
              </text:list-item>
              <text:list-item>
                <text:p text:style-name="P2298"><text:span text:style-name="T2299">More</text:span><text:span text:style-name="T2300"><text:s/>indique si encore au moins un octet supplémentaire est nécessaire pour encoder la valeur.</text:span></text:p>
              </text:list-item>
            </text:list>
            <text:p text:style-name="P2301"><text:span text:style-name="T2302">Ainsi, si le niveau de radiation est compris entre 0 et<text:s/></text:span><text:span text:style-name="T2303">127 Bq/m</text:span><text:span text:style-name="T2304">3</text:span><text:span text:style-name="T2305">, alors un seul octet est nécessaire. Pour un niveau entre 128 et 16 383 Bq/m</text:span><text:span text:style-name="T2306">3</text:span><text:span text:style-name="T2307">, deux octets sont nécessaires. Et ainsi de suite.</text:span></text:p>
            <text:p text:style-name="P2308"><text:span text:style-name="T2309">Le niveau de radiation (Bq/m</text:span><text:span text:style-name="T2310">3</text:span><text:span text:style-name="T2311">) est de :<text:s/></text:span><text:span text:style-name="T2312">Octet_0 &amp; 0x7F | (Octet_1 &amp; 0x7F) &lt;&lt; 7 | (Octet_2 &amp; 0x7F) &lt;&lt; 14 | …</text:span></text:p>
          </table:table-cell>
          <table:covered-table-cell/>
        </table:table-row>
        <table:table-row table:style-name="TableRow2313">
          <table:table-cell table:style-name="TableCell2314">
            <text:p text:style-name="TableContents"><text:span text:style-name="T2315">DataTypeId</text:span><text:span text:style-name="T2316"> :</text:span></text:p>
          </table:table-cell>
          <table:table-cell table:style-name="TableCell2317">
            <text:p text:style-name="P2318">0x1A</text:p>
          </table:table-cell>
        </table:table-row>
        <table:table-row table:style-name="TableRow2319">
          <table:table-cell table:style-name="TableCell2320">
            <text:p text:style-name="P2321">Portée globale :</text:p>
          </table:table-cell>
          <table:table-cell table:style-name="TableCell2322">
            <text:p text:style-name="P2323">Non</text:p>
          </table:table-cell>
        </table:table-row>
        <table:table-row table:style-name="TableRow2324">
          <table:table-cell table:style-name="TableCell2325">
            <text:p text:style-name="TableContents"><text:span text:style-name="T2326">Taille<text:s/></text:span><text:span text:style-name="T2327">Data Type</text:span><text:span text:style-name="T2328"> :</text:span></text:p>
          </table:table-cell>
          <table:table-cell table:style-name="TableCell2329">
            <text:p text:style-name="P2330">1 octet</text:p>
          </table:table-cell>
        </table:table-row>
        <table:table-row table:style-name="TableRow2331">
          <table:table-cell table:style-name="TableCell2332">
            <text:p text:style-name="P2333">Taille des données :</text:p>
          </table:table-cell>
          <table:table-cell table:style-name="TableCell2334">
            <text:p text:style-name="P2335">Au moins un octet, cinq au maximum (LSB)</text:p>
          </table:table-cell>
        </table:table-row>
      </table:table>
      <text:h text:style-name="Titre3" text:outline-level="3">HeaterStatus (0x1B)</text:h>
      <table:table table:style-name="Table2336">
        <table:table-columns>
          <table:table-column table:style-name="TableColumn2337"/>
          <table:table-column table:style-name="TableColumn2338"/>
        </table:table-columns>
        <table:table-row table:style-name="TableRow2339">
          <table:table-cell table:style-name="TableCell2340" table:number-columns-spanned="2">
            <text:p text:style-name="P2341">HeaterStatus</text:p>
          </table:table-cell>
          <table:covered-table-cell/>
        </table:table-row>
        <table:table-row table:style-name="TableRow2342">
          <table:table-cell table:style-name="TableCell2343" table:number-columns-spanned="2">
            <text:p text:style-name="P2344">Indique l’état d’un élément chauffant.</text:p>
            <text:p text:style-name="P2345">Cet état est codé sur un octet selon le<text:s/>format suivant :</text:p>
            <table:table table:style-name="Table2346">
              <table:table-columns>
                <table:table-column table:style-name="TableColumn2347"/>
                <table:table-column table:style-name="TableColumn2348"/>
              </table:table-columns>
              <table:table-row table:style-name="TableRow2349">
                <table:table-cell table:style-name="TableCell2350" table:number-columns-spanned="2">
                  <text:p text:style-name="P2351">Octet 0</text:p>
                </table:table-cell>
                <table:covered-table-cell/>
              </table:table-row>
              <table:table-row table:style-name="TableRow2352">
                <table:table-cell table:style-name="TableCell2353">
                  <text:p text:style-name="P2354">7-1</text:p>
                </table:table-cell>
                <table:table-cell table:style-name="TableCell2355">
                  <text:p text:style-name="P2356">0</text:p>
                </table:table-cell>
              </table:table-row>
              <table:table-row table:style-name="TableRow2357">
                <table:table-cell table:style-name="TableCell2358">
                  <text:p text:style-name="P2359">Res</text:p>
                </table:table-cell>
                <table:table-cell table:style-name="TableCell2360">
                  <text:p text:style-name="P2361">IsON</text:p>
                </table:table-cell>
              </table:table-row>
            </table:table>
            <text:p text:style-name="P2362">Où :</text:p>
            <text:list text:style-name="LFO18" text:continue-numbering="true">
              <text:list-item>
                <text:p text:style-name="P2363"><text:span text:style-name="T2364">IsOn</text:span><text:span text:style-name="T2365"><text:s/>indique si l’élément chauffant est allumé (</text:span><text:span text:style-name="T2366">1</text:span><text:span text:style-name="T2367">) ou éteint (</text:span><text:span text:style-name="T2368">0</text:span><text:span text:style-name="T2369">).</text:span></text:p>
              </text:list-item>
              <text:list-item>
                <text:p text:style-name="P2370"><text:span text:style-name="T2371">Res</text:span><text:span text:style-name="T2372"><text:s/>sont des bits réservés pour des usages futurs.</text:span></text:p>
              </text:list-item>
            </text:list>
          </table:table-cell>
          <table:covered-table-cell/>
        </table:table-row>
        <table:table-row table:style-name="TableRow2373">
          <table:table-cell table:style-name="TableCell2374">
            <text:p text:style-name="TableContents"><text:span text:style-name="T2375">DataTypeId</text:span><text:span text:style-name="T2376"> :</text:span></text:p>
          </table:table-cell>
          <table:table-cell table:style-name="TableCell2377">
            <text:p text:style-name="P2378">0x1B</text:p>
          </table:table-cell>
        </table:table-row>
        <table:table-row table:style-name="TableRow2379">
          <table:table-cell table:style-name="TableCell2380">
            <text:p text:style-name="P2381">Portée globale :</text:p>
          </table:table-cell>
          <table:table-cell table:style-name="TableCell2382">
            <text:p text:style-name="P2383">Non</text:p>
          </table:table-cell>
        </table:table-row>
        <table:table-row table:style-name="TableRow2384">
          <table:table-cell table:style-name="TableCell2385">
            <text:p text:style-name="TableContents"><text:span text:style-name="T2386">Taille<text:s/></text:span><text:span text:style-name="T2387">Data Type</text:span><text:span text:style-name="T2388"> :</text:span></text:p>
          </table:table-cell>
          <table:table-cell table:style-name="TableCell2389">
            <text:p text:style-name="P2390">1 octet</text:p>
          </table:table-cell>
        </table:table-row>
        <table:table-row table:style-name="TableRow2391">
          <table:table-cell table:style-name="TableCell2392">
            <text:p text:style-name="P2393">Taille des<text:s/>données :</text:p>
          </table:table-cell>
          <table:table-cell table:style-name="TableCell2394">
            <text:p text:style-name="P2395">1 octet</text:p>
          </table:table-cell>
        </table:table-row>
      </table:table>
      <text:h text:style-name="Titre3" text:outline-level="3">DepthCm (0x1C)</text:h>
      <table:table table:style-name="Table2396">
        <table:table-columns>
          <table:table-column table:style-name="TableColumn2397"/>
          <table:table-column table:style-name="TableColumn2398"/>
        </table:table-columns>
        <table:table-row table:style-name="TableRow2399">
          <table:table-cell table:style-name="TableCell2400" table:number-columns-spanned="2">
            <text:p text:style-name="P2401">DepthCm</text:p>
          </table:table-cell>
          <table:covered-table-cell/>
        </table:table-row>
        <text:soft-page-break/>
        <table:table-row table:style-name="TableRow2402">
          <table:table-cell table:style-name="TableCell2403" table:number-columns-spanned="2">
            <text:p text:style-name="P2404">Indique une profondeur, en centimètres, avec une précision de un centimètre. Peut exprimer une profondeur comprise entre 0 et 32 767 centimètres.</text:p>
            <text:p text:style-name="P2405">La valeur est codée sur un ou deux octets, en fonction de la<text:s/>valeur de la profondeur.</text:p>
            <text:p text:style-name="P2406">Si la profondeur est inférieure ou égale à 127 centimètres alors elle est codée de la façon suivante :</text:p>
            <table:table table:style-name="Table2407">
              <table:table-columns>
                <table:table-column table:style-name="TableColumn2408"/>
                <table:table-column table:style-name="TableColumn2409"/>
              </table:table-columns>
              <table:table-row table:style-name="TableRow2410">
                <table:table-cell table:style-name="TableCell2411" table:number-columns-spanned="2">
                  <text:p text:style-name="P2412">Octet 0</text:p>
                </table:table-cell>
                <table:covered-table-cell/>
              </table:table-row>
              <table:table-row table:style-name="TableRow2413">
                <table:table-cell table:style-name="TableCell2414">
                  <text:p text:style-name="P2415">7</text:p>
                </table:table-cell>
                <table:table-cell table:style-name="TableCell2416">
                  <text:p text:style-name="P2417">6-0</text:p>
                </table:table-cell>
              </table:table-row>
              <table:table-row table:style-name="TableRow2418">
                <table:table-cell table:style-name="TableCell2419">
                  <text:p text:style-name="P2420">0</text:p>
                </table:table-cell>
                <table:table-cell table:style-name="TableCell2421">
                  <text:p text:style-name="P2422">Value</text:p>
                </table:table-cell>
              </table:table-row>
            </table:table>
            <text:p text:style-name="P2423">Où :</text:p>
            <text:list text:style-name="LFO18" text:continue-numbering="true">
              <text:list-item>
                <text:p text:style-name="P2424"><text:span text:style-name="T2425">Value</text:span><text:span text:style-name="T2426"><text:s/>est la profondeur en centimètres.</text:span></text:p>
              </text:list-item>
            </text:list>
            <text:p text:style-name="P2427">Si la profondeur est strictement supérieure à 127<text:s/>centimètres, alors la valeur est codée sur deux octets :</text:p>
            <table:table table:style-name="Table2428">
              <table:table-columns>
                <table:table-column table:style-name="TableColumn2429"/>
                <table:table-column table:style-name="TableColumn2430"/>
                <table:table-column table:style-name="TableColumn2431"/>
              </table:table-columns>
              <table:table-row table:style-name="TableRow2432">
                <table:table-cell table:style-name="TableCell2433" table:number-columns-spanned="2">
                  <text:p text:style-name="P2434">Octet 0</text:p>
                </table:table-cell>
                <table:covered-table-cell/>
                <table:table-cell table:style-name="TableCell2435">
                  <text:p text:style-name="P2436">Octet 1</text:p>
                </table:table-cell>
              </table:table-row>
              <table:table-row table:style-name="TableRow2437">
                <table:table-cell table:style-name="TableCell2438">
                  <text:p text:style-name="P2439">7</text:p>
                </table:table-cell>
                <table:table-cell table:style-name="TableCell2440">
                  <text:p text:style-name="P2441">6-0</text:p>
                </table:table-cell>
                <table:table-cell table:style-name="TableCell2442">
                  <text:p text:style-name="P2443">7-0</text:p>
                </table:table-cell>
              </table:table-row>
              <table:table-row table:style-name="TableRow2444">
                <table:table-cell table:style-name="TableCell2445">
                  <text:p text:style-name="P2446">1</text:p>
                </table:table-cell>
                <table:table-cell table:style-name="TableCell2447">
                  <text:p text:style-name="P2448">ValueLSB</text:p>
                </table:table-cell>
                <table:table-cell table:style-name="TableCell2449">
                  <text:p text:style-name="P2450">ValueMSB</text:p>
                </table:table-cell>
              </table:table-row>
            </table:table>
            <text:p text:style-name="P2451"><text:span text:style-name="T2452">Où la profondeur vaut :<text:s/></text:span><text:span text:style-name="T2453">ValueLSB | (ValueMSB &lt;&lt; 7)</text:span><text:span text:style-name="T2454"><text:s/>centimètres.</text:span></text:p>
          </table:table-cell>
          <table:covered-table-cell/>
        </table:table-row>
        <table:table-row table:style-name="TableRow2455">
          <table:table-cell table:style-name="TableCell2456">
            <text:p text:style-name="TableContents"><text:span text:style-name="T2457">DataTypeId</text:span><text:span text:style-name="T2458"> :</text:span></text:p>
          </table:table-cell>
          <table:table-cell table:style-name="TableCell2459">
            <text:p text:style-name="P2460">0x1C</text:p>
          </table:table-cell>
        </table:table-row>
        <table:table-row table:style-name="TableRow2461">
          <table:table-cell table:style-name="TableCell2462">
            <text:p text:style-name="P2463">Portée globale :</text:p>
          </table:table-cell>
          <table:table-cell table:style-name="TableCell2464">
            <text:p text:style-name="P2465">Non</text:p>
          </table:table-cell>
        </table:table-row>
        <table:table-row table:style-name="TableRow2466">
          <table:table-cell table:style-name="TableCell2467">
            <text:p text:style-name="TableContents"><text:span text:style-name="T2468">Taille<text:s/></text:span><text:span text:style-name="T2469">Data Type</text:span><text:span text:style-name="T2470"> :</text:span></text:p>
          </table:table-cell>
          <table:table-cell table:style-name="TableCell2471">
            <text:p text:style-name="P2472">1 octet</text:p>
          </table:table-cell>
        </table:table-row>
        <table:table-row table:style-name="TableRow2473">
          <table:table-cell table:style-name="TableCell2474">
            <text:p text:style-name="P2475">Taille des<text:s/>données :</text:p>
          </table:table-cell>
          <table:table-cell table:style-name="TableCell2476">
            <text:p text:style-name="P2477">1 ou 2 octets</text:p>
          </table:table-cell>
        </table:table-row>
      </table:table>
      <text:h text:style-name="Titre3" text:outline-level="3">RelativeDielectricPermittivity (0x1D)</text:h>
      <table:table table:style-name="Table2478">
        <table:table-columns>
          <table:table-column table:style-name="TableColumn2479"/>
          <table:table-column table:style-name="TableColumn2480"/>
        </table:table-columns>
        <table:table-row table:style-name="TableRow2481">
          <table:table-cell table:style-name="TableCell2482" table:number-columns-spanned="2">
            <text:p text:style-name="P2483">DielectricPermittivity</text:p>
          </table:table-cell>
          <table:covered-table-cell/>
        </table:table-row>
        <table:table-row table:style-name="TableRow2484">
          <table:table-cell table:style-name="TableCell2485" table:number-columns-spanned="2">
            <text:p text:style-name="P2486">Indique une permittivité diélectrique relative.</text:p>
            <text:p text:style-name="P2487">La valeur est codée au format flottant IEEE 754 sur quatre octets (type float en C).</text:p>
          </table:table-cell>
          <table:covered-table-cell/>
        </table:table-row>
        <table:table-row table:style-name="TableRow2488">
          <table:table-cell table:style-name="TableCell2489">
            <text:p text:style-name="TableContents"><text:span text:style-name="T2490">DataTypeId</text:span><text:span text:style-name="T2491"> :</text:span></text:p>
          </table:table-cell>
          <table:table-cell table:style-name="TableCell2492">
            <text:p text:style-name="P2493">0x1D</text:p>
          </table:table-cell>
        </table:table-row>
        <table:table-row table:style-name="TableRow2494">
          <table:table-cell table:style-name="TableCell2495">
            <text:p text:style-name="P2496">Portée<text:s/>globale :</text:p>
          </table:table-cell>
          <table:table-cell table:style-name="TableCell2497">
            <text:p text:style-name="P2498">Non</text:p>
          </table:table-cell>
        </table:table-row>
        <table:table-row table:style-name="TableRow2499">
          <table:table-cell table:style-name="TableCell2500">
            <text:p text:style-name="TableContents"><text:span text:style-name="T2501">Taille<text:s/></text:span><text:span text:style-name="T2502">Data Type</text:span><text:span text:style-name="T2503"> :</text:span></text:p>
          </table:table-cell>
          <table:table-cell table:style-name="TableCell2504">
            <text:p text:style-name="P2505">1 octet</text:p>
          </table:table-cell>
        </table:table-row>
        <table:table-row table:style-name="TableRow2506">
          <table:table-cell table:style-name="TableCell2507">
            <text:p text:style-name="P2508">Taille des données :</text:p>
          </table:table-cell>
          <table:table-cell table:style-name="TableCell2509">
            <text:p text:style-name="P2510">4 octets</text:p>
          </table:table-cell>
        </table:table-row>
      </table:table>
      <text:h text:style-name="Titre3" text:outline-level="3">SoilVolumetricWaterContentPercent (0x1E)</text:h>
      <table:table table:style-name="Table2511">
        <table:table-columns>
          <table:table-column table:style-name="TableColumn2512"/>
          <table:table-column table:style-name="TableColumn2513"/>
        </table:table-columns>
        <table:table-row table:style-name="TableRow2514">
          <table:table-cell table:style-name="TableCell2515" table:number-columns-spanned="2">
            <text:p text:style-name="P2516">SoilVolumetricWaterContentPercent</text:p>
          </table:table-cell>
          <table:covered-table-cell/>
        </table:table-row>
        <text:soft-page-break/>
        <table:table-row table:style-name="TableRow2517">
          <table:table-cell table:style-name="TableCell2518" table:number-columns-spanned="2">
            <text:p text:style-name="P2519">Indique le pourcentage volumique d’eau dans un sol, avec une précision de 0,01 %.</text:p>
            <text:p text:style-name="P2520">La valeur est<text:s/>encodée sur deux octets selon le format suivant :</text:p>
            <table:table table:style-name="Table2521">
              <table:table-columns>
                <table:table-column table:style-name="TableColumn2522"/>
                <table:table-column table:style-name="TableColumn2523"/>
                <table:table-column table:style-name="TableColumn2524"/>
              </table:table-columns>
              <table:table-row table:style-name="TableRow2525">
                <table:table-cell table:style-name="TableCell2526">
                  <text:p text:style-name="P2527">Octet 0</text:p>
                </table:table-cell>
                <table:table-cell table:style-name="TableCell2528" table:number-columns-spanned="2">
                  <text:p text:style-name="P2529">Octet 1</text:p>
                </table:table-cell>
                <table:covered-table-cell/>
              </table:table-row>
              <table:table-row table:style-name="TableRow2530">
                <table:table-cell table:style-name="TableCell2531">
                  <text:p text:style-name="P2532">7-0</text:p>
                </table:table-cell>
                <table:table-cell table:style-name="TableCell2533">
                  <text:p text:style-name="P2534">7-6</text:p>
                </table:table-cell>
                <table:table-cell table:style-name="TableCell2535">
                  <text:p text:style-name="P2536">5-0</text:p>
                </table:table-cell>
              </table:table-row>
              <table:table-row table:style-name="TableRow2537">
                <table:table-cell table:style-name="TableCell2538">
                  <text:p text:style-name="P2539">ValueLSB</text:p>
                </table:table-cell>
                <table:table-cell table:style-name="TableCell2540">
                  <text:p text:style-name="P2541">Res</text:p>
                </table:table-cell>
                <table:table-cell table:style-name="TableCell2542">
                  <text:p text:style-name="P2543">ValueMSB</text:p>
                </table:table-cell>
              </table:table-row>
            </table:table>
            <text:p text:style-name="P2544">Où :</text:p>
            <text:list text:style-name="LFO20" text:continue-numbering="true">
              <text:list-item>
                <text:p text:style-name="P2545"><text:span text:style-name="T2546">La valeur est :<text:s/></text:span><text:span text:style-name="T2547">Octet_0 | ((Octet_1 &amp; 0x3F) &lt;&lt; 8)</text:span><text:span text:style-name="T2548">.</text:span></text:p>
              </text:list-item>
              <text:list-item>
                <text:p text:style-name="P2549"><text:span text:style-name="T2550">Res</text:span><text:span text:style-name="T2551"><text:s/>sont des bits réservés pour de futurs usages.</text:span></text:p>
              </text:list-item>
            </text:list>
            <text:p text:style-name="P2552"><text:span text:style-name="T2553">Le pourcentage volumique d’eau dans le sol<text:s/></text:span><text:span text:style-name="T2554">est :<text:s/></text:span><text:span text:style-name="T2555">valeur / 100</text:span><text:span text:style-name="T2556"><text:s/>pourcents.</text:span></text:p>
          </table:table-cell>
          <table:covered-table-cell/>
        </table:table-row>
        <table:table-row table:style-name="TableRow2557">
          <table:table-cell table:style-name="TableCell2558">
            <text:p text:style-name="TableContents"><text:span text:style-name="T2559">DataTypeId</text:span><text:span text:style-name="T2560"> :</text:span></text:p>
          </table:table-cell>
          <table:table-cell table:style-name="TableCell2561">
            <text:p text:style-name="P2562">0x1E</text:p>
          </table:table-cell>
        </table:table-row>
        <table:table-row table:style-name="TableRow2563">
          <table:table-cell table:style-name="TableCell2564">
            <text:p text:style-name="P2565">Portée globale :</text:p>
          </table:table-cell>
          <table:table-cell table:style-name="TableCell2566">
            <text:p text:style-name="P2567">Non</text:p>
          </table:table-cell>
        </table:table-row>
        <table:table-row table:style-name="TableRow2568">
          <table:table-cell table:style-name="TableCell2569">
            <text:p text:style-name="TableContents"><text:span text:style-name="T2570">Taille<text:s/></text:span><text:span text:style-name="T2571">Data Type</text:span><text:span text:style-name="T2572"> :</text:span></text:p>
          </table:table-cell>
          <table:table-cell table:style-name="TableCell2573">
            <text:p text:style-name="P2574">1 octet</text:p>
          </table:table-cell>
        </table:table-row>
        <table:table-row table:style-name="TableRow2575">
          <table:table-cell table:style-name="TableCell2576">
            <text:p text:style-name="P2577">Taille des données :</text:p>
          </table:table-cell>
          <table:table-cell table:style-name="TableCell2578">
            <text:p text:style-name="P2579">2 octets</text:p>
          </table:table-cell>
        </table:table-row>
      </table:table>
      <text:h text:style-name="Titre3" text:outline-level="3">TruebnerSMT100Raw (0x1F)</text:h>
      <table:table table:style-name="Table2580">
        <table:table-columns>
          <table:table-column table:style-name="TableColumn2581"/>
          <table:table-column table:style-name="TableColumn2582"/>
        </table:table-columns>
        <table:table-row table:style-name="TableRow2583">
          <table:table-cell table:style-name="TableCell2584" table:number-columns-spanned="2">
            <text:p text:style-name="P2585">TruebnerSMT100Raw</text:p>
          </table:table-cell>
          <table:covered-table-cell/>
        </table:table-row>
        <table:table-row table:style-name="TableRow2586">
          <table:table-cell table:style-name="TableCell2587" table:number-columns-spanned="2">
            <text:p text:style-name="P2588">Contiens la valeur « raw » retournée par une sonde d’humidité du sol<text:s/>Truebner SMT100. Cette valeur brute est un entier non signé dont la valeur diminue lorsque l’humidité du sol augmente. Elle est codée au moyen d’un entier non signé de 16 bits.</text:p>
          </table:table-cell>
          <table:covered-table-cell/>
        </table:table-row>
        <table:table-row table:style-name="TableRow2589">
          <table:table-cell table:style-name="TableCell2590">
            <text:p text:style-name="TableContents"><text:span text:style-name="T2591">DataTypeId</text:span><text:span text:style-name="T2592"> :</text:span></text:p>
          </table:table-cell>
          <table:table-cell table:style-name="TableCell2593">
            <text:p text:style-name="P2594">0x1F</text:p>
          </table:table-cell>
        </table:table-row>
        <table:table-row table:style-name="TableRow2595">
          <table:table-cell table:style-name="TableCell2596">
            <text:p text:style-name="P2597">Portée globale :</text:p>
          </table:table-cell>
          <table:table-cell table:style-name="TableCell2598">
            <text:p text:style-name="P2599">Non</text:p>
          </table:table-cell>
        </table:table-row>
        <table:table-row table:style-name="TableRow2600">
          <table:table-cell table:style-name="TableCell2601">
            <text:p text:style-name="TableContents"><text:span text:style-name="T2602">Taille<text:s/></text:span><text:span text:style-name="T2603">Data Type</text:span><text:span text:style-name="T2604"> :</text:span></text:p>
          </table:table-cell>
          <table:table-cell table:style-name="TableCell2605">
            <text:p text:style-name="P2606">1 octet</text:p>
          </table:table-cell>
        </table:table-row>
        <table:table-row table:style-name="TableRow2607">
          <table:table-cell table:style-name="TableCell2608">
            <text:p text:style-name="P2609">Taille des données :</text:p>
          </table:table-cell>
          <table:table-cell table:style-name="TableCell2610">
            <text:p text:style-name="P2611">2 octets (uint16_t)</text:p>
          </table:table-cell>
        </table:table-row>
      </table:table>
      <text:p text:style-name="Textbody"/>
      <text:h text:style-name="Titre3" text:outline-level="3">LevelM (0x20)</text:h>
      <table:table table:style-name="Table2612">
        <table:table-columns>
          <table:table-column table:style-name="TableColumn2613"/>
          <table:table-column table:style-name="TableColumn2614"/>
        </table:table-columns>
        <table:table-row table:style-name="TableRow2615">
          <table:table-cell table:style-name="TableCell2616" table:number-columns-spanned="2">
            <text:p text:style-name="P2617">LevelM</text:p>
          </table:table-cell>
          <table:covered-table-cell/>
        </table:table-row>
        <table:table-row table:style-name="TableRow2618">
          <table:table-cell table:style-name="TableCell2619" table:number-columns-spanned="2">
            <text:p text:style-name="P2620">Indique un niveau, de liquide le plus souvent, en mètres, avec un pas de 1 millimètre. La valeur est codée sur un entier positif de 16 bits. La valeur est donc comprise entre 0 et<text:s/>65,535 mètres.</text:p>
            <text:p text:style-name="P2621">Le niveau vaut : valeur x 0,001 mètres.</text:p>
          </table:table-cell>
          <table:covered-table-cell/>
        </table:table-row>
        <table:table-row table:style-name="TableRow2622">
          <table:table-cell table:style-name="TableCell2623">
            <text:p text:style-name="TableContents"><text:span text:style-name="T2624">DataTypeId</text:span><text:span text:style-name="T2625"> :</text:span></text:p>
          </table:table-cell>
          <table:table-cell table:style-name="TableCell2626">
            <text:p text:style-name="P2627">0x20</text:p>
          </table:table-cell>
        </table:table-row>
        <table:table-row table:style-name="TableRow2628">
          <table:table-cell table:style-name="TableCell2629">
            <text:p text:style-name="P2630">Portée globale :</text:p>
          </table:table-cell>
          <table:table-cell table:style-name="TableCell2631">
            <text:p text:style-name="P2632">Non</text:p>
          </table:table-cell>
        </table:table-row>
        <table:table-row table:style-name="TableRow2633">
          <table:table-cell table:style-name="TableCell2634">
            <text:p text:style-name="TableContents"><text:span text:style-name="T2635">Taille<text:s/></text:span><text:span text:style-name="T2636">Data Type</text:span><text:span text:style-name="T2637"> :</text:span></text:p>
          </table:table-cell>
          <table:table-cell table:style-name="TableCell2638">
            <text:p text:style-name="P2639">1 octet</text:p>
          </table:table-cell>
        </table:table-row>
        <table:table-row table:style-name="TableRow2640">
          <table:table-cell table:style-name="TableCell2641">
            <text:p text:style-name="P2642">Taille des données :</text:p>
          </table:table-cell>
          <table:table-cell table:style-name="TableCell2643">
            <text:p text:style-name="P2644">2 octets (uint16_t LSB)</text:p>
          </table:table-cell>
        </table:table-row>
      </table:table>
      <text:h text:style-name="Titre3" text:outline-level="3">SolutionSpecificConductivityUSCm (0x21)</text:h>
      <table:table table:style-name="Table2645">
        <table:table-columns>
          <table:table-column table:style-name="TableColumn2646"/>
          <table:table-column table:style-name="TableColumn2647"/>
        </table:table-columns>
        <table:table-row table:style-name="TableRow2648">
          <table:table-cell table:style-name="TableCell2649" table:number-columns-spanned="2">
            <text:p text:style-name="P2650">SolutionSpecificConductivityUSCm</text:p>
          </table:table-cell>
          <table:covered-table-cell/>
        </table:table-row>
        <text:soft-page-break/>
        <table:table-row table:style-name="TableRow2651">
          <table:table-cell table:style-name="TableCell2652" table:number-columns-spanned="2">
            <text:p text:style-name="P2653"><text:span text:style-name="T2654">La conductivité spécifique d’une solution, en µS.cm</text:span><text:span text:style-name="T2655">-1</text:span><text:span text:style-name="T2656">. Codée avec un entier non signé de 24 bits où chaque bit correspond à 0,1 µS.cm</text:span><text:span text:style-name="T2657">-1</text:span><text:span text:style-name="T2658">. Les deux bits de poids le plus fort indiquent la présence au non d’alarmes. Il est<text:s/></text:span><text:span text:style-name="T2659">donc possible de représenter une conductivité comprise entre 0 et 419 430,3 µS.cm</text:span><text:span text:style-name="T2660">-1</text:span><text:span text:style-name="T2661">.</text:span></text:p>
            <text:p text:style-name="P2662">Le format des octets est le suivant :</text:p>
            <table:table table:style-name="Table2663">
              <table:table-columns>
                <table:table-column table:style-name="TableColumn2664"/>
                <table:table-column table:style-name="TableColumn2665"/>
                <table:table-column table:style-name="TableColumn2666"/>
                <table:table-column table:style-name="TableColumn2667"/>
                <table:table-column table:style-name="TableColumn2668"/>
                <table:table-column table:style-name="TableColumn2669"/>
                <table:table-column table:style-name="TableColumn2670"/>
                <table:table-column table:style-name="TableColumn2671"/>
                <table:table-column table:style-name="TableColumn2672"/>
                <table:table-column table:style-name="TableColumn2673"/>
              </table:table-columns>
              <table:table-row table:style-name="TableRow2674">
                <table:table-cell table:style-name="TableCell2675">
                  <text:p text:style-name="P2676">Octet 0</text:p>
                </table:table-cell>
                <table:table-cell table:style-name="TableCell2677">
                  <text:p text:style-name="P2678">Octet 1</text:p>
                </table:table-cell>
                <table:table-cell table:style-name="TableCell2679" table:number-columns-spanned="8">
                  <text:p text:style-name="P2680">Octet 2</text:p>
                </table:table-cell>
                <table:covered-table-cell/>
                <table:covered-table-cell/>
                <table:covered-table-cell/>
                <table:covered-table-cell/>
                <table:covered-table-cell/>
                <table:covered-table-cell/>
                <table:covered-table-cell/>
              </table:table-row>
              <table:table-row table:style-name="TableRow2681">
                <table:table-cell table:style-name="TableCell2682">
                  <text:p text:style-name="P2683">7-0</text:p>
                </table:table-cell>
                <table:table-cell table:style-name="TableCell2684">
                  <text:p text:style-name="P2685">7-0</text:p>
                </table:table-cell>
                <table:table-cell table:style-name="TableCell2686">
                  <text:p text:style-name="P2687">7</text:p>
                </table:table-cell>
                <table:table-cell table:style-name="TableCell2688">
                  <text:p text:style-name="P2689">6</text:p>
                </table:table-cell>
                <table:table-cell table:style-name="TableCell2690">
                  <text:p text:style-name="P2691">5</text:p>
                </table:table-cell>
                <table:table-cell table:style-name="TableCell2692">
                  <text:p text:style-name="P2693">4</text:p>
                </table:table-cell>
                <table:table-cell table:style-name="TableCell2694">
                  <text:p text:style-name="P2695">3</text:p>
                </table:table-cell>
                <table:table-cell table:style-name="TableCell2696">
                  <text:p text:style-name="P2697">2</text:p>
                </table:table-cell>
                <table:table-cell table:style-name="TableCell2698">
                  <text:p text:style-name="P2699">1</text:p>
                </table:table-cell>
                <table:table-cell table:style-name="TableCell2700">
                  <text:p text:style-name="P2701">0</text:p>
                </table:table-cell>
              </table:table-row>
              <table:table-row table:style-name="TableRow2702">
                <table:table-cell table:style-name="TableCell2703">
                  <text:p text:style-name="P2704">ValueLSB0</text:p>
                </table:table-cell>
                <table:table-cell table:style-name="TableCell2705">
                  <text:p text:style-name="P2706">ValueLSB1</text:p>
                </table:table-cell>
                <table:table-cell table:style-name="TableCell2707">
                  <text:p text:style-name="P2708">AlarmH</text:p>
                </table:table-cell>
                <table:table-cell table:style-name="TableCell2709">
                  <text:p text:style-name="P2710">AlarmL</text:p>
                </table:table-cell>
                <table:table-cell table:style-name="TableCell2711" table:number-columns-spanned="6">
                  <text:p text:style-name="P2712">ValueMSB</text:p>
                </table:table-cell>
                <table:covered-table-cell/>
                <table:covered-table-cell/>
                <table:covered-table-cell/>
                <table:covered-table-cell/>
                <table:covered-table-cell/>
              </table:table-row>
            </table:table>
            <text:p text:style-name="P2713">Où :</text:p>
            <text:list text:style-name="LFO18" text:continue-numbering="true">
              <text:list-item>
                <text:p text:style-name="P2714"><text:span text:style-name="T2715">La valeur est :<text:s/></text:span><text:span text:style-name="T2716">Octet_0 |<text:s/></text:span><text:span text:style-name="T2717">(Octet_1 &lt;&lt; 8) | ((Octet_2 &amp; 0x3F) &lt;&lt; 16)</text:span><text:span text:style-name="T2718"><text:s/>.</text:span></text:p>
              </text:list-item>
              <text:list-item>
                <text:p text:style-name="P2719"><text:span text:style-name="T2720">Le bit<text:s/></text:span><text:span text:style-name="T2721">AlarmH</text:span><text:span text:style-name="T2722"><text:s/>est positionné à<text:s/></text:span><text:span text:style-name="T2723">1</text:span><text:span text:style-name="T2724"><text:s/>si l’alarme haute est activée, il est à<text:s/></text:span><text:span text:style-name="T2725">0</text:span><text:span text:style-name="T2726"><text:s/>sinon.</text:span></text:p>
              </text:list-item>
              <text:list-item>
                <text:p text:style-name="P2727"><text:span text:style-name="T2728">Le bit<text:s/></text:span><text:span text:style-name="T2729">AlarmL</text:span><text:span text:style-name="T2730"><text:s/>est positionné à<text:s/></text:span><text:span text:style-name="T2731">1</text:span><text:span text:style-name="T2732"><text:s/>si l’alarme basse est activée, il est à<text:s/></text:span><text:span text:style-name="T2733">0</text:span><text:span text:style-name="T2734"><text:s/>sinon.</text:span></text:p>
              </text:list-item>
            </text:list>
            <text:p text:style-name="P2735"><text:span text:style-name="T2736">La conductivité vaut donc : valeur x 0,1 µS.cm</text:span><text:span text:style-name="T2737">-1</text:span><text:span text:style-name="T2738">.</text:span></text:p>
          </table:table-cell>
          <table:covered-table-cell/>
        </table:table-row>
        <table:table-row table:style-name="TableRow2739">
          <table:table-cell table:style-name="TableCell2740">
            <text:p text:style-name="TableContents"><text:span text:style-name="T2741">DataTypeId</text:span><text:span text:style-name="T2742"> :</text:span></text:p>
          </table:table-cell>
          <table:table-cell table:style-name="TableCell2743">
            <text:p text:style-name="P2744">0x21</text:p>
          </table:table-cell>
        </table:table-row>
        <table:table-row table:style-name="TableRow2745">
          <table:table-cell table:style-name="TableCell2746">
            <text:p text:style-name="P2747">Portée globale :</text:p>
          </table:table-cell>
          <table:table-cell table:style-name="TableCell2748">
            <text:p text:style-name="P2749">Non</text:p>
          </table:table-cell>
        </table:table-row>
        <table:table-row table:style-name="TableRow2750">
          <table:table-cell table:style-name="TableCell2751">
            <text:p text:style-name="TableContents"><text:span text:style-name="T2752">Taille<text:s/></text:span><text:span text:style-name="T2753">Data Type</text:span><text:span text:style-name="T2754"> :</text:span></text:p>
          </table:table-cell>
          <table:table-cell table:style-name="TableCell2755">
            <text:p text:style-name="P2756">1 octet</text:p>
          </table:table-cell>
        </table:table-row>
        <table:table-row table:style-name="TableRow2757">
          <table:table-cell table:style-name="TableCell2758">
            <text:p text:style-name="P2759">Taille des données :</text:p>
          </table:table-cell>
          <table:table-cell table:style-name="TableCell2760">
            <text:p text:style-name="P2761">3 octets (uint24_t LSB)</text:p>
          </table:table-cell>
        </table:table-row>
      </table:table>
      <text:p text:style-name="Standard"/>
      <text:h text:style-name="Titre3" text:outline-level="3">SolutionSpecificConductivityMSCm (0x22)</text:h>
      <table:table table:style-name="Table2762">
        <table:table-columns>
          <table:table-column table:style-name="TableColumn2763"/>
          <table:table-column table:style-name="TableColumn2764"/>
        </table:table-columns>
        <table:table-row table:style-name="TableRow2765">
          <table:table-cell table:style-name="TableCell2766" table:number-columns-spanned="2">
            <text:p text:style-name="P2767">SolutionSpecificConductivityMSCm</text:p>
          </table:table-cell>
          <table:covered-table-cell/>
        </table:table-row>
        <table:table-row table:style-name="TableRow2768">
          <table:table-cell table:style-name="TableCell2769" table:number-columns-spanned="2">
            <text:p text:style-name="P2770"><text:span text:style-name="T2771">La conductivité spécifique d’une solution, en mS.cm</text:span><text:span text:style-name="T2772">-1</text:span><text:span text:style-name="T2773">.<text:s/></text:span><text:span text:style-name="T2774">Codée avec un entier non signé de 24 bits où chaque bit correspond à 0,1 mS.cm</text:span><text:span text:style-name="T2775">-1</text:span><text:span text:style-name="T2776">. Les deux bits de poids le plus fort indiquent la présence au non d’alarmes. Il est donc possible de représenter une conductivité comprise entre 0 et 419 430,3 mS.cm</text:span><text:span text:style-name="T2777">-1</text:span><text:span text:style-name="T2778">.</text:span></text:p>
            <text:p text:style-name="P2779">Le format des octets est le suivant :</text:p>
            <table:table table:style-name="Table2780">
              <table:table-columns>
                <table:table-column table:style-name="TableColumn2781"/>
                <table:table-column table:style-name="TableColumn2782"/>
                <table:table-column table:style-name="TableColumn2783"/>
                <table:table-column table:style-name="TableColumn2784"/>
                <table:table-column table:style-name="TableColumn2785"/>
                <table:table-column table:style-name="TableColumn2786"/>
                <table:table-column table:style-name="TableColumn2787"/>
                <table:table-column table:style-name="TableColumn2788"/>
                <table:table-column table:style-name="TableColumn2789"/>
                <table:table-column table:style-name="TableColumn2790"/>
              </table:table-columns>
              <table:table-row table:style-name="TableRow2791">
                <table:table-cell table:style-name="TableCell2792">
                  <text:p text:style-name="P2793">Octet 0</text:p>
                </table:table-cell>
                <table:table-cell table:style-name="TableCell2794">
                  <text:p text:style-name="P2795">Octet 1</text:p>
                </table:table-cell>
                <table:table-cell table:style-name="TableCell2796" table:number-columns-spanned="8">
                  <text:p text:style-name="P2797">Octet 2</text:p>
                </table:table-cell>
                <table:covered-table-cell/>
                <table:covered-table-cell/>
                <table:covered-table-cell/>
                <table:covered-table-cell/>
                <table:covered-table-cell/>
                <table:covered-table-cell/>
                <table:covered-table-cell/>
              </table:table-row>
              <table:table-row table:style-name="TableRow2798">
                <table:table-cell table:style-name="TableCell2799">
                  <text:p text:style-name="P2800">7-0</text:p>
                </table:table-cell>
                <table:table-cell table:style-name="TableCell2801">
                  <text:p text:style-name="P2802">7-0</text:p>
                </table:table-cell>
                <table:table-cell table:style-name="TableCell2803">
                  <text:p text:style-name="P2804">7</text:p>
                </table:table-cell>
                <table:table-cell table:style-name="TableCell2805">
                  <text:p text:style-name="P2806">6</text:p>
                </table:table-cell>
                <table:table-cell table:style-name="TableCell2807">
                  <text:p text:style-name="P2808">5</text:p>
                </table:table-cell>
                <table:table-cell table:style-name="TableCell2809">
                  <text:p text:style-name="P2810">4</text:p>
                </table:table-cell>
                <table:table-cell table:style-name="TableCell2811">
                  <text:p text:style-name="P2812">3</text:p>
                </table:table-cell>
                <table:table-cell table:style-name="TableCell2813">
                  <text:p text:style-name="P2814">2</text:p>
                </table:table-cell>
                <table:table-cell table:style-name="TableCell2815">
                  <text:p text:style-name="P2816">1</text:p>
                </table:table-cell>
                <table:table-cell table:style-name="TableCell2817">
                  <text:p text:style-name="P2818">0</text:p>
                </table:table-cell>
              </table:table-row>
              <table:table-row table:style-name="TableRow2819">
                <table:table-cell table:style-name="TableCell2820">
                  <text:p text:style-name="P2821">ValueLSB0</text:p>
                </table:table-cell>
                <table:table-cell table:style-name="TableCell2822">
                  <text:p text:style-name="P2823">ValueLSB1</text:p>
                </table:table-cell>
                <table:table-cell table:style-name="TableCell2824">
                  <text:p text:style-name="P2825">AlarmH</text:p>
                </table:table-cell>
                <table:table-cell table:style-name="TableCell2826">
                  <text:p text:style-name="P2827">AlarmL</text:p>
                </table:table-cell>
                <table:table-cell table:style-name="TableCell2828" table:number-columns-spanned="6">
                  <text:p text:style-name="P2829">ValueMSB</text:p>
                </table:table-cell>
                <table:covered-table-cell/>
                <table:covered-table-cell/>
                <table:covered-table-cell/>
                <table:covered-table-cell/>
                <table:covered-table-cell/>
              </table:table-row>
            </table:table>
            <text:p text:style-name="P2830">Où :</text:p>
            <text:list text:style-name="LFO18" text:continue-numbering="true">
              <text:list-item>
                <text:p text:style-name="P2831"><text:span text:style-name="T2832">La valeur est :<text:s/></text:span><text:span text:style-name="T2833">Octet_0 | (Octet_1 &lt;&lt; 8) | ((Octet_3 &amp; 0x3F) &lt;&lt; 16)</text:span><text:span text:style-name="T2834"><text:s/>.</text:span></text:p>
              </text:list-item>
              <text:list-item>
                <text:p text:style-name="P2835"><text:span text:style-name="T2836">Le bit<text:s/></text:span><text:span text:style-name="T2837">AlarmH</text:span><text:span text:style-name="T2838"><text:s/>est positionné à<text:s/></text:span><text:span text:style-name="T2839">1</text:span><text:span text:style-name="T2840"><text:s/>si l’alarme haute<text:s/></text:span><text:span text:style-name="T2841">est activée, il est à<text:s/></text:span><text:span text:style-name="T2842">0</text:span><text:span text:style-name="T2843"><text:s/>sinon.</text:span></text:p>
              </text:list-item>
              <text:list-item>
                <text:p text:style-name="P2844"><text:span text:style-name="T2845">Le bit<text:s/></text:span><text:span text:style-name="T2846">AlarmL</text:span><text:span text:style-name="T2847"><text:s/>est positionné à<text:s/></text:span><text:span text:style-name="T2848">1</text:span><text:span text:style-name="T2849"><text:s/>si l’alarme basse est activée, il est à<text:s/></text:span><text:span text:style-name="T2850">0</text:span><text:span text:style-name="T2851"><text:s/>sinon.</text:span></text:p>
              </text:list-item>
            </text:list>
            <text:p text:style-name="P2852"><text:span text:style-name="T2853">La conductivité vaut donc : valeur x 0,1 mS.cm</text:span><text:span text:style-name="T2854">-1</text:span><text:span text:style-name="T2855">.</text:span></text:p>
          </table:table-cell>
          <table:covered-table-cell/>
        </table:table-row>
        <table:table-row table:style-name="TableRow2856">
          <table:table-cell table:style-name="TableCell2857">
            <text:p text:style-name="TableContents"><text:span text:style-name="T2858">DataTypeId</text:span><text:span text:style-name="T2859"> :</text:span></text:p>
          </table:table-cell>
          <table:table-cell table:style-name="TableCell2860">
            <text:p text:style-name="P2861">0x22</text:p>
          </table:table-cell>
        </table:table-row>
        <table:table-row table:style-name="TableRow2862">
          <table:table-cell table:style-name="TableCell2863">
            <text:p text:style-name="P2864">Portée globale :</text:p>
          </table:table-cell>
          <table:table-cell table:style-name="TableCell2865">
            <text:p text:style-name="P2866">Non</text:p>
          </table:table-cell>
        </table:table-row>
        <table:table-row table:style-name="TableRow2867">
          <table:table-cell table:style-name="TableCell2868">
            <text:p text:style-name="TableContents"><text:span text:style-name="T2869">Taille<text:s/></text:span><text:span text:style-name="T2870">Data Type</text:span><text:span text:style-name="T2871"> :</text:span></text:p>
          </table:table-cell>
          <table:table-cell table:style-name="TableCell2872">
            <text:p text:style-name="P2873">1 octet</text:p>
          </table:table-cell>
        </table:table-row>
        <table:table-row table:style-name="TableRow2874">
          <table:table-cell table:style-name="TableCell2875">
            <text:p text:style-name="P2876">Taille des<text:s/>données :</text:p>
          </table:table-cell>
          <table:table-cell table:style-name="TableCell2877">
            <text:p text:style-name="P2878">3 octets (uint24_t LSB)</text:p>
          </table:table-cell>
        </table:table-row>
      </table:table>
      <text:soft-page-break/>
      <text:h text:style-name="Titre3" text:outline-level="3">SensorTypeMM3Hash32 (0x23)</text:h>
      <table:table table:style-name="Table2879">
        <table:table-columns>
          <table:table-column table:style-name="TableColumn2880"/>
          <table:table-column table:style-name="TableColumn2881"/>
        </table:table-columns>
        <table:table-row table:style-name="TableRow2882">
          <table:table-cell table:style-name="TableCell2883" table:number-columns-spanned="2">
            <text:p text:style-name="P2884">SensorTypeMM3Hash32</text:p>
          </table:table-cell>
          <table:covered-table-cell/>
        </table:table-row>
        <table:table-row table:style-name="TableRow2885">
          <table:table-cell table:style-name="TableCell2886" table:number-columns-spanned="2">
            <text:p text:style-name="P2887">La valeur hachée du nom du type de capteur au moyen de l’algorithme Murmur3, codée sur 32 bits. La graine utilisée est 0x434E5353 en petit boutisme.</text:p>
          </table:table-cell>
          <table:covered-table-cell/>
        </table:table-row>
        <table:table-row table:style-name="TableRow2888">
          <table:table-cell table:style-name="TableCell2889">
            <text:p text:style-name="TableContents"><text:span text:style-name="T2890">DataTypeId</text:span><text:span text:style-name="T2891"> :</text:span></text:p>
          </table:table-cell>
          <table:table-cell table:style-name="TableCell2892">
            <text:p text:style-name="P2893">0x23</text:p>
          </table:table-cell>
        </table:table-row>
        <table:table-row table:style-name="TableRow2894">
          <table:table-cell table:style-name="TableCell2895">
            <text:p text:style-name="P2896">Portée globale :</text:p>
          </table:table-cell>
          <table:table-cell table:style-name="TableCell2897">
            <text:p text:style-name="P2898">Oui. Portée globale au DataChannel.</text:p>
          </table:table-cell>
        </table:table-row>
        <table:table-row table:style-name="TableRow2899">
          <table:table-cell table:style-name="TableCell2900">
            <text:p text:style-name="TableContents"><text:span text:style-name="T2901">Taille<text:s/></text:span><text:span text:style-name="T2902">Data Type</text:span><text:span text:style-name="T2903"> :</text:span></text:p>
          </table:table-cell>
          <table:table-cell table:style-name="TableCell2904">
            <text:p text:style-name="P2905">1 octet</text:p>
          </table:table-cell>
        </table:table-row>
        <table:table-row table:style-name="TableRow2906">
          <table:table-cell table:style-name="TableCell2907">
            <text:p text:style-name="P2908">Taille des données :</text:p>
          </table:table-cell>
          <table:table-cell table:style-name="TableCell2909">
            <text:p text:style-name="P2910">4 octets (uint32_t LSB)</text:p>
          </table:table-cell>
        </table:table-row>
      </table:table>
      <text:h text:style-name="Titre3" text:outline-level="3">ConfigMM3Hash32 (0x24)</text:h>
      <table:table table:style-name="Table2911">
        <table:table-columns>
          <table:table-column table:style-name="TableColumn2912"/>
          <table:table-column table:style-name="TableColumn2913"/>
        </table:table-columns>
        <table:table-row table:style-name="TableRow2914">
          <table:table-cell table:style-name="TableCell2915" table:number-columns-spanned="2">
            <text:p text:style-name="P2916">ConfigMM3Hash32</text:p>
          </table:table-cell>
          <table:covered-table-cell/>
        </table:table-row>
        <table:table-row table:style-name="TableRow2917">
          <table:table-cell table:style-name="TableCell2918" table:number-columns-spanned="2">
            <text:p text:style-name="P2919">La valeur hachée du fichier de configuration au moyen de l’algorithme Murmur3,<text:s/>codée sur 32 bits. La graine utilisée est 0x434E5353 en petit boutisme.</text:p>
          </table:table-cell>
          <table:covered-table-cell/>
        </table:table-row>
        <table:table-row table:style-name="TableRow2920">
          <table:table-cell table:style-name="TableCell2921">
            <text:p text:style-name="TableContents"><text:span text:style-name="T2922">DataTypeId</text:span><text:span text:style-name="T2923"> :</text:span></text:p>
          </table:table-cell>
          <table:table-cell table:style-name="TableCell2924">
            <text:p text:style-name="P2925">0x24</text:p>
          </table:table-cell>
        </table:table-row>
        <table:table-row table:style-name="TableRow2926">
          <table:table-cell table:style-name="TableCell2927">
            <text:p text:style-name="P2928">Portée globale :</text:p>
          </table:table-cell>
          <table:table-cell table:style-name="TableCell2929">
            <text:p text:style-name="P2930">Oui.</text:p>
          </table:table-cell>
        </table:table-row>
        <table:table-row table:style-name="TableRow2931">
          <table:table-cell table:style-name="TableCell2932">
            <text:p text:style-name="TableContents"><text:span text:style-name="T2933">Taille<text:s/></text:span><text:span text:style-name="T2934">Data Type</text:span><text:span text:style-name="T2935"> :</text:span></text:p>
          </table:table-cell>
          <table:table-cell table:style-name="TableCell2936">
            <text:p text:style-name="P2937">1 octet</text:p>
          </table:table-cell>
        </table:table-row>
        <table:table-row table:style-name="TableRow2938">
          <table:table-cell table:style-name="TableCell2939">
            <text:p text:style-name="P2940">Taille des données :</text:p>
          </table:table-cell>
          <table:table-cell table:style-name="TableCell2941">
            <text:p text:style-name="P2942">4 octets (uint32_t LSB)</text:p>
          </table:table-cell>
        </table:table-row>
      </table:table>
      <text:h text:style-name="Titre3" text:outline-level="3">WindAvgSpeedDirection (0x25)</text:h>
      <table:table table:style-name="Table2943">
        <table:table-columns>
          <table:table-column table:style-name="TableColumn2944"/>
          <table:table-column table:style-name="TableColumn2945"/>
        </table:table-columns>
        <table:table-row table:style-name="TableRow2946">
          <table:table-cell table:style-name="TableCell2947" table:number-columns-spanned="2">
            <text:p text:style-name="P2948">WindAvgSpeedDirection</text:p>
          </table:table-cell>
          <table:covered-table-cell/>
        </table:table-row>
        <text:soft-page-break/>
        <table:table-row table:style-name="TableRow2949">
          <table:table-cell table:style-name="TableCell2950" table:number-columns-spanned="2">
            <text:p text:style-name="P2951">Une mesure moyenne de la direction et de la vitesse du vent. La direction est en degrés en sens horaire par rapport au Nord, avec une précision de 1 degré. La vitesse est en mètres par secondes, avec une précision de<text:s/>0,01 m/s.</text:p>
            <text:p text:style-name="P2952">La direction est comprise entre 0 et 359°, bornes incluses. La vitesse est comprise entre 0 et 81,9 m/s, bornes incluses.</text:p>
            <text:p text:style-name="P2953">Cette mesure est le résultat d’une moyenne glissante, ou non, sur une période de temps donnée. 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text:s/>période de moyennage.</text:p>
            <text:p text:style-name="P2954">Les données sont encodées de la façon suivante :</text:p>
            <table:table table:style-name="Table2955">
              <table:table-columns>
                <table:table-column table:style-name="TableColumn2956"/>
                <table:table-column table:style-name="TableColumn2957"/>
                <table:table-column table:style-name="TableColumn2958"/>
                <table:table-column table:style-name="TableColumn2959"/>
                <table:table-column table:style-name="TableColumn2960"/>
                <table:table-column table:style-name="TableColumn2961"/>
                <table:table-column table:style-name="TableColumn2962"/>
              </table:table-columns>
              <table:table-row table:style-name="TableRow2963">
                <table:table-cell table:style-name="TableCell2964">
                  <text:p text:style-name="P2965">Octet 0</text:p>
                </table:table-cell>
                <table:table-cell table:style-name="TableCell2966" table:number-columns-spanned="2">
                  <text:p text:style-name="P2967">Octet 1</text:p>
                </table:table-cell>
                <table:covered-table-cell/>
                <table:table-cell table:style-name="TableCell2968" table:number-columns-spanned="4">
                  <text:p text:style-name="P2969">Octet 2</text:p>
                </table:table-cell>
                <table:covered-table-cell/>
                <table:covered-table-cell/>
                <table:covered-table-cell/>
              </table:table-row>
              <table:table-row table:style-name="TableRow2970">
                <table:table-cell table:style-name="TableCell2971">
                  <text:p text:style-name="P2972">7-0</text:p>
                </table:table-cell>
                <table:table-cell table:style-name="TableCell2973">
                  <text:p text:style-name="P2974">7-1</text:p>
                </table:table-cell>
                <table:table-cell table:style-name="TableCell2975">
                  <text:p text:style-name="P2976">0</text:p>
                </table:table-cell>
                <table:table-cell table:style-name="TableCell2977" table:number-columns-spanned="2">
                  <text:p text:style-name="P2978">7</text:p>
                </table:table-cell>
                <table:covered-table-cell/>
                <table:table-cell table:style-name="TableCell2979">
                  <text:p text:style-name="P2980">6</text:p>
                </table:table-cell>
                <table:table-cell table:style-name="TableCell2981">
                  <text:p text:style-name="P2982">5-0</text:p>
                </table:table-cell>
              </table:table-row>
              <table:table-row table:style-name="TableRow2983">
                <table:table-cell table:style-name="TableCell2984">
                  <text:p text:style-name="P2985">DirLSB</text:p>
                </table:table-cell>
                <table:table-cell table:style-name="TableCell2986">
                  <text:p text:style-name="P2987">SpeedLSB</text:p>
                </table:table-cell>
                <table:table-cell table:style-name="TableCell2988">
                  <text:p text:style-name="P2989">DirMSB</text:p>
                </table:table-cell>
                <table:table-cell table:style-name="TableCell2990" table:number-columns-spanned="2">
                  <text:p text:style-name="P2991">SpeedIsCorrected</text:p>
                </table:table-cell>
                <table:covered-table-cell/>
                <table:table-cell table:style-name="TableCell2992">
                  <text:p text:style-name="P2993">DirIsCorrected</text:p>
                </table:table-cell>
                <table:table-cell table:style-name="TableCell2994">
                  <text:p text:style-name="P2995">SpeedMSB</text:p>
                </table:table-cell>
              </table:table-row>
              <table:table-row table:style-name="TableRow2996">
                <table:table-cell table:style-name="TableCell2997" table:number-columns-spanned="2">
                  <text:p text:style-name="P2998">Octet 3</text:p>
                </table:table-cell>
                <table:covered-table-cell/>
                <table:table-cell table:style-name="TableCell2999" table:number-columns-spanned="3">
                  <text:p text:style-name="P3000">Octet 4</text:p>
                </table:table-cell>
                <table:covered-table-cell/>
                <table:covered-table-cell/>
                <table:table-cell table:style-name="TableCell3001" table:number-columns-spanned="2">
                  <text:p text:style-name="P3002">Octet 5</text:p>
                </table:table-cell>
                <table:covered-table-cell/>
              </table:table-row>
              <table:table-row table:style-name="TableRow3003">
                <table:table-cell table:style-name="TableCell3004" table:number-columns-spanned="2">
                  <text:p text:style-name="P3005">7-0</text:p>
                </table:table-cell>
                <table:covered-table-cell/>
                <table:table-cell table:style-name="TableCell3006" table:number-columns-spanned="2">
                  <text:p text:style-name="P3007">7-4</text:p>
                </table:table-cell>
                <table:covered-table-cell/>
                <table:table-cell table:style-name="TableCell3008">
                  <text:p text:style-name="P3009">3-0</text:p>
                </table:table-cell>
                <table:table-cell table:style-name="TableCell3010" table:number-columns-spanned="2">
                  <text:p text:style-name="P3011">7-0</text:p>
                </table:table-cell>
                <table:covered-table-cell/>
              </table:table-row>
              <table:table-row table:style-name="TableRow3012">
                <table:table-cell table:style-name="TableCell3013" table:number-columns-spanned="2">
                  <text:p text:style-name="P3014">AvgPeriodLSB</text:p>
                </table:table-cell>
                <table:covered-table-cell/>
                <table:table-cell table:style-name="TableCell3015" table:number-columns-spanned="2">
                  <text:p text:style-name="P3016">RollingLSB</text:p>
                </table:table-cell>
                <table:covered-table-cell/>
                <table:table-cell table:style-name="TableCell3017">
                  <text:p text:style-name="P3018">AvgPeriodMSB</text:p>
                </table:table-cell>
                <table:table-cell table:style-name="TableCell3019" table:number-columns-spanned="2">
                  <text:p text:style-name="P3020">RollingMSB</text:p>
                </table:table-cell>
                <table:covered-table-cell/>
              </table:table-row>
            </table:table>
            <text:p text:style-name="P3021">Où :</text:p>
            <text:list text:style-name="LFO21" text:continue-numbering="true">
              <text:list-item>
                <text:p text:style-name="P3022"><text:span text:style-name="T3023">La valeur de la direction du vent est :<text:s/></text:span><text:span text:style-name="T3024">Octet_0|((Octet_1 &amp; 0x01) &lt;&lt; 8)</text:span><text:span text:style-name="T3025">.</text:span></text:p>
              </text:list-item>
              <text:list-item>
                <text:p text:style-name="P3026"><text:span text:style-name="T3027">La valeur de la vitesse du vent est :<text:s/></text:span><text:span text:style-name="T3028">((Octet_1 &amp; 0xFE) &gt;&gt; 1)|((Octet_2 &amp; 0x3F) &lt;&lt; 7)</text:span><text:span text:style-name="T3029">.</text:span></text:p>
              </text:list-item>
              <text:list-item>
                <text:p text:style-name="P3030"><text:span text:style-name="T3031">SpeedIsCorrected</text:span><text:span text:style-name="T3032"><text:s/>est à 1 si la vitesse a subi une<text:s/></text:span><text:span text:style-name="T3033">correction, est à 0 sinon.</text:span></text:p>
              </text:list-item>
              <text:list-item>
                <text:p text:style-name="P3034"><text:span text:style-name="T3035">DirIsCorrected</text:span><text:span text:style-name="T3036"><text:s/>est à 1 si la direction a subi une correction, est à 0 sinon.</text:span></text:p>
              </text:list-item>
              <text:list-item>
                <text:p text:style-name="P3037"><text:span text:style-name="T3038">La valeur de la période de moyennage est :<text:s/></text:span><text:span text:style-name="T3039">(Octet_3) | ((Octet_4 &amp; 0x0F) &lt;&lt; 8)</text:span><text:span text:style-name="T3040">.</text:span></text:p>
              </text:list-item>
              <text:list-item>
                <text:p text:style-name="P3041"><text:span text:style-name="T3042">La valeur du glissement est :<text:s/></text:span><text:span text:style-name="T3043">((Octet_4 &amp; 0xF0) &gt;&gt; 4) | (Octet_5 &lt;&lt; 4)</text:span><text:span text:style-name="T3044">.</text:span></text:p>
              </text:list-item>
            </text:list>
            <text:p text:style-name="P3045">La direction du vent est : valeur, en degrés.</text:p>
            <text:p text:style-name="P3046">La vitesse du vent est : valeur x 0,01 m/s.</text:p>
            <text:p text:style-name="P3047">La période de temps sur laquelle la moyenne est calculée est : valeur, en secondes.</text:p>
            <text:p text:style-name="P3048">Le pas de glissement du calcul de la moyenne est : valeur, en secondes.</text:p>
          </table:table-cell>
          <table:covered-table-cell/>
        </table:table-row>
        <table:table-row table:style-name="TableRow3049">
          <table:table-cell table:style-name="TableCell3050">
            <text:p text:style-name="TableContents"><text:span text:style-name="T3051">DataTypeId</text:span><text:span text:style-name="T3052"> :</text:span></text:p>
          </table:table-cell>
          <table:table-cell table:style-name="TableCell3053">
            <text:p text:style-name="P3054">0x25</text:p>
          </table:table-cell>
        </table:table-row>
        <table:table-row table:style-name="TableRow3055">
          <table:table-cell table:style-name="TableCell3056">
            <text:p text:style-name="P3057">Portée globale :</text:p>
          </table:table-cell>
          <table:table-cell table:style-name="TableCell3058">
            <text:p text:style-name="P3059">Non</text:p>
          </table:table-cell>
        </table:table-row>
        <table:table-row table:style-name="TableRow3060">
          <table:table-cell table:style-name="TableCell3061">
            <text:p text:style-name="TableContents"><text:span text:style-name="T3062">Taille<text:s/></text:span><text:span text:style-name="T3063">Data Type</text:span><text:span text:style-name="T3064"> :</text:span></text:p>
          </table:table-cell>
          <table:table-cell table:style-name="TableCell3065">
            <text:p text:style-name="P3066">1 octet</text:p>
          </table:table-cell>
        </table:table-row>
        <table:table-row table:style-name="TableRow3067">
          <table:table-cell table:style-name="TableCell3068">
            <text:p text:style-name="P3069">Taille des données :</text:p>
          </table:table-cell>
          <table:table-cell table:style-name="TableCell3070">
            <text:p text:style-name="P3071">6 octets</text:p>
          </table:table-cell>
        </table:table-row>
      </table:table>
      <text:h text:style-name="Titre3" text:outline-level="3">WindAvgSpeedMS (0x26)</text:h>
      <table:table table:style-name="Table3072">
        <table:table-columns>
          <table:table-column table:style-name="TableColumn3073"/>
          <table:table-column table:style-name="TableColumn3074"/>
        </table:table-columns>
        <table:table-row table:style-name="TableRow3075">
          <table:table-cell table:style-name="TableCell3076" table:number-columns-spanned="2">
            <text:p text:style-name="P3077">WindAvgSpeedMS</text:p>
          </table:table-cell>
          <table:covered-table-cell/>
        </table:table-row>
        <text:soft-page-break/>
        <table:table-row table:style-name="TableRow3078">
          <table:table-cell table:style-name="TableCell3079" table:number-columns-spanned="2">
            <text:p text:style-name="P3080">Une mesure moyenne de la vitesse du vent, en mètres par secondes, avec une précision de 0,01 m/s. La vitesse<text:s/>comprise entre 0 et 81,9 m/s, bornes incluses.</text:p>
            <text:p text:style-name="P3081">Cette mesure est le résultat d’une moyenne glissante, ou non, sur une période de temps donnée. 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p>
            <text:p text:style-name="P3082">Les données sont encodées de la façon suivante :</text:p>
            <table:table table:style-name="Table3083">
              <table:table-columns>
                <table:table-column table:style-name="TableColumn3084"/>
                <table:table-column table:style-name="TableColumn3085"/>
                <table:table-column table:style-name="TableColumn3086"/>
                <table:table-column table:style-name="TableColumn3087"/>
                <table:table-column table:style-name="TableColumn3088"/>
                <table:table-column table:style-name="TableColumn3089"/>
                <table:table-column table:style-name="TableColumn3090"/>
              </table:table-columns>
              <table:table-row table:style-name="TableRow3091">
                <table:table-cell table:style-name="TableCell3092" table:number-columns-spanned="2">
                  <text:p text:style-name="P3093">Octet 0</text:p>
                </table:table-cell>
                <table:covered-table-cell/>
                <table:table-cell table:style-name="TableCell3094" table:number-columns-spanned="5">
                  <text:p text:style-name="P3095">Octet<text:s/>1</text:p>
                </table:table-cell>
                <table:covered-table-cell/>
                <table:covered-table-cell/>
                <table:covered-table-cell/>
                <table:covered-table-cell/>
              </table:table-row>
              <table:table-row table:style-name="TableRow3096">
                <table:table-cell table:style-name="TableCell3097" table:number-columns-spanned="2">
                  <text:p text:style-name="P3098">7-0</text:p>
                </table:table-cell>
                <table:covered-table-cell/>
                <table:table-cell table:style-name="TableCell3099" table:number-columns-spanned="2">
                  <text:p text:style-name="P3100">7-6</text:p>
                </table:table-cell>
                <table:covered-table-cell/>
                <table:table-cell table:style-name="TableCell3101" table:number-columns-spanned="2">
                  <text:p text:style-name="P3102">5</text:p>
                </table:table-cell>
                <table:covered-table-cell/>
                <table:table-cell table:style-name="TableCell3103">
                  <text:p text:style-name="P3104">4-0</text:p>
                </table:table-cell>
              </table:table-row>
              <table:table-row table:style-name="TableRow3105">
                <table:table-cell table:style-name="TableCell3106" table:number-columns-spanned="2">
                  <text:p text:style-name="P3107">SpeedLSB</text:p>
                </table:table-cell>
                <table:covered-table-cell/>
                <table:table-cell table:style-name="TableCell3108" table:number-columns-spanned="2">
                  <text:p text:style-name="P3109">Res</text:p>
                </table:table-cell>
                <table:covered-table-cell/>
                <table:table-cell table:style-name="TableCell3110" table:number-columns-spanned="2">
                  <text:p text:style-name="P3111">SpeedIsCorrected</text:p>
                </table:table-cell>
                <table:covered-table-cell/>
                <table:table-cell table:style-name="TableCell3112">
                  <text:p text:style-name="P3113">SpeedMSB</text:p>
                </table:table-cell>
              </table:table-row>
              <table:table-row table:style-name="TableRow3114">
                <table:table-cell table:style-name="TableCell3115">
                  <text:p text:style-name="P3116">Octet 2</text:p>
                </table:table-cell>
                <table:table-cell table:style-name="TableCell3117" table:number-columns-spanned="4">
                  <text:p text:style-name="P3118">Octet 3</text:p>
                </table:table-cell>
                <table:covered-table-cell/>
                <table:covered-table-cell/>
                <table:covered-table-cell/>
                <table:table-cell table:style-name="TableCell3119" table:number-columns-spanned="2">
                  <text:p text:style-name="P3120">Octet 4</text:p>
                </table:table-cell>
                <table:covered-table-cell/>
              </table:table-row>
              <table:table-row table:style-name="TableRow3121">
                <table:table-cell table:style-name="TableCell3122">
                  <text:p text:style-name="P3123">7-0</text:p>
                </table:table-cell>
                <table:table-cell table:style-name="TableCell3124" table:number-columns-spanned="2">
                  <text:p text:style-name="P3125">7-4</text:p>
                </table:table-cell>
                <table:covered-table-cell/>
                <table:table-cell table:style-name="TableCell3126" table:number-columns-spanned="2">
                  <text:p text:style-name="P3127">3-0</text:p>
                </table:table-cell>
                <table:covered-table-cell/>
                <table:table-cell table:style-name="TableCell3128" table:number-columns-spanned="2">
                  <text:p text:style-name="P3129">7-0</text:p>
                </table:table-cell>
                <table:covered-table-cell/>
              </table:table-row>
              <table:table-row table:style-name="TableRow3130">
                <table:table-cell table:style-name="TableCell3131">
                  <text:p text:style-name="P3132">AvgPeriodLSB</text:p>
                </table:table-cell>
                <table:table-cell table:style-name="TableCell3133" table:number-columns-spanned="2">
                  <text:p text:style-name="P3134">RollingLSB</text:p>
                </table:table-cell>
                <table:covered-table-cell/>
                <table:table-cell table:style-name="TableCell3135" table:number-columns-spanned="2">
                  <text:p text:style-name="P3136">AvgPeriodMSB</text:p>
                </table:table-cell>
                <table:covered-table-cell/>
                <table:table-cell table:style-name="TableCell3137" table:number-columns-spanned="2">
                  <text:p text:style-name="P3138">RollingMSB</text:p>
                </table:table-cell>
                <table:covered-table-cell/>
              </table:table-row>
            </table:table>
            <text:p text:style-name="P3139">Où :</text:p>
            <text:list text:style-name="LFO21" text:continue-numbering="true">
              <text:list-item>
                <text:p text:style-name="P3140"><text:span text:style-name="T3141">Valeur :<text:s/></text:span><text:span text:style-name="T3142">Octet_0|((Octet_1 &amp; 0x1F) &lt;&lt; 8)</text:span><text:span text:style-name="T3143">.</text:span></text:p>
              </text:list-item>
              <text:list-item>
                <text:p text:style-name="P3144"><text:span text:style-name="T3145">SpeedIsCorrected</text:span><text:span text:style-name="T3146"><text:s/>est à 1 si la vitesse a subi une<text:s/></text:span><text:span text:style-name="T3147">correction, est à 0 sinon.</text:span></text:p>
              </text:list-item>
              <text:list-item>
                <text:p text:style-name="P3148"><text:span text:style-name="T3149">Res</text:span><text:span text:style-name="T3150"><text:s/>sont des bits réservés pour de futurs usages.</text:span></text:p>
              </text:list-item>
              <text:list-item>
                <text:p text:style-name="P3151"><text:span text:style-name="T3152">La valeur de la période de moyennage est :<text:s/></text:span><text:span text:style-name="T3153">(Octet_2) | ((Octet_3 &amp; 0x0F) &lt;&lt; 8)</text:span><text:span text:style-name="T3154">.</text:span></text:p>
              </text:list-item>
              <text:list-item>
                <text:p text:style-name="P3155"><text:span text:style-name="T3156">La valeur du glissement est :<text:s/></text:span><text:span text:style-name="T3157">((Octet_3 &amp; 0xF0) &gt;&gt; 4) | (Octet_4 &lt;&lt; 4)</text:span><text:span text:style-name="T3158">.</text:span></text:p>
              </text:list-item>
            </text:list>
            <text:p text:style-name="P3159">La vitesse du vent est : valeur x 0,01 m/s.</text:p>
            <text:p text:style-name="P3160">La période de temps sur laquelle la moyenne est calculée est : valeur, en secondes.</text:p>
            <text:p text:style-name="P3161">Le pas de glissement du calcul de la moyenne est : valeur, en secondes.</text:p>
          </table:table-cell>
          <table:covered-table-cell/>
        </table:table-row>
        <table:table-row table:style-name="TableRow3162">
          <table:table-cell table:style-name="TableCell3163">
            <text:p text:style-name="TableContents"><text:span text:style-name="T3164">DataTypeId</text:span><text:span text:style-name="T3165"> :</text:span></text:p>
          </table:table-cell>
          <table:table-cell table:style-name="TableCell3166">
            <text:p text:style-name="P3167">0x26</text:p>
          </table:table-cell>
        </table:table-row>
        <table:table-row table:style-name="TableRow3168">
          <table:table-cell table:style-name="TableCell3169">
            <text:p text:style-name="P3170">Portée globale :</text:p>
          </table:table-cell>
          <table:table-cell table:style-name="TableCell3171">
            <text:p text:style-name="P3172">Non</text:p>
          </table:table-cell>
        </table:table-row>
        <table:table-row table:style-name="TableRow3173">
          <table:table-cell table:style-name="TableCell3174">
            <text:p text:style-name="TableContents"><text:span text:style-name="T3175">Taille<text:s/></text:span><text:span text:style-name="T3176">Data Type</text:span><text:span text:style-name="T3177"> :</text:span></text:p>
          </table:table-cell>
          <table:table-cell table:style-name="TableCell3178">
            <text:p text:style-name="P3179">1 octet</text:p>
          </table:table-cell>
        </table:table-row>
        <table:table-row table:style-name="TableRow3180">
          <table:table-cell table:style-name="TableCell3181">
            <text:p text:style-name="P3182">Taille des<text:s/>données :</text:p>
          </table:table-cell>
          <table:table-cell table:style-name="TableCell3183">
            <text:p text:style-name="P3184">5 octets</text:p>
          </table:table-cell>
        </table:table-row>
      </table:table>
      <text:h text:style-name="Titre3" text:outline-level="3">WindAvgDirectionDegN (0x27)</text:h>
      <table:table table:style-name="Table3185">
        <table:table-columns>
          <table:table-column table:style-name="TableColumn3186"/>
          <table:table-column table:style-name="TableColumn3187"/>
        </table:table-columns>
        <table:table-row table:style-name="TableRow3188">
          <table:table-cell table:style-name="TableCell3189" table:number-columns-spanned="2">
            <text:p text:style-name="P3190">WindAvgDirectionDegN</text:p>
          </table:table-cell>
          <table:covered-table-cell/>
        </table:table-row>
        <text:soft-page-break/>
        <table:table-row table:style-name="TableRow3191">
          <table:table-cell table:style-name="TableCell3192" table:number-columns-spanned="2">
            <text:p text:style-name="P3193">Une mesure moyenne de la direction du vent en degrés en sens horaire par rapport au Nord, avec une précision de 1 degré. La direction est comprise entre 0 et 359°, bornes<text:s/>incluses.</text:p>
            <text:p text:style-name="P3194">Cette mesure est le résultat d’une moyenne glissante, ou non, sur une période de temps donnée. 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p>
            <text:p text:style-name="P3195">Les données sont encodées de la façon suivante :</text:p>
            <table:table table:style-name="Table3196">
              <table:table-columns>
                <table:table-column table:style-name="TableColumn3197"/>
                <table:table-column table:style-name="TableColumn3198"/>
                <table:table-column table:style-name="TableColumn3199"/>
                <table:table-column table:style-name="TableColumn3200"/>
                <table:table-column table:style-name="TableColumn3201"/>
                <table:table-column table:style-name="TableColumn3202"/>
                <table:table-column table:style-name="TableColumn3203"/>
              </table:table-columns>
              <table:table-row table:style-name="TableRow3204">
                <table:table-cell table:style-name="TableCell3205" table:number-columns-spanned="2">
                  <text:p text:style-name="P3206">Octet 0</text:p>
                </table:table-cell>
                <table:covered-table-cell/>
                <table:table-cell table:style-name="TableCell3207" table:number-columns-spanned="5">
                  <text:p text:style-name="P3208">Octet 1</text:p>
                </table:table-cell>
                <table:covered-table-cell/>
                <table:covered-table-cell/>
                <table:covered-table-cell/>
                <table:covered-table-cell/>
              </table:table-row>
              <table:table-row table:style-name="TableRow3209">
                <table:table-cell table:style-name="TableCell3210" table:number-columns-spanned="2">
                  <text:p text:style-name="P3211">7-0</text:p>
                </table:table-cell>
                <table:covered-table-cell/>
                <table:table-cell table:style-name="TableCell3212" table:number-columns-spanned="3">
                  <text:p text:style-name="P3213">7-2</text:p>
                </table:table-cell>
                <table:covered-table-cell/>
                <table:covered-table-cell/>
                <table:table-cell table:style-name="TableCell3214">
                  <text:p text:style-name="P3215">1</text:p>
                </table:table-cell>
                <table:table-cell table:style-name="TableCell3216">
                  <text:p text:style-name="P3217">0</text:p>
                </table:table-cell>
              </table:table-row>
              <table:table-row table:style-name="TableRow3218">
                <table:table-cell table:style-name="TableCell3219" table:number-columns-spanned="2">
                  <text:p text:style-name="P3220">DirLSB</text:p>
                </table:table-cell>
                <table:covered-table-cell/>
                <table:table-cell table:style-name="TableCell3221" table:number-columns-spanned="3">
                  <text:p text:style-name="P3222">Res</text:p>
                </table:table-cell>
                <table:covered-table-cell/>
                <table:covered-table-cell/>
                <table:table-cell table:style-name="TableCell3223">
                  <text:p text:style-name="P3224">DirIsCorrected</text:p>
                </table:table-cell>
                <table:table-cell table:style-name="TableCell3225">
                  <text:p text:style-name="P3226">DirMSB</text:p>
                </table:table-cell>
              </table:table-row>
              <table:table-row table:style-name="TableRow3227">
                <table:table-cell table:style-name="TableCell3228">
                  <text:p text:style-name="P3229">Octet 2</text:p>
                </table:table-cell>
                <table:table-cell table:style-name="TableCell3230" table:number-columns-spanned="3">
                  <text:p text:style-name="P3231">Octet 3</text:p>
                </table:table-cell>
                <table:covered-table-cell/>
                <table:covered-table-cell/>
                <table:table-cell table:style-name="TableCell3232" table:number-columns-spanned="3">
                  <text:p text:style-name="P3233">Octet 4</text:p>
                </table:table-cell>
                <table:covered-table-cell/>
                <table:covered-table-cell/>
              </table:table-row>
              <table:table-row table:style-name="TableRow3234">
                <table:table-cell table:style-name="TableCell3235">
                  <text:p text:style-name="P3236">7-0</text:p>
                </table:table-cell>
                <table:table-cell table:style-name="TableCell3237" table:number-columns-spanned="2">
                  <text:p text:style-name="P3238">7-4</text:p>
                </table:table-cell>
                <table:covered-table-cell/>
                <table:table-cell table:style-name="TableCell3239">
                  <text:p text:style-name="P3240">3-0</text:p>
                </table:table-cell>
                <table:table-cell table:style-name="TableCell3241" table:number-columns-spanned="3">
                  <text:p text:style-name="P3242">7-0</text:p>
                </table:table-cell>
                <table:covered-table-cell/>
                <table:covered-table-cell/>
              </table:table-row>
              <table:table-row table:style-name="TableRow3243">
                <table:table-cell table:style-name="TableCell3244">
                  <text:p text:style-name="P3245">AvgPeriodLSB</text:p>
                </table:table-cell>
                <table:table-cell table:style-name="TableCell3246" table:number-columns-spanned="2">
                  <text:p text:style-name="P3247">RollingLSB</text:p>
                </table:table-cell>
                <table:covered-table-cell/>
                <table:table-cell table:style-name="TableCell3248">
                  <text:p text:style-name="P3249">AvgPeriodMSB</text:p>
                </table:table-cell>
                <table:table-cell table:style-name="TableCell3250" table:number-columns-spanned="3">
                  <text:p text:style-name="P3251">RollingMSB</text:p>
                </table:table-cell>
                <table:covered-table-cell/>
                <table:covered-table-cell/>
              </table:table-row>
            </table:table>
            <text:p text:style-name="P3252">Où :</text:p>
            <text:list text:style-name="LFO21" text:continue-numbering="true">
              <text:list-item>
                <text:p text:style-name="P3253"><text:span text:style-name="T3254">Valeur :<text:s/></text:span><text:span text:style-name="T3255">Octet_0|((Octet_1 &amp; 0x01) &lt;&lt; 8)</text:span><text:span text:style-name="T3256">.</text:span></text:p>
              </text:list-item>
              <text:list-item>
                <text:p text:style-name="P3257"><text:span text:style-name="T3258">DirIsCorrected</text:span><text:span text:style-name="T3259"><text:s/>est à 1 si la direction a subi une correction, est à 0 sinon.</text:span></text:p>
              </text:list-item>
              <text:list-item>
                <text:p text:style-name="P3260"><text:span text:style-name="T3261">Res</text:span><text:span text:style-name="T3262"><text:s/>sont des<text:s/></text:span><text:span text:style-name="T3263">bits réservés pour de futurs usages.</text:span></text:p>
              </text:list-item>
              <text:list-item>
                <text:p text:style-name="P3264"><text:span text:style-name="T3265">La valeur de la période de moyennage est :<text:s/></text:span><text:span text:style-name="T3266">(Octet_2) | ((Octet_3 &amp; 0x0F) &lt;&lt; 8)</text:span><text:span text:style-name="T3267">.</text:span></text:p>
              </text:list-item>
              <text:list-item>
                <text:p text:style-name="P3268"><text:span text:style-name="T3269">La valeur du glissement est :<text:s/></text:span><text:span text:style-name="T3270">((Octet_3 &amp; 0xF0) &gt;&gt; 4) | (Octet_4 &lt;&lt; 4)</text:span><text:span text:style-name="T3271">.</text:span></text:p>
              </text:list-item>
            </text:list>
            <text:p text:style-name="P3272">La direction du vent est : valeur x 1°.</text:p>
            <text:p text:style-name="P3273">La période de temps sur laquelle la moyenne est calculée est : valeur, en secondes.</text:p>
            <text:p text:style-name="P3274">Le pas de glissement du calcul de la moyenne est : valeur, en secondes.</text:p>
          </table:table-cell>
          <table:covered-table-cell/>
        </table:table-row>
        <table:table-row table:style-name="TableRow3275">
          <table:table-cell table:style-name="TableCell3276">
            <text:p text:style-name="TableContents"><text:span text:style-name="T3277">DataTypeId</text:span><text:span text:style-name="T3278"> :</text:span></text:p>
          </table:table-cell>
          <table:table-cell table:style-name="TableCell3279">
            <text:p text:style-name="P3280">0x27</text:p>
          </table:table-cell>
        </table:table-row>
        <table:table-row table:style-name="TableRow3281">
          <table:table-cell table:style-name="TableCell3282">
            <text:p text:style-name="P3283">Portée globale :</text:p>
          </table:table-cell>
          <table:table-cell table:style-name="TableCell3284">
            <text:p text:style-name="P3285">Non</text:p>
          </table:table-cell>
        </table:table-row>
        <table:table-row table:style-name="TableRow3286">
          <table:table-cell table:style-name="TableCell3287">
            <text:p text:style-name="TableContents"><text:span text:style-name="T3288">Taille<text:s/></text:span><text:span text:style-name="T3289">Data Type</text:span><text:span text:style-name="T3290"> :</text:span></text:p>
          </table:table-cell>
          <table:table-cell table:style-name="TableCell3291">
            <text:p text:style-name="P3292">1 octet</text:p>
          </table:table-cell>
        </table:table-row>
        <table:table-row table:style-name="TableRow3293">
          <table:table-cell table:style-name="TableCell3294">
            <text:p text:style-name="P3295">Taille des données :</text:p>
          </table:table-cell>
          <table:table-cell table:style-name="TableCell3296">
            <text:p text:style-name="P3297">5 octets</text:p>
          </table:table-cell>
        </table:table-row>
      </table:table>
      <text:h text:style-name="Titre3" text:outline-level="3">WindGustSpeedDirection (0x28)</text:h>
      <table:table table:style-name="Table3298">
        <table:table-columns>
          <table:table-column table:style-name="TableColumn3299"/>
          <table:table-column table:style-name="TableColumn3300"/>
        </table:table-columns>
        <table:table-row table:style-name="TableRow3301">
          <table:table-cell table:style-name="TableCell3302" table:number-columns-spanned="2">
            <text:p text:style-name="P3303">WindGustSpeedDirection</text:p>
          </table:table-cell>
          <table:covered-table-cell/>
        </table:table-row>
        <text:soft-page-break/>
        <table:table-row table:style-name="TableRow3304">
          <table:table-cell table:style-name="TableCell3305" table:number-columns-spanned="2">
            <text:p text:style-name="P3306">Une mesure de la direction et de la vitesse des rafales de vent. La direction est en degrés en sens horaire par rapport au Nord, avec une précision de 1 degré. La vitesse est en mètres par<text:s/>secondes, avec une précision de 0,01 m/s.</text:p>
            <text:p text:style-name="P3307">La direction est comprise entre 0 et 359°, bornes incluses. La vitesse est comprise entre 0 et 81,9 m/s, bornes incluses.</text:p>
            <text:p text:style-name="P3308">Cette mesure est le résultat d’une moyenne glissante, ou non, sur une période de temps donnée. 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p>
            <text:p text:style-name="P3309">Les données sont encodées de la façon suivante :</text:p>
            <table:table table:style-name="Table3310">
              <table:table-columns>
                <table:table-column table:style-name="TableColumn3311"/>
                <table:table-column table:style-name="TableColumn3312"/>
                <table:table-column table:style-name="TableColumn3313"/>
                <table:table-column table:style-name="TableColumn3314"/>
                <table:table-column table:style-name="TableColumn3315"/>
                <table:table-column table:style-name="TableColumn3316"/>
                <table:table-column table:style-name="TableColumn3317"/>
              </table:table-columns>
              <table:table-row table:style-name="TableRow3318">
                <table:table-cell table:style-name="TableCell3319">
                  <text:p text:style-name="P3320">Octet 0</text:p>
                </table:table-cell>
                <table:table-cell table:style-name="TableCell3321" table:number-columns-spanned="2">
                  <text:p text:style-name="P3322">Octet 1</text:p>
                </table:table-cell>
                <table:covered-table-cell/>
                <table:table-cell table:style-name="TableCell3323" table:number-columns-spanned="4">
                  <text:p text:style-name="P3324">Octet 2</text:p>
                </table:table-cell>
                <table:covered-table-cell/>
                <table:covered-table-cell/>
                <table:covered-table-cell/>
              </table:table-row>
              <table:table-row table:style-name="TableRow3325">
                <table:table-cell table:style-name="TableCell3326">
                  <text:p text:style-name="P3327">7-0</text:p>
                </table:table-cell>
                <table:table-cell table:style-name="TableCell3328">
                  <text:p text:style-name="P3329">7-1</text:p>
                </table:table-cell>
                <table:table-cell table:style-name="TableCell3330">
                  <text:p text:style-name="P3331">0</text:p>
                </table:table-cell>
                <table:table-cell table:style-name="TableCell3332" table:number-columns-spanned="2">
                  <text:p text:style-name="P3333">7</text:p>
                </table:table-cell>
                <table:covered-table-cell/>
                <table:table-cell table:style-name="TableCell3334">
                  <text:p text:style-name="P3335">6</text:p>
                </table:table-cell>
                <table:table-cell table:style-name="TableCell3336">
                  <text:p text:style-name="P3337">5-0</text:p>
                </table:table-cell>
              </table:table-row>
              <table:table-row table:style-name="TableRow3338">
                <table:table-cell table:style-name="TableCell3339">
                  <text:p text:style-name="P3340">DirLSB</text:p>
                </table:table-cell>
                <table:table-cell table:style-name="TableCell3341">
                  <text:p text:style-name="P3342">SpeedLSB</text:p>
                </table:table-cell>
                <table:table-cell table:style-name="TableCell3343">
                  <text:p text:style-name="P3344">DirMSB</text:p>
                </table:table-cell>
                <table:table-cell table:style-name="TableCell3345" table:number-columns-spanned="2">
                  <text:p text:style-name="P3346">SpeedIsCorrected</text:p>
                </table:table-cell>
                <table:covered-table-cell/>
                <table:table-cell table:style-name="TableCell3347">
                  <text:p text:style-name="P3348">DirIsCorrected</text:p>
                </table:table-cell>
                <table:table-cell table:style-name="TableCell3349">
                  <text:p text:style-name="P3350">SpeedMSB</text:p>
                </table:table-cell>
              </table:table-row>
              <table:table-row table:style-name="TableRow3351">
                <table:table-cell table:style-name="TableCell3352" table:number-columns-spanned="2">
                  <text:p text:style-name="P3353">Octet 3</text:p>
                </table:table-cell>
                <table:covered-table-cell/>
                <table:table-cell table:style-name="TableCell3354" table:number-columns-spanned="3">
                  <text:p text:style-name="P3355">Octet 4</text:p>
                </table:table-cell>
                <table:covered-table-cell/>
                <table:covered-table-cell/>
                <table:table-cell table:style-name="TableCell3356" table:number-columns-spanned="2">
                  <text:p text:style-name="P3357">Octet 5</text:p>
                </table:table-cell>
                <table:covered-table-cell/>
              </table:table-row>
              <table:table-row table:style-name="TableRow3358">
                <table:table-cell table:style-name="TableCell3359" table:number-columns-spanned="2">
                  <text:p text:style-name="P3360">7-0</text:p>
                </table:table-cell>
                <table:covered-table-cell/>
                <table:table-cell table:style-name="TableCell3361" table:number-columns-spanned="2">
                  <text:p text:style-name="P3362">7-4</text:p>
                </table:table-cell>
                <table:covered-table-cell/>
                <table:table-cell table:style-name="TableCell3363">
                  <text:p text:style-name="P3364">3-0</text:p>
                </table:table-cell>
                <table:table-cell table:style-name="TableCell3365" table:number-columns-spanned="2">
                  <text:p text:style-name="P3366">7-0</text:p>
                </table:table-cell>
                <table:covered-table-cell/>
              </table:table-row>
              <table:table-row table:style-name="TableRow3367">
                <table:table-cell table:style-name="TableCell3368" table:number-columns-spanned="2">
                  <text:p text:style-name="P3369">AvgPeriodLSB</text:p>
                </table:table-cell>
                <table:covered-table-cell/>
                <table:table-cell table:style-name="TableCell3370" table:number-columns-spanned="2">
                  <text:p text:style-name="P3371">RollingLSB</text:p>
                </table:table-cell>
                <table:covered-table-cell/>
                <table:table-cell table:style-name="TableCell3372">
                  <text:p text:style-name="P3373">AvgPeriodMSB</text:p>
                </table:table-cell>
                <table:table-cell table:style-name="TableCell3374" table:number-columns-spanned="2">
                  <text:p text:style-name="P3375">RollingMSB</text:p>
                </table:table-cell>
                <table:covered-table-cell/>
              </table:table-row>
            </table:table>
            <text:p text:style-name="P3376">Où :</text:p>
            <text:list text:style-name="LFO21" text:continue-numbering="true">
              <text:list-item>
                <text:p text:style-name="P3377"><text:span text:style-name="T3378">La valeur de la direction du vent est :<text:s/></text:span><text:span text:style-name="T3379">Octet_0|((Octet_1 &amp; 0x01) &lt;&lt; 8)</text:span><text:span text:style-name="T3380">.</text:span></text:p>
              </text:list-item>
              <text:list-item>
                <text:p text:style-name="P3381"><text:span text:style-name="T3382">La valeur de la vitesse du vent est :<text:s/></text:span><text:span text:style-name="T3383">((Octet_1 &amp; 0xFE) &gt;&gt; 1)|((Octet_2 &amp; 0x3F) &lt;&lt; 7)</text:span><text:span text:style-name="T3384">.</text:span></text:p>
              </text:list-item>
              <text:list-item>
                <text:p text:style-name="P3385"><text:span text:style-name="T3386">SpeedIsCorrected</text:span><text:span text:style-name="T3387"><text:s/>est à 1 si la<text:s/></text:span><text:span text:style-name="T3388">vitesse a subi une correction, est à 0 sinon.</text:span></text:p>
              </text:list-item>
              <text:list-item>
                <text:p text:style-name="P3389"><text:span text:style-name="T3390">DirIsCorrected</text:span><text:span text:style-name="T3391"><text:s/>est à 1 si la direction a subi une correction, est à 0 sinon.</text:span></text:p>
              </text:list-item>
              <text:list-item>
                <text:p text:style-name="P3392"><text:span text:style-name="T3393">La valeur de la période de moyennage est :<text:s/></text:span><text:span text:style-name="T3394">(Octet_3) | ((Octet_4 &amp; 0x0F) &lt;&lt; 8)</text:span><text:span text:style-name="T3395">.</text:span></text:p>
              </text:list-item>
              <text:list-item>
                <text:p text:style-name="P3396"><text:span text:style-name="T3397">La valeur du glissement est :<text:s/></text:span><text:span text:style-name="T3398">((Octet_4 &amp; 0xF0) &gt;&gt; 4)</text:span><text:span text:style-name="T3399"><text:s/>| (Octet_5 &lt;&lt; 4)</text:span><text:span text:style-name="T3400">.</text:span></text:p>
              </text:list-item>
            </text:list>
            <text:p text:style-name="P3401">La direction du vent est : valeur, en degrés.</text:p>
            <text:p text:style-name="P3402">La vitesse du vent est : valeur x 0,01 m/s.</text:p>
            <text:p text:style-name="P3403">La période de temps sur laquelle la moyenne est calculée est : valeur, en secondes.</text:p>
            <text:p text:style-name="P3404">Le pas de glissement du calcul de la moyenne est :<text:s/>valeur, en secondes.</text:p>
          </table:table-cell>
          <table:covered-table-cell/>
        </table:table-row>
        <table:table-row table:style-name="TableRow3405">
          <table:table-cell table:style-name="TableCell3406">
            <text:p text:style-name="TableContents"><text:span text:style-name="T3407">DataTypeId</text:span><text:span text:style-name="T3408"> :</text:span></text:p>
          </table:table-cell>
          <table:table-cell table:style-name="TableCell3409">
            <text:p text:style-name="P3410">0x28</text:p>
          </table:table-cell>
        </table:table-row>
        <table:table-row table:style-name="TableRow3411">
          <table:table-cell table:style-name="TableCell3412">
            <text:p text:style-name="P3413">Portée globale :</text:p>
          </table:table-cell>
          <table:table-cell table:style-name="TableCell3414">
            <text:p text:style-name="P3415">Non</text:p>
          </table:table-cell>
        </table:table-row>
        <table:table-row table:style-name="TableRow3416">
          <table:table-cell table:style-name="TableCell3417">
            <text:p text:style-name="TableContents"><text:span text:style-name="T3418">Taille<text:s/></text:span><text:span text:style-name="T3419">Data Type</text:span><text:span text:style-name="T3420"> :</text:span></text:p>
          </table:table-cell>
          <table:table-cell table:style-name="TableCell3421">
            <text:p text:style-name="P3422">1 octet</text:p>
          </table:table-cell>
        </table:table-row>
        <table:table-row table:style-name="TableRow3423">
          <table:table-cell table:style-name="TableCell3424">
            <text:p text:style-name="P3425">Taille des données :</text:p>
          </table:table-cell>
          <table:table-cell table:style-name="TableCell3426">
            <text:p text:style-name="P3427">6 octets</text:p>
          </table:table-cell>
        </table:table-row>
      </table:table>
      <text:h text:style-name="Titre3" text:outline-level="3">WindGustSpeedMS (0x29)</text:h>
      <table:table table:style-name="Table3428">
        <table:table-columns>
          <table:table-column table:style-name="TableColumn3429"/>
          <table:table-column table:style-name="TableColumn3430"/>
        </table:table-columns>
        <table:table-row table:style-name="TableRow3431">
          <table:table-cell table:style-name="TableCell3432" table:number-columns-spanned="2">
            <text:p text:style-name="P3433">WindGustSpeedMS</text:p>
          </table:table-cell>
          <table:covered-table-cell/>
        </table:table-row>
        <text:soft-page-break/>
        <table:table-row table:style-name="TableRow3434">
          <table:table-cell table:style-name="TableCell3435" table:number-columns-spanned="2">
            <text:p text:style-name="P3436">Une mesure de la vitesse des rafales de vent, en mètres par secondes, avec une<text:s/>précision de 0,01 m/s. La vitesse comprise entre 0 et 81,9 m/s, bornes incluses.</text:p>
            <text:p text:style-name="P3437">Cette mesure est le résultat d’une moyenne glissante, ou non, sur une période de temps donnée. Cette période est comprise entre 1 et 4095 secondes, bornes comprises. Le pas de<text:s/>moyenne glissante est compris entre 0 et 4095 secondes, bornes incluses. Une valeur de 0 pour le pas indique que la moyenne n’est pas glissante, que la valeur moyenne est remise à zéro au début de chaque période de moyennage.</text:p>
            <text:p text:style-name="P3438">Les données sont encodées de<text:s/>la façon suivante :</text:p>
            <table:table table:style-name="Table3439">
              <table:table-columns>
                <table:table-column table:style-name="TableColumn3440"/>
                <table:table-column table:style-name="TableColumn3441"/>
                <table:table-column table:style-name="TableColumn3442"/>
                <table:table-column table:style-name="TableColumn3443"/>
                <table:table-column table:style-name="TableColumn3444"/>
                <table:table-column table:style-name="TableColumn3445"/>
                <table:table-column table:style-name="TableColumn3446"/>
              </table:table-columns>
              <table:table-row table:style-name="TableRow3447">
                <table:table-cell table:style-name="TableCell3448" table:number-columns-spanned="2">
                  <text:p text:style-name="P3449">Octet 0</text:p>
                </table:table-cell>
                <table:covered-table-cell/>
                <table:table-cell table:style-name="TableCell3450" table:number-columns-spanned="5">
                  <text:p text:style-name="P3451">Octet 1</text:p>
                </table:table-cell>
                <table:covered-table-cell/>
                <table:covered-table-cell/>
                <table:covered-table-cell/>
                <table:covered-table-cell/>
              </table:table-row>
              <table:table-row table:style-name="TableRow3452">
                <table:table-cell table:style-name="TableCell3453" table:number-columns-spanned="2">
                  <text:p text:style-name="P3454">7-0</text:p>
                </table:table-cell>
                <table:covered-table-cell/>
                <table:table-cell table:style-name="TableCell3455" table:number-columns-spanned="2">
                  <text:p text:style-name="P3456">7-6</text:p>
                </table:table-cell>
                <table:covered-table-cell/>
                <table:table-cell table:style-name="TableCell3457" table:number-columns-spanned="2">
                  <text:p text:style-name="P3458">5</text:p>
                </table:table-cell>
                <table:covered-table-cell/>
                <table:table-cell table:style-name="TableCell3459">
                  <text:p text:style-name="P3460">4-0</text:p>
                </table:table-cell>
              </table:table-row>
              <table:table-row table:style-name="TableRow3461">
                <table:table-cell table:style-name="TableCell3462" table:number-columns-spanned="2">
                  <text:p text:style-name="P3463">SpeedLSB</text:p>
                </table:table-cell>
                <table:covered-table-cell/>
                <table:table-cell table:style-name="TableCell3464" table:number-columns-spanned="2">
                  <text:p text:style-name="P3465">Res</text:p>
                </table:table-cell>
                <table:covered-table-cell/>
                <table:table-cell table:style-name="TableCell3466" table:number-columns-spanned="2">
                  <text:p text:style-name="P3467">SpeedIsCorrected</text:p>
                </table:table-cell>
                <table:covered-table-cell/>
                <table:table-cell table:style-name="TableCell3468">
                  <text:p text:style-name="P3469">SpeedMSB</text:p>
                </table:table-cell>
              </table:table-row>
              <table:table-row table:style-name="TableRow3470">
                <table:table-cell table:style-name="TableCell3471">
                  <text:p text:style-name="P3472">Octet 2</text:p>
                </table:table-cell>
                <table:table-cell table:style-name="TableCell3473" table:number-columns-spanned="4">
                  <text:p text:style-name="P3474">Octet 3</text:p>
                </table:table-cell>
                <table:covered-table-cell/>
                <table:covered-table-cell/>
                <table:covered-table-cell/>
                <table:table-cell table:style-name="TableCell3475" table:number-columns-spanned="2">
                  <text:p text:style-name="P3476">Octet 4</text:p>
                </table:table-cell>
                <table:covered-table-cell/>
              </table:table-row>
              <table:table-row table:style-name="TableRow3477">
                <table:table-cell table:style-name="TableCell3478">
                  <text:p text:style-name="P3479">7-0</text:p>
                </table:table-cell>
                <table:table-cell table:style-name="TableCell3480" table:number-columns-spanned="2">
                  <text:p text:style-name="P3481">7-4</text:p>
                </table:table-cell>
                <table:covered-table-cell/>
                <table:table-cell table:style-name="TableCell3482" table:number-columns-spanned="2">
                  <text:p text:style-name="P3483">3-0</text:p>
                </table:table-cell>
                <table:covered-table-cell/>
                <table:table-cell table:style-name="TableCell3484" table:number-columns-spanned="2">
                  <text:p text:style-name="P3485">7-0</text:p>
                </table:table-cell>
                <table:covered-table-cell/>
              </table:table-row>
              <table:table-row table:style-name="TableRow3486">
                <table:table-cell table:style-name="TableCell3487">
                  <text:p text:style-name="P3488">AvgPeriodLSB</text:p>
                </table:table-cell>
                <table:table-cell table:style-name="TableCell3489" table:number-columns-spanned="2">
                  <text:p text:style-name="P3490">RollingLSB</text:p>
                </table:table-cell>
                <table:covered-table-cell/>
                <table:table-cell table:style-name="TableCell3491" table:number-columns-spanned="2">
                  <text:p text:style-name="P3492">AvgPeriodMSB</text:p>
                </table:table-cell>
                <table:covered-table-cell/>
                <table:table-cell table:style-name="TableCell3493" table:number-columns-spanned="2">
                  <text:p text:style-name="P3494">RollingMSB</text:p>
                </table:table-cell>
                <table:covered-table-cell/>
              </table:table-row>
            </table:table>
            <text:p text:style-name="P3495">Où :</text:p>
            <text:list text:style-name="LFO21" text:continue-numbering="true">
              <text:list-item>
                <text:p text:style-name="P3496"><text:span text:style-name="T3497">Valeur :<text:s/></text:span><text:span text:style-name="T3498">Octet_0|((Octet_1 &amp; 0x1F) &lt;&lt; 8)</text:span><text:span text:style-name="T3499">.</text:span></text:p>
              </text:list-item>
              <text:list-item>
                <text:p text:style-name="P3500"><text:span text:style-name="T3501">SpeedIsCorrected</text:span><text:span text:style-name="T3502"><text:s/>est à 1 si la vitesse a subi une correction, est à 0 sinon.</text:span></text:p>
              </text:list-item>
              <text:list-item>
                <text:p text:style-name="P3503"><text:span text:style-name="T3504">Res</text:span><text:span text:style-name="T3505"><text:s/>sont des bits réservés pour de futurs usages.</text:span></text:p>
              </text:list-item>
              <text:list-item>
                <text:p text:style-name="P3506"><text:span text:style-name="T3507">La valeur de la période de moyennage est :<text:s/></text:span><text:span text:style-name="T3508">(Octet_2) | ((Octet_3 &amp; 0x0F) &lt;&lt; 8)</text:span><text:span text:style-name="T3509">.</text:span></text:p>
              </text:list-item>
              <text:list-item>
                <text:p text:style-name="P3510"><text:span text:style-name="T3511">La valeur du glissement est :<text:s/></text:span><text:span text:style-name="T3512">((Octet_3 &amp; 0xF0) &gt;</text:span><text:span text:style-name="T3513">&gt; 4) | (Octet_4 &lt;&lt; 4)</text:span><text:span text:style-name="T3514">.</text:span></text:p>
              </text:list-item>
            </text:list>
            <text:p text:style-name="P3515">La vitesse du vent est : valeur x 0,01 m/s.</text:p>
            <text:p text:style-name="P3516">La période de temps sur laquelle la moyenne est calculée est : valeur, en secondes.</text:p>
            <text:p text:style-name="P3517">Le pas de glissement du calcul de la moyenne est : valeur, en secondes.</text:p>
          </table:table-cell>
          <table:covered-table-cell/>
        </table:table-row>
        <table:table-row table:style-name="TableRow3518">
          <table:table-cell table:style-name="TableCell3519">
            <text:p text:style-name="TableContents"><text:span text:style-name="T3520">DataTypeId</text:span><text:span text:style-name="T3521"> :</text:span></text:p>
          </table:table-cell>
          <table:table-cell table:style-name="TableCell3522">
            <text:p text:style-name="P3523">0x29</text:p>
          </table:table-cell>
        </table:table-row>
        <table:table-row table:style-name="TableRow3524">
          <table:table-cell table:style-name="TableCell3525">
            <text:p text:style-name="P3526">Portée<text:s/>globale :</text:p>
          </table:table-cell>
          <table:table-cell table:style-name="TableCell3527">
            <text:p text:style-name="P3528">Non</text:p>
          </table:table-cell>
        </table:table-row>
        <table:table-row table:style-name="TableRow3529">
          <table:table-cell table:style-name="TableCell3530">
            <text:p text:style-name="TableContents"><text:span text:style-name="T3531">Taille<text:s/></text:span><text:span text:style-name="T3532">Data Type</text:span><text:span text:style-name="T3533"> :</text:span></text:p>
          </table:table-cell>
          <table:table-cell table:style-name="TableCell3534">
            <text:p text:style-name="P3535">1 octet</text:p>
          </table:table-cell>
        </table:table-row>
        <table:table-row table:style-name="TableRow3536">
          <table:table-cell table:style-name="TableCell3537">
            <text:p text:style-name="P3538">Taille des données :</text:p>
          </table:table-cell>
          <table:table-cell table:style-name="TableCell3539">
            <text:p text:style-name="P3540">5 octets</text:p>
          </table:table-cell>
        </table:table-row>
      </table:table>
      <text:h text:style-name="Titre3" text:outline-level="3">WindGustDirectionDegN (0x2A)</text:h>
      <table:table table:style-name="Table3541">
        <table:table-columns>
          <table:table-column table:style-name="TableColumn3542"/>
          <table:table-column table:style-name="TableColumn3543"/>
        </table:table-columns>
        <table:table-row table:style-name="TableRow3544">
          <table:table-cell table:style-name="TableCell3545" table:number-columns-spanned="2">
            <text:p text:style-name="P3546">WindGustDirectionDegN</text:p>
          </table:table-cell>
          <table:covered-table-cell/>
        </table:table-row>
        <text:soft-page-break/>
        <table:table-row table:style-name="TableRow3547">
          <table:table-cell table:style-name="TableCell3548" table:number-columns-spanned="2">
            <text:p text:style-name="P3549">Une mesure de la direction des rafales de vent en degrés en sens horaire par rapport au Nord, avec une précision de 1 degré. La<text:s/>direction est comprise entre 0 et 359°, bornes incluses.</text:p>
            <text:p text:style-name="P3550">Cette mesure est le résultat d’une moyenne glissante, ou non, sur une période de temps donnée. 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p>
            <text:p text:style-name="P3551">Les données sont encodées de la façon suivante :</text:p>
            <table:table table:style-name="Table3552">
              <table:table-columns>
                <table:table-column table:style-name="TableColumn3553"/>
                <table:table-column table:style-name="TableColumn3554"/>
                <table:table-column table:style-name="TableColumn3555"/>
                <table:table-column table:style-name="TableColumn3556"/>
                <table:table-column table:style-name="TableColumn3557"/>
                <table:table-column table:style-name="TableColumn3558"/>
                <table:table-column table:style-name="TableColumn3559"/>
              </table:table-columns>
              <table:table-row table:style-name="TableRow3560">
                <table:table-cell table:style-name="TableCell3561" table:number-columns-spanned="2">
                  <text:p text:style-name="P3562">Octet 0</text:p>
                </table:table-cell>
                <table:covered-table-cell/>
                <table:table-cell table:style-name="TableCell3563" table:number-columns-spanned="5">
                  <text:p text:style-name="P3564">Octet 1</text:p>
                </table:table-cell>
                <table:covered-table-cell/>
                <table:covered-table-cell/>
                <table:covered-table-cell/>
                <table:covered-table-cell/>
              </table:table-row>
              <table:table-row table:style-name="TableRow3565">
                <table:table-cell table:style-name="TableCell3566" table:number-columns-spanned="2">
                  <text:p text:style-name="P3567">7-0</text:p>
                </table:table-cell>
                <table:covered-table-cell/>
                <table:table-cell table:style-name="TableCell3568" table:number-columns-spanned="3">
                  <text:p text:style-name="P3569">7-2</text:p>
                </table:table-cell>
                <table:covered-table-cell/>
                <table:covered-table-cell/>
                <table:table-cell table:style-name="TableCell3570">
                  <text:p text:style-name="P3571">1</text:p>
                </table:table-cell>
                <table:table-cell table:style-name="TableCell3572">
                  <text:p text:style-name="P3573">0</text:p>
                </table:table-cell>
              </table:table-row>
              <table:table-row table:style-name="TableRow3574">
                <table:table-cell table:style-name="TableCell3575" table:number-columns-spanned="2">
                  <text:p text:style-name="P3576">DirLSB</text:p>
                </table:table-cell>
                <table:covered-table-cell/>
                <table:table-cell table:style-name="TableCell3577" table:number-columns-spanned="3">
                  <text:p text:style-name="P3578">Res</text:p>
                </table:table-cell>
                <table:covered-table-cell/>
                <table:covered-table-cell/>
                <table:table-cell table:style-name="TableCell3579">
                  <text:p text:style-name="P3580">DirIsCorrected</text:p>
                </table:table-cell>
                <table:table-cell table:style-name="TableCell3581">
                  <text:p text:style-name="P3582">DirMSB</text:p>
                </table:table-cell>
              </table:table-row>
              <table:table-row table:style-name="TableRow3583">
                <table:table-cell table:style-name="TableCell3584">
                  <text:p text:style-name="P3585">Octet 2</text:p>
                </table:table-cell>
                <table:table-cell table:style-name="TableCell3586" table:number-columns-spanned="3">
                  <text:p text:style-name="P3587">Octet 3</text:p>
                </table:table-cell>
                <table:covered-table-cell/>
                <table:covered-table-cell/>
                <table:table-cell table:style-name="TableCell3588" table:number-columns-spanned="3">
                  <text:p text:style-name="P3589">Octet 4</text:p>
                </table:table-cell>
                <table:covered-table-cell/>
                <table:covered-table-cell/>
              </table:table-row>
              <table:table-row table:style-name="TableRow3590">
                <table:table-cell table:style-name="TableCell3591">
                  <text:p text:style-name="P3592">7-0</text:p>
                </table:table-cell>
                <table:table-cell table:style-name="TableCell3593" table:number-columns-spanned="2">
                  <text:p text:style-name="P3594">7-4</text:p>
                </table:table-cell>
                <table:covered-table-cell/>
                <table:table-cell table:style-name="TableCell3595">
                  <text:p text:style-name="P3596">3-0</text:p>
                </table:table-cell>
                <table:table-cell table:style-name="TableCell3597" table:number-columns-spanned="3">
                  <text:p text:style-name="P3598">7-0</text:p>
                </table:table-cell>
                <table:covered-table-cell/>
                <table:covered-table-cell/>
              </table:table-row>
              <table:table-row table:style-name="TableRow3599">
                <table:table-cell table:style-name="TableCell3600">
                  <text:p text:style-name="P3601">AvgPeriodLSB</text:p>
                </table:table-cell>
                <table:table-cell table:style-name="TableCell3602" table:number-columns-spanned="2">
                  <text:p text:style-name="P3603">RollingLSB</text:p>
                </table:table-cell>
                <table:covered-table-cell/>
                <table:table-cell table:style-name="TableCell3604">
                  <text:p text:style-name="P3605">AvgPeriodMSB</text:p>
                </table:table-cell>
                <table:table-cell table:style-name="TableCell3606" table:number-columns-spanned="3">
                  <text:p text:style-name="P3607">RollingMSB</text:p>
                </table:table-cell>
                <table:covered-table-cell/>
                <table:covered-table-cell/>
              </table:table-row>
            </table:table>
            <text:p text:style-name="P3608">Où :</text:p>
            <text:list text:style-name="LFO21" text:continue-numbering="true">
              <text:list-item>
                <text:p text:style-name="P3609"><text:span text:style-name="T3610">Valeur :<text:s/></text:span><text:span text:style-name="T3611">Octet_0|((Octet_1 &amp; 0x01) &lt;&lt; 8)</text:span><text:span text:style-name="T3612">.</text:span></text:p>
              </text:list-item>
              <text:list-item>
                <text:p text:style-name="P3613"><text:span text:style-name="T3614">DirIsCorrected</text:span><text:span text:style-name="T3615"><text:s/>est à 1 si la direction a subi une<text:s/></text:span><text:span text:style-name="T3616">correction, est à 0 sinon.</text:span></text:p>
              </text:list-item>
              <text:list-item>
                <text:p text:style-name="P3617"><text:span text:style-name="T3618">Res</text:span><text:span text:style-name="T3619"><text:s/>sont des bits réservés pour de futurs usages.</text:span></text:p>
              </text:list-item>
              <text:list-item>
                <text:p text:style-name="P3620"><text:span text:style-name="T3621">La valeur de la période de moyennage est :<text:s/></text:span><text:span text:style-name="T3622">(Octet_2) | ((Octet_3 &amp; 0x0F) &lt;&lt; 8)</text:span><text:span text:style-name="T3623">.</text:span></text:p>
              </text:list-item>
              <text:list-item>
                <text:p text:style-name="P3624"><text:span text:style-name="T3625">La valeur du glissement est :<text:s/></text:span><text:span text:style-name="T3626">((Octet_3 &amp; 0xF0) &gt;&gt; 4) | (Octet_4 &lt;&lt; 4)</text:span><text:span text:style-name="T3627">.</text:span></text:p>
              </text:list-item>
            </text:list>
            <text:p text:style-name="P3628">La direction du vent est :<text:s/>valeur x 1°.</text:p>
            <text:p text:style-name="P3629">La période de temps sur laquelle la moyenne est calculée est : valeur, en secondes.</text:p>
            <text:p text:style-name="P3630">Le pas de glissement du calcul de la moyenne est : valeur, en secondes.</text:p>
          </table:table-cell>
          <table:covered-table-cell/>
        </table:table-row>
        <table:table-row table:style-name="TableRow3631">
          <table:table-cell table:style-name="TableCell3632">
            <text:p text:style-name="TableContents"><text:span text:style-name="T3633">DataTypeId</text:span><text:span text:style-name="T3634"> :</text:span></text:p>
          </table:table-cell>
          <table:table-cell table:style-name="TableCell3635">
            <text:p text:style-name="P3636">0x2A</text:p>
          </table:table-cell>
        </table:table-row>
        <table:table-row table:style-name="TableRow3637">
          <table:table-cell table:style-name="TableCell3638">
            <text:p text:style-name="P3639">Portée globale :</text:p>
          </table:table-cell>
          <table:table-cell table:style-name="TableCell3640">
            <text:p text:style-name="P3641">Non</text:p>
          </table:table-cell>
        </table:table-row>
        <table:table-row table:style-name="TableRow3642">
          <table:table-cell table:style-name="TableCell3643">
            <text:p text:style-name="TableContents"><text:span text:style-name="T3644">Taille<text:s/></text:span><text:span text:style-name="T3645">Data Type</text:span><text:span text:style-name="T3646"> :</text:span></text:p>
          </table:table-cell>
          <table:table-cell table:style-name="TableCell3647">
            <text:p text:style-name="P3648">1 octet</text:p>
          </table:table-cell>
        </table:table-row>
        <table:table-row table:style-name="TableRow3649">
          <table:table-cell table:style-name="TableCell3650">
            <text:p text:style-name="P3651">Taille des<text:s/>données :</text:p>
          </table:table-cell>
          <table:table-cell table:style-name="TableCell3652">
            <text:p text:style-name="P3653">5 octets</text:p>
          </table:table-cell>
        </table:table-row>
      </table:table>
      <text:p text:style-name="Textbody"/>
      <text:h text:style-name="Titre3" text:outline-level="3">AppSoftwareVersionMMPHash32 (0x2B)</text:h>
      <table:table table:style-name="Table3654">
        <table:table-columns>
          <table:table-column table:style-name="TableColumn3655"/>
          <table:table-column table:style-name="TableColumn3656"/>
        </table:table-columns>
        <table:table-row table:style-name="TableRow3657">
          <table:table-cell table:style-name="TableCell3658" table:number-columns-spanned="2">
            <text:p text:style-name="P3659">AppSoftwareVersionMMPHash32</text:p>
          </table:table-cell>
          <table:covered-table-cell/>
        </table:table-row>
        <text:soft-page-break/>
        <table:table-row table:style-name="TableRow3660">
          <table:table-cell table:style-name="TableCell3661" table:number-columns-spanned="2">
            <text:p text:style-name="P3662"><text:span text:style-name="T3663">Indique la version du logiciel applicatif. La version est composée d’une paire : (</text:span><text:span text:style-name="T3664">majeur.mineur.patch</text:span><text:span text:style-name="T3665">, hash 32 bits).</text:span></text:p>
            <text:p text:style-name="P3666">Le numéro de version majeur est ≤ 31, le mineur ≤<text:s/>63 et de patch ≤ 15.</text:p>
            <text:p text:style-name="P3667">Les données sont encodées de la façon suivante :</text:p>
            <table:table table:style-name="Table3668">
              <table:table-columns>
                <table:table-column table:style-name="TableColumn3669"/>
                <table:table-column table:style-name="TableColumn3670"/>
                <table:table-column table:style-name="TableColumn3671"/>
                <table:table-column table:style-name="TableColumn3672"/>
                <table:table-column table:style-name="TableColumn3673"/>
                <table:table-column table:style-name="TableColumn3674"/>
                <table:table-column table:style-name="TableColumn3675"/>
                <table:table-column table:style-name="TableColumn3676"/>
              </table:table-columns>
              <table:table-row table:style-name="TableRow3677">
                <table:table-cell table:style-name="TableCell3678" table:number-columns-spanned="4">
                  <text:p text:style-name="P3679">Octet 0</text:p>
                </table:table-cell>
                <table:covered-table-cell/>
                <table:covered-table-cell/>
                <table:covered-table-cell/>
                <table:table-cell table:style-name="TableCell3680" table:number-columns-spanned="4">
                  <text:p text:style-name="P3681">Octet 1</text:p>
                </table:table-cell>
                <table:covered-table-cell/>
                <table:covered-table-cell/>
                <table:covered-table-cell/>
              </table:table-row>
              <table:table-row table:style-name="TableRow3682">
                <table:table-cell table:style-name="TableCell3683">
                  <text:p text:style-name="P3684">7-4</text:p>
                </table:table-cell>
                <table:table-cell table:style-name="TableCell3685" table:number-columns-spanned="3">
                  <text:p text:style-name="P3686">3-0</text:p>
                </table:table-cell>
                <table:covered-table-cell/>
                <table:covered-table-cell/>
                <table:table-cell table:style-name="TableCell3687">
                  <text:p text:style-name="P3688">7</text:p>
                </table:table-cell>
                <table:table-cell table:style-name="TableCell3689" table:number-columns-spanned="2">
                  <text:p text:style-name="P3690">6-2</text:p>
                </table:table-cell>
                <table:covered-table-cell/>
                <table:table-cell table:style-name="TableCell3691">
                  <text:p text:style-name="P3692">1-0</text:p>
                </table:table-cell>
              </table:table-row>
              <table:table-row table:style-name="TableRow3693">
                <table:table-cell table:style-name="TableCell3694">
                  <text:p text:style-name="P3695">MinorLSB</text:p>
                </table:table-cell>
                <table:table-cell table:style-name="TableCell3696" table:number-columns-spanned="3">
                  <text:p text:style-name="P3697">Patch</text:p>
                </table:table-cell>
                <table:covered-table-cell/>
                <table:covered-table-cell/>
                <table:table-cell table:style-name="TableCell3698">
                  <text:p text:style-name="P3699">Dev</text:p>
                </table:table-cell>
                <table:table-cell table:style-name="TableCell3700" table:number-columns-spanned="2">
                  <text:p text:style-name="P3701">Major</text:p>
                </table:table-cell>
                <table:covered-table-cell/>
                <table:table-cell table:style-name="TableCell3702">
                  <text:p text:style-name="P3703">MinorMSB</text:p>
                </table:table-cell>
              </table:table-row>
              <table:table-row table:style-name="TableRow3704">
                <table:table-cell table:style-name="TableCell3705" table:number-columns-spanned="2">
                  <text:p text:style-name="P3706">Octet 2</text:p>
                </table:table-cell>
                <table:covered-table-cell/>
                <table:table-cell table:style-name="TableCell3707">
                  <text:p text:style-name="P3708">Octet 3</text:p>
                </table:table-cell>
                <table:table-cell table:style-name="TableCell3709" table:number-columns-spanned="3">
                  <text:p text:style-name="P3710">Octet 4</text:p>
                </table:table-cell>
                <table:covered-table-cell/>
                <table:covered-table-cell/>
                <table:table-cell table:style-name="TableCell3711" table:number-columns-spanned="2">
                  <text:p text:style-name="P3712">Octet 5</text:p>
                </table:table-cell>
                <table:covered-table-cell/>
              </table:table-row>
              <table:table-row table:style-name="TableRow3713">
                <table:table-cell table:style-name="TableCell3714" table:number-columns-spanned="2">
                  <text:p text:style-name="P3715">7-0</text:p>
                </table:table-cell>
                <table:covered-table-cell/>
                <table:table-cell table:style-name="TableCell3716">
                  <text:p text:style-name="P3717">7-0</text:p>
                </table:table-cell>
                <table:table-cell table:style-name="TableCell3718" table:number-columns-spanned="3">
                  <text:p text:style-name="P3719">7-0</text:p>
                </table:table-cell>
                <table:covered-table-cell/>
                <table:covered-table-cell/>
                <table:table-cell table:style-name="TableCell3720" table:number-columns-spanned="2">
                  <text:p text:style-name="P3721">7-0</text:p>
                </table:table-cell>
                <table:covered-table-cell/>
              </table:table-row>
              <table:table-row table:style-name="TableRow3722">
                <table:table-cell table:style-name="TableCell3723" table:number-columns-spanned="2">
                  <text:p text:style-name="P3724">hashB0</text:p>
                </table:table-cell>
                <table:covered-table-cell/>
                <table:table-cell table:style-name="TableCell3725">
                  <text:p text:style-name="P3726">HashB1</text:p>
                </table:table-cell>
                <table:table-cell table:style-name="TableCell3727" table:number-columns-spanned="3">
                  <text:p text:style-name="P3728">HashB2</text:p>
                </table:table-cell>
                <table:covered-table-cell/>
                <table:covered-table-cell/>
                <table:table-cell table:style-name="TableCell3729" table:number-columns-spanned="2">
                  <text:p text:style-name="P3730">hashB4</text:p>
                </table:table-cell>
                <table:covered-table-cell/>
              </table:table-row>
            </table:table>
            <text:p text:style-name="P3731"><text:span text:style-name="T3732">Le numéro de majeur est :</text:span><text:span text:style-name="T3733"><text:s text:c="2"/></text:span><text:span text:style-name="T3734">(Octet_1 &amp; 0x7C) &gt;&gt; 2</text:span><text:span text:style-name="T3735">.</text:span></text:p>
            <text:p text:style-name="P3736"><text:span text:style-name="T3737">Le numéro de mineur est :</text:span><text:span text:style-name="T3738"><text:s/>((Octet_0 &amp; 0xF0) &gt;&gt; 4) | ((Octet_1 &amp; 0x03) &lt;&lt; 4)</text:span><text:span text:style-name="T3739">.</text:span></text:p>
            <text:p text:style-name="P3740"><text:span text:style-name="T3741">Le numéro de patch est :</text:span><text:span text:style-name="T3742"><text:s text:c="4"/>Octet_0 &amp; 0x0F</text:span><text:span text:style-name="T3743">.</text:span></text:p>
            <text:p text:style-name="P3744"><text:span text:style-name="T3745">Si c’est une version de développement alors<text:s/></text:span><text:span text:style-name="T3746">Dev</text:span><text:span text:style-name="T3747"><text:s/>(</text:span><text:span text:style-name="T3748">Octet_1 &amp; 0x80</text:span><text:span text:style-name="T3749">) est à 1, sinon est à zéro (release).</text:span></text:p>
            <text:p text:style-name="P3750"><text:span text:style-name="T3751">Le hash :<text:s/></text:span><text:span text:style-name="T3752">Octet_2 | (Octet_3 &lt;&lt; 8) | | (Octet_4 &lt;&lt; 16) | | (Octet_5 &lt;&lt; 24)</text:span><text:span text:style-name="T3753">.</text:span></text:p>
          </table:table-cell>
          <table:covered-table-cell/>
        </table:table-row>
        <table:table-row table:style-name="TableRow3754">
          <table:table-cell table:style-name="TableCell3755">
            <text:p text:style-name="TableContents"><text:span text:style-name="T3756">DataTypeId</text:span><text:span text:style-name="T3757"> :</text:span></text:p>
          </table:table-cell>
          <table:table-cell table:style-name="TableCell3758">
            <text:p text:style-name="P3759">0x2B</text:p>
          </table:table-cell>
        </table:table-row>
        <table:table-row table:style-name="TableRow3760">
          <table:table-cell table:style-name="TableCell3761">
            <text:p text:style-name="P3762">Portée globale :</text:p>
          </table:table-cell>
          <table:table-cell table:style-name="TableCell3763">
            <text:p text:style-name="TableContents"><text:span text:style-name="T3764">Oui, si présent dans le flux du<text:s/></text:span><text:span text:style-name="T3765">Data Channel</text:span><text:span text:style-name="T3766"><text:s/>0</text:span></text:p>
          </table:table-cell>
        </table:table-row>
        <table:table-row table:style-name="TableRow3767">
          <table:table-cell table:style-name="TableCell3768">
            <text:p text:style-name="TableContents"><text:span text:style-name="T3769">Taille<text:s/></text:span><text:span text:style-name="T3770">Data Type</text:span><text:span text:style-name="T3771"> :</text:span></text:p>
          </table:table-cell>
          <table:table-cell table:style-name="TableCell3772">
            <text:p text:style-name="P3773">1 octet</text:p>
          </table:table-cell>
        </table:table-row>
        <table:table-row table:style-name="TableRow3774">
          <table:table-cell table:style-name="TableCell3775">
            <text:p text:style-name="P3776">Taille des données :</text:p>
          </table:table-cell>
          <table:table-cell table:style-name="TableCell3777">
            <text:p text:style-name="P3778">6 octets</text:p>
          </table:table-cell>
        </table:table-row>
      </table:table>
      <text:h text:style-name="Titre3" text:outline-level="3">ResetSource (0x2C)</text:h>
      <table:table table:style-name="Table3779">
        <table:table-columns>
          <table:table-column table:style-name="TableColumn3780"/>
          <table:table-column table:style-name="TableColumn3781"/>
        </table:table-columns>
        <table:table-row table:style-name="TableRow3782">
          <table:table-cell table:style-name="TableCell3783" table:number-columns-spanned="2">
            <text:p text:style-name="P3784">ResetSource</text:p>
          </table:table-cell>
          <table:covered-table-cell/>
        </table:table-row>
        <text:soft-page-break/>
        <table:table-row table:style-name="TableRow3785">
          <table:table-cell table:style-name="TableCell3786" table:number-columns-spanned="2">
            <text:p text:style-name="P3787">Indique la<text:s/>source, la cause, du dernier redémarrage du nœud.</text:p>
            <text:p text:style-name="P3788">La source est encodée au moyen d’un octet :</text:p>
            <table:table table:style-name="Table3789">
              <table:table-columns>
                <table:table-column table:style-name="TableColumn3790"/>
                <table:table-column table:style-name="TableColumn3791"/>
              </table:table-columns>
              <table:table-row table:style-name="TableRow3792">
                <table:table-cell table:style-name="TableCell3793" table:number-columns-spanned="2">
                  <text:p text:style-name="P3794">Octet 0</text:p>
                </table:table-cell>
                <table:covered-table-cell/>
              </table:table-row>
              <table:table-row table:style-name="TableRow3795">
                <table:table-cell table:style-name="TableCell3796">
                  <text:p text:style-name="P3797">7-4</text:p>
                </table:table-cell>
                <table:table-cell table:style-name="TableCell3798">
                  <text:p text:style-name="P3799">3-0</text:p>
                </table:table-cell>
              </table:table-row>
              <table:table-row table:style-name="TableRow3800">
                <table:table-cell table:style-name="TableCell3801">
                  <text:p text:style-name="P3802">Res</text:p>
                </table:table-cell>
                <table:table-cell table:style-name="TableCell3803">
                  <text:p text:style-name="P3804">Id</text:p>
                </table:table-cell>
              </table:table-row>
            </table:table>
            <text:p text:style-name="P3805">Où :</text:p>
            <text:list text:style-name="LFO22" text:continue-numbering="true">
              <text:list-item>
                <text:p text:style-name="P3806"><text:span text:style-name="T3807">Res</text:span><text:span text:style-name="T3808"><text:s/>sont des bits réservés pour de futurs usages.</text:span></text:p>
              </text:list-item>
              <text:list-item>
                <text:p text:style-name="P3809"><text:span text:style-name="T3810">Id</text:span><text:span text:style-name="T3811"><text:s/>est l’identifiant de la source du redémarrage. La liste des<text:s/></text:span><text:span text:style-name="T3812">identifiants possibles est la suivante :</text:span></text:p>
              </text:list-item>
            </text:list>
            <table:table table:style-name="Table3813">
              <table:table-columns>
                <table:table-column table:style-name="TableColumn3814"/>
                <table:table-column table:style-name="TableColumn3815"/>
                <table:table-column table:style-name="TableColumn3816"/>
              </table:table-columns>
              <table:table-row table:style-name="TableRow3817">
                <table:table-cell table:style-name="TableCell3818">
                  <text:p text:style-name="P3819">Id</text:p>
                </table:table-cell>
                <table:table-cell table:style-name="TableCell3820">
                  <text:p text:style-name="P3821">Nom</text:p>
                </table:table-cell>
                <table:table-cell table:style-name="TableCell3822">
                  <text:p text:style-name="P3823">Description</text:p>
                </table:table-cell>
              </table:table-row>
              <table:table-row table:style-name="TableRow3824">
                <table:table-cell table:style-name="TableCell3825">
                  <text:p text:style-name="P3826">0x0</text:p>
                </table:table-cell>
                <table:table-cell table:style-name="TableCell3827">
                  <text:p text:style-name="P3828"/>
                </table:table-cell>
                <table:table-cell table:style-name="TableCell3829">
                  <text:p text:style-name="P3830">Réservé.</text:p>
                </table:table-cell>
              </table:table-row>
              <table:table-row table:style-name="TableRow3831">
                <table:table-cell table:style-name="TableCell3832">
                  <text:p text:style-name="P3833">0x1</text:p>
                </table:table-cell>
                <table:table-cell table:style-name="TableCell3834">
                  <text:p text:style-name="P3835">BOR</text:p>
                </table:table-cell>
                <table:table-cell table:style-name="TableCell3836">
                  <text:p text:style-name="P3837">Le nœud a été mis sous tension ou son alimentation est sortie des conditions de fonctionnement normales.</text:p>
                </table:table-cell>
              </table:table-row>
              <table:table-row table:style-name="TableRow3838">
                <table:table-cell table:style-name="TableCell3839">
                  <text:p text:style-name="P3840">0x2</text:p>
                </table:table-cell>
                <table:table-cell table:style-name="TableCell3841">
                  <text:p text:style-name="P3842">resetPin</text:p>
                </table:table-cell>
                <table:table-cell table:style-name="TableCell3843">
                  <text:p text:style-name="P3844">Le bouton « reset » du nœud a été activé.</text:p>
                </table:table-cell>
              </table:table-row>
              <table:table-row table:style-name="TableRow3845">
                <table:table-cell table:style-name="TableCell3846">
                  <text:p text:style-name="P3847">0x3</text:p>
                </table:table-cell>
                <table:table-cell table:style-name="TableCell3848">
                  <text:p text:style-name="P3849">software</text:p>
                </table:table-cell>
                <table:table-cell table:style-name="TableCell3850">
                  <text:p text:style-name="P3851">Le redémarrage fait suite à une demande du logiciel.</text:p>
                </table:table-cell>
              </table:table-row>
              <table:table-row table:style-name="TableRow3852">
                <table:table-cell table:style-name="TableCell3853">
                  <text:p text:style-name="P3854">0x4</text:p>
                </table:table-cell>
                <table:table-cell table:style-name="TableCell3855">
                  <text:p text:style-name="P3856">softwareError</text:p>
                </table:table-cell>
                <table:table-cell table:style-name="TableCell3857">
                  <text:p text:style-name="P3858">Le redémarrage fait suite à une demande du logiciel à cause de la détection d’une erreur.</text:p>
                </table:table-cell>
              </table:table-row>
              <table:table-row table:style-name="TableRow3859">
                <table:table-cell table:style-name="TableCell3860">
                  <text:p text:style-name="P3861">0x5</text:p>
                </table:table-cell>
                <table:table-cell table:style-name="TableCell3862">
                  <text:p text:style-name="P3863">watchdog</text:p>
                </table:table-cell>
                <table:table-cell table:style-name="TableCell3864">
                  <text:p text:style-name="P3865">Le chien de garde est en cause.</text:p>
                </table:table-cell>
              </table:table-row>
              <table:table-row table:style-name="TableRow3866">
                <table:table-cell table:style-name="TableCell3867">
                  <text:p text:style-name="P3868">0x6</text:p>
                </table:table-cell>
                <table:table-cell table:style-name="TableCell3869">
                  <text:p text:style-name="P3870">independentWatchdog</text:p>
                </table:table-cell>
                <table:table-cell table:style-name="TableCell3871">
                  <text:p text:style-name="P3872">Le chien de garde indépendant est en cause.</text:p>
                </table:table-cell>
              </table:table-row>
              <table:table-row table:style-name="TableRow3873">
                <table:table-cell table:style-name="TableCell3874">
                  <text:p text:style-name="P3875">0x7</text:p>
                </table:table-cell>
                <table:table-cell table:style-name="TableCell3876">
                  <text:p text:style-name="P3877">lowPowerError</text:p>
                </table:table-cell>
                <table:table-cell table:style-name="TableCell3878">
                  <text:p text:style-name="P3879">La mauvaise utilisation d’un mode basse consommation est en cause.</text:p>
                </table:table-cell>
              </table:table-row>
              <table:table-row table:style-name="TableRow3880">
                <table:table-cell table:style-name="TableCell3881">
                  <text:p text:style-name="P3882">0x8</text:p>
                </table:table-cell>
                <table:table-cell table:style-name="TableCell3883">
                  <text:p text:style-name="P3884">optionBytesLoading</text:p>
                </table:table-cell>
                <table:table-cell table:style-name="TableCell3885">
                  <text:p text:style-name="P3886">A redémarré pour charger les « option bytes » du microcontrôleur.</text:p>
                </table:table-cell>
              </table:table-row>
              <table:table-row table:style-name="TableRow3887">
                <table:table-cell table:style-name="TableCell3888">
                  <text:p text:style-name="P3889">0x9</text:p>
                </table:table-cell>
                <table:table-cell table:style-name="TableCell3890">
                  <text:p text:style-name="P3891">firewall</text:p>
                </table:table-cell>
                <table:table-cell table:style-name="TableCell3892">
                  <text:p text:style-name="P3893">La pare-feu a causé le redémarrage.</text:p>
                </table:table-cell>
              </table:table-row>
              <table:table-row table:style-name="TableRow3894">
                <table:table-cell table:style-name="TableCell3895">
                  <text:p text:style-name="P3896">0xA-0xF</text:p>
                </table:table-cell>
                <table:table-cell table:style-name="TableCell3897">
                  <text:p text:style-name="P3898"/>
                </table:table-cell>
                <table:table-cell table:style-name="TableCell3899">
                  <text:p text:style-name="P3900">Réservés.</text:p>
                </table:table-cell>
              </table:table-row>
            </table:table>
            <text:p text:style-name="P3901"/>
          </table:table-cell>
          <table:covered-table-cell/>
        </table:table-row>
        <table:table-row table:style-name="TableRow3902">
          <table:table-cell table:style-name="TableCell3903">
            <text:p text:style-name="TableContents"><text:span text:style-name="T3904">DataTypeId</text:span><text:span text:style-name="T3905"> :</text:span></text:p>
          </table:table-cell>
          <table:table-cell table:style-name="TableCell3906">
            <text:p text:style-name="P3907">0x2C</text:p>
          </table:table-cell>
        </table:table-row>
        <table:table-row table:style-name="TableRow3908">
          <table:table-cell table:style-name="TableCell3909">
            <text:p text:style-name="P3910">Portée globale :</text:p>
          </table:table-cell>
          <table:table-cell table:style-name="TableCell3911">
            <text:p text:style-name="P3912">Non</text:p>
          </table:table-cell>
        </table:table-row>
        <table:table-row table:style-name="TableRow3913">
          <table:table-cell table:style-name="TableCell3914">
            <text:p text:style-name="TableContents"><text:span text:style-name="T3915">Taille<text:s/></text:span><text:span text:style-name="T3916">Data Type</text:span><text:span text:style-name="T3917"> :</text:span></text:p>
          </table:table-cell>
          <table:table-cell table:style-name="TableCell3918">
            <text:p text:style-name="P3919">1 octet</text:p>
          </table:table-cell>
        </table:table-row>
        <table:table-row table:style-name="TableRow3920">
          <table:table-cell table:style-name="TableCell3921">
            <text:p text:style-name="P3922">Taille des données :</text:p>
          </table:table-cell>
          <table:table-cell table:style-name="TableCell3923">
            <text:p text:style-name="P3924">1 octet</text:p>
          </table:table-cell>
        </table:table-row>
      </table:table>
      <text:h text:style-name="Titre3" text:outline-level="3">TempHighResSmallRangeDegC (0x2D)</text:h>
      <table:table table:style-name="Table3925">
        <table:table-columns>
          <table:table-column table:style-name="TableColumn3926"/>
          <table:table-column table:style-name="TableColumn3927"/>
        </table:table-columns>
        <table:table-row table:style-name="TableRow3928">
          <table:table-cell table:style-name="TableCell3929" table:number-columns-spanned="2">
            <text:p text:style-name="P3930">TempHighResSmallRangeDegC</text:p>
          </table:table-cell>
          <table:covered-table-cell/>
        </table:table-row>
        <text:soft-page-break/>
        <table:table-row table:style-name="TableRow3931">
          <table:table-cell table:style-name="TableCell3932" table:number-columns-spanned="2">
            <text:p text:style-name="P3933">Une température, en<text:s/>degrés Celsius. Codée avec un entier non signé sur 16 bits et une résolution de 0,01 °C par bit sur la plage de -30,00 à 133,84 °C.</text:p>
            <text:p text:style-name="P3934">Les données sont codées de la façon suivante :</text:p>
            <table:table table:style-name="Table3935">
              <table:table-columns>
                <table:table-column table:style-name="TableColumn3936"/>
                <table:table-column table:style-name="TableColumn3937"/>
                <table:table-column table:style-name="TableColumn3938"/>
                <table:table-column table:style-name="TableColumn3939"/>
                <table:table-column table:style-name="TableColumn3940"/>
                <table:table-column table:style-name="TableColumn3941"/>
                <table:table-column table:style-name="TableColumn3942"/>
                <table:table-column table:style-name="TableColumn3943"/>
                <table:table-column table:style-name="TableColumn3944"/>
              </table:table-columns>
              <table:table-row table:style-name="TableRow3945">
                <table:table-cell table:style-name="TableCell3946">
                  <text:p text:style-name="P3947">Octet 0</text:p>
                </table:table-cell>
                <table:table-cell table:style-name="TableCell3948" table:number-columns-spanned="8">
                  <text:p text:style-name="P3949">Octet 1</text:p>
                </table:table-cell>
                <table:covered-table-cell/>
                <table:covered-table-cell/>
                <table:covered-table-cell/>
                <table:covered-table-cell/>
                <table:covered-table-cell/>
                <table:covered-table-cell/>
                <table:covered-table-cell/>
              </table:table-row>
              <table:table-row table:style-name="TableRow3950">
                <table:table-cell table:style-name="TableCell3951">
                  <text:p text:style-name="P3952">7-0</text:p>
                </table:table-cell>
                <table:table-cell table:style-name="TableCell3953">
                  <text:p text:style-name="P3954">7</text:p>
                </table:table-cell>
                <table:table-cell table:style-name="TableCell3955">
                  <text:p text:style-name="P3956">6</text:p>
                </table:table-cell>
                <table:table-cell table:style-name="TableCell3957">
                  <text:p text:style-name="P3958">5</text:p>
                </table:table-cell>
                <table:table-cell table:style-name="TableCell3959">
                  <text:p text:style-name="P3960">4</text:p>
                </table:table-cell>
                <table:table-cell table:style-name="TableCell3961">
                  <text:p text:style-name="P3962">3</text:p>
                </table:table-cell>
                <table:table-cell table:style-name="TableCell3963">
                  <text:p text:style-name="P3964">2</text:p>
                </table:table-cell>
                <table:table-cell table:style-name="TableCell3965">
                  <text:p text:style-name="P3966">1</text:p>
                </table:table-cell>
                <table:table-cell table:style-name="TableCell3967">
                  <text:p text:style-name="P3968">0</text:p>
                </table:table-cell>
              </table:table-row>
              <table:table-row table:style-name="TableRow3969">
                <table:table-cell table:style-name="TableCell3970">
                  <text:p text:style-name="P3971">ValueLSB</text:p>
                </table:table-cell>
                <table:table-cell table:style-name="TableCell3972">
                  <text:p text:style-name="P3973">AlarmH</text:p>
                </table:table-cell>
                <table:table-cell table:style-name="TableCell3974">
                  <text:p text:style-name="P3975">AlarmL</text:p>
                </table:table-cell>
                <table:table-cell table:style-name="TableCell3976" table:number-columns-spanned="6">
                  <text:p text:style-name="P3977">ValueMSB</text:p>
                </table:table-cell>
                <table:covered-table-cell/>
                <table:covered-table-cell/>
                <table:covered-table-cell/>
                <table:covered-table-cell/>
                <table:covered-table-cell/>
              </table:table-row>
            </table:table>
            <text:p text:style-name="P3978">Où :</text:p>
            <text:list text:style-name="LFO12" text:continue-numbering="true">
              <text:list-item>
                <text:p text:style-name="P3979"><text:span text:style-name="T3980">La valeur est :<text:s/></text:span><text:span text:style-name="T3981">Octet_0 | (( Octet_1 &amp; 0x3F ) &lt;&lt; 8)</text:span></text:p>
              </text:list-item>
              <text:list-item>
                <text:p text:style-name="P3982"><text:span text:style-name="T3983">AlarmL</text:span><text:span text:style-name="T3984"><text:s/>indique si l’alarme de <text:s/>niveau bas est active (</text:span><text:span text:style-name="T3985">1</text:span><text:span text:style-name="T3986">) ou non (</text:span><text:span text:style-name="T3987">0</text:span><text:span text:style-name="T3988">).</text:span></text:p>
              </text:list-item>
              <text:list-item>
                <text:p text:style-name="P3989"><text:span text:style-name="T3990">AlarmH</text:span><text:span text:style-name="T3991"><text:s/>indique si l’alarme de <text:s/>niveau haut est active (</text:span><text:span text:style-name="T3992">1</text:span><text:span text:style-name="T3993">) ou non (</text:span><text:span text:style-name="T3994">0</text:span><text:span text:style-name="T3995">).</text:span></text:p>
              </text:list-item>
            </text:list>
            <text:p text:style-name="P3996">La température vaut : valeur / 100 – 30,00.</text:p>
          </table:table-cell>
          <table:covered-table-cell/>
        </table:table-row>
        <table:table-row table:style-name="TableRow3997">
          <table:table-cell table:style-name="TableCell3998">
            <text:p text:style-name="TableContents"><text:span text:style-name="T3999">DataTypeId</text:span><text:span text:style-name="T4000"> :</text:span></text:p>
          </table:table-cell>
          <table:table-cell table:style-name="TableCell4001">
            <text:p text:style-name="P4002">0x2D</text:p>
          </table:table-cell>
        </table:table-row>
        <table:table-row table:style-name="TableRow4003">
          <table:table-cell table:style-name="TableCell4004">
            <text:p text:style-name="P4005">Portée globale :</text:p>
          </table:table-cell>
          <table:table-cell table:style-name="TableCell4006">
            <text:p text:style-name="P4007">Non</text:p>
          </table:table-cell>
        </table:table-row>
        <table:table-row table:style-name="TableRow4008">
          <table:table-cell table:style-name="TableCell4009">
            <text:p text:style-name="TableContents"><text:span text:style-name="T4010">Taille<text:s/></text:span><text:span text:style-name="T4011">Data Type</text:span><text:span text:style-name="T4012"> :</text:span></text:p>
          </table:table-cell>
          <table:table-cell table:style-name="TableCell4013">
            <text:p text:style-name="P4014">1 octet</text:p>
          </table:table-cell>
        </table:table-row>
        <table:table-row table:style-name="TableRow4015">
          <table:table-cell table:style-name="TableCell4016">
            <text:p text:style-name="P4017">Taille des données :</text:p>
          </table:table-cell>
          <table:table-cell table:style-name="TableCell4018">
            <text:p text:style-name="P4019">2 octets (uint16_t LSB)</text:p>
          </table:table-cell>
        </table:table-row>
      </table:table>
      <text:h text:style-name="Titre3" text:outline-level="3">PressAtmoLowHPa (0x2E)</text:h>
      <table:table table:style-name="Table4020">
        <table:table-columns>
          <table:table-column table:style-name="TableColumn4021"/>
          <table:table-column table:style-name="TableColumn4022"/>
        </table:table-columns>
        <table:table-row table:style-name="TableRow4023">
          <table:table-cell table:style-name="TableCell4024" table:number-columns-spanned="2">
            <text:p text:style-name="P4025">PressAtmoLowHPa</text:p>
          </table:table-cell>
          <table:covered-table-cell/>
        </table:table-row>
        <table:table-row table:style-name="TableRow4026">
          <table:table-cell table:style-name="TableCell4027" table:number-columns-spanned="2">
            <text:p text:style-name="P4028">Une pression atmosphérique basse en hectoPascals. Codée avec un entier non signé de 16 bits. Une<text:s/>valeur 0 correspond à 50 hPa et 1 bit correspond à 0,01 hPa. La pression maximale codable est donc de 705,36 hPa.</text:p>
            <text:p text:style-name="P4029">La pression vaut donc : 50 + valeur / 100.</text:p>
          </table:table-cell>
          <table:covered-table-cell/>
        </table:table-row>
        <table:table-row table:style-name="TableRow4030">
          <table:table-cell table:style-name="TableCell4031">
            <text:p text:style-name="TableContents"><text:span text:style-name="T4032">DataTypeId</text:span><text:span text:style-name="T4033"> :</text:span></text:p>
          </table:table-cell>
          <table:table-cell table:style-name="TableCell4034">
            <text:p text:style-name="P4035">0x2E</text:p>
          </table:table-cell>
        </table:table-row>
        <table:table-row table:style-name="TableRow4036">
          <table:table-cell table:style-name="TableCell4037">
            <text:p text:style-name="P4038">Portée globale :</text:p>
          </table:table-cell>
          <table:table-cell table:style-name="TableCell4039">
            <text:p text:style-name="P4040">Non</text:p>
          </table:table-cell>
        </table:table-row>
        <table:table-row table:style-name="TableRow4041">
          <table:table-cell table:style-name="TableCell4042">
            <text:p text:style-name="TableContents"><text:span text:style-name="T4043">Taille<text:s/></text:span><text:span text:style-name="T4044">Data Type</text:span><text:span text:style-name="T4045"> :</text:span></text:p>
          </table:table-cell>
          <table:table-cell table:style-name="TableCell4046">
            <text:p text:style-name="P4047">1 octet</text:p>
          </table:table-cell>
        </table:table-row>
        <table:table-row table:style-name="TableRow4048">
          <table:table-cell table:style-name="TableCell4049">
            <text:p text:style-name="P4050">Taille des données :</text:p>
          </table:table-cell>
          <table:table-cell table:style-name="TableCell4051">
            <text:p text:style-name="P4052">2<text:s/>octets (uint16_t LSB)</text:p>
          </table:table-cell>
        </table:table-row>
      </table:table>
      <text:h text:style-name="Titre3" text:outline-level="3">DeltaTempDegC (0x31)<text:s/></text:h>
      <table:table table:style-name="Table4053">
        <table:table-columns>
          <table:table-column table:style-name="TableColumn4054"/>
          <table:table-column table:style-name="TableColumn4055"/>
        </table:table-columns>
        <table:table-row table:style-name="TableRow4056">
          <table:table-cell table:style-name="TableCell4057" table:number-columns-spanned="2">
            <text:p text:style-name="P4058">DeltaTempDegC</text:p>
          </table:table-cell>
          <table:covered-table-cell/>
        </table:table-row>
        <table:table-row table:style-name="TableRow4059">
          <table:table-cell table:style-name="TableCell4060" table:number-columns-spanned="2">
            <text:p text:style-name="P4061">Représente une variation de température, en degrés Celsius. Elle est codée au moyen d’un entier signé de 16 bits et avec une précision de 0,1 °C par bit sur la plage de -3 276,7 à<text:s/>+3 276,7 °C. La valeur -3 276,8 indique une erreur.</text:p>
            <text:p text:style-name="P4062"><text:span text:style-name="T4063">La valeur est :<text:s/></text:span><text:span text:style-name="T4064">Octet_0 | (Octet_1 &lt;&lt; 8).</text:span></text:p>
            <text:p text:style-name="P4065">Le deltaT est : valeur x 0,1 °C.</text:p>
          </table:table-cell>
          <table:covered-table-cell/>
        </table:table-row>
        <table:table-row table:style-name="TableRow4066">
          <table:table-cell table:style-name="TableCell4067">
            <text:p text:style-name="TableContents"><text:span text:style-name="T4068">DataTypeId</text:span><text:span text:style-name="T4069"> :</text:span></text:p>
          </table:table-cell>
          <table:table-cell table:style-name="TableCell4070">
            <text:p text:style-name="P4071">0x31</text:p>
          </table:table-cell>
        </table:table-row>
        <table:table-row table:style-name="TableRow4072">
          <table:table-cell table:style-name="TableCell4073">
            <text:p text:style-name="P4074">Portée globale :</text:p>
          </table:table-cell>
          <table:table-cell table:style-name="TableCell4075">
            <text:p text:style-name="P4076">Non.</text:p>
          </table:table-cell>
        </table:table-row>
        <table:table-row table:style-name="TableRow4077">
          <table:table-cell table:style-name="TableCell4078">
            <text:p text:style-name="TableContents"><text:span text:style-name="T4079">Taille<text:s/></text:span><text:span text:style-name="T4080">Data Type</text:span><text:span text:style-name="T4081"> :</text:span></text:p>
          </table:table-cell>
          <table:table-cell table:style-name="TableCell4082">
            <text:p text:style-name="P4083">1 octet</text:p>
          </table:table-cell>
        </table:table-row>
        <table:table-row table:style-name="TableRow4084">
          <table:table-cell table:style-name="TableCell4085">
            <text:p text:style-name="P4086">Taille des données :</text:p>
          </table:table-cell>
          <table:table-cell table:style-name="TableCell4087">
            <text:p text:style-name="P4088">2 octets (int16_t LSB)</text:p>
          </table:table-cell>
        </table:table-row>
      </table:table>
      <text:h text:style-name="Titre3" text:outline-level="3"/>
      <text:h text:style-name="Titre3" text:outline-level="3">VoltvvList (0x32)</text:h>
      <table:table table:style-name="Table4089">
        <table:table-columns>
          <table:table-column table:style-name="TableColumn4090"/>
          <table:table-column table:style-name="TableColumn4091"/>
        </table:table-columns>
        <table:table-row table:style-name="TableRow4092">
          <table:table-cell table:style-name="TableCell4093" table:number-columns-spanned="2">
            <text:p text:style-name="P4094">DeltaTempDegC</text:p>
          </table:table-cell>
          <table:covered-table-cell/>
        </table:table-row>
        <table:table-row table:style-name="TableRow4095">
          <table:table-cell table:style-name="TableCell4096" table:number-columns-spanned="2">
            <text:p text:style-name="P4097">Représente une liste de tension, en Volt. Elle est codée au moyen d’un entier signé de 32 bits et avec une précision de 0,01 Volt par bit sur la plage de -2 147 483 648 à +2 147 483 647 V.<text:s/></text:p>
            <text:p text:style-name="P4098"/>
          </table:table-cell>
          <table:covered-table-cell/>
        </table:table-row>
        <table:table-row table:style-name="TableRow4099">
          <table:table-cell table:style-name="TableCell4100">
            <text:p text:style-name="TableContents"><text:span text:style-name="T4101">DataTypeId</text:span><text:span text:style-name="T4102"> :</text:span></text:p>
          </table:table-cell>
          <table:table-cell table:style-name="TableCell4103">
            <text:p text:style-name="P4104">0x32</text:p>
          </table:table-cell>
        </table:table-row>
        <table:table-row table:style-name="TableRow4105">
          <table:table-cell table:style-name="TableCell4106">
            <text:p text:style-name="P4107">Portée<text:s/>globale :</text:p>
          </table:table-cell>
          <table:table-cell table:style-name="TableCell4108">
            <text:p text:style-name="P4109">Non.</text:p>
          </table:table-cell>
        </table:table-row>
        <table:table-row table:style-name="TableRow4110">
          <table:table-cell table:style-name="TableCell4111">
            <text:p text:style-name="TableContents"><text:span text:style-name="T4112">Taille<text:s/></text:span><text:span text:style-name="T4113">Data Type</text:span><text:span text:style-name="T4114"> :</text:span></text:p>
          </table:table-cell>
          <table:table-cell table:style-name="TableCell4115">
            <text:p text:style-name="P4116">1 octet</text:p>
          </table:table-cell>
        </table:table-row>
        <table:table-row table:style-name="TableRow4117">
          <table:table-cell table:style-name="TableCell4118">
            <text:p text:style-name="P4119">Taille des données :</text:p>
          </table:table-cell>
          <table:table-cell table:style-name="TableCell4120">
            <text:p text:style-name="P4121">4 octets (int32_t LSB)</text:p>
          </table:table-cell>
        </table:table-row>
      </table:table>
      <text:h text:style-name="Titre1" text:outline-level="1">Historique des révisions</text:h>
      <table:table table:style-name="Table4122">
        <table:table-columns>
          <table:table-column table:style-name="TableColumn4123"/>
          <table:table-column table:style-name="TableColumn4124"/>
          <table:table-column table:style-name="TableColumn4125"/>
        </table:table-columns>
        <table:table-header-rows>
          <table:table-row table:style-name="TableRow4126">
            <table:table-cell table:style-name="TableCell4127">
              <text:p text:style-name="TableHeading">Rév.</text:p>
            </table:table-cell>
            <table:table-cell table:style-name="TableCell4128">
              <text:p text:style-name="TableHeading">Date</text:p>
            </table:table-cell>
            <table:table-cell table:style-name="TableCell4129">
              <text:p text:style-name="TableHeading">Modifications</text:p>
            </table:table-cell>
          </table:table-row>
        </table:table-header-rows>
        <table:table-row table:style-name="TableRow4130">
          <table:table-cell table:style-name="TableCell4131">
            <text:p text:style-name="P4132">2</text:p>
          </table:table-cell>
          <table:table-cell table:style-name="TableCell4133">
            <text:p text:style-name="P4134">Janvier 2019</text:p>
          </table:table-cell>
          <table:table-cell table:style-name="TableCell4135">
            <text:list text:style-name="LFO23" text:continue-numbering="true">
              <text:list-item>
                <text:p text:style-name="P4136"><text:span text:style-name="T4137">Ajout du Data Type<text:s/></text:span><text:span text:style-name="T4138">RainAmountMM</text:span><text:span text:style-name="T4139">.</text:span></text:p>
              </text:list-item>
              <text:list-item>
                <text:p text:style-name="P4140"><text:span text:style-name="T4141">Ajout du champ<text:s/></text:span><text:span text:style-name="T4142">Format/Version</text:span><text:span text:style-name="T4143"><text:s/>en début de trame.</text:span></text:p>
              </text:list-item>
              <text:list-item>
                <text:p text:style-name="P4144"><text:span text:style-name="T4145">Ajout du Data<text:s/></text:span><text:span text:style-name="T4146">Type<text:s/></text:span><text:span text:style-name="T4147">BattVoltageFlagsMV</text:span><text:span text:style-name="T4148">.</text:span></text:p>
              </text:list-item>
              <text:list-item>
                <text:p text:style-name="P4149"><text:span text:style-name="T4150">Ajout du Data Type<text:s/></text:span><text:span text:style-name="T4151">SoilMoistureCb</text:span><text:span text:style-name="T4152">.</text:span></text:p>
              </text:list-item>
              <text:list-item>
                <text:p text:style-name="P4153"><text:span text:style-name="T4154">Ajout du Data Type<text:s/></text:span><text:span text:style-name="T4155">SoilMoistureCbDegCHz</text:span><text:span text:style-name="T4156">.</text:span></text:p>
              </text:list-item>
              <text:list-item>
                <text:p text:style-name="P4157"><text:span text:style-name="T4158">Ajout de la valeur d’erreur pour le Data Type<text:s/></text:span><text:span text:style-name="T4159">TempDegCLowRes</text:span><text:span text:style-name="T4160">.</text:span></text:p>
              </text:list-item>
              <text:list-item>
                <text:p text:style-name="P4161"><text:span text:style-name="T4162">Ajout de la valeur d’erreur pour le Data Type<text:s/></text:span><text:span text:style-name="T4163">TempDegC</text:span><text:span text:style-name="T4164">.</text:span></text:p>
              </text:list-item>
              <text:list-item>
                <text:p text:style-name="P4165"><text:span text:style-name="T4166">Ajout du Data Type<text:s/></text:span><text:span text:style-name="T4167">SolutionConductivi</text:span><text:span text:style-name="T4168">tyUSCm</text:span><text:span text:style-name="T4169">.</text:span></text:p>
              </text:list-item>
              <text:list-item>
                <text:p text:style-name="P4170"><text:span text:style-name="T4171">Ajout du Data Type<text:s/></text:span><text:span text:style-name="T4172">SolutionConductivityMSCm</text:span><text:span text:style-name="T4173">.</text:span></text:p>
              </text:list-item>
              <text:list-item>
                <text:p text:style-name="P4174"><text:span text:style-name="T4175">Ajout du Data Type<text:s/></text:span><text:span text:style-name="T4176">PressurePa.</text:span></text:p>
              </text:list-item>
              <text:list-item>
                <text:p text:style-name="P4177"><text:span text:style-name="T4178">Modification du Data Type<text:s/></text:span><text:span text:style-name="T4179">TempDegC</text:span><text:span text:style-name="T4180"><text:s/>pour qu’il utilise une plage plus réaliste et pour introduire les niveaux d’alarme.</text:span></text:p>
              </text:list-item>
              <text:list-item>
                <text:p text:style-name="P4181"><text:span text:style-name="T4182">Modification du format de l’octet de Data<text:s/></text:span><text:span text:style-name="T4183">Channel pour y ajouter le bit<text:s/></text:span><text:span text:style-name="T4184">ClearGlobal</text:span><text:span text:style-name="T4185">.</text:span></text:p>
              </text:list-item>
              <text:list-item>
                <text:p text:style-name="P4186"><text:span text:style-name="T4187">Ajout du Data Type<text:s/></text:span><text:span text:style-name="T4188">WindSpeedDirection.</text:span></text:p>
              </text:list-item>
              <text:list-item>
                <text:p text:style-name="P4189"><text:span text:style-name="T4190">Ajout du Data Type<text:s/></text:span><text:span text:style-name="T4191">WindSpeedMS</text:span><text:span text:style-name="T4192">.</text:span></text:p>
              </text:list-item>
              <text:list-item>
                <text:p text:style-name="P4193"><text:span text:style-name="T4194">Ajout du Data Type<text:s/></text:span><text:span text:style-name="T4195">WindDirectionDegN</text:span><text:span text:style-name="T4196">.</text:span></text:p>
              </text:list-item>
              <text:list-item>
                <text:p text:style-name="P4197"><text:span text:style-name="T4198">Ajout du Data Type<text:s/></text:span><text:span text:style-name="T4199">SolarIrradianceWM2</text:span><text:span text:style-name="T4200">.</text:span></text:p>
              </text:list-item>
              <text:list-item>
                <text:p text:style-name="P4201"><text:span text:style-name="T4202">Ajout du Data Type<text:s/></text:span><text:span text:style-name="T4203">RadioactivityBqM3</text:span><text:span text:style-name="T4204">.</text:span></text:p>
              </text:list-item>
              <text:list-item>
                <text:p text:style-name="P4205"><text:span text:style-name="T4206">Ajout du Data Type<text:s/></text:span><text:span text:style-name="T4207">HeaterStatus</text:span><text:span text:style-name="T4208">.</text:span></text:p>
              </text:list-item>
              <text:list-item>
                <text:p text:style-name="P4209"><text:span text:style-name="T4210">Ajout du Data Type<text:s/></text:span><text:span text:style-name="T4211">DepthCm</text:span><text:span text:style-name="T4212">.</text:span></text:p>
              </text:list-item>
              <text:list-item>
                <text:p text:style-name="P4213"><text:span text:style-name="T4214">Ajout du Data Type<text:s/></text:span><text:span text:style-name="T4215">RelativeDielectricPermittivity</text:span><text:span text:style-name="T4216">.</text:span></text:p>
              </text:list-item>
              <text:list-item>
                <text:p text:style-name="P4217"><text:span text:style-name="T4218">Ajout du Data Type<text:s/></text:span><text:span text:style-name="T4219">SoilVolumetricWaterContentPercent</text:span><text:span text:style-name="T4220">.</text:span></text:p>
              </text:list-item>
              <text:list-item>
                <text:p text:style-name="P4221"><text:span text:style-name="T4222">Ajout du Data Type<text:s/></text:span><text:span text:style-name="T4223">TruebnerSMT100Raw</text:span><text:span text:style-name="T4224">.</text:span></text:p>
              </text:list-item>
              <text:list-item>
                <text:p text:style-name="P4225"><text:span text:style-name="T4226">Ajout du Data Type<text:s/></text:span><text:span text:style-name="T4227">LevelM</text:span><text:span text:style-name="T4228">.</text:span></text:p>
              </text:list-item>
              <text:list-item>
                <text:p text:style-name="P4229"><text:span text:style-name="T4230">Ajout du Data Type<text:s/></text:span><text:span text:style-name="T4231">SolutionSpecificConductiv</text:span><text:span text:style-name="T4232">ityUSCm</text:span><text:span text:style-name="T4233">.</text:span></text:p>
              </text:list-item>
              <text:list-item>
                <text:p text:style-name="P4234"><text:span text:style-name="T4235">Ajout du Data Type<text:s/></text:span><text:span text:style-name="T4236">SolutionSpecificConductivityMSCm</text:span><text:span text:style-name="T4237">.</text:span></text:p>
              </text:list-item>
            </text:list>
          </table:table-cell>
        </table:table-row>
        <text:soft-page-break/>
        <table:table-row table:style-name="TableRow4238">
          <table:table-cell table:style-name="TableCell4239">
            <text:p text:style-name="P4240">3</text:p>
          </table:table-cell>
          <table:table-cell table:style-name="TableCell4241">
            <text:p text:style-name="P4242">Avril 2019</text:p>
          </table:table-cell>
          <table:table-cell table:style-name="TableCell4243">
            <text:list text:style-name="LFO23" text:continue-numbering="true">
              <text:list-item>
                <text:p text:style-name="P4244"><text:span text:style-name="T4245">Ajout du Data Type<text:s/></text:span><text:span text:style-name="T4246">SensorTypeMM3Hash32</text:span><text:span text:style-name="T4247">.</text:span></text:p>
              </text:list-item>
              <text:list-item>
                <text:p text:style-name="P4248"><text:span text:style-name="T4249">Ajout du Data Type<text:s/></text:span><text:span text:style-name="T4250">ConfigMM3Hash32</text:span><text:span text:style-name="T4251">.</text:span></text:p>
              </text:list-item>
            </text:list>
          </table:table-cell>
        </table:table-row>
        <table:table-row table:style-name="TableRow4252">
          <table:table-cell table:style-name="TableCell4253">
            <text:p text:style-name="P4254">4</text:p>
          </table:table-cell>
          <table:table-cell table:style-name="TableCell4255">
            <text:p text:style-name="P4256">Juin 2019</text:p>
          </table:table-cell>
          <table:table-cell table:style-name="TableCell4257">
            <text:list text:style-name="LFO23" text:continue-numbering="true">
              <text:list-item>
                <text:p text:style-name="P4258"><text:span text:style-name="T4259">Ajout de l’identifiant de paramètre 0x05 pour le Data Type<text:s/></text:span><text:span text:style-name="T4260">Config</text:span><text:span text:style-name="T4261"><text:s/>(0x15).</text:span></text:p>
              </text:list-item>
            </text:list>
          </table:table-cell>
        </table:table-row>
        <table:table-row table:style-name="TableRow4262">
          <table:table-cell table:style-name="TableCell4263">
            <text:p text:style-name="P4264">5</text:p>
          </table:table-cell>
          <table:table-cell table:style-name="TableCell4265">
            <text:p text:style-name="P4266">Juillet<text:s/>2019</text:p>
          </table:table-cell>
          <table:table-cell table:style-name="TableCell4267">
            <text:list text:style-name="LFO23" text:continue-numbering="true">
              <text:list-item>
                <text:p text:style-name="P4268"><text:span text:style-name="T4269">Ajout des identifiants de paramètre 0x06, 0x07 et 0x08 pour le Data Type<text:s/></text:span><text:span text:style-name="T4270">Config</text:span><text:span text:style-name="T4271"><text:s/>(0x15).</text:span></text:p>
              </text:list-item>
            </text:list>
          </table:table-cell>
        </table:table-row>
        <table:table-row table:style-name="TableRow4272">
          <table:table-cell table:style-name="TableCell4273">
            <text:p text:style-name="P4274">6</text:p>
          </table:table-cell>
          <table:table-cell table:style-name="TableCell4275">
            <text:p text:style-name="P4276">Septembre 2019</text:p>
          </table:table-cell>
          <table:table-cell table:style-name="TableCell4277">
            <text:list text:style-name="LFO23" text:continue-numbering="true">
              <text:list-item>
                <text:p text:style-name="P4278">Changement de la plage de valeur pour la direction du vent de [0..359] à [0..360] pour s’adapter aux conventions dans ce domaine.</text:p>
              </text:list-item>
            </text:list>
          </table:table-cell>
        </table:table-row>
        <table:table-row table:style-name="TableRow4279">
          <table:table-cell table:style-name="TableCell4280">
            <text:p text:style-name="P4281">7</text:p>
          </table:table-cell>
          <table:table-cell table:style-name="TableCell4282">
            <text:p text:style-name="P4283">Novembre 2019</text:p>
          </table:table-cell>
          <table:table-cell table:style-name="TableCell4284">
            <text:list text:style-name="LFO23" text:continue-numbering="true">
              <text:list-item>
                <text:p text:style-name="P4285"><text:span text:style-name="T4286">Ajout du Data Type<text:s/></text:span><text:span text:style-name="T4287">DeltaTempDegC</text:span><text:span text:style-name="T4288">.</text:span></text:p>
              </text:list-item>
              <text:list-item>
                <text:p text:style-name="P4289"><text:span text:style-name="T4290">Ajout des Data Type<text:s/></text:span><text:span text:style-name="T4291">WindAvgSpeedDirection</text:span><text:span text:style-name="T4292">,<text:s/></text:span><text:span text:style-name="T4293">WindAvgSpeedMS</text:span><text:span text:style-name="T4294">,<text:s/></text:span><text:span text:style-name="T4295">WindAvgDirectionDegN</text:span><text:span text:style-name="T4296">,<text:s/></text:span><text:span text:style-name="T4297">WindGustSpeedDirection</text:span><text:span text:style-name="T4298">,<text:s/></text:span><text:span text:style-name="T4299">WindGustSpeedMS</text:span><text:span text:style-name="T4300"><text:s/>et<text:s/></text:span><text:span text:style-name="T4301">WindGustDirectionDegN</text:span><text:span text:style-name="T4302">.</text:span></text:p>
              </text:list-item>
              <text:list-item>
                <text:p text:style-name="P4303"><text:span text:style-name="T4304">Ajout du Data Type<text:s/></text:span><text:span text:style-name="T4305">AppSoftwareVersionMMPHash32</text:span><text:span text:style-name="T4306">.</text:span></text:p>
              </text:list-item>
              <text:list-item>
                <text:p text:style-name="P4307"><text:span text:style-name="T4308">Ajout du Data</text:span><text:span text:style-name="T4309"><text:s/>Type<text:s/></text:span><text:span text:style-name="T4310">ResetSource</text:span><text:span text:style-name="T4311">.</text:span></text:p>
              </text:list-item>
              <text:list-item>
                <text:p text:style-name="P4312"><text:span text:style-name="T4313">Ajout du Data Type<text:s/></text:span><text:span text:style-name="T4314">TempHighResSmallRangeDegC</text:span><text:span text:style-name="T4315">.</text:span></text:p>
              </text:list-item>
              <text:list-item>
                <text:p text:style-name="P4316"><text:span text:style-name="T4317">Ajout du Data Type<text:s/></text:span><text:span text:style-name="T4318">PressAtmoLowHPa</text:span><text:span text:style-name="T4319">.</text:span></text:p>
              </text:list-item>
            </text:list>
            <text:p text:style-name="P4320"/>
          </table:table-cell>
        </table:table-row>
        <table:table-row table:style-name="TableRow4321">
          <table:table-cell table:style-name="TableCell4322">
            <text:p text:style-name="P4323">8</text:p>
          </table:table-cell>
          <table:table-cell table:style-name="TableCell4324">
            <text:p text:style-name="P4325">Avril 2022</text:p>
          </table:table-cell>
          <table:table-cell table:style-name="TableCell4326">
            <text:list text:style-name="LFO23" text:continue-numbering="true">
              <text:list-item>
                <text:p text:style-name="P4327"><text:span text:style-name="T4328">Ajout du Data Type<text:s/></text:span><text:span text:style-name="T4329">VoltvvList</text:span><text:span text:style-name="T4330">.</text:span></text:p>
              </text:list-item>
            </text:list>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FreeMono" svg:font-family="Free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color="#0066CC"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color="#0066CC" fo:font-size="13pt" style:font-size-asian="13pt" fo:hyphenate="false"/>
    </style:style>
    <style:style style:name="Titre3" style:display-name="Titre 3" style:family="paragraph" style:parent-style-name="Heading" style:next-style-name="Textbody" style:default-outline-level="3">
      <style:text-properties fo:font-weight="bold" style:font-weight-asian="bold" fo:color="#0066CC" fo:font-size="13pt" style:font-size-asian="13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llustration" style:display-name="Illustration" style:family="paragraph" style:parent-style-name="Légend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 style:num-suffix=" "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 style:num-suffix=" " style:num-format="1" text:display-levels="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 style:num-suffix=" " style:num-format="1" text:display-levels="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 style:num-suffix=" " style:num-format="1" text:display-levels="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7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7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7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7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7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7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1" style:display-name="List 1">
      <text:list-level-style-bullet text:level="1" text:style-name="WW_CharLFO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3937in" text:list-level-position-and-space-mode="label-alignment">
          <style:list-level-label-alignment text:label-followed-by="listtab" fo:margin-left="0.3937in" fo:text-indent="-0.3937in"/>
        </style:list-level-properties>
      </text:outline-level-style>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style:style style:name="P3" style:parent-style-name="Pieddepage" style:family="paragraph">
      <style:paragraph-properties fo:text-align="end"/>
    </style:style>
  </office:automatic-styles>
  <office:master-styles>
    <style:master-page style:name="MPF0" style:page-layout-name="PL0">
      <style:footer>
        <text:p text:style-name="P2"><text:page-number text:fixed="false">34</text:page-number></text:p>
      </style:footer>
      <style:footer-first>
        <text:p text:style-name="P3"/>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allat/christophe</meta:initial-creator>
    <dc:creator>vallat/christophe</dc:creator>
    <meta:creation-date>2023-06-15T09:26:00Z</meta:creation-date>
    <dc:date>2023-06-15T11:14:00Z</dc:date>
    <meta:print-date>2022-04-28T14:06:00Z</meta:print-date>
    <meta:template xlink:href="Normal" xlink:type="simple"/>
    <meta:editing-cycles>3</meta:editing-cycles>
    <meta:editing-duration>PT6420S</meta:editing-duration>
    <meta:document-statistic meta:page-count="32" meta:paragraph-count="98" meta:word-count="7582" meta:character-count="49187" meta:row-count="347" meta:non-whitespace-character-count="41703"/>
  </office:meta>
</office:document-meta>
</file>